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4862in"/>
    </style:style>
    <style:style style:name="co9" style:family="table-column">
      <style:table-column-properties fo:break-before="auto" style:column-width="8.3811in"/>
    </style:style>
    <style:style style:name="co10" style:family="table-column">
      <style:table-column-properties fo:break-before="auto" style:column-width="3.3925in"/>
    </style:style>
    <style:style style:name="co11" style:family="table-column">
      <style:table-column-properties fo:break-before="auto" style:column-width="2.1783in"/>
    </style:style>
    <style:style style:name="co12" style:family="table-column">
      <style:table-column-properties fo:break-before="auto" style:column-width="2.5425in"/>
    </style:style>
    <style:style style:name="co13" style:family="table-column">
      <style:table-column-properties fo:break-before="auto" style:column-width="0.6972in"/>
    </style:style>
    <style:style style:name="co14" style:family="table-column">
      <style:table-column-properties fo:break-before="auto" style:column-width="2.0201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1.1583in"/>
    </style:style>
    <style:style style:name="co17" style:family="table-column">
      <style:table-column-properties fo:break-before="auto" style:column-width="9.0126in"/>
    </style:style>
    <style:style style:name="co18" style:family="table-column">
      <style:table-column-properties fo:break-before="auto" style:column-width="9.0244in"/>
    </style:style>
    <style:style style:name="co19" style:family="table-column">
      <style:table-column-properties fo:break-before="auto" style:column-width="1.1709in"/>
    </style:style>
    <style:style style:name="co20" style:family="table-column">
      <style:table-column-properties fo:break-before="auto" style:column-width="3.0402in"/>
    </style:style>
    <style:style style:name="co21" style:family="table-column">
      <style:table-column-properties fo:break-before="auto" style:column-width="3.0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5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19"/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1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and List Notes" table:style-name="ta1" table:print="false">
        <table:table-column table:style-name="co7" table:default-cell-style-name="ce1"/>
        <table:table-column table:style-name="co8" table:default-cell-style-name="ce1"/>
        <table:table-column table:style-name="co5" table:number-columns-repeated="1022" table:default-cell-style-name="ce1"/>
        <table:table-row table:style-name="ro1">
          <table:table-cell office:value-type="string">
            <text:p>Game Notation</text:p>
          </table:table-cell>
          <table:table-cell office:value-type="string">
            <text:p>Community Notation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string">
            <text:p>CHARGE</text:p>
          </table:table-cell>
          <table:table-cell table:number-columns-repeated="1022"/>
        </table:table-row>
        <table:table-row table:style-name="ro1"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string">
            <text:p>qcf</text:p>
          </table:table-cell>
          <table:table-cell table:number-columns-repeated="1021"/>
        </table:table-row>
        <table:table-row table:style-name="ro1">
          <table:table-cell office:value-type="string">
            <text:p>h</text:p>
          </table:table-cell>
          <table:table-cell office:value-type="float" office:value="214">
            <text:p>214</text:p>
          </table:table-cell>
          <table:table-cell office:value-type="string">
            <text:p>qcb</text:p>
          </table:table-cell>
          <table:table-cell table:number-columns-repeated="1021"/>
        </table:table-row>
        <table:table-row table:style-name="ro1">
          <table:table-cell office:value-type="string">
            <text:p>Y</text:p>
          </table:table-cell>
          <table:table-cell office:value-type="float" office:value="41236">
            <text:p>41236</text:p>
          </table:table-cell>
          <table:table-cell office:value-type="string">
            <text:p>hcf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23698">
            <text:p>23698</text:p>
          </table:table-cell>
          <table:table-cell office:value-type="string">
            <text:p>hcuf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float" office:value="4789632">
            <text:p>4789632</text:p>
          </table:table-cell>
          <table:table-cell table:number-columns-repeated="1022"/>
        </table:table-row>
        <table:table-row table:style-name="ro1">
          <table:table-cell office:value-type="string">
            <text:p>L</text:p>
          </table:table-cell>
          <table:table-cell office:value-type="float" office:value="21478">
            <text:p>21478</text:p>
          </table:table-cell>
          <table:table-cell table:number-columns-repeated="1022"/>
        </table:table-row>
        <table:table-row table:style-name="ro1">
          <table:table-cell office:value-type="string">
            <text:p>i</text:p>
          </table:table-cell>
          <table:table-cell office:value-type="float" office:value="6987412">
            <text:p>698741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names" table:style-name="ta1" table:print="false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>
            <text:p><text:s text:c="8"/>82c4bc50 82 28 49 a8 <text:s text:c="4"/>addr <text:s text:c="6"/>s_D:\dat\version\cmn_version.bin_822849a8 <text:s text:c="7"/>= "D:\\dat\\version\\cmn_version</text:p>
          </table:table-cell>
          <table:table-cell office:value-type="string">
            <text:p><text:s text:c="8"/>82c4a2b0 06 00 00 00 <text:s text:c="4"/>ulong <text:s text:c="5"/>6000000h</text:p>
          </table:table-cell>
        </table:table-row>
        <table:table-row table:style-name="ro2">
          <table:table-cell office:value-type="string">
            <text:p><text:s text:c="8"/>82c4bc54 82 28 49 94 <text:s text:c="4"/>addr <text:s text:c="6"/>s_D:\bin\comon.mot_82284994 <text:s text:c="21"/>= "D:\\bin\\comon.mot"</text:p>
          </table:table-cell>
          <table:table-cell office:value-type="string">
            <text:p><text:s text:c="8"/>82c4a2b4 06 00 00 01 <text:s text:c="4"/>ulong <text:s text:c="5"/>6000001h</text:p>
          </table:table-cell>
        </table:table-row>
        <table:table-row table:style-name="ro2">
          <table:table-cell office:value-type="string">
            <text:p><text:s text:c="8"/>82c4bc58 82 28 49 78 <text:s text:c="4"/>addr <text:s text:c="6"/>s_D:\dat\efc\efc0\efc0.tpr_82284978 <text:s text:c="13"/>= "D:\\dat\\efc\\efc0\\efc0.tpr"</text:p>
          </table:table-cell>
          <table:table-cell office:value-type="string">
            <text:p><text:s text:c="8"/>82c4a2b8 06 00 00 02 <text:s text:c="4"/>ulong <text:s text:c="5"/>6000002h</text:p>
          </table:table-cell>
        </table:table-row>
        <table:table-row table:style-name="ro2">
          <table:table-cell office:value-type="string">
            <text:p><text:s text:c="8"/>82c4bc5c 82 28 49 5c <text:s text:c="4"/>addr <text:s text:c="6"/>s_D:\dat\light\rtmlight.bin_8228495c <text:s text:c="12"/>= "D:\\dat\\light\\rtmlight.bin"</text:p>
          </table:table-cell>
          <table:table-cell office:value-type="string">
            <text:p><text:s text:c="8"/>82c4a2bc 06 00 00 03 <text:s text:c="4"/>ulong <text:s text:c="5"/>6000003h</text:p>
          </table:table-cell>
        </table:table-row>
        <table:table-row table:style-name="ro2">
          <table:table-cell office:value-type="string">
            <text:p><text:s text:c="8"/>82c4bc60 82 28 49 40 <text:s text:c="4"/>addr <text:s text:c="6"/>s_D:\dat\watch\rtmwatch.bin_82284940 <text:s text:c="12"/>= "D:\\dat\\watch\\rtmwatch.bin"</text:p>
          </table:table-cell>
          <table:table-cell office:value-type="string">
            <text:p><text:s text:c="8"/>82c4a2c0 06 00 00 04 <text:s text:c="4"/>ulong <text:s text:c="5"/>6000004h</text:p>
          </table:table-cell>
        </table:table-row>
        <table:table-row table:style-name="ro2">
          <table:table-cell office:value-type="string">
            <text:p><text:s text:c="8"/>82c4bc64 82 28 49 20 <text:s text:c="4"/>addr <text:s text:c="6"/>s_D:\dat\version\cam_version.bin_82284920 <text:s text:c="7"/>= "D:\\dat\\version\\cam_version</text:p>
          </table:table-cell>
          <table:table-cell office:value-type="string">
            <text:p><text:s text:c="8"/>82c4a2c4 06 00 00 05 <text:s text:c="4"/>ulong <text:s text:c="5"/>6000005h</text:p>
          </table:table-cell>
        </table:table-row>
        <table:table-row table:style-name="ro2">
          <table:table-cell office:value-type="string">
            <text:p><text:s text:c="8"/>82c4bc68 82 28 49 04 <text:s text:c="4"/>addr <text:s text:c="6"/>s_D:\dat\camera\cam_raw.bin_82284904 <text:s text:c="12"/>= "D:\\dat\\camera\\cam_raw.bin"</text:p>
          </table:table-cell>
          <table:table-cell office:value-type="string">
            <text:p><text:s text:c="8"/>82c4a2c8 06 00 00 06 <text:s text:c="4"/>ulong <text:s text:c="5"/>6000006h</text:p>
          </table:table-cell>
        </table:table-row>
        <table:table-row table:style-name="ro2">
          <table:table-cell office:value-type="string">
            <text:p><text:s text:c="8"/>82c4bc6c 82 28 48 e4 <text:s text:c="4"/>addr <text:s text:c="6"/>s_D:\dat\version\mot_version.bin_822848e4 <text:s text:c="7"/>= "D:\\dat\\version\\mot_version</text:p>
          </table:table-cell>
          <table:table-cell office:value-type="string">
            <text:p><text:s text:c="8"/>82c4a2cc 07 00 00 00 <text:s text:c="4"/>ulong <text:s text:c="5"/>7000000h</text:p>
          </table:table-cell>
        </table:table-row>
        <table:table-row table:style-name="ro2">
          <table:table-cell office:value-type="string">
            <text:p><text:s text:c="8"/>82c4bc70 82 28 48 d4 <text:s text:c="4"/>addr <text:s text:c="6"/>s_D:\bin\zack.mot_822848d4 <text:s text:c="22"/>= "D:\\bin\\zack.mot"</text:p>
          </table:table-cell>
          <table:table-cell office:value-type="string">
            <text:p><text:s text:c="8"/>82c4a2d0 07 00 00 01 <text:s text:c="4"/>ulong <text:s text:c="5"/>7000001h</text:p>
          </table:table-cell>
        </table:table-row>
        <table:table-row table:style-name="ro2">
          <table:table-cell office:value-type="string">
            <text:p><text:s text:c="8"/>82c4bc74 82 28 48 c0 <text:s text:c="4"/>addr <text:s text:c="6"/>s_D:\bin\m_zack.mot_822848c0 <text:s text:c="20"/>= "D:\\bin\\m_zack.mot"</text:p>
          </table:table-cell>
          <table:table-cell office:value-type="string">
            <text:p><text:s text:c="8"/>82c4a2d4 07 00 00 02 <text:s text:c="4"/>ulong <text:s text:c="5"/>7000002h</text:p>
          </table:table-cell>
        </table:table-row>
        <table:table-row table:style-name="ro2">
          <table:table-cell office:value-type="string">
            <text:p><text:s text:c="8"/>82c4bc78 82 28 48 ac <text:s text:c="4"/>addr <text:s text:c="6"/>s_D:\bin\c_zack.mot_822848ac <text:s text:c="20"/>= "D:\\bin\\c_zack.mot"</text:p>
          </table:table-cell>
          <table:table-cell office:value-type="string">
            <text:p><text:s text:c="8"/>82c4a2d8 07 00 00 03 <text:s text:c="4"/>ulong <text:s text:c="5"/>7000003h</text:p>
          </table:table-cell>
        </table:table-row>
        <table:table-row table:style-name="ro2">
          <table:table-cell office:value-type="string">
            <text:p><text:s text:c="8"/>82c4bc7c 82 28 48 9c <text:s text:c="4"/>addr <text:s text:c="6"/>s_D:\bin\tina.mot_8228489c <text:s text:c="22"/>= "D:\\bin\\tina.mot"</text:p>
          </table:table-cell>
          <table:table-cell office:value-type="string">
            <text:p><text:s text:c="8"/>82c4a2dc 07 00 00 04 <text:s text:c="4"/>ulong <text:s text:c="5"/>7000004h</text:p>
          </table:table-cell>
        </table:table-row>
        <table:table-row table:style-name="ro2">
          <table:table-cell office:value-type="string">
            <text:p><text:s text:c="8"/>82c4bc80 82 28 48 88 <text:s text:c="4"/>addr <text:s text:c="6"/>s_D:\bin\m_tina.mot_82284888 <text:s text:c="20"/>= "D:\\bin\\m_tina.mot"</text:p>
          </table:table-cell>
          <table:table-cell office:value-type="string">
            <text:p><text:s text:c="8"/>82c4a2e0 07 00 00 05 <text:s text:c="4"/>ulong <text:s text:c="5"/>7000005h</text:p>
          </table:table-cell>
        </table:table-row>
        <table:table-row table:style-name="ro2">
          <table:table-cell office:value-type="string">
            <text:p><text:s text:c="8"/>82c4bc84 82 28 48 74 <text:s text:c="4"/>addr <text:s text:c="6"/>s_D:\bin\c_tina.mot_82284874 <text:s text:c="20"/>= "D:\\bin\\c_tina.mot"</text:p>
          </table:table-cell>
          <table:table-cell office:value-type="string">
            <text:p><text:s text:c="8"/>82c4a2e4 07 00 00 06 <text:s text:c="4"/>ulong <text:s text:c="5"/>7000006h</text:p>
          </table:table-cell>
        </table:table-row>
        <table:table-row table:style-name="ro2">
          <table:table-cell office:value-type="string">
            <text:p><text:s text:c="8"/>82c4bc88 82 28 48 60 <text:s text:c="4"/>addr <text:s text:c="6"/>s_D:\bin\janlee.mot_82284860 <text:s text:c="20"/>= "D:\\bin\\janlee.mot"</text:p>
          </table:table-cell>
          <table:table-cell office:value-type="string">
            <text:p><text:s text:c="8"/>82c4a2e8 07 00 00 07 <text:s text:c="4"/>ulong <text:s text:c="5"/>7000007h</text:p>
          </table:table-cell>
        </table:table-row>
        <table:table-row table:style-name="ro2">
          <table:table-cell office:value-type="string">
            <text:p><text:s text:c="8"/>82c4bc8c 82 28 48 4c <text:s text:c="4"/>addr <text:s text:c="6"/>s_D:\bin\m_janlee.mot_8228484c <text:s text:c="18"/>= "D:\\bin\\m_janlee.mot"</text:p>
          </table:table-cell>
          <table:table-cell office:value-type="string">
            <text:p><text:s text:c="8"/>82c4a2ec 07 00 00 08 <text:s text:c="4"/>ulong <text:s text:c="5"/>7000008h</text:p>
          </table:table-cell>
        </table:table-row>
        <table:table-row table:style-name="ro2">
          <table:table-cell office:value-type="string">
            <text:p><text:s text:c="8"/>82c4bc90 82 28 48 38 <text:s text:c="4"/>addr <text:s text:c="6"/>s_D:\bin\c_janlee.mot_82284838 <text:s text:c="18"/>= "D:\\bin\\c_janlee.mot"</text:p>
          </table:table-cell>
          <table:table-cell office:value-type="string">
            <text:p><text:s text:c="8"/>82c4a2f0 07 00 00 09 <text:s text:c="4"/>ulong <text:s text:c="5"/>7000009h</text:p>
          </table:table-cell>
        </table:table-row>
        <table:table-row table:style-name="ro2">
          <table:table-cell office:value-type="string">
            <text:p><text:s text:c="8"/>82c4bc94 82 28 48 24 <text:s text:c="4"/>addr <text:s text:c="6"/>s_D:\bin\karate.mot_82284824 <text:s text:c="20"/>= "D:\\bin\\karate.mot"</text:p>
          </table:table-cell>
          <table:table-cell office:value-type="string">
            <text:p><text:s text:c="8"/>82c4a2f4 07 00 00 0a <text:s text:c="4"/>ulong <text:s text:c="5"/>700000Ah</text:p>
          </table:table-cell>
        </table:table-row>
        <table:table-row table:style-name="ro2">
          <table:table-cell office:value-type="string">
            <text:p><text:s text:c="8"/>82c4bc98 82 28 48 10 <text:s text:c="4"/>addr <text:s text:c="6"/>s_D:\bin\m_karate.mot_82284810 <text:s text:c="18"/>= "D:\\bin\\m_karate.mot"</text:p>
          </table:table-cell>
          <table:table-cell office:value-type="string">
            <text:p><text:s text:c="8"/>82c4a2f8 07 00 00 0b <text:s text:c="4"/>ulong <text:s text:c="5"/>700000Bh</text:p>
          </table:table-cell>
        </table:table-row>
        <table:table-row table:style-name="ro2">
          <table:table-cell office:value-type="string">
            <text:p><text:s text:c="8"/>82c4bc9c 82 28 47 fc <text:s text:c="4"/>addr <text:s text:c="6"/>s_D:\bin\c_karate.mot_822847fc <text:s text:c="18"/>= "D:\\bin\\c_karate.mot"</text:p>
          </table:table-cell>
          <table:table-cell office:value-type="string">
            <text:p><text:s text:c="8"/>82c4a2fc 07 00 00 0c <text:s text:c="4"/>ulong <text:s text:c="5"/>700000Ch</text:p>
          </table:table-cell>
        </table:table-row>
        <table:table-row table:style-name="ro2">
          <table:table-cell office:value-type="string">
            <text:p><text:s text:c="8"/>82c4bca0 82 28 47 ec <text:s text:c="4"/>addr <text:s text:c="6"/>s_D:\bin\ryu.mot_822847ec <text:s text:c="23"/>= "D:\\bin\\ryu.mot"</text:p>
          </table:table-cell>
          <table:table-cell office:value-type="string">
            <text:p><text:s text:c="8"/>82c4a300 07 00 00 0d <text:s text:c="4"/>ulong <text:s text:c="5"/>700000Dh</text:p>
          </table:table-cell>
        </table:table-row>
        <table:table-row table:style-name="ro2">
          <table:table-cell office:value-type="string">
            <text:p><text:s text:c="8"/>82c4bca4 82 28 47 d8 <text:s text:c="4"/>addr <text:s text:c="6"/>s_D:\bin\m_ryu.mot_822847d8 <text:s text:c="21"/>= "D:\\bin\\m_ryu.mot"</text:p>
          </table:table-cell>
          <table:table-cell office:value-type="string">
            <text:p><text:s text:c="8"/>82c4a304 07 00 00 0e <text:s text:c="4"/>ulong <text:s text:c="5"/>700000Eh</text:p>
          </table:table-cell>
        </table:table-row>
        <table:table-row table:style-name="ro2">
          <table:table-cell office:value-type="string">
            <text:p><text:s text:c="8"/>82c4bca8 82 28 47 c4 <text:s text:c="4"/>addr <text:s text:c="6"/>s_D:\bin\c_ryu.mot_822847c4 <text:s text:c="21"/>= "D:\\bin\\c_ryu.mot"</text:p>
          </table:table-cell>
          <table:table-cell office:value-type="string">
            <text:p><text:s text:c="8"/>82c4a308 07 00 00 0f <text:s text:c="4"/>ulong <text:s text:c="5"/>700000Fh</text:p>
          </table:table-cell>
        </table:table-row>
        <table:table-row table:style-name="ro2">
          <table:table-cell office:value-type="string">
            <text:p><text:s text:c="8"/>82c4bcac 82 28 47 b0 <text:s text:c="4"/>addr <text:s text:c="6"/>s_D:\bin\kasumi.mot_822847b0 <text:s text:c="20"/>= "D:\\bin\\kasumi.mot"</text:p>
          </table:table-cell>
          <table:table-cell office:value-type="string">
            <text:p><text:s text:c="8"/>82c4a30c 07 00 00 10 <text:s text:c="4"/>ulong <text:s text:c="5"/>7000010h</text:p>
          </table:table-cell>
        </table:table-row>
        <table:table-row table:style-name="ro2">
          <table:table-cell office:value-type="string">
            <text:p><text:s text:c="8"/>82c4bcb0 82 28 47 9c <text:s text:c="4"/>addr <text:s text:c="6"/>s_D:\bin\m_kasumi.mot_8228479c <text:s text:c="18"/>= "D:\\bin\\m_kasumi.mot"</text:p>
          </table:table-cell>
          <table:table-cell office:value-type="string">
            <text:p><text:s text:c="8"/>82c4a310 07 00 00 11 <text:s text:c="4"/>ulong <text:s text:c="5"/>7000011h</text:p>
          </table:table-cell>
        </table:table-row>
        <table:table-row table:style-name="ro2">
          <table:table-cell office:value-type="string">
            <text:p><text:s text:c="8"/>82c4bcb4 82 28 47 88 <text:s text:c="4"/>addr <text:s text:c="6"/>s_D:\bin\c_kasumi.mot_82284788 <text:s text:c="18"/>= "D:\\bin\\c_kasumi.mot"</text:p>
          </table:table-cell>
          <table:table-cell office:value-type="string">
            <text:p><text:s text:c="8"/>82c4a314 07 00 00 12 <text:s text:c="4"/>ulong <text:s text:c="5"/>7000012h</text:p>
          </table:table-cell>
        </table:table-row>
        <table:table-row table:style-name="ro2">
          <table:table-cell office:value-type="string">
            <text:p><text:s text:c="8"/>82c4bcb8 82 28 47 74 <text:s text:c="4"/>addr <text:s text:c="6"/>s_D:\bin\genfu.mot_82284774 <text:s text:c="21"/>= "D:\\bin\\genfu.mot"</text:p>
          </table:table-cell>
          <table:table-cell office:value-type="string">
            <text:p><text:s text:c="8"/>82c4a318 07 00 00 13 <text:s text:c="4"/>ulong <text:s text:c="5"/>7000013h</text:p>
          </table:table-cell>
        </table:table-row>
        <table:table-row table:style-name="ro2">
          <table:table-cell office:value-type="string">
            <text:p><text:s text:c="8"/>82c4bcbc 82 28 47 60 <text:s text:c="4"/>addr <text:s text:c="6"/>s_D:\bin\m_genfu.mot_82284760 <text:s text:c="19"/>= "D:\\bin\\m_genfu.mot"</text:p>
          </table:table-cell>
          <table:table-cell office:value-type="string">
            <text:p><text:s text:c="8"/>82c4a31c 07 00 00 14 <text:s text:c="4"/>ulong <text:s text:c="5"/>7000014h</text:p>
          </table:table-cell>
        </table:table-row>
        <table:table-row table:style-name="ro2">
          <table:table-cell office:value-type="string">
            <text:p><text:s text:c="8"/>82c4bcc0 82 28 47 4c <text:s text:c="4"/>addr <text:s text:c="6"/>s_D:\bin\c_genfu.mot_8228474c <text:s text:c="19"/>= "D:\\bin\\c_genfu.mot"</text:p>
          </table:table-cell>
          <table:table-cell office:value-type="string">
            <text:p><text:s text:c="8"/>82c4a320 07 00 00 15 <text:s text:c="4"/>ulong <text:s text:c="5"/>7000015h</text:p>
          </table:table-cell>
        </table:table-row>
        <table:table-row table:style-name="ro2">
          <table:table-cell office:value-type="string">
            <text:p><text:s text:c="8"/>82c4bcc4 82 28 47 3c <text:s text:c="4"/>addr <text:s text:c="6"/>s_D:\bin\hika.mot_8228473c <text:s text:c="22"/>= "D:\\bin\\hika.mot"</text:p>
          </table:table-cell>
          <table:table-cell office:value-type="string">
            <text:p><text:s text:c="8"/>82c4a324 07 00 00 16 <text:s text:c="4"/>ulong <text:s text:c="5"/>7000016h</text:p>
          </table:table-cell>
        </table:table-row>
        <table:table-row table:style-name="ro2">
          <table:table-cell office:value-type="string">
            <text:p><text:s text:c="8"/>82c4bcc8 82 28 47 28 <text:s text:c="4"/>addr <text:s text:c="6"/>s_D:\bin\m_hika.mot_82284728 <text:s text:c="20"/>= "D:\\bin\\m_hika.mot"</text:p>
          </table:table-cell>
          <table:table-cell office:value-type="string">
            <text:p><text:s text:c="8"/>82c4a328 07 00 00 17 <text:s text:c="4"/>ulong <text:s text:c="5"/>7000017h</text:p>
          </table:table-cell>
        </table:table-row>
        <table:table-row table:style-name="ro2">
          <table:table-cell office:value-type="string">
            <text:p><text:s text:c="8"/>82c4bccc 82 28 47 14 <text:s text:c="4"/>addr <text:s text:c="6"/>s_D:\bin\c_hika.mot_82284714 <text:s text:c="20"/>= "D:\\bin\\c_hika.mot"</text:p>
          </table:table-cell>
          <table:table-cell office:value-type="string">
            <text:p><text:s text:c="8"/>82c4a32c 07 00 00 18 <text:s text:c="4"/>ulong <text:s text:c="5"/>7000018h</text:p>
          </table:table-cell>
        </table:table-row>
        <table:table-row table:style-name="ro2">
          <table:table-cell office:value-type="string">
            <text:p><text:s text:c="8"/>82c4bcd0 82 28 47 00 <text:s text:c="4"/>addr <text:s text:c="6"/>s_D:\bin\bayman.mot_82284700 <text:s text:c="20"/>= "D:\\bin\\bayman.mot"</text:p>
          </table:table-cell>
          <table:table-cell office:value-type="string">
            <text:p><text:s text:c="8"/>82c4a330 07 00 00 19 <text:s text:c="4"/>ulong <text:s text:c="5"/>7000019h</text:p>
          </table:table-cell>
        </table:table-row>
        <table:table-row table:style-name="ro2">
          <table:table-cell office:value-type="string">
            <text:p><text:s text:c="8"/>82c4bcd4 82 28 46 ec <text:s text:c="4"/>addr <text:s text:c="6"/>s_D:\bin\m_bayman.mot_822846ec <text:s text:c="18"/>= "D:\\bin\\m_bayman.mot"</text:p>
          </table:table-cell>
          <table:table-cell office:value-type="string">
            <text:p><text:s text:c="8"/>82c4a334 07 00 00 1a <text:s text:c="4"/>ulong <text:s text:c="5"/>700001Ah</text:p>
          </table:table-cell>
        </table:table-row>
        <table:table-row table:style-name="ro2">
          <table:table-cell office:value-type="string">
            <text:p><text:s text:c="8"/>82c4bcd8 82 28 46 d8 <text:s text:c="4"/>addr <text:s text:c="6"/>s_D:\bin\c_bayman.mot_822846d8 <text:s text:c="18"/>= "D:\\bin\\c_bayman.mot"</text:p>
          </table:table-cell>
          <table:table-cell office:value-type="string">
            <text:p><text:s text:c="8"/>82c4a338 07 00 00 1b <text:s text:c="4"/>ulong <text:s text:c="5"/>700001Bh</text:p>
          </table:table-cell>
        </table:table-row>
        <table:table-row table:style-name="ro2">
          <table:table-cell office:value-type="string">
            <text:p><text:s text:c="8"/>82c4bcdc 82 28 46 c8 <text:s text:c="4"/>addr <text:s text:c="6"/>s_D:\bin\bass.mot_822846c8 <text:s text:c="22"/>= "D:\\bin\\bass.mot"</text:p>
          </table:table-cell>
          <table:table-cell office:value-type="string">
            <text:p><text:s text:c="8"/>82c4a33c 07 00 00 1c <text:s text:c="4"/>ulong <text:s text:c="5"/>700001Ch</text:p>
          </table:table-cell>
        </table:table-row>
        <table:table-row table:style-name="ro2">
          <table:table-cell office:value-type="string">
            <text:p><text:s text:c="8"/>82c4bce0 82 28 46 b4 <text:s text:c="4"/>addr <text:s text:c="6"/>s_D:\bin\m_bass.mot_822846b4 <text:s text:c="20"/>= "D:\\bin\\m_bass.mot"</text:p>
          </table:table-cell>
          <table:table-cell office:value-type="string">
            <text:p><text:s text:c="8"/>82c4a340 07 00 00 1d <text:s text:c="4"/>ulong <text:s text:c="5"/>700001Dh</text:p>
          </table:table-cell>
        </table:table-row>
        <table:table-row table:style-name="ro2">
          <table:table-cell office:value-type="string">
            <text:p><text:s text:c="8"/>82c4bce4 82 28 46 a0 <text:s text:c="4"/>addr <text:s text:c="6"/>s_D:\bin\c_bass.mot_822846a0 <text:s text:c="20"/>= "D:\\bin\\c_bass.mot"</text:p>
          </table:table-cell>
          <table:table-cell office:value-type="string">
            <text:p><text:s text:c="8"/>82c4a344 07 00 00 1e <text:s text:c="4"/>ulong <text:s text:c="5"/>700001Eh</text:p>
          </table:table-cell>
        </table:table-row>
        <table:table-row table:style-name="ro2">
          <table:table-cell office:value-type="string">
            <text:p><text:s text:c="8"/>82c4bce8 82 28 46 8c <text:s text:c="4"/>addr <text:s text:c="6"/>s_D:\bin\hakyo.mot_8228468c <text:s text:c="21"/>= "D:\\bin\\hakyo.mot"</text:p>
          </table:table-cell>
          <table:table-cell office:value-type="string">
            <text:p><text:s text:c="8"/>82c4a348 07 00 00 1f <text:s text:c="4"/>ulong <text:s text:c="5"/>700001Fh</text:p>
          </table:table-cell>
        </table:table-row>
        <table:table-row table:style-name="ro2">
          <table:table-cell office:value-type="string">
            <text:p><text:s text:c="8"/>82c4bcec 82 28 46 78 <text:s text:c="4"/>addr <text:s text:c="6"/>s_D:\bin\m_hakyo.mot_82284678 <text:s text:c="19"/>= "D:\\bin\\m_hakyo.mot"</text:p>
          </table:table-cell>
          <table:table-cell office:value-type="string">
            <text:p><text:s text:c="8"/>82c4a34c 07 00 00 20 <text:s text:c="4"/>ulong <text:s text:c="5"/>7000020h</text:p>
          </table:table-cell>
        </table:table-row>
        <table:table-row table:style-name="ro2">
          <table:table-cell office:value-type="string">
            <text:p><text:s text:c="8"/>82c4bcf0 82 28 46 64 <text:s text:c="4"/>addr <text:s text:c="6"/>s_D:\bin\c_hakyo.mot_82284664 <text:s text:c="19"/>= "D:\\bin\\c_hakyo.mot"</text:p>
          </table:table-cell>
          <table:table-cell office:value-type="string">
            <text:p><text:s text:c="8"/>82c4a350 07 00 00 21 <text:s text:c="4"/>ulong <text:s text:c="5"/>7000021h</text:p>
          </table:table-cell>
        </table:table-row>
        <table:table-row table:style-name="ro2">
          <table:table-cell office:value-type="string">
            <text:p><text:s text:c="8"/>82c4bcf4 82 28 46 50 <text:s text:c="4"/>addr <text:s text:c="6"/>s_D:\bin\ninja.mot_82284650 <text:s text:c="21"/>= "D:\\bin\\ninja.mot"</text:p>
          </table:table-cell>
          <table:table-cell office:value-type="string">
            <text:p><text:s text:c="8"/>82c4a354 07 00 00 22 <text:s text:c="4"/>ulong <text:s text:c="5"/>7000022h</text:p>
          </table:table-cell>
        </table:table-row>
        <table:table-row table:style-name="ro2">
          <table:table-cell office:value-type="string">
            <text:p><text:s text:c="8"/>82c4bcf8 82 28 46 3c <text:s text:c="4"/>addr <text:s text:c="6"/>s_D:\bin\m_ninja.mot_8228463c <text:s text:c="19"/>= "D:\\bin\\m_ninja.mot"</text:p>
          </table:table-cell>
          <table:table-cell office:value-type="string">
            <text:p><text:s text:c="8"/>82c4a358 07 00 00 23 <text:s text:c="4"/>ulong <text:s text:c="5"/>7000023h</text:p>
          </table:table-cell>
        </table:table-row>
        <table:table-row table:style-name="ro2">
          <table:table-cell office:value-type="string">
            <text:p><text:s text:c="8"/>82c4bcfc 82 28 46 28 <text:s text:c="4"/>addr <text:s text:c="6"/>s_D:\bin\c_ninja.mot_82284628 <text:s text:c="19"/>= "D:\\bin\\c_ninja.mot"</text:p>
          </table:table-cell>
          <table:table-cell office:value-type="string">
            <text:p><text:s text:c="8"/>82c4a35c 07 00 00 24 <text:s text:c="4"/>ulong <text:s text:c="5"/>7000024h</text:p>
          </table:table-cell>
        </table:table-row>
        <table:table-row table:style-name="ro2">
          <table:table-cell office:value-type="string">
            <text:p><text:s text:c="8"/>82c4bd00 82 28 46 14 <text:s text:c="4"/>addr <text:s text:c="6"/>s_D:\bin\leifan.mot_82284614 <text:s text:c="20"/>= "D:\\bin\\leifan.mot"</text:p>
          </table:table-cell>
          <table:table-cell office:value-type="string">
            <text:p><text:s text:c="8"/>82c4a360 07 00 00 25 <text:s text:c="4"/>ulong <text:s text:c="5"/>7000025h</text:p>
          </table:table-cell>
        </table:table-row>
        <table:table-row table:style-name="ro2">
          <table:table-cell office:value-type="string">
            <text:p><text:s text:c="8"/>82c4bd04 82 28 46 00 <text:s text:c="4"/>addr <text:s text:c="6"/>s_D:\bin\m_leifan.mot_82284600 <text:s text:c="18"/>= "D:\\bin\\m_leifan.mot"</text:p>
          </table:table-cell>
          <table:table-cell office:value-type="string">
            <text:p><text:s text:c="8"/>82c4a364 07 00 00 26 <text:s text:c="4"/>ulong <text:s text:c="5"/>7000026h</text:p>
          </table:table-cell>
        </table:table-row>
        <table:table-row table:style-name="ro2">
          <table:table-cell office:value-type="string">
            <text:p><text:s text:c="8"/>82c4bd08 82 28 45 ec <text:s text:c="4"/>addr <text:s text:c="6"/>s_D:\bin\c_leifan.mot_822845ec <text:s text:c="18"/>= "D:\\bin\\c_leifan.mot"</text:p>
          </table:table-cell>
          <table:table-cell office:value-type="string">
            <text:p><text:s text:c="8"/>82c4a368 07 00 00 27 <text:s text:c="4"/>ulong <text:s text:c="5"/>7000027h</text:p>
          </table:table-cell>
        </table:table-row>
        <table:table-row table:style-name="ro2">
          <table:table-cell office:value-type="string">
            <text:p><text:s text:c="8"/>82c4bd0c 82 28 45 d8 <text:s text:c="4"/>addr <text:s text:c="6"/>s_D:\bin\ayane.mot_822845d8 <text:s text:c="21"/>= "D:\\bin\\ayane.mot"</text:p>
          </table:table-cell>
          <table:table-cell office:value-type="string">
            <text:p><text:s text:c="8"/>82c4a36c 07 00 00 28 <text:s text:c="4"/>ulong <text:s text:c="5"/>7000028h</text:p>
          </table:table-cell>
        </table:table-row>
        <table:table-row table:style-name="ro2">
          <table:table-cell office:value-type="string">
            <text:p><text:s text:c="8"/>82c4bd10 82 28 45 c4 <text:s text:c="4"/>addr <text:s text:c="6"/>s_D:\bin\m_ayane.mot_822845c4 <text:s text:c="19"/>= "D:\\bin\\m_ayane.mot"</text:p>
          </table:table-cell>
          <table:table-cell office:value-type="string">
            <text:p><text:s text:c="8"/>82c4a370 07 00 00 29 <text:s text:c="4"/>ulong <text:s text:c="5"/>7000029h</text:p>
          </table:table-cell>
        </table:table-row>
        <table:table-row table:style-name="ro2">
          <table:table-cell office:value-type="string">
            <text:p><text:s text:c="8"/>82c4bd14 82 28 45 b0 <text:s text:c="4"/>addr <text:s text:c="6"/>s_D:\bin\c_ayane.mot_822845b0 <text:s text:c="19"/>= "D:\\bin\\c_ayane.mot"</text:p>
          </table:table-cell>
          <table:table-cell office:value-type="string">
            <text:p><text:s text:c="8"/>82c4a374 07 00 00 2a <text:s text:c="4"/>ulong <text:s text:c="5"/>700002Ah</text:p>
          </table:table-cell>
        </table:table-row>
        <table:table-row table:style-name="ro2">
          <table:table-cell office:value-type="string">
            <text:p><text:s text:c="8"/>82c4bd18 82 28 45 a0 <text:s text:c="4"/>addr <text:s text:c="6"/>s_D:\bin\boy.mot_822845a0 <text:s text:c="23"/>= "D:\\bin\\boy.mot"</text:p>
          </table:table-cell>
          <table:table-cell office:value-type="string">
            <text:p><text:s text:c="8"/>82c4a378 07 00 00 2b <text:s text:c="4"/>ulong <text:s text:c="5"/>700002Bh</text:p>
          </table:table-cell>
        </table:table-row>
        <table:table-row table:style-name="ro2">
          <table:table-cell office:value-type="string">
            <text:p><text:s text:c="8"/>82c4bd1c 82 28 45 8c <text:s text:c="4"/>addr <text:s text:c="6"/>s_D:\bin\m_boy.mot_8228458c <text:s text:c="21"/>= "D:\\bin\\m_boy.mot"</text:p>
          </table:table-cell>
          <table:table-cell office:value-type="string">
            <text:p><text:s text:c="8"/>82c4a37c 07 00 00 2c <text:s text:c="4"/>ulong <text:s text:c="5"/>700002Ch</text:p>
          </table:table-cell>
        </table:table-row>
        <table:table-row table:style-name="ro2">
          <table:table-cell office:value-type="string">
            <text:p><text:s text:c="8"/>82c4bd20 82 28 45 78 <text:s text:c="4"/>addr <text:s text:c="6"/>s_D:\bin\c_boy.mot_82284578 <text:s text:c="21"/>= "D:\\bin\\c_boy.mot"</text:p>
          </table:table-cell>
          <table:table-cell office:value-type="string">
            <text:p><text:s text:c="8"/>82c4a380 07 00 00 2d <text:s text:c="4"/>ulong <text:s text:c="5"/>700002Dh</text:p>
          </table:table-cell>
        </table:table-row>
        <table:table-row table:style-name="ro2">
          <table:table-cell office:value-type="string">
            <text:p><text:s text:c="8"/>82c4bd24 82 28 45 68 <text:s text:c="4"/>addr <text:s text:c="6"/>s_D:\bin\lisa.mot_82284568 <text:s text:c="22"/>= "D:\\bin\\lisa.mot"</text:p>
          </table:table-cell>
          <table:table-cell office:value-type="string">
            <text:p><text:s text:c="8"/>82c4a384 07 00 00 2e <text:s text:c="4"/>ulong <text:s text:c="5"/>700002Eh</text:p>
          </table:table-cell>
        </table:table-row>
        <table:table-row table:style-name="ro2">
          <table:table-cell office:value-type="string">
            <text:p><text:s text:c="8"/>82c4bd28 82 28 45 54 <text:s text:c="4"/>addr <text:s text:c="6"/>s_D:\bin\m_lisa.mot_82284554 <text:s text:c="20"/>= "D:\\bin\\m_lisa.mot"</text:p>
          </table:table-cell>
          <table:table-cell office:value-type="string">
            <text:p><text:s text:c="8"/>82c4a388 07 00 00 2f <text:s text:c="4"/>ulong <text:s text:c="5"/>700002Fh</text:p>
          </table:table-cell>
        </table:table-row>
        <table:table-row table:style-name="ro2">
          <table:table-cell office:value-type="string">
            <text:p><text:s text:c="8"/>82c4bd2c 82 28 45 40 <text:s text:c="4"/>addr <text:s text:c="6"/>s_D:\bin\c_lisa.mot_82284540 <text:s text:c="20"/>= "D:\\bin\\c_lisa.mot"</text:p>
          </table:table-cell>
          <table:table-cell office:value-type="string">
            <text:p><text:s text:c="8"/>82c4a38c 07 00 00 30 <text:s text:c="4"/>ulong <text:s text:c="5"/>7000030h</text:p>
          </table:table-cell>
        </table:table-row>
        <table:table-row table:style-name="ro2">
          <table:table-cell office:value-type="string">
            <text:p><text:s text:c="8"/>82c4bd30 82 28 45 2c <text:s text:c="4"/>addr <text:s text:c="6"/>s_D:\bin\alpha.mot_8228452c <text:s text:c="21"/>= "D:\\bin\\alpha.mot"</text:p>
          </table:table-cell>
          <table:table-cell office:value-type="string">
            <text:p><text:s text:c="8"/>82c4a390 07 00 00 31 <text:s text:c="4"/>ulong <text:s text:c="5"/>7000031h</text:p>
          </table:table-cell>
        </table:table-row>
        <table:table-row table:style-name="ro2">
          <table:table-cell office:value-type="string">
            <text:p><text:s text:c="8"/>82c4bd34 82 28 45 18 <text:s text:c="4"/>addr <text:s text:c="6"/>s_D:\bin\m_alpha.mot_82284518 <text:s text:c="19"/>= "D:\\bin\\m_alpha.mot"</text:p>
          </table:table-cell>
          <table:table-cell office:value-type="string">
            <text:p><text:s text:c="8"/>82c4a394 07 00 00 32 <text:s text:c="4"/>ulong <text:s text:c="5"/>7000032h</text:p>
          </table:table-cell>
        </table:table-row>
        <table:table-row table:style-name="ro2">
          <table:table-cell office:value-type="string">
            <text:p><text:s text:c="8"/>82c4bd38 82 28 45 04 <text:s text:c="4"/>addr <text:s text:c="6"/>s_D:\bin\c_alpha.mot_82284504 <text:s text:c="19"/>= "D:\\bin\\c_alpha.mot"</text:p>
          </table:table-cell>
          <table:table-cell office:value-type="string">
            <text:p><text:s text:c="8"/>82c4a398 07 00 00 33 <text:s text:c="4"/>ulong <text:s text:c="5"/>7000033h</text:p>
          </table:table-cell>
        </table:table-row>
        <table:table-row table:style-name="ro2">
          <table:table-cell office:value-type="string">
            <text:p><text:s text:c="8"/>82c4bd3c 82 28 44 f0 <text:s text:c="4"/>addr <text:s text:c="6"/>s_D:\bin\tengu.mot_822844f0 <text:s text:c="21"/>= "D:\\bin\\tengu.mot"</text:p>
          </table:table-cell>
          <table:table-cell office:value-type="string">
            <text:p><text:s text:c="8"/>82c4a39c 07 00 00 34 <text:s text:c="4"/>ulong <text:s text:c="5"/>7000034h</text:p>
          </table:table-cell>
        </table:table-row>
        <table:table-row table:style-name="ro2">
          <table:table-cell office:value-type="string">
            <text:p><text:s text:c="8"/>82c4bd40 82 28 44 dc <text:s text:c="4"/>addr <text:s text:c="6"/>s_D:\bin\m_tengu.mot_822844dc <text:s text:c="19"/>= "D:\\bin\\m_tengu.mot"</text:p>
          </table:table-cell>
          <table:table-cell office:value-type="string">
            <text:p><text:s text:c="8"/>82c4a3a0 07 00 00 35 <text:s text:c="4"/>ulong <text:s text:c="5"/>7000035h</text:p>
          </table:table-cell>
        </table:table-row>
        <table:table-row table:style-name="ro2">
          <table:table-cell office:value-type="string">
            <text:p><text:s text:c="8"/>82c4bd44 82 28 44 c8 <text:s text:c="4"/>addr <text:s text:c="6"/>s_D:\bin\c_tengu.mot_822844c8 <text:s text:c="19"/>= "D:\\bin\\c_tengu.mot"</text:p>
          </table:table-cell>
          <table:table-cell office:value-type="string">
            <text:p><text:s text:c="8"/>82c4a3a4 07 00 00 36 <text:s text:c="4"/>ulong <text:s text:c="5"/>7000036h</text:p>
          </table:table-cell>
        </table:table-row>
        <table:table-row table:style-name="ro2">
          <table:table-cell office:value-type="string">
            <text:p><text:s text:c="8"/>82c4bd48 82 28 44 b4 <text:s text:c="4"/>addr <text:s text:c="6"/>s_D:\bin\spartan.mot_822844b4 <text:s text:c="19"/>= "D:\\bin\\spartan.mot"</text:p>
          </table:table-cell>
          <table:table-cell office:value-type="string">
            <text:p><text:s text:c="8"/>82c4a3a8 07 00 00 37 <text:s text:c="4"/>ulong <text:s text:c="5"/>7000037h</text:p>
          </table:table-cell>
        </table:table-row>
        <table:table-row table:style-name="ro2">
          <table:table-cell office:value-type="string">
            <text:p><text:s text:c="8"/>82c4bd4c 82 28 44 9c <text:s text:c="4"/>addr <text:s text:c="6"/>s_D:\bin\m_spartan.mot_8228449c <text:s text:c="17"/>= "D:\\bin\\m_spartan.mot"</text:p>
          </table:table-cell>
          <table:table-cell office:value-type="string">
            <text:p><text:s text:c="8"/>82c4a3ac 07 00 00 38 <text:s text:c="4"/>ulong <text:s text:c="5"/>7000038h</text:p>
          </table:table-cell>
        </table:table-row>
        <table:table-row table:style-name="ro2">
          <table:table-cell office:value-type="string">
            <text:p><text:s text:c="8"/>82c4bd50 82 28 44 84 <text:s text:c="4"/>addr <text:s text:c="6"/>s_D:\bin\c_spartan.mot_82284484 <text:s text:c="17"/>= "D:\\bin\\c_spartan.mot"</text:p>
          </table:table-cell>
          <table:table-cell office:value-type="string">
            <text:p><text:s text:c="8"/>82c4a3b0 07 00 00 39 <text:s text:c="4"/>ulong <text:s text:c="5"/>7000039h</text:p>
          </table:table-cell>
        </table:table-row>
        <table:table-row table:style-name="ro2">
          <table:table-cell office:value-type="string">
            <text:p><text:s text:c="8"/>82c4bd54 82 28 44 70 <text:s text:c="4"/>addr <text:s text:c="6"/>s_D:\bin\suiken.mot_82284470 <text:s text:c="20"/>= "D:\\bin\\suiken.mot"</text:p>
          </table:table-cell>
          <table:table-cell office:value-type="string">
            <text:p><text:s text:c="8"/>82c4a3b4 07 00 00 3a <text:s text:c="4"/>ulong <text:s text:c="5"/>700003Ah</text:p>
          </table:table-cell>
        </table:table-row>
        <table:table-row table:style-name="ro2">
          <table:table-cell office:value-type="string">
            <text:p><text:s text:c="8"/>82c4bd58 82 28 44 5c <text:s text:c="4"/>addr <text:s text:c="6"/>s_D:\bin\m_suiken.mot_8228445c <text:s text:c="18"/>= "D:\\bin\\m_suiken.mot"</text:p>
          </table:table-cell>
          <table:table-cell office:value-type="string">
            <text:p><text:s text:c="8"/>82c4a3b8 07 00 00 3b <text:s text:c="4"/>ulong <text:s text:c="5"/>700003Bh</text:p>
          </table:table-cell>
        </table:table-row>
        <table:table-row table:style-name="ro2">
          <table:table-cell office:value-type="string">
            <text:p><text:s text:c="8"/>82c4bd5c 82 28 44 48 <text:s text:c="4"/>addr <text:s text:c="6"/>s_D:\bin\c_suiken.mot_82284448 <text:s text:c="18"/>= "D:\\bin\\c_suiken.mot"</text:p>
          </table:table-cell>
          <table:table-cell office:value-type="string">
            <text:p><text:s text:c="8"/>82c4a3bc 07 00 00 3c <text:s text:c="4"/>ulong <text:s text:c="5"/>700003Ch</text:p>
          </table:table-cell>
        </table:table-row>
        <table:table-row table:style-name="ro2">
          <table:table-cell office:value-type="string">
            <text:p><text:s text:c="8"/>82c4bd60 82 28 44 34 <text:s text:c="4"/>addr <text:s text:c="6"/>s_D:\bin\gokei.mot_82284434 <text:s text:c="21"/>= "D:\\bin\\gokei.mot"</text:p>
          </table:table-cell>
          <table:table-cell office:value-type="string">
            <text:p><text:s text:c="8"/>82c4a3c0 07 00 00 3d <text:s text:c="4"/>ulong <text:s text:c="5"/>700003Dh</text:p>
          </table:table-cell>
        </table:table-row>
        <table:table-row table:style-name="ro2">
          <table:table-cell office:value-type="string">
            <text:p><text:s text:c="8"/>82c4bd64 82 28 44 20 <text:s text:c="4"/>addr <text:s text:c="6"/>s_D:\bin\m_gokei.mot_82284420 <text:s text:c="19"/>= "D:\\bin\\m_gokei.mot"</text:p>
          </table:table-cell>
          <table:table-cell office:value-type="string">
            <text:p><text:s text:c="8"/>82c4a3c4 07 00 00 3e <text:s text:c="4"/>ulong <text:s text:c="5"/>700003Eh</text:p>
          </table:table-cell>
        </table:table-row>
        <table:table-row table:style-name="ro2">
          <table:table-cell office:value-type="string">
            <text:p><text:s text:c="8"/>82c4bd68 82 28 44 0c <text:s text:c="4"/>addr <text:s text:c="6"/>s_D:\bin\c_gokei.mot_8228440c <text:s text:c="19"/>= "D:\\bin\\c_gokei.mot"</text:p>
          </table:table-cell>
          <table:table-cell office:value-type="string">
            <text:p><text:s text:c="8"/>82c4a3c8 07 00 00 3f <text:s text:c="4"/>ulong <text:s text:c="5"/>700003Fh</text:p>
          </table:table-cell>
        </table:table-row>
        <table:table-row table:style-name="ro2">
          <table:table-cell office:value-type="string">
            <text:p><text:s text:c="8"/>82c4bd6c 82 28 43 f8 <text:s text:c="4"/>addr <text:s text:c="6"/>s_D:\bin\koryu.mot_822843f8 <text:s text:c="21"/>= "D:\\bin\\koryu.mot"</text:p>
          </table:table-cell>
          <table:table-cell office:value-type="string">
            <text:p><text:s text:c="8"/>82c4a3cc 07 00 00 40 <text:s text:c="4"/>ulong <text:s text:c="5"/>7000040h</text:p>
          </table:table-cell>
        </table:table-row>
        <table:table-row table:style-name="ro2">
          <table:table-cell office:value-type="string">
            <text:p><text:s text:c="8"/>82c4bd70 82 28 43 e4 <text:s text:c="4"/>addr <text:s text:c="6"/>s_D:\bin\m_koryu.mot_822843e4 <text:s text:c="19"/>= "D:\\bin\\m_koryu.mot"</text:p>
          </table:table-cell>
          <table:table-cell office:value-type="string">
            <text:p><text:s text:c="8"/>82c4a3d0 07 00 00 41 <text:s text:c="4"/>ulong <text:s text:c="5"/>7000041h</text:p>
          </table:table-cell>
        </table:table-row>
        <table:table-row table:style-name="ro2">
          <table:table-cell office:value-type="string">
            <text:p><text:s text:c="8"/>82c4bd74 82 28 43 d0 <text:s text:c="4"/>addr <text:s text:c="6"/>s_D:\bin\c_koryu.mot_822843d0 <text:s text:c="19"/>= "D:\\bin\\c_koryu.mot"</text:p>
          </table:table-cell>
          <table:table-cell office:value-type="string">
            <text:p><text:s text:c="8"/>82c4a3d4 07 00 00 42 <text:s text:c="4"/>ulong <text:s text:c="5"/>7000042h</text:p>
          </table:table-cell>
        </table:table-row>
        <table:table-row table:style-name="ro2">
          <table:table-cell office:value-type="string">
            <text:p><text:s text:c="8"/>82c4bd78 82 28 47 b0 <text:s text:c="4"/>addr <text:s text:c="6"/>s_D:\bin\kasumi.mot_822847b0 <text:s text:c="20"/>= "D:\\bin\\kasumi.mot"</text:p>
          </table:table-cell>
          <table:table-cell office:value-type="string">
            <text:p><text:s text:c="8"/>82c4a3d8 07 00 00 43 <text:s text:c="4"/>ulong <text:s text:c="5"/>7000043h</text:p>
          </table:table-cell>
        </table:table-row>
        <table:table-row table:style-name="ro2">
          <table:table-cell office:value-type="string">
            <text:p><text:s text:c="8"/>82c4bd7c 82 28 43 bc <text:s text:c="4"/>addr <text:s text:c="6"/>s_D:\bin\m_rtm.mot_822843bc <text:s text:c="21"/>= "D:\\bin\\m_rtm.mot"</text:p>
          </table:table-cell>
          <table:table-cell office:value-type="string">
            <text:p><text:s text:c="8"/>82c4a3dc 07 00 00 44 <text:s text:c="4"/>ulong <text:s text:c="5"/>7000044h</text:p>
          </table:table-cell>
        </table:table-row>
        <table:table-row table:style-name="ro2">
          <table:table-cell office:value-type="string">
            <text:p><text:s text:c="8"/>82c4bd80 82 28 47 88 <text:s text:c="4"/>addr <text:s text:c="6"/>s_D:\bin\c_kasumi.mot_82284788 <text:s text:c="18"/>= "D:\\bin\\c_kasumi.mot"</text:p>
          </table:table-cell>
          <table:table-cell office:value-type="string">
            <text:p><text:s text:c="8"/>82c4a3e0 07 00 00 45 <text:s text:c="4"/>ulong <text:s text:c="5"/>7000045h</text:p>
          </table:table-cell>
        </table:table-row>
        <table:table-row table:style-name="ro2">
          <table:table-cell office:value-type="string">
            <text:p><text:s text:c="8"/>82c4bd84 82 28 43 a8 <text:s text:c="4"/>addr <text:s text:c="6"/>s_D:\bin\sambo.mot_822843a8 <text:s text:c="21"/>= "D:\\bin\\sambo.mot"</text:p>
          </table:table-cell>
          <table:table-cell office:value-type="string">
            <text:p><text:s text:c="8"/>82c4a3e4 07 00 00 46 <text:s text:c="4"/>ulong <text:s text:c="5"/>7000046h</text:p>
          </table:table-cell>
        </table:table-row>
        <table:table-row table:style-name="ro2">
          <table:table-cell office:value-type="string">
            <text:p><text:s text:c="8"/>82c4bd88 82 28 43 94 <text:s text:c="4"/>addr <text:s text:c="6"/>s_D:\bin\m_sambo.mot_82284394 <text:s text:c="19"/>= "D:\\bin\\m_sambo.mot"</text:p>
          </table:table-cell>
          <table:table-cell office:value-type="string">
            <text:p><text:s text:c="8"/>82c4a3e8 07 00 00 47 <text:s text:c="4"/>ulong <text:s text:c="5"/>7000047h</text:p>
          </table:table-cell>
        </table:table-row>
        <table:table-row table:style-name="ro2">
          <table:table-cell office:value-type="string">
            <text:p><text:s text:c="8"/>82c4bd8c 82 28 43 80 <text:s text:c="4"/>addr <text:s text:c="6"/>s_D:\bin\c_sambo.mot_82284380 <text:s text:c="19"/>= "D:\\bin\\c_sambo.mot"</text:p>
          </table:table-cell>
          <table:table-cell office:value-type="string">
            <text:p><text:s text:c="8"/>82c4a3ec 07 00 00 48 <text:s text:c="4"/>ulong <text:s text:c="5"/>7000048h</text:p>
          </table:table-cell>
        </table:table-row>
        <table:table-row table:style-name="ro2">
          <table:table-cell office:value-type="string">
            <text:p><text:s text:c="8"/>82c4bd90 82 28 43 6c <text:s text:c="4"/>addr <text:s text:c="6"/>s_D:\bin\t_al_ks.mot_8228436c <text:s text:c="19"/>= "D:\\bin\\t_al_ks.mot"</text:p>
          </table:table-cell>
          <table:table-cell office:value-type="string">
            <text:p><text:s text:c="8"/>82c4a3f0 07 00 00 49 <text:s text:c="4"/>ulong <text:s text:c="5"/>7000049h</text:p>
          </table:table-cell>
        </table:table-row>
        <table:table-row table:style-name="ro2">
          <table:table-cell office:value-type="string">
            <text:p><text:s text:c="8"/>82c4bd94 82 28 43 58 <text:s text:c="4"/>addr <text:s text:c="6"/>s_D:\bin\t_ay_km.mot_82284358 <text:s text:c="19"/>= "D:\\bin\\t_ay_km.mot"</text:p>
          </table:table-cell>
          <table:table-cell office:value-type="string">
            <text:p><text:s text:c="8"/>82c4a3f4 07 00 00 4a <text:s text:c="4"/>ulong <text:s text:c="5"/>700004Ah</text:p>
          </table:table-cell>
        </table:table-row>
        <table:table-row table:style-name="ro2">
          <table:table-cell office:value-type="string">
            <text:p><text:s text:c="8"/>82c4bd98 82 28 43 44 <text:s text:c="4"/>addr <text:s text:c="6"/>s_D:\bin\t_ay_ks.mot_82284344 <text:s text:c="19"/>= "D:\\bin\\t_ay_ks.mot"</text:p>
          </table:table-cell>
          <table:table-cell office:value-type="string">
            <text:p><text:s text:c="8"/>82c4a3f8 07 00 00 4b <text:s text:c="4"/>ulong <text:s text:c="5"/>700004Bh</text:p>
          </table:table-cell>
        </table:table-row>
        <table:table-row table:style-name="ro2">
          <table:table-cell office:value-type="string">
            <text:p><text:s text:c="8"/>82c4bd9c 82 28 43 30 <text:s text:c="4"/>addr <text:s text:c="6"/>s_D:\bin\t_ay_kt.mot_82284330 <text:s text:c="19"/>= "D:\\bin\\t_ay_kt.mot"</text:p>
          </table:table-cell>
          <table:table-cell office:value-type="string">
            <text:p><text:s text:c="8"/>82c4a3fc 07 00 00 4c <text:s text:c="4"/>ulong <text:s text:c="5"/>700004Ch</text:p>
          </table:table-cell>
        </table:table-row>
        <table:table-row table:style-name="ro2">
          <table:table-cell office:value-type="string">
            <text:p><text:s text:c="8"/>82c4bda0 82 28 43 1c <text:s text:c="4"/>addr <text:s text:c="6"/>s_D:\bin\t_ay_lu.mot_8228431c <text:s text:c="19"/>= "D:\\bin\\t_ay_lu.mot"</text:p>
          </table:table-cell>
          <table:table-cell office:value-type="string">
            <text:p><text:s text:c="8"/>82c4a400 07 00 00 4d <text:s text:c="4"/>ulong <text:s text:c="5"/>700004Dh</text:p>
          </table:table-cell>
        </table:table-row>
        <table:table-row table:style-name="ro2">
          <table:table-cell office:value-type="string">
            <text:p><text:s text:c="8"/>82c4bda4 82 28 43 08 <text:s text:c="4"/>addr <text:s text:c="6"/>s_D:\bin\t_ay_ni.mot_82284308 <text:s text:c="19"/>= "D:\\bin\\t_ay_ni.mot"</text:p>
          </table:table-cell>
          <table:table-cell office:value-type="string">
            <text:p><text:s text:c="8"/>82c4a404 07 00 00 4e <text:s text:c="4"/>ulong <text:s text:c="5"/>700004Eh</text:p>
          </table:table-cell>
        </table:table-row>
        <table:table-row table:style-name="ro2">
          <table:table-cell office:value-type="string">
            <text:p><text:s text:c="8"/>82c4bda8 82 28 42 f4 <text:s text:c="4"/>addr <text:s text:c="6"/>s_D:\bin\t_ba_ay.mot_822842f4 <text:s text:c="19"/>= "D:\\bin\\t_ba_ay.mot"</text:p>
          </table:table-cell>
          <table:table-cell office:value-type="string">
            <text:p><text:s text:c="8"/>82c4a408 07 00 00 4f <text:s text:c="4"/>ulong <text:s text:c="5"/>700004Fh</text:p>
          </table:table-cell>
        </table:table-row>
        <table:table-row table:style-name="ro2">
          <table:table-cell office:value-type="string">
            <text:p><text:s text:c="8"/>82c4bdac 82 28 42 e0 <text:s text:c="4"/>addr <text:s text:c="6"/>s_D:\bin\t_ba_fa.mot_822842e0 <text:s text:c="19"/>= "D:\\bin\\t_ba_fa.mot"</text:p>
          </table:table-cell>
          <table:table-cell office:value-type="string">
            <text:p><text:s text:c="8"/>82c4a40c 07 00 00 50 <text:s text:c="4"/>ulong <text:s text:c="5"/>7000050h</text:p>
          </table:table-cell>
        </table:table-row>
        <table:table-row table:style-name="ro2">
          <table:table-cell office:value-type="string">
            <text:p><text:s text:c="8"/>82c4bdb0 82 28 42 cc <text:s text:c="4"/>addr <text:s text:c="6"/>s_D:\bin\t_ba_gy.mot_822842cc <text:s text:c="19"/>= "D:\\bin\\t_ba_gy.mot"</text:p>
          </table:table-cell>
          <table:table-cell office:value-type="string">
            <text:p><text:s text:c="8"/>82c4a410 07 00 00 51 <text:s text:c="4"/>ulong <text:s text:c="5"/>7000051h</text:p>
          </table:table-cell>
        </table:table-row>
        <table:table-row table:style-name="ro2">
          <table:table-cell office:value-type="string">
            <text:p><text:s text:c="8"/>82c4bdb4 82 28 42 b8 <text:s text:c="4"/>addr <text:s text:c="6"/>s_D:\bin\t_ba_kl.mot_822842b8 <text:s text:c="19"/>= "D:\\bin\\t_ba_kl.mot"</text:p>
          </table:table-cell>
          <table:table-cell office:value-type="string">
            <text:p><text:s text:c="8"/>82c4a414 07 00 00 52 <text:s text:c="4"/>ulong <text:s text:c="5"/>7000052h</text:p>
          </table:table-cell>
        </table:table-row>
        <table:table-row table:style-name="ro2">
          <table:table-cell office:value-type="string">
            <text:p><text:s text:c="8"/>82c4bdb8 82 28 42 a4 <text:s text:c="4"/>addr <text:s text:c="6"/>s_D:\bin\t_ba_ks.mot_822842a4 <text:s text:c="19"/>= "D:\\bin\\t_ba_ks.mot"</text:p>
          </table:table-cell>
          <table:table-cell office:value-type="string">
            <text:p><text:s text:c="8"/>82c4a418 07 00 00 53 <text:s text:c="4"/>ulong <text:s text:c="5"/>7000053h</text:p>
          </table:table-cell>
        </table:table-row>
        <table:table-row table:style-name="ro2">
          <table:table-cell office:value-type="string">
            <text:p><text:s text:c="8"/>82c4bdbc 82 28 42 90 <text:s text:c="4"/>addr <text:s text:c="6"/>s_D:\bin\t_ba_lu.mot_82284290 <text:s text:c="19"/>= "D:\\bin\\t_ba_lu.mot"</text:p>
          </table:table-cell>
          <table:table-cell office:value-type="string">
            <text:p><text:s text:c="8"/>82c4a41c 07 00 00 54 <text:s text:c="4"/>ulong <text:s text:c="5"/>7000054h</text:p>
          </table:table-cell>
        </table:table-row>
        <table:table-row table:style-name="ro2">
          <table:table-cell office:value-type="string">
            <text:p><text:s text:c="8"/>82c4bdc0 82 28 42 7c <text:s text:c="4"/>addr <text:s text:c="6"/>s_D:\bin\t_ba_sa.mot_8228427c <text:s text:c="19"/>= "D:\\bin\\t_ba_sa.mot"</text:p>
          </table:table-cell>
          <table:table-cell office:value-type="string">
            <text:p><text:s text:c="8"/>82c4a420 07 00 00 55 <text:s text:c="4"/>ulong <text:s text:c="5"/>7000055h</text:p>
          </table:table-cell>
        </table:table-row>
        <table:table-row table:style-name="ro2">
          <table:table-cell office:value-type="string">
            <text:p><text:s text:c="8"/>82c4bdc4 82 28 42 68 <text:s text:c="4"/>addr <text:s text:c="6"/>s_D:\bin\t_ba_tn.mot_82284268 <text:s text:c="19"/>= "D:\\bin\\t_ba_tn.mot"</text:p>
          </table:table-cell>
          <table:table-cell office:value-type="string">
            <text:p><text:s text:c="8"/>82c4a424 07 00 00 56 <text:s text:c="4"/>ulong <text:s text:c="5"/>7000056h</text:p>
          </table:table-cell>
        </table:table-row>
        <table:table-row table:style-name="ro2">
          <table:table-cell office:value-type="string">
            <text:p><text:s text:c="8"/>82c4bdc8 82 28 42 54 <text:s text:c="4"/>addr <text:s text:c="6"/>s_D:\bin\t_ba_pr.mot_82284254 <text:s text:c="19"/>= "D:\\bin\\t_ba_pr.mot"</text:p>
          </table:table-cell>
          <table:table-cell office:value-type="string">
            <text:p><text:s text:c="8"/>82c4a428 07 00 00 57 <text:s text:c="4"/>ulong <text:s text:c="5"/>7000057h</text:p>
          </table:table-cell>
        </table:table-row>
        <table:table-row table:style-name="ro2">
          <table:table-cell office:value-type="string">
            <text:p><text:s text:c="8"/>82c4bdcc 82 28 42 40 <text:s text:c="4"/>addr <text:s text:c="6"/>s_D:\bin\t_fa_ay.mot_82284240 <text:s text:c="19"/>= "D:\\bin\\t_fa_ay.mot"</text:p>
          </table:table-cell>
          <table:table-cell office:value-type="string">
            <text:p><text:s text:c="8"/>82c4a42c 07 00 00 58 <text:s text:c="4"/>ulong <text:s text:c="5"/>7000058h</text:p>
          </table:table-cell>
        </table:table-row>
        <table:table-row table:style-name="ro2">
          <table:table-cell office:value-type="string">
            <text:p><text:s text:c="8"/>82c4bdd0 82 28 42 2c <text:s text:c="4"/>addr <text:s text:c="6"/>s_D:\bin\t_fa_gy.mot_8228422c <text:s text:c="19"/>= "D:\\bin\\t_fa_gy.mot"</text:p>
          </table:table-cell>
          <table:table-cell office:value-type="string">
            <text:p><text:s text:c="8"/>82c4a430 07 00 00 59 <text:s text:c="4"/>ulong <text:s text:c="5"/>7000059h</text:p>
          </table:table-cell>
        </table:table-row>
        <table:table-row table:style-name="ro2">
          <table:table-cell office:value-type="string">
            <text:p><text:s text:c="8"/>82c4bdd4 82 28 42 18 <text:s text:c="4"/>addr <text:s text:c="6"/>s_D:\bin\t_fa_hi.mot_82284218 <text:s text:c="19"/>= "D:\\bin\\t_fa_hi.mot"</text:p>
          </table:table-cell>
          <table:table-cell office:value-type="string">
            <text:p><text:s text:c="8"/>82c4a434 07 00 00 5a <text:s text:c="4"/>ulong <text:s text:c="5"/>700005Ah</text:p>
          </table:table-cell>
        </table:table-row>
        <table:table-row table:style-name="ro2">
          <table:table-cell office:value-type="string">
            <text:p><text:s text:c="8"/>82c4bdd8 82 28 42 04 <text:s text:c="4"/>addr <text:s text:c="6"/>s_D:\bin\t_fa_kl.mot_82284204 <text:s text:c="19"/>= "D:\\bin\\t_fa_kl.mot"</text:p>
          </table:table-cell>
          <table:table-cell office:value-type="string">
            <text:p><text:s text:c="8"/>82c4a438 07 00 00 5b <text:s text:c="4"/>ulong <text:s text:c="5"/>700005Bh</text:p>
          </table:table-cell>
        </table:table-row>
        <table:table-row table:style-name="ro2">
          <table:table-cell office:value-type="string">
            <text:p><text:s text:c="8"/>82c4bddc 82 28 41 f0 <text:s text:c="4"/>addr <text:s text:c="6"/>s_D:\bin\t_fa_km.mot_822841f0 <text:s text:c="19"/>= "D:\\bin\\t_fa_km.mot"</text:p>
          </table:table-cell>
          <table:table-cell office:value-type="string">
            <text:p><text:s text:c="8"/>82c4a43c 07 00 00 5c <text:s text:c="4"/>ulong <text:s text:c="5"/>700005Ch</text:p>
          </table:table-cell>
        </table:table-row>
        <table:table-row table:style-name="ro2">
          <table:table-cell office:value-type="string">
            <text:p><text:s text:c="8"/>82c4bde0 82 28 41 dc <text:s text:c="4"/>addr <text:s text:c="6"/>s_D:\bin\t_fa_ks.mot_822841dc <text:s text:c="19"/>= "D:\\bin\\t_fa_ks.mot"</text:p>
          </table:table-cell>
          <table:table-cell office:value-type="string">
            <text:p><text:s text:c="8"/>82c4a440 07 00 00 5d <text:s text:c="4"/>ulong <text:s text:c="5"/>700005Dh</text:p>
          </table:table-cell>
        </table:table-row>
        <table:table-row table:style-name="ro2">
          <table:table-cell office:value-type="string">
            <text:p><text:s text:c="8"/>82c4bde4 82 28 41 c8 <text:s text:c="4"/>addr <text:s text:c="6"/>s_D:\bin\t_fa_le.mot_822841c8 <text:s text:c="19"/>= "D:\\bin\\t_fa_le.mot"</text:p>
          </table:table-cell>
          <table:table-cell office:value-type="string">
            <text:p><text:s text:c="8"/>82c4a444 07 00 00 5e <text:s text:c="4"/>ulong <text:s text:c="5"/>700005Eh</text:p>
          </table:table-cell>
        </table:table-row>
        <table:table-row table:style-name="ro2">
          <table:table-cell office:value-type="string">
            <text:p><text:s text:c="8"/>82c4bde8 82 28 41 b4 <text:s text:c="4"/>addr <text:s text:c="6"/>s_D:\bin\t_fa_sa.mot_822841b4 <text:s text:c="19"/>= "D:\\bin\\t_fa_sa.mot"</text:p>
          </table:table-cell>
          <table:table-cell office:value-type="string">
            <text:p><text:s text:c="8"/>82c4a448 07 00 00 5f <text:s text:c="4"/>ulong <text:s text:c="5"/>700005Fh</text:p>
          </table:table-cell>
        </table:table-row>
        <table:table-row table:style-name="ro2">
          <table:table-cell office:value-type="string">
            <text:p><text:s text:c="8"/>82c4bdec 82 28 41 a0 <text:s text:c="4"/>addr <text:s text:c="6"/>s_D:\bin\t_fa_su.mot_822841a0 <text:s text:c="19"/>= "D:\\bin\\t_fa_su.mot"</text:p>
          </table:table-cell>
          <table:table-cell office:value-type="string">
            <text:p><text:s text:c="8"/>82c4a44c 07 00 00 60 <text:s text:c="4"/>ulong <text:s text:c="5"/>7000060h</text:p>
          </table:table-cell>
        </table:table-row>
        <table:table-row table:style-name="ro2">
          <table:table-cell office:value-type="string">
            <text:p><text:s text:c="8"/>82c4bdf0 82 28 41 8c <text:s text:c="4"/>addr <text:s text:c="6"/>s_D:\bin\t_fa_tn.mot_8228418c <text:s text:c="19"/>= "D:\\bin\\t_fa_tn.mot"</text:p>
          </table:table-cell>
          <table:table-cell office:value-type="string">
            <text:p><text:s text:c="8"/>82c4a450 07 00 00 61 <text:s text:c="4"/>ulong <text:s text:c="5"/>7000061h</text:p>
          </table:table-cell>
        </table:table-row>
        <table:table-row table:style-name="ro2">
          <table:table-cell office:value-type="string">
            <text:p><text:s text:c="8"/>82c4bdf4 82 28 41 78 <text:s text:c="4"/>addr <text:s text:c="6"/>s_D:\bin\t_fa_bo.mot_82284178 <text:s text:c="19"/>= "D:\\bin\\t_fa_bo.mot"</text:p>
          </table:table-cell>
          <table:table-cell office:value-type="string">
            <text:p><text:s text:c="8"/>82c4a454 07 00 00 62 <text:s text:c="4"/>ulong <text:s text:c="5"/>7000062h</text:p>
          </table:table-cell>
        </table:table-row>
        <table:table-row table:style-name="ro2">
          <table:table-cell office:value-type="string">
            <text:p><text:s text:c="8"/>82c4bdf8 82 28 41 64 <text:s text:c="4"/>addr <text:s text:c="6"/>s_D:\bin\t_go_hi.mot_82284164 <text:s text:c="19"/>= "D:\\bin\\t_go_hi.mot"</text:p>
          </table:table-cell>
          <table:table-cell office:value-type="string">
            <text:p><text:s text:c="8"/>82c4a458 07 00 00 63 <text:s text:c="4"/>ulong <text:s text:c="5"/>7000063h</text:p>
          </table:table-cell>
        </table:table-row>
        <table:table-row table:style-name="ro2">
          <table:table-cell office:value-type="string">
            <text:p><text:s text:c="8"/>82c4bdfc 82 28 41 50 <text:s text:c="4"/>addr <text:s text:c="6"/>s_D:\bin\t_go_su.mot_82284150 <text:s text:c="19"/>= "D:\\bin\\t_go_su.mot"</text:p>
          </table:table-cell>
          <table:table-cell office:value-type="string">
            <text:p><text:s text:c="8"/>82c4a45c 07 00 00 64 <text:s text:c="4"/>ulong <text:s text:c="5"/>7000064h</text:p>
          </table:table-cell>
        </table:table-row>
        <table:table-row table:style-name="ro2">
          <table:table-cell office:value-type="string">
            <text:p><text:s text:c="8"/>82c4be00 82 28 41 3c <text:s text:c="4"/>addr <text:s text:c="6"/>s_D:\bin\t_go_ko.mot_8228413c <text:s text:c="19"/>= "D:\\bin\\t_go_ko.mot"</text:p>
          </table:table-cell>
          <table:table-cell office:value-type="string">
            <text:p><text:s text:c="8"/>82c4a460 07 00 00 65 <text:s text:c="4"/>ulong <text:s text:c="5"/>7000065h</text:p>
          </table:table-cell>
        </table:table-row>
        <table:table-row table:style-name="ro2">
          <table:table-cell office:value-type="string">
            <text:p><text:s text:c="8"/>82c4be04 82 28 41 28 <text:s text:c="4"/>addr <text:s text:c="6"/>s_D:\bin\t_go_sa.mot_82284128 <text:s text:c="19"/>= "D:\\bin\\t_go_sa.mot"</text:p>
          </table:table-cell>
          <table:table-cell office:value-type="string">
            <text:p><text:s text:c="8"/>82c4a464 07 00 00 66 <text:s text:c="4"/>ulong <text:s text:c="5"/>7000066h</text:p>
          </table:table-cell>
        </table:table-row>
        <table:table-row table:style-name="ro2">
          <table:table-cell office:value-type="string">
            <text:p><text:s text:c="8"/>82c4be08 82 28 41 14 <text:s text:c="4"/>addr <text:s text:c="6"/>s_D:\bin\t_gy_ba.mot_82284114 <text:s text:c="19"/>= "D:\\bin\\t_gy_ba.mot"</text:p>
          </table:table-cell>
          <table:table-cell office:value-type="string">
            <text:p><text:s text:c="8"/>82c4a468 07 00 00 67 <text:s text:c="4"/>ulong <text:s text:c="5"/>7000067h</text:p>
          </table:table-cell>
        </table:table-row>
        <table:table-row table:style-name="ro2">
          <table:table-cell office:value-type="string">
            <text:p><text:s text:c="8"/>82c4be0c 82 28 41 00 <text:s text:c="4"/>addr <text:s text:c="6"/>s_D:\bin\t_gy_fa.mot_82284100 <text:s text:c="19"/>= "D:\\bin\\t_gy_fa.mot"</text:p>
          </table:table-cell>
          <table:table-cell office:value-type="string">
            <text:p><text:s text:c="8"/>82c4a46c 07 00 00 68 <text:s text:c="4"/>ulong <text:s text:c="5"/>7000068h</text:p>
          </table:table-cell>
        </table:table-row>
        <table:table-row table:style-name="ro2">
          <table:table-cell office:value-type="string">
            <text:p><text:s text:c="8"/>82c4be10 82 28 40 ec <text:s text:c="4"/>addr <text:s text:c="6"/>s_D:\bin\t_gy_kl.mot_822840ec <text:s text:c="19"/>= "D:\\bin\\t_gy_kl.mot"</text:p>
          </table:table-cell>
          <table:table-cell office:value-type="string">
            <text:p><text:s text:c="8"/>82c4a470 07 00 00 69 <text:s text:c="4"/>ulong <text:s text:c="5"/>7000069h</text:p>
          </table:table-cell>
        </table:table-row>
        <table:table-row table:style-name="ro2">
          <table:table-cell office:value-type="string">
            <text:p><text:s text:c="8"/>82c4be14 82 28 40 d8 <text:s text:c="4"/>addr <text:s text:c="6"/>s_D:\bin\t_gy_km.mot_822840d8 <text:s text:c="19"/>= "D:\\bin\\t_gy_km.mot"</text:p>
          </table:table-cell>
          <table:table-cell office:value-type="string">
            <text:p><text:s text:c="8"/>82c4a474 07 00 00 6a <text:s text:c="4"/>ulong <text:s text:c="5"/>700006Ah</text:p>
          </table:table-cell>
        </table:table-row>
        <table:table-row table:style-name="ro2">
          <table:table-cell office:value-type="string">
            <text:p><text:s text:c="8"/>82c4be18 82 28 40 c4 <text:s text:c="4"/>addr <text:s text:c="6"/>s_D:\bin\t_gy_sa.mot_822840c4 <text:s text:c="19"/>= "D:\\bin\\t_gy_sa.mot"</text:p>
          </table:table-cell>
          <table:table-cell office:value-type="string">
            <text:p><text:s text:c="8"/>82c4a478 07 00 00 6b <text:s text:c="4"/>ulong <text:s text:c="5"/>700006Bh</text:p>
          </table:table-cell>
        </table:table-row>
        <table:table-row table:style-name="ro2">
          <table:table-cell office:value-type="string">
            <text:p><text:s text:c="8"/>82c4be1c 82 28 40 b0 <text:s text:c="4"/>addr <text:s text:c="6"/>s_D:\bin\t_gy_tn.mot_822840b0 <text:s text:c="19"/>= "D:\\bin\\t_gy_tn.mot"</text:p>
          </table:table-cell>
          <table:table-cell office:value-type="string">
            <text:p><text:s text:c="8"/>82c4a47c 07 00 00 6c <text:s text:c="4"/>ulong <text:s text:c="5"/>700006Ch</text:p>
          </table:table-cell>
        </table:table-row>
        <table:table-row table:style-name="ro2">
          <table:table-cell office:value-type="string">
            <text:p><text:s text:c="8"/>82c4be20 82 28 40 9c <text:s text:c="4"/>addr <text:s text:c="6"/>s_D:\bin\t_hi_fa.mot_8228409c <text:s text:c="19"/>= "D:\\bin\\t_hi_fa.mot"</text:p>
          </table:table-cell>
          <table:table-cell office:value-type="string">
            <text:p><text:s text:c="8"/>82c4a480 07 00 00 6d <text:s text:c="4"/>ulong <text:s text:c="5"/>700006Dh</text:p>
          </table:table-cell>
        </table:table-row>
        <table:table-row table:style-name="ro2">
          <table:table-cell office:value-type="string">
            <text:p><text:s text:c="8"/>82c4be24 82 28 40 88 <text:s text:c="4"/>addr <text:s text:c="6"/>s_D:\bin\t_hi_go.mot_82284088 <text:s text:c="19"/>= "D:\\bin\\t_hi_go.mot"</text:p>
          </table:table-cell>
          <table:table-cell office:value-type="string">
            <text:p><text:s text:c="8"/>82c4a484 07 00 00 6e <text:s text:c="4"/>ulong <text:s text:c="5"/>700006Eh</text:p>
          </table:table-cell>
        </table:table-row>
        <table:table-row table:style-name="ro2">
          <table:table-cell office:value-type="string">
            <text:p><text:s text:c="8"/>82c4be28 82 28 40 74 <text:s text:c="4"/>addr <text:s text:c="6"/>s_D:\bin\t_hi_km.mot_82284074 <text:s text:c="19"/>= "D:\\bin\\t_hi_km.mot"</text:p>
          </table:table-cell>
          <table:table-cell office:value-type="string">
            <text:p><text:s text:c="8"/>82c4a488 07 00 00 6f <text:s text:c="4"/>ulong <text:s text:c="5"/>700006Fh</text:p>
          </table:table-cell>
        </table:table-row>
        <table:table-row table:style-name="ro2">
          <table:table-cell office:value-type="string">
            <text:p><text:s text:c="8"/>82c4be2c 82 28 40 60 <text:s text:c="4"/>addr <text:s text:c="6"/>s_D:\bin\t_hi_ks.mot_82284060 <text:s text:c="19"/>= "D:\\bin\\t_hi_ks.mot"</text:p>
          </table:table-cell>
          <table:table-cell office:value-type="string">
            <text:p><text:s text:c="8"/>82c4a48c 07 00 00 70 <text:s text:c="4"/>ulong <text:s text:c="5"/>7000070h</text:p>
          </table:table-cell>
        </table:table-row>
        <table:table-row table:style-name="ro2">
          <table:table-cell office:value-type="string">
            <text:p><text:s text:c="8"/>82c4be30 82 28 40 4c <text:s text:c="4"/>addr <text:s text:c="6"/>s_D:\bin\t_hi_le.mot_8228404c <text:s text:c="19"/>= "D:\\bin\\t_hi_le.mot"</text:p>
          </table:table-cell>
          <table:table-cell office:value-type="string">
            <text:p><text:s text:c="8"/>82c4a490 07 00 00 71 <text:s text:c="4"/>ulong <text:s text:c="5"/>7000071h</text:p>
          </table:table-cell>
        </table:table-row>
        <table:table-row table:style-name="ro2">
          <table:table-cell office:value-type="string">
            <text:p><text:s text:c="8"/>82c4be34 82 28 40 38 <text:s text:c="4"/>addr <text:s text:c="6"/>s_D:\bin\t_kl_ba.mot_82284038 <text:s text:c="19"/>= "D:\\bin\\t_kl_ba.mot"</text:p>
          </table:table-cell>
          <table:table-cell office:value-type="string">
            <text:p><text:s text:c="8"/>82c4a494 07 00 00 72 <text:s text:c="4"/>ulong <text:s text:c="5"/>7000072h</text:p>
          </table:table-cell>
        </table:table-row>
        <table:table-row table:style-name="ro2">
          <table:table-cell office:value-type="string">
            <text:p><text:s text:c="8"/>82c4be38 82 28 40 24 <text:s text:c="4"/>addr <text:s text:c="6"/>s_D:\bin\t_kl_gy.mot_82284024 <text:s text:c="19"/>= "D:\\bin\\t_kl_gy.mot"</text:p>
          </table:table-cell>
          <table:table-cell office:value-type="string">
            <text:p><text:s text:c="8"/>82c4a498 07 00 00 73 <text:s text:c="4"/>ulong <text:s text:c="5"/>7000073h</text:p>
          </table:table-cell>
        </table:table-row>
        <table:table-row table:style-name="ro2">
          <table:table-cell office:value-type="string">
            <text:p><text:s text:c="8"/>82c4be3c 82 28 40 10 <text:s text:c="4"/>addr <text:s text:c="6"/>s_D:\bin\t_kl_km.mot_82284010 <text:s text:c="19"/>= "D:\\bin\\t_kl_km.mot"</text:p>
          </table:table-cell>
          <table:table-cell office:value-type="string">
            <text:p><text:s text:c="8"/>82c4a49c 07 00 00 74 <text:s text:c="4"/>ulong <text:s text:c="5"/>7000074h</text:p>
          </table:table-cell>
        </table:table-row>
        <table:table-row table:style-name="ro2">
          <table:table-cell office:value-type="string">
            <text:p><text:s text:c="8"/>82c4be40 82 28 3f fc <text:s text:c="4"/>addr <text:s text:c="6"/>s_D:\bin\t_kl_ko.mot_82283ffc <text:s text:c="19"/>= "D:\\bin\\t_kl_ko.mot"</text:p>
          </table:table-cell>
          <table:table-cell office:value-type="string">
            <text:p><text:s text:c="8"/>82c4a4a0 07 00 00 75 <text:s text:c="4"/>ulong <text:s text:c="5"/>7000075h</text:p>
          </table:table-cell>
        </table:table-row>
        <table:table-row table:style-name="ro2">
          <table:table-cell office:value-type="string">
            <text:p><text:s text:c="8"/>82c4be44 82 28 3f e8 <text:s text:c="4"/>addr <text:s text:c="6"/>s_D:\bin\t_kl_le.mot_82283fe8 <text:s text:c="19"/>= "D:\\bin\\t_kl_le.mot"</text:p>
          </table:table-cell>
          <table:table-cell office:value-type="string">
            <text:p><text:s text:c="8"/>82c4a4a4 07 00 00 76 <text:s text:c="4"/>ulong <text:s text:c="5"/>7000076h</text:p>
          </table:table-cell>
        </table:table-row>
        <table:table-row table:style-name="ro2">
          <table:table-cell office:value-type="string">
            <text:p><text:s text:c="8"/>82c4be48 82 28 3f d4 <text:s text:c="4"/>addr <text:s text:c="6"/>s_D:\bin\t_kl_sa.mot_82283fd4 <text:s text:c="19"/>= "D:\\bin\\t_kl_sa.mot"</text:p>
          </table:table-cell>
          <table:table-cell office:value-type="string">
            <text:p><text:s text:c="8"/>82c4a4a8 07 00 00 77 <text:s text:c="4"/>ulong <text:s text:c="5"/>7000077h</text:p>
          </table:table-cell>
        </table:table-row>
        <table:table-row table:style-name="ro2">
          <table:table-cell office:value-type="string">
            <text:p><text:s text:c="8"/>82c4be4c 82 28 3f c0 <text:s text:c="4"/>addr <text:s text:c="6"/>s_D:\bin\t_kl_tn.mot_82283fc0 <text:s text:c="19"/>= "D:\\bin\\t_kl_tn.mot"</text:p>
          </table:table-cell>
          <table:table-cell office:value-type="string">
            <text:p><text:s text:c="8"/>82c4a4ac 07 00 00 78 <text:s text:c="4"/>ulong <text:s text:c="5"/>7000078h</text:p>
          </table:table-cell>
        </table:table-row>
        <table:table-row table:style-name="ro2">
          <table:table-cell office:value-type="string">
            <text:p><text:s text:c="8"/>82c4be50 82 28 3f ac <text:s text:c="4"/>addr <text:s text:c="6"/>s_D:\bin\t_km_ay.mot_82283fac <text:s text:c="19"/>= "D:\\bin\\t_km_ay.mot"</text:p>
          </table:table-cell>
          <table:table-cell office:value-type="string">
            <text:p><text:s text:c="8"/>82c4a4b0 07 00 00 79 <text:s text:c="4"/>ulong <text:s text:c="5"/>7000079h</text:p>
          </table:table-cell>
        </table:table-row>
        <table:table-row table:style-name="ro2">
          <table:table-cell office:value-type="string">
            <text:p><text:s text:c="8"/>82c4be54 82 28 3f 98 <text:s text:c="4"/>addr <text:s text:c="6"/>s_D:\bin\t_km_ba.mot_82283f98 <text:s text:c="19"/>= "D:\\bin\\t_km_ba.mot"</text:p>
          </table:table-cell>
          <table:table-cell office:value-type="string">
            <text:p><text:s text:c="8"/>82c4a4b4 07 00 00 7a <text:s text:c="4"/>ulong <text:s text:c="5"/>700007Ah</text:p>
          </table:table-cell>
        </table:table-row>
        <table:table-row table:style-name="ro2">
          <table:table-cell office:value-type="string">
            <text:p><text:s text:c="8"/>82c4be58 82 28 3f 84 <text:s text:c="4"/>addr <text:s text:c="6"/>s_D:\bin\t_km_fa.mot_82283f84 <text:s text:c="19"/>= "D:\\bin\\t_km_fa.mot"</text:p>
          </table:table-cell>
          <table:table-cell office:value-type="string">
            <text:p><text:s text:c="8"/>82c4a4b8 07 00 00 7b <text:s text:c="4"/>ulong <text:s text:c="5"/>700007Bh</text:p>
          </table:table-cell>
        </table:table-row>
        <table:table-row table:style-name="ro2">
          <table:table-cell office:value-type="string">
            <text:p><text:s text:c="8"/>82c4be5c 82 28 3f 70 <text:s text:c="4"/>addr <text:s text:c="6"/>s_D:\bin\t_km_gy.mot_82283f70 <text:s text:c="19"/>= "D:\\bin\\t_km_gy.mot"</text:p>
          </table:table-cell>
          <table:table-cell office:value-type="string">
            <text:p><text:s text:c="8"/>82c4a4bc 07 00 00 7c <text:s text:c="4"/>ulong <text:s text:c="5"/>700007Ch</text:p>
          </table:table-cell>
        </table:table-row>
        <table:table-row table:style-name="ro2">
          <table:table-cell office:value-type="string">
            <text:p><text:s text:c="8"/>82c4be60 82 28 3f 5c <text:s text:c="4"/>addr <text:s text:c="6"/>s_D:\bin\t_km_ks.mot_82283f5c <text:s text:c="19"/>= "D:\\bin\\t_km_ks.mot"</text:p>
          </table:table-cell>
          <table:table-cell office:value-type="string">
            <text:p><text:s text:c="8"/>82c4a4c0 07 00 00 7d <text:s text:c="4"/>ulong <text:s text:c="5"/>700007Dh</text:p>
          </table:table-cell>
        </table:table-row>
        <table:table-row table:style-name="ro2">
          <table:table-cell office:value-type="string">
            <text:p><text:s text:c="8"/>82c4be64 82 28 3f 48 <text:s text:c="4"/>addr <text:s text:c="6"/>s_D:\bin\t_km_kt.mot_82283f48 <text:s text:c="19"/>= "D:\\bin\\t_km_kt.mot"</text:p>
          </table:table-cell>
          <table:table-cell office:value-type="string">
            <text:p><text:s text:c="8"/>82c4a4c4 07 00 00 7e <text:s text:c="4"/>ulong <text:s text:c="5"/>700007Eh</text:p>
          </table:table-cell>
        </table:table-row>
        <table:table-row table:style-name="ro2">
          <table:table-cell office:value-type="string">
            <text:p><text:s text:c="8"/>82c4be68 82 28 3f 34 <text:s text:c="4"/>addr <text:s text:c="6"/>s_D:\bin\t_km_lu.mot_82283f34 <text:s text:c="19"/>= "D:\\bin\\t_km_lu.mot"</text:p>
          </table:table-cell>
          <table:table-cell office:value-type="string">
            <text:p><text:s text:c="8"/>82c4a4c8 07 00 00 7f <text:s text:c="4"/>ulong <text:s text:c="5"/>700007Fh</text:p>
          </table:table-cell>
        </table:table-row>
        <table:table-row table:style-name="ro2">
          <table:table-cell office:value-type="string">
            <text:p><text:s text:c="8"/>82c4be6c 82 28 3f 20 <text:s text:c="4"/>addr <text:s text:c="6"/>s_D:\bin\t_km_ni.mot_82283f20 <text:s text:c="19"/>= "D:\\bin\\t_km_ni.mot"</text:p>
          </table:table-cell>
          <table:table-cell office:value-type="string">
            <text:p><text:s text:c="8"/>82c4a4cc 07 00 00 80 <text:s text:c="4"/>ulong <text:s text:c="5"/>7000080h</text:p>
          </table:table-cell>
        </table:table-row>
        <table:table-row table:style-name="ro2">
          <table:table-cell office:value-type="string">
            <text:p><text:s text:c="8"/>82c4be70 82 28 3f 0c <text:s text:c="4"/>addr <text:s text:c="6"/>s_D:\bin\t_km_sa.mot_82283f0c <text:s text:c="19"/>= "D:\\bin\\t_km_sa.mot"</text:p>
          </table:table-cell>
          <table:table-cell office:value-type="string">
            <text:p><text:s text:c="8"/>82c4a4d0 07 00 00 81 <text:s text:c="4"/>ulong <text:s text:c="5"/>7000081h</text:p>
          </table:table-cell>
        </table:table-row>
        <table:table-row table:style-name="ro2">
          <table:table-cell office:value-type="string">
            <text:p><text:s text:c="8"/>82c4be74 82 28 3e f8 <text:s text:c="4"/>addr <text:s text:c="6"/>s_D:\bin\t_km_tn.mot_82283ef8 <text:s text:c="19"/>= "D:\\bin\\t_km_tn.mot"</text:p>
          </table:table-cell>
          <table:table-cell office:value-type="string">
            <text:p><text:s text:c="8"/>82c4a4d4 07 00 00 82 <text:s text:c="4"/>ulong <text:s text:c="5"/>7000082h</text:p>
          </table:table-cell>
        </table:table-row>
        <table:table-row table:style-name="ro2">
          <table:table-cell office:value-type="string">
            <text:p><text:s text:c="8"/>82c4be78 82 28 3e e4 <text:s text:c="4"/>addr <text:s text:c="6"/>s_D:\bin\t_ko_kl.mot_82283ee4 <text:s text:c="19"/>= "D:\\bin\\t_ko_kl.mot"</text:p>
          </table:table-cell>
          <table:table-cell office:value-type="string">
            <text:p><text:s text:c="8"/>82c4a4d8 07 00 00 83 <text:s text:c="4"/>ulong <text:s text:c="5"/>7000083h</text:p>
          </table:table-cell>
        </table:table-row>
        <table:table-row table:style-name="ro2">
          <table:table-cell office:value-type="string">
            <text:p><text:s text:c="8"/>82c4be7c 82 28 3e d0 <text:s text:c="4"/>addr <text:s text:c="6"/>s_D:\bin\t_ko_kt.mot_82283ed0 <text:s text:c="19"/>= "D:\\bin\\t_ko_kt.mot"</text:p>
          </table:table-cell>
          <table:table-cell office:value-type="string">
            <text:p><text:s text:c="8"/>82c4a4dc 07 00 00 84 <text:s text:c="4"/>ulong <text:s text:c="5"/>7000084h</text:p>
          </table:table-cell>
        </table:table-row>
        <table:table-row table:style-name="ro2">
          <table:table-cell office:value-type="string">
            <text:p><text:s text:c="8"/>82c4be80 82 28 3e bc <text:s text:c="4"/>addr <text:s text:c="6"/>s_D:\bin\t_ko_ni.mot_82283ebc <text:s text:c="19"/>= "D:\\bin\\t_ko_ni.mot"</text:p>
          </table:table-cell>
          <table:table-cell office:value-type="string">
            <text:p><text:s text:c="8"/>82c4a4e0 07 00 00 85 <text:s text:c="4"/>ulong <text:s text:c="5"/>7000085h</text:p>
          </table:table-cell>
        </table:table-row>
        <table:table-row table:style-name="ro2">
          <table:table-cell office:value-type="string">
            <text:p><text:s text:c="8"/>82c4be84 82 28 3e a8 <text:s text:c="4"/>addr <text:s text:c="6"/>s_D:\bin\t_ko_ha.mot_82283ea8 <text:s text:c="19"/>= "D:\\bin\\t_ko_ha.mot"</text:p>
          </table:table-cell>
          <table:table-cell office:value-type="string">
            <text:p><text:s text:c="8"/>82c4a4e4 07 00 00 86 <text:s text:c="4"/>ulong <text:s text:c="5"/>7000086h</text:p>
          </table:table-cell>
        </table:table-row>
        <table:table-row table:style-name="ro2">
          <table:table-cell office:value-type="string">
            <text:p><text:s text:c="8"/>82c4be88 82 28 3e 94 <text:s text:c="4"/>addr <text:s text:c="6"/>s_D:\bin\t_ks_al.mot_82283e94 <text:s text:c="19"/>= "D:\\bin\\t_ks_al.mot"</text:p>
          </table:table-cell>
          <table:table-cell office:value-type="string">
            <text:p><text:s text:c="8"/>82c4a4e8 07 00 00 87 <text:s text:c="4"/>ulong <text:s text:c="5"/>7000087h</text:p>
          </table:table-cell>
        </table:table-row>
        <table:table-row table:style-name="ro2">
          <table:table-cell office:value-type="string">
            <text:p><text:s text:c="8"/>82c4be8c 82 28 3e 80 <text:s text:c="4"/>addr <text:s text:c="6"/>s_D:\bin\t_ks_ay.mot_82283e80 <text:s text:c="19"/>= "D:\\bin\\t_ks_ay.mot"</text:p>
          </table:table-cell>
          <table:table-cell office:value-type="string">
            <text:p><text:s text:c="8"/>82c4a4ec 07 00 00 88 <text:s text:c="4"/>ulong <text:s text:c="5"/>7000088h</text:p>
          </table:table-cell>
        </table:table-row>
        <table:table-row table:style-name="ro2">
          <table:table-cell office:value-type="string">
            <text:p><text:s text:c="8"/>82c4be90 82 28 3e 6c <text:s text:c="4"/>addr <text:s text:c="6"/>s_D:\bin\t_ks_ba.mot_82283e6c <text:s text:c="19"/>= "D:\\bin\\t_ks_ba.mot"</text:p>
          </table:table-cell>
          <table:table-cell office:value-type="string">
            <text:p><text:s text:c="8"/>82c4a4f0 07 00 00 89 <text:s text:c="4"/>ulong <text:s text:c="5"/>7000089h</text:p>
          </table:table-cell>
        </table:table-row>
        <table:table-row table:style-name="ro2">
          <table:table-cell office:value-type="string">
            <text:p><text:s text:c="8"/>82c4be94 82 28 3e 58 <text:s text:c="4"/>addr <text:s text:c="6"/>s_D:\bin\t_ks_hi.mot_82283e58 <text:s text:c="19"/>= "D:\\bin\\t_ks_hi.mot"</text:p>
          </table:table-cell>
          <table:table-cell office:value-type="string">
            <text:p><text:s text:c="8"/>82c4a4f4 07 00 00 8a <text:s text:c="4"/>ulong <text:s text:c="5"/>700008Ah</text:p>
          </table:table-cell>
        </table:table-row>
        <table:table-row table:style-name="ro2">
          <table:table-cell office:value-type="string">
            <text:p><text:s text:c="8"/>82c4be98 82 28 3e 44 <text:s text:c="4"/>addr <text:s text:c="6"/>s_D:\bin\t_ks_kl.mot_82283e44 <text:s text:c="19"/>= "D:\\bin\\t_ks_kl.mot"</text:p>
          </table:table-cell>
          <table:table-cell office:value-type="string">
            <text:p><text:s text:c="8"/>82c4a4f8 07 00 00 8b <text:s text:c="4"/>ulong <text:s text:c="5"/>700008Bh</text:p>
          </table:table-cell>
        </table:table-row>
        <table:table-row table:style-name="ro2">
          <table:table-cell office:value-type="string">
            <text:p><text:s text:c="8"/>82c4be9c 82 28 3e 30 <text:s text:c="4"/>addr <text:s text:c="6"/>s_D:\bin\t_ks_km.mot_82283e30 <text:s text:c="19"/>= "D:\\bin\\t_ks_km.mot"</text:p>
          </table:table-cell>
          <table:table-cell office:value-type="string">
            <text:p><text:s text:c="8"/>82c4a4fc 07 00 00 8c <text:s text:c="4"/>ulong <text:s text:c="5"/>700008Ch</text:p>
          </table:table-cell>
        </table:table-row>
        <table:table-row table:style-name="ro2">
          <table:table-cell office:value-type="string">
            <text:p><text:s text:c="8"/>82c4bea0 82 28 3e 1c <text:s text:c="4"/>addr <text:s text:c="6"/>s_D:\bin\t_ks_ko.mot_82283e1c <text:s text:c="19"/>= "D:\\bin\\t_ks_ko.mot"</text:p>
          </table:table-cell>
          <table:table-cell office:value-type="string">
            <text:p><text:s text:c="8"/>82c4a500 07 00 00 8d <text:s text:c="4"/>ulong <text:s text:c="5"/>700008Dh</text:p>
          </table:table-cell>
        </table:table-row>
        <table:table-row table:style-name="ro2">
          <table:table-cell office:value-type="string">
            <text:p><text:s text:c="8"/>82c4bea4 82 28 3e 08 <text:s text:c="4"/>addr <text:s text:c="6"/>s_D:\bin\t_ks_kt.mot_82283e08 <text:s text:c="19"/>= "D:\\bin\\t_ks_kt.mot"</text:p>
          </table:table-cell>
          <table:table-cell office:value-type="string">
            <text:p><text:s text:c="8"/>82c4a504 07 00 00 8e <text:s text:c="4"/>ulong <text:s text:c="5"/>700008Eh</text:p>
          </table:table-cell>
        </table:table-row>
        <table:table-row table:style-name="ro2">
          <table:table-cell office:value-type="string">
            <text:p><text:s text:c="8"/>82c4bea8 82 28 3d f4 <text:s text:c="4"/>addr <text:s text:c="6"/>s_D:\bin\t_ks_su.mot_82283df4 <text:s text:c="19"/>= "D:\\bin\\t_ks_su.mot"</text:p>
          </table:table-cell>
          <table:table-cell office:value-type="string">
            <text:p><text:s text:c="8"/>82c4a508 07 00 00 8f <text:s text:c="4"/>ulong <text:s text:c="5"/>700008Fh</text:p>
          </table:table-cell>
        </table:table-row>
        <table:table-row table:style-name="ro2">
          <table:table-cell office:value-type="string">
            <text:p><text:s text:c="8"/>82c4beac 82 28 3d e0 <text:s text:c="4"/>addr <text:s text:c="6"/>s_D:\bin\t_kt_ay.mot_82283de0 <text:s text:c="19"/>= "D:\\bin\\t_kt_ay.mot"</text:p>
          </table:table-cell>
          <table:table-cell office:value-type="string">
            <text:p><text:s text:c="8"/>82c4a50c 07 00 00 90 <text:s text:c="4"/>ulong <text:s text:c="5"/>7000090h</text:p>
          </table:table-cell>
        </table:table-row>
        <table:table-row table:style-name="ro2">
          <table:table-cell office:value-type="string">
            <text:p><text:s text:c="8"/>82c4beb0 82 28 3d cc <text:s text:c="4"/>addr <text:s text:c="6"/>s_D:\bin\t_kt_ba.mot_82283dcc <text:s text:c="19"/>= "D:\\bin\\t_kt_ba.mot"</text:p>
          </table:table-cell>
          <table:table-cell office:value-type="string">
            <text:p><text:s text:c="8"/>82c4a510 07 00 00 91 <text:s text:c="4"/>ulong <text:s text:c="5"/>7000091h</text:p>
          </table:table-cell>
        </table:table-row>
        <table:table-row table:style-name="ro2">
          <table:table-cell office:value-type="string">
            <text:p><text:s text:c="8"/>82c4beb4 82 28 3d b8 <text:s text:c="4"/>addr <text:s text:c="6"/>s_D:\bin\t_kt_kl.mot_82283db8 <text:s text:c="19"/>= "D:\\bin\\t_kt_kl.mot"</text:p>
          </table:table-cell>
          <table:table-cell office:value-type="string">
            <text:p><text:s text:c="8"/>82c4a514 07 00 00 92 <text:s text:c="4"/>ulong <text:s text:c="5"/>7000092h</text:p>
          </table:table-cell>
        </table:table-row>
        <table:table-row table:style-name="ro2">
          <table:table-cell office:value-type="string">
            <text:p><text:s text:c="8"/>82c4beb8 82 28 3d a4 <text:s text:c="4"/>addr <text:s text:c="6"/>s_D:\bin\t_kt_km.mot_82283da4 <text:s text:c="19"/>= "D:\\bin\\t_kt_km.mot"</text:p>
          </table:table-cell>
          <table:table-cell office:value-type="string">
            <text:p><text:s text:c="8"/>82c4a518 07 00 00 93 <text:s text:c="4"/>ulong <text:s text:c="5"/>7000093h</text:p>
          </table:table-cell>
        </table:table-row>
        <table:table-row table:style-name="ro2">
          <table:table-cell office:value-type="string">
            <text:p><text:s text:c="8"/>82c4bebc 82 28 3d 90 <text:s text:c="4"/>addr <text:s text:c="6"/>s_D:\bin\t_kt_ko.mot_82283d90 <text:s text:c="19"/>= "D:\\bin\\t_kt_ko.mot"</text:p>
          </table:table-cell>
          <table:table-cell office:value-type="string">
            <text:p><text:s text:c="8"/>82c4a51c 07 00 00 94 <text:s text:c="4"/>ulong <text:s text:c="5"/>7000094h</text:p>
          </table:table-cell>
        </table:table-row>
        <table:table-row table:style-name="ro2">
          <table:table-cell office:value-type="string">
            <text:p><text:s text:c="8"/>82c4bec0 82 28 3d 7c <text:s text:c="4"/>addr <text:s text:c="6"/>s_D:\bin\t_kt_ks.mot_82283d7c <text:s text:c="19"/>= "D:\\bin\\t_kt_ks.mot"</text:p>
          </table:table-cell>
          <table:table-cell office:value-type="string">
            <text:p><text:s text:c="8"/>82c4a520 07 00 00 95 <text:s text:c="4"/>ulong <text:s text:c="5"/>7000095h</text:p>
          </table:table-cell>
        </table:table-row>
        <table:table-row table:style-name="ro2">
          <table:table-cell office:value-type="string">
            <text:p><text:s text:c="8"/>82c4bec4 82 28 3d 68 <text:s text:c="4"/>addr <text:s text:c="6"/>s_D:\bin\t_kt_lu.mot_82283d68 <text:s text:c="19"/>= "D:\\bin\\t_kt_lu.mot"</text:p>
          </table:table-cell>
          <table:table-cell office:value-type="string">
            <text:p><text:s text:c="8"/>82c4a524 07 00 00 96 <text:s text:c="4"/>ulong <text:s text:c="5"/>7000096h</text:p>
          </table:table-cell>
        </table:table-row>
        <table:table-row table:style-name="ro2">
          <table:table-cell office:value-type="string">
            <text:p><text:s text:c="8"/>82c4bec8 82 28 3d 54 <text:s text:c="4"/>addr <text:s text:c="6"/>s_D:\bin\t_le_hi.mot_82283d54 <text:s text:c="19"/>= "D:\\bin\\t_le_hi.mot"</text:p>
          </table:table-cell>
          <table:table-cell office:value-type="string">
            <text:p><text:s text:c="8"/>82c4a528 07 00 00 97 <text:s text:c="4"/>ulong <text:s text:c="5"/>7000097h</text:p>
          </table:table-cell>
        </table:table-row>
        <table:table-row table:style-name="ro2">
          <table:table-cell office:value-type="string">
            <text:p><text:s text:c="8"/>82c4becc 82 28 3d 40 <text:s text:c="4"/>addr <text:s text:c="6"/>s_D:\bin\t_le_kt.mot_82283d40 <text:s text:c="19"/>= "D:\\bin\\t_le_kt.mot"</text:p>
          </table:table-cell>
          <table:table-cell office:value-type="string">
            <text:p><text:s text:c="8"/>82c4a52c 07 00 00 98 <text:s text:c="4"/>ulong <text:s text:c="5"/>7000098h</text:p>
          </table:table-cell>
        </table:table-row>
        <table:table-row table:style-name="ro2">
          <table:table-cell office:value-type="string">
            <text:p><text:s text:c="8"/>82c4bed0 82 28 3d 2c <text:s text:c="4"/>addr <text:s text:c="6"/>s_D:\bin\t_le_lu.mot_82283d2c <text:s text:c="19"/>= "D:\\bin\\t_le_lu.mot"</text:p>
          </table:table-cell>
          <table:table-cell office:value-type="string">
            <text:p><text:s text:c="8"/>82c4a530 07 00 00 99 <text:s text:c="4"/>ulong <text:s text:c="5"/>7000099h</text:p>
          </table:table-cell>
        </table:table-row>
        <table:table-row table:style-name="ro2">
          <table:table-cell office:value-type="string">
            <text:p><text:s text:c="8"/>82c4bed4 82 28 3d 18 <text:s text:c="4"/>addr <text:s text:c="6"/>s_D:\bin\t_le_tn.mot_82283d18 <text:s text:c="19"/>= "D:\\bin\\t_le_tn.mot"</text:p>
          </table:table-cell>
          <table:table-cell office:value-type="string">
            <text:p><text:s text:c="8"/>82c4a534 07 00 00 9a <text:s text:c="4"/>ulong <text:s text:c="5"/>700009Ah</text:p>
          </table:table-cell>
        </table:table-row>
        <table:table-row table:style-name="ro2">
          <table:table-cell office:value-type="string">
            <text:p><text:s text:c="8"/>82c4bed8 82 28 3d 04 <text:s text:c="4"/>addr <text:s text:c="6"/>s_D:\bin\t_lu_fa.mot_82283d04 <text:s text:c="19"/>= "D:\\bin\\t_lu_fa.mot"</text:p>
          </table:table-cell>
          <table:table-cell office:value-type="string">
            <text:p><text:s text:c="8"/>82c4a538 07 00 00 9b <text:s text:c="4"/>ulong <text:s text:c="5"/>700009Bh</text:p>
          </table:table-cell>
        </table:table-row>
        <table:table-row table:style-name="ro2">
          <table:table-cell office:value-type="string">
            <text:p><text:s text:c="8"/>82c4bedc 82 28 3c f0 <text:s text:c="4"/>addr <text:s text:c="6"/>s_D:\bin\t_lu_gy.mot_82283cf0 <text:s text:c="19"/>= "D:\\bin\\t_lu_gy.mot"</text:p>
          </table:table-cell>
          <table:table-cell office:value-type="string">
            <text:p><text:s text:c="8"/>82c4a53c 07 00 00 9c <text:s text:c="4"/>ulong <text:s text:c="5"/>700009Ch</text:p>
          </table:table-cell>
        </table:table-row>
        <table:table-row table:style-name="ro2">
          <table:table-cell office:value-type="string">
            <text:p><text:s text:c="8"/>82c4bee0 82 28 3c dc <text:s text:c="4"/>addr <text:s text:c="6"/>s_D:\bin\t_lu_km.mot_82283cdc <text:s text:c="19"/>= "D:\\bin\\t_lu_km.mot"</text:p>
          </table:table-cell>
          <table:table-cell office:value-type="string">
            <text:p><text:s text:c="8"/>82c4a540 07 00 00 9d <text:s text:c="4"/>ulong <text:s text:c="5"/>700009Dh</text:p>
          </table:table-cell>
        </table:table-row>
        <table:table-row table:style-name="ro2">
          <table:table-cell office:value-type="string">
            <text:p><text:s text:c="8"/>82c4bee4 82 28 3c c8 <text:s text:c="4"/>addr <text:s text:c="6"/>s_D:\bin\t_lu_kt.mot_82283cc8 <text:s text:c="19"/>= "D:\\bin\\t_lu_kt.mot"</text:p>
          </table:table-cell>
          <table:table-cell office:value-type="string">
            <text:p><text:s text:c="8"/>82c4a544 07 00 00 9e <text:s text:c="4"/>ulong <text:s text:c="5"/>700009Eh</text:p>
          </table:table-cell>
        </table:table-row>
        <table:table-row table:style-name="ro2">
          <table:table-cell office:value-type="string">
            <text:p><text:s text:c="8"/>82c4bee8 82 28 3c b4 <text:s text:c="4"/>addr <text:s text:c="6"/>s_D:\bin\t_lu_le.mot_82283cb4 <text:s text:c="19"/>= "D:\\bin\\t_lu_le.mot"</text:p>
          </table:table-cell>
          <table:table-cell office:value-type="string">
            <text:p><text:s text:c="8"/>82c4a548 07 00 00 9f <text:s text:c="4"/>ulong <text:s text:c="5"/>700009Fh</text:p>
          </table:table-cell>
        </table:table-row>
        <table:table-row table:style-name="ro2">
          <table:table-cell office:value-type="string">
            <text:p><text:s text:c="8"/>82c4beec 82 28 3c a0 <text:s text:c="4"/>addr <text:s text:c="6"/>s_D:\bin\t_lu_sa.mot_82283ca0 <text:s text:c="19"/>= "D:\\bin\\t_lu_sa.mot"</text:p>
          </table:table-cell>
          <table:table-cell office:value-type="string">
            <text:p><text:s text:c="8"/>82c4a54c 07 00 00 a0 <text:s text:c="4"/>ulong <text:s text:c="5"/>70000A0h</text:p>
          </table:table-cell>
        </table:table-row>
        <table:table-row table:style-name="ro2">
          <table:table-cell office:value-type="string">
            <text:p><text:s text:c="8"/>82c4bef0 82 28 3c 8c <text:s text:c="4"/>addr <text:s text:c="6"/>s_D:\bin\t_ni_ay.mot_82283c8c <text:s text:c="19"/>= "D:\\bin\\t_ni_ay.mot"</text:p>
          </table:table-cell>
          <table:table-cell office:value-type="string">
            <text:p><text:s text:c="8"/>82c4a550 07 00 00 a1 <text:s text:c="4"/>ulong <text:s text:c="5"/>70000A1h</text:p>
          </table:table-cell>
        </table:table-row>
        <table:table-row table:style-name="ro2">
          <table:table-cell office:value-type="string">
            <text:p><text:s text:c="8"/>82c4bef4 82 28 3c 78 <text:s text:c="4"/>addr <text:s text:c="6"/>s_D:\bin\t_ni_go.mot_82283c78 <text:s text:c="19"/>= "D:\\bin\\t_ni_go.mot"</text:p>
          </table:table-cell>
          <table:table-cell office:value-type="string">
            <text:p><text:s text:c="8"/>82c4a554 07 00 00 a2 <text:s text:c="4"/>ulong <text:s text:c="5"/>70000A2h</text:p>
          </table:table-cell>
        </table:table-row>
        <table:table-row table:style-name="ro2">
          <table:table-cell office:value-type="string">
            <text:p><text:s text:c="8"/>82c4bef8 82 28 3c 64 <text:s text:c="4"/>addr <text:s text:c="6"/>s_D:\bin\t_ni_km.mot_82283c64 <text:s text:c="19"/>= "D:\\bin\\t_ni_km.mot"</text:p>
          </table:table-cell>
          <table:table-cell office:value-type="string">
            <text:p><text:s text:c="8"/>82c4a558 07 00 00 a3 <text:s text:c="4"/>ulong <text:s text:c="5"/>70000A3h</text:p>
          </table:table-cell>
        </table:table-row>
        <table:table-row table:style-name="ro2">
          <table:table-cell office:value-type="string">
            <text:p><text:s text:c="8"/>82c4befc 82 28 3c 50 <text:s text:c="4"/>addr <text:s text:c="6"/>s_D:\bin\t_ni_su.mot_82283c50 <text:s text:c="19"/>= "D:\\bin\\t_ni_su.mot"</text:p>
          </table:table-cell>
          <table:table-cell office:value-type="string">
            <text:p><text:s text:c="8"/>82c4a55c 07 00 00 a4 <text:s text:c="4"/>ulong <text:s text:c="5"/>70000A4h</text:p>
          </table:table-cell>
        </table:table-row>
        <table:table-row table:style-name="ro2">
          <table:table-cell office:value-type="string">
            <text:p><text:s text:c="8"/>82c4bf00 82 28 3c 3c <text:s text:c="4"/>addr <text:s text:c="6"/>s_D:\bin\t_pr_ba.mot_82283c3c <text:s text:c="19"/>= "D:\\bin\\t_pr_ba.mot"</text:p>
          </table:table-cell>
          <table:table-cell office:value-type="string">
            <text:p><text:s text:c="8"/>82c4a560 07 00 00 a5 <text:s text:c="4"/>ulong <text:s text:c="5"/>70000A5h</text:p>
          </table:table-cell>
        </table:table-row>
        <table:table-row table:style-name="ro2">
          <table:table-cell office:value-type="string">
            <text:p><text:s text:c="8"/>82c4bf04 82 28 3c 28 <text:s text:c="4"/>addr <text:s text:c="6"/>s_D:\bin\t_pr_tn.mot_82283c28 <text:s text:c="19"/>= "D:\\bin\\t_pr_tn.mot"</text:p>
          </table:table-cell>
          <table:table-cell office:value-type="string">
            <text:p><text:s text:c="8"/>82c4a564 07 00 00 a6 <text:s text:c="4"/>ulong <text:s text:c="5"/>70000A6h</text:p>
          </table:table-cell>
        </table:table-row>
        <table:table-row table:style-name="ro2">
          <table:table-cell office:value-type="string">
            <text:p><text:s text:c="8"/>82c4bf08 82 28 3c 14 <text:s text:c="4"/>addr <text:s text:c="6"/>s_D:\bin\t_pr_ko.mot_82283c14 <text:s text:c="19"/>= "D:\\bin\\t_pr_ko.mot"</text:p>
          </table:table-cell>
          <table:table-cell office:value-type="string">
            <text:p><text:s text:c="8"/>82c4a568 07 00 00 a7 <text:s text:c="4"/>ulong <text:s text:c="5"/>70000A7h</text:p>
          </table:table-cell>
        </table:table-row>
        <table:table-row table:style-name="ro2">
          <table:table-cell office:value-type="string">
            <text:p><text:s text:c="8"/>82c4bf0c 82 28 3c 00 <text:s text:c="4"/>addr <text:s text:c="6"/>s_D:\bin\t_sa_ba.mot_82283c00 <text:s text:c="19"/>= "D:\\bin\\t_sa_ba.mot"</text:p>
          </table:table-cell>
          <table:table-cell office:value-type="string">
            <text:p><text:s text:c="8"/>82c4a56c 07 00 00 a8 <text:s text:c="4"/>ulong <text:s text:c="5"/>70000A8h</text:p>
          </table:table-cell>
        </table:table-row>
        <table:table-row table:style-name="ro2">
          <table:table-cell office:value-type="string">
            <text:p><text:s text:c="8"/>82c4bf10 82 28 3b ec <text:s text:c="4"/>addr <text:s text:c="6"/>s_D:\bin\t_sa_fa.mot_82283bec <text:s text:c="19"/>= "D:\\bin\\t_sa_fa.mot"</text:p>
          </table:table-cell>
          <table:table-cell office:value-type="string">
            <text:p><text:s text:c="8"/>82c4a570 07 00 00 a9 <text:s text:c="4"/>ulong <text:s text:c="5"/>70000A9h</text:p>
          </table:table-cell>
        </table:table-row>
        <table:table-row table:style-name="ro2">
          <table:table-cell office:value-type="string">
            <text:p><text:s text:c="8"/>82c4bf14 82 28 3b d8 <text:s text:c="4"/>addr <text:s text:c="6"/>s_D:\bin\t_sa_gy.mot_82283bd8 <text:s text:c="19"/>= "D:\\bin\\t_sa_gy.mot"</text:p>
          </table:table-cell>
          <table:table-cell office:value-type="string">
            <text:p><text:s text:c="8"/>82c4a574 07 00 00 aa <text:s text:c="4"/>ulong <text:s text:c="5"/>70000AAh</text:p>
          </table:table-cell>
        </table:table-row>
        <table:table-row table:style-name="ro2">
          <table:table-cell office:value-type="string">
            <text:p><text:s text:c="8"/>82c4bf18 82 28 3b c4 <text:s text:c="4"/>addr <text:s text:c="6"/>s_D:\bin\t_sa_kl.mot_82283bc4 <text:s text:c="19"/>= "D:\\bin\\t_sa_kl.mot"</text:p>
          </table:table-cell>
          <table:table-cell office:value-type="string">
            <text:p><text:s text:c="8"/>82c4a578 07 00 00 ab <text:s text:c="4"/>ulong <text:s text:c="5"/>70000ABh</text:p>
          </table:table-cell>
        </table:table-row>
        <table:table-row table:style-name="ro2">
          <table:table-cell office:value-type="string">
            <text:p><text:s text:c="8"/>82c4bf1c 82 28 3b b0 <text:s text:c="4"/>addr <text:s text:c="6"/>s_D:\bin\t_sa_km.mot_82283bb0 <text:s text:c="19"/>= "D:\\bin\\t_sa_km.mot"</text:p>
          </table:table-cell>
          <table:table-cell office:value-type="string">
            <text:p><text:s text:c="8"/>82c4a57c 07 00 00 ac <text:s text:c="4"/>ulong <text:s text:c="5"/>70000ACh</text:p>
          </table:table-cell>
        </table:table-row>
        <table:table-row table:style-name="ro2">
          <table:table-cell office:value-type="string">
            <text:p><text:s text:c="8"/>82c4bf20 82 28 3b 9c <text:s text:c="4"/>addr <text:s text:c="6"/>s_D:\bin\t_sa_kt.mot_82283b9c <text:s text:c="19"/>= "D:\\bin\\t_sa_kt.mot"</text:p>
          </table:table-cell>
          <table:table-cell office:value-type="string">
            <text:p><text:s text:c="8"/>82c4a580 07 00 00 ad <text:s text:c="4"/>ulong <text:s text:c="5"/>70000ADh</text:p>
          </table:table-cell>
        </table:table-row>
        <table:table-row table:style-name="ro2">
          <table:table-cell office:value-type="string">
            <text:p><text:s text:c="8"/>82c4bf24 82 28 3b 88 <text:s text:c="4"/>addr <text:s text:c="6"/>s_D:\bin\t_sa_tn.mot_82283b88 <text:s text:c="19"/>= "D:\\bin\\t_sa_tn.mot"</text:p>
          </table:table-cell>
          <table:table-cell office:value-type="string">
            <text:p><text:s text:c="8"/>82c4a584 07 00 00 ae <text:s text:c="4"/>ulong <text:s text:c="5"/>70000AEh</text:p>
          </table:table-cell>
        </table:table-row>
        <table:table-row table:style-name="ro2">
          <table:table-cell office:value-type="string">
            <text:p><text:s text:c="8"/>82c4bf28 82 28 3b 74 <text:s text:c="4"/>addr <text:s text:c="6"/>s_D:\bin\t_sa_go.mot_82283b74 <text:s text:c="19"/>= "D:\\bin\\t_sa_go.mot"</text:p>
          </table:table-cell>
          <table:table-cell office:value-type="string">
            <text:p><text:s text:c="8"/>82c4a588 07 00 00 af <text:s text:c="4"/>ulong <text:s text:c="5"/>70000AFh</text:p>
          </table:table-cell>
        </table:table-row>
        <table:table-row table:style-name="ro2">
          <table:table-cell office:value-type="string">
            <text:p><text:s text:c="8"/>82c4bf2c 82 28 3b 60 <text:s text:c="4"/>addr <text:s text:c="6"/>s_D:\bin\t_su_fa.mot_82283b60 <text:s text:c="19"/>= "D:\\bin\\t_su_fa.mot"</text:p>
          </table:table-cell>
          <table:table-cell office:value-type="string">
            <text:p><text:s text:c="8"/>82c4a58c 07 00 00 b0 <text:s text:c="4"/>ulong <text:s text:c="5"/>70000B0h</text:p>
          </table:table-cell>
        </table:table-row>
        <table:table-row table:style-name="ro2">
          <table:table-cell office:value-type="string">
            <text:p><text:s text:c="8"/>82c4bf30 82 28 3b 4c <text:s text:c="4"/>addr <text:s text:c="6"/>s_D:\bin\t_su_kl.mot_82283b4c <text:s text:c="19"/>= "D:\\bin\\t_su_kl.mot"</text:p>
          </table:table-cell>
          <table:table-cell office:value-type="string">
            <text:p><text:s text:c="8"/>82c4a590 07 00 00 b1 <text:s text:c="4"/>ulong <text:s text:c="5"/>70000B1h</text:p>
          </table:table-cell>
        </table:table-row>
        <table:table-row table:style-name="ro2">
          <table:table-cell office:value-type="string">
            <text:p><text:s text:c="8"/>82c4bf34 82 28 3b 38 <text:s text:c="4"/>addr <text:s text:c="6"/>s_D:\bin\t_su_ha.mot_82283b38 <text:s text:c="19"/>= "D:\\bin\\t_su_ha.mot"</text:p>
          </table:table-cell>
          <table:table-cell office:value-type="string">
            <text:p><text:s text:c="8"/>82c4a594 07 00 00 b2 <text:s text:c="4"/>ulong <text:s text:c="5"/>70000B2h</text:p>
          </table:table-cell>
        </table:table-row>
        <table:table-row table:style-name="ro2">
          <table:table-cell office:value-type="string">
            <text:p><text:s text:c="8"/>82c4bf38 82 28 3b 24 <text:s text:c="4"/>addr <text:s text:c="6"/>s_D:\bin\t_su_bo.mot_82283b24 <text:s text:c="19"/>= "D:\\bin\\t_su_bo.mot"</text:p>
          </table:table-cell>
          <table:table-cell office:value-type="string">
            <text:p><text:s text:c="8"/>82c4a598 07 00 00 b3 <text:s text:c="4"/>ulong <text:s text:c="5"/>70000B3h</text:p>
          </table:table-cell>
        </table:table-row>
        <table:table-row table:style-name="ro2">
          <table:table-cell office:value-type="string">
            <text:p><text:s text:c="8"/>82c4bf3c 82 28 3b 10 <text:s text:c="4"/>addr <text:s text:c="6"/>s_D:\bin\t_tn_ba.mot_82283b10 <text:s text:c="19"/>= "D:\\bin\\t_tn_ba.mot"</text:p>
          </table:table-cell>
          <table:table-cell office:value-type="string">
            <text:p><text:s text:c="8"/>82c4a59c 07 00 00 b4 <text:s text:c="4"/>ulong <text:s text:c="5"/>70000B4h</text:p>
          </table:table-cell>
        </table:table-row>
        <table:table-row table:style-name="ro2">
          <table:table-cell office:value-type="string">
            <text:p><text:s text:c="8"/>82c4bf40 82 28 3a fc <text:s text:c="4"/>addr <text:s text:c="6"/>s_D:\bin\t_tn_fa.mot_82283afc <text:s text:c="19"/>= "D:\\bin\\t_tn_fa.mot"</text:p>
          </table:table-cell>
          <table:table-cell office:value-type="string">
            <text:p><text:s text:c="8"/>82c4a5a0 07 00 00 b5 <text:s text:c="4"/>ulong <text:s text:c="5"/>70000B5h</text:p>
          </table:table-cell>
        </table:table-row>
        <table:table-row table:style-name="ro2">
          <table:table-cell office:value-type="string">
            <text:p><text:s text:c="8"/>82c4bf44 82 28 3a e8 <text:s text:c="4"/>addr <text:s text:c="6"/>s_D:\bin\t_tn_gy.mot_82283ae8 <text:s text:c="19"/>= "D:\\bin\\t_tn_gy.mot"</text:p>
          </table:table-cell>
          <table:table-cell office:value-type="string">
            <text:p><text:s text:c="8"/>82c4a5a4 07 00 00 b6 <text:s text:c="4"/>ulong <text:s text:c="5"/>70000B6h</text:p>
          </table:table-cell>
        </table:table-row>
        <table:table-row table:style-name="ro2">
          <table:table-cell office:value-type="string">
            <text:p><text:s text:c="8"/>82c4bf48 82 28 3a d4 <text:s text:c="4"/>addr <text:s text:c="6"/>s_D:\bin\t_tn_kl.mot_82283ad4 <text:s text:c="19"/>= "D:\\bin\\t_tn_kl.mot"</text:p>
          </table:table-cell>
          <table:table-cell office:value-type="string">
            <text:p><text:s text:c="8"/>82c4a5a8 07 00 00 b7 <text:s text:c="4"/>ulong <text:s text:c="5"/>70000B7h</text:p>
          </table:table-cell>
        </table:table-row>
        <table:table-row table:style-name="ro2">
          <table:table-cell office:value-type="string">
            <text:p><text:s text:c="8"/>82c4bf4c 82 28 3a c0 <text:s text:c="4"/>addr <text:s text:c="6"/>s_D:\bin\t_tn_km.mot_82283ac0 <text:s text:c="19"/>= "D:\\bin\\t_tn_km.mot"</text:p>
          </table:table-cell>
          <table:table-cell office:value-type="string">
            <text:p><text:s text:c="8"/>82c4a5ac 07 00 00 b8 <text:s text:c="4"/>ulong <text:s text:c="5"/>70000B8h</text:p>
          </table:table-cell>
        </table:table-row>
        <table:table-row table:style-name="ro2">
          <table:table-cell office:value-type="string">
            <text:p><text:s text:c="8"/>82c4bf50 82 28 3a ac <text:s text:c="4"/>addr <text:s text:c="6"/>s_D:\bin\t_tn_ks.mot_82283aac <text:s text:c="19"/>= "D:\\bin\\t_tn_ks.mot"</text:p>
          </table:table-cell>
          <table:table-cell office:value-type="string">
            <text:p><text:s text:c="8"/>82c4a5b0 07 00 00 b9 <text:s text:c="4"/>ulong <text:s text:c="5"/>70000B9h</text:p>
          </table:table-cell>
        </table:table-row>
        <table:table-row table:style-name="ro2">
          <table:table-cell office:value-type="string">
            <text:p><text:s text:c="8"/>82c4bf54 82 28 3a 98 <text:s text:c="4"/>addr <text:s text:c="6"/>s_D:\bin\t_tn_le.mot_82283a98 <text:s text:c="19"/>= "D:\\bin\\t_tn_le.mot"</text:p>
          </table:table-cell>
          <table:table-cell office:value-type="string">
            <text:p><text:s text:c="8"/>82c4a5b4 07 00 00 ba <text:s text:c="4"/>ulong <text:s text:c="5"/>70000BAh</text:p>
          </table:table-cell>
        </table:table-row>
        <table:table-row table:style-name="ro2">
          <table:table-cell office:value-type="string">
            <text:p><text:s text:c="8"/>82c4bf58 82 28 3a 84 <text:s text:c="4"/>addr <text:s text:c="6"/>s_D:\bin\t_tn_pr.mot_82283a84 <text:s text:c="19"/>= "D:\\bin\\t_tn_pr.mot"</text:p>
          </table:table-cell>
          <table:table-cell office:value-type="string">
            <text:p><text:s text:c="8"/>82c4a5b8 07 00 00 bb <text:s text:c="4"/>ulong <text:s text:c="5"/>70000BBh</text:p>
          </table:table-cell>
        </table:table-row>
        <table:table-row table:style-name="ro2">
          <table:table-cell office:value-type="string">
            <text:p><text:s text:c="8"/>82c4bf5c 82 28 3a 70 <text:s text:c="4"/>addr <text:s text:c="6"/>s_D:\bin\t_tn_sa.mot_82283a70 <text:s text:c="19"/>= "D:\\bin\\t_tn_sa.mot"</text:p>
          </table:table-cell>
          <table:table-cell office:value-type="string">
            <text:p><text:s text:c="8"/>82c4a5bc 07 00 00 bc <text:s text:c="4"/>ulong <text:s text:c="5"/>70000BCh</text:p>
          </table:table-cell>
        </table:table-row>
        <table:table-row table:style-name="ro2">
          <table:table-cell office:value-type="string">
            <text:p><text:s text:c="8"/>82c4bf60 82 28 3a 5c <text:s text:c="4"/>addr <text:s text:c="6"/>s_D:\bin\t_ha_bo.mot_82283a5c <text:s text:c="19"/>= "D:\\bin\\t_ha_bo.mot"</text:p>
          </table:table-cell>
          <table:table-cell office:value-type="string">
            <text:p><text:s text:c="8"/>82c4a5c0 07 00 00 bd <text:s text:c="4"/>ulong <text:s text:c="5"/>70000BDh</text:p>
          </table:table-cell>
        </table:table-row>
        <table:table-row table:style-name="ro2">
          <table:table-cell office:value-type="string">
            <text:p><text:s text:c="8"/>82c4bf64 82 28 3a 48 <text:s text:c="4"/>addr <text:s text:c="6"/>s_D:\bin\t_ha_ay.mot_82283a48 <text:s text:c="19"/>= "D:\\bin\\t_ha_ay.mot"</text:p>
          </table:table-cell>
          <table:table-cell office:value-type="string">
            <text:p><text:s text:c="8"/>82c4a5c4 07 00 00 be <text:s text:c="4"/>ulong <text:s text:c="5"/>70000BEh</text:p>
          </table:table-cell>
        </table:table-row>
        <table:table-row table:style-name="ro2">
          <table:table-cell office:value-type="string">
            <text:p><text:s text:c="8"/>82c4bf68 82 28 3a 34 <text:s text:c="4"/>addr <text:s text:c="6"/>s_D:\bin\t_ha_pr.mot_82283a34 <text:s text:c="19"/>= "D:\\bin\\t_ha_pr.mot"</text:p>
          </table:table-cell>
          <table:table-cell office:value-type="string">
            <text:p><text:s text:c="8"/>82c4a5c8 07 00 00 bf <text:s text:c="4"/>ulong <text:s text:c="5"/>70000BFh</text:p>
          </table:table-cell>
        </table:table-row>
        <table:table-row table:style-name="ro2">
          <table:table-cell office:value-type="string">
            <text:p><text:s text:c="8"/>82c4bf6c 82 28 3a 20 <text:s text:c="4"/>addr <text:s text:c="6"/>s_D:\bin\t_ha_ni.mot_82283a20 <text:s text:c="19"/>= "D:\\bin\\t_ha_ni.mot"</text:p>
          </table:table-cell>
          <table:table-cell office:value-type="string">
            <text:p><text:s text:c="8"/>82c4a5cc 07 00 00 c0 <text:s text:c="4"/>ulong <text:s text:c="5"/>70000C0h</text:p>
          </table:table-cell>
        </table:table-row>
        <table:table-row table:style-name="ro2">
          <table:table-cell office:value-type="string">
            <text:p><text:s text:c="8"/>82c4bf70 82 28 3a 0c <text:s text:c="4"/>addr <text:s text:c="6"/>s_D:\bin\t_ha_ko.mot_82283a0c <text:s text:c="19"/>= "D:\\bin\\t_ha_ko.mot"</text:p>
          </table:table-cell>
          <table:table-cell office:value-type="string">
            <text:p><text:s text:c="8"/>82c4a5d0 07 00 00 c1 <text:s text:c="4"/>ulong <text:s text:c="5"/>70000C1h</text:p>
          </table:table-cell>
        </table:table-row>
        <table:table-row table:style-name="ro2">
          <table:table-cell office:value-type="string">
            <text:p><text:s text:c="8"/>82c4bf74 82 28 39 f8 <text:s text:c="4"/>addr <text:s text:c="6"/>s_D:\bin\t_bo_fa.mot_822839f8 <text:s text:c="19"/>= "D:\\bin\\t_bo_fa.mot"</text:p>
          </table:table-cell>
          <table:table-cell office:value-type="string">
            <text:p><text:s text:c="8"/>82c4a5d4 07 00 00 c2 <text:s text:c="4"/>ulong <text:s text:c="5"/>70000C2h</text:p>
          </table:table-cell>
        </table:table-row>
        <table:table-row table:style-name="ro2">
          <table:table-cell office:value-type="string">
            <text:p><text:s text:c="8"/>82c4bf78 82 28 39 e4 <text:s text:c="4"/>addr <text:s text:c="6"/>s_D:\bin\t_bo_le.mot_822839e4 <text:s text:c="19"/>= "D:\\bin\\t_bo_le.mot"</text:p>
          </table:table-cell>
          <table:table-cell office:value-type="string">
            <text:p><text:s text:c="8"/>82c4a5d8 07 00 00 c3 <text:s text:c="4"/>ulong <text:s text:c="5"/>70000C3h</text:p>
          </table:table-cell>
        </table:table-row>
        <table:table-row table:style-name="ro2">
          <table:table-cell office:value-type="string">
            <text:p><text:s text:c="8"/>82c4bf7c 82 28 39 d0 <text:s text:c="4"/>addr <text:s text:c="6"/>s_D:\bin\t_bo_su.mot_822839d0 <text:s text:c="19"/>= "D:\\bin\\t_bo_su.mot"</text:p>
          </table:table-cell>
          <table:table-cell office:value-type="string">
            <text:p><text:s text:c="8"/>82c4a5dc 07 00 00 c4 <text:s text:c="4"/>ulong <text:s text:c="5"/>70000C4h</text:p>
          </table:table-cell>
        </table:table-row>
        <table:table-row table:style-name="ro2">
          <table:table-cell office:value-type="string">
            <text:p><text:s text:c="8"/>82c4bf80 82 28 39 b0 <text:s text:c="4"/>addr <text:s text:c="6"/>s_D:\dat\version\chr_version.bin_822839b0 <text:s text:c="7"/>= "D:\\dat\\version\\chr_version</text:p>
          </table:table-cell>
          <table:table-cell office:value-type="string">
            <text:p><text:s text:c="8"/>82c4a5e0 03 00 00 00 <text:s text:c="4"/>ulong <text:s text:c="5"/>3000000h</text:p>
          </table:table-cell>
        </table:table-row>
        <table:table-row table:style-name="ro2">
          <table:table-cell office:value-type="string">
            <text:p><text:s text:c="8"/>82c4bf84 82 28 39 94 <text:s text:c="4"/>addr <text:s text:c="6"/>s_D:\dat\char\zac00\zac00.tpr_82283994 <text:s text:c="10"/>= "D:\\dat\\char\\zac00\\zac00.t</text:p>
          </table:table-cell>
          <table:table-cell office:value-type="string">
            <text:p><text:s text:c="8"/>82c4a5e4 03 00 00 01 <text:s text:c="4"/>ulong <text:s text:c="5"/>3000001h</text:p>
          </table:table-cell>
        </table:table-row>
        <table:table-row table:style-name="ro2">
          <table:table-cell office:value-type="string">
            <text:p><text:s text:c="8"/>82c4bf88 82 28 39 78 <text:s text:c="4"/>addr <text:s text:c="6"/>s_D:\dat\char\zac00\zac00.cat_82283978 <text:s text:c="10"/>= "D:\\dat\\char\\zac00\\zac00.c</text:p>
          </table:table-cell>
          <table:table-cell office:value-type="string">
            <text:p><text:s text:c="8"/>82c4a5e8 03 00 00 02 <text:s text:c="4"/>ulong <text:s text:c="5"/>3000002h</text:p>
          </table:table-cell>
        </table:table-row>
        <table:table-row table:style-name="ro2">
          <table:table-cell office:value-type="string">
            <text:p><text:s text:c="8"/>82c4bf8c 82 28 39 5c <text:s text:c="4"/>addr <text:s text:c="6"/>s_D:\dat\char\zac01\zac01.tpr_8228395c <text:s text:c="10"/>= "D:\\dat\\char\\zac01\\zac01.t</text:p>
          </table:table-cell>
          <table:table-cell office:value-type="string">
            <text:p><text:s text:c="8"/>82c4a5ec 03 00 00 03 <text:s text:c="4"/>ulong <text:s text:c="5"/>3000003h</text:p>
          </table:table-cell>
        </table:table-row>
        <table:table-row table:style-name="ro2">
          <table:table-cell office:value-type="string">
            <text:p><text:s text:c="8"/>82c4bf90 82 28 39 40 <text:s text:c="4"/>addr <text:s text:c="6"/>s_D:\dat\char\zac01\zac01.cat_82283940 <text:s text:c="10"/>= "D:\\dat\\char\\zac01\\zac01.c</text:p>
          </table:table-cell>
          <table:table-cell office:value-type="string">
            <text:p><text:s text:c="8"/>82c4a5f0 03 00 00 04 <text:s text:c="4"/>ulong <text:s text:c="5"/>3000004h</text:p>
          </table:table-cell>
        </table:table-row>
        <table:table-row table:style-name="ro2">
          <table:table-cell office:value-type="string">
            <text:p><text:s text:c="8"/>82c4bf94 82 28 39 24 <text:s text:c="4"/>addr <text:s text:c="6"/>s_D:\dat\char\zac02\zac02.tpr_82283924 <text:s text:c="10"/>= "D:\\dat\\char\\zac02\\zac02.t</text:p>
          </table:table-cell>
          <table:table-cell office:value-type="string">
            <text:p><text:s text:c="8"/>82c4a5f4 03 00 00 05 <text:s text:c="4"/>ulong <text:s text:c="5"/>3000005h</text:p>
          </table:table-cell>
        </table:table-row>
        <table:table-row table:style-name="ro2">
          <table:table-cell office:value-type="string">
            <text:p><text:s text:c="8"/>82c4bf98 82 28 39 08 <text:s text:c="4"/>addr <text:s text:c="6"/>s_D:\dat\char\zac02\zac02.cat_82283908 <text:s text:c="10"/>= "D:\\dat\\char\\zac02\\zac02.c</text:p>
          </table:table-cell>
          <table:table-cell office:value-type="string">
            <text:p><text:s text:c="8"/>82c4a5f8 03 00 00 06 <text:s text:c="4"/>ulong <text:s text:c="5"/>3000006h</text:p>
          </table:table-cell>
        </table:table-row>
        <table:table-row table:style-name="ro2">
          <table:table-cell office:value-type="string">
            <text:p><text:s text:c="8"/>82c4bf9c 82 28 38 ec <text:s text:c="4"/>addr <text:s text:c="6"/>s_D:\dat\char\zac03\zac03.tpr_822838ec <text:s text:c="10"/>= "D:\\dat\\char\\zac03\\zac03.t</text:p>
          </table:table-cell>
          <table:table-cell office:value-type="string">
            <text:p><text:s text:c="8"/>82c4a5fc 03 00 00 07 <text:s text:c="4"/>ulong <text:s text:c="5"/>3000007h</text:p>
          </table:table-cell>
        </table:table-row>
        <table:table-row table:style-name="ro2">
          <table:table-cell office:value-type="string">
            <text:p><text:s text:c="8"/>82c4bfa0 82 28 38 d0 <text:s text:c="4"/>addr <text:s text:c="6"/>s_D:\dat\char\zac03\zac03.cat_822838d0 <text:s text:c="10"/>= "D:\\dat\\char\\zac03\\zac03.c</text:p>
          </table:table-cell>
          <table:table-cell office:value-type="string">
            <text:p><text:s text:c="8"/>82c4a600 03 00 00 08 <text:s text:c="4"/>ulong <text:s text:c="5"/>3000008h</text:p>
          </table:table-cell>
        </table:table-row>
        <table:table-row table:style-name="ro2">
          <table:table-cell office:value-type="string">
            <text:p><text:s text:c="8"/>82c4bfa4 82 28 38 b4 <text:s text:c="4"/>addr <text:s text:c="6"/>s_D:\dat\char\zac04\zac04.tpr_822838b4 <text:s text:c="10"/>= "D:\\dat\\char\\zac04\\zac04.t</text:p>
          </table:table-cell>
          <table:table-cell office:value-type="string">
            <text:p><text:s text:c="8"/>82c4a604 03 00 00 09 <text:s text:c="4"/>ulong <text:s text:c="5"/>3000009h</text:p>
          </table:table-cell>
        </table:table-row>
        <table:table-row table:style-name="ro2">
          <table:table-cell office:value-type="string">
            <text:p><text:s text:c="8"/>82c4bfa8 82 28 38 98 <text:s text:c="4"/>addr <text:s text:c="6"/>s_D:\dat\char\zac04\zac04.cat_82283898 <text:s text:c="10"/>= "D:\\dat\\char\\zac04\\zac04.c</text:p>
          </table:table-cell>
          <table:table-cell office:value-type="string">
            <text:p><text:s text:c="8"/>82c4a608 03 00 00 0a <text:s text:c="4"/>ulong <text:s text:c="5"/>300000Ah</text:p>
          </table:table-cell>
        </table:table-row>
        <table:table-row table:style-name="ro2">
          <table:table-cell office:value-type="string">
            <text:p><text:s text:c="8"/>82c4bfac 82 28 38 7c <text:s text:c="4"/>addr <text:s text:c="6"/>s_D:\dat\char\tin00\tin00.tpr_8228387c <text:s text:c="10"/>= "D:\\dat\\char\\tin00\\tin00.t</text:p>
          </table:table-cell>
          <table:table-cell office:value-type="string">
            <text:p><text:s text:c="8"/>82c4a60c 03 00 00 0b <text:s text:c="4"/>ulong <text:s text:c="5"/>300000Bh</text:p>
          </table:table-cell>
        </table:table-row>
        <table:table-row table:style-name="ro2">
          <table:table-cell office:value-type="string">
            <text:p><text:s text:c="8"/>82c4bfb0 82 28 38 60 <text:s text:c="4"/>addr <text:s text:c="6"/>s_D:\dat\char\tin00\tin00.cat_82283860 <text:s text:c="10"/>= "D:\\dat\\char\\tin00\\tin00.c</text:p>
          </table:table-cell>
          <table:table-cell office:value-type="string">
            <text:p><text:s text:c="8"/>82c4a610 03 00 00 0c <text:s text:c="4"/>ulong <text:s text:c="5"/>300000Ch</text:p>
          </table:table-cell>
        </table:table-row>
        <table:table-row table:style-name="ro2">
          <table:table-cell office:value-type="string">
            <text:p><text:s text:c="8"/>82c4bfb4 82 28 38 44 <text:s text:c="4"/>addr <text:s text:c="6"/>s_D:\dat\char\tin01\tin01.tpr_82283844 <text:s text:c="10"/>= "D:\\dat\\char\\tin01\\tin01.t</text:p>
          </table:table-cell>
          <table:table-cell office:value-type="string">
            <text:p><text:s text:c="8"/>82c4a614 03 00 00 0d <text:s text:c="4"/>ulong <text:s text:c="5"/>300000Dh</text:p>
          </table:table-cell>
        </table:table-row>
        <table:table-row table:style-name="ro2">
          <table:table-cell office:value-type="string">
            <text:p><text:s text:c="8"/>82c4bfb8 82 28 38 28 <text:s text:c="4"/>addr <text:s text:c="6"/>s_D:\dat\char\tin01\tin01.cat_82283828 <text:s text:c="10"/>= "D:\\dat\\char\\tin01\\tin01.c</text:p>
          </table:table-cell>
          <table:table-cell office:value-type="string">
            <text:p><text:s text:c="8"/>82c4a618 03 00 00 0e <text:s text:c="4"/>ulong <text:s text:c="5"/>300000Eh</text:p>
          </table:table-cell>
        </table:table-row>
        <table:table-row table:style-name="ro2">
          <table:table-cell office:value-type="string">
            <text:p><text:s text:c="8"/>82c4bfbc 82 28 38 0c <text:s text:c="4"/>addr <text:s text:c="6"/>s_D:\dat\char\tin02\tin02.tpr_8228380c <text:s text:c="10"/>= "D:\\dat\\char\\tin02\\tin02.t</text:p>
          </table:table-cell>
          <table:table-cell office:value-type="string">
            <text:p><text:s text:c="8"/>82c4a61c 03 00 00 0f <text:s text:c="4"/>ulong <text:s text:c="5"/>300000Fh</text:p>
          </table:table-cell>
        </table:table-row>
        <table:table-row table:style-name="ro2">
          <table:table-cell office:value-type="string">
            <text:p><text:s text:c="8"/>82c4bfc0 82 28 37 f0 <text:s text:c="4"/>addr <text:s text:c="6"/>s_D:\dat\char\tin02\tin02.cat_822837f0 <text:s text:c="10"/>= "D:\\dat\\char\\tin02\\tin02.c</text:p>
          </table:table-cell>
          <table:table-cell office:value-type="string">
            <text:p><text:s text:c="8"/>82c4a620 03 00 00 10 <text:s text:c="4"/>ulong <text:s text:c="5"/>3000010h</text:p>
          </table:table-cell>
        </table:table-row>
        <table:table-row table:style-name="ro2">
          <table:table-cell office:value-type="string">
            <text:p><text:s text:c="8"/>82c4bfc4 82 28 37 d4 <text:s text:c="4"/>addr <text:s text:c="6"/>s_D:\dat\char\tin03\tin03.tpr_822837d4 <text:s text:c="10"/>= "D:\\dat\\char\\tin03\\tin03.t</text:p>
          </table:table-cell>
          <table:table-cell office:value-type="string">
            <text:p><text:s text:c="8"/>82c4a624 03 00 00 11 <text:s text:c="4"/>ulong <text:s text:c="5"/>3000011h</text:p>
          </table:table-cell>
        </table:table-row>
        <table:table-row table:style-name="ro2">
          <table:table-cell office:value-type="string">
            <text:p><text:s text:c="8"/>82c4bfc8 82 28 37 b8 <text:s text:c="4"/>addr <text:s text:c="6"/>s_D:\dat\char\tin03\tin03.cat_822837b8 <text:s text:c="10"/>= "D:\\dat\\char\\tin03\\tin03.c</text:p>
          </table:table-cell>
          <table:table-cell office:value-type="string">
            <text:p><text:s text:c="8"/>82c4a628 03 00 00 12 <text:s text:c="4"/>ulong <text:s text:c="5"/>3000012h</text:p>
          </table:table-cell>
        </table:table-row>
        <table:table-row table:style-name="ro2">
          <table:table-cell office:value-type="string">
            <text:p><text:s text:c="8"/>82c4bfcc 82 28 37 9c <text:s text:c="4"/>addr <text:s text:c="6"/>s_D:\dat\char\tin04\tin04.tpr_8228379c <text:s text:c="10"/>= "D:\\dat\\char\\tin04\\tin04.t</text:p>
          </table:table-cell>
          <table:table-cell office:value-type="string">
            <text:p><text:s text:c="8"/>82c4a62c 03 00 00 13 <text:s text:c="4"/>ulong <text:s text:c="5"/>3000013h</text:p>
          </table:table-cell>
        </table:table-row>
        <table:table-row table:style-name="ro2">
          <table:table-cell office:value-type="string">
            <text:p><text:s text:c="8"/>82c4bfd0 82 28 37 80 <text:s text:c="4"/>addr <text:s text:c="6"/>s_D:\dat\char\tin04\tin04.cat_82283780 <text:s text:c="10"/>= "D:\\dat\\char\\tin04\\tin04.c</text:p>
          </table:table-cell>
          <table:table-cell office:value-type="string">
            <text:p><text:s text:c="8"/>82c4a630 03 00 00 14 <text:s text:c="4"/>ulong <text:s text:c="5"/>3000014h</text:p>
          </table:table-cell>
        </table:table-row>
        <table:table-row table:style-name="ro2">
          <table:table-cell office:value-type="string">
            <text:p><text:s text:c="8"/>82c4bfd4 82 28 37 64 <text:s text:c="4"/>addr <text:s text:c="6"/>s_D:\dat\char\tin05\tin05.tpr_82283764 <text:s text:c="10"/>= "D:\\dat\\char\\tin05\\tin05.t</text:p>
          </table:table-cell>
          <table:table-cell office:value-type="string">
            <text:p><text:s text:c="8"/>82c4a634 03 00 00 15 <text:s text:c="4"/>ulong <text:s text:c="5"/>3000015h</text:p>
          </table:table-cell>
        </table:table-row>
        <table:table-row table:style-name="ro2">
          <table:table-cell office:value-type="string">
            <text:p><text:s text:c="8"/>82c4bfd8 82 28 37 48 <text:s text:c="4"/>addr <text:s text:c="6"/>s_D:\dat\char\tin05\tin05.cat_82283748 <text:s text:c="10"/>= "D:\\dat\\char\\tin05\\tin05.c</text:p>
          </table:table-cell>
          <table:table-cell office:value-type="string">
            <text:p><text:s text:c="8"/>82c4a638 03 00 00 16 <text:s text:c="4"/>ulong <text:s text:c="5"/>3000016h</text:p>
          </table:table-cell>
        </table:table-row>
        <table:table-row table:style-name="ro2">
          <table:table-cell office:value-type="string">
            <text:p><text:s text:c="8"/>82c4bfdc 82 28 37 2c <text:s text:c="4"/>addr <text:s text:c="6"/>s_D:\dat\char\jan00\jan00.tpr_8228372c <text:s text:c="10"/>= "D:\\dat\\char\\jan00\\jan00.t</text:p>
          </table:table-cell>
          <table:table-cell office:value-type="string">
            <text:p><text:s text:c="8"/>82c4a63c 03 00 00 17 <text:s text:c="4"/>ulong <text:s text:c="5"/>3000017h</text:p>
          </table:table-cell>
        </table:table-row>
        <table:table-row table:style-name="ro2">
          <table:table-cell office:value-type="string">
            <text:p><text:s text:c="8"/>82c4bfe0 82 28 37 10 <text:s text:c="4"/>addr <text:s text:c="6"/>s_D:\dat\char\jan00\jan00.cat_82283710 <text:s text:c="10"/>= "D:\\dat\\char\\jan00\\jan00.c</text:p>
          </table:table-cell>
          <table:table-cell office:value-type="string">
            <text:p><text:s text:c="8"/>82c4a640 03 00 00 18 <text:s text:c="4"/>ulong <text:s text:c="5"/>3000018h</text:p>
          </table:table-cell>
        </table:table-row>
        <table:table-row table:style-name="ro2">
          <table:table-cell office:value-type="string">
            <text:p><text:s text:c="8"/>82c4bfe4 82 28 36 f4 <text:s text:c="4"/>addr <text:s text:c="6"/>s_D:\dat\char\jan01\jan01.tpr_822836f4 <text:s text:c="10"/>= "D:\\dat\\char\\jan01\\jan01.t</text:p>
          </table:table-cell>
          <table:table-cell office:value-type="string">
            <text:p><text:s text:c="8"/>82c4a644 03 00 00 19 <text:s text:c="4"/>ulong <text:s text:c="5"/>3000019h</text:p>
          </table:table-cell>
        </table:table-row>
        <table:table-row table:style-name="ro2">
          <table:table-cell office:value-type="string">
            <text:p><text:s text:c="8"/>82c4bfe8 82 28 36 d8 <text:s text:c="4"/>addr <text:s text:c="6"/>s_D:\dat\char\jan01\jan01.cat_822836d8 <text:s text:c="10"/>= "D:\\dat\\char\\jan01\\jan01.c</text:p>
          </table:table-cell>
          <table:table-cell office:value-type="string">
            <text:p><text:s text:c="8"/>82c4a648 03 00 00 1a <text:s text:c="4"/>ulong <text:s text:c="5"/>300001Ah</text:p>
          </table:table-cell>
        </table:table-row>
        <table:table-row table:style-name="ro2">
          <table:table-cell office:value-type="string">
            <text:p><text:s text:c="8"/>82c4bfec 82 28 36 bc <text:s text:c="4"/>addr <text:s text:c="6"/>s_D:\dat\char\jan02\jan02.tpr_822836bc <text:s text:c="10"/>= "D:\\dat\\char\\jan02\\jan02.t</text:p>
          </table:table-cell>
          <table:table-cell office:value-type="string">
            <text:p><text:s text:c="8"/>82c4a64c 03 00 00 1b <text:s text:c="4"/>ulong <text:s text:c="5"/>300001Bh</text:p>
          </table:table-cell>
        </table:table-row>
        <table:table-row table:style-name="ro2">
          <table:table-cell office:value-type="string">
            <text:p><text:s text:c="8"/>82c4bff0 82 28 36 a0 <text:s text:c="4"/>addr <text:s text:c="6"/>s_D:\dat\char\jan02\jan02.cat_822836a0 <text:s text:c="10"/>= "D:\\dat\\char\\jan02\\jan02.c</text:p>
          </table:table-cell>
          <table:table-cell office:value-type="string">
            <text:p><text:s text:c="8"/>82c4a650 03 00 00 1c <text:s text:c="4"/>ulong <text:s text:c="5"/>300001Ch</text:p>
          </table:table-cell>
        </table:table-row>
        <table:table-row table:style-name="ro2">
          <table:table-cell office:value-type="string">
            <text:p><text:s text:c="8"/>82c4bff4 82 28 36 84 <text:s text:c="4"/>addr <text:s text:c="6"/>s_D:\dat\char\jan03\jan03.tpr_82283684 <text:s text:c="10"/>= "D:\\dat\\char\\jan03\\jan03.t</text:p>
          </table:table-cell>
          <table:table-cell office:value-type="string">
            <text:p><text:s text:c="8"/>82c4a654 03 00 00 1d <text:s text:c="4"/>ulong <text:s text:c="5"/>300001Dh</text:p>
          </table:table-cell>
        </table:table-row>
        <table:table-row table:style-name="ro2">
          <table:table-cell office:value-type="string">
            <text:p><text:s text:c="8"/>82c4bff8 82 28 36 68 <text:s text:c="4"/>addr <text:s text:c="6"/>s_D:\dat\char\jan03\jan03.cat_82283668 <text:s text:c="10"/>= "D:\\dat\\char\\jan03\\jan03.c</text:p>
          </table:table-cell>
          <table:table-cell office:value-type="string">
            <text:p><text:s text:c="8"/>82c4a658 03 00 00 1e <text:s text:c="4"/>ulong <text:s text:c="5"/>300001Eh</text:p>
          </table:table-cell>
        </table:table-row>
        <table:table-row table:style-name="ro2">
          <table:table-cell office:value-type="string">
            <text:p><text:s text:c="8"/>82c4bffc 82 28 36 4c <text:s text:c="4"/>addr <text:s text:c="6"/>s_D:\dat\char\jan04\jan04.tpr_8228364c <text:s text:c="10"/>= "D:\\dat\\char\\jan04\\jan04.t</text:p>
          </table:table-cell>
          <table:table-cell office:value-type="string">
            <text:p><text:s text:c="8"/>82c4a65c 03 00 00 1f <text:s text:c="4"/>ulong <text:s text:c="5"/>300001Fh</text:p>
          </table:table-cell>
        </table:table-row>
        <table:table-row table:style-name="ro2">
          <table:table-cell office:value-type="string">
            <text:p><text:s text:c="8"/>82c4c000 82 28 36 30 <text:s text:c="4"/>addr <text:s text:c="6"/>s_D:\dat\char\jan04\jan04.cat_82283630 <text:s text:c="10"/>= "D:\\dat\\char\\jan04\\jan04.c</text:p>
          </table:table-cell>
          <table:table-cell office:value-type="string">
            <text:p><text:s text:c="8"/>82c4a660 03 00 00 20 <text:s text:c="4"/>ulong <text:s text:c="5"/>3000020h</text:p>
          </table:table-cell>
        </table:table-row>
        <table:table-row table:style-name="ro2">
          <table:table-cell office:value-type="string">
            <text:p><text:s text:c="8"/>82c4c004 82 28 36 14 <text:s text:c="4"/>addr <text:s text:c="6"/>s_D:\dat\char\ein00\ein00.tpr_82283614 <text:s text:c="10"/>= "D:\\dat\\char\\ein00\\ein00.t</text:p>
          </table:table-cell>
          <table:table-cell office:value-type="string">
            <text:p><text:s text:c="8"/>82c4a664 03 00 00 21 <text:s text:c="4"/>ulong <text:s text:c="5"/>3000021h</text:p>
          </table:table-cell>
        </table:table-row>
        <table:table-row table:style-name="ro2">
          <table:table-cell office:value-type="string">
            <text:p><text:s text:c="8"/>82c4c008 82 28 35 f8 <text:s text:c="4"/>addr <text:s text:c="6"/>s_D:\dat\char\ein00\ein00.cat_822835f8 <text:s text:c="10"/>= "D:\\dat\\char\\ein00\\ein00.c</text:p>
          </table:table-cell>
          <table:table-cell office:value-type="string">
            <text:p><text:s text:c="8"/>82c4a668 03 00 00 22 <text:s text:c="4"/>ulong <text:s text:c="5"/>3000022h</text:p>
          </table:table-cell>
        </table:table-row>
        <table:table-row table:style-name="ro2">
          <table:table-cell office:value-type="string">
            <text:p><text:s text:c="8"/>82c4c00c 82 28 35 dc <text:s text:c="4"/>addr <text:s text:c="6"/>s_D:\dat\char\ein01\ein01.tpr_822835dc <text:s text:c="10"/>= "D:\\dat\\char\\ein01\\ein01.t</text:p>
          </table:table-cell>
          <table:table-cell office:value-type="string">
            <text:p><text:s text:c="8"/>82c4a66c 03 00 00 23 <text:s text:c="4"/>ulong <text:s text:c="5"/>3000023h</text:p>
          </table:table-cell>
        </table:table-row>
        <table:table-row table:style-name="ro2">
          <table:table-cell office:value-type="string">
            <text:p><text:s text:c="8"/>82c4c010 82 28 35 c0 <text:s text:c="4"/>addr <text:s text:c="6"/>s_D:\dat\char\ein01\ein01.cat_822835c0 <text:s text:c="10"/>= "D:\\dat\\char\\ein01\\ein01.c</text:p>
          </table:table-cell>
          <table:table-cell office:value-type="string">
            <text:p><text:s text:c="8"/>82c4a670 03 00 00 24 <text:s text:c="4"/>ulong <text:s text:c="5"/>3000024h</text:p>
          </table:table-cell>
        </table:table-row>
        <table:table-row table:style-name="ro2">
          <table:table-cell office:value-type="string">
            <text:p><text:s text:c="8"/>82c4c014 82 28 35 a4 <text:s text:c="4"/>addr <text:s text:c="6"/>s_D:\dat\char\ein02\ein02.tpr_822835a4 <text:s text:c="10"/>= "D:\\dat\\char\\ein02\\ein02.t</text:p>
          </table:table-cell>
          <table:table-cell office:value-type="string">
            <text:p><text:s text:c="8"/>82c4a674 03 00 00 25 <text:s text:c="4"/>ulong <text:s text:c="5"/>3000025h</text:p>
          </table:table-cell>
        </table:table-row>
        <table:table-row table:style-name="ro2">
          <table:table-cell office:value-type="string">
            <text:p><text:s text:c="8"/>82c4c018 82 28 35 88 <text:s text:c="4"/>addr <text:s text:c="6"/>s_D:\dat\char\ein02\ein02.cat_82283588 <text:s text:c="10"/>= "D:\\dat\\char\\ein02\\ein02.c</text:p>
          </table:table-cell>
          <table:table-cell office:value-type="string">
            <text:p><text:s text:c="8"/>82c4a678 03 00 00 26 <text:s text:c="4"/>ulong <text:s text:c="5"/>3000026h</text:p>
          </table:table-cell>
        </table:table-row>
        <table:table-row table:style-name="ro2">
          <table:table-cell office:value-type="string">
            <text:p><text:s text:c="8"/>82c4c01c 82 28 35 6c <text:s text:c="4"/>addr <text:s text:c="6"/>s_D:\dat\char\ein03\ein03.tpr_8228356c <text:s text:c="10"/>= "D:\\dat\\char\\ein03\\ein03.t</text:p>
          </table:table-cell>
          <table:table-cell office:value-type="string">
            <text:p><text:s text:c="8"/>82c4a67c 03 00 00 27 <text:s text:c="4"/>ulong <text:s text:c="5"/>3000027h</text:p>
          </table:table-cell>
        </table:table-row>
        <table:table-row table:style-name="ro2">
          <table:table-cell office:value-type="string">
            <text:p><text:s text:c="8"/>82c4c020 82 28 35 50 <text:s text:c="4"/>addr <text:s text:c="6"/>s_D:\dat\char\ein03\ein03.cat_82283550 <text:s text:c="10"/>= "D:\\dat\\char\\ein03\\ein03.c</text:p>
          </table:table-cell>
          <table:table-cell office:value-type="string">
            <text:p><text:s text:c="8"/>82c4a680 03 00 00 28 <text:s text:c="4"/>ulong <text:s text:c="5"/>3000028h</text:p>
          </table:table-cell>
        </table:table-row>
        <table:table-row table:style-name="ro2">
          <table:table-cell office:value-type="string">
            <text:p><text:s text:c="8"/>82c4c024 82 28 35 34 <text:s text:c="4"/>addr <text:s text:c="6"/>s_D:\dat\char\ein04\ein04.tpr_82283534 <text:s text:c="10"/>= "D:\\dat\\char\\ein04\\ein04.t</text:p>
          </table:table-cell>
          <table:table-cell office:value-type="string">
            <text:p><text:s text:c="8"/>82c4a684 03 00 00 29 <text:s text:c="4"/>ulong <text:s text:c="5"/>3000029h</text:p>
          </table:table-cell>
        </table:table-row>
        <table:table-row table:style-name="ro2">
          <table:table-cell office:value-type="string">
            <text:p><text:s text:c="8"/>82c4c028 82 28 35 18 <text:s text:c="4"/>addr <text:s text:c="6"/>s_D:\dat\char\ein04\ein04.cat_82283518 <text:s text:c="10"/>= "D:\\dat\\char\\ein04\\ein04.c</text:p>
          </table:table-cell>
          <table:table-cell office:value-type="string">
            <text:p><text:s text:c="8"/>82c4a688 03 00 00 2a <text:s text:c="4"/>ulong <text:s text:c="5"/>300002Ah</text:p>
          </table:table-cell>
        </table:table-row>
        <table:table-row table:style-name="ro2">
          <table:table-cell office:value-type="string">
            <text:p><text:s text:c="8"/>82c4c02c 82 28 34 fc <text:s text:c="4"/>addr <text:s text:c="6"/>s_D:\dat\char\ryu00\ryu00.tpr_822834fc <text:s text:c="10"/>= "D:\\dat\\char\\ryu00\\ryu00.t</text:p>
          </table:table-cell>
          <table:table-cell office:value-type="string">
            <text:p><text:s text:c="8"/>82c4a68c 03 00 00 2b <text:s text:c="4"/>ulong <text:s text:c="5"/>300002Bh</text:p>
          </table:table-cell>
        </table:table-row>
        <table:table-row table:style-name="ro2">
          <table:table-cell office:value-type="string">
            <text:p><text:s text:c="8"/>82c4c030 82 28 34 e0 <text:s text:c="4"/>addr <text:s text:c="6"/>s_D:\dat\char\ryu00\ryu00.cat_822834e0 <text:s text:c="10"/>= "D:\\dat\\char\\ryu00\\ryu00.c</text:p>
          </table:table-cell>
          <table:table-cell office:value-type="string">
            <text:p><text:s text:c="8"/>82c4a690 03 00 00 2c <text:s text:c="4"/>ulong <text:s text:c="5"/>300002Ch</text:p>
          </table:table-cell>
        </table:table-row>
        <table:table-row table:style-name="ro2">
          <table:table-cell office:value-type="string">
            <text:p><text:s text:c="8"/>82c4c034 82 28 34 c4 <text:s text:c="4"/>addr <text:s text:c="6"/>s_D:\dat\char\ryu01\ryu01.tpr_822834c4 <text:s text:c="10"/>= "D:\\dat\\char\\ryu01\\ryu01.t</text:p>
          </table:table-cell>
          <table:table-cell office:value-type="string">
            <text:p><text:s text:c="8"/>82c4a694 03 00 00 2d <text:s text:c="4"/>ulong <text:s text:c="5"/>300002Dh</text:p>
          </table:table-cell>
        </table:table-row>
        <table:table-row table:style-name="ro2">
          <table:table-cell office:value-type="string">
            <text:p><text:s text:c="8"/>82c4c038 82 28 34 a8 <text:s text:c="4"/>addr <text:s text:c="6"/>s_D:\dat\char\ryu01\ryu01.cat_822834a8 <text:s text:c="10"/>= "D:\\dat\\char\\ryu01\\ryu01.c</text:p>
          </table:table-cell>
          <table:table-cell office:value-type="string">
            <text:p><text:s text:c="8"/>82c4a698 03 00 00 2e <text:s text:c="4"/>ulong <text:s text:c="5"/>300002Eh</text:p>
          </table:table-cell>
        </table:table-row>
        <table:table-row table:style-name="ro2">
          <table:table-cell office:value-type="string">
            <text:p><text:s text:c="8"/>82c4c03c 82 28 34 8c <text:s text:c="4"/>addr <text:s text:c="6"/>s_D:\dat\char\ryu02\ryu02.tpr_8228348c <text:s text:c="10"/>= "D:\\dat\\char\\ryu02\\ryu02.t</text:p>
          </table:table-cell>
          <table:table-cell office:value-type="string">
            <text:p><text:s text:c="8"/>82c4a69c 03 00 00 2f <text:s text:c="4"/>ulong <text:s text:c="5"/>300002Fh</text:p>
          </table:table-cell>
        </table:table-row>
        <table:table-row table:style-name="ro2">
          <table:table-cell office:value-type="string">
            <text:p><text:s text:c="8"/>82c4c040 82 28 34 70 <text:s text:c="4"/>addr <text:s text:c="6"/>s_D:\dat\char\ryu02\ryu02.cat_82283470 <text:s text:c="10"/>= "D:\\dat\\char\\ryu02\\ryu02.c</text:p>
          </table:table-cell>
          <table:table-cell office:value-type="string">
            <text:p><text:s text:c="8"/>82c4a6a0 03 00 00 30 <text:s text:c="4"/>ulong <text:s text:c="5"/>3000030h</text:p>
          </table:table-cell>
        </table:table-row>
        <table:table-row table:style-name="ro2">
          <table:table-cell office:value-type="string">
            <text:p><text:s text:c="8"/>82c4c044 82 28 34 54 <text:s text:c="4"/>addr <text:s text:c="6"/>s_D:\dat\char\ryu03\ryu03.tpr_82283454 <text:s text:c="10"/>= "D:\\dat\\char\\ryu03\\ryu03.t</text:p>
          </table:table-cell>
          <table:table-cell office:value-type="string">
            <text:p><text:s text:c="8"/>82c4a6a4 03 00 00 31 <text:s text:c="4"/>ulong <text:s text:c="5"/>3000031h</text:p>
          </table:table-cell>
        </table:table-row>
        <table:table-row table:style-name="ro2">
          <table:table-cell office:value-type="string">
            <text:p><text:s text:c="8"/>82c4c048 82 28 34 38 <text:s text:c="4"/>addr <text:s text:c="6"/>s_D:\dat\char\ryu03\ryu03.cat_82283438 <text:s text:c="10"/>= "D:\\dat\\char\\ryu03\\ryu03.c</text:p>
          </table:table-cell>
          <table:table-cell office:value-type="string">
            <text:p><text:s text:c="8"/>82c4a6a8 03 00 00 32 <text:s text:c="4"/>ulong <text:s text:c="5"/>3000032h</text:p>
          </table:table-cell>
        </table:table-row>
        <table:table-row table:style-name="ro2">
          <table:table-cell office:value-type="string">
            <text:p><text:s text:c="8"/>82c4c04c 82 28 34 1c <text:s text:c="4"/>addr <text:s text:c="6"/>s_D:\dat\char\kas00\kas00.tpr_8228341c <text:s text:c="10"/>= "D:\\dat\\char\\kas00\\kas00.t</text:p>
          </table:table-cell>
          <table:table-cell office:value-type="string">
            <text:p><text:s text:c="8"/>82c4a6ac 03 00 00 33 <text:s text:c="4"/>ulong <text:s text:c="5"/>3000033h</text:p>
          </table:table-cell>
        </table:table-row>
        <table:table-row table:style-name="ro2">
          <table:table-cell office:value-type="string">
            <text:p><text:s text:c="8"/>82c4c050 82 28 34 00 <text:s text:c="4"/>addr <text:s text:c="6"/>s_D:\dat\char\kas00\kas00.cat_82283400 <text:s text:c="10"/>= "D:\\dat\\char\\kas00\\kas00.c</text:p>
          </table:table-cell>
          <table:table-cell office:value-type="string">
            <text:p><text:s text:c="8"/>82c4a6b0 03 00 00 34 <text:s text:c="4"/>ulong <text:s text:c="5"/>3000034h</text:p>
          </table:table-cell>
        </table:table-row>
        <table:table-row table:style-name="ro2">
          <table:table-cell office:value-type="string">
            <text:p><text:s text:c="8"/>82c4c054 82 28 33 e4 <text:s text:c="4"/>addr <text:s text:c="6"/>s_D:\dat\char\kas01\kas01.tpr_822833e4 <text:s text:c="10"/>= "D:\\dat\\char\\kas01\\kas01.t</text:p>
          </table:table-cell>
          <table:table-cell office:value-type="string">
            <text:p><text:s text:c="8"/>82c4a6b4 03 00 00 35 <text:s text:c="4"/>ulong <text:s text:c="5"/>3000035h</text:p>
          </table:table-cell>
        </table:table-row>
        <table:table-row table:style-name="ro2">
          <table:table-cell office:value-type="string">
            <text:p><text:s text:c="8"/>82c4c058 82 28 33 c8 <text:s text:c="4"/>addr <text:s text:c="6"/>s_D:\dat\char\kas01\kas01.cat_822833c8 <text:s text:c="10"/>= "D:\\dat\\char\\kas01\\kas01.c</text:p>
          </table:table-cell>
          <table:table-cell office:value-type="string">
            <text:p><text:s text:c="8"/>82c4a6b8 03 00 00 36 <text:s text:c="4"/>ulong <text:s text:c="5"/>3000036h</text:p>
          </table:table-cell>
        </table:table-row>
        <table:table-row table:style-name="ro2">
          <table:table-cell office:value-type="string">
            <text:p><text:s text:c="8"/>82c4c05c 82 28 33 ac <text:s text:c="4"/>addr <text:s text:c="6"/>s_D:\dat\char\kas02\kas02.tpr_822833ac <text:s text:c="10"/>= "D:\\dat\\char\\kas02\\kas02.t</text:p>
          </table:table-cell>
          <table:table-cell office:value-type="string">
            <text:p><text:s text:c="8"/>82c4a6bc 03 00 00 37 <text:s text:c="4"/>ulong <text:s text:c="5"/>3000037h</text:p>
          </table:table-cell>
        </table:table-row>
        <table:table-row table:style-name="ro2">
          <table:table-cell office:value-type="string">
            <text:p><text:s text:c="8"/>82c4c060 82 28 33 90 <text:s text:c="4"/>addr <text:s text:c="6"/>s_D:\dat\char\kas02\kas02.cat_82283390 <text:s text:c="10"/>= "D:\\dat\\char\\kas02\\kas02.c</text:p>
          </table:table-cell>
          <table:table-cell office:value-type="string">
            <text:p><text:s text:c="8"/>82c4a6c0 03 00 00 38 <text:s text:c="4"/>ulong <text:s text:c="5"/>3000038h</text:p>
          </table:table-cell>
        </table:table-row>
        <table:table-row table:style-name="ro2">
          <table:table-cell office:value-type="string">
            <text:p><text:s text:c="8"/>82c4c064 82 28 33 74 <text:s text:c="4"/>addr <text:s text:c="6"/>s_D:\dat\char\kas03\kas03.tpr_82283374 <text:s text:c="10"/>= "D:\\dat\\char\\kas03\\kas03.t</text:p>
          </table:table-cell>
          <table:table-cell office:value-type="string">
            <text:p><text:s text:c="8"/>82c4a6c4 03 00 00 39 <text:s text:c="4"/>ulong <text:s text:c="5"/>3000039h</text:p>
          </table:table-cell>
        </table:table-row>
        <table:table-row table:style-name="ro2">
          <table:table-cell office:value-type="string">
            <text:p><text:s text:c="8"/>82c4c068 82 28 33 58 <text:s text:c="4"/>addr <text:s text:c="6"/>s_D:\dat\char\kas03\kas03.cat_82283358 <text:s text:c="10"/>= "D:\\dat\\char\\kas03\\kas03.c</text:p>
          </table:table-cell>
          <table:table-cell office:value-type="string">
            <text:p><text:s text:c="8"/>82c4a6c8 03 00 00 3a <text:s text:c="4"/>ulong <text:s text:c="5"/>300003Ah</text:p>
          </table:table-cell>
        </table:table-row>
        <table:table-row table:style-name="ro2">
          <table:table-cell office:value-type="string">
            <text:p><text:s text:c="8"/>82c4c06c 82 28 33 3c <text:s text:c="4"/>addr <text:s text:c="6"/>s_D:\dat\char\kas04\kas04.tpr_8228333c <text:s text:c="10"/>= "D:\\dat\\char\\kas04\\kas04.t</text:p>
          </table:table-cell>
          <table:table-cell office:value-type="string">
            <text:p><text:s text:c="8"/>82c4a6cc 03 00 00 3b <text:s text:c="4"/>ulong <text:s text:c="5"/>300003Bh</text:p>
          </table:table-cell>
        </table:table-row>
        <table:table-row table:style-name="ro2">
          <table:table-cell office:value-type="string">
            <text:p><text:s text:c="8"/>82c4c070 82 28 33 20 <text:s text:c="4"/>addr <text:s text:c="6"/>s_D:\dat\char\kas04\kas04.cat_82283320 <text:s text:c="10"/>= "D:\\dat\\char\\kas04\\kas04.c</text:p>
          </table:table-cell>
          <table:table-cell office:value-type="string">
            <text:p><text:s text:c="8"/>82c4a6d0 03 00 00 3c <text:s text:c="4"/>ulong <text:s text:c="5"/>300003Ch</text:p>
          </table:table-cell>
        </table:table-row>
        <table:table-row table:style-name="ro2">
          <table:table-cell office:value-type="string">
            <text:p><text:s text:c="8"/>82c4c074 82 28 33 04 <text:s text:c="4"/>addr <text:s text:c="6"/>s_D:\dat\char\kas05\kas05.tpr_82283304 <text:s text:c="10"/>= "D:\\dat\\char\\kas05\\kas05.t</text:p>
          </table:table-cell>
          <table:table-cell office:value-type="string">
            <text:p><text:s text:c="8"/>82c4a6d4 03 00 00 3d <text:s text:c="4"/>ulong <text:s text:c="5"/>300003Dh</text:p>
          </table:table-cell>
        </table:table-row>
        <table:table-row table:style-name="ro2">
          <table:table-cell office:value-type="string">
            <text:p><text:s text:c="8"/>82c4c078 82 28 32 e8 <text:s text:c="4"/>addr <text:s text:c="6"/>s_D:\dat\char\kas05\kas05.cat_822832e8 <text:s text:c="10"/>= "D:\\dat\\char\\kas05\\kas05.c</text:p>
          </table:table-cell>
          <table:table-cell office:value-type="string">
            <text:p><text:s text:c="8"/>82c4a6d8 03 00 00 3e <text:s text:c="4"/>ulong <text:s text:c="5"/>300003Eh</text:p>
          </table:table-cell>
        </table:table-row>
        <table:table-row table:style-name="ro2">
          <table:table-cell office:value-type="string">
            <text:p><text:s text:c="8"/>82c4c07c 82 28 32 cc <text:s text:c="4"/>addr <text:s text:c="6"/>s_D:\dat\char\kas06\kas06.tpr_822832cc <text:s text:c="10"/>= "D:\\dat\\char\\kas06\\kas06.t</text:p>
          </table:table-cell>
          <table:table-cell office:value-type="string">
            <text:p><text:s text:c="8"/>82c4a6dc 03 00 00 3f <text:s text:c="4"/>ulong <text:s text:c="5"/>300003Fh</text:p>
          </table:table-cell>
        </table:table-row>
        <table:table-row table:style-name="ro2">
          <table:table-cell office:value-type="string">
            <text:p><text:s text:c="8"/>82c4c080 82 28 32 b0 <text:s text:c="4"/>addr <text:s text:c="6"/>s_D:\dat\char\kas06\kas06.cat_822832b0 <text:s text:c="10"/>= "D:\\dat\\char\\kas06\\kas06.c</text:p>
          </table:table-cell>
          <table:table-cell office:value-type="string">
            <text:p><text:s text:c="8"/>82c4a6e0 03 00 00 40 <text:s text:c="4"/>ulong <text:s text:c="5"/>3000040h</text:p>
          </table:table-cell>
        </table:table-row>
        <table:table-row table:style-name="ro2">
          <table:table-cell office:value-type="string">
            <text:p><text:s text:c="8"/>82c4c084 82 28 32 94 <text:s text:c="4"/>addr <text:s text:c="6"/>s_D:\dat\char\kas07\kas07.tpr_82283294 <text:s text:c="10"/>= "D:\\dat\\char\\kas07\\kas07.t</text:p>
          </table:table-cell>
          <table:table-cell office:value-type="string">
            <text:p><text:s text:c="8"/>82c4a6e4 03 00 00 41 <text:s text:c="4"/>ulong <text:s text:c="5"/>3000041h</text:p>
          </table:table-cell>
        </table:table-row>
        <table:table-row table:style-name="ro2">
          <table:table-cell office:value-type="string">
            <text:p><text:s text:c="8"/>82c4c088 82 28 32 78 <text:s text:c="4"/>addr <text:s text:c="6"/>s_D:\dat\char\kas07\kas07.cat_82283278 <text:s text:c="10"/>= "D:\\dat\\char\\kas07\\kas07.c</text:p>
          </table:table-cell>
          <table:table-cell office:value-type="string">
            <text:p><text:s text:c="8"/>82c4a6e8 03 00 00 42 <text:s text:c="4"/>ulong <text:s text:c="5"/>3000042h</text:p>
          </table:table-cell>
        </table:table-row>
        <table:table-row table:style-name="ro2">
          <table:table-cell office:value-type="string">
            <text:p><text:s text:c="8"/>82c4c08c 82 28 32 5c <text:s text:c="4"/>addr <text:s text:c="6"/>s_D:\dat\char\kas08\kas08.tpr_8228325c <text:s text:c="10"/>= "D:\\dat\\char\\kas08\\kas08.t</text:p>
          </table:table-cell>
          <table:table-cell office:value-type="string">
            <text:p><text:s text:c="8"/>82c4a6ec 03 00 00 43 <text:s text:c="4"/>ulong <text:s text:c="5"/>3000043h</text:p>
          </table:table-cell>
        </table:table-row>
        <table:table-row table:style-name="ro2">
          <table:table-cell office:value-type="string">
            <text:p><text:s text:c="8"/>82c4c090 82 28 32 40 <text:s text:c="4"/>addr <text:s text:c="6"/>s_D:\dat\char\kas08\kas08.cat_82283240 <text:s text:c="10"/>= "D:\\dat\\char\\kas08\\kas08.c</text:p>
          </table:table-cell>
          <table:table-cell office:value-type="string">
            <text:p><text:s text:c="8"/>82c4a6f0 03 00 00 44 <text:s text:c="4"/>ulong <text:s text:c="5"/>3000044h</text:p>
          </table:table-cell>
        </table:table-row>
        <table:table-row table:style-name="ro2">
          <table:table-cell office:value-type="string">
            <text:p><text:s text:c="8"/>82c4c094 82 28 32 24 <text:s text:c="4"/>addr <text:s text:c="6"/>s_D:\dat\char\kas09\kas09.tpr_82283224 <text:s text:c="10"/>= "D:\\dat\\char\\kas09\\kas09.t</text:p>
          </table:table-cell>
          <table:table-cell office:value-type="string">
            <text:p><text:s text:c="8"/>82c4a6f4 03 00 00 45 <text:s text:c="4"/>ulong <text:s text:c="5"/>3000045h</text:p>
          </table:table-cell>
        </table:table-row>
        <table:table-row table:style-name="ro2">
          <table:table-cell office:value-type="string">
            <text:p><text:s text:c="8"/>82c4c098 82 28 32 08 <text:s text:c="4"/>addr <text:s text:c="6"/>s_D:\dat\char\kas09\kas09.cat_82283208 <text:s text:c="10"/>= "D:\\dat\\char\\kas09\\kas09.c</text:p>
          </table:table-cell>
          <table:table-cell office:value-type="string">
            <text:p><text:s text:c="8"/>82c4a6f8 03 00 00 46 <text:s text:c="4"/>ulong <text:s text:c="5"/>3000046h</text:p>
          </table:table-cell>
        </table:table-row>
        <table:table-row table:style-name="ro2">
          <table:table-cell office:value-type="string">
            <text:p><text:s text:c="8"/>82c4c09c 82 28 31 ec <text:s text:c="4"/>addr <text:s text:c="6"/>s_D:\dat\char\kas99\kas99.tpr_822831ec <text:s text:c="10"/>= "D:\\dat\\char\\kas99\\kas99.t</text:p>
          </table:table-cell>
          <table:table-cell office:value-type="string">
            <text:p><text:s text:c="8"/>82c4a6fc 03 00 00 47 <text:s text:c="4"/>ulong <text:s text:c="5"/>3000047h</text:p>
          </table:table-cell>
        </table:table-row>
        <table:table-row table:style-name="ro2">
          <table:table-cell office:value-type="string">
            <text:p><text:s text:c="8"/>82c4c0a0 82 28 31 d0 <text:s text:c="4"/>addr <text:s text:c="6"/>s_D:\dat\char\kas99\kas99.cat_822831d0 <text:s text:c="10"/>= "D:\\dat\\char\\kas99\\kas99.c</text:p>
          </table:table-cell>
          <table:table-cell office:value-type="string">
            <text:p><text:s text:c="8"/>82c4a700 03 00 00 48 <text:s text:c="4"/>ulong <text:s text:c="5"/>3000048h</text:p>
          </table:table-cell>
        </table:table-row>
        <table:table-row table:style-name="ro2">
          <table:table-cell office:value-type="string">
            <text:p><text:s text:c="8"/>82c4c0a4 82 28 31 b4 <text:s text:c="4"/>addr <text:s text:c="6"/>s_D:\dat\char\gen00\gen00.tpr_822831b4 <text:s text:c="10"/>= "D:\\dat\\char\\gen00\\gen00.t</text:p>
          </table:table-cell>
          <table:table-cell office:value-type="string">
            <text:p><text:s text:c="8"/>82c4a704 04 00 00 00 <text:s text:c="4"/>ulong <text:s text:c="5"/>4000000h</text:p>
          </table:table-cell>
        </table:table-row>
        <table:table-row table:style-name="ro2">
          <table:table-cell office:value-type="string">
            <text:p><text:s text:c="8"/>82c4c0a8 82 28 31 98 <text:s text:c="4"/>addr <text:s text:c="6"/>s_D:\dat\char\gen00\gen00.cat_82283198 <text:s text:c="10"/>= "D:\\dat\\char\\gen00\\gen00.c</text:p>
          </table:table-cell>
          <table:table-cell office:value-type="string">
            <text:p><text:s text:c="8"/>82c4a708 04 00 00 01 <text:s text:c="4"/>ulong <text:s text:c="5"/>4000001h</text:p>
          </table:table-cell>
        </table:table-row>
        <table:table-row table:style-name="ro2">
          <table:table-cell office:value-type="string">
            <text:p><text:s text:c="8"/>82c4c0ac 82 28 31 7c <text:s text:c="4"/>addr <text:s text:c="6"/>s_D:\dat\char\gen01\gen01.tpr_8228317c <text:s text:c="10"/>= "D:\\dat\\char\\gen01\\gen01.t</text:p>
          </table:table-cell>
          <table:table-cell office:value-type="string">
            <text:p><text:s text:c="8"/>82c4a70c 04 00 00 02 <text:s text:c="4"/>ulong <text:s text:c="5"/>4000002h</text:p>
          </table:table-cell>
        </table:table-row>
        <table:table-row table:style-name="ro2">
          <table:table-cell office:value-type="string">
            <text:p><text:s text:c="8"/>82c4c0b0 82 28 31 60 <text:s text:c="4"/>addr <text:s text:c="6"/>s_D:\dat\char\gen01\gen01.cat_82283160 <text:s text:c="10"/>= "D:\\dat\\char\\gen01\\gen01.c</text:p>
          </table:table-cell>
          <table:table-cell office:value-type="string">
            <text:p><text:s text:c="8"/>82c4a710 04 00 00 03 <text:s text:c="4"/>ulong <text:s text:c="5"/>4000003h</text:p>
          </table:table-cell>
        </table:table-row>
        <table:table-row table:style-name="ro2">
          <table:table-cell office:value-type="string">
            <text:p><text:s text:c="8"/>82c4c0b4 82 28 31 44 <text:s text:c="4"/>addr <text:s text:c="6"/>s_D:\dat\char\gen02\gen02.tpr_82283144 <text:s text:c="10"/>= "D:\\dat\\char\\gen02\\gen02.t</text:p>
          </table:table-cell>
          <table:table-cell office:value-type="string">
            <text:p><text:s text:c="8"/>82c4a714 04 00 00 04 <text:s text:c="4"/>ulong <text:s text:c="5"/>4000004h</text:p>
          </table:table-cell>
        </table:table-row>
        <table:table-row table:style-name="ro2">
          <table:table-cell office:value-type="string">
            <text:p><text:s text:c="8"/>82c4c0b8 82 28 31 28 <text:s text:c="4"/>addr <text:s text:c="6"/>s_D:\dat\char\gen02\gen02.cat_82283128 <text:s text:c="10"/>= "D:\\dat\\char\\gen02\\gen02.c</text:p>
          </table:table-cell>
          <table:table-cell office:value-type="string">
            <text:p><text:s text:c="8"/>82c4a718 04 00 00 05 <text:s text:c="4"/>ulong <text:s text:c="5"/>4000005h</text:p>
          </table:table-cell>
        </table:table-row>
        <table:table-row table:style-name="ro2">
          <table:table-cell office:value-type="string">
            <text:p><text:s text:c="8"/>82c4c0bc 82 28 31 0c <text:s text:c="4"/>addr <text:s text:c="6"/>s_D:\dat\char\gen03\gen03.tpr_8228310c <text:s text:c="10"/>= "D:\\dat\\char\\gen03\\gen03.t</text:p>
          </table:table-cell>
          <table:table-cell office:value-type="string">
            <text:p><text:s text:c="8"/>82c4a71c 04 00 00 06 <text:s text:c="4"/>ulong <text:s text:c="5"/>4000006h</text:p>
          </table:table-cell>
        </table:table-row>
        <table:table-row table:style-name="ro2">
          <table:table-cell office:value-type="string">
            <text:p><text:s text:c="8"/>82c4c0c0 82 28 30 f0 <text:s text:c="4"/>addr <text:s text:c="6"/>s_D:\dat\char\gen03\gen03.cat_822830f0 <text:s text:c="10"/>= "D:\\dat\\char\\gen03\\gen03.c</text:p>
          </table:table-cell>
          <table:table-cell office:value-type="string">
            <text:p><text:s text:c="8"/>82c4a720 04 00 00 07 <text:s text:c="4"/>ulong <text:s text:c="5"/>4000007h</text:p>
          </table:table-cell>
        </table:table-row>
        <table:table-row table:style-name="ro2">
          <table:table-cell office:value-type="string">
            <text:p><text:s text:c="8"/>82c4c0c4 82 28 30 d4 <text:s text:c="4"/>addr <text:s text:c="6"/>s_D:\dat\char\gen04\gen04.tpr_822830d4 <text:s text:c="10"/>= "D:\\dat\\char\\gen04\\gen04.t</text:p>
          </table:table-cell>
          <table:table-cell office:value-type="string">
            <text:p><text:s text:c="8"/>82c4a724 04 00 00 08 <text:s text:c="4"/>ulong <text:s text:c="5"/>4000008h</text:p>
          </table:table-cell>
        </table:table-row>
        <table:table-row table:style-name="ro2">
          <table:table-cell office:value-type="string">
            <text:p><text:s text:c="8"/>82c4c0c8 82 28 30 b8 <text:s text:c="4"/>addr <text:s text:c="6"/>s_D:\dat\char\gen04\gen04.cat_822830b8 <text:s text:c="10"/>= "D:\\dat\\char\\gen04\\gen04.c</text:p>
          </table:table-cell>
          <table:table-cell office:value-type="string">
            <text:p><text:s text:c="8"/>82c4a728 04 00 00 09 <text:s text:c="4"/>ulong <text:s text:c="5"/>4000009h</text:p>
          </table:table-cell>
        </table:table-row>
        <table:table-row table:style-name="ro2">
          <table:table-cell office:value-type="string">
            <text:p><text:s text:c="8"/>82c4c0cc 82 28 30 9c <text:s text:c="4"/>addr <text:s text:c="6"/>s_D:\dat\char\hel00\hel00.tpr_8228309c <text:s text:c="10"/>= "D:\\dat\\char\\hel00\\hel00.t</text:p>
          </table:table-cell>
          <table:table-cell office:value-type="string">
            <text:p><text:s text:c="8"/>82c4a72c 04 00 00 0a <text:s text:c="4"/>ulong <text:s text:c="5"/>400000Ah</text:p>
          </table:table-cell>
        </table:table-row>
        <table:table-row table:style-name="ro2">
          <table:table-cell office:value-type="string">
            <text:p><text:s text:c="8"/>82c4c0d0 82 28 30 80 <text:s text:c="4"/>addr <text:s text:c="6"/>s_D:\dat\char\hel00\hel00.cat_82283080 <text:s text:c="10"/>= "D:\\dat\\char\\hel00\\hel00.c</text:p>
          </table:table-cell>
          <table:table-cell office:value-type="string">
            <text:p><text:s text:c="8"/>82c4a730 04 00 00 0b <text:s text:c="4"/>ulong <text:s text:c="5"/>400000Bh</text:p>
          </table:table-cell>
        </table:table-row>
        <table:table-row table:style-name="ro2">
          <table:table-cell office:value-type="string">
            <text:p><text:s text:c="8"/>82c4c0d4 82 28 30 64 <text:s text:c="4"/>addr <text:s text:c="6"/>s_D:\dat\char\hel01\hel01.tpr_82283064 <text:s text:c="10"/>= "D:\\dat\\char\\hel01\\hel01.t</text:p>
          </table:table-cell>
          <table:table-cell office:value-type="string">
            <text:p><text:s text:c="8"/>82c4a734 04 00 00 0c <text:s text:c="4"/>ulong <text:s text:c="5"/>400000Ch</text:p>
          </table:table-cell>
        </table:table-row>
        <table:table-row table:style-name="ro2">
          <table:table-cell office:value-type="string">
            <text:p><text:s text:c="8"/>82c4c0d8 82 28 30 48 <text:s text:c="4"/>addr <text:s text:c="6"/>s_D:\dat\char\hel01\hel01.cat_82283048 <text:s text:c="10"/>= "D:\\dat\\char\\hel01\\hel01.c</text:p>
          </table:table-cell>
          <table:table-cell office:value-type="string">
            <text:p><text:s text:c="8"/>82c4a738 04 00 00 0d <text:s text:c="4"/>ulong <text:s text:c="5"/>400000Dh</text:p>
          </table:table-cell>
        </table:table-row>
        <table:table-row table:style-name="ro2">
          <table:table-cell office:value-type="string">
            <text:p><text:s text:c="8"/>82c4c0dc 82 28 30 2c <text:s text:c="4"/>addr <text:s text:c="6"/>s_D:\dat\char\hel02\hel02.tpr_8228302c <text:s text:c="10"/>= "D:\\dat\\char\\hel02\\hel02.t</text:p>
          </table:table-cell>
          <table:table-cell office:value-type="string">
            <text:p><text:s text:c="8"/>82c4a73c 04 00 00 0e <text:s text:c="4"/>ulong <text:s text:c="5"/>400000Eh</text:p>
          </table:table-cell>
        </table:table-row>
        <table:table-row table:style-name="ro2">
          <table:table-cell office:value-type="string">
            <text:p><text:s text:c="8"/>82c4c0e0 82 28 30 10 <text:s text:c="4"/>addr <text:s text:c="6"/>s_D:\dat\char\hel02\hel02.cat_82283010 <text:s text:c="10"/>= "D:\\dat\\char\\hel02\\hel02.c</text:p>
          </table:table-cell>
          <table:table-cell office:value-type="string">
            <text:p><text:s text:c="8"/>82c4a740 04 00 00 0f <text:s text:c="4"/>ulong <text:s text:c="5"/>400000Fh</text:p>
          </table:table-cell>
        </table:table-row>
        <table:table-row table:style-name="ro2">
          <table:table-cell office:value-type="string">
            <text:p><text:s text:c="8"/>82c4c0e4 82 28 2f f4 <text:s text:c="4"/>addr <text:s text:c="6"/>s_D:\dat\char\hel03\hel03.tpr_82282ff4 <text:s text:c="10"/>= "D:\\dat\\char\\hel03\\hel03.t</text:p>
          </table:table-cell>
          <table:table-cell office:value-type="string">
            <text:p><text:s text:c="8"/>82c4a744 04 00 00 10 <text:s text:c="4"/>ulong <text:s text:c="5"/>4000010h</text:p>
          </table:table-cell>
        </table:table-row>
        <table:table-row table:style-name="ro2">
          <table:table-cell office:value-type="string">
            <text:p><text:s text:c="8"/>82c4c0e8 82 28 2f d8 <text:s text:c="4"/>addr <text:s text:c="6"/>s_D:\dat\char\hel03\hel03.cat_82282fd8 <text:s text:c="10"/>= "D:\\dat\\char\\hel03\\hel03.c</text:p>
          </table:table-cell>
          <table:table-cell office:value-type="string">
            <text:p><text:s text:c="8"/>82c4a748 04 00 00 11 <text:s text:c="4"/>ulong <text:s text:c="5"/>4000011h</text:p>
          </table:table-cell>
        </table:table-row>
        <table:table-row table:style-name="ro2">
          <table:table-cell office:value-type="string">
            <text:p><text:s text:c="8"/>82c4c0ec 82 28 2f bc <text:s text:c="4"/>addr <text:s text:c="6"/>s_D:\dat\char\hel04\hel04.tpr_82282fbc <text:s text:c="10"/>= "D:\\dat\\char\\hel04\\hel04.t</text:p>
          </table:table-cell>
          <table:table-cell office:value-type="string">
            <text:p><text:s text:c="8"/>82c4a74c 04 00 00 12 <text:s text:c="4"/>ulong <text:s text:c="5"/>4000012h</text:p>
          </table:table-cell>
        </table:table-row>
        <table:table-row table:style-name="ro2">
          <table:table-cell office:value-type="string">
            <text:p><text:s text:c="8"/>82c4c0f0 82 28 2f a0 <text:s text:c="4"/>addr <text:s text:c="6"/>s_D:\dat\char\hel04\hel04.cat_82282fa0 <text:s text:c="10"/>= "D:\\dat\\char\\hel04\\hel04.c</text:p>
          </table:table-cell>
          <table:table-cell office:value-type="string">
            <text:p><text:s text:c="8"/>82c4a750 04 00 00 13 <text:s text:c="4"/>ulong <text:s text:c="5"/>4000013h</text:p>
          </table:table-cell>
        </table:table-row>
        <table:table-row table:style-name="ro2">
          <table:table-cell office:value-type="string">
            <text:p><text:s text:c="8"/>82c4c0f4 82 28 2f 84 <text:s text:c="4"/>addr <text:s text:c="6"/>s_D:\dat\char\hel05\hel05.tpr_82282f84 <text:s text:c="10"/>= "D:\\dat\\char\\hel05\\hel05.t</text:p>
          </table:table-cell>
          <table:table-cell office:value-type="string">
            <text:p><text:s text:c="8"/>82c4a754 04 00 00 14 <text:s text:c="4"/>ulong <text:s text:c="5"/>4000014h</text:p>
          </table:table-cell>
        </table:table-row>
        <table:table-row table:style-name="ro2">
          <table:table-cell office:value-type="string">
            <text:p><text:s text:c="8"/>82c4c0f8 82 28 2f 68 <text:s text:c="4"/>addr <text:s text:c="6"/>s_D:\dat\char\hel05\hel05.cat_82282f68 <text:s text:c="10"/>= "D:\\dat\\char\\hel05\\hel05.c</text:p>
          </table:table-cell>
          <table:table-cell office:value-type="string">
            <text:p><text:s text:c="8"/>82c4a758 04 00 00 15 <text:s text:c="4"/>ulong <text:s text:c="5"/>4000015h</text:p>
          </table:table-cell>
        </table:table-row>
        <table:table-row table:style-name="ro2">
          <table:table-cell office:value-type="string">
            <text:p><text:s text:c="8"/>82c4c0fc 82 28 2f 4c <text:s text:c="4"/>addr <text:s text:c="6"/>s_D:\dat\char\hel06\hel06.tpr_82282f4c <text:s text:c="10"/>= "D:\\dat\\char\\hel06\\hel06.t</text:p>
          </table:table-cell>
          <table:table-cell office:value-type="string">
            <text:p><text:s text:c="8"/>82c4a75c 04 00 00 16 <text:s text:c="4"/>ulong <text:s text:c="5"/>4000016h</text:p>
          </table:table-cell>
        </table:table-row>
        <table:table-row table:style-name="ro2">
          <table:table-cell office:value-type="string">
            <text:p><text:s text:c="8"/>82c4c100 82 28 2f 30 <text:s text:c="4"/>addr <text:s text:c="6"/>s_D:\dat\char\hel06\hel06.cat_82282f30 <text:s text:c="10"/>= "D:\\dat\\char\\hel06\\hel06.c</text:p>
          </table:table-cell>
          <table:table-cell office:value-type="string">
            <text:p><text:s text:c="8"/>82c4a760 04 00 00 17 <text:s text:c="4"/>ulong <text:s text:c="5"/>4000017h</text:p>
          </table:table-cell>
        </table:table-row>
        <table:table-row table:style-name="ro2">
          <table:table-cell office:value-type="string">
            <text:p><text:s text:c="8"/>82c4c104 82 28 2f 14 <text:s text:c="4"/>addr <text:s text:c="6"/>s_D:\dat\char\leo00\leo00.tpr_82282f14 <text:s text:c="10"/>= "D:\\dat\\char\\leo00\\leo00.t</text:p>
          </table:table-cell>
          <table:table-cell office:value-type="string">
            <text:p><text:s text:c="8"/>82c4a764 04 00 00 18 <text:s text:c="4"/>ulong <text:s text:c="5"/>4000018h</text:p>
          </table:table-cell>
        </table:table-row>
        <table:table-row table:style-name="ro2">
          <table:table-cell office:value-type="string">
            <text:p><text:s text:c="8"/>82c4c108 82 28 2e f8 <text:s text:c="4"/>addr <text:s text:c="6"/>s_D:\dat\char\leo00\leo00.cat_82282ef8 <text:s text:c="10"/>= "D:\\dat\\char\\leo00\\leo00.c</text:p>
          </table:table-cell>
          <table:table-cell office:value-type="string">
            <text:p><text:s text:c="8"/>82c4a768 04 00 00 19 <text:s text:c="4"/>ulong <text:s text:c="5"/>4000019h</text:p>
          </table:table-cell>
        </table:table-row>
        <table:table-row table:style-name="ro2">
          <table:table-cell office:value-type="string">
            <text:p><text:s text:c="8"/>82c4c10c 82 28 2e dc <text:s text:c="4"/>addr <text:s text:c="6"/>s_D:\dat\char\leo01\leo01.tpr_82282edc <text:s text:c="10"/>= "D:\\dat\\char\\leo01\\leo01.t</text:p>
          </table:table-cell>
          <table:table-cell office:value-type="string">
            <text:p><text:s text:c="8"/>82c4a76c 04 00 00 1a <text:s text:c="4"/>ulong <text:s text:c="5"/>400001Ah</text:p>
          </table:table-cell>
        </table:table-row>
        <table:table-row table:style-name="ro2">
          <table:table-cell office:value-type="string">
            <text:p><text:s text:c="8"/>82c4c110 82 28 2e c0 <text:s text:c="4"/>addr <text:s text:c="6"/>s_D:\dat\char\leo01\leo01.cat_82282ec0 <text:s text:c="10"/>= "D:\\dat\\char\\leo01\\leo01.c</text:p>
          </table:table-cell>
          <table:table-cell office:value-type="string">
            <text:p><text:s text:c="8"/>82c4a770 04 00 00 1b <text:s text:c="4"/>ulong <text:s text:c="5"/>400001Bh</text:p>
          </table:table-cell>
        </table:table-row>
        <table:table-row table:style-name="ro2">
          <table:table-cell office:value-type="string">
            <text:p><text:s text:c="8"/>82c4c114 82 28 2e a4 <text:s text:c="4"/>addr <text:s text:c="6"/>s_D:\dat\char\leo02\leo02.tpr_82282ea4 <text:s text:c="10"/>= "D:\\dat\\char\\leo02\\leo02.t</text:p>
          </table:table-cell>
          <table:table-cell office:value-type="string">
            <text:p><text:s text:c="8"/>82c4a774 04 00 00 1c <text:s text:c="4"/>ulong <text:s text:c="5"/>400001Ch</text:p>
          </table:table-cell>
        </table:table-row>
        <table:table-row table:style-name="ro2">
          <table:table-cell office:value-type="string">
            <text:p><text:s text:c="8"/>82c4c118 82 28 2e 88 <text:s text:c="4"/>addr <text:s text:c="6"/>s_D:\dat\char\leo02\leo02.cat_82282e88 <text:s text:c="10"/>= "D:\\dat\\char\\leo02\\leo02.c</text:p>
          </table:table-cell>
          <table:table-cell office:value-type="string">
            <text:p><text:s text:c="8"/>82c4a778 04 00 00 1d <text:s text:c="4"/>ulong <text:s text:c="5"/>400001Dh</text:p>
          </table:table-cell>
        </table:table-row>
        <table:table-row table:style-name="ro2">
          <table:table-cell office:value-type="string">
            <text:p><text:s text:c="8"/>82c4c11c 82 28 2e 6c <text:s text:c="4"/>addr <text:s text:c="6"/>s_D:\dat\char\leo03\leo03.tpr_82282e6c <text:s text:c="10"/>= "D:\\dat\\char\\leo03\\leo03.t</text:p>
          </table:table-cell>
          <table:table-cell office:value-type="string">
            <text:p><text:s text:c="8"/>82c4a77c 04 00 00 1e <text:s text:c="4"/>ulong <text:s text:c="5"/>400001Eh</text:p>
          </table:table-cell>
        </table:table-row>
        <table:table-row table:style-name="ro2">
          <table:table-cell office:value-type="string">
            <text:p><text:s text:c="8"/>82c4c120 82 28 2e 50 <text:s text:c="4"/>addr <text:s text:c="6"/>s_D:\dat\char\leo03\leo03.cat_82282e50 <text:s text:c="10"/>= "D:\\dat\\char\\leo03\\leo03.c</text:p>
          </table:table-cell>
          <table:table-cell office:value-type="string">
            <text:p><text:s text:c="8"/>82c4a780 04 00 00 1f <text:s text:c="4"/>ulong <text:s text:c="5"/>400001Fh</text:p>
          </table:table-cell>
        </table:table-row>
        <table:table-row table:style-name="ro2">
          <table:table-cell office:value-type="string">
            <text:p><text:s text:c="8"/>82c4c124 82 28 2e 34 <text:s text:c="4"/>addr <text:s text:c="6"/>s_D:\dat\char\bas00\bas00.tpr_82282e34 <text:s text:c="10"/>= "D:\\dat\\char\\bas00\\bas00.t</text:p>
          </table:table-cell>
          <table:table-cell office:value-type="string">
            <text:p><text:s text:c="8"/>82c4a784 04 00 00 20 <text:s text:c="4"/>ulong <text:s text:c="5"/>4000020h</text:p>
          </table:table-cell>
        </table:table-row>
        <table:table-row table:style-name="ro2">
          <table:table-cell office:value-type="string">
            <text:p><text:s text:c="8"/>82c4c128 82 28 2e 18 <text:s text:c="4"/>addr <text:s text:c="6"/>s_D:\dat\char\bas00\bas00.cat_82282e18 <text:s text:c="10"/>= "D:\\dat\\char\\bas00\\bas00.c</text:p>
          </table:table-cell>
          <table:table-cell office:value-type="string">
            <text:p><text:s text:c="8"/>82c4a788 04 00 00 21 <text:s text:c="4"/>ulong <text:s text:c="5"/>4000021h</text:p>
          </table:table-cell>
        </table:table-row>
        <table:table-row table:style-name="ro2">
          <table:table-cell office:value-type="string">
            <text:p><text:s text:c="8"/>82c4c12c 82 28 2d fc <text:s text:c="4"/>addr <text:s text:c="6"/>s_D:\dat\char\bas01\bas01.tpr_82282dfc <text:s text:c="10"/>= "D:\\dat\\char\\bas01\\bas01.t</text:p>
          </table:table-cell>
          <table:table-cell office:value-type="string">
            <text:p><text:s text:c="8"/>82c4a78c 04 00 00 22 <text:s text:c="4"/>ulong <text:s text:c="5"/>4000022h</text:p>
          </table:table-cell>
        </table:table-row>
        <table:table-row table:style-name="ro2">
          <table:table-cell office:value-type="string">
            <text:p><text:s text:c="8"/>82c4c130 82 28 2d e0 <text:s text:c="4"/>addr <text:s text:c="6"/>s_D:\dat\char\bas01\bas01.cat_82282de0 <text:s text:c="10"/>= "D:\\dat\\char\\bas01\\bas01.c</text:p>
          </table:table-cell>
          <table:table-cell office:value-type="string">
            <text:p><text:s text:c="8"/>82c4a790 04 00 00 23 <text:s text:c="4"/>ulong <text:s text:c="5"/>4000023h</text:p>
          </table:table-cell>
        </table:table-row>
        <table:table-row table:style-name="ro2">
          <table:table-cell office:value-type="string">
            <text:p><text:s text:c="8"/>82c4c134 82 28 2d c4 <text:s text:c="4"/>addr <text:s text:c="6"/>s_D:\dat\char\bas02\bas02.tpr_82282dc4 <text:s text:c="10"/>= "D:\\dat\\char\\bas02\\bas02.t</text:p>
          </table:table-cell>
          <table:table-cell office:value-type="string">
            <text:p><text:s text:c="8"/>82c4a794 04 00 00 24 <text:s text:c="4"/>ulong <text:s text:c="5"/>4000024h</text:p>
          </table:table-cell>
        </table:table-row>
        <table:table-row table:style-name="ro2">
          <table:table-cell office:value-type="string">
            <text:p><text:s text:c="8"/>82c4c138 82 28 2d a8 <text:s text:c="4"/>addr <text:s text:c="6"/>s_D:\dat\char\bas02\bas02.cat_82282da8 <text:s text:c="10"/>= "D:\\dat\\char\\bas02\\bas02.c</text:p>
          </table:table-cell>
          <table:table-cell office:value-type="string">
            <text:p><text:s text:c="8"/>82c4a798 04 00 00 25 <text:s text:c="4"/>ulong <text:s text:c="5"/>4000025h</text:p>
          </table:table-cell>
        </table:table-row>
        <table:table-row table:style-name="ro2">
          <table:table-cell office:value-type="string">
            <text:p><text:s text:c="8"/>82c4c13c 82 28 2d 8c <text:s text:c="4"/>addr <text:s text:c="6"/>s_D:\dat\char\bas03\bas03.tpr_82282d8c <text:s text:c="10"/>= "D:\\dat\\char\\bas03\\bas03.t</text:p>
          </table:table-cell>
          <table:table-cell office:value-type="string">
            <text:p><text:s text:c="8"/>82c4a79c 04 00 00 26 <text:s text:c="4"/>ulong <text:s text:c="5"/>4000026h</text:p>
          </table:table-cell>
        </table:table-row>
        <table:table-row table:style-name="ro2">
          <table:table-cell office:value-type="string">
            <text:p><text:s text:c="8"/>82c4c140 82 28 2d 70 <text:s text:c="4"/>addr <text:s text:c="6"/>s_D:\dat\char\bas03\bas03.cat_82282d70 <text:s text:c="10"/>= "D:\\dat\\char\\bas03\\bas03.c</text:p>
          </table:table-cell>
          <table:table-cell office:value-type="string">
            <text:p><text:s text:c="8"/>82c4a7a0 04 00 00 27 <text:s text:c="4"/>ulong <text:s text:c="5"/>4000027h</text:p>
          </table:table-cell>
        </table:table-row>
        <table:table-row table:style-name="ro2">
          <table:table-cell office:value-type="string">
            <text:p><text:s text:c="8"/>82c4c144 82 28 2d 54 <text:s text:c="4"/>addr <text:s text:c="6"/>s_D:\dat\char\hak00\hak00.tpr_82282d54 <text:s text:c="10"/>= "D:\\dat\\char\\hak00\\hak00.t</text:p>
          </table:table-cell>
          <table:table-cell office:value-type="string">
            <text:p><text:s text:c="8"/>82c4a7a4 04 00 00 28 <text:s text:c="4"/>ulong <text:s text:c="5"/>4000028h</text:p>
          </table:table-cell>
        </table:table-row>
        <table:table-row table:style-name="ro2">
          <table:table-cell office:value-type="string">
            <text:p><text:s text:c="8"/>82c4c148 82 28 2d 38 <text:s text:c="4"/>addr <text:s text:c="6"/>s_D:\dat\char\hak00\hak00.cat_82282d38 <text:s text:c="10"/>= "D:\\dat\\char\\hak00\\hak00.c</text:p>
          </table:table-cell>
          <table:table-cell office:value-type="string">
            <text:p><text:s text:c="8"/>82c4a7a8 04 00 00 29 <text:s text:c="4"/>ulong <text:s text:c="5"/>4000029h</text:p>
          </table:table-cell>
        </table:table-row>
        <table:table-row table:style-name="ro2">
          <table:table-cell office:value-type="string">
            <text:p><text:s text:c="8"/>82c4c14c 82 28 2d 1c <text:s text:c="4"/>addr <text:s text:c="6"/>s_D:\dat\char\hak01\hak01.tpr_82282d1c <text:s text:c="10"/>= "D:\\dat\\char\\hak01\\hak01.t</text:p>
          </table:table-cell>
          <table:table-cell office:value-type="string">
            <text:p><text:s text:c="8"/>82c4a7ac 04 00 00 2a <text:s text:c="4"/>ulong <text:s text:c="5"/>400002Ah</text:p>
          </table:table-cell>
        </table:table-row>
        <table:table-row table:style-name="ro2">
          <table:table-cell office:value-type="string">
            <text:p><text:s text:c="8"/>82c4c150 82 28 2d 00 <text:s text:c="4"/>addr <text:s text:c="6"/>s_D:\dat\char\hak01\hak01.cat_82282d00 <text:s text:c="10"/>= "D:\\dat\\char\\hak01\\hak01.c</text:p>
          </table:table-cell>
          <table:table-cell office:value-type="string">
            <text:p><text:s text:c="8"/>82c4a7b0 04 00 00 2b <text:s text:c="4"/>ulong <text:s text:c="5"/>400002Bh</text:p>
          </table:table-cell>
        </table:table-row>
        <table:table-row table:style-name="ro2">
          <table:table-cell office:value-type="string">
            <text:p><text:s text:c="8"/>82c4c154 82 28 2c e4 <text:s text:c="4"/>addr <text:s text:c="6"/>s_D:\dat\char\hak02\hak02.tpr_82282ce4 <text:s text:c="10"/>= "D:\\dat\\char\\hak02\\hak02.t</text:p>
          </table:table-cell>
          <table:table-cell office:value-type="string">
            <text:p><text:s text:c="8"/>82c4a7b4 04 00 00 2c <text:s text:c="4"/>ulong <text:s text:c="5"/>400002Ch</text:p>
          </table:table-cell>
        </table:table-row>
        <table:table-row table:style-name="ro2">
          <table:table-cell office:value-type="string">
            <text:p><text:s text:c="8"/>82c4c158 82 28 2c c8 <text:s text:c="4"/>addr <text:s text:c="6"/>s_D:\dat\char\hak02\hak02.cat_82282cc8 <text:s text:c="10"/>= "D:\\dat\\char\\hak02\\hak02.c</text:p>
          </table:table-cell>
          <table:table-cell office:value-type="string">
            <text:p><text:s text:c="8"/>82c4a7b8 04 00 00 2d <text:s text:c="4"/>ulong <text:s text:c="5"/>400002Dh</text:p>
          </table:table-cell>
        </table:table-row>
        <table:table-row table:style-name="ro2">
          <table:table-cell office:value-type="string">
            <text:p><text:s text:c="8"/>82c4c15c 82 28 2c ac <text:s text:c="4"/>addr <text:s text:c="6"/>s_D:\dat\char\hak03\hak03.tpr_82282cac <text:s text:c="10"/>= "D:\\dat\\char\\hak03\\hak03.t</text:p>
          </table:table-cell>
          <table:table-cell office:value-type="string">
            <text:p><text:s text:c="8"/>82c4a7bc 04 00 00 2e <text:s text:c="4"/>ulong <text:s text:c="5"/>400002Eh</text:p>
          </table:table-cell>
        </table:table-row>
        <table:table-row table:style-name="ro2">
          <table:table-cell office:value-type="string">
            <text:p><text:s text:c="8"/>82c4c160 82 28 2c 90 <text:s text:c="4"/>addr <text:s text:c="6"/>s_D:\dat\char\hak03\hak03.cat_82282c90 <text:s text:c="10"/>= "D:\\dat\\char\\hak03\\hak03.c</text:p>
          </table:table-cell>
          <table:table-cell office:value-type="string">
            <text:p><text:s text:c="8"/>82c4a7c0 04 00 00 2f <text:s text:c="4"/>ulong <text:s text:c="5"/>400002Fh</text:p>
          </table:table-cell>
        </table:table-row>
        <table:table-row table:style-name="ro2">
          <table:table-cell office:value-type="string">
            <text:p><text:s text:c="8"/>82c4c164 82 28 2c 74 <text:s text:c="4"/>addr <text:s text:c="6"/>s_D:\dat\char\hak04\hak04.tpr_82282c74 <text:s text:c="10"/>= "D:\\dat\\char\\hak04\\hak04.t</text:p>
          </table:table-cell>
          <table:table-cell office:value-type="string">
            <text:p><text:s text:c="8"/>82c4a7c4 04 00 00 30 <text:s text:c="4"/>ulong <text:s text:c="5"/>4000030h</text:p>
          </table:table-cell>
        </table:table-row>
        <table:table-row table:style-name="ro2">
          <table:table-cell office:value-type="string">
            <text:p><text:s text:c="8"/>82c4c168 82 28 2c 58 <text:s text:c="4"/>addr <text:s text:c="6"/>s_D:\dat\char\hak04\hak04.cat_82282c58 <text:s text:c="10"/>= "D:\\dat\\char\\hak04\\hak04.c</text:p>
          </table:table-cell>
          <table:table-cell office:value-type="string">
            <text:p><text:s text:c="8"/>82c4a7c8 04 00 00 31 <text:s text:c="4"/>ulong <text:s text:c="5"/>4000031h</text:p>
          </table:table-cell>
        </table:table-row>
        <table:table-row table:style-name="ro2">
          <table:table-cell office:value-type="string">
            <text:p><text:s text:c="8"/>82c4c16c 82 28 2c 3c <text:s text:c="4"/>addr <text:s text:c="6"/>s_D:\dat\char\hak05\hak05.tpr_82282c3c <text:s text:c="10"/>= "D:\\dat\\char\\hak05\\hak05.t</text:p>
          </table:table-cell>
          <table:table-cell office:value-type="string">
            <text:p><text:s text:c="8"/>82c4a7cc 04 00 00 32 <text:s text:c="4"/>ulong <text:s text:c="5"/>4000032h</text:p>
          </table:table-cell>
        </table:table-row>
        <table:table-row table:style-name="ro2">
          <table:table-cell office:value-type="string">
            <text:p><text:s text:c="8"/>82c4c170 82 28 2c 20 <text:s text:c="4"/>addr <text:s text:c="6"/>s_D:\dat\char\hak05\hak05.cat_82282c20 <text:s text:c="10"/>= "D:\\dat\\char\\hak05\\hak05.c</text:p>
          </table:table-cell>
          <table:table-cell office:value-type="string">
            <text:p><text:s text:c="8"/>82c4a7d0 04 00 00 33 <text:s text:c="4"/>ulong <text:s text:c="5"/>4000033h</text:p>
          </table:table-cell>
        </table:table-row>
        <table:table-row table:style-name="ro2">
          <table:table-cell office:value-type="string">
            <text:p><text:s text:c="8"/>82c4c174 82 28 2c 04 <text:s text:c="4"/>addr <text:s text:c="6"/>s_D:\dat\char\hak06\hak06.tpr_82282c04 <text:s text:c="10"/>= "D:\\dat\\char\\hak06\\hak06.t</text:p>
          </table:table-cell>
          <table:table-cell office:value-type="string">
            <text:p><text:s text:c="8"/>82c4a7d4 04 00 00 34 <text:s text:c="4"/>ulong <text:s text:c="5"/>4000034h</text:p>
          </table:table-cell>
        </table:table-row>
        <table:table-row table:style-name="ro2">
          <table:table-cell office:value-type="string">
            <text:p><text:s text:c="8"/>82c4c178 82 28 2b e8 <text:s text:c="4"/>addr <text:s text:c="6"/>s_D:\dat\char\hak06\hak06.cat_82282be8 <text:s text:c="10"/>= "D:\\dat\\char\\hak06\\hak06.c</text:p>
          </table:table-cell>
          <table:table-cell office:value-type="string">
            <text:p><text:s text:c="8"/>82c4a7d8 04 00 00 35 <text:s text:c="4"/>ulong <text:s text:c="5"/>4000035h</text:p>
          </table:table-cell>
        </table:table-row>
        <table:table-row table:style-name="ro2">
          <table:table-cell office:value-type="string">
            <text:p><text:s text:c="8"/>82c4c17c 82 28 2b cc <text:s text:c="4"/>addr <text:s text:c="6"/>s_D:\dat\char\hak07\hak07.tpr_82282bcc <text:s text:c="10"/>= "D:\\dat\\char\\hak07\\hak07.t</text:p>
          </table:table-cell>
          <table:table-cell office:value-type="string">
            <text:p><text:s text:c="8"/>82c4a7dc 04 00 00 36 <text:s text:c="4"/>ulong <text:s text:c="5"/>4000036h</text:p>
          </table:table-cell>
        </table:table-row>
        <table:table-row table:style-name="ro2">
          <table:table-cell office:value-type="string">
            <text:p><text:s text:c="8"/>82c4c180 82 28 2b b0 <text:s text:c="4"/>addr <text:s text:c="6"/>s_D:\dat\char\hak07\hak07.cat_82282bb0 <text:s text:c="10"/>= "D:\\dat\\char\\hak07\\hak07.c</text:p>
          </table:table-cell>
          <table:table-cell office:value-type="string">
            <text:p><text:s text:c="8"/>82c4a7e0 04 00 00 37 <text:s text:c="4"/>ulong <text:s text:c="5"/>4000037h</text:p>
          </table:table-cell>
        </table:table-row>
        <table:table-row table:style-name="ro2">
          <table:table-cell office:value-type="string">
            <text:p><text:s text:c="8"/>82c4c184 82 28 2b 94 <text:s text:c="4"/>addr <text:s text:c="6"/>s_D:\dat\char\hak08\hak08.tpr_82282b94 <text:s text:c="10"/>= "D:\\dat\\char\\hak08\\hak08.t</text:p>
          </table:table-cell>
          <table:table-cell office:value-type="string">
            <text:p><text:s text:c="8"/>82c4a7e4 04 00 00 38 <text:s text:c="4"/>ulong <text:s text:c="5"/>4000038h</text:p>
          </table:table-cell>
        </table:table-row>
        <table:table-row table:style-name="ro2">
          <table:table-cell office:value-type="string">
            <text:p><text:s text:c="8"/>82c4c188 82 28 2b 78 <text:s text:c="4"/>addr <text:s text:c="6"/>s_D:\dat\char\hak08\hak08.cat_82282b78 <text:s text:c="10"/>= "D:\\dat\\char\\hak08\\hak08.c</text:p>
          </table:table-cell>
          <table:table-cell office:value-type="string">
            <text:p><text:s text:c="8"/>82c4a7e8 04 00 00 39 <text:s text:c="4"/>ulong <text:s text:c="5"/>4000039h</text:p>
          </table:table-cell>
        </table:table-row>
        <table:table-row table:style-name="ro2">
          <table:table-cell office:value-type="string">
            <text:p><text:s text:c="8"/>82c4c18c 82 28 2b 5c <text:s text:c="4"/>addr <text:s text:c="6"/>s_D:\dat\char\hak09\hak09.tpr_82282b5c <text:s text:c="10"/>= "D:\\dat\\char\\hak09\\hak09.t</text:p>
          </table:table-cell>
          <table:table-cell office:value-type="string">
            <text:p><text:s text:c="8"/>82c4a7ec 04 00 00 3a <text:s text:c="4"/>ulong <text:s text:c="5"/>400003Ah</text:p>
          </table:table-cell>
        </table:table-row>
        <table:table-row table:style-name="ro2">
          <table:table-cell office:value-type="string">
            <text:p><text:s text:c="8"/>82c4c190 82 28 2b 40 <text:s text:c="4"/>addr <text:s text:c="6"/>s_D:\dat\char\hak09\hak09.cat_82282b40 <text:s text:c="10"/>= "D:\\dat\\char\\hak09\\hak09.c</text:p>
          </table:table-cell>
          <table:table-cell office:value-type="string">
            <text:p><text:s text:c="8"/>82c4a7f0 04 00 00 3b <text:s text:c="4"/>ulong <text:s text:c="5"/>400003Bh</text:p>
          </table:table-cell>
        </table:table-row>
        <table:table-row table:style-name="ro2">
          <table:table-cell office:value-type="string">
            <text:p><text:s text:c="8"/>82c4c194 82 28 2b 24 <text:s text:c="4"/>addr <text:s text:c="6"/>s_D:\dat\char\hak10\hak10.tpr_82282b24 <text:s text:c="10"/>= "D:\\dat\\char\\hak10\\hak10.t</text:p>
          </table:table-cell>
          <table:table-cell office:value-type="string">
            <text:p><text:s text:c="8"/>82c4a7f4 04 00 00 3c <text:s text:c="4"/>ulong <text:s text:c="5"/>400003Ch</text:p>
          </table:table-cell>
        </table:table-row>
        <table:table-row table:style-name="ro2">
          <table:table-cell office:value-type="string">
            <text:p><text:s text:c="8"/>82c4c198 82 28 2b 08 <text:s text:c="4"/>addr <text:s text:c="6"/>s_D:\dat\char\hak10\hak10.cat_82282b08 <text:s text:c="10"/>= "D:\\dat\\char\\hak10\\hak10.c</text:p>
          </table:table-cell>
          <table:table-cell office:value-type="string">
            <text:p><text:s text:c="8"/>82c4a7f8 04 00 00 3d <text:s text:c="4"/>ulong <text:s text:c="5"/>400003Dh</text:p>
          </table:table-cell>
        </table:table-row>
        <table:table-row table:style-name="ro2">
          <table:table-cell office:value-type="string">
            <text:p><text:s text:c="8"/>82c4c19c 82 28 2a ec <text:s text:c="4"/>addr <text:s text:c="6"/>s_D:\dat\char\hak11\hak11.tpr_82282aec <text:s text:c="10"/>= "D:\\dat\\char\\hak11\\hak11.t</text:p>
          </table:table-cell>
          <table:table-cell office:value-type="string">
            <text:p><text:s text:c="8"/>82c4a7fc 04 00 00 3e <text:s text:c="4"/>ulong <text:s text:c="5"/>400003Eh</text:p>
          </table:table-cell>
        </table:table-row>
        <table:table-row table:style-name="ro2">
          <table:table-cell office:value-type="string">
            <text:p><text:s text:c="8"/>82c4c1a0 82 28 2a d0 <text:s text:c="4"/>addr <text:s text:c="6"/>s_D:\dat\char\hak11\hak11.cat_82282ad0 <text:s text:c="10"/>= "D:\\dat\\char\\hak11\\hak11.c</text:p>
          </table:table-cell>
          <table:table-cell office:value-type="string">
            <text:p><text:s text:c="8"/>82c4a800 04 00 00 3f <text:s text:c="4"/>ulong <text:s text:c="5"/>400003Fh</text:p>
          </table:table-cell>
        </table:table-row>
        <table:table-row table:style-name="ro2">
          <table:table-cell office:value-type="string">
            <text:p><text:s text:c="8"/>82c4c1a4 82 28 2a b4 <text:s text:c="4"/>addr <text:s text:c="6"/>s_D:\dat\char\hak12\hak12.tpr_82282ab4 <text:s text:c="10"/>= "D:\\dat\\char\\hak12\\hak12.t</text:p>
          </table:table-cell>
          <table:table-cell office:value-type="string">
            <text:p><text:s text:c="8"/>82c4a804 04 00 00 40 <text:s text:c="4"/>ulong <text:s text:c="5"/>4000040h</text:p>
          </table:table-cell>
        </table:table-row>
        <table:table-row table:style-name="ro2">
          <table:table-cell office:value-type="string">
            <text:p><text:s text:c="8"/>82c4c1a8 82 28 2a 98 <text:s text:c="4"/>addr <text:s text:c="6"/>s_D:\dat\char\hak12\hak12.cat_82282a98 <text:s text:c="10"/>= "D:\\dat\\char\\hak12\\hak12.c</text:p>
          </table:table-cell>
          <table:table-cell office:value-type="string">
            <text:p><text:s text:c="8"/>82c4a808 04 00 00 41 <text:s text:c="4"/>ulong <text:s text:c="5"/>4000041h</text:p>
          </table:table-cell>
        </table:table-row>
        <table:table-row table:style-name="ro2">
          <table:table-cell office:value-type="string">
            <text:p><text:s text:c="8"/>82c4c1ac 82 28 2a 7c <text:s text:c="4"/>addr <text:s text:c="6"/>s_D:\dat\char\hak13\hak13.tpr_82282a7c <text:s text:c="10"/>= "D:\\dat\\char\\hak13\\hak13.t</text:p>
          </table:table-cell>
          <table:table-cell office:value-type="string">
            <text:p><text:s text:c="8"/>82c4a80c 04 00 00 42 <text:s text:c="4"/>ulong <text:s text:c="5"/>4000042h</text:p>
          </table:table-cell>
        </table:table-row>
        <table:table-row table:style-name="ro2">
          <table:table-cell office:value-type="string">
            <text:p><text:s text:c="8"/>82c4c1b0 82 28 2a 60 <text:s text:c="4"/>addr <text:s text:c="6"/>s_D:\dat\char\hak13\hak13.cat_82282a60 <text:s text:c="10"/>= "D:\\dat\\char\\hak13\\hak13.c</text:p>
          </table:table-cell>
          <table:table-cell office:value-type="string">
            <text:p><text:s text:c="8"/>82c4a810 04 00 00 43 <text:s text:c="4"/>ulong <text:s text:c="5"/>4000043h</text:p>
          </table:table-cell>
        </table:table-row>
        <table:table-row table:style-name="ro2">
          <table:table-cell office:value-type="string">
            <text:p><text:s text:c="8"/>82c4c1b4 82 28 2a 44 <text:s text:c="4"/>addr <text:s text:c="6"/>s_D:\dat\char\hak14\hak14.tpr_82282a44 <text:s text:c="10"/>= "D:\\dat\\char\\hak14\\hak14.t</text:p>
          </table:table-cell>
          <table:table-cell office:value-type="string">
            <text:p><text:s text:c="8"/>82c4a814 04 00 00 44 <text:s text:c="4"/>ulong <text:s text:c="5"/>4000044h</text:p>
          </table:table-cell>
        </table:table-row>
        <table:table-row table:style-name="ro2">
          <table:table-cell office:value-type="string">
            <text:p><text:s text:c="8"/>82c4c1b8 82 28 2a 28 <text:s text:c="4"/>addr <text:s text:c="6"/>s_D:\dat\char\hak14\hak14.cat_82282a28 <text:s text:c="10"/>= "D:\\dat\\char\\hak14\\hak14.c</text:p>
          </table:table-cell>
          <table:table-cell office:value-type="string">
            <text:p><text:s text:c="8"/>82c4a818 04 00 00 45 <text:s text:c="4"/>ulong <text:s text:c="5"/>4000045h</text:p>
          </table:table-cell>
        </table:table-row>
        <table:table-row table:style-name="ro2">
          <table:table-cell office:value-type="string">
            <text:p><text:s text:c="8"/>82c4c1bc 82 28 2a 0c <text:s text:c="4"/>addr <text:s text:c="6"/>s_D:\dat\char\hak15\hak15.tpr_82282a0c <text:s text:c="10"/>= "D:\\dat\\char\\hak15\\hak15.t</text:p>
          </table:table-cell>
          <table:table-cell office:value-type="string">
            <text:p><text:s text:c="8"/>82c4a81c 04 00 00 46 <text:s text:c="4"/>ulong <text:s text:c="5"/>4000046h</text:p>
          </table:table-cell>
        </table:table-row>
        <table:table-row table:style-name="ro2">
          <table:table-cell office:value-type="string">
            <text:p><text:s text:c="8"/>82c4c1c0 82 28 29 f0 <text:s text:c="4"/>addr <text:s text:c="6"/>s_D:\dat\char\hak15\hak15.cat_822829f0 <text:s text:c="10"/>= "D:\\dat\\char\\hak15\\hak15.c</text:p>
          </table:table-cell>
          <table:table-cell office:value-type="string">
            <text:p><text:s text:c="8"/>82c4a820 04 00 00 47 <text:s text:c="4"/>ulong <text:s text:c="5"/>4000047h</text:p>
          </table:table-cell>
        </table:table-row>
        <table:table-row table:style-name="ro2">
          <table:table-cell office:value-type="string">
            <text:p><text:s text:c="8"/>82c4c1c4 82 28 29 d4 <text:s text:c="4"/>addr <text:s text:c="6"/>s_D:\dat\char\hak16\hak16.tpr_822829d4 <text:s text:c="10"/>= "D:\\dat\\char\\hak16\\hak16.t</text:p>
          </table:table-cell>
          <table:table-cell office:value-type="string">
            <text:p><text:s text:c="8"/>82c4a824 04 00 00 48 <text:s text:c="4"/>ulong <text:s text:c="5"/>4000048h</text:p>
          </table:table-cell>
        </table:table-row>
        <table:table-row table:style-name="ro2">
          <table:table-cell office:value-type="string">
            <text:p><text:s text:c="8"/>82c4c1c8 82 28 29 b8 <text:s text:c="4"/>addr <text:s text:c="6"/>s_D:\dat\char\hak16\hak16.cat_822829b8 <text:s text:c="10"/>= "D:\\dat\\char\\hak16\\hak16.c</text:p>
          </table:table-cell>
          <table:table-cell office:value-type="string">
            <text:p><text:s text:c="8"/>82c4a828 04 00 00 49 <text:s text:c="4"/>ulong <text:s text:c="5"/>4000049h</text:p>
          </table:table-cell>
        </table:table-row>
        <table:table-row table:style-name="ro2">
          <table:table-cell office:value-type="string">
            <text:p><text:s text:c="8"/>82c4c1cc 82 28 29 9c <text:s text:c="4"/>addr <text:s text:c="6"/>s_D:\dat\char\hak17\hak17.tpr_8228299c <text:s text:c="10"/>= "D:\\dat\\char\\hak17\\hak17.t</text:p>
          </table:table-cell>
          <table:table-cell office:value-type="string">
            <text:p><text:s text:c="8"/>82c4a82c 04 00 00 4a <text:s text:c="4"/>ulong <text:s text:c="5"/>400004Ah</text:p>
          </table:table-cell>
        </table:table-row>
        <table:table-row table:style-name="ro2">
          <table:table-cell office:value-type="string">
            <text:p><text:s text:c="8"/>82c4c1d0 82 28 29 80 <text:s text:c="4"/>addr <text:s text:c="6"/>s_D:\dat\char\hak17\hak17.cat_82282980 <text:s text:c="10"/>= "D:\\dat\\char\\hak17\\hak17.c</text:p>
          </table:table-cell>
          <table:table-cell office:value-type="string">
            <text:p><text:s text:c="8"/>82c4a830 04 00 00 4b <text:s text:c="4"/>ulong <text:s text:c="5"/>400004Bh</text:p>
          </table:table-cell>
        </table:table-row>
        <table:table-row table:style-name="ro2">
          <table:table-cell office:value-type="string">
            <text:p><text:s text:c="8"/>82c4c1d4 82 28 29 64 <text:s text:c="4"/>addr <text:s text:c="6"/>s_D:\dat\char\hak18\hak18.tpr_82282964 <text:s text:c="10"/>= "D:\\dat\\char\\hak18\\hak18.t</text:p>
          </table:table-cell>
          <table:table-cell office:value-type="string">
            <text:p><text:s text:c="8"/>82c4a834 04 00 00 4c <text:s text:c="4"/>ulong <text:s text:c="5"/>400004Ch</text:p>
          </table:table-cell>
        </table:table-row>
        <table:table-row table:style-name="ro2">
          <table:table-cell office:value-type="string">
            <text:p><text:s text:c="8"/>82c4c1d8 82 28 29 48 <text:s text:c="4"/>addr <text:s text:c="6"/>s_D:\dat\char\hak18\hak18.cat_82282948 <text:s text:c="10"/>= "D:\\dat\\char\\hak18\\hak18.c</text:p>
          </table:table-cell>
          <table:table-cell office:value-type="string">
            <text:p><text:s text:c="8"/>82c4a838 04 00 00 4d <text:s text:c="4"/>ulong <text:s text:c="5"/>400004Dh</text:p>
          </table:table-cell>
        </table:table-row>
        <table:table-row table:style-name="ro2">
          <table:table-cell office:value-type="string">
            <text:p><text:s text:c="8"/>82c4c1dc 82 28 29 2c <text:s text:c="4"/>addr <text:s text:c="6"/>s_D:\dat\char\hak19\hak19.tpr_8228292c <text:s text:c="10"/>= "D:\\dat\\char\\hak19\\hak19.t</text:p>
          </table:table-cell>
          <table:table-cell office:value-type="string">
            <text:p><text:s text:c="8"/>82c4a83c 04 00 00 4e <text:s text:c="4"/>ulong <text:s text:c="5"/>400004Eh</text:p>
          </table:table-cell>
        </table:table-row>
        <table:table-row table:style-name="ro2">
          <table:table-cell office:value-type="string">
            <text:p><text:s text:c="8"/>82c4c1e0 82 28 29 10 <text:s text:c="4"/>addr <text:s text:c="6"/>s_D:\dat\char\hak19\hak19.cat_82282910 <text:s text:c="10"/>= "D:\\dat\\char\\hak19\\hak19.c</text:p>
          </table:table-cell>
          <table:table-cell office:value-type="string">
            <text:p><text:s text:c="8"/>82c4a840 04 00 00 4f <text:s text:c="4"/>ulong <text:s text:c="5"/>400004Fh</text:p>
          </table:table-cell>
        </table:table-row>
        <table:table-row table:style-name="ro2">
          <table:table-cell office:value-type="string">
            <text:p><text:s text:c="8"/>82c4c1e4 82 28 28 f4 <text:s text:c="4"/>addr <text:s text:c="6"/>s_D:\dat\char\hyt00\hyt00.tpr_822828f4 <text:s text:c="10"/>= "D:\\dat\\char\\hyt00\\hyt00.t</text:p>
          </table:table-cell>
          <table:table-cell office:value-type="string">
            <text:p><text:s text:c="8"/>82c4a844 04 00 00 50 <text:s text:c="4"/>ulong <text:s text:c="5"/>4000050h</text:p>
          </table:table-cell>
        </table:table-row>
        <table:table-row table:style-name="ro2">
          <table:table-cell office:value-type="string">
            <text:p><text:s text:c="8"/>82c4c1e8 82 28 28 d8 <text:s text:c="4"/>addr <text:s text:c="6"/>s_D:\dat\char\hyt00\hyt00.cat_822828d8 <text:s text:c="10"/>= "D:\\dat\\char\\hyt00\\hyt00.c</text:p>
          </table:table-cell>
          <table:table-cell office:value-type="string">
            <text:p><text:s text:c="8"/>82c4a848 04 00 00 51 <text:s text:c="4"/>ulong <text:s text:c="5"/>4000051h</text:p>
          </table:table-cell>
        </table:table-row>
        <table:table-row table:style-name="ro2">
          <table:table-cell office:value-type="string">
            <text:p><text:s text:c="8"/>82c4c1ec 82 28 28 bc <text:s text:c="4"/>addr <text:s text:c="6"/>s_D:\dat\char\hyt01\hyt01.tpr_822828bc <text:s text:c="10"/>= "D:\\dat\\char\\hyt01\\hyt01.t</text:p>
          </table:table-cell>
          <table:table-cell office:value-type="string">
            <text:p><text:s text:c="8"/>82c4a84c 04 00 00 52 <text:s text:c="4"/>ulong <text:s text:c="5"/>4000052h</text:p>
          </table:table-cell>
        </table:table-row>
        <table:table-row table:style-name="ro2">
          <table:table-cell office:value-type="string">
            <text:p><text:s text:c="8"/>82c4c1f0 82 28 28 a0 <text:s text:c="4"/>addr <text:s text:c="6"/>s_D:\dat\char\hyt01\hyt01.cat_822828a0 <text:s text:c="10"/>= "D:\\dat\\char\\hyt01\\hyt01.c</text:p>
          </table:table-cell>
          <table:table-cell office:value-type="string">
            <text:p><text:s text:c="8"/>82c4a850 04 00 00 53 <text:s text:c="4"/>ulong <text:s text:c="5"/>4000053h</text:p>
          </table:table-cell>
        </table:table-row>
        <table:table-row table:style-name="ro2">
          <table:table-cell office:value-type="string">
            <text:p><text:s text:c="8"/>82c4c1f4 82 28 28 84 <text:s text:c="4"/>addr <text:s text:c="6"/>s_D:\dat\char\hyt02\hyt02.tpr_82282884 <text:s text:c="10"/>= "D:\\dat\\char\\hyt02\\hyt02.t</text:p>
          </table:table-cell>
          <table:table-cell office:value-type="string">
            <text:p><text:s text:c="8"/>82c4a854 04 00 00 54 <text:s text:c="4"/>ulong <text:s text:c="5"/>4000054h</text:p>
          </table:table-cell>
        </table:table-row>
        <table:table-row table:style-name="ro2">
          <table:table-cell office:value-type="string">
            <text:p><text:s text:c="8"/>82c4c1f8 82 28 28 68 <text:s text:c="4"/>addr <text:s text:c="6"/>s_D:\dat\char\hyt02\hyt02.cat_82282868 <text:s text:c="10"/>= "D:\\dat\\char\\hyt02\\hyt02.c</text:p>
          </table:table-cell>
          <table:table-cell office:value-type="string">
            <text:p><text:s text:c="8"/>82c4a858 04 00 00 55 <text:s text:c="4"/>ulong <text:s text:c="5"/>4000055h</text:p>
          </table:table-cell>
        </table:table-row>
        <table:table-row table:style-name="ro2">
          <table:table-cell office:value-type="string">
            <text:p><text:s text:c="8"/>82c4c1fc 82 28 28 4c <text:s text:c="4"/>addr <text:s text:c="6"/>s_D:\dat\char\hyt03\hyt03.tpr_8228284c <text:s text:c="10"/>= "D:\\dat\\char\\hyt03\\hyt03.t</text:p>
          </table:table-cell>
          <table:table-cell office:value-type="string">
            <text:p><text:s text:c="8"/>82c4a85c 04 00 00 56 <text:s text:c="4"/>ulong <text:s text:c="5"/>4000056h</text:p>
          </table:table-cell>
        </table:table-row>
        <table:table-row table:style-name="ro2">
          <table:table-cell office:value-type="string">
            <text:p><text:s text:c="8"/>82c4c200 82 28 28 30 <text:s text:c="4"/>addr <text:s text:c="6"/>s_D:\dat\char\hyt03\hyt03.cat_82282830 <text:s text:c="10"/>= "D:\\dat\\char\\hyt03\\hyt03.c</text:p>
          </table:table-cell>
          <table:table-cell office:value-type="string">
            <text:p><text:s text:c="8"/>82c4a860 04 00 00 57 <text:s text:c="4"/>ulong <text:s text:c="5"/>4000057h</text:p>
          </table:table-cell>
        </table:table-row>
        <table:table-row table:style-name="ro2">
          <table:table-cell office:value-type="string">
            <text:p><text:s text:c="8"/>82c4c204 82 28 28 14 <text:s text:c="4"/>addr <text:s text:c="6"/>s_D:\dat\char\hyt04\hyt04.tpr_82282814 <text:s text:c="10"/>= "D:\\dat\\char\\hyt04\\hyt04.t</text:p>
          </table:table-cell>
          <table:table-cell office:value-type="string">
            <text:p><text:s text:c="8"/>82c4a864 04 00 00 58 <text:s text:c="4"/>ulong <text:s text:c="5"/>4000058h</text:p>
          </table:table-cell>
        </table:table-row>
        <table:table-row table:style-name="ro2">
          <table:table-cell office:value-type="string">
            <text:p><text:s text:c="8"/>82c4c208 82 28 27 f8 <text:s text:c="4"/>addr <text:s text:c="6"/>s_D:\dat\char\hyt04\hyt04.cat_822827f8 <text:s text:c="10"/>= "D:\\dat\\char\\hyt04\\hyt04.c</text:p>
          </table:table-cell>
          <table:table-cell office:value-type="string">
            <text:p><text:s text:c="8"/>82c4a868 04 00 00 59 <text:s text:c="4"/>ulong <text:s text:c="5"/>4000059h</text:p>
          </table:table-cell>
        </table:table-row>
        <table:table-row table:style-name="ro2">
          <table:table-cell office:value-type="string">
            <text:p><text:s text:c="8"/>82c4c20c 82 28 27 dc <text:s text:c="4"/>addr <text:s text:c="6"/>s_D:\dat\char\lei00\lei00.tpr_822827dc <text:s text:c="10"/>= "D:\\dat\\char\\lei00\\lei00.t</text:p>
          </table:table-cell>
          <table:table-cell office:value-type="string">
            <text:p><text:s text:c="8"/>82c4a86c 04 00 00 5a <text:s text:c="4"/>ulong <text:s text:c="5"/>400005Ah</text:p>
          </table:table-cell>
        </table:table-row>
        <table:table-row table:style-name="ro2">
          <table:table-cell office:value-type="string">
            <text:p><text:s text:c="8"/>82c4c210 82 28 27 c0 <text:s text:c="4"/>addr <text:s text:c="6"/>s_D:\dat\char\lei00\lei00.cat_822827c0 <text:s text:c="10"/>= "D:\\dat\\char\\lei00\\lei00.c</text:p>
          </table:table-cell>
          <table:table-cell office:value-type="string">
            <text:p><text:s text:c="8"/>82c4a870 04 00 00 5b <text:s text:c="4"/>ulong <text:s text:c="5"/>400005Bh</text:p>
          </table:table-cell>
        </table:table-row>
        <table:table-row table:style-name="ro2">
          <table:table-cell office:value-type="string">
            <text:p><text:s text:c="8"/>82c4c214 82 28 27 a4 <text:s text:c="4"/>addr <text:s text:c="6"/>s_D:\dat\char\lei01\lei01.tpr_822827a4 <text:s text:c="10"/>= "D:\\dat\\char\\lei01\\lei01.t</text:p>
          </table:table-cell>
          <table:table-cell office:value-type="string">
            <text:p><text:s text:c="8"/>82c4a874 04 00 00 5c <text:s text:c="4"/>ulong <text:s text:c="5"/>400005Ch</text:p>
          </table:table-cell>
        </table:table-row>
        <table:table-row table:style-name="ro2">
          <table:table-cell office:value-type="string">
            <text:p><text:s text:c="8"/>82c4c218 82 28 27 88 <text:s text:c="4"/>addr <text:s text:c="6"/>s_D:\dat\char\lei01\lei01.cat_82282788 <text:s text:c="10"/>= "D:\\dat\\char\\lei01\\lei01.c</text:p>
          </table:table-cell>
          <table:table-cell office:value-type="string">
            <text:p><text:s text:c="8"/>82c4a878 04 00 00 5d <text:s text:c="4"/>ulong <text:s text:c="5"/>400005Dh</text:p>
          </table:table-cell>
        </table:table-row>
        <table:table-row table:style-name="ro2">
          <table:table-cell office:value-type="string">
            <text:p><text:s text:c="8"/>82c4c21c 82 28 27 6c <text:s text:c="4"/>addr <text:s text:c="6"/>s_D:\dat\char\lei02\lei02.tpr_8228276c <text:s text:c="10"/>= "D:\\dat\\char\\lei02\\lei02.t</text:p>
          </table:table-cell>
          <table:table-cell office:value-type="string">
            <text:p><text:s text:c="8"/>82c4a87c 04 00 00 5e <text:s text:c="4"/>ulong <text:s text:c="5"/>400005Eh</text:p>
          </table:table-cell>
        </table:table-row>
        <table:table-row table:style-name="ro2">
          <table:table-cell office:value-type="string">
            <text:p><text:s text:c="8"/>82c4c220 82 28 27 50 <text:s text:c="4"/>addr <text:s text:c="6"/>s_D:\dat\char\lei02\lei02.cat_82282750 <text:s text:c="10"/>= "D:\\dat\\char\\lei02\\lei02.c</text:p>
          </table:table-cell>
          <table:table-cell office:value-type="string">
            <text:p><text:s text:c="8"/>82c4a880 04 00 00 5f <text:s text:c="4"/>ulong <text:s text:c="5"/>400005Fh</text:p>
          </table:table-cell>
        </table:table-row>
        <table:table-row table:style-name="ro2">
          <table:table-cell office:value-type="string">
            <text:p><text:s text:c="8"/>82c4c224 82 28 27 34 <text:s text:c="4"/>addr <text:s text:c="6"/>s_D:\dat\char\lei03\lei03.tpr_82282734 <text:s text:c="10"/>= "D:\\dat\\char\\lei03\\lei03.t</text:p>
          </table:table-cell>
          <table:table-cell office:value-type="string">
            <text:p><text:s text:c="8"/>82c4a884 04 00 00 60 <text:s text:c="4"/>ulong <text:s text:c="5"/>4000060h</text:p>
          </table:table-cell>
        </table:table-row>
        <table:table-row table:style-name="ro2">
          <table:table-cell office:value-type="string">
            <text:p><text:s text:c="8"/>82c4c228 82 28 27 18 <text:s text:c="4"/>addr <text:s text:c="6"/>s_D:\dat\char\lei03\lei03.cat_82282718 <text:s text:c="10"/>= "D:\\dat\\char\\lei03\\lei03.c</text:p>
          </table:table-cell>
          <table:table-cell office:value-type="string">
            <text:p><text:s text:c="8"/>82c4a888 04 00 00 61 <text:s text:c="4"/>ulong <text:s text:c="5"/>4000061h</text:p>
          </table:table-cell>
        </table:table-row>
        <table:table-row table:style-name="ro2">
          <table:table-cell office:value-type="string">
            <text:p><text:s text:c="8"/>82c4c22c 82 28 26 fc <text:s text:c="4"/>addr <text:s text:c="6"/>s_D:\dat\char\lei04\lei04.tpr_822826fc <text:s text:c="10"/>= "D:\\dat\\char\\lei04\\lei04.t</text:p>
          </table:table-cell>
          <table:table-cell office:value-type="string">
            <text:p><text:s text:c="8"/>82c4a88c 04 00 00 62 <text:s text:c="4"/>ulong <text:s text:c="5"/>4000062h</text:p>
          </table:table-cell>
        </table:table-row>
        <table:table-row table:style-name="ro2">
          <table:table-cell office:value-type="string">
            <text:p><text:s text:c="8"/>82c4c230 82 28 26 e0 <text:s text:c="4"/>addr <text:s text:c="6"/>s_D:\dat\char\lei04\lei04.cat_822826e0 <text:s text:c="10"/>= "D:\\dat\\char\\lei04\\lei04.c</text:p>
          </table:table-cell>
          <table:table-cell office:value-type="string">
            <text:p><text:s text:c="8"/>82c4a890 04 00 00 63 <text:s text:c="4"/>ulong <text:s text:c="5"/>4000063h</text:p>
          </table:table-cell>
        </table:table-row>
        <table:table-row table:style-name="ro2">
          <table:table-cell office:value-type="string">
            <text:p><text:s text:c="8"/>82c4c234 82 28 26 c4 <text:s text:c="4"/>addr <text:s text:c="6"/>s_D:\dat\char\lei05\lei05.tpr_822826c4 <text:s text:c="10"/>= "D:\\dat\\char\\lei05\\lei05.t</text:p>
          </table:table-cell>
          <table:table-cell office:value-type="string">
            <text:p><text:s text:c="8"/>82c4a894 04 00 00 64 <text:s text:c="4"/>ulong <text:s text:c="5"/>4000064h</text:p>
          </table:table-cell>
        </table:table-row>
        <table:table-row table:style-name="ro2">
          <table:table-cell office:value-type="string">
            <text:p><text:s text:c="8"/>82c4c238 82 28 26 a8 <text:s text:c="4"/>addr <text:s text:c="6"/>s_D:\dat\char\lei05\lei05.cat_822826a8 <text:s text:c="10"/>= "D:\\dat\\char\\lei05\\lei05.c</text:p>
          </table:table-cell>
          <table:table-cell office:value-type="string">
            <text:p><text:s text:c="8"/>82c4a898 04 00 00 65 <text:s text:c="4"/>ulong <text:s text:c="5"/>4000065h</text:p>
          </table:table-cell>
        </table:table-row>
        <table:table-row table:style-name="ro2">
          <table:table-cell office:value-type="string">
            <text:p><text:s text:c="8"/>82c4c23c 82 28 26 8c <text:s text:c="4"/>addr <text:s text:c="6"/>s_D:\dat\char\lei06\lei06.tpr_8228268c <text:s text:c="10"/>= "D:\\dat\\char\\lei06\\lei06.t</text:p>
          </table:table-cell>
          <table:table-cell office:value-type="string">
            <text:p><text:s text:c="8"/>82c4a89c 04 00 00 66 <text:s text:c="4"/>ulong <text:s text:c="5"/>4000066h</text:p>
          </table:table-cell>
        </table:table-row>
        <table:table-row table:style-name="ro2">
          <table:table-cell office:value-type="string">
            <text:p><text:s text:c="8"/>82c4c240 82 28 26 70 <text:s text:c="4"/>addr <text:s text:c="6"/>s_D:\dat\char\lei06\lei06.cat_82282670 <text:s text:c="10"/>= "D:\\dat\\char\\lei06\\lei06.c</text:p>
          </table:table-cell>
          <table:table-cell office:value-type="string">
            <text:p><text:s text:c="8"/>82c4a8a0 04 00 00 67 <text:s text:c="4"/>ulong <text:s text:c="5"/>4000067h</text:p>
          </table:table-cell>
        </table:table-row>
        <table:table-row table:style-name="ro2">
          <table:table-cell office:value-type="string">
            <text:p><text:s text:c="8"/>82c4c244 82 28 26 54 <text:s text:c="4"/>addr <text:s text:c="6"/>s_D:\dat\char\lei07\lei07.tpr_82282654 <text:s text:c="10"/>= "D:\\dat\\char\\lei07\\lei07.t</text:p>
          </table:table-cell>
          <table:table-cell office:value-type="string">
            <text:p><text:s text:c="8"/>82c4a8a4 04 00 00 68 <text:s text:c="4"/>ulong <text:s text:c="5"/>4000068h</text:p>
          </table:table-cell>
        </table:table-row>
        <table:table-row table:style-name="ro2">
          <table:table-cell office:value-type="string">
            <text:p><text:s text:c="8"/>82c4c248 82 28 26 38 <text:s text:c="4"/>addr <text:s text:c="6"/>s_D:\dat\char\lei07\lei07.cat_82282638 <text:s text:c="10"/>= "D:\\dat\\char\\lei07\\lei07.c</text:p>
          </table:table-cell>
          <table:table-cell office:value-type="string">
            <text:p><text:s text:c="8"/>82c4a8a8 04 00 00 69 <text:s text:c="4"/>ulong <text:s text:c="5"/>4000069h</text:p>
          </table:table-cell>
        </table:table-row>
        <table:table-row table:style-name="ro2">
          <table:table-cell office:value-type="string">
            <text:p><text:s text:c="8"/>82c4c24c 82 28 26 1c <text:s text:c="4"/>addr <text:s text:c="6"/>s_D:\dat\char\lei08\lei08.tpr_8228261c <text:s text:c="10"/>= "D:\\dat\\char\\lei08\\lei08.t</text:p>
          </table:table-cell>
          <table:table-cell office:value-type="string">
            <text:p><text:s text:c="8"/>82c4a8ac 04 00 00 6a <text:s text:c="4"/>ulong <text:s text:c="5"/>400006Ah</text:p>
          </table:table-cell>
        </table:table-row>
        <table:table-row table:style-name="ro2">
          <table:table-cell office:value-type="string">
            <text:p><text:s text:c="8"/>82c4c250 82 28 26 00 <text:s text:c="4"/>addr <text:s text:c="6"/>s_D:\dat\char\lei08\lei08.cat_82282600 <text:s text:c="10"/>= "D:\\dat\\char\\lei08\\lei08.c</text:p>
          </table:table-cell>
          <table:table-cell office:value-type="string">
            <text:p><text:s text:c="8"/>82c4a8b0 04 00 00 6b <text:s text:c="4"/>ulong <text:s text:c="5"/>400006Bh</text:p>
          </table:table-cell>
        </table:table-row>
        <table:table-row table:style-name="ro2">
          <table:table-cell office:value-type="string">
            <text:p><text:s text:c="8"/>82c4c254 82 28 25 e4 <text:s text:c="4"/>addr <text:s text:c="6"/>s_D:\dat\char\lei09\lei09.tpr_822825e4 <text:s text:c="10"/>= "D:\\dat\\char\\lei09\\lei09.t</text:p>
          </table:table-cell>
          <table:table-cell office:value-type="string">
            <text:p><text:s text:c="8"/>82c4a8b4 04 00 00 6c <text:s text:c="4"/>ulong <text:s text:c="5"/>400006Ch</text:p>
          </table:table-cell>
        </table:table-row>
        <table:table-row table:style-name="ro2">
          <table:table-cell office:value-type="string">
            <text:p><text:s text:c="8"/>82c4c258 82 28 25 c8 <text:s text:c="4"/>addr <text:s text:c="6"/>s_D:\dat\char\lei09\lei09.cat_822825c8 <text:s text:c="10"/>= "D:\\dat\\char\\lei09\\lei09.c</text:p>
          </table:table-cell>
          <table:table-cell office:value-type="string">
            <text:p><text:s text:c="8"/>82c4a8b8 04 00 00 6d <text:s text:c="4"/>ulong <text:s text:c="5"/>400006Dh</text:p>
          </table:table-cell>
        </table:table-row>
        <table:table-row table:style-name="ro2">
          <table:table-cell office:value-type="string">
            <text:p><text:s text:c="8"/>82c4c25c 82 28 25 ac <text:s text:c="4"/>addr <text:s text:c="6"/>s_D:\dat\char\lei10\lei10.tpr_822825ac <text:s text:c="10"/>= "D:\\dat\\char\\lei10\\lei10.t</text:p>
          </table:table-cell>
          <table:table-cell office:value-type="string">
            <text:p><text:s text:c="8"/>82c4a8bc 04 00 00 6e <text:s text:c="4"/>ulong <text:s text:c="5"/>400006Eh</text:p>
          </table:table-cell>
        </table:table-row>
        <table:table-row table:style-name="ro2">
          <table:table-cell office:value-type="string">
            <text:p><text:s text:c="8"/>82c4c260 82 28 25 90 <text:s text:c="4"/>addr <text:s text:c="6"/>s_D:\dat\char\lei10\lei10.cat_82282590 <text:s text:c="10"/>= "D:\\dat\\char\\lei10\\lei10.c</text:p>
          </table:table-cell>
          <table:table-cell office:value-type="string">
            <text:p><text:s text:c="8"/>82c4a8c0 04 00 00 6f <text:s text:c="4"/>ulong <text:s text:c="5"/>400006Fh</text:p>
          </table:table-cell>
        </table:table-row>
        <table:table-row table:style-name="ro2">
          <table:table-cell office:value-type="string">
            <text:p><text:s text:c="8"/>82c4c264 82 28 25 74 <text:s text:c="4"/>addr <text:s text:c="6"/>s_D:\dat\char\lei11\lei11.tpr_82282574 <text:s text:c="10"/>= "D:\\dat\\char\\lei11\\lei11.t</text:p>
          </table:table-cell>
          <table:table-cell office:value-type="string">
            <text:p><text:s text:c="8"/>82c4a8c4 04 00 00 70 <text:s text:c="4"/>ulong <text:s text:c="5"/>4000070h</text:p>
          </table:table-cell>
        </table:table-row>
        <table:table-row table:style-name="ro2">
          <table:table-cell office:value-type="string">
            <text:p><text:s text:c="8"/>82c4c268 82 28 25 58 <text:s text:c="4"/>addr <text:s text:c="6"/>s_D:\dat\char\lei11\lei11.cat_82282558 <text:s text:c="10"/>= "D:\\dat\\char\\lei11\\lei11.c</text:p>
          </table:table-cell>
          <table:table-cell office:value-type="string">
            <text:p><text:s text:c="8"/>82c4a8c8 04 00 00 71 <text:s text:c="4"/>ulong <text:s text:c="5"/>4000071h</text:p>
          </table:table-cell>
        </table:table-row>
        <table:table-row table:style-name="ro2">
          <table:table-cell office:value-type="string">
            <text:p><text:s text:c="8"/>82c4c26c 82 28 25 3c <text:s text:c="4"/>addr <text:s text:c="6"/>s_D:\dat\char\lei12\lei12.tpr_8228253c <text:s text:c="10"/>= "D:\\dat\\char\\lei12\\lei12.t</text:p>
          </table:table-cell>
          <table:table-cell office:value-type="string">
            <text:p><text:s text:c="8"/>82c4a8cc 04 00 00 72 <text:s text:c="4"/>ulong <text:s text:c="5"/>4000072h</text:p>
          </table:table-cell>
        </table:table-row>
        <table:table-row table:style-name="ro2">
          <table:table-cell office:value-type="string">
            <text:p><text:s text:c="8"/>82c4c270 82 28 25 20 <text:s text:c="4"/>addr <text:s text:c="6"/>s_D:\dat\char\lei12\lei12.cat_82282520 <text:s text:c="10"/>= "D:\\dat\\char\\lei12\\lei12.c</text:p>
          </table:table-cell>
          <table:table-cell office:value-type="string">
            <text:p><text:s text:c="8"/>82c4a8d0 04 00 00 73 <text:s text:c="4"/>ulong <text:s text:c="5"/>4000073h</text:p>
          </table:table-cell>
        </table:table-row>
        <table:table-row table:style-name="ro2">
          <table:table-cell office:value-type="string">
            <text:p><text:s text:c="8"/>82c4c274 82 28 25 04 <text:s text:c="4"/>addr <text:s text:c="6"/>s_D:\dat\char\aya00\aya00.tpr_82282504 <text:s text:c="10"/>= "D:\\dat\\char\\aya00\\aya00.t</text:p>
          </table:table-cell>
          <table:table-cell office:value-type="string">
            <text:p><text:s text:c="8"/>82c4a8d4 04 00 00 74 <text:s text:c="4"/>ulong <text:s text:c="5"/>4000074h</text:p>
          </table:table-cell>
        </table:table-row>
        <table:table-row table:style-name="ro2">
          <table:table-cell office:value-type="string">
            <text:p><text:s text:c="8"/>82c4c278 82 28 24 e8 <text:s text:c="4"/>addr <text:s text:c="6"/>s_D:\dat\char\aya00\aya00.cat_822824e8 <text:s text:c="10"/>= "D:\\dat\\char\\aya00\\aya00.c</text:p>
          </table:table-cell>
          <table:table-cell office:value-type="string">
            <text:p><text:s text:c="8"/>82c4a8d8 04 00 00 75 <text:s text:c="4"/>ulong <text:s text:c="5"/>4000075h</text:p>
          </table:table-cell>
        </table:table-row>
        <table:table-row table:style-name="ro2">
          <table:table-cell office:value-type="string">
            <text:p><text:s text:c="8"/>82c4c27c 82 28 24 cc <text:s text:c="4"/>addr <text:s text:c="6"/>s_D:\dat\char\aya01\aya01.tpr_822824cc <text:s text:c="10"/>= "D:\\dat\\char\\aya01\\aya01.t</text:p>
          </table:table-cell>
          <table:table-cell office:value-type="string">
            <text:p><text:s text:c="8"/>82c4a8dc 04 00 00 76 <text:s text:c="4"/>ulong <text:s text:c="5"/>4000076h</text:p>
          </table:table-cell>
        </table:table-row>
        <table:table-row table:style-name="ro2">
          <table:table-cell office:value-type="string">
            <text:p><text:s text:c="8"/>82c4c280 82 28 24 b0 <text:s text:c="4"/>addr <text:s text:c="6"/>s_D:\dat\char\aya01\aya01.cat_822824b0 <text:s text:c="10"/>= "D:\\dat\\char\\aya01\\aya01.c</text:p>
          </table:table-cell>
          <table:table-cell office:value-type="string">
            <text:p><text:s text:c="8"/>82c4a8e0 04 00 00 77 <text:s text:c="4"/>ulong <text:s text:c="5"/>4000077h</text:p>
          </table:table-cell>
        </table:table-row>
        <table:table-row table:style-name="ro2">
          <table:table-cell office:value-type="string">
            <text:p><text:s text:c="8"/>82c4c284 82 28 24 94 <text:s text:c="4"/>addr <text:s text:c="6"/>s_D:\dat\char\aya02\aya02.tpr_82282494 <text:s text:c="10"/>= "D:\\dat\\char\\aya02\\aya02.t</text:p>
          </table:table-cell>
          <table:table-cell office:value-type="string">
            <text:p><text:s text:c="8"/>82c4a8e4 04 00 00 78 <text:s text:c="4"/>ulong <text:s text:c="5"/>4000078h</text:p>
          </table:table-cell>
        </table:table-row>
        <table:table-row table:style-name="ro2">
          <table:table-cell office:value-type="string">
            <text:p><text:s text:c="8"/>82c4c288 82 28 24 78 <text:s text:c="4"/>addr <text:s text:c="6"/>s_D:\dat\char\aya02\aya02.cat_82282478 <text:s text:c="10"/>= "D:\\dat\\char\\aya02\\aya02.c</text:p>
          </table:table-cell>
          <table:table-cell office:value-type="string">
            <text:p><text:s text:c="8"/>82c4a8e8 04 00 00 79 <text:s text:c="4"/>ulong <text:s text:c="5"/>4000079h</text:p>
          </table:table-cell>
        </table:table-row>
        <table:table-row table:style-name="ro2">
          <table:table-cell office:value-type="string">
            <text:p><text:s text:c="8"/>82c4c28c 82 28 24 5c <text:s text:c="4"/>addr <text:s text:c="6"/>s_D:\dat\char\aya03\aya03.tpr_8228245c <text:s text:c="10"/>= "D:\\dat\\char\\aya03\\aya03.t</text:p>
          </table:table-cell>
          <table:table-cell office:value-type="string">
            <text:p><text:s text:c="8"/>82c4a8ec 04 00 00 7a <text:s text:c="4"/>ulong <text:s text:c="5"/>400007Ah</text:p>
          </table:table-cell>
        </table:table-row>
        <table:table-row table:style-name="ro2">
          <table:table-cell office:value-type="string">
            <text:p><text:s text:c="8"/>82c4c290 82 28 24 40 <text:s text:c="4"/>addr <text:s text:c="6"/>s_D:\dat\char\aya03\aya03.cat_82282440 <text:s text:c="10"/>= "D:\\dat\\char\\aya03\\aya03.c</text:p>
          </table:table-cell>
          <table:table-cell office:value-type="string">
            <text:p><text:s text:c="8"/>82c4a8f0 04 00 00 7b <text:s text:c="4"/>ulong <text:s text:c="5"/>400007Bh</text:p>
          </table:table-cell>
        </table:table-row>
        <table:table-row table:style-name="ro2">
          <table:table-cell office:value-type="string">
            <text:p><text:s text:c="8"/>82c4c294 82 28 24 24 <text:s text:c="4"/>addr <text:s text:c="6"/>s_D:\dat\char\aya04\aya04.tpr_82282424 <text:s text:c="10"/>= "D:\\dat\\char\\aya04\\aya04.t</text:p>
          </table:table-cell>
          <table:table-cell office:value-type="string">
            <text:p><text:s text:c="8"/>82c4a8f4 04 00 00 7c <text:s text:c="4"/>ulong <text:s text:c="5"/>400007Ch</text:p>
          </table:table-cell>
        </table:table-row>
        <table:table-row table:style-name="ro2">
          <table:table-cell office:value-type="string">
            <text:p><text:s text:c="8"/>82c4c298 82 28 24 08 <text:s text:c="4"/>addr <text:s text:c="6"/>s_D:\dat\char\aya04\aya04.cat_82282408 <text:s text:c="10"/>= "D:\\dat\\char\\aya04\\aya04.c</text:p>
          </table:table-cell>
          <table:table-cell office:value-type="string">
            <text:p><text:s text:c="8"/>82c4a8f8 04 00 00 7d <text:s text:c="4"/>ulong <text:s text:c="5"/>400007Dh</text:p>
          </table:table-cell>
        </table:table-row>
        <table:table-row table:style-name="ro2">
          <table:table-cell office:value-type="string">
            <text:p><text:s text:c="8"/>82c4c29c 82 28 23 ec <text:s text:c="4"/>addr <text:s text:c="6"/>s_D:\dat\char\aya05\aya05.tpr_822823ec <text:s text:c="10"/>= "D:\\dat\\char\\aya05\\aya05.t</text:p>
          </table:table-cell>
          <table:table-cell office:value-type="string">
            <text:p><text:s text:c="8"/>82c4a8fc 04 00 00 7e <text:s text:c="4"/>ulong <text:s text:c="5"/>400007Eh</text:p>
          </table:table-cell>
        </table:table-row>
        <table:table-row table:style-name="ro2">
          <table:table-cell office:value-type="string">
            <text:p><text:s text:c="8"/>82c4c2a0 82 28 23 d0 <text:s text:c="4"/>addr <text:s text:c="6"/>s_D:\dat\char\aya05\aya05.cat_822823d0 <text:s text:c="10"/>= "D:\\dat\\char\\aya05\\aya05.c</text:p>
          </table:table-cell>
          <table:table-cell office:value-type="string">
            <text:p><text:s text:c="8"/>82c4a900 04 00 00 7f <text:s text:c="4"/>ulong <text:s text:c="5"/>400007Fh</text:p>
          </table:table-cell>
        </table:table-row>
        <table:table-row table:style-name="ro2">
          <table:table-cell office:value-type="string">
            <text:p><text:s text:c="8"/>82c4c2a4 82 28 23 b4 <text:s text:c="4"/>addr <text:s text:c="6"/>s_D:\dat\char\boy00\boy00.tpr_822823b4 <text:s text:c="10"/>= "D:\\dat\\char\\boy00\\boy00.t</text:p>
          </table:table-cell>
          <table:table-cell office:value-type="string">
            <text:p><text:s text:c="8"/>82c4a904 05 00 00 00 <text:s text:c="4"/>ulong <text:s text:c="5"/>5000000h</text:p>
          </table:table-cell>
        </table:table-row>
        <table:table-row table:style-name="ro2">
          <table:table-cell office:value-type="string">
            <text:p><text:s text:c="8"/>82c4c2a8 82 28 23 98 <text:s text:c="4"/>addr <text:s text:c="6"/>s_D:\dat\char\boy00\boy00.cat_82282398 <text:s text:c="10"/>= "D:\\dat\\char\\boy00\\boy00.c</text:p>
          </table:table-cell>
          <table:table-cell office:value-type="string">
            <text:p><text:s text:c="8"/>82c4a908 05 00 00 01 <text:s text:c="4"/>ulong <text:s text:c="5"/>5000001h</text:p>
          </table:table-cell>
        </table:table-row>
        <table:table-row table:style-name="ro2">
          <table:table-cell office:value-type="string">
            <text:p><text:s text:c="8"/>82c4c2ac 82 28 23 7c <text:s text:c="4"/>addr <text:s text:c="6"/>s_D:\dat\char\boy01\boy01.tpr_8228237c <text:s text:c="10"/>= "D:\\dat\\char\\boy01\\boy01.t</text:p>
          </table:table-cell>
          <table:table-cell office:value-type="string">
            <text:p><text:s text:c="8"/>82c4a90c 05 00 00 02 <text:s text:c="4"/>ulong <text:s text:c="5"/>5000002h</text:p>
          </table:table-cell>
        </table:table-row>
        <table:table-row table:style-name="ro2">
          <table:table-cell office:value-type="string">
            <text:p><text:s text:c="8"/>82c4c2b0 82 28 23 60 <text:s text:c="4"/>addr <text:s text:c="6"/>s_D:\dat\char\boy01\boy01.cat_82282360 <text:s text:c="10"/>= "D:\\dat\\char\\boy01\\boy01.c</text:p>
          </table:table-cell>
          <table:table-cell office:value-type="string">
            <text:p><text:s text:c="8"/>82c4a910 05 00 00 03 <text:s text:c="4"/>ulong <text:s text:c="5"/>5000003h</text:p>
          </table:table-cell>
        </table:table-row>
        <table:table-row table:style-name="ro2">
          <table:table-cell office:value-type="string">
            <text:p><text:s text:c="8"/>82c4c2b4 82 28 23 44 <text:s text:c="4"/>addr <text:s text:c="6"/>s_D:\dat\char\boy02\boy02.tpr_82282344 <text:s text:c="10"/>= "D:\\dat\\char\\boy02\\boy02.t</text:p>
          </table:table-cell>
          <table:table-cell office:value-type="string">
            <text:p><text:s text:c="8"/>82c4a914 05 00 00 04 <text:s text:c="4"/>ulong <text:s text:c="5"/>5000004h</text:p>
          </table:table-cell>
        </table:table-row>
        <table:table-row table:style-name="ro2">
          <table:table-cell office:value-type="string">
            <text:p><text:s text:c="8"/>82c4c2b8 82 28 23 28 <text:s text:c="4"/>addr <text:s text:c="6"/>s_D:\dat\char\boy02\boy02.cat_82282328 <text:s text:c="10"/>= "D:\\dat\\char\\boy02\\boy02.c</text:p>
          </table:table-cell>
          <table:table-cell office:value-type="string">
            <text:p><text:s text:c="8"/>82c4a918 05 00 00 05 <text:s text:c="4"/>ulong <text:s text:c="5"/>5000005h</text:p>
          </table:table-cell>
        </table:table-row>
        <table:table-row table:style-name="ro2">
          <table:table-cell office:value-type="string">
            <text:p><text:s text:c="8"/>82c4c2bc 82 28 23 0c <text:s text:c="4"/>addr <text:s text:c="6"/>s_D:\dat\char\boy03\boy03.tpr_8228230c <text:s text:c="10"/>= "D:\\dat\\char\\boy03\\boy03.t</text:p>
          </table:table-cell>
          <table:table-cell office:value-type="string">
            <text:p><text:s text:c="8"/>82c4a91c 05 00 00 06 <text:s text:c="4"/>ulong <text:s text:c="5"/>5000006h</text:p>
          </table:table-cell>
        </table:table-row>
        <table:table-row table:style-name="ro2">
          <table:table-cell office:value-type="string">
            <text:p><text:s text:c="8"/>82c4c2c0 82 28 22 f0 <text:s text:c="4"/>addr <text:s text:c="6"/>s_D:\dat\char\boy03\boy03.cat_822822f0 <text:s text:c="10"/>= "D:\\dat\\char\\boy03\\boy03.c</text:p>
          </table:table-cell>
          <table:table-cell office:value-type="string">
            <text:p><text:s text:c="8"/>82c4a920 05 00 00 07 <text:s text:c="4"/>ulong <text:s text:c="5"/>5000007h</text:p>
          </table:table-cell>
        </table:table-row>
        <table:table-row table:style-name="ro2">
          <table:table-cell office:value-type="string">
            <text:p><text:s text:c="8"/>82c4c2c4 82 28 22 d4 <text:s text:c="4"/>addr <text:s text:c="6"/>s_D:\dat\char\boy04\boy04.tpr_822822d4 <text:s text:c="10"/>= "D:\\dat\\char\\boy04\\boy04.t</text:p>
          </table:table-cell>
          <table:table-cell office:value-type="string">
            <text:p><text:s text:c="8"/>82c4a924 05 00 00 08 <text:s text:c="4"/>ulong <text:s text:c="5"/>5000008h</text:p>
          </table:table-cell>
        </table:table-row>
        <table:table-row table:style-name="ro2">
          <table:table-cell office:value-type="string">
            <text:p><text:s text:c="8"/>82c4c2c8 82 28 22 b8 <text:s text:c="4"/>addr <text:s text:c="6"/>s_D:\dat\char\boy04\boy04.cat_822822b8 <text:s text:c="10"/>= "D:\\dat\\char\\boy04\\boy04.c</text:p>
          </table:table-cell>
          <table:table-cell office:value-type="string">
            <text:p><text:s text:c="8"/>82c4a928 05 00 00 09 <text:s text:c="4"/>ulong <text:s text:c="5"/>5000009h</text:p>
          </table:table-cell>
        </table:table-row>
        <table:table-row table:style-name="ro2">
          <table:table-cell office:value-type="string">
            <text:p><text:s text:c="8"/>82c4c2cc 82 28 22 9c <text:s text:c="4"/>addr <text:s text:c="6"/>s_D:\dat\char\lis00\lis00.tpr_8228229c <text:s text:c="10"/>= "D:\\dat\\char\\lis00\\lis00.t</text:p>
          </table:table-cell>
          <table:table-cell office:value-type="string">
            <text:p><text:s text:c="8"/>82c4a92c 05 00 00 0a <text:s text:c="4"/>ulong <text:s text:c="5"/>500000Ah</text:p>
          </table:table-cell>
        </table:table-row>
        <table:table-row table:style-name="ro2">
          <table:table-cell office:value-type="string">
            <text:p><text:s text:c="8"/>82c4c2d0 82 28 22 80 <text:s text:c="4"/>addr <text:s text:c="6"/>s_D:\dat\char\lis00\lis00.cat_82282280 <text:s text:c="10"/>= "D:\\dat\\char\\lis00\\lis00.c</text:p>
          </table:table-cell>
          <table:table-cell office:value-type="string">
            <text:p><text:s text:c="8"/>82c4a930 05 00 00 0b <text:s text:c="4"/>ulong <text:s text:c="5"/>500000Bh</text:p>
          </table:table-cell>
        </table:table-row>
        <table:table-row table:style-name="ro2">
          <table:table-cell office:value-type="string">
            <text:p><text:s text:c="8"/>82c4c2d4 82 28 22 64 <text:s text:c="4"/>addr <text:s text:c="6"/>s_D:\dat\char\lis01\lis01.tpr_82282264 <text:s text:c="10"/>= "D:\\dat\\char\\lis01\\lis01.t</text:p>
          </table:table-cell>
          <table:table-cell office:value-type="string">
            <text:p><text:s text:c="8"/>82c4a934 05 00 00 0c <text:s text:c="4"/>ulong <text:s text:c="5"/>500000Ch</text:p>
          </table:table-cell>
        </table:table-row>
        <table:table-row table:style-name="ro2">
          <table:table-cell office:value-type="string">
            <text:p><text:s text:c="8"/>82c4c2d8 82 28 22 48 <text:s text:c="4"/>addr <text:s text:c="6"/>s_D:\dat\char\lis01\lis01.cat_82282248 <text:s text:c="10"/>= "D:\\dat\\char\\lis01\\lis01.c</text:p>
          </table:table-cell>
          <table:table-cell office:value-type="string">
            <text:p><text:s text:c="8"/>82c4a938 05 00 00 0d <text:s text:c="4"/>ulong <text:s text:c="5"/>500000Dh</text:p>
          </table:table-cell>
        </table:table-row>
        <table:table-row table:style-name="ro2">
          <table:table-cell office:value-type="string">
            <text:p><text:s text:c="8"/>82c4c2dc 82 28 22 2c <text:s text:c="4"/>addr <text:s text:c="6"/>s_D:\dat\char\lis02\lis02.tpr_8228222c <text:s text:c="10"/>= "D:\\dat\\char\\lis02\\lis02.t</text:p>
          </table:table-cell>
          <table:table-cell office:value-type="string">
            <text:p><text:s text:c="8"/>82c4a93c 05 00 00 0e <text:s text:c="4"/>ulong <text:s text:c="5"/>500000Eh</text:p>
          </table:table-cell>
        </table:table-row>
        <table:table-row table:style-name="ro2">
          <table:table-cell office:value-type="string">
            <text:p><text:s text:c="8"/>82c4c2e0 82 28 22 10 <text:s text:c="4"/>addr <text:s text:c="6"/>s_D:\dat\char\lis02\lis02.cat_82282210 <text:s text:c="10"/>= "D:\\dat\\char\\lis02\\lis02.c</text:p>
          </table:table-cell>
          <table:table-cell office:value-type="string">
            <text:p><text:s text:c="8"/>82c4a940 05 00 00 0f <text:s text:c="4"/>ulong <text:s text:c="5"/>500000Fh</text:p>
          </table:table-cell>
        </table:table-row>
        <table:table-row table:style-name="ro2">
          <table:table-cell office:value-type="string">
            <text:p><text:s text:c="8"/>82c4c2e4 82 28 21 f4 <text:s text:c="4"/>addr <text:s text:c="6"/>s_D:\dat\char\lis03\lis03.tpr_822821f4 <text:s text:c="10"/>= "D:\\dat\\char\\lis03\\lis03.t</text:p>
          </table:table-cell>
          <table:table-cell office:value-type="string">
            <text:p><text:s text:c="8"/>82c4a944 05 00 00 10 <text:s text:c="4"/>ulong <text:s text:c="5"/>5000010h</text:p>
          </table:table-cell>
        </table:table-row>
        <table:table-row table:style-name="ro2">
          <table:table-cell office:value-type="string">
            <text:p><text:s text:c="8"/>82c4c2e8 82 28 21 d8 <text:s text:c="4"/>addr <text:s text:c="6"/>s_D:\dat\char\lis03\lis03.cat_822821d8 <text:s text:c="10"/>= "D:\\dat\\char\\lis03\\lis03.c</text:p>
          </table:table-cell>
          <table:table-cell office:value-type="string">
            <text:p><text:s text:c="8"/>82c4a948 05 00 00 11 <text:s text:c="4"/>ulong <text:s text:c="5"/>5000011h</text:p>
          </table:table-cell>
        </table:table-row>
        <table:table-row table:style-name="ro2">
          <table:table-cell office:value-type="string">
            <text:p><text:s text:c="8"/>82c4c2ec 82 28 21 bc <text:s text:c="4"/>addr <text:s text:c="6"/>s_D:\dat\char\lis04\lis04.tpr_822821bc <text:s text:c="10"/>= "D:\\dat\\char\\lis04\\lis04.t</text:p>
          </table:table-cell>
          <table:table-cell office:value-type="string">
            <text:p><text:s text:c="8"/>82c4a94c 05 00 00 12 <text:s text:c="4"/>ulong <text:s text:c="5"/>5000012h</text:p>
          </table:table-cell>
        </table:table-row>
        <table:table-row table:style-name="ro2">
          <table:table-cell office:value-type="string">
            <text:p><text:s text:c="8"/>82c4c2f0 82 28 21 a0 <text:s text:c="4"/>addr <text:s text:c="6"/>s_D:\dat\char\lis04\lis04.cat_822821a0 <text:s text:c="10"/>= "D:\\dat\\char\\lis04\\lis04.c</text:p>
          </table:table-cell>
          <table:table-cell office:value-type="string">
            <text:p><text:s text:c="8"/>82c4a950 05 00 00 13 <text:s text:c="4"/>ulong <text:s text:c="5"/>5000013h</text:p>
          </table:table-cell>
        </table:table-row>
        <table:table-row table:style-name="ro2">
          <table:table-cell office:value-type="string">
            <text:p><text:s text:c="8"/>82c4c2f4 82 28 21 84 <text:s text:c="4"/>addr <text:s text:c="6"/>s_D:\dat\char\alp01\alp01.tpr_82282184 <text:s text:c="10"/>= "D:\\dat\\char\\alp01\\alp01.t</text:p>
          </table:table-cell>
          <table:table-cell office:value-type="string">
            <text:p><text:s text:c="8"/>82c4a954 05 00 00 14 <text:s text:c="4"/>ulong <text:s text:c="5"/>5000014h</text:p>
          </table:table-cell>
        </table:table-row>
        <table:table-row table:style-name="ro2">
          <table:table-cell office:value-type="string">
            <text:p><text:s text:c="8"/>82c4c2f8 82 28 21 68 <text:s text:c="4"/>addr <text:s text:c="6"/>s_D:\dat\char\alp01\alp01.cat_82282168 <text:s text:c="10"/>= "D:\\dat\\char\\alp01\\alp01.c</text:p>
          </table:table-cell>
          <table:table-cell office:value-type="string">
            <text:p><text:s text:c="8"/>82c4a958 05 00 00 15 <text:s text:c="4"/>ulong <text:s text:c="5"/>5000015h</text:p>
          </table:table-cell>
        </table:table-row>
        <table:table-row table:style-name="ro2">
          <table:table-cell office:value-type="string">
            <text:p><text:s text:c="8"/>82c4c2fc 82 28 21 84 <text:s text:c="4"/>addr <text:s text:c="6"/>s_D:\dat\char\alp01\alp01.tpr_82282184 <text:s text:c="10"/>= "D:\\dat\\char\\alp01\\alp01.t</text:p>
          </table:table-cell>
          <table:table-cell office:value-type="string">
            <text:p><text:s text:c="8"/>82c4a95c 05 00 00 16 <text:s text:c="4"/>ulong <text:s text:c="5"/>5000016h</text:p>
          </table:table-cell>
        </table:table-row>
        <table:table-row table:style-name="ro2">
          <table:table-cell office:value-type="string">
            <text:p><text:s text:c="8"/>82c4c300 82 28 21 68 <text:s text:c="4"/>addr <text:s text:c="6"/>s_D:\dat\char\alp01\alp01.cat_82282168 <text:s text:c="10"/>= "D:\\dat\\char\\alp01\\alp01.c</text:p>
          </table:table-cell>
          <table:table-cell office:value-type="string">
            <text:p><text:s text:c="8"/>82c4a960 05 00 00 17 <text:s text:c="4"/>ulong <text:s text:c="5"/>5000017h</text:p>
          </table:table-cell>
        </table:table-row>
        <table:table-row table:style-name="ro2">
          <table:table-cell office:value-type="string">
            <text:p><text:s text:c="8"/>82c4c304 82 28 21 4c <text:s text:c="4"/>addr <text:s text:c="6"/>s_D:\dat\char\tng00\tng00.tpr_8228214c <text:s text:c="10"/>= "D:\\dat\\char\\tng00\\tng00.t</text:p>
          </table:table-cell>
          <table:table-cell office:value-type="string">
            <text:p><text:s text:c="8"/>82c4a964 05 00 00 18 <text:s text:c="4"/>ulong <text:s text:c="5"/>5000018h</text:p>
          </table:table-cell>
        </table:table-row>
        <table:table-row table:style-name="ro2">
          <table:table-cell office:value-type="string">
            <text:p><text:s text:c="8"/>82c4c308 82 28 21 30 <text:s text:c="4"/>addr <text:s text:c="6"/>s_D:\dat\char\tng00\tng00.cat_82282130 <text:s text:c="10"/>= "D:\\dat\\char\\tng00\\tng00.c</text:p>
          </table:table-cell>
          <table:table-cell office:value-type="string">
            <text:p><text:s text:c="8"/>82c4a968 05 00 00 19 <text:s text:c="4"/>ulong <text:s text:c="5"/>5000019h</text:p>
          </table:table-cell>
        </table:table-row>
        <table:table-row table:style-name="ro2">
          <table:table-cell office:value-type="string">
            <text:p><text:s text:c="8"/>82c4c30c 82 28 21 14 <text:s text:c="4"/>addr <text:s text:c="6"/>s_D:\dat\char\tng01\tng01.tpr_82282114 <text:s text:c="10"/>= "D:\\dat\\char\\tng01\\tng01.t</text:p>
          </table:table-cell>
          <table:table-cell office:value-type="string">
            <text:p><text:s text:c="8"/>82c4a96c 05 00 00 1a <text:s text:c="4"/>ulong <text:s text:c="5"/>500001Ah</text:p>
          </table:table-cell>
        </table:table-row>
        <table:table-row table:style-name="ro2">
          <table:table-cell office:value-type="string">
            <text:p><text:s text:c="8"/>82c4c310 82 28 20 f8 <text:s text:c="4"/>addr <text:s text:c="6"/>s_D:\dat\char\tng01\tng01.cat_822820f8 <text:s text:c="10"/>= "D:\\dat\\char\\tng01\\tng01.c</text:p>
          </table:table-cell>
          <table:table-cell office:value-type="string">
            <text:p><text:s text:c="8"/>82c4a970 05 00 00 1b <text:s text:c="4"/>ulong <text:s text:c="5"/>500001Bh</text:p>
          </table:table-cell>
        </table:table-row>
        <table:table-row table:style-name="ro2">
          <table:table-cell office:value-type="string">
            <text:p><text:s text:c="8"/>82c4c314 82 28 20 dc <text:s text:c="4"/>addr <text:s text:c="6"/>s_D:\dat\char\tng02\tng02.tpr_822820dc <text:s text:c="10"/>= "D:\\dat\\char\\tng02\\tng02.t</text:p>
          </table:table-cell>
          <table:table-cell office:value-type="string">
            <text:p><text:s text:c="8"/>82c4a974 05 00 00 1c <text:s text:c="4"/>ulong <text:s text:c="5"/>500001Ch</text:p>
          </table:table-cell>
        </table:table-row>
        <table:table-row table:style-name="ro2">
          <table:table-cell office:value-type="string">
            <text:p><text:s text:c="8"/>82c4c318 82 28 20 c0 <text:s text:c="4"/>addr <text:s text:c="6"/>s_D:\dat\char\tng02\tng02.cat_822820c0 <text:s text:c="10"/>= "D:\\dat\\char\\tng02\\tng02.c</text:p>
          </table:table-cell>
          <table:table-cell office:value-type="string">
            <text:p><text:s text:c="8"/>82c4a978 05 00 00 1d <text:s text:c="4"/>ulong <text:s text:c="5"/>500001Dh</text:p>
          </table:table-cell>
        </table:table-row>
        <table:table-row table:style-name="ro2">
          <table:table-cell office:value-type="string">
            <text:p><text:s text:c="8"/>82c4c31c 82 28 20 a4 <text:s text:c="4"/>addr <text:s text:c="6"/>s_D:\dat\char\spa00\spa00.tpr_822820a4 <text:s text:c="10"/>= "D:\\dat\\char\\spa00\\spa00.t</text:p>
          </table:table-cell>
          <table:table-cell office:value-type="string">
            <text:p><text:s text:c="8"/>82c4a97c 05 00 00 1e <text:s text:c="4"/>ulong <text:s text:c="5"/>500001Eh</text:p>
          </table:table-cell>
        </table:table-row>
        <table:table-row table:style-name="ro2">
          <table:table-cell office:value-type="string">
            <text:p><text:s text:c="8"/>82c4c320 82 28 20 88 <text:s text:c="4"/>addr <text:s text:c="6"/>s_D:\dat\char\spa00\spa00.cat_82282088 <text:s text:c="10"/>= "D:\\dat\\char\\spa00\\spa00.c</text:p>
          </table:table-cell>
          <table:table-cell office:value-type="string">
            <text:p><text:s text:c="8"/>82c4a980 05 00 00 1f <text:s text:c="4"/>ulong <text:s text:c="5"/>500001Fh</text:p>
          </table:table-cell>
        </table:table-row>
        <table:table-row table:style-name="ro2">
          <table:table-cell office:value-type="string">
            <text:p><text:s text:c="8"/>82c4c324 82 28 20 6c <text:s text:c="4"/>addr <text:s text:c="6"/>s_D:\dat\char\spa01\spa01.tpr_8228206c <text:s text:c="10"/>= "D:\\dat\\char\\spa01\\spa01.t</text:p>
          </table:table-cell>
          <table:table-cell office:value-type="string">
            <text:p><text:s text:c="8"/>82c4a984 05 00 00 20 <text:s text:c="4"/>ulong <text:s text:c="5"/>5000020h</text:p>
          </table:table-cell>
        </table:table-row>
        <table:table-row table:style-name="ro2">
          <table:table-cell office:value-type="string">
            <text:p><text:s text:c="8"/>82c4c328 82 28 20 50 <text:s text:c="4"/>addr <text:s text:c="6"/>s_D:\dat\char\spa01\spa01.cat_82282050 <text:s text:c="10"/>= "D:\\dat\\char\\spa01\\spa01.c</text:p>
          </table:table-cell>
          <table:table-cell office:value-type="string">
            <text:p><text:s text:c="8"/>82c4a988 05 00 00 21 <text:s text:c="4"/>ulong <text:s text:c="5"/>5000021h</text:p>
          </table:table-cell>
        </table:table-row>
        <table:table-row table:style-name="ro2">
          <table:table-cell office:value-type="string">
            <text:p><text:s text:c="8"/>82c4c32c 82 28 20 34 <text:s text:c="4"/>addr <text:s text:c="6"/>s_D:\dat\char\spa02\spa02.tpr_82282034 <text:s text:c="10"/>= "D:\\dat\\char\\spa02\\spa02.t</text:p>
          </table:table-cell>
          <table:table-cell office:value-type="string">
            <text:p><text:s text:c="8"/>82c4a98c 05 00 00 22 <text:s text:c="4"/>ulong <text:s text:c="5"/>5000022h</text:p>
          </table:table-cell>
        </table:table-row>
        <table:table-row table:style-name="ro2">
          <table:table-cell office:value-type="string">
            <text:p><text:s text:c="8"/>82c4c330 82 28 20 18 <text:s text:c="4"/>addr <text:s text:c="6"/>s_D:\dat\char\spa02\spa02.cat_82282018 <text:s text:c="10"/>= "D:\\dat\\char\\spa02\\spa02.c</text:p>
          </table:table-cell>
          <table:table-cell office:value-type="string">
            <text:p><text:s text:c="8"/>82c4a990 05 00 00 23 <text:s text:c="4"/>ulong <text:s text:c="5"/>5000023h</text:p>
          </table:table-cell>
        </table:table-row>
        <table:table-row table:style-name="ro2">
          <table:table-cell office:value-type="string">
            <text:p><text:s text:c="8"/>82c4c334 82 28 1f fc <text:s text:c="4"/>addr <text:s text:c="6"/>s_D:\dat\char\spa03\spa03.tpr_82281ffc <text:s text:c="10"/>= "D:\\dat\\char\\spa03\\spa03.t</text:p>
          </table:table-cell>
          <table:table-cell office:value-type="string">
            <text:p><text:s text:c="8"/>82c4a994 05 00 00 24 <text:s text:c="4"/>ulong <text:s text:c="5"/>5000024h</text:p>
          </table:table-cell>
        </table:table-row>
        <table:table-row table:style-name="ro2">
          <table:table-cell office:value-type="string">
            <text:p><text:s text:c="8"/>82c4c338 82 28 1f e0 <text:s text:c="4"/>addr <text:s text:c="6"/>s_D:\dat\char\spa03\spa03.cat_82281fe0 <text:s text:c="10"/>= "D:\\dat\\char\\spa03\\spa03.c</text:p>
          </table:table-cell>
          <table:table-cell office:value-type="string">
            <text:p><text:s text:c="8"/>82c4a998 05 00 00 25 <text:s text:c="4"/>ulong <text:s text:c="5"/>5000025h</text:p>
          </table:table-cell>
        </table:table-row>
        <table:table-row table:style-name="ro2">
          <table:table-cell office:value-type="string">
            <text:p><text:s text:c="8"/>82c4c33c 82 28 1f c4 <text:s text:c="4"/>addr <text:s text:c="6"/>s_D:\dat\char\spa04\spa04.tpr_82281fc4 <text:s text:c="10"/>= "D:\\dat\\char\\spa04\\spa04.t</text:p>
          </table:table-cell>
          <table:table-cell office:value-type="string">
            <text:p><text:s text:c="8"/>82c4a99c 05 00 00 26 <text:s text:c="4"/>ulong <text:s text:c="5"/>5000026h</text:p>
          </table:table-cell>
        </table:table-row>
        <table:table-row table:style-name="ro2">
          <table:table-cell office:value-type="string">
            <text:p><text:s text:c="8"/>82c4c340 82 28 1f a8 <text:s text:c="4"/>addr <text:s text:c="6"/>s_D:\dat\char\spa04\spa04.cat_82281fa8 <text:s text:c="10"/>= "D:\\dat\\char\\spa04\\spa04.c</text:p>
          </table:table-cell>
          <table:table-cell office:value-type="string">
            <text:p><text:s text:c="8"/>82c4a9a0 05 00 00 27 <text:s text:c="4"/>ulong <text:s text:c="5"/>5000027h</text:p>
          </table:table-cell>
        </table:table-row>
        <table:table-row table:style-name="ro2">
          <table:table-cell office:value-type="string">
            <text:p><text:s text:c="8"/>82c4c344 82 28 1f 8c <text:s text:c="4"/>addr <text:s text:c="6"/>s_D:\dat\char\spa05\spa05.tpr_82281f8c <text:s text:c="10"/>= "D:\\dat\\char\\spa05\\spa05.t</text:p>
          </table:table-cell>
          <table:table-cell office:value-type="string">
            <text:p><text:s text:c="8"/>82c4a9a4 05 00 00 28 <text:s text:c="4"/>ulong <text:s text:c="5"/>5000028h</text:p>
          </table:table-cell>
        </table:table-row>
        <table:table-row table:style-name="ro2">
          <table:table-cell office:value-type="string">
            <text:p><text:s text:c="8"/>82c4c348 82 28 1f 70 <text:s text:c="4"/>addr <text:s text:c="6"/>s_D:\dat\char\spa05\spa05.cat_82281f70 <text:s text:c="10"/>= "D:\\dat\\char\\spa05\\spa05.c</text:p>
          </table:table-cell>
          <table:table-cell office:value-type="string">
            <text:p><text:s text:c="8"/>82c4a9a8 05 00 00 29 <text:s text:c="4"/>ulong <text:s text:c="5"/>5000029h</text:p>
          </table:table-cell>
        </table:table-row>
        <table:table-row table:style-name="ro2">
          <table:table-cell office:value-type="string">
            <text:p><text:s text:c="8"/>82c4c34c 82 28 1f 54 <text:s text:c="4"/>addr <text:s text:c="6"/>s_D:\dat\char\spa06\spa06.tpr_82281f54 <text:s text:c="10"/>= "D:\\dat\\char\\spa06\\spa06.t</text:p>
          </table:table-cell>
          <table:table-cell office:value-type="string">
            <text:p><text:s text:c="8"/>82c4a9ac 05 00 00 2a <text:s text:c="4"/>ulong <text:s text:c="5"/>500002Ah</text:p>
          </table:table-cell>
        </table:table-row>
        <table:table-row table:style-name="ro2">
          <table:table-cell office:value-type="string">
            <text:p><text:s text:c="8"/>82c4c350 82 28 1f 38 <text:s text:c="4"/>addr <text:s text:c="6"/>s_D:\dat\char\spa06\spa06.cat_82281f38 <text:s text:c="10"/>= "D:\\dat\\char\\spa06\\spa06.c</text:p>
          </table:table-cell>
          <table:table-cell office:value-type="string">
            <text:p><text:s text:c="8"/>82c4a9b0 05 00 00 2b <text:s text:c="4"/>ulong <text:s text:c="5"/>500002Bh</text:p>
          </table:table-cell>
        </table:table-row>
        <table:table-row table:style-name="ro2">
          <table:table-cell office:value-type="string">
            <text:p><text:s text:c="8"/>82c4c354 82 28 1f 1c <text:s text:c="4"/>addr <text:s text:c="6"/>s_D:\dat\char\spa07\spa07.tpr_82281f1c <text:s text:c="10"/>= "D:\\dat\\char\\spa07\\spa07.t</text:p>
          </table:table-cell>
          <table:table-cell office:value-type="string">
            <text:p><text:s text:c="8"/>82c4a9b4 05 00 00 2c <text:s text:c="4"/>ulong <text:s text:c="5"/>500002Ch</text:p>
          </table:table-cell>
        </table:table-row>
        <table:table-row table:style-name="ro2">
          <table:table-cell office:value-type="string">
            <text:p><text:s text:c="8"/>82c4c358 82 28 1f 00 <text:s text:c="4"/>addr <text:s text:c="6"/>s_D:\dat\char\spa07\spa07.cat_82281f00 <text:s text:c="10"/>= "D:\\dat\\char\\spa07\\spa07.c</text:p>
          </table:table-cell>
          <table:table-cell office:value-type="string">
            <text:p><text:s text:c="8"/>82c4a9b8 05 00 00 2d <text:s text:c="4"/>ulong <text:s text:c="5"/>500002Dh</text:p>
          </table:table-cell>
        </table:table-row>
        <table:table-row table:style-name="ro2">
          <table:table-cell office:value-type="string">
            <text:p><text:s text:c="8"/>82c4c35c 82 28 1e e4 <text:s text:c="4"/>addr <text:s text:c="6"/>s_D:\dat\char\bra00\bra00.tpr_82281ee4 <text:s text:c="10"/>= "D:\\dat\\char\\bra00\\bra00.t</text:p>
          </table:table-cell>
          <table:table-cell office:value-type="string">
            <text:p><text:s text:c="8"/>82c4a9bc 05 00 00 2e <text:s text:c="4"/>ulong <text:s text:c="5"/>500002Eh</text:p>
          </table:table-cell>
        </table:table-row>
        <table:table-row table:style-name="ro2">
          <table:table-cell office:value-type="string">
            <text:p><text:s text:c="8"/>82c4c360 82 28 1e c8 <text:s text:c="4"/>addr <text:s text:c="6"/>s_D:\dat\char\bra00\bra00.cat_82281ec8 <text:s text:c="10"/>= "D:\\dat\\char\\bra00\\bra00.c</text:p>
          </table:table-cell>
          <table:table-cell office:value-type="string">
            <text:p><text:s text:c="8"/>82c4a9c0 05 00 00 2f <text:s text:c="4"/>ulong <text:s text:c="5"/>500002Fh</text:p>
          </table:table-cell>
        </table:table-row>
        <table:table-row table:style-name="ro2">
          <table:table-cell office:value-type="string">
            <text:p><text:s text:c="8"/>82c4c364 82 28 1e ac <text:s text:c="4"/>addr <text:s text:c="6"/>s_D:\dat\char\bra01\bra01.tpr_82281eac <text:s text:c="10"/>= "D:\\dat\\char\\bra01\\bra01.t</text:p>
          </table:table-cell>
          <table:table-cell office:value-type="string">
            <text:p><text:s text:c="8"/>82c4a9c4 05 00 00 30 <text:s text:c="4"/>ulong <text:s text:c="5"/>5000030h</text:p>
          </table:table-cell>
        </table:table-row>
        <table:table-row table:style-name="ro2">
          <table:table-cell office:value-type="string">
            <text:p><text:s text:c="8"/>82c4c368 82 28 1e 90 <text:s text:c="4"/>addr <text:s text:c="6"/>s_D:\dat\char\bra01\bra01.cat_82281e90 <text:s text:c="10"/>= "D:\\dat\\char\\bra01\\bra01.c</text:p>
          </table:table-cell>
          <table:table-cell office:value-type="string">
            <text:p><text:s text:c="8"/>82c4a9c8 05 00 00 31 <text:s text:c="4"/>ulong <text:s text:c="5"/>5000031h</text:p>
          </table:table-cell>
        </table:table-row>
        <table:table-row table:style-name="ro2">
          <table:table-cell office:value-type="string">
            <text:p><text:s text:c="8"/>82c4c36c 82 28 1e 74 <text:s text:c="4"/>addr <text:s text:c="6"/>s_D:\dat\char\bra02\bra02.tpr_82281e74 <text:s text:c="10"/>= "D:\\dat\\char\\bra02\\bra02.t</text:p>
          </table:table-cell>
          <table:table-cell office:value-type="string">
            <text:p><text:s text:c="8"/>82c4a9cc 05 00 00 32 <text:s text:c="4"/>ulong <text:s text:c="5"/>5000032h</text:p>
          </table:table-cell>
        </table:table-row>
        <table:table-row table:style-name="ro2">
          <table:table-cell office:value-type="string">
            <text:p><text:s text:c="8"/>82c4c370 82 28 1e 58 <text:s text:c="4"/>addr <text:s text:c="6"/>s_D:\dat\char\bra02\bra02.cat_82281e58 <text:s text:c="10"/>= "D:\\dat\\char\\bra02\\bra02.c</text:p>
          </table:table-cell>
          <table:table-cell office:value-type="string">
            <text:p><text:s text:c="8"/>82c4a9d0 05 00 00 33 <text:s text:c="4"/>ulong <text:s text:c="5"/>5000033h</text:p>
          </table:table-cell>
        </table:table-row>
        <table:table-row table:style-name="ro2">
          <table:table-cell office:value-type="string">
            <text:p><text:s text:c="8"/>82c4c374 82 28 1e 3c <text:s text:c="4"/>addr <text:s text:c="6"/>s_D:\dat\char\bra03\bra03.tpr_82281e3c <text:s text:c="10"/>= "D:\\dat\\char\\bra03\\bra03.t</text:p>
          </table:table-cell>
          <table:table-cell office:value-type="string">
            <text:p><text:s text:c="8"/>82c4a9d4 05 00 00 34 <text:s text:c="4"/>ulong <text:s text:c="5"/>5000034h</text:p>
          </table:table-cell>
        </table:table-row>
        <table:table-row table:style-name="ro2">
          <table:table-cell office:value-type="string">
            <text:p><text:s text:c="8"/>82c4c378 82 28 1e 20 <text:s text:c="4"/>addr <text:s text:c="6"/>s_D:\dat\char\bra03\bra03.cat_82281e20 <text:s text:c="10"/>= "D:\\dat\\char\\bra03\\bra03.c</text:p>
          </table:table-cell>
          <table:table-cell office:value-type="string">
            <text:p><text:s text:c="8"/>82c4a9d8 05 00 00 35 <text:s text:c="4"/>ulong <text:s text:c="5"/>5000035h</text:p>
          </table:table-cell>
        </table:table-row>
        <table:table-row table:style-name="ro2">
          <table:table-cell office:value-type="string">
            <text:p><text:s text:c="8"/>82c4c37c 82 28 1e 04 <text:s text:c="4"/>addr <text:s text:c="6"/>s_D:\dat\char\cri00\cri00.tpr_82281e04 <text:s text:c="10"/>= "D:\\dat\\char\\cri00\\cri00.t</text:p>
          </table:table-cell>
          <table:table-cell office:value-type="string">
            <text:p><text:s text:c="8"/>82c4a9dc 05 00 00 36 <text:s text:c="4"/>ulong <text:s text:c="5"/>5000036h</text:p>
          </table:table-cell>
        </table:table-row>
        <table:table-row table:style-name="ro2">
          <table:table-cell office:value-type="string">
            <text:p><text:s text:c="8"/>82c4c380 82 28 1d e8 <text:s text:c="4"/>addr <text:s text:c="6"/>s_D:\dat\char\cri00\cri00.cat_82281de8 <text:s text:c="10"/>= "D:\\dat\\char\\cri00\\cri00.c</text:p>
          </table:table-cell>
          <table:table-cell office:value-type="string">
            <text:p><text:s text:c="8"/>82c4a9e0 05 00 00 37 <text:s text:c="4"/>ulong <text:s text:c="5"/>5000037h</text:p>
          </table:table-cell>
        </table:table-row>
        <table:table-row table:style-name="ro2">
          <table:table-cell office:value-type="string">
            <text:p><text:s text:c="8"/>82c4c384 82 28 1d cc <text:s text:c="4"/>addr <text:s text:c="6"/>s_D:\dat\char\cri01\cri01.tpr_82281dcc <text:s text:c="10"/>= "D:\\dat\\char\\cri01\\cri01.t</text:p>
          </table:table-cell>
          <table:table-cell office:value-type="string">
            <text:p><text:s text:c="8"/>82c4a9e4 05 00 00 38 <text:s text:c="4"/>ulong <text:s text:c="5"/>5000038h</text:p>
          </table:table-cell>
        </table:table-row>
        <table:table-row table:style-name="ro2">
          <table:table-cell office:value-type="string">
            <text:p><text:s text:c="8"/>82c4c388 82 28 1d b0 <text:s text:c="4"/>addr <text:s text:c="6"/>s_D:\dat\char\cri01\cri01.cat_82281db0 <text:s text:c="10"/>= "D:\\dat\\char\\cri01\\cri01.c</text:p>
          </table:table-cell>
          <table:table-cell office:value-type="string">
            <text:p><text:s text:c="8"/>82c4a9e8 05 00 00 39 <text:s text:c="4"/>ulong <text:s text:c="5"/>5000039h</text:p>
          </table:table-cell>
        </table:table-row>
        <table:table-row table:style-name="ro2">
          <table:table-cell office:value-type="string">
            <text:p><text:s text:c="8"/>82c4c38c 82 28 1d 94 <text:s text:c="4"/>addr <text:s text:c="6"/>s_D:\dat\char\cri02\cri02.tpr_82281d94 <text:s text:c="10"/>= "D:\\dat\\char\\cri02\\cri02.t</text:p>
          </table:table-cell>
          <table:table-cell office:value-type="string">
            <text:p><text:s text:c="8"/>82c4a9ec 05 00 00 3a <text:s text:c="4"/>ulong <text:s text:c="5"/>500003Ah</text:p>
          </table:table-cell>
        </table:table-row>
        <table:table-row table:style-name="ro2">
          <table:table-cell office:value-type="string">
            <text:p><text:s text:c="8"/>82c4c390 82 28 1d 78 <text:s text:c="4"/>addr <text:s text:c="6"/>s_D:\dat\char\cri02\cri02.cat_82281d78 <text:s text:c="10"/>= "D:\\dat\\char\\cri02\\cri02.c</text:p>
          </table:table-cell>
          <table:table-cell office:value-type="string">
            <text:p><text:s text:c="8"/>82c4a9f0 05 00 00 3b <text:s text:c="4"/>ulong <text:s text:c="5"/>500003Bh</text:p>
          </table:table-cell>
        </table:table-row>
        <table:table-row table:style-name="ro2">
          <table:table-cell office:value-type="string">
            <text:p><text:s text:c="8"/>82c4c394 82 28 1d 5c <text:s text:c="4"/>addr <text:s text:c="6"/>s_D:\dat\char\cri03\cri03.tpr_82281d5c <text:s text:c="10"/>= "D:\\dat\\char\\cri03\\cri03.t</text:p>
          </table:table-cell>
          <table:table-cell office:value-type="string">
            <text:p><text:s text:c="8"/>82c4a9f4 05 00 00 3c <text:s text:c="4"/>ulong <text:s text:c="5"/>500003Ch</text:p>
          </table:table-cell>
        </table:table-row>
        <table:table-row table:style-name="ro2">
          <table:table-cell office:value-type="string">
            <text:p><text:s text:c="8"/>82c4c398 82 28 1d 40 <text:s text:c="4"/>addr <text:s text:c="6"/>s_D:\dat\char\cri03\cri03.cat_82281d40 <text:s text:c="10"/>= "D:\\dat\\char\\cri03\\cri03.c</text:p>
          </table:table-cell>
          <table:table-cell office:value-type="string">
            <text:p><text:s text:c="8"/>82c4a9f8 05 00 00 3d <text:s text:c="4"/>ulong <text:s text:c="5"/>500003Dh</text:p>
          </table:table-cell>
        </table:table-row>
        <table:table-row table:style-name="ro2">
          <table:table-cell office:value-type="string">
            <text:p><text:s text:c="8"/>82c4c39c 82 28 1d 24 <text:s text:c="4"/>addr <text:s text:c="6"/>s_D:\dat\char\cri04\cri04.tpr_82281d24 <text:s text:c="10"/>= "D:\\dat\\char\\cri04\\cri04.t</text:p>
          </table:table-cell>
          <table:table-cell office:value-type="string">
            <text:p><text:s text:c="8"/>82c4a9fc 05 00 00 3e <text:s text:c="4"/>ulong <text:s text:c="5"/>500003Eh</text:p>
          </table:table-cell>
        </table:table-row>
        <table:table-row table:style-name="ro2">
          <table:table-cell office:value-type="string">
            <text:p><text:s text:c="8"/>82c4c3a0 82 28 1d 08 <text:s text:c="4"/>addr <text:s text:c="6"/>s_D:\dat\char\cri04\cri04.cat_82281d08 <text:s text:c="10"/>= "D:\\dat\\char\\cri04\\cri04.c</text:p>
          </table:table-cell>
          <table:table-cell office:value-type="string">
            <text:p><text:s text:c="8"/>82c4aa00 05 00 00 3f <text:s text:c="4"/>ulong <text:s text:c="5"/>500003Fh</text:p>
          </table:table-cell>
        </table:table-row>
        <table:table-row table:style-name="ro2">
          <table:table-cell office:value-type="string">
            <text:p><text:s text:c="8"/>82c4c3a4 82 28 1c ec <text:s text:c="4"/>addr <text:s text:c="6"/>s_D:\dat\char\cri05\cri05.tpr_82281cec <text:s text:c="10"/>= "D:\\dat\\char\\cri05\\cri05.t</text:p>
          </table:table-cell>
          <table:table-cell office:value-type="string">
            <text:p><text:s text:c="8"/>82c4aa04 05 00 00 40 <text:s text:c="4"/>ulong <text:s text:c="5"/>5000040h</text:p>
          </table:table-cell>
        </table:table-row>
        <table:table-row table:style-name="ro2">
          <table:table-cell office:value-type="string">
            <text:p><text:s text:c="8"/>82c4c3a8 82 28 1c d0 <text:s text:c="4"/>addr <text:s text:c="6"/>s_D:\dat\char\cri05\cri05.cat_82281cd0 <text:s text:c="10"/>= "D:\\dat\\char\\cri05\\cri05.c</text:p>
          </table:table-cell>
          <table:table-cell office:value-type="string">
            <text:p><text:s text:c="8"/>82c4aa08 05 00 00 41 <text:s text:c="4"/>ulong <text:s text:c="5"/>5000041h</text:p>
          </table:table-cell>
        </table:table-row>
        <table:table-row table:style-name="ro2">
          <table:table-cell office:value-type="string">
            <text:p><text:s text:c="8"/>82c4c3ac 82 28 1c b4 <text:s text:c="4"/>addr <text:s text:c="6"/>s_D:\dat\char\cri06\cri06.tpr_82281cb4 <text:s text:c="10"/>= "D:\\dat\\char\\cri06\\cri06.t</text:p>
          </table:table-cell>
          <table:table-cell office:value-type="string">
            <text:p><text:s text:c="8"/>82c4aa0c 05 00 00 42 <text:s text:c="4"/>ulong <text:s text:c="5"/>5000042h</text:p>
          </table:table-cell>
        </table:table-row>
        <table:table-row table:style-name="ro2">
          <table:table-cell office:value-type="string">
            <text:p><text:s text:c="8"/>82c4c3b0 82 28 1c 98 <text:s text:c="4"/>addr <text:s text:c="6"/>s_D:\dat\char\cri06\cri06.cat_82281c98 <text:s text:c="10"/>= "D:\\dat\\char\\cri06\\cri06.c</text:p>
          </table:table-cell>
          <table:table-cell office:value-type="string">
            <text:p><text:s text:c="8"/>82c4aa10 05 00 00 43 <text:s text:c="4"/>ulong <text:s text:c="5"/>5000043h</text:p>
          </table:table-cell>
        </table:table-row>
        <table:table-row table:style-name="ro2">
          <table:table-cell office:value-type="string">
            <text:p><text:s text:c="8"/>82c4c3b4 82 28 1c 7c <text:s text:c="4"/>addr <text:s text:c="6"/>s_D:\dat\char\kor00\kor00.tpr_82281c7c <text:s text:c="10"/>= "D:\\dat\\char\\kor00\\kor00.t</text:p>
          </table:table-cell>
          <table:table-cell office:value-type="string">
            <text:p><text:s text:c="8"/>82c4aa14 05 00 00 44 <text:s text:c="4"/>ulong <text:s text:c="5"/>5000044h</text:p>
          </table:table-cell>
        </table:table-row>
        <table:table-row table:style-name="ro2">
          <table:table-cell office:value-type="string">
            <text:p><text:s text:c="8"/>82c4c3b8 82 28 1c 60 <text:s text:c="4"/>addr <text:s text:c="6"/>s_D:\dat\char\kor00\kor00.cat_82281c60 <text:s text:c="10"/>= "D:\\dat\\char\\kor00\\kor00.c</text:p>
          </table:table-cell>
          <table:table-cell office:value-type="string">
            <text:p><text:s text:c="8"/>82c4aa18 05 00 00 45 <text:s text:c="4"/>ulong <text:s text:c="5"/>5000045h</text:p>
          </table:table-cell>
        </table:table-row>
        <table:table-row table:style-name="ro2">
          <table:table-cell office:value-type="string">
            <text:p><text:s text:c="8"/>82c4c3bc 82 28 1c 44 <text:s text:c="4"/>addr <text:s text:c="6"/>s_D:\dat\char\kor01\kor01.tpr_82281c44 <text:s text:c="10"/>= "D:\\dat\\char\\kor01\\kor01.t</text:p>
          </table:table-cell>
          <table:table-cell office:value-type="string">
            <text:p><text:s text:c="8"/>82c4aa1c 05 00 00 46 <text:s text:c="4"/>ulong <text:s text:c="5"/>5000046h</text:p>
          </table:table-cell>
        </table:table-row>
        <table:table-row table:style-name="ro2">
          <table:table-cell office:value-type="string">
            <text:p><text:s text:c="8"/>82c4c3c0 82 28 1c 28 <text:s text:c="4"/>addr <text:s text:c="6"/>s_D:\dat\char\kor01\kor01.cat_82281c28 <text:s text:c="10"/>= "D:\\dat\\char\\kor01\\kor01.c</text:p>
          </table:table-cell>
          <table:table-cell office:value-type="string">
            <text:p><text:s text:c="8"/>82c4aa20 05 00 00 47 <text:s text:c="4"/>ulong <text:s text:c="5"/>5000047h</text:p>
          </table:table-cell>
        </table:table-row>
        <table:table-row table:style-name="ro2">
          <table:table-cell office:value-type="string">
            <text:p><text:s text:c="8"/>82c4c3c4 82 28 1c 0c <text:s text:c="4"/>addr <text:s text:c="6"/>s_D:\dat\char\kor02\kor02.tpr_82281c0c <text:s text:c="10"/>= "D:\\dat\\char\\kor02\\kor02.t</text:p>
          </table:table-cell>
          <table:table-cell office:value-type="string">
            <text:p><text:s text:c="8"/>82c4aa24 05 00 00 48 <text:s text:c="4"/>ulong <text:s text:c="5"/>5000048h</text:p>
          </table:table-cell>
        </table:table-row>
        <table:table-row table:style-name="ro2">
          <table:table-cell office:value-type="string">
            <text:p><text:s text:c="8"/>82c4c3c8 82 28 1b f0 <text:s text:c="4"/>addr <text:s text:c="6"/>s_D:\dat\char\kor02\kor02.cat_82281bf0 <text:s text:c="10"/>= "D:\\dat\\char\\kor02\\kor02.c</text:p>
          </table:table-cell>
          <table:table-cell office:value-type="string">
            <text:p><text:s text:c="8"/>82c4aa28 05 00 00 49 <text:s text:c="4"/>ulong <text:s text:c="5"/>5000049h</text:p>
          </table:table-cell>
        </table:table-row>
        <table:table-row table:style-name="ro2">
          <table:table-cell office:value-type="string">
            <text:p><text:s text:c="8"/>82c4c3cc 82 28 1b d4 <text:s text:c="4"/>addr <text:s text:c="6"/>s_D:\dat\char\kor03\kor03.tpr_82281bd4 <text:s text:c="10"/>= "D:\\dat\\char\\kor03\\kor03.t</text:p>
          </table:table-cell>
          <table:table-cell office:value-type="string">
            <text:p><text:s text:c="8"/>82c4aa2c 05 00 00 4a <text:s text:c="4"/>ulong <text:s text:c="5"/>500004Ah</text:p>
          </table:table-cell>
        </table:table-row>
        <table:table-row table:style-name="ro2">
          <table:table-cell office:value-type="string">
            <text:p><text:s text:c="8"/>82c4c3d0 82 28 1b b8 <text:s text:c="4"/>addr <text:s text:c="6"/>s_D:\dat\char\kor03\kor03.cat_82281bb8 <text:s text:c="10"/>= "D:\\dat\\char\\kor03\\kor03.c</text:p>
          </table:table-cell>
          <table:table-cell office:value-type="string">
            <text:p><text:s text:c="8"/>82c4aa30 05 00 00 4b <text:s text:c="4"/>ulong <text:s text:c="5"/>500004Bh</text:p>
          </table:table-cell>
        </table:table-row>
        <table:table-row table:style-name="ro2">
          <table:table-cell office:value-type="string">
            <text:p><text:s text:c="8"/>82c4c3d4 82 28 1b 9c <text:s text:c="4"/>addr <text:s text:c="6"/>s_D:\dat\char\kor04\kor04.tpr_82281b9c <text:s text:c="10"/>= "D:\\dat\\char\\kor04\\kor04.t</text:p>
          </table:table-cell>
          <table:table-cell office:value-type="string">
            <text:p><text:s text:c="8"/>82c4aa34 05 00 00 4c <text:s text:c="4"/>ulong <text:s text:c="5"/>500004Ch</text:p>
          </table:table-cell>
        </table:table-row>
        <table:table-row table:style-name="ro2">
          <table:table-cell office:value-type="string">
            <text:p><text:s text:c="8"/>82c4c3d8 82 28 1b 80 <text:s text:c="4"/>addr <text:s text:c="6"/>s_D:\dat\char\kor04\kor04.cat_82281b80 <text:s text:c="10"/>= "D:\\dat\\char\\kor04\\kor04.c</text:p>
          </table:table-cell>
          <table:table-cell office:value-type="string">
            <text:p><text:s text:c="8"/>82c4aa38 05 00 00 4d <text:s text:c="4"/>ulong <text:s text:c="5"/>500004Dh</text:p>
          </table:table-cell>
        </table:table-row>
        <table:table-row table:style-name="ro2">
          <table:table-cell office:value-type="string">
            <text:p><text:s text:c="8"/>82c4c3dc 82 28 1b 64 <text:s text:c="4"/>addr <text:s text:c="6"/>s_D:\dat\char\kor05\kor05.tpr_82281b64 <text:s text:c="10"/>= "D:\\dat\\char\\kor05\\kor05.t</text:p>
          </table:table-cell>
          <table:table-cell office:value-type="string">
            <text:p><text:s text:c="8"/>82c4aa3c 05 00 00 4e <text:s text:c="4"/>ulong <text:s text:c="5"/>500004Eh</text:p>
          </table:table-cell>
        </table:table-row>
        <table:table-row table:style-name="ro2">
          <table:table-cell office:value-type="string">
            <text:p><text:s text:c="8"/>82c4c3e0 82 28 1b 48 <text:s text:c="4"/>addr <text:s text:c="6"/>s_D:\dat\char\kor05\kor05.cat_82281b48 <text:s text:c="10"/>= "D:\\dat\\char\\kor05\\kor05.c</text:p>
          </table:table-cell>
          <table:table-cell office:value-type="string">
            <text:p><text:s text:c="8"/>82c4aa40 05 00 00 4f <text:s text:c="4"/>ulong <text:s text:c="5"/>500004Fh</text:p>
          </table:table-cell>
        </table:table-row>
        <table:table-row table:style-name="ro2">
          <table:table-cell office:value-type="string">
            <text:p><text:s text:c="8"/>82c4c3e4 82 28 1b 2c <text:s text:c="4"/>addr <text:s text:c="6"/>s_D:\dat\char\kor06\kor06.tpr_82281b2c <text:s text:c="10"/>= "D:\\dat\\char\\kor06\\kor06.t</text:p>
          </table:table-cell>
          <table:table-cell office:value-type="string">
            <text:p><text:s text:c="8"/>82c4aa44 05 00 00 50 <text:s text:c="4"/>ulong <text:s text:c="5"/>5000050h</text:p>
          </table:table-cell>
        </table:table-row>
        <table:table-row table:style-name="ro2">
          <table:table-cell office:value-type="string">
            <text:p><text:s text:c="8"/>82c4c3e8 82 28 1b 10 <text:s text:c="4"/>addr <text:s text:c="6"/>s_D:\dat\char\kor06\kor06.cat_82281b10 <text:s text:c="10"/>= "D:\\dat\\char\\kor06\\kor06.c</text:p>
          </table:table-cell>
          <table:table-cell office:value-type="string">
            <text:p><text:s text:c="8"/>82c4aa48 05 00 00 51 <text:s text:c="4"/>ulong <text:s text:c="5"/>5000051h</text:p>
          </table:table-cell>
        </table:table-row>
        <table:table-row table:style-name="ro2">
          <table:table-cell office:value-type="string">
            <text:p><text:s text:c="8"/>82c4c3ec 82 28 1a f4 <text:s text:c="4"/>addr <text:s text:c="6"/>s_D:\dat\char\kor07\kor07.tpr_82281af4 <text:s text:c="10"/>= "D:\\dat\\char\\kor07\\kor07.t</text:p>
          </table:table-cell>
          <table:table-cell office:value-type="string">
            <text:p><text:s text:c="8"/>82c4aa4c 05 00 00 52 <text:s text:c="4"/>ulong <text:s text:c="5"/>5000052h</text:p>
          </table:table-cell>
        </table:table-row>
        <table:table-row table:style-name="ro2">
          <table:table-cell office:value-type="string">
            <text:p><text:s text:c="8"/>82c4c3f0 82 28 1a d8 <text:s text:c="4"/>addr <text:s text:c="6"/>s_D:\dat\char\kor07\kor07.cat_82281ad8 <text:s text:c="10"/>= "D:\\dat\\char\\kor07\\kor07.c</text:p>
          </table:table-cell>
          <table:table-cell office:value-type="string">
            <text:p><text:s text:c="8"/>82c4aa50 05 00 00 53 <text:s text:c="4"/>ulong <text:s text:c="5"/>5000053h</text:p>
          </table:table-cell>
        </table:table-row>
        <table:table-row table:style-name="ro2">
          <table:table-cell office:value-type="string">
            <text:p><text:s text:c="8"/>82c4c3f4 82 28 1a bc <text:s text:c="4"/>addr <text:s text:c="6"/>s_D:\dat\char\kor08\kor08.tpr_82281abc <text:s text:c="10"/>= "D:\\dat\\char\\kor08\\kor08.t</text:p>
          </table:table-cell>
          <table:table-cell office:value-type="string">
            <text:p><text:s text:c="8"/>82c4aa54 05 00 00 54 <text:s text:c="4"/>ulong <text:s text:c="5"/>5000054h</text:p>
          </table:table-cell>
        </table:table-row>
        <table:table-row table:style-name="ro2">
          <table:table-cell office:value-type="string">
            <text:p><text:s text:c="8"/>82c4c3f8 82 28 1a a0 <text:s text:c="4"/>addr <text:s text:c="6"/>s_D:\dat\char\kor08\kor08.cat_82281aa0 <text:s text:c="10"/>= "D:\\dat\\char\\kor08\\kor08.c</text:p>
          </table:table-cell>
          <table:table-cell office:value-type="string">
            <text:p><text:s text:c="8"/>82c4aa58 05 00 00 55 <text:s text:c="4"/>ulong <text:s text:c="5"/>5000055h</text:p>
          </table:table-cell>
        </table:table-row>
        <table:table-row table:style-name="ro2">
          <table:table-cell office:value-type="string">
            <text:p><text:s text:c="8"/>82c4c3fc 82 28 1a 84 <text:s text:c="4"/>addr <text:s text:c="6"/>s_D:\dat\char\kor09\kor09.tpr_82281a84 <text:s text:c="10"/>= "D:\\dat\\char\\kor09\\kor09.t</text:p>
          </table:table-cell>
          <table:table-cell office:value-type="string">
            <text:p><text:s text:c="8"/>82c4aa5c 05 00 00 56 <text:s text:c="4"/>ulong <text:s text:c="5"/>5000056h</text:p>
          </table:table-cell>
        </table:table-row>
        <table:table-row table:style-name="ro2">
          <table:table-cell office:value-type="string">
            <text:p><text:s text:c="8"/>82c4c400 82 28 1a 68 <text:s text:c="4"/>addr <text:s text:c="6"/>s_D:\dat\char\kor09\kor09.cat_82281a68 <text:s text:c="10"/>= "D:\\dat\\char\\kor09\\kor09.c</text:p>
          </table:table-cell>
          <table:table-cell office:value-type="string">
            <text:p><text:s text:c="8"/>82c4aa60 05 00 00 57 <text:s text:c="4"/>ulong <text:s text:c="5"/>5000057h</text:p>
          </table:table-cell>
        </table:table-row>
        <table:table-row table:style-name="ro2">
          <table:table-cell office:value-type="string">
            <text:p><text:s text:c="8"/>82c4c404 82 28 1a 4c <text:s text:c="4"/>addr <text:s text:c="6"/>s_D:\dat\char\rtm00\rtm00.tpr_82281a4c <text:s text:c="10"/>= "D:\\dat\\char\\rtm00\\rtm00.t</text:p>
          </table:table-cell>
          <table:table-cell office:value-type="string">
            <text:p><text:s text:c="8"/>82c4aa64 05 00 00 58 <text:s text:c="4"/>ulong <text:s text:c="5"/>5000058h</text:p>
          </table:table-cell>
        </table:table-row>
        <table:table-row table:style-name="ro2">
          <table:table-cell office:value-type="string">
            <text:p><text:s text:c="8"/>82c4c408 82 28 1a 30 <text:s text:c="4"/>addr <text:s text:c="6"/>s_D:\dat\char\rtm00\rtm00.cat_82281a30 <text:s text:c="10"/>= "D:\\dat\\char\\rtm00\\rtm00.c</text:p>
          </table:table-cell>
          <table:table-cell office:value-type="string">
            <text:p><text:s text:c="8"/>82c4aa68 05 00 00 59 <text:s text:c="4"/>ulong <text:s text:c="5"/>5000059h</text:p>
          </table:table-cell>
        </table:table-row>
        <table:table-row table:style-name="ro2">
          <table:table-cell office:value-type="string">
            <text:p><text:s text:c="8"/>82c4c40c 82 28 1a 14 <text:s text:c="4"/>addr <text:s text:c="6"/>s_D:\dat\char\rtm01\rtm01.tpr_82281a14 <text:s text:c="10"/>= "D:\\dat\\char\\rtm01\\rtm01.t</text:p>
          </table:table-cell>
          <table:table-cell office:value-type="string">
            <text:p><text:s text:c="8"/>82c4aa6c 05 00 00 5a <text:s text:c="4"/>ulong <text:s text:c="5"/>500005Ah</text:p>
          </table:table-cell>
        </table:table-row>
        <table:table-row table:style-name="ro2">
          <table:table-cell office:value-type="string">
            <text:p><text:s text:c="8"/>82c4c410 82 28 19 f8 <text:s text:c="4"/>addr <text:s text:c="6"/>s_D:\dat\char\rtm01\rtm01.cat_822819f8 <text:s text:c="10"/>= "D:\\dat\\char\\rtm01\\rtm01.c</text:p>
          </table:table-cell>
          <table:table-cell office:value-type="string">
            <text:p><text:s text:c="8"/>82c4aa70 05 00 00 5b <text:s text:c="4"/>ulong <text:s text:c="5"/>500005Bh</text:p>
          </table:table-cell>
        </table:table-row>
        <table:table-row table:style-name="ro2">
          <table:table-cell office:value-type="string">
            <text:p><text:s text:c="8"/>82c4c414 82 28 19 dc <text:s text:c="4"/>addr <text:s text:c="6"/>s_D:\dat\char\rtm02\rtm02.tpr_822819dc <text:s text:c="10"/>= "D:\\dat\\char\\rtm02\\rtm02.t</text:p>
          </table:table-cell>
          <table:table-cell office:value-type="string">
            <text:p><text:s text:c="8"/>82c4aa74 05 00 00 5c <text:s text:c="4"/>ulong <text:s text:c="5"/>500005Ch</text:p>
          </table:table-cell>
        </table:table-row>
        <table:table-row table:style-name="ro2">
          <table:table-cell office:value-type="string">
            <text:p><text:s text:c="8"/>82c4c418 82 28 19 c0 <text:s text:c="4"/>addr <text:s text:c="6"/>s_D:\dat\char\rtm02\rtm02.cat_822819c0 <text:s text:c="10"/>= "D:\\dat\\char\\rtm02\\rtm02.c</text:p>
          </table:table-cell>
          <table:table-cell office:value-type="string">
            <text:p><text:s text:c="8"/>82c4aa78 05 00 00 5d <text:s text:c="4"/>ulong <text:s text:c="5"/>500005Dh</text:p>
          </table:table-cell>
        </table:table-row>
        <table:table-row table:style-name="ro2">
          <table:table-cell office:value-type="string">
            <text:p><text:s text:c="8"/>82c4c41c 82 28 19 a4 <text:s text:c="4"/>addr <text:s text:c="6"/>s_D:\dat\char\rtm03\rtm03.tpr_822819a4 <text:s text:c="10"/>= "D:\\dat\\char\\rtm03\\rtm03.t</text:p>
          </table:table-cell>
          <table:table-cell office:value-type="string">
            <text:p><text:s text:c="8"/>82c4aa7c 05 00 00 5e <text:s text:c="4"/>ulong <text:s text:c="5"/>500005Eh</text:p>
          </table:table-cell>
        </table:table-row>
        <table:table-row table:style-name="ro2">
          <table:table-cell office:value-type="string">
            <text:p><text:s text:c="8"/>82c4c420 82 28 19 88 <text:s text:c="4"/>addr <text:s text:c="6"/>s_D:\dat\char\rtm03\rtm03.cat_82281988 <text:s text:c="10"/>= "D:\\dat\\char\\rtm03\\rtm03.c</text:p>
          </table:table-cell>
          <table:table-cell office:value-type="string">
            <text:p><text:s text:c="8"/>82c4aa80 05 00 00 5f <text:s text:c="4"/>ulong <text:s text:c="5"/>500005Fh</text:p>
          </table:table-cell>
        </table:table-row>
        <table:table-row table:style-name="ro2">
          <table:table-cell office:value-type="string">
            <text:p><text:s text:c="8"/>82c4c424 82 28 19 6c <text:s text:c="4"/>addr <text:s text:c="6"/>s_D:\dat\char\rtm04\rtm04.tpr_8228196c <text:s text:c="10"/>= "D:\\dat\\char\\rtm04\\rtm04.t</text:p>
          </table:table-cell>
          <table:table-cell office:value-type="string">
            <text:p><text:s text:c="8"/>82c4aa84 05 00 00 60 <text:s text:c="4"/>ulong <text:s text:c="5"/>5000060h</text:p>
          </table:table-cell>
        </table:table-row>
        <table:table-row table:style-name="ro2">
          <table:table-cell office:value-type="string">
            <text:p><text:s text:c="8"/>82c4c428 82 28 19 50 <text:s text:c="4"/>addr <text:s text:c="6"/>s_D:\dat\char\rtm04\rtm04.cat_82281950 <text:s text:c="10"/>= "D:\\dat\\char\\rtm04\\rtm04.c</text:p>
          </table:table-cell>
          <table:table-cell office:value-type="string">
            <text:p><text:s text:c="8"/>82c4aa88 05 00 00 61 <text:s text:c="4"/>ulong <text:s text:c="5"/>5000061h</text:p>
          </table:table-cell>
        </table:table-row>
        <table:table-row table:style-name="ro2">
          <table:table-cell office:value-type="string">
            <text:p><text:s text:c="8"/>82c4c42c 82 28 19 34 <text:s text:c="4"/>addr <text:s text:c="6"/>s_D:\dat\char\bay00\bay00.tpr_82281934 <text:s text:c="10"/>= "D:\\dat\\char\\bay00\\bay00.t</text:p>
          </table:table-cell>
          <table:table-cell office:value-type="string">
            <text:p><text:s text:c="8"/>82c4aa8c 05 00 00 62 <text:s text:c="4"/>ulong <text:s text:c="5"/>5000062h</text:p>
          </table:table-cell>
        </table:table-row>
        <table:table-row table:style-name="ro2">
          <table:table-cell office:value-type="string">
            <text:p><text:s text:c="8"/>82c4c430 82 28 19 18 <text:s text:c="4"/>addr <text:s text:c="6"/>s_D:\dat\char\bay00\bay00.cat_82281918 <text:s text:c="10"/>= "D:\\dat\\char\\bay00\\bay00.c</text:p>
          </table:table-cell>
          <table:table-cell office:value-type="string">
            <text:p><text:s text:c="8"/>82c4aa90 05 00 00 63 <text:s text:c="4"/>ulong <text:s text:c="5"/>5000063h</text:p>
          </table:table-cell>
        </table:table-row>
        <table:table-row table:style-name="ro2">
          <table:table-cell office:value-type="string">
            <text:p><text:s text:c="8"/>82c4c434 82 28 18 fc <text:s text:c="4"/>addr <text:s text:c="6"/>s_D:\dat\char\bay01\bay01.tpr_822818fc <text:s text:c="10"/>= "D:\\dat\\char\\bay01\\bay01.t</text:p>
          </table:table-cell>
          <table:table-cell office:value-type="string">
            <text:p><text:s text:c="8"/>82c4aa94 05 00 00 64 <text:s text:c="4"/>ulong <text:s text:c="5"/>5000064h</text:p>
          </table:table-cell>
        </table:table-row>
        <table:table-row table:style-name="ro2">
          <table:table-cell office:value-type="string">
            <text:p><text:s text:c="8"/>82c4c438 82 28 18 e0 <text:s text:c="4"/>addr <text:s text:c="6"/>s_D:\dat\char\bay01\bay01.cat_822818e0 <text:s text:c="10"/>= "D:\\dat\\char\\bay01\\bay01.c</text:p>
          </table:table-cell>
          <table:table-cell office:value-type="string">
            <text:p><text:s text:c="8"/>82c4aa98 05 00 00 65 <text:s text:c="4"/>ulong <text:s text:c="5"/>5000065h</text:p>
          </table:table-cell>
        </table:table-row>
        <table:table-row table:style-name="ro2">
          <table:table-cell office:value-type="string">
            <text:p><text:s text:c="8"/>82c4c43c 82 28 18 c4 <text:s text:c="4"/>addr <text:s text:c="6"/>s_D:\dat\char\bay02\bay02.tpr_822818c4 <text:s text:c="10"/>= "D:\\dat\\char\\bay02\\bay02.t</text:p>
          </table:table-cell>
          <table:table-cell office:value-type="string">
            <text:p><text:s text:c="8"/>82c4aa9c 05 00 00 66 <text:s text:c="4"/>ulong <text:s text:c="5"/>5000066h</text:p>
          </table:table-cell>
        </table:table-row>
        <table:table-row table:style-name="ro2">
          <table:table-cell office:value-type="string">
            <text:p><text:s text:c="8"/>82c4c440 82 28 18 a8 <text:s text:c="4"/>addr <text:s text:c="6"/>s_D:\dat\char\bay02\bay02.cat_822818a8 <text:s text:c="10"/>= "D:\\dat\\char\\bay02\\bay02.c</text:p>
          </table:table-cell>
          <table:table-cell office:value-type="string">
            <text:p><text:s text:c="8"/>82c4aaa0 05 00 00 67 <text:s text:c="4"/>ulong <text:s text:c="5"/>5000067h</text:p>
          </table:table-cell>
        </table:table-row>
        <table:table-row table:style-name="ro2">
          <table:table-cell office:value-type="string">
            <text:p><text:s text:c="8"/>82c4c444 82 28 18 8c <text:s text:c="4"/>addr <text:s text:c="6"/>s_D:\dat\char\kasAA\kasAA.tpr_8228188c <text:s text:c="10"/>= "D:\\dat\\char\\kasAA\\kasAA.t</text:p>
          </table:table-cell>
          <table:table-cell office:value-type="string">
            <text:p><text:s text:c="8"/>82c4aaa4 05 00 00 68 <text:s text:c="4"/>ulong <text:s text:c="5"/>5000068h</text:p>
          </table:table-cell>
        </table:table-row>
        <table:table-row table:style-name="ro2">
          <table:table-cell office:value-type="string">
            <text:p><text:s text:c="8"/>82c4c448 82 28 18 70 <text:s text:c="4"/>addr <text:s text:c="6"/>s_D:\dat\char\kasAA\kasAA.cat_82281870 <text:s text:c="10"/>= "D:\\dat\\char\\kasAA\\kasAA.c</text:p>
          </table:table-cell>
          <table:table-cell office:value-type="string">
            <text:p><text:s text:c="8"/>82c4aaa8 05 00 00 69 <text:s text:c="4"/>ulong <text:s text:c="5"/>5000069h</text:p>
          </table:table-cell>
        </table:table-row>
        <table:table-row table:style-name="ro2">
          <table:table-cell office:value-type="string">
            <text:p><text:s text:c="8"/>82c4c44c 82 28 18 54 <text:s text:c="4"/>addr <text:s text:c="6"/>s_D:\dat\char\kasBA\kasBA.tpr_82281854 <text:s text:c="10"/>= "D:\\dat\\char\\kasBA\\kasBA.t</text:p>
          </table:table-cell>
          <table:table-cell office:value-type="string">
            <text:p><text:s text:c="8"/>82c4aaac 05 00 00 6a <text:s text:c="4"/>ulong <text:s text:c="5"/>500006Ah</text:p>
          </table:table-cell>
        </table:table-row>
        <table:table-row table:style-name="ro2">
          <table:table-cell office:value-type="string">
            <text:p><text:s text:c="8"/>82c4c450 82 28 18 38 <text:s text:c="4"/>addr <text:s text:c="6"/>s_D:\dat\char\kasBA\kasBA.cat_82281838 <text:s text:c="10"/>= "D:\\dat\\char\\kasBA\\kasBA.c</text:p>
          </table:table-cell>
          <table:table-cell office:value-type="string">
            <text:p><text:s text:c="8"/>82c4aab0 05 00 00 6b <text:s text:c="4"/>ulong <text:s text:c="5"/>500006Bh</text:p>
          </table:table-cell>
        </table:table-row>
        <table:table-row table:style-name="ro2">
          <table:table-cell office:value-type="string">
            <text:p><text:s text:c="8"/>82c4c454 82 28 18 1c <text:s text:c="4"/>addr <text:s text:c="6"/>s_D:\dat\char\kasCA\kasCA.tpr_8228181c <text:s text:c="10"/>= "D:\\dat\\char\\kasCA\\kasCA.t</text:p>
          </table:table-cell>
          <table:table-cell office:value-type="string">
            <text:p><text:s text:c="8"/>82c4aab4 05 00 00 6c <text:s text:c="4"/>ulong <text:s text:c="5"/>500006Ch</text:p>
          </table:table-cell>
        </table:table-row>
        <table:table-row table:style-name="ro2">
          <table:table-cell office:value-type="string">
            <text:p><text:s text:c="8"/>82c4c458 82 28 18 00 <text:s text:c="4"/>addr <text:s text:c="6"/>s_D:\dat\char\kasCA\kasCA.cat_82281800 <text:s text:c="10"/>= "D:\\dat\\char\\kasCA\\kasCA.c</text:p>
          </table:table-cell>
          <table:table-cell office:value-type="string">
            <text:p><text:s text:c="8"/>82c4aab8 05 00 00 6d <text:s text:c="4"/>ulong <text:s text:c="5"/>500006Dh</text:p>
          </table:table-cell>
        </table:table-row>
        <table:table-row table:style-name="ro2">
          <table:table-cell office:value-type="string">
            <text:p><text:s text:c="8"/>82c4c45c 82 28 17 e4 <text:s text:c="4"/>addr <text:s text:c="6"/>s_D:\dat\char\kasDA\kasDA.tpr_822817e4 <text:s text:c="10"/>= "D:\\dat\\char\\kasDA\\kasDA.t</text:p>
          </table:table-cell>
          <table:table-cell office:value-type="string">
            <text:p><text:s text:c="8"/>82c4aabc 05 00 00 6e <text:s text:c="4"/>ulong <text:s text:c="5"/>500006Eh</text:p>
          </table:table-cell>
        </table:table-row>
        <table:table-row table:style-name="ro2">
          <table:table-cell office:value-type="string">
            <text:p><text:s text:c="8"/>82c4c460 82 28 17 c8 <text:s text:c="4"/>addr <text:s text:c="6"/>s_D:\dat\char\kasDA\kasDA.cat_822817c8 <text:s text:c="10"/>= "D:\\dat\\char\\kasDA\\kasDA.c</text:p>
          </table:table-cell>
          <table:table-cell office:value-type="string">
            <text:p><text:s text:c="8"/>82c4aac0 05 00 00 6f <text:s text:c="4"/>ulong <text:s text:c="5"/>500006Fh</text:p>
          </table:table-cell>
        </table:table-row>
        <table:table-row table:style-name="ro2">
          <table:table-cell office:value-type="string">
            <text:p><text:s text:c="8"/>82c4c464 82 28 17 ac <text:s text:c="4"/>addr <text:s text:c="6"/>s_D:\dat\char\leiAA\leiAA.tpr_822817ac <text:s text:c="10"/>= "D:\\dat\\char\\leiAA\\leiAA.t</text:p>
          </table:table-cell>
          <table:table-cell office:value-type="string">
            <text:p><text:s text:c="8"/>82c4aac4 05 00 00 70 <text:s text:c="4"/>ulong <text:s text:c="5"/>5000070h</text:p>
          </table:table-cell>
        </table:table-row>
        <table:table-row table:style-name="ro2">
          <table:table-cell office:value-type="string">
            <text:p><text:s text:c="8"/>82c4c468 82 28 17 90 <text:s text:c="4"/>addr <text:s text:c="6"/>s_D:\dat\char\leiAA\leiAA.cat_82281790 <text:s text:c="10"/>= "D:\\dat\\char\\leiAA\\leiAA.c</text:p>
          </table:table-cell>
          <table:table-cell office:value-type="string">
            <text:p><text:s text:c="8"/>82c4aac8 05 00 00 71 <text:s text:c="4"/>ulong <text:s text:c="5"/>5000071h</text:p>
          </table:table-cell>
        </table:table-row>
        <table:table-row table:style-name="ro2">
          <table:table-cell office:value-type="string">
            <text:p><text:s text:c="8"/>82c4c46c 82 28 17 74 <text:s text:c="4"/>addr <text:s text:c="6"/>s_D:\dat\char\leiBA\leiBA.tpr_82281774 <text:s text:c="10"/>= "D:\\dat\\char\\leiBA\\leiBA.t</text:p>
          </table:table-cell>
          <table:table-cell office:value-type="string">
            <text:p><text:s text:c="8"/>82c4aacc 05 00 00 72 <text:s text:c="4"/>ulong <text:s text:c="5"/>5000072h</text:p>
          </table:table-cell>
        </table:table-row>
        <table:table-row table:style-name="ro2">
          <table:table-cell office:value-type="string">
            <text:p><text:s text:c="8"/>82c4c470 82 28 17 58 <text:s text:c="4"/>addr <text:s text:c="6"/>s_D:\dat\char\leiBA\leiBA.cat_82281758 <text:s text:c="10"/>= "D:\\dat\\char\\leiBA\\leiBA.c</text:p>
          </table:table-cell>
          <table:table-cell office:value-type="string">
            <text:p><text:s text:c="8"/>82c4aad0 05 00 00 73 <text:s text:c="4"/>ulong <text:s text:c="5"/>5000073h</text:p>
          </table:table-cell>
        </table:table-row>
        <table:table-row table:style-name="ro2">
          <table:table-cell office:value-type="string">
            <text:p><text:s text:c="8"/>82c4c47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d4 05 00 00 74 <text:s text:c="4"/>ulong <text:s text:c="5"/>5000074h</text:p>
          </table:table-cell>
        </table:table-row>
        <table:table-row table:style-name="ro2">
          <table:table-cell office:value-type="string">
            <text:p><text:s text:c="8"/>82c4c478 82 28 17 20 <text:s text:c="4"/>addr <text:s text:c="6"/>s_D:\dat\char\leiCA\leiCA.cat_82281720 <text:s text:c="10"/>= "D:\\dat\\char\\leiCA\\leiCA.c</text:p>
          </table:table-cell>
          <table:table-cell office:value-type="string">
            <text:p><text:s text:c="8"/>82c4aad8 05 00 00 75 <text:s text:c="4"/>ulong <text:s text:c="5"/>5000075h</text:p>
          </table:table-cell>
        </table:table-row>
        <table:table-row table:style-name="ro2">
          <table:table-cell office:value-type="string">
            <text:p><text:s text:c="8"/>82c4c47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dc 05 00 00 76 <text:s text:c="4"/>ulong <text:s text:c="5"/>5000076h</text:p>
          </table:table-cell>
        </table:table-row>
        <table:table-row table:style-name="ro2">
          <table:table-cell office:value-type="string">
            <text:p><text:s text:c="8"/>82c4c480 82 28 17 04 <text:s text:c="4"/>addr <text:s text:c="6"/>s_D:\dat\char\leiCB\leiCB.cat_82281704 <text:s text:c="10"/>= "D:\\dat\\char\\leiCB\\leiCB.c</text:p>
          </table:table-cell>
          <table:table-cell office:value-type="string">
            <text:p><text:s text:c="8"/>82c4aae0 05 00 00 77 <text:s text:c="4"/>ulong <text:s text:c="5"/>5000077h</text:p>
          </table:table-cell>
        </table:table-row>
        <table:table-row table:style-name="ro2">
          <table:table-cell office:value-type="string">
            <text:p><text:s text:c="8"/>82c4c48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e4 05 00 00 78 <text:s text:c="4"/>ulong <text:s text:c="5"/>5000078h</text:p>
          </table:table-cell>
        </table:table-row>
        <table:table-row table:style-name="ro2">
          <table:table-cell office:value-type="string">
            <text:p><text:s text:c="8"/>82c4c488 82 28 16 e8 <text:s text:c="4"/>addr <text:s text:c="6"/>s_D:\dat\char\leiCC\leiCC.cat_822816e8 <text:s text:c="10"/>= "D:\\dat\\char\\leiCC\\leiCC.c</text:p>
          </table:table-cell>
          <table:table-cell office:value-type="string">
            <text:p><text:s text:c="8"/>82c4aae8 05 00 00 79 <text:s text:c="4"/>ulong <text:s text:c="5"/>5000079h</text:p>
          </table:table-cell>
        </table:table-row>
        <table:table-row table:style-name="ro2">
          <table:table-cell office:value-type="string">
            <text:p><text:s text:c="8"/>82c4c48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ec 05 00 00 7a <text:s text:c="4"/>ulong <text:s text:c="5"/>500007Ah</text:p>
          </table:table-cell>
        </table:table-row>
        <table:table-row table:style-name="ro2">
          <table:table-cell office:value-type="string">
            <text:p><text:s text:c="8"/>82c4c490 82 28 16 cc <text:s text:c="4"/>addr <text:s text:c="6"/>s_D:\dat\char\leiCD\leiCD.cat_822816cc <text:s text:c="10"/>= "D:\\dat\\char\\leiCD\\leiCD.c</text:p>
          </table:table-cell>
          <table:table-cell office:value-type="string">
            <text:p><text:s text:c="8"/>82c4aaf0 05 00 00 7b <text:s text:c="4"/>ulong <text:s text:c="5"/>500007Bh</text:p>
          </table:table-cell>
        </table:table-row>
        <table:table-row table:style-name="ro2">
          <table:table-cell office:value-type="string">
            <text:p><text:s text:c="8"/>82c4c49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f4 05 00 00 7c <text:s text:c="4"/>ulong <text:s text:c="5"/>500007Ch</text:p>
          </table:table-cell>
        </table:table-row>
        <table:table-row table:style-name="ro2">
          <table:table-cell office:value-type="string">
            <text:p><text:s text:c="8"/>82c4c498 82 28 16 b0 <text:s text:c="4"/>addr <text:s text:c="6"/>s_D:\dat\char\leiCE\leiCE.cat_822816b0 <text:s text:c="10"/>= "D:\\dat\\char\\leiCE\\leiCE.c</text:p>
          </table:table-cell>
          <table:table-cell office:value-type="string">
            <text:p><text:s text:c="8"/>82c4aaf8 05 00 00 7d <text:s text:c="4"/>ulong <text:s text:c="5"/>500007Dh</text:p>
          </table:table-cell>
        </table:table-row>
        <table:table-row table:style-name="ro2">
          <table:table-cell office:value-type="string">
            <text:p><text:s text:c="8"/>82c4c49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fc 05 00 00 7e <text:s text:c="4"/>ulong <text:s text:c="5"/>500007Eh</text:p>
          </table:table-cell>
        </table:table-row>
        <table:table-row table:style-name="ro2">
          <table:table-cell office:value-type="string">
            <text:p><text:s text:c="8"/>82c4c4a0 82 28 16 94 <text:s text:c="4"/>addr <text:s text:c="6"/>s_D:\dat\char\leiCF\leiCF.cat_82281694 <text:s text:c="10"/>= "D:\\dat\\char\\leiCF\\leiCF.c</text:p>
          </table:table-cell>
          <table:table-cell office:value-type="string">
            <text:p><text:s text:c="8"/>82c4ab00 05 00 00 7f <text:s text:c="4"/>ulong <text:s text:c="5"/>500007Fh</text:p>
          </table:table-cell>
        </table:table-row>
        <table:table-row table:style-name="ro2">
          <table:table-cell office:value-type="string">
            <text:p><text:s text:c="8"/>82c4c4a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b04 05 00 00 80 <text:s text:c="4"/>ulong <text:s text:c="5"/>5000080h</text:p>
          </table:table-cell>
        </table:table-row>
        <table:table-row table:style-name="ro2">
          <table:table-cell office:value-type="string">
            <text:p><text:s text:c="8"/>82c4c4a8 82 28 16 78 <text:s text:c="4"/>addr <text:s text:c="6"/>s_D:\dat\char\leiCG\leiCG.cat_82281678 <text:s text:c="10"/>= "D:\\dat\\char\\leiCG\\leiCG.c</text:p>
          </table:table-cell>
          <table:table-cell office:value-type="string">
            <text:p><text:s text:c="8"/>82c4ab08 05 00 00 81 <text:s text:c="4"/>ulong <text:s text:c="5"/>5000081h</text:p>
          </table:table-cell>
        </table:table-row>
        <table:table-row table:style-name="ro2">
          <table:table-cell office:value-type="string">
            <text:p><text:s text:c="8"/>82c4c4ac 82 28 16 5c <text:s text:c="4"/>addr <text:s text:c="6"/>s_D:\dat\char\leiDA\leiDA.tpr_8228165c <text:s text:c="10"/>= "D:\\dat\\char\\leiDA\\leiDA.t</text:p>
          </table:table-cell>
          <table:table-cell office:value-type="string">
            <text:p><text:s text:c="8"/>82c4ab0c 05 00 00 82 <text:s text:c="4"/>ulong <text:s text:c="5"/>5000082h</text:p>
          </table:table-cell>
        </table:table-row>
        <table:table-row table:style-name="ro2">
          <table:table-cell office:value-type="string">
            <text:p><text:s text:c="8"/>82c4c4b0 82 28 16 40 <text:s text:c="4"/>addr <text:s text:c="6"/>s_D:\dat\char\leiDA\leiDA.cat_82281640 <text:s text:c="10"/>= "D:\\dat\\char\\leiDA\\leiDA.c</text:p>
          </table:table-cell>
          <table:table-cell office:value-type="string">
            <text:p><text:s text:c="8"/>82c4ab10 05 00 00 83 <text:s text:c="4"/>ulong <text:s text:c="5"/>5000083h</text:p>
          </table:table-cell>
        </table:table-row>
        <table:table-row table:style-name="ro2">
          <table:table-cell office:value-type="string">
            <text:p><text:s text:c="8"/>82c4c4b4 82 28 16 24 <text:s text:c="4"/>addr <text:s text:c="6"/>s_D:\dat\char\leiEA\leiEA.tpr_82281624 <text:s text:c="10"/>= "D:\\dat\\char\\leiEA\\leiEA.t</text:p>
          </table:table-cell>
          <table:table-cell office:value-type="string">
            <text:p><text:s text:c="8"/>82c4ab14 05 00 00 84 <text:s text:c="4"/>ulong <text:s text:c="5"/>5000084h</text:p>
          </table:table-cell>
        </table:table-row>
        <table:table-row table:style-name="ro2">
          <table:table-cell office:value-type="string">
            <text:p><text:s text:c="8"/>82c4c4b8 82 28 16 08 <text:s text:c="4"/>addr <text:s text:c="6"/>s_D:\dat\char\leiEA\leiEA.cat_82281608 <text:s text:c="10"/>= "D:\\dat\\char\\leiEA\\leiEA.c</text:p>
          </table:table-cell>
          <table:table-cell office:value-type="string">
            <text:p><text:s text:c="8"/>82c4ab18 05 00 00 85 <text:s text:c="4"/>ulong <text:s text:c="5"/>5000085h</text:p>
          </table:table-cell>
        </table:table-row>
        <table:table-row table:style-name="ro2">
          <table:table-cell office:value-type="string">
            <text:p><text:s text:c="8"/>82c4c4bc 82 28 15 ec <text:s text:c="4"/>addr <text:s text:c="6"/>s_D:\dat\char\leiFA\leiFA.tpr_822815ec <text:s text:c="10"/>= "D:\\dat\\char\\leiFA\\leiFA.t</text:p>
          </table:table-cell>
          <table:table-cell office:value-type="string">
            <text:p><text:s text:c="8"/>82c4ab1c 05 00 00 86 <text:s text:c="4"/>ulong <text:s text:c="5"/>5000086h</text:p>
          </table:table-cell>
        </table:table-row>
        <table:table-row table:style-name="ro2">
          <table:table-cell office:value-type="string">
            <text:p><text:s text:c="8"/>82c4c4c0 82 28 15 d0 <text:s text:c="4"/>addr <text:s text:c="6"/>s_D:\dat\char\leiFA\leiFA.cat_822815d0 <text:s text:c="10"/>= "D:\\dat\\char\\leiFA\\leiFA.c</text:p>
          </table:table-cell>
          <table:table-cell office:value-type="string">
            <text:p><text:s text:c="8"/>82c4ab20 05 00 00 87 <text:s text:c="4"/>ulong <text:s text:c="5"/>5000087h</text:p>
          </table:table-cell>
        </table:table-row>
        <table:table-row table:style-name="ro2">
          <table:table-cell office:value-type="string">
            <text:p><text:s text:c="8"/>82c4c4c4 82 28 15 b4 <text:s text:c="4"/>addr <text:s text:c="6"/>s_D:\dat\char\leiGA\leiGA.tpr_822815b4 <text:s text:c="10"/>= "D:\\dat\\char\\leiGA\\leiGA.t</text:p>
          </table:table-cell>
          <table:table-cell office:value-type="string">
            <text:p><text:s text:c="8"/>82c4ab24 05 00 00 88 <text:s text:c="4"/>ulong <text:s text:c="5"/>5000088h</text:p>
          </table:table-cell>
        </table:table-row>
        <table:table-row table:style-name="ro2">
          <table:table-cell office:value-type="string">
            <text:p><text:s text:c="8"/>82c4c4c8 82 28 15 98 <text:s text:c="4"/>addr <text:s text:c="6"/>s_D:\dat\char\leiGA\leiGA.cat_82281598 <text:s text:c="10"/>= "D:\\dat\\char\\leiGA\\leiGA.c</text:p>
          </table:table-cell>
          <table:table-cell office:value-type="string">
            <text:p><text:s text:c="8"/>82c4ab28 05 00 00 89 <text:s text:c="4"/>ulong <text:s text:c="5"/>5000089h</text:p>
          </table:table-cell>
        </table:table-row>
        <table:table-row table:style-name="ro2">
          <table:table-cell office:value-type="string">
            <text:p><text:s text:c="8"/>82c4c4cc 82 28 15 7c <text:s text:c="4"/>addr <text:s text:c="6"/>s_D:\dat\char\ayaAA\ayaAA.tpr_8228157c <text:s text:c="10"/>= "D:\\dat\\char\\ayaAA\\ayaAA.t</text:p>
          </table:table-cell>
          <table:table-cell office:value-type="string">
            <text:p><text:s text:c="8"/>82c4ab2c 05 00 00 8a <text:s text:c="4"/>ulong <text:s text:c="5"/>500008Ah</text:p>
          </table:table-cell>
        </table:table-row>
        <table:table-row table:style-name="ro2">
          <table:table-cell office:value-type="string">
            <text:p><text:s text:c="8"/>82c4c4d0 82 28 15 60 <text:s text:c="4"/>addr <text:s text:c="6"/>s_D:\dat\char\ayaAA\ayaAA.cat_82281560 <text:s text:c="10"/>= "D:\\dat\\char\\ayaAA\\ayaAA.c</text:p>
          </table:table-cell>
          <table:table-cell office:value-type="string">
            <text:p><text:s text:c="8"/>82c4ab30 05 00 00 8b <text:s text:c="4"/>ulong <text:s text:c="5"/>500008Bh</text:p>
          </table:table-cell>
        </table:table-row>
        <table:table-row table:style-name="ro2">
          <table:table-cell office:value-type="string">
            <text:p><text:s text:c="8"/>82c4c4d4 82 28 15 44 <text:s text:c="4"/>addr <text:s text:c="6"/>s_D:\dat\char\lisAA\lisAA.tpr_82281544 <text:s text:c="10"/>= "D:\\dat\\char\\lisAA\\lisAA.t</text:p>
          </table:table-cell>
          <table:table-cell office:value-type="string">
            <text:p><text:s text:c="8"/>82c4ab34 05 00 00 8c <text:s text:c="4"/>ulong <text:s text:c="5"/>500008Ch</text:p>
          </table:table-cell>
        </table:table-row>
        <table:table-row table:style-name="ro2">
          <table:table-cell office:value-type="string">
            <text:p><text:s text:c="8"/>82c4c4d8 82 28 15 28 <text:s text:c="4"/>addr <text:s text:c="6"/>s_D:\dat\char\lisAA\lisAA.cat_82281528 <text:s text:c="10"/>= "D:\\dat\\char\\lisAA\\lisAA.c</text:p>
          </table:table-cell>
          <table:table-cell office:value-type="string">
            <text:p><text:s text:c="8"/>82c4ab38 05 00 00 8d <text:s text:c="4"/>ulong <text:s text:c="5"/>500008Dh</text:p>
          </table:table-cell>
        </table:table-row>
        <table:table-row table:style-name="ro2">
          <table:table-cell office:value-type="string">
            <text:p><text:s text:c="8"/>82c4c4dc 82 28 15 0c <text:s text:c="4"/>addr <text:s text:c="6"/>s_D:\dat\char\lisBA\lisBA.tpr_8228150c <text:s text:c="10"/>= "D:\\dat\\char\\lisBA\\lisBA.t</text:p>
          </table:table-cell>
          <table:table-cell office:value-type="string">
            <text:p><text:s text:c="8"/>82c4ab3c 05 00 00 8e <text:s text:c="4"/>ulong <text:s text:c="5"/>500008Eh</text:p>
          </table:table-cell>
        </table:table-row>
        <table:table-row table:style-name="ro2">
          <table:table-cell office:value-type="string">
            <text:p><text:s text:c="8"/>82c4c4e0 82 28 14 f0 <text:s text:c="4"/>addr <text:s text:c="6"/>s_D:\dat\char\lisBA\lisBA.cat_822814f0 <text:s text:c="10"/>= "D:\\dat\\char\\lisBA\\lisBA.c</text:p>
          </table:table-cell>
          <table:table-cell office:value-type="string">
            <text:p><text:s text:c="8"/>82c4ab40 05 00 00 8f <text:s text:c="4"/>ulong <text:s text:c="5"/>500008Fh</text:p>
          </table:table-cell>
        </table:table-row>
        <table:table-row table:style-name="ro2">
          <table:table-cell office:value-type="string">
            <text:p><text:s text:c="8"/>82c4c4e4 82 28 14 d4 <text:s text:c="4"/>addr <text:s text:c="6"/>s_D:\dat\char\lisCA\lisCA.tpr_822814d4 <text:s text:c="10"/>= "D:\\dat\\char\\lisCA\\lisCA.t</text:p>
          </table:table-cell>
          <table:table-cell office:value-type="string">
            <text:p><text:s text:c="8"/>82c4ab44 05 00 00 90 <text:s text:c="4"/>ulong <text:s text:c="5"/>5000090h</text:p>
          </table:table-cell>
        </table:table-row>
        <table:table-row table:style-name="ro2">
          <table:table-cell office:value-type="string">
            <text:p><text:s text:c="8"/>82c4c4e8 82 28 14 b8 <text:s text:c="4"/>addr <text:s text:c="6"/>s_D:\dat\char\lisCA\lisCA.cat_822814b8 <text:s text:c="10"/>= "D:\\dat\\char\\lisCA\\lisCA.c</text:p>
          </table:table-cell>
          <table:table-cell office:value-type="string">
            <text:p><text:s text:c="8"/>82c4ab48 05 00 00 91 <text:s text:c="4"/>ulong <text:s text:c="5"/>5000091h</text:p>
          </table:table-cell>
        </table:table-row>
        <table:table-row table:style-name="ro2">
          <table:table-cell office:value-type="string">
            <text:p><text:s text:c="8"/>82c4c4ec 82 28 14 9c <text:s text:c="4"/>addr <text:s text:c="6"/>s_D:\dat\char\lisDA\lisDA.tpr_8228149c <text:s text:c="10"/>= "D:\\dat\\char\\lisDA\\lisDA.t</text:p>
          </table:table-cell>
          <table:table-cell office:value-type="string">
            <text:p><text:s text:c="8"/>82c4ab4c 05 00 00 92 <text:s text:c="4"/>ulong <text:s text:c="5"/>5000092h</text:p>
          </table:table-cell>
        </table:table-row>
        <table:table-row table:style-name="ro2">
          <table:table-cell office:value-type="string">
            <text:p><text:s text:c="8"/>82c4c4f0 82 28 14 80 <text:s text:c="4"/>addr <text:s text:c="6"/>s_D:\dat\char\lisDA\lisDA.cat_82281480 <text:s text:c="10"/>= "D:\\dat\\char\\lisDA\\lisDA.c</text:p>
          </table:table-cell>
          <table:table-cell office:value-type="string">
            <text:p><text:s text:c="8"/>82c4ab50 05 00 00 93 <text:s text:c="4"/>ulong <text:s text:c="5"/>5000093h</text:p>
          </table:table-cell>
        </table:table-row>
        <table:table-row table:style-name="ro2">
          <table:table-cell office:value-type="string">
            <text:p><text:s text:c="8"/>82c4c4f4 82 28 14 64 <text:s text:c="4"/>addr <text:s text:c="6"/>s_D:\dat\char\lisEA\lisEA.tpr_82281464 <text:s text:c="10"/>= "D:\\dat\\char\\lisEA\\lisEA.t</text:p>
          </table:table-cell>
          <table:table-cell office:value-type="string">
            <text:p><text:s text:c="8"/>82c4ab54 05 00 00 94 <text:s text:c="4"/>ulong <text:s text:c="5"/>5000094h</text:p>
          </table:table-cell>
        </table:table-row>
        <table:table-row table:style-name="ro2">
          <table:table-cell office:value-type="string">
            <text:p><text:s text:c="8"/>82c4c4f8 82 28 14 48 <text:s text:c="4"/>addr <text:s text:c="6"/>s_D:\dat\char\lisEA\lisEA.cat_82281448 <text:s text:c="10"/>= "D:\\dat\\char\\lisEA\\lisEA.c</text:p>
          </table:table-cell>
          <table:table-cell office:value-type="string">
            <text:p><text:s text:c="8"/>82c4ab58 05 00 00 95 <text:s text:c="4"/>ulong <text:s text:c="5"/>5000095h</text:p>
          </table:table-cell>
        </table:table-row>
        <table:table-row table:style-name="ro2">
          <table:table-cell office:value-type="string">
            <text:p><text:s text:c="8"/>82c4c4fc 82 28 14 2c <text:s text:c="4"/>addr <text:s text:c="6"/>s_D:\dat\char\lisFA\lisFA.tpr_8228142c <text:s text:c="10"/>= "D:\\dat\\char\\lisFA\\lisFA.t</text:p>
          </table:table-cell>
          <table:table-cell office:value-type="string">
            <text:p><text:s text:c="8"/>82c4ab5c 05 00 00 96 <text:s text:c="4"/>ulong <text:s text:c="5"/>5000096h</text:p>
          </table:table-cell>
        </table:table-row>
        <table:table-row table:style-name="ro2">
          <table:table-cell office:value-type="string">
            <text:p><text:s text:c="8"/>82c4c500 82 28 14 10 <text:s text:c="4"/>addr <text:s text:c="6"/>s_D:\dat\char\lisFA\lisFA.cat_82281410 <text:s text:c="10"/>= "D:\\dat\\char\\lisFA\\lisFA.c</text:p>
          </table:table-cell>
          <table:table-cell office:value-type="string">
            <text:p><text:s text:c="8"/>82c4ab60 05 00 00 97 <text:s text:c="4"/>ulong <text:s text:c="5"/>5000097h</text:p>
          </table:table-cell>
        </table:table-row>
        <table:table-row table:style-name="ro2">
          <table:table-cell office:value-type="string">
            <text:p><text:s text:c="8"/>82c4c504 82 28 13 f4 <text:s text:c="4"/>addr <text:s text:c="6"/>s_D:\dat\char\criAA\criAA.tpr_822813f4 <text:s text:c="10"/>= "D:\\dat\\char\\criAA\\criAA.t</text:p>
          </table:table-cell>
          <table:table-cell office:value-type="string">
            <text:p><text:s text:c="8"/>82c4ab64 05 00 00 98 <text:s text:c="4"/>ulong <text:s text:c="5"/>5000098h</text:p>
          </table:table-cell>
        </table:table-row>
        <table:table-row table:style-name="ro2">
          <table:table-cell office:value-type="string">
            <text:p><text:s text:c="8"/>82c4c508 82 28 13 d8 <text:s text:c="4"/>addr <text:s text:c="6"/>s_D:\dat\char\criAA\criAA.cat_822813d8 <text:s text:c="10"/>= "D:\\dat\\char\\criAA\\criAA.c</text:p>
          </table:table-cell>
          <table:table-cell office:value-type="string">
            <text:p><text:s text:c="8"/>82c4ab68 05 00 00 99 <text:s text:c="4"/>ulong <text:s text:c="5"/>5000099h</text:p>
          </table:table-cell>
        </table:table-row>
        <table:table-row table:style-name="ro2">
          <table:table-cell office:value-type="string">
            <text:p><text:s text:c="8"/>82c4c50c 82 28 13 bc <text:s text:c="4"/>addr <text:s text:c="6"/>s_D:\dat\char\korAA\korAA.tpr_822813bc <text:s text:c="10"/>= "D:\\dat\\char\\korAA\\korAA.t</text:p>
          </table:table-cell>
          <table:table-cell office:value-type="string">
            <text:p><text:s text:c="8"/>82c4ab6c 05 00 00 9a <text:s text:c="4"/>ulong <text:s text:c="5"/>500009Ah</text:p>
          </table:table-cell>
        </table:table-row>
        <table:table-row table:style-name="ro2">
          <table:table-cell office:value-type="string">
            <text:p><text:s text:c="8"/>82c4c510 82 28 13 a0 <text:s text:c="4"/>addr <text:s text:c="6"/>s_D:\dat\char\korAA\korAA.cat_822813a0 <text:s text:c="10"/>= "D:\\dat\\char\\korAA\\korAA.c</text:p>
          </table:table-cell>
          <table:table-cell office:value-type="string">
            <text:p><text:s text:c="8"/>82c4ab70 05 00 00 9b <text:s text:c="4"/>ulong <text:s text:c="5"/>500009Bh</text:p>
          </table:table-cell>
        </table:table-row>
        <table:table-row table:style-name="ro2">
          <table:table-cell office:value-type="string">
            <text:p><text:s text:c="8"/>82c4c514 82 28 13 bc <text:s text:c="4"/>addr <text:s text:c="6"/>s_D:\dat\char\korAA\korAA.tpr_822813bc <text:s text:c="10"/>= "D:\\dat\\char\\korAA\\korAA.t</text:p>
          </table:table-cell>
          <table:table-cell office:value-type="string">
            <text:p><text:s text:c="8"/>82c4ab74 05 00 00 9c <text:s text:c="4"/>ulong <text:s text:c="5"/>500009Ch</text:p>
          </table:table-cell>
        </table:table-row>
        <table:table-row table:style-name="ro2">
          <table:table-cell office:value-type="string">
            <text:p><text:s text:c="8"/>82c4c518 82 28 13 84 <text:s text:c="4"/>addr <text:s text:c="6"/>s_D:\dat\char\korAB\korAB.cat_82281384 <text:s text:c="10"/>= "D:\\dat\\char\\korAB\\korAB.c</text:p>
          </table:table-cell>
          <table:table-cell office:value-type="string">
            <text:p><text:s text:c="8"/>82c4ab78 05 00 00 9d <text:s text:c="4"/>ulong <text:s text:c="5"/>500009Dh</text:p>
          </table:table-cell>
        </table:table-row>
        <table:table-row table:style-name="ro2">
          <table:table-cell office:value-type="string">
            <text:p><text:s text:c="8"/>82c4c51c 82 28 13 68 <text:s text:c="4"/>addr <text:s text:c="6"/>s_D:\dat\char\einAA\einAA.tpr_82281368 <text:s text:c="10"/>= "D:\\dat\\char\\einAA\\einAA.t</text:p>
          </table:table-cell>
          <table:table-cell office:value-type="string">
            <text:p><text:s text:c="8"/>82c4ab7c 05 00 00 9e <text:s text:c="4"/>ulong <text:s text:c="5"/>500009Eh</text:p>
          </table:table-cell>
        </table:table-row>
        <table:table-row table:style-name="ro2">
          <table:table-cell office:value-type="string">
            <text:p><text:s text:c="8"/>82c4c520 82 28 13 4c <text:s text:c="4"/>addr <text:s text:c="6"/>s_D:\dat\char\einAA\einAA.cat_8228134c <text:s text:c="10"/>= "D:\\dat\\char\\einAA\\einAA.c</text:p>
          </table:table-cell>
          <table:table-cell office:value-type="string">
            <text:p><text:s text:c="8"/>82c4ab80 05 00 00 9f <text:s text:c="4"/>ulong <text:s text:c="5"/>500009Fh</text:p>
          </table:table-cell>
        </table:table-row>
        <table:table-row table:style-name="ro2">
          <table:table-cell office:value-type="string">
            <text:p><text:s text:c="8"/>82c4c524 82 28 13 30 <text:s text:c="4"/>addr <text:s text:c="6"/>s_D:\dat\char\janAA\janAA.tpr_82281330 <text:s text:c="10"/>= "D:\\dat\\char\\janAA\\janAA.t</text:p>
          </table:table-cell>
          <table:table-cell office:value-type="string">
            <text:p><text:s text:c="8"/>82c4ab84 05 00 00 a0 <text:s text:c="4"/>ulong <text:s text:c="5"/>50000A0h</text:p>
          </table:table-cell>
        </table:table-row>
        <table:table-row table:style-name="ro2">
          <table:table-cell office:value-type="string">
            <text:p><text:s text:c="8"/>82c4c528 82 28 13 14 <text:s text:c="4"/>addr <text:s text:c="6"/>s_D:\dat\char\janAA\janAA.cat_82281314 <text:s text:c="10"/>= "D:\\dat\\char\\janAA\\janAA.c</text:p>
          </table:table-cell>
          <table:table-cell office:value-type="string">
            <text:p><text:s text:c="8"/>82c4ab88 05 00 00 a1 <text:s text:c="4"/>ulong <text:s text:c="5"/>50000A1h</text:p>
          </table:table-cell>
        </table:table-row>
        <table:table-row table:style-name="ro2">
          <table:table-cell office:value-type="string">
            <text:p><text:s text:c="8"/>82c4c52c 82 28 12 f8 <text:s text:c="4"/>addr <text:s text:c="6"/>s_D:\dat\char\boyAA\boyAA.tpr_822812f8 <text:s text:c="10"/>= "D:\\dat\\char\\boyAA\\boyAA.t</text:p>
          </table:table-cell>
          <table:table-cell office:value-type="string">
            <text:p><text:s text:c="8"/>82c4ab8c 05 00 00 a2 <text:s text:c="4"/>ulong <text:s text:c="5"/>50000A2h</text:p>
          </table:table-cell>
        </table:table-row>
        <table:table-row table:style-name="ro2">
          <table:table-cell office:value-type="string">
            <text:p><text:s text:c="8"/>82c4c530 82 28 12 dc <text:s text:c="4"/>addr <text:s text:c="6"/>s_D:\dat\char\boyAA\boyAA.cat_822812dc <text:s text:c="10"/>= "D:\\dat\\char\\boyAA\\boyAA.c</text:p>
          </table:table-cell>
          <table:table-cell office:value-type="string">
            <text:p><text:s text:c="8"/>82c4ab90 05 00 00 a3 <text:s text:c="4"/>ulong <text:s text:c="5"/>50000A3h</text:p>
          </table:table-cell>
        </table:table-row>
        <table:table-row table:style-name="ro2">
          <table:table-cell office:value-type="string">
            <text:p><text:s text:c="8"/>82c4c53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94 05 00 00 a4 <text:s text:c="4"/>ulong <text:s text:c="5"/>50000A4h</text:p>
          </table:table-cell>
        </table:table-row>
        <table:table-row table:style-name="ro2">
          <table:table-cell office:value-type="string">
            <text:p><text:s text:c="8"/>82c4c538 82 28 12 a4 <text:s text:c="4"/>addr <text:s text:c="6"/>s_D:\dat\char\hakAA\hakAA.cat_822812a4 <text:s text:c="10"/>= "D:\\dat\\char\\hakAA\\hakAA.c</text:p>
          </table:table-cell>
          <table:table-cell office:value-type="string">
            <text:p><text:s text:c="8"/>82c4ab98 05 00 00 a5 <text:s text:c="4"/>ulong <text:s text:c="5"/>50000A5h</text:p>
          </table:table-cell>
        </table:table-row>
        <table:table-row table:style-name="ro2">
          <table:table-cell office:value-type="string">
            <text:p><text:s text:c="8"/>82c4c53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9c 05 00 00 a6 <text:s text:c="4"/>ulong <text:s text:c="5"/>50000A6h</text:p>
          </table:table-cell>
        </table:table-row>
        <table:table-row table:style-name="ro2">
          <table:table-cell office:value-type="string">
            <text:p><text:s text:c="8"/>82c4c540 82 28 12 88 <text:s text:c="4"/>addr <text:s text:c="6"/>s_D:\dat\char\hakAB\hakAB.cat_82281288 <text:s text:c="10"/>= "D:\\dat\\char\\hakAB\\hakAB.c</text:p>
          </table:table-cell>
          <table:table-cell office:value-type="string">
            <text:p><text:s text:c="8"/>82c4aba0 05 00 00 a7 <text:s text:c="4"/>ulong <text:s text:c="5"/>50000A7h</text:p>
          </table:table-cell>
        </table:table-row>
        <table:table-row table:style-name="ro2">
          <table:table-cell office:value-type="string">
            <text:p><text:s text:c="8"/>82c4c54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a4 05 00 00 a8 <text:s text:c="4"/>ulong <text:s text:c="5"/>50000A8h</text:p>
          </table:table-cell>
        </table:table-row>
        <table:table-row table:style-name="ro2">
          <table:table-cell office:value-type="string">
            <text:p><text:s text:c="8"/>82c4c548 82 28 12 6c <text:s text:c="4"/>addr <text:s text:c="6"/>s_D:\dat\char\hakAC\hakAC.cat_8228126c <text:s text:c="10"/>= "D:\\dat\\char\\hakAC\\hakAC.c</text:p>
          </table:table-cell>
          <table:table-cell office:value-type="string">
            <text:p><text:s text:c="8"/>82c4aba8 05 00 00 a9 <text:s text:c="4"/>ulong <text:s text:c="5"/>50000A9h</text:p>
          </table:table-cell>
        </table:table-row>
        <table:table-row table:style-name="ro2">
          <table:table-cell office:value-type="string">
            <text:p><text:s text:c="8"/>82c4c54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ac 05 00 00 aa <text:s text:c="4"/>ulong <text:s text:c="5"/>50000AAh</text:p>
          </table:table-cell>
        </table:table-row>
        <table:table-row table:style-name="ro2">
          <table:table-cell office:value-type="string">
            <text:p><text:s text:c="8"/>82c4c550 82 28 12 50 <text:s text:c="4"/>addr <text:s text:c="6"/>s_D:\dat\char\hakAD\hakAD.cat_82281250 <text:s text:c="10"/>= "D:\\dat\\char\\hakAD\\hakAD.c</text:p>
          </table:table-cell>
          <table:table-cell office:value-type="string">
            <text:p><text:s text:c="8"/>82c4abb0 05 00 00 ab <text:s text:c="4"/>ulong <text:s text:c="5"/>50000ABh</text:p>
          </table:table-cell>
        </table:table-row>
        <table:table-row table:style-name="ro2">
          <table:table-cell office:value-type="string">
            <text:p><text:s text:c="8"/>82c4c55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b4 05 00 00 ac <text:s text:c="4"/>ulong <text:s text:c="5"/>50000ACh</text:p>
          </table:table-cell>
        </table:table-row>
        <table:table-row table:style-name="ro2">
          <table:table-cell office:value-type="string">
            <text:p><text:s text:c="8"/>82c4c558 82 28 12 34 <text:s text:c="4"/>addr <text:s text:c="6"/>s_D:\dat\char\hakAE\hakAE.cat_82281234 <text:s text:c="10"/>= "D:\\dat\\char\\hakAE\\hakAE.c</text:p>
          </table:table-cell>
          <table:table-cell office:value-type="string">
            <text:p><text:s text:c="8"/>82c4abb8 05 00 00 ad <text:s text:c="4"/>ulong <text:s text:c="5"/>50000ADh</text:p>
          </table:table-cell>
        </table:table-row>
        <table:table-row table:style-name="ro2">
          <table:table-cell office:value-type="string">
            <text:p><text:s text:c="8"/>82c4c55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bc 05 00 00 ae <text:s text:c="4"/>ulong <text:s text:c="5"/>50000AEh</text:p>
          </table:table-cell>
        </table:table-row>
        <table:table-row table:style-name="ro2">
          <table:table-cell office:value-type="string">
            <text:p><text:s text:c="8"/>82c4c560 82 28 12 18 <text:s text:c="4"/>addr <text:s text:c="6"/>s_D:\dat\char\hakAF\hakAF.cat_82281218 <text:s text:c="10"/>= "D:\\dat\\char\\hakAF\\hakAF.c</text:p>
          </table:table-cell>
          <table:table-cell office:value-type="string">
            <text:p><text:s text:c="8"/>82c4abc0 05 00 00 af <text:s text:c="4"/>ulong <text:s text:c="5"/>50000AFh</text:p>
          </table:table-cell>
        </table:table-row>
        <table:table-row table:style-name="ro2">
          <table:table-cell office:value-type="string">
            <text:p><text:s text:c="8"/>82c4c56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c4 05 00 00 b0 <text:s text:c="4"/>ulong <text:s text:c="5"/>50000B0h</text:p>
          </table:table-cell>
        </table:table-row>
        <table:table-row table:style-name="ro2">
          <table:table-cell office:value-type="string">
            <text:p><text:s text:c="8"/>82c4c568 82 28 11 fc <text:s text:c="4"/>addr <text:s text:c="6"/>s_D:\dat\char\hakAG\hakAG.cat_822811fc <text:s text:c="10"/>= "D:\\dat\\char\\hakAG\\hakAG.c</text:p>
          </table:table-cell>
          <table:table-cell office:value-type="string">
            <text:p><text:s text:c="8"/>82c4abc8 05 00 00 b1 <text:s text:c="4"/>ulong <text:s text:c="5"/>50000B1h</text:p>
          </table:table-cell>
        </table:table-row>
        <table:table-row table:style-name="ro2">
          <table:table-cell office:value-type="string">
            <text:p><text:s text:c="8"/>82c4c56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cc 05 00 00 b2 <text:s text:c="4"/>ulong <text:s text:c="5"/>50000B2h</text:p>
          </table:table-cell>
        </table:table-row>
        <table:table-row table:style-name="ro2">
          <table:table-cell office:value-type="string">
            <text:p><text:s text:c="8"/>82c4c570 82 28 11 c4 <text:s text:c="4"/>addr <text:s text:c="6"/>s_D:\dat\char\helAA\helAA.cat_822811c4 <text:s text:c="10"/>= "D:\\dat\\char\\helAA\\helAA.c</text:p>
          </table:table-cell>
          <table:table-cell office:value-type="string">
            <text:p><text:s text:c="8"/>82c4abd0 05 00 00 b3 <text:s text:c="4"/>ulong <text:s text:c="5"/>50000B3h</text:p>
          </table:table-cell>
        </table:table-row>
        <table:table-row table:style-name="ro2">
          <table:table-cell office:value-type="string">
            <text:p><text:s text:c="8"/>82c4c574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d4 05 00 00 b4 <text:s text:c="4"/>ulong <text:s text:c="5"/>50000B4h</text:p>
          </table:table-cell>
        </table:table-row>
        <table:table-row table:style-name="ro2">
          <table:table-cell office:value-type="string">
            <text:p><text:s text:c="8"/>82c4c578 82 28 11 a8 <text:s text:c="4"/>addr <text:s text:c="6"/>s_D:\dat\char\helAB\helAB.cat_822811a8 <text:s text:c="10"/>= "D:\\dat\\char\\helAB\\helAB.c</text:p>
          </table:table-cell>
          <table:table-cell office:value-type="string">
            <text:p><text:s text:c="8"/>82c4abd8 05 00 00 b5 <text:s text:c="4"/>ulong <text:s text:c="5"/>50000B5h</text:p>
          </table:table-cell>
        </table:table-row>
        <table:table-row table:style-name="ro2">
          <table:table-cell office:value-type="string">
            <text:p><text:s text:c="8"/>82c4c57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dc 05 00 00 b6 <text:s text:c="4"/>ulong <text:s text:c="5"/>50000B6h</text:p>
          </table:table-cell>
        </table:table-row>
        <table:table-row table:style-name="ro2">
          <table:table-cell office:value-type="string">
            <text:p><text:s text:c="8"/>82c4c580 82 28 11 8c <text:s text:c="4"/>addr <text:s text:c="6"/>s_D:\dat\char\helAC\helAC.cat_8228118c <text:s text:c="10"/>= "D:\\dat\\char\\helAC\\helAC.c</text:p>
          </table:table-cell>
          <table:table-cell office:value-type="string">
            <text:p><text:s text:c="8"/>82c4abe0 05 00 00 b7 <text:s text:c="4"/>ulong <text:s text:c="5"/>50000B7h</text:p>
          </table:table-cell>
        </table:table-row>
        <table:table-row table:style-name="ro2">
          <table:table-cell office:value-type="string">
            <text:p><text:s text:c="8"/>82c4c584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e4 05 00 00 b8 <text:s text:c="4"/>ulong <text:s text:c="5"/>50000B8h</text:p>
          </table:table-cell>
        </table:table-row>
        <table:table-row table:style-name="ro2">
          <table:table-cell office:value-type="string">
            <text:p><text:s text:c="8"/>82c4c588 82 28 11 70 <text:s text:c="4"/>addr <text:s text:c="6"/>s_D:\dat\char\helAD\helAD.cat_82281170 <text:s text:c="10"/>= "D:\\dat\\char\\helAD\\helAD.c</text:p>
          </table:table-cell>
          <table:table-cell office:value-type="string">
            <text:p><text:s text:c="8"/>82c4abe8 05 00 00 b9 <text:s text:c="4"/>ulong <text:s text:c="5"/>50000B9h</text:p>
          </table:table-cell>
        </table:table-row>
        <table:table-row table:style-name="ro2">
          <table:table-cell office:value-type="string">
            <text:p><text:s text:c="8"/>82c4c58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ec 05 00 00 ba <text:s text:c="4"/>ulong <text:s text:c="5"/>50000BAh</text:p>
          </table:table-cell>
        </table:table-row>
        <table:table-row table:style-name="ro2">
          <table:table-cell office:value-type="string">
            <text:p><text:s text:c="8"/>82c4c590 82 28 11 54 <text:s text:c="4"/>addr <text:s text:c="6"/>s_D:\dat\char\helAE\helAE.cat_82281154 <text:s text:c="10"/>= "D:\\dat\\char\\helAE\\helAE.c</text:p>
          </table:table-cell>
          <table:table-cell office:value-type="string">
            <text:p><text:s text:c="8"/>82c4abf0 05 00 00 bb <text:s text:c="4"/>ulong <text:s text:c="5"/>50000BBh</text:p>
          </table:table-cell>
        </table:table-row>
        <table:table-row table:style-name="ro2">
          <table:table-cell office:value-type="string">
            <text:p><text:s text:c="8"/>82c4c594 82 28 11 34 <text:s text:c="4"/>addr <text:s text:c="6"/>s_D:\dat\version\stg_version.bin_82281134 <text:s text:c="7"/>= "D:\\dat\\version\\stg_version</text:p>
          </table:table-cell>
          <table:table-cell office:value-type="string">
            <text:p><text:s text:c="8"/>82c4abf4 01 00 00 00 <text:s text:c="4"/>ulong <text:s text:c="5"/>1000000h</text:p>
          </table:table-cell>
        </table:table-row>
        <table:table-row table:style-name="ro2">
          <table:table-cell office:value-type="string">
            <text:p><text:s text:c="8"/>82c4c598 82 28 11 10 <text:s text:c="4"/>addr <text:s text:c="6"/>s_D:\dat\stage\stage_MK\stage_MK.t_82281110 <text:s text:c="5"/>= "D:\\dat\\stage\\stage_MK\\sta</text:p>
          </table:table-cell>
          <table:table-cell office:value-type="string">
            <text:p><text:s text:c="8"/>82c4abf8 01 00 00 01 <text:s text:c="4"/>ulong <text:s text:c="5"/>1000001h</text:p>
          </table:table-cell>
        </table:table-row>
        <table:table-row table:style-name="ro2">
          <table:table-cell office:value-type="string">
            <text:p><text:s text:c="8"/>82c4c59c 82 28 10 ec <text:s text:c="4"/>addr <text:s text:c="6"/>s_D:\dat\stage\stage_MK\sMK_dat.bi_822810ec <text:s text:c="5"/>= "D:\\dat\\stage\\stage_MK\\sMK</text:p>
          </table:table-cell>
          <table:table-cell office:value-type="string">
            <text:p><text:s text:c="8"/>82c4abfc 01 00 00 02 <text:s text:c="4"/>ulong <text:s text:c="5"/>1000002h</text:p>
          </table:table-cell>
        </table:table-row>
        <table:table-row table:style-name="ro2">
          <table:table-cell office:value-type="string">
            <text:p><text:s text:c="8"/>82c4c5a0 82 28 10 c4 <text:s text:c="4"/>addr <text:s text:c="6"/>s_D:\dat\stage\stage_MK2\stage_MK2_822810c4 <text:s text:c="5"/>= "D:\\dat\\stage\\stage_MK2\\st</text:p>
          </table:table-cell>
          <table:table-cell office:value-type="string">
            <text:p><text:s text:c="8"/>82c4ac00 01 00 00 03 <text:s text:c="4"/>ulong <text:s text:c="5"/>1000003h</text:p>
          </table:table-cell>
        </table:table-row>
        <table:table-row table:style-name="ro2">
          <table:table-cell office:value-type="string">
            <text:p><text:s text:c="8"/>82c4c5a4 82 28 10 a0 <text:s text:c="4"/>addr <text:s text:c="6"/>s_D:\dat\stage\stage_MK2\sMK2_dat._822810a0 <text:s text:c="5"/>= "D:\\dat\\stage\\stage_MK2\\sM</text:p>
          </table:table-cell>
          <table:table-cell office:value-type="string">
            <text:p><text:s text:c="8"/>82c4ac04 01 00 00 04 <text:s text:c="4"/>ulong <text:s text:c="5"/>1000004h</text:p>
          </table:table-cell>
        </table:table-row>
        <table:table-row table:style-name="ro2">
          <table:table-cell office:value-type="string">
            <text:p><text:s text:c="8"/>82c4c5a8 82 28 10 7c <text:s text:c="4"/>addr <text:s text:c="6"/>s_D:\dat\stage\stage_DS\stage_DS.t_8228107c <text:s text:c="5"/>= "D:\\dat\\stage\\stage_DS\\sta</text:p>
          </table:table-cell>
          <table:table-cell office:value-type="string">
            <text:p><text:s text:c="8"/>82c4ac08 01 00 00 05 <text:s text:c="4"/>ulong <text:s text:c="5"/>1000005h</text:p>
          </table:table-cell>
        </table:table-row>
        <table:table-row table:style-name="ro2">
          <table:table-cell office:value-type="string">
            <text:p><text:s text:c="8"/>82c4c5ac 82 28 10 58 <text:s text:c="4"/>addr <text:s text:c="6"/>s_D:\dat\stage\stage_DS\sDS_dat.bi_82281058 <text:s text:c="5"/>= "D:\\dat\\stage\\stage_DS\\sDS</text:p>
          </table:table-cell>
          <table:table-cell office:value-type="string">
            <text:p><text:s text:c="8"/>82c4ac0c 01 00 00 06 <text:s text:c="4"/>ulong <text:s text:c="5"/>1000006h</text:p>
          </table:table-cell>
        </table:table-row>
        <table:table-row table:style-name="ro2">
          <table:table-cell office:value-type="string">
            <text:p><text:s text:c="8"/>82c4c5b0 82 28 10 34 <text:s text:c="4"/>addr <text:s text:c="6"/>s_D:\dat\stage\stage_BO\stage_BO.t_82281034 <text:s text:c="5"/>= "D:\\dat\\stage\\stage_BO\\sta</text:p>
          </table:table-cell>
          <table:table-cell office:value-type="string">
            <text:p><text:s text:c="8"/>82c4ac10 01 00 00 07 <text:s text:c="4"/>ulong <text:s text:c="5"/>1000007h</text:p>
          </table:table-cell>
        </table:table-row>
        <table:table-row table:style-name="ro2">
          <table:table-cell office:value-type="string">
            <text:p><text:s text:c="8"/>82c4c5b4 82 28 10 10 <text:s text:c="4"/>addr <text:s text:c="6"/>s_D:\dat\stage\stage_BO\sBO_dat.bi_82281010 <text:s text:c="5"/>= "D:\\dat\\stage\\stage_BO\\sBO</text:p>
          </table:table-cell>
          <table:table-cell office:value-type="string">
            <text:p><text:s text:c="8"/>82c4ac14 01 00 00 08 <text:s text:c="4"/>ulong <text:s text:c="5"/>1000008h</text:p>
          </table:table-cell>
        </table:table-row>
        <table:table-row table:style-name="ro2">
          <table:table-cell office:value-type="string">
            <text:p><text:s text:c="8"/>82c4c5b8 82 28 0f ec <text:s text:c="4"/>addr <text:s text:c="6"/>s_D:\dat\stage\stage_TC\stage_TC.t_82280fec <text:s text:c="5"/>= "D:\\dat\\stage\\stage_TC\\sta</text:p>
          </table:table-cell>
          <table:table-cell office:value-type="string">
            <text:p><text:s text:c="8"/>82c4ac18 01 00 00 09 <text:s text:c="4"/>ulong <text:s text:c="5"/>1000009h</text:p>
          </table:table-cell>
        </table:table-row>
        <table:table-row table:style-name="ro2">
          <table:table-cell office:value-type="string">
            <text:p><text:s text:c="8"/>82c4c5bc 82 28 0f c8 <text:s text:c="4"/>addr <text:s text:c="6"/>s_D:\dat\stage\stage_TC\sTC_dat.bi_82280fc8 <text:s text:c="5"/>= "D:\\dat\\stage\\stage_TC\\sTC</text:p>
          </table:table-cell>
          <table:table-cell office:value-type="string">
            <text:p><text:s text:c="8"/>82c4ac1c 01 00 00 0a <text:s text:c="4"/>ulong <text:s text:c="5"/>100000Ah</text:p>
          </table:table-cell>
        </table:table-row>
        <table:table-row table:style-name="ro2">
          <table:table-cell office:value-type="string">
            <text:p><text:s text:c="8"/>82c4c5c0 82 28 0f a4 <text:s text:c="4"/>addr <text:s text:c="6"/>s_D:\dat\stage\stage_NY\stage_NY.t_82280fa4 <text:s text:c="5"/>= "D:\\dat\\stage\\stage_NY\\sta</text:p>
          </table:table-cell>
          <table:table-cell office:value-type="string">
            <text:p><text:s text:c="8"/>82c4ac20 01 00 00 0b <text:s text:c="4"/>ulong <text:s text:c="5"/>100000Bh</text:p>
          </table:table-cell>
        </table:table-row>
        <table:table-row table:style-name="ro2">
          <table:table-cell office:value-type="string">
            <text:p><text:s text:c="8"/>82c4c5c4 82 28 0f 80 <text:s text:c="4"/>addr <text:s text:c="6"/>s_D:\dat\stage\stage_NY\sNY_dat.bi_82280f80 <text:s text:c="5"/>= "D:\\dat\\stage\\stage_NY\\sNY</text:p>
          </table:table-cell>
          <table:table-cell office:value-type="string">
            <text:p><text:s text:c="8"/>82c4ac24 01 00 00 0c <text:s text:c="4"/>ulong <text:s text:c="5"/>100000Ch</text:p>
          </table:table-cell>
        </table:table-row>
        <table:table-row table:style-name="ro2">
          <table:table-cell office:value-type="string">
            <text:p><text:s text:c="8"/>82c4c5c8 82 28 0f 58 <text:s text:c="4"/>addr <text:s text:c="6"/>s_D:\dat\stage\stage_NY2\stage_NY2_82280f58 <text:s text:c="5"/>= "D:\\dat\\stage\\stage_NY2\\st</text:p>
          </table:table-cell>
          <table:table-cell office:value-type="string">
            <text:p><text:s text:c="8"/>82c4ac28 01 00 00 0d <text:s text:c="4"/>ulong <text:s text:c="5"/>100000Dh</text:p>
          </table:table-cell>
        </table:table-row>
        <table:table-row table:style-name="ro2">
          <table:table-cell office:value-type="string">
            <text:p><text:s text:c="8"/>82c4c5cc 82 28 0f 34 <text:s text:c="4"/>addr <text:s text:c="6"/>s_D:\dat\stage\stage_NY2\sNY2_dat._82280f34 <text:s text:c="5"/>= "D:\\dat\\stage\\stage_NY2\\sN</text:p>
          </table:table-cell>
          <table:table-cell office:value-type="string">
            <text:p><text:s text:c="8"/>82c4ac2c 01 00 00 0e <text:s text:c="4"/>ulong <text:s text:c="5"/>100000Eh</text:p>
          </table:table-cell>
        </table:table-row>
        <table:table-row table:style-name="ro2">
          <table:table-cell office:value-type="string">
            <text:p><text:s text:c="8"/>82c4c5d0 82 28 0f 10 <text:s text:c="4"/>addr <text:s text:c="6"/>s_D:\dat\stage\stage_TS\stage_TS.t_82280f10 <text:s text:c="5"/>= "D:\\dat\\stage\\stage_TS\\sta</text:p>
          </table:table-cell>
          <table:table-cell office:value-type="string">
            <text:p><text:s text:c="8"/>82c4ac30 01 00 00 0f <text:s text:c="4"/>ulong <text:s text:c="5"/>100000Fh</text:p>
          </table:table-cell>
        </table:table-row>
        <table:table-row table:style-name="ro2">
          <table:table-cell office:value-type="string">
            <text:p><text:s text:c="8"/>82c4c5d4 82 28 0e ec <text:s text:c="4"/>addr <text:s text:c="6"/>s_D:\dat\stage\stage_TS\sTS_dat.bi_82280eec <text:s text:c="5"/>= "D:\\dat\\stage\\stage_TS\\sTS</text:p>
          </table:table-cell>
          <table:table-cell office:value-type="string">
            <text:p><text:s text:c="8"/>82c4ac34 01 00 00 10 <text:s text:c="4"/>ulong <text:s text:c="5"/>1000010h</text:p>
          </table:table-cell>
        </table:table-row>
        <table:table-row table:style-name="ro2">
          <table:table-cell office:value-type="string">
            <text:p><text:s text:c="8"/>82c4c5d8 82 28 0e c4 <text:s text:c="4"/>addr <text:s text:c="6"/>s_D:\dat\stage\stage_TS2\stage_TS2_82280ec4 <text:s text:c="5"/>= "D:\\dat\\stage\\stage_TS2\\st</text:p>
          </table:table-cell>
          <table:table-cell office:value-type="string">
            <text:p><text:s text:c="8"/>82c4ac38 01 00 00 11 <text:s text:c="4"/>ulong <text:s text:c="5"/>1000011h</text:p>
          </table:table-cell>
        </table:table-row>
        <table:table-row table:style-name="ro2">
          <table:table-cell office:value-type="string">
            <text:p><text:s text:c="8"/>82c4c5dc 82 28 0e a0 <text:s text:c="4"/>addr <text:s text:c="6"/>s_D:\dat\stage\stage_TS2\sTS2_dat._82280ea0 <text:s text:c="5"/>= "D:\\dat\\stage\\stage_TS2\\sT</text:p>
          </table:table-cell>
          <table:table-cell office:value-type="string">
            <text:p><text:s text:c="8"/>82c4ac3c 01 00 00 12 <text:s text:c="4"/>ulong <text:s text:c="5"/>1000012h</text:p>
          </table:table-cell>
        </table:table-row>
        <table:table-row table:style-name="ro2">
          <table:table-cell office:value-type="string">
            <text:p><text:s text:c="8"/>82c4c5e0 82 28 0e 7c <text:s text:c="4"/>addr <text:s text:c="6"/>s_D:\dat\stage\stage_CP\stage_CP.t_82280e7c <text:s text:c="5"/>= "D:\\dat\\stage\\stage_CP\\sta</text:p>
          </table:table-cell>
          <table:table-cell office:value-type="string">
            <text:p><text:s text:c="8"/>82c4ac40 01 00 00 13 <text:s text:c="4"/>ulong <text:s text:c="5"/>1000013h</text:p>
          </table:table-cell>
        </table:table-row>
        <table:table-row table:style-name="ro2">
          <table:table-cell office:value-type="string">
            <text:p><text:s text:c="8"/>82c4c5e4 82 28 0e 58 <text:s text:c="4"/>addr <text:s text:c="6"/>s_D:\dat\stage\stage_CP\sCP_dat.bi_82280e58 <text:s text:c="5"/>= "D:\\dat\\stage\\stage_CP\\sCP</text:p>
          </table:table-cell>
          <table:table-cell office:value-type="string">
            <text:p><text:s text:c="8"/>82c4ac44 01 00 00 14 <text:s text:c="4"/>ulong <text:s text:c="5"/>1000014h</text:p>
          </table:table-cell>
        </table:table-row>
        <table:table-row table:style-name="ro2">
          <table:table-cell office:value-type="string">
            <text:p><text:s text:c="8"/>82c4c5e8 82 28 0e 34 <text:s text:c="4"/>addr <text:s text:c="6"/>s_D:\dat\stage\stage_RN\stage_RN.t_82280e34 <text:s text:c="5"/>= "D:\\dat\\stage\\stage_RN\\sta</text:p>
          </table:table-cell>
          <table:table-cell office:value-type="string">
            <text:p><text:s text:c="8"/>82c4ac48 01 00 00 15 <text:s text:c="4"/>ulong <text:s text:c="5"/>1000015h</text:p>
          </table:table-cell>
        </table:table-row>
        <table:table-row table:style-name="ro2">
          <table:table-cell office:value-type="string">
            <text:p><text:s text:c="8"/>82c4c5ec 82 28 0e 10 <text:s text:c="4"/>addr <text:s text:c="6"/>s_D:\dat\stage\stage_RN\sRN_dat.bi_82280e10 <text:s text:c="5"/>= "D:\\dat\\stage\\stage_RN\\sRN</text:p>
          </table:table-cell>
          <table:table-cell office:value-type="string">
            <text:p><text:s text:c="8"/>82c4ac4c 01 00 00 16 <text:s text:c="4"/>ulong <text:s text:c="5"/>1000016h</text:p>
          </table:table-cell>
        </table:table-row>
        <table:table-row table:style-name="ro2">
          <table:table-cell office:value-type="string">
            <text:p><text:s text:c="8"/>82c4c5f0 82 28 0d e8 <text:s text:c="4"/>addr <text:s text:c="6"/>s_D:\dat\stage\stage_PRO\stage_PRO_82280de8 <text:s text:c="5"/>= "D:\\dat\\stage\\stage_PRO\\st</text:p>
          </table:table-cell>
          <table:table-cell office:value-type="string">
            <text:p><text:s text:c="8"/>82c4ac50 01 00 00 17 <text:s text:c="4"/>ulong <text:s text:c="5"/>1000017h</text:p>
          </table:table-cell>
        </table:table-row>
        <table:table-row table:style-name="ro2">
          <table:table-cell office:value-type="string">
            <text:p><text:s text:c="8"/>82c4c5f4 82 28 0d c4 <text:s text:c="4"/>addr <text:s text:c="6"/>s_D:\dat\stage\stage_PRO\sPRO_dat._82280dc4 <text:s text:c="5"/>= "D:\\dat\\stage\\stage_PRO\\sP</text:p>
          </table:table-cell>
          <table:table-cell office:value-type="string">
            <text:p><text:s text:c="8"/>82c4ac54 01 00 00 18 <text:s text:c="4"/>ulong <text:s text:c="5"/>1000018h</text:p>
          </table:table-cell>
        </table:table-row>
        <table:table-row table:style-name="ro2">
          <table:table-cell office:value-type="string">
            <text:p><text:s text:c="8"/>82c4c5f8 82 28 0d 9c <text:s text:c="4"/>addr <text:s text:c="6"/>s_D:\dat\stage\stage_KYO\stage_KYO_82280d9c <text:s text:c="5"/>= "D:\\dat\\stage\\stage_KYO\\st</text:p>
          </table:table-cell>
          <table:table-cell office:value-type="string">
            <text:p><text:s text:c="8"/>82c4ac58 01 00 00 19 <text:s text:c="4"/>ulong <text:s text:c="5"/>1000019h</text:p>
          </table:table-cell>
        </table:table-row>
        <table:table-row table:style-name="ro2">
          <table:table-cell office:value-type="string">
            <text:p><text:s text:c="8"/>82c4c5fc 82 28 0d 78 <text:s text:c="4"/>addr <text:s text:c="6"/>s_D:\dat\stage\stage_KYO\sKYO_dat._82280d78 <text:s text:c="5"/>= "D:\\dat\\stage\\stage_KYO\\sK</text:p>
          </table:table-cell>
          <table:table-cell office:value-type="string">
            <text:p><text:s text:c="8"/>82c4ac5c 01 00 00 1a <text:s text:c="4"/>ulong <text:s text:c="5"/>100001Ah</text:p>
          </table:table-cell>
        </table:table-row>
        <table:table-row table:style-name="ro2">
          <table:table-cell office:value-type="string">
            <text:p><text:s text:c="8"/>82c4c600 82 28 0d 50 <text:s text:c="4"/>addr <text:s text:c="6"/>s_D:\dat\stage\stage_KYN\stage_KYN_82280d50 <text:s text:c="5"/>= "D:\\dat\\stage\\stage_KYN\\st</text:p>
          </table:table-cell>
          <table:table-cell office:value-type="string">
            <text:p><text:s text:c="8"/>82c4ac60 01 00 00 1b <text:s text:c="4"/>ulong <text:s text:c="5"/>100001Bh</text:p>
          </table:table-cell>
        </table:table-row>
        <table:table-row table:style-name="ro2">
          <table:table-cell office:value-type="string">
            <text:p><text:s text:c="8"/>82c4c604 82 28 0d 2c <text:s text:c="4"/>addr <text:s text:c="6"/>s_D:\dat\stage\stage_KYN\sKYN_dat._82280d2c <text:s text:c="5"/>= "D:\\dat\\stage\\stage_KYN\\sK</text:p>
          </table:table-cell>
          <table:table-cell office:value-type="string">
            <text:p><text:s text:c="8"/>82c4ac64 01 00 00 1c <text:s text:c="4"/>ulong <text:s text:c="5"/>100001Ch</text:p>
          </table:table-cell>
        </table:table-row>
        <table:table-row table:style-name="ro2">
          <table:table-cell office:value-type="string">
            <text:p><text:s text:c="8"/>82c4c608 82 28 0d 04 <text:s text:c="4"/>addr <text:s text:c="6"/>s_D:\dat\stage\stage_AQU\stage_AQU_82280d04 <text:s text:c="5"/>= "D:\\dat\\stage\\stage_AQU\\st</text:p>
          </table:table-cell>
          <table:table-cell office:value-type="string">
            <text:p><text:s text:c="8"/>82c4ac68 01 00 00 1d <text:s text:c="4"/>ulong <text:s text:c="5"/>100001Dh</text:p>
          </table:table-cell>
        </table:table-row>
        <table:table-row table:style-name="ro2">
          <table:table-cell office:value-type="string">
            <text:p><text:s text:c="8"/>82c4c60c 82 28 0c e0 <text:s text:c="4"/>addr <text:s text:c="6"/>s_D:\dat\stage\stage_AQU\sAQU_dat._82280ce0 <text:s text:c="5"/>= "D:\\dat\\stage\\stage_AQU\\sA</text:p>
          </table:table-cell>
          <table:table-cell office:value-type="string">
            <text:p><text:s text:c="8"/>82c4ac6c 01 00 00 1e <text:s text:c="4"/>ulong <text:s text:c="5"/>100001Eh</text:p>
          </table:table-cell>
        </table:table-row>
        <table:table-row table:style-name="ro2">
          <table:table-cell office:value-type="string">
            <text:p><text:s text:c="8"/>82c4c610 82 28 0c b8 <text:s text:c="4"/>addr <text:s text:c="6"/>s_D:\dat\stage\stage_SAF\stage_SAF_82280cb8 <text:s text:c="5"/>= "D:\\dat\\stage\\stage_SAF\\st</text:p>
          </table:table-cell>
          <table:table-cell office:value-type="string">
            <text:p><text:s text:c="8"/>82c4ac70 01 00 00 1f <text:s text:c="4"/>ulong <text:s text:c="5"/>100001Fh</text:p>
          </table:table-cell>
        </table:table-row>
        <table:table-row table:style-name="ro2">
          <table:table-cell office:value-type="string">
            <text:p><text:s text:c="8"/>82c4c614 82 28 0c 94 <text:s text:c="4"/>addr <text:s text:c="6"/>s_D:\dat\stage\stage_SAF\sSAF_dat._82280c94 <text:s text:c="5"/>= "D:\\dat\\stage\\stage_SAF\\sS</text:p>
          </table:table-cell>
          <table:table-cell office:value-type="string">
            <text:p><text:s text:c="8"/>82c4ac74 01 00 00 20 <text:s text:c="4"/>ulong <text:s text:c="5"/>1000020h</text:p>
          </table:table-cell>
        </table:table-row>
        <table:table-row table:style-name="ro2">
          <table:table-cell office:value-type="string">
            <text:p><text:s text:c="8"/>82c4c618 82 28 0c 6c <text:s text:c="4"/>addr <text:s text:c="6"/>s_D:\dat\stage\stage_BRI\stage_BRI_82280c6c <text:s text:c="5"/>= "D:\\dat\\stage\\stage_BRI\\st</text:p>
          </table:table-cell>
          <table:table-cell office:value-type="string">
            <text:p><text:s text:c="8"/>82c4ac78 01 00 00 21 <text:s text:c="4"/>ulong <text:s text:c="5"/>1000021h</text:p>
          </table:table-cell>
        </table:table-row>
        <table:table-row table:style-name="ro2">
          <table:table-cell office:value-type="string">
            <text:p><text:s text:c="8"/>82c4c61c 82 28 0c 48 <text:s text:c="4"/>addr <text:s text:c="6"/>s_D:\dat\stage\stage_BRI\sBRI_dat._82280c48 <text:s text:c="5"/>= "D:\\dat\\stage\\stage_BRI\\sB</text:p>
          </table:table-cell>
          <table:table-cell office:value-type="string">
            <text:p><text:s text:c="8"/>82c4ac7c 01 00 00 22 <text:s text:c="4"/>ulong <text:s text:c="5"/>1000022h</text:p>
          </table:table-cell>
        </table:table-row>
        <table:table-row table:style-name="ro2">
          <table:table-cell office:value-type="string">
            <text:p><text:s text:c="8"/>82c4c620 82 28 0c 20 <text:s text:c="4"/>addr <text:s text:c="6"/>s_D:\dat\stage\stage_POL\stage_POL_82280c20 <text:s text:c="5"/>= "D:\\dat\\stage\\stage_POL\\st</text:p>
          </table:table-cell>
          <table:table-cell office:value-type="string">
            <text:p><text:s text:c="8"/>82c4ac80 01 00 00 23 <text:s text:c="4"/>ulong <text:s text:c="5"/>1000023h</text:p>
          </table:table-cell>
        </table:table-row>
        <table:table-row table:style-name="ro2">
          <table:table-cell office:value-type="string">
            <text:p><text:s text:c="8"/>82c4c624 82 28 0b fc <text:s text:c="4"/>addr <text:s text:c="6"/>s_D:\dat\stage\stage_POL\sPOL_dat._82280bfc <text:s text:c="5"/>= "D:\\dat\\stage\\stage_POL\\sP</text:p>
          </table:table-cell>
          <table:table-cell office:value-type="string">
            <text:p><text:s text:c="8"/>82c4ac84 01 00 00 24 <text:s text:c="4"/>ulong <text:s text:c="5"/>1000024h</text:p>
          </table:table-cell>
        </table:table-row>
        <table:table-row table:style-name="ro2">
          <table:table-cell office:value-type="string">
            <text:p><text:s text:c="8"/>82c4c628 82 28 0b d4 <text:s text:c="4"/>addr <text:s text:c="6"/>s_D:\dat\stage\stage_DAN\stage_DAN_82280bd4 <text:s text:c="5"/>= "D:\\dat\\stage\\stage_DAN\\st</text:p>
          </table:table-cell>
          <table:table-cell office:value-type="string">
            <text:p><text:s text:c="8"/>82c4ac88 01 00 00 25 <text:s text:c="4"/>ulong <text:s text:c="5"/>1000025h</text:p>
          </table:table-cell>
        </table:table-row>
        <table:table-row table:style-name="ro2">
          <table:table-cell office:value-type="string">
            <text:p><text:s text:c="8"/>82c4c62c 82 28 0b b0 <text:s text:c="4"/>addr <text:s text:c="6"/>s_D:\dat\stage\stage_DAN\sDAN_dat._82280bb0 <text:s text:c="5"/>= "D:\\dat\\stage\\stage_DAN\\sD</text:p>
          </table:table-cell>
          <table:table-cell office:value-type="string">
            <text:p><text:s text:c="8"/>82c4ac8c 01 00 00 26 <text:s text:c="4"/>ulong <text:s text:c="5"/>1000026h</text:p>
          </table:table-cell>
        </table:table-row>
        <table:table-row table:style-name="ro2">
          <table:table-cell office:value-type="string">
            <text:p><text:s text:c="8"/>82c4c630 82 28 0b 88 <text:s text:c="4"/>addr <text:s text:c="6"/>s_D:\dat\stage\stage_RAY\stage_RAY_82280b88 <text:s text:c="5"/>= "D:\\dat\\stage\\stage_RAY\\st</text:p>
          </table:table-cell>
          <table:table-cell office:value-type="string">
            <text:p><text:s text:c="8"/>82c4ac90 01 00 00 27 <text:s text:c="4"/>ulong <text:s text:c="5"/>1000027h</text:p>
          </table:table-cell>
        </table:table-row>
        <table:table-row table:style-name="ro2">
          <table:table-cell office:value-type="string">
            <text:p><text:s text:c="8"/>82c4c634 82 28 0b 64 <text:s text:c="4"/>addr <text:s text:c="6"/>s_D:\dat\stage\stage_RAY\sRAY_dat._82280b64 <text:s text:c="5"/>= "D:\\dat\\stage\\stage_RAY\\sR</text:p>
          </table:table-cell>
          <table:table-cell office:value-type="string">
            <text:p><text:s text:c="8"/>82c4ac94 01 00 00 28 <text:s text:c="4"/>ulong <text:s text:c="5"/>1000028h</text:p>
          </table:table-cell>
        </table:table-row>
        <table:table-row table:style-name="ro2">
          <table:table-cell office:value-type="string">
            <text:p><text:s text:c="8"/>82c4c638 82 28 0b 3c <text:s text:c="4"/>addr <text:s text:c="6"/>s_D:\dat\stage\stage_HEL\stage_HEL_82280b3c <text:s text:c="5"/>= "D:\\dat\\stage\\stage_HEL\\st</text:p>
          </table:table-cell>
          <table:table-cell office:value-type="string">
            <text:p><text:s text:c="8"/>82c4ac98 01 00 00 29 <text:s text:c="4"/>ulong <text:s text:c="5"/>1000029h</text:p>
          </table:table-cell>
        </table:table-row>
        <table:table-row table:style-name="ro2">
          <table:table-cell office:value-type="string">
            <text:p><text:s text:c="8"/>82c4c63c 82 28 0b 18 <text:s text:c="4"/>addr <text:s text:c="6"/>s_D:\dat\stage\stage_HEL\sHEL_dat._82280b18 <text:s text:c="5"/>= "D:\\dat\\stage\\stage_HEL\\sH</text:p>
          </table:table-cell>
          <table:table-cell office:value-type="string">
            <text:p><text:s text:c="8"/>82c4ac9c 01 00 00 2a <text:s text:c="4"/>ulong <text:s text:c="5"/>100002Ah</text:p>
          </table:table-cell>
        </table:table-row>
        <table:table-row table:style-name="ro2">
          <table:table-cell office:value-type="string">
            <text:p><text:s text:c="8"/>82c4c640 82 28 0a f0 <text:s text:c="4"/>addr <text:s text:c="6"/>s_D:\dat\stage\stage_BAB\stage_BAB_82280af0 <text:s text:c="5"/>= "D:\\dat\\stage\\stage_BAB\\st</text:p>
          </table:table-cell>
          <table:table-cell office:value-type="string">
            <text:p><text:s text:c="8"/>82c4aca0 01 00 00 2b <text:s text:c="4"/>ulong <text:s text:c="5"/>100002Bh</text:p>
          </table:table-cell>
        </table:table-row>
        <table:table-row table:style-name="ro2">
          <table:table-cell office:value-type="string">
            <text:p><text:s text:c="8"/>82c4c644 82 28 0a cc <text:s text:c="4"/>addr <text:s text:c="6"/>s_D:\dat\stage\stage_BAB\sBAB_dat._82280acc <text:s text:c="5"/>= "D:\\dat\\stage\\stage_BAB\\sB</text:p>
          </table:table-cell>
          <table:table-cell office:value-type="string">
            <text:p><text:s text:c="8"/>82c4aca4 01 00 00 2c <text:s text:c="4"/>ulong <text:s text:c="5"/>100002Ch</text:p>
          </table:table-cell>
        </table:table-row>
        <table:table-row table:style-name="ro2">
          <table:table-cell office:value-type="string">
            <text:p><text:s text:c="8"/>82c4c648 82 28 0a a4 <text:s text:c="4"/>addr <text:s text:c="6"/>s_D:\dat\stage\stage_TCR\stage_TCR_82280aa4 <text:s text:c="5"/>= "D:\\dat\\stage\\stage_TCR\\st</text:p>
          </table:table-cell>
          <table:table-cell office:value-type="string">
            <text:p><text:s text:c="8"/>82c4aca8 01 00 00 2d <text:s text:c="4"/>ulong <text:s text:c="5"/>100002Dh</text:p>
          </table:table-cell>
        </table:table-row>
        <table:table-row table:style-name="ro2">
          <table:table-cell office:value-type="string">
            <text:p><text:s text:c="8"/>82c4c64c 82 28 0a 80 <text:s text:c="4"/>addr <text:s text:c="6"/>s_D:\dat\stage\stage_TCR\sTCR_dat._82280a80 <text:s text:c="5"/>= "D:\\dat\\stage\\stage_TCR\\sT</text:p>
          </table:table-cell>
          <table:table-cell office:value-type="string">
            <text:p><text:s text:c="8"/>82c4acac 01 00 00 2e <text:s text:c="4"/>ulong <text:s text:c="5"/>100002Eh</text:p>
          </table:table-cell>
        </table:table-row>
        <table:table-row table:style-name="ro2">
          <table:table-cell office:value-type="string">
            <text:p><text:s text:c="8"/>82c4c650 82 28 0a 58 <text:s text:c="4"/>addr <text:s text:c="6"/>s_D:\dat\stage\stage_KYR\stage_KYR_82280a58 <text:s text:c="5"/>= "D:\\dat\\stage\\stage_KYR\\st</text:p>
          </table:table-cell>
          <table:table-cell office:value-type="string">
            <text:p><text:s text:c="8"/>82c4acb0 01 00 00 2f <text:s text:c="4"/>ulong <text:s text:c="5"/>100002Fh</text:p>
          </table:table-cell>
        </table:table-row>
        <table:table-row table:style-name="ro2">
          <table:table-cell office:value-type="string">
            <text:p><text:s text:c="8"/>82c4c654 82 28 0a 34 <text:s text:c="4"/>addr <text:s text:c="6"/>s_D:\dat\stage\stage_KYR\sKYR_dat._82280a34 <text:s text:c="5"/>= "D:\\dat\\stage\\stage_KYR\\sK</text:p>
          </table:table-cell>
          <table:table-cell office:value-type="string">
            <text:p><text:s text:c="8"/>82c4acb4 01 00 00 30 <text:s text:c="4"/>ulong <text:s text:c="5"/>1000030h</text:p>
          </table:table-cell>
        </table:table-row>
        <table:table-row table:style-name="ro2">
          <table:table-cell office:value-type="string">
            <text:p><text:s text:c="8"/>82c4c658 82 28 0a 0c <text:s text:c="4"/>addr <text:s text:c="6"/>s_D:\dat\stage\stage_MDL\stage_MDL_82280a0c <text:s text:c="5"/>= "D:\\dat\\stage\\stage_MDL\\st</text:p>
          </table:table-cell>
          <table:table-cell office:value-type="string">
            <text:p><text:s text:c="8"/>82c4acb8 01 00 00 31 <text:s text:c="4"/>ulong <text:s text:c="5"/>1000031h</text:p>
          </table:table-cell>
        </table:table-row>
        <table:table-row table:style-name="ro2">
          <table:table-cell office:value-type="string">
            <text:p><text:s text:c="8"/>82c4c65c 82 28 09 e8 <text:s text:c="4"/>addr <text:s text:c="6"/>s_D:\dat\stage\stage_MDL\sMDL_dat._822809e8 <text:s text:c="5"/>= "D:\\dat\\stage\\stage_MDL\\sM</text:p>
          </table:table-cell>
          <table:table-cell office:value-type="string">
            <text:p><text:s text:c="8"/>82c4acbc 01 00 00 32 <text:s text:c="4"/>ulong <text:s text:c="5"/>1000032h</text:p>
          </table:table-cell>
        </table:table-row>
        <table:table-row table:style-name="ro2">
          <table:table-cell office:value-type="string">
            <text:p><text:s text:c="8"/>82c4c660 82 28 09 c0 <text:s text:c="4"/>addr <text:s text:c="6"/>s_D:\dat\stage\stage_GL1\stage_GL1_822809c0 <text:s text:c="5"/>= "D:\\dat\\stage\\stage_GL1\\st</text:p>
          </table:table-cell>
          <table:table-cell office:value-type="string">
            <text:p><text:s text:c="8"/>82c4acc0 01 00 00 33 <text:s text:c="4"/>ulong <text:s text:c="5"/>1000033h</text:p>
          </table:table-cell>
        </table:table-row>
        <table:table-row table:style-name="ro2">
          <table:table-cell office:value-type="string">
            <text:p><text:s text:c="8"/>82c4c664 82 28 09 9c <text:s text:c="4"/>addr <text:s text:c="6"/>s_D:\dat\stage\stage_GL1\sGL1_dat._8228099c <text:s text:c="5"/>= "D:\\dat\\stage\\stage_GL1\\sG</text:p>
          </table:table-cell>
          <table:table-cell office:value-type="string">
            <text:p><text:s text:c="8"/>82c4acc4 01 00 00 34 <text:s text:c="4"/>ulong <text:s text:c="5"/>1000034h</text:p>
          </table:table-cell>
        </table:table-row>
        <table:table-row table:style-name="ro2">
          <table:table-cell office:value-type="string">
            <text:p><text:s text:c="8"/>82c4c668 82 28 09 74 <text:s text:c="4"/>addr <text:s text:c="6"/>s_D:\dat\stage\stage_WAL\stage_WAL_82280974 <text:s text:c="5"/>= "D:\\dat\\stage\\stage_WAL\\st</text:p>
          </table:table-cell>
          <table:table-cell office:value-type="string">
            <text:p><text:s text:c="8"/>82c4acc8 01 00 00 35 <text:s text:c="4"/>ulong <text:s text:c="5"/>1000035h</text:p>
          </table:table-cell>
        </table:table-row>
        <table:table-row table:style-name="ro2">
          <table:table-cell office:value-type="string">
            <text:p><text:s text:c="8"/>82c4c66c 82 28 09 50 <text:s text:c="4"/>addr <text:s text:c="6"/>s_D:\dat\stage\stage_WAL\sWAL_dat._82280950 <text:s text:c="5"/>= "D:\\dat\\stage\\stage_WAL\\sW</text:p>
          </table:table-cell>
          <table:table-cell office:value-type="string">
            <text:p><text:s text:c="8"/>82c4accc 01 00 00 36 <text:s text:c="4"/>ulong <text:s text:c="5"/>1000036h</text:p>
          </table:table-cell>
        </table:table-row>
        <table:table-row table:style-name="ro2">
          <table:table-cell office:value-type="string">
            <text:p><text:s text:c="8"/>82c4c670 82 28 09 28 <text:s text:c="4"/>addr <text:s text:c="6"/>s_D:\dat\stage\stage_WL2\stage_WL2_82280928 <text:s text:c="5"/>= "D:\\dat\\stage\\stage_WL2\\st</text:p>
          </table:table-cell>
          <table:table-cell office:value-type="string">
            <text:p><text:s text:c="8"/>82c4acd0 01 00 00 37 <text:s text:c="4"/>ulong <text:s text:c="5"/>1000037h</text:p>
          </table:table-cell>
        </table:table-row>
        <table:table-row table:style-name="ro2">
          <table:table-cell office:value-type="string">
            <text:p><text:s text:c="8"/>82c4c674 82 28 09 04 <text:s text:c="4"/>addr <text:s text:c="6"/>s_D:\dat\stage\stage_WL2\sWL2_dat._82280904 <text:s text:c="5"/>= "D:\\dat\\stage\\stage_WL2\\sW</text:p>
          </table:table-cell>
          <table:table-cell office:value-type="string">
            <text:p><text:s text:c="8"/>82c4acd4 01 00 00 38 <text:s text:c="4"/>ulong <text:s text:c="5"/>1000038h</text:p>
          </table:table-cell>
        </table:table-row>
        <table:table-row table:style-name="ro2">
          <table:table-cell office:value-type="string">
            <text:p><text:s text:c="8"/>82c4c678 82 28 08 e0 <text:s text:c="4"/>addr <text:s text:c="6"/>s_D:\dat\stage\stage_ST\stage_ST.t_822808e0 <text:s text:c="5"/>= "D:\\dat\\stage\\stage_ST\\sta</text:p>
          </table:table-cell>
          <table:table-cell office:value-type="string">
            <text:p><text:s text:c="8"/>82c4acd8 01 00 00 39 <text:s text:c="4"/>ulong <text:s text:c="5"/>1000039h</text:p>
          </table:table-cell>
        </table:table-row>
        <table:table-row table:style-name="ro2">
          <table:table-cell office:value-type="string">
            <text:p><text:s text:c="8"/>82c4c67c 82 28 08 bc <text:s text:c="4"/>addr <text:s text:c="6"/>s_D:\dat\stage\stage_ST\sST_dat.bi_822808bc <text:s text:c="5"/>= "D:\\dat\\stage\\stage_ST\\sST</text:p>
          </table:table-cell>
          <table:table-cell office:value-type="string">
            <text:p><text:s text:c="8"/>82c4acdc 01 00 00 3a <text:s text:c="4"/>ulong <text:s text:c="5"/>100003Ah</text:p>
          </table:table-cell>
        </table:table-row>
        <table:table-row table:style-name="ro2">
          <table:table-cell office:value-type="string">
            <text:p><text:s text:c="8"/>82c4c680 82 28 08 94 <text:s text:c="4"/>addr <text:s text:c="6"/>s_D:\dat\stage\stage_LOB\stage_LOB_82280894 <text:s text:c="5"/>= "D:\\dat\\stage\\stage_LOB\\st</text:p>
          </table:table-cell>
          <table:table-cell office:value-type="string">
            <text:p><text:s text:c="8"/>82c4ace0 01 00 00 3b <text:s text:c="4"/>ulong <text:s text:c="5"/>100003Bh</text:p>
          </table:table-cell>
        </table:table-row>
        <table:table-row table:style-name="ro2">
          <table:table-cell office:value-type="string">
            <text:p><text:s text:c="8"/>82c4c684 82 28 08 70 <text:s text:c="4"/>addr <text:s text:c="6"/>s_D:\dat\stage\stage_LOB\sLOB_dat._82280870 <text:s text:c="5"/>= "D:\\dat\\stage\\stage_LOB\\sL</text:p>
          </table:table-cell>
          <table:table-cell office:value-type="string">
            <text:p><text:s text:c="8"/>82c4ace4 01 00 00 3c <text:s text:c="4"/>ulong <text:s text:c="5"/>100003Ch</text:p>
          </table:table-cell>
        </table:table-row>
        <table:table-row table:style-name="ro2">
          <table:table-cell office:value-type="string">
            <text:p><text:s text:c="8"/>82c4c688 82 28 08 4c <text:s text:c="4"/>addr <text:s text:c="6"/>s_D:\dat\stage\stage_MT\stage_MT.t_8228084c <text:s text:c="5"/>= "D:\\dat\\stage\\stage_MT\\sta</text:p>
          </table:table-cell>
          <table:table-cell office:value-type="string">
            <text:p><text:s text:c="8"/>82c4ace8 01 00 00 3d <text:s text:c="4"/>ulong <text:s text:c="5"/>100003Dh</text:p>
          </table:table-cell>
        </table:table-row>
        <table:table-row table:style-name="ro2">
          <table:table-cell office:value-type="string">
            <text:p><text:s text:c="8"/>82c4c68c 82 28 08 28 <text:s text:c="4"/>addr <text:s text:c="6"/>s_D:\dat\stage\stage_MT\sMT_dat.bi_82280828 <text:s text:c="5"/>= "D:\\dat\\stage\\stage_MT\\sMT</text:p>
          </table:table-cell>
          <table:table-cell office:value-type="string">
            <text:p><text:s text:c="8"/>82c4acec 01 00 00 3e <text:s text:c="4"/>ulong <text:s text:c="5"/>100003Eh</text:p>
          </table:table-cell>
        </table:table-row>
        <table:table-row table:style-name="ro2">
          <table:table-cell office:value-type="string">
            <text:p><text:s text:c="8"/>82c4c690 82 28 08 00 <text:s text:c="4"/>addr <text:s text:c="6"/>s_D:\dat\stage\stage_SNW\stage_SNW_82280800 <text:s text:c="5"/>= "D:\\dat\\stage\\stage_SNW\\st</text:p>
          </table:table-cell>
          <table:table-cell office:value-type="string">
            <text:p><text:s text:c="8"/>82c4acf0 01 00 00 3f <text:s text:c="4"/>ulong <text:s text:c="5"/>100003Fh</text:p>
          </table:table-cell>
        </table:table-row>
        <table:table-row table:style-name="ro2">
          <table:table-cell office:value-type="string">
            <text:p><text:s text:c="8"/>82c4c694 82 28 07 dc <text:s text:c="4"/>addr <text:s text:c="6"/>s_D:\dat\stage\stage_SNW\sSNW_dat._822807dc <text:s text:c="5"/>= "D:\\dat\\stage\\stage_SNW\\sS</text:p>
          </table:table-cell>
          <table:table-cell office:value-type="string">
            <text:p><text:s text:c="8"/>82c4acf4 01 00 00 40 <text:s text:c="4"/>ulong <text:s text:c="5"/>1000040h</text:p>
          </table:table-cell>
        </table:table-row>
        <table:table-row table:style-name="ro2">
          <table:table-cell office:value-type="string">
            <text:p><text:s text:c="8"/>82c4c698 82 28 07 b4 <text:s text:c="4"/>addr <text:s text:c="6"/>s_D:\dat\stage\stage_SBE\stage_SBE_822807b4 <text:s text:c="5"/>= "D:\\dat\\stage\\stage_SBE\\st</text:p>
          </table:table-cell>
          <table:table-cell office:value-type="string">
            <text:p><text:s text:c="8"/>82c4acf8 01 00 00 41 <text:s text:c="4"/>ulong <text:s text:c="5"/>1000041h</text:p>
          </table:table-cell>
        </table:table-row>
        <table:table-row table:style-name="ro2">
          <table:table-cell office:value-type="string">
            <text:p><text:s text:c="8"/>82c4c69c 82 28 07 90 <text:s text:c="4"/>addr <text:s text:c="6"/>s_D:\dat\stage\stage_SBE\sSBE_dat._82280790 <text:s text:c="5"/>= "D:\\dat\\stage\\stage_SBE\\sS</text:p>
          </table:table-cell>
          <table:table-cell office:value-type="string">
            <text:p><text:s text:c="8"/>82c4acfc 01 00 00 42 <text:s text:c="4"/>ulong <text:s text:c="5"/>1000042h</text:p>
          </table:table-cell>
        </table:table-row>
        <table:table-row table:style-name="ro2">
          <table:table-cell office:value-type="string">
            <text:p><text:s text:c="8"/>82c4c6a0 82 28 07 70 <text:s text:c="4"/>addr <text:s text:c="6"/>s_D:\dat\version\spr_version.bin_82280770 <text:s text:c="7"/>= "D:\\dat\\version\\spr_version</text:p>
          </table:table-cell>
          <table:table-cell office:value-type="string">
            <text:p><text:s text:c="8"/>82c4ad00 09 00 00 00 <text:s text:c="4"/>ulong <text:s text:c="5"/>9000000h</text:p>
          </table:table-cell>
        </table:table-row>
        <table:table-row table:style-name="ro2">
          <table:table-cell office:value-type="string">
            <text:p><text:s text:c="8"/>82c4c6a4 82 28 07 50 <text:s text:c="4"/>addr <text:s text:c="6"/>s_D:\dat\sprite\base\spBase.xpr_82280750 <text:s text:c="8"/>= "D:\\dat\\sprite\\base\\spBase</text:p>
          </table:table-cell>
          <table:table-cell office:value-type="string">
            <text:p><text:s text:c="8"/>82c4ad04 09 00 00 01 <text:s text:c="4"/>ulong <text:s text:c="5"/>9000001h</text:p>
          </table:table-cell>
        </table:table-row>
        <table:table-row table:style-name="ro2">
          <table:table-cell office:value-type="string">
            <text:p><text:s text:c="8"/>82c4c6a8 82 28 07 30 <text:s text:c="4"/>addr <text:s text:c="6"/>s_D:\dat\sprite\load\spLoad.xpr_82280730 <text:s text:c="8"/>= "D:\\dat\\sprite\\load\\spLoad</text:p>
          </table:table-cell>
          <table:table-cell office:value-type="string">
            <text:p><text:s text:c="8"/>82c4ad08 09 00 00 02 <text:s text:c="4"/>ulong <text:s text:c="5"/>9000002h</text:p>
          </table:table-cell>
        </table:table-row>
        <table:table-row table:style-name="ro2">
          <table:table-cell office:value-type="string">
            <text:p><text:s text:c="8"/>82c4c6ac 82 28 07 10 <text:s text:c="4"/>addr <text:s text:c="6"/>s_D:\dat\sprite\game\spGameN.xpr_82280710 <text:s text:c="7"/>= "D:\\dat\\sprite\\game\\spGame</text:p>
          </table:table-cell>
          <table:table-cell office:value-type="string">
            <text:p><text:s text:c="8"/>82c4ad0c 09 00 00 03 <text:s text:c="4"/>ulong <text:s text:c="5"/>9000003h</text:p>
          </table:table-cell>
        </table:table-row>
        <table:table-row table:style-name="ro2">
          <table:table-cell office:value-type="string">
            <text:p><text:s text:c="8"/>82c4c6b0 82 28 06 f0 <text:s text:c="4"/>addr <text:s text:c="6"/>s_D:\dat\sprite\game\spGameW.xpr_822806f0 <text:s text:c="7"/>= "D:\\dat\\sprite\\game\\spGame</text:p>
          </table:table-cell>
          <table:table-cell office:value-type="string">
            <text:p><text:s text:c="8"/>82c4ad10 09 00 00 04 <text:s text:c="4"/>ulong <text:s text:c="5"/>9000004h</text:p>
          </table:table-cell>
        </table:table-row>
        <table:table-row table:style-name="ro2">
          <table:table-cell office:value-type="string">
            <text:p><text:s text:c="8"/>82c4c6b4 82 28 06 cc <text:s text:c="4"/>addr <text:s text:c="6"/>s_D:\dat\sprite\selcmn\spSelcmn.xp_822806cc <text:s text:c="5"/>= "D:\\dat\\sprite\\selcmn\\spSe</text:p>
          </table:table-cell>
          <table:table-cell office:value-type="string">
            <text:p><text:s text:c="8"/>82c4ad14 09 00 00 05 <text:s text:c="4"/>ulong <text:s text:c="5"/>9000005h</text:p>
          </table:table-cell>
        </table:table-row>
        <table:table-row table:style-name="ro2">
          <table:table-cell office:value-type="string">
            <text:p><text:s text:c="8"/>82c4c6b8 82 28 06 a8 <text:s text:c="4"/>addr <text:s text:c="6"/>s_D:\dat\sprite\modsel\spModsel.xp_822806a8 <text:s text:c="5"/>= "D:\\dat\\sprite\\modsel\\spMo</text:p>
          </table:table-cell>
          <table:table-cell office:value-type="string">
            <text:p><text:s text:c="8"/>82c4ad18 09 00 00 06 <text:s text:c="4"/>ulong <text:s text:c="5"/>9000006h</text:p>
          </table:table-cell>
        </table:table-row>
        <table:table-row table:style-name="ro2">
          <table:table-cell office:value-type="string">
            <text:p><text:s text:c="8"/>82c4c6bc 82 28 06 84 <text:s text:c="4"/>addr <text:s text:c="6"/>s_D:\dat\sprite\modsel\spModeW.xpr_82280684 <text:s text:c="5"/>= "D:\\dat\\sprite\\modsel\\spMo</text:p>
          </table:table-cell>
          <table:table-cell office:value-type="string">
            <text:p><text:s text:c="8"/>82c4ad1c 09 00 00 07 <text:s text:c="4"/>ulong <text:s text:c="5"/>9000007h</text:p>
          </table:table-cell>
        </table:table-row>
        <table:table-row table:style-name="ro2">
          <table:table-cell office:value-type="string">
            <text:p><text:s text:c="8"/>82c4c6c0 82 28 06 64 <text:s text:c="4"/>addr <text:s text:c="6"/>s_D:\dat\sprite\chrsel\spChrN.xpr_82280664 <text:s text:c="6"/>= "D:\\dat\\sprite\\chrsel\\spCh</text:p>
          </table:table-cell>
          <table:table-cell office:value-type="string">
            <text:p><text:s text:c="8"/>82c4ad20 09 00 00 08 <text:s text:c="4"/>ulong <text:s text:c="5"/>9000008h</text:p>
          </table:table-cell>
        </table:table-row>
        <table:table-row table:style-name="ro2">
          <table:table-cell office:value-type="string">
            <text:p><text:s text:c="8"/>82c4c6c4 82 28 06 44 <text:s text:c="4"/>addr <text:s text:c="6"/>s_D:\dat\sprite\chrsel\spChrW.xpr_82280644 <text:s text:c="6"/>= "D:\\dat\\sprite\\chrsel\\spCh</text:p>
          </table:table-cell>
          <table:table-cell office:value-type="string">
            <text:p><text:s text:c="8"/>82c4ad24 09 00 00 09 <text:s text:c="4"/>ulong <text:s text:c="5"/>9000009h</text:p>
          </table:table-cell>
        </table:table-row>
        <table:table-row table:style-name="ro2">
          <table:table-cell office:value-type="string">
            <text:p><text:s text:c="8"/>82c4c6c8 82 28 06 20 <text:s text:c="4"/>addr <text:s text:c="6"/>s_D:\dat\sprite\chrselBG\spChrBG1._82280620 <text:s text:c="5"/>= "D:\\dat\\sprite\\chrselBG\\sp</text:p>
          </table:table-cell>
          <table:table-cell office:value-type="string">
            <text:p><text:s text:c="8"/>82c4ad28 09 00 00 0a <text:s text:c="4"/>ulong <text:s text:c="5"/>900000Ah</text:p>
          </table:table-cell>
        </table:table-row>
        <table:table-row table:style-name="ro2">
          <table:table-cell office:value-type="string">
            <text:p><text:s text:c="8"/>82c4c6cc 82 28 05 fc <text:s text:c="4"/>addr <text:s text:c="6"/>s_D:\dat\sprite\chrselBG\spChrBG2._822805fc <text:s text:c="5"/>= "D:\\dat\\sprite\\chrselBG\\sp</text:p>
          </table:table-cell>
          <table:table-cell office:value-type="string">
            <text:p><text:s text:c="8"/>82c4ad2c 09 00 00 0b <text:s text:c="4"/>ulong <text:s text:c="5"/>900000Bh</text:p>
          </table:table-cell>
        </table:table-row>
        <table:table-row table:style-name="ro2">
          <table:table-cell office:value-type="string">
            <text:p><text:s text:c="8"/>82c4c6d0 82 28 05 d8 <text:s text:c="4"/>addr <text:s text:c="6"/>s_D:\dat\sprite\chrselBG\spChrBG4._822805d8 <text:s text:c="5"/>= "D:\\dat\\sprite\\chrselBG\\sp</text:p>
          </table:table-cell>
          <table:table-cell office:value-type="string">
            <text:p><text:s text:c="8"/>82c4ad30 09 00 00 0c <text:s text:c="4"/>ulong <text:s text:c="5"/>900000Ch</text:p>
          </table:table-cell>
        </table:table-row>
        <table:table-row table:style-name="ro2">
          <table:table-cell office:value-type="string">
            <text:p><text:s text:c="8"/>82c4c6d4 82 28 05 b4 <text:s text:c="4"/>addr <text:s text:c="6"/>s_D:\dat\sprite\chrselBG\spChrBG5._822805b4 <text:s text:c="5"/>= "D:\\dat\\sprite\\chrselBG\\sp</text:p>
          </table:table-cell>
          <table:table-cell office:value-type="string">
            <text:p><text:s text:c="8"/>82c4ad34 09 00 00 0d <text:s text:c="4"/>ulong <text:s text:c="5"/>900000Dh</text:p>
          </table:table-cell>
        </table:table-row>
        <table:table-row table:style-name="ro2">
          <table:table-cell office:value-type="string">
            <text:p><text:s text:c="8"/>82c4c6d8 82 28 05 90 <text:s text:c="4"/>addr <text:s text:c="6"/>s_D:\dat\sprite\chrselBG\spChrBG6._82280590 <text:s text:c="5"/>= "D:\\dat\\sprite\\chrselBG\\sp</text:p>
          </table:table-cell>
          <table:table-cell office:value-type="string">
            <text:p><text:s text:c="8"/>82c4ad38 09 00 00 0e <text:s text:c="4"/>ulong <text:s text:c="5"/>900000Eh</text:p>
          </table:table-cell>
        </table:table-row>
        <table:table-row table:style-name="ro2">
          <table:table-cell office:value-type="string">
            <text:p><text:s text:c="8"/>82c4c6dc 82 28 05 6c <text:s text:c="4"/>addr <text:s text:c="6"/>s_D:\dat\sprite\chrselBG\spChrBG7._8228056c <text:s text:c="5"/>= "D:\\dat\\sprite\\chrselBG\\sp</text:p>
          </table:table-cell>
          <table:table-cell office:value-type="string">
            <text:p><text:s text:c="8"/>82c4ad3c 09 00 00 0f <text:s text:c="4"/>ulong <text:s text:c="5"/>900000Fh</text:p>
          </table:table-cell>
        </table:table-row>
        <table:table-row table:style-name="ro2">
          <table:table-cell office:value-type="string">
            <text:p><text:s text:c="8"/>82c4c6e0 82 28 05 4c <text:s text:c="4"/>addr <text:s text:c="6"/>s_D:\dat\sprite\stgsel\spStgN.xpr_8228054c <text:s text:c="6"/>= "D:\\dat\\sprite\\stgsel\\spSt</text:p>
          </table:table-cell>
          <table:table-cell office:value-type="string">
            <text:p><text:s text:c="8"/>82c4ad40 09 00 00 10 <text:s text:c="4"/>ulong <text:s text:c="5"/>9000010h</text:p>
          </table:table-cell>
        </table:table-row>
        <table:table-row table:style-name="ro2">
          <table:table-cell office:value-type="string">
            <text:p><text:s text:c="8"/>82c4c6e4 82 28 05 2c <text:s text:c="4"/>addr <text:s text:c="6"/>s_D:\dat\sprite\stgsel\spStgW.xpr_8228052c <text:s text:c="6"/>= "D:\\dat\\sprite\\stgsel\\spSt</text:p>
          </table:table-cell>
          <table:table-cell office:value-type="string">
            <text:p><text:s text:c="8"/>82c4ad44 09 00 00 11 <text:s text:c="4"/>ulong <text:s text:c="5"/>9000011h</text:p>
          </table:table-cell>
        </table:table-row>
        <table:table-row table:style-name="ro2">
          <table:table-cell office:value-type="string">
            <text:p><text:s text:c="8"/>82c4c6e8 82 28 05 0c <text:s text:c="4"/>addr <text:s text:c="6"/>s_D:\dat\sprite\logo\spLogoN.xpr_8228050c <text:s text:c="7"/>= "D:\\dat\\sprite\\logo\\spLogo</text:p>
          </table:table-cell>
          <table:table-cell office:value-type="string">
            <text:p><text:s text:c="8"/>82c4ad48 09 00 00 12 <text:s text:c="4"/>ulong <text:s text:c="5"/>9000012h</text:p>
          </table:table-cell>
        </table:table-row>
        <table:table-row table:style-name="ro2">
          <table:table-cell office:value-type="string">
            <text:p><text:s text:c="8"/>82c4c6ec 82 28 04 ec <text:s text:c="4"/>addr <text:s text:c="6"/>s_D:\dat\sprite\logo\spLogoW.xpr_822804ec <text:s text:c="7"/>= "D:\\dat\\sprite\\logo\\spLogo</text:p>
          </table:table-cell>
          <table:table-cell office:value-type="string">
            <text:p><text:s text:c="8"/>82c4ad4c 09 00 00 13 <text:s text:c="4"/>ulong <text:s text:c="5"/>9000013h</text:p>
          </table:table-cell>
        </table:table-row>
        <table:table-row table:style-name="ro2">
          <table:table-cell office:value-type="string">
            <text:p><text:s text:c="8"/>82c4c6f0 82 28 04 c8 <text:s text:c="4"/>addr <text:s text:c="6"/>s_D:\dat\sprite\pfile\spPfileJ.xpr_822804c8 <text:s text:c="5"/>= "D:\\dat\\sprite\\pfile\\spPfi</text:p>
          </table:table-cell>
          <table:table-cell office:value-type="string">
            <text:p><text:s text:c="8"/>82c4ad50 09 00 00 14 <text:s text:c="4"/>ulong <text:s text:c="5"/>9000014h</text:p>
          </table:table-cell>
        </table:table-row>
        <table:table-row table:style-name="ro2">
          <table:table-cell office:value-type="string">
            <text:p><text:s text:c="8"/>82c4c6f4 82 28 04 a4 <text:s text:c="4"/>addr <text:s text:c="6"/>s_D:\dat\sprite\pfile\spPfileU.xpr_822804a4 <text:s text:c="5"/>= "D:\\dat\\sprite\\pfile\\spPfi</text:p>
          </table:table-cell>
          <table:table-cell office:value-type="string">
            <text:p><text:s text:c="8"/>82c4ad54 09 00 00 15 <text:s text:c="4"/>ulong <text:s text:c="5"/>9000015h</text:p>
          </table:table-cell>
        </table:table-row>
        <table:table-row table:style-name="ro2">
          <table:table-cell office:value-type="string">
            <text:p><text:s text:c="8"/>82c4c6f8 82 28 04 80 <text:s text:c="4"/>addr <text:s text:c="6"/>s_D:\dat\sprite\pfile\spPfileF.xpr_82280480 <text:s text:c="5"/>= "D:\\dat\\sprite\\pfile\\spPfi</text:p>
          </table:table-cell>
          <table:table-cell office:value-type="string">
            <text:p><text:s text:c="8"/>82c4ad58 09 00 00 16 <text:s text:c="4"/>ulong <text:s text:c="5"/>9000016h</text:p>
          </table:table-cell>
        </table:table-row>
        <table:table-row table:style-name="ro2">
          <table:table-cell office:value-type="string">
            <text:p><text:s text:c="8"/>82c4c6fc 82 28 04 5c <text:s text:c="4"/>addr <text:s text:c="6"/>s_D:\dat\sprite\pfile\spPfileG.xpr_8228045c <text:s text:c="5"/>= "D:\\dat\\sprite\\pfile\\spPfi</text:p>
          </table:table-cell>
          <table:table-cell office:value-type="string">
            <text:p><text:s text:c="8"/>82c4ad5c 09 00 00 17 <text:s text:c="4"/>ulong <text:s text:c="5"/>9000017h</text:p>
          </table:table-cell>
        </table:table-row>
        <table:table-row table:style-name="ro2">
          <table:table-cell office:value-type="string">
            <text:p><text:s text:c="8"/>82c4c700 82 28 04 38 <text:s text:c="4"/>addr <text:s text:c="6"/>s_D:\dat\sprite\pfile\spPfileI.xpr_82280438 <text:s text:c="5"/>= "D:\\dat\\sprite\\pfile\\spPfi</text:p>
          </table:table-cell>
          <table:table-cell office:value-type="string">
            <text:p><text:s text:c="8"/>82c4ad60 09 00 00 18 <text:s text:c="4"/>ulong <text:s text:c="5"/>9000018h</text:p>
          </table:table-cell>
        </table:table-row>
        <table:table-row table:style-name="ro2">
          <table:table-cell office:value-type="string">
            <text:p><text:s text:c="8"/>82c4c704 82 28 04 14 <text:s text:c="4"/>addr <text:s text:c="6"/>s_D:\dat\sprite\pfile\spPfileE.xpr_82280414 <text:s text:c="5"/>= "D:\\dat\\sprite\\pfile\\spPfi</text:p>
          </table:table-cell>
          <table:table-cell office:value-type="string">
            <text:p><text:s text:c="8"/>82c4ad64 09 00 00 19 <text:s text:c="4"/>ulong <text:s text:c="5"/>9000019h</text:p>
          </table:table-cell>
        </table:table-row>
        <table:table-row table:style-name="ro2">
          <table:table-cell office:value-type="string">
            <text:p><text:s text:c="8"/>82c4c708 82 28 03 f0 <text:s text:c="4"/>addr <text:s text:c="6"/>s_D:\dat\sprite\pfile\spPfileC.xpr_822803f0 <text:s text:c="5"/>= "D:\\dat\\sprite\\pfile\\spPfi</text:p>
          </table:table-cell>
          <table:table-cell office:value-type="string">
            <text:p><text:s text:c="8"/>82c4ad68 09 00 00 1a <text:s text:c="4"/>ulong <text:s text:c="5"/>900001Ah</text:p>
          </table:table-cell>
        </table:table-row>
        <table:table-row table:style-name="ro2">
          <table:table-cell office:value-type="string">
            <text:p><text:s text:c="8"/>82c4c70c 82 28 03 cc <text:s text:c="4"/>addr <text:s text:c="6"/>s_D:\dat\sprite\pfile\spPfileK.xpr_822803cc <text:s text:c="5"/>= "D:\\dat\\sprite\\pfile\\spPfi</text:p>
          </table:table-cell>
          <table:table-cell office:value-type="string">
            <text:p><text:s text:c="8"/>82c4ad6c 09 00 00 1b <text:s text:c="4"/>ulong <text:s text:c="5"/>900001Bh</text:p>
          </table:table-cell>
        </table:table-row>
        <table:table-row table:style-name="ro2">
          <table:table-cell office:value-type="string">
            <text:p><text:s text:c="8"/>82c4c710 82 28 03 ac <text:s text:c="4"/>addr <text:s text:c="6"/>s_D:\dat\sprite\ups\spUpsN.xpr_822803ac <text:s text:c="9"/>= "D:\\dat\\sprite\\ups\\spUpsN.</text:p>
          </table:table-cell>
          <table:table-cell office:value-type="string">
            <text:p><text:s text:c="8"/>82c4ad70 09 00 00 1c <text:s text:c="4"/>ulong <text:s text:c="5"/>900001Ch</text:p>
          </table:table-cell>
        </table:table-row>
        <table:table-row table:style-name="ro2">
          <table:table-cell office:value-type="string">
            <text:p><text:s text:c="8"/>82c4c714 82 28 03 8c <text:s text:c="4"/>addr <text:s text:c="6"/>s_D:\dat\sprite\ups\spUpsW.xpr_8228038c <text:s text:c="9"/>= "D:\\dat\\sprite\\ups\\spUpsW.</text:p>
          </table:table-cell>
          <table:table-cell office:value-type="string">
            <text:p><text:s text:c="8"/>82c4ad74 09 00 00 1d <text:s text:c="4"/>ulong <text:s text:c="5"/>900001Dh</text:p>
          </table:table-cell>
        </table:table-row>
        <table:table-row table:style-name="ro2">
          <table:table-cell office:value-type="string">
            <text:p><text:s text:c="8"/>82c4c718 82 28 03 6c <text:s text:c="4"/>addr <text:s text:c="6"/>s_D:\dat\sprite\live\spLiveN.xpr_8228036c <text:s text:c="7"/>= "D:\\dat\\sprite\\live\\spLive</text:p>
          </table:table-cell>
          <table:table-cell office:value-type="string">
            <text:p><text:s text:c="8"/>82c4ad78 09 00 00 1e <text:s text:c="4"/>ulong <text:s text:c="5"/>900001Eh</text:p>
          </table:table-cell>
        </table:table-row>
        <table:table-row table:style-name="ro2">
          <table:table-cell office:value-type="string">
            <text:p><text:s text:c="8"/>82c4c71c 82 28 03 4c <text:s text:c="4"/>addr <text:s text:c="6"/>s_D:\dat\sprite\live\spLiveW.xpr_8228034c <text:s text:c="7"/>= "D:\\dat\\sprite\\live\\spLive</text:p>
          </table:table-cell>
          <table:table-cell office:value-type="string">
            <text:p><text:s text:c="8"/>82c4ad7c 09 00 00 1f <text:s text:c="4"/>ulong <text:s text:c="5"/>900001Fh</text:p>
          </table:table-cell>
        </table:table-row>
        <table:table-row table:style-name="ro2">
          <table:table-cell office:value-type="string">
            <text:p><text:s text:c="8"/>82c4c720 82 28 03 28 <text:s text:c="4"/>addr <text:s text:c="6"/>s_D:\dat\sprite\livemode\spLvmodN._82280328 <text:s text:c="5"/>= "D:\\dat\\sprite\\livemode\\sp</text:p>
          </table:table-cell>
          <table:table-cell office:value-type="string">
            <text:p><text:s text:c="8"/>82c4ad80 09 00 00 20 <text:s text:c="4"/>ulong <text:s text:c="5"/>9000020h</text:p>
          </table:table-cell>
        </table:table-row>
        <table:table-row table:style-name="ro2">
          <table:table-cell office:value-type="string">
            <text:p><text:s text:c="8"/>82c4c724 82 28 03 04 <text:s text:c="4"/>addr <text:s text:c="6"/>s_D:\dat\sprite\livemode\spLvmodW._82280304 <text:s text:c="5"/>= "D:\\dat\\sprite\\livemode\\sp</text:p>
          </table:table-cell>
          <table:table-cell office:value-type="string">
            <text:p><text:s text:c="8"/>82c4ad84 09 00 00 21 <text:s text:c="4"/>ulong <text:s text:c="5"/>9000021h</text:p>
          </table:table-cell>
        </table:table-row>
        <table:table-row table:style-name="ro2">
          <table:table-cell office:value-type="string">
            <text:p><text:s text:c="8"/>82c4c728 82 28 02 e0 <text:s text:c="4"/>addr <text:s text:c="6"/>s_D:\dat\sprite\option\spOption.xp_822802e0 <text:s text:c="5"/>= "D:\\dat\\sprite\\option\\spOp</text:p>
          </table:table-cell>
          <table:table-cell office:value-type="string">
            <text:p><text:s text:c="8"/>82c4ad88 09 00 00 22 <text:s text:c="4"/>ulong <text:s text:c="5"/>9000022h</text:p>
          </table:table-cell>
        </table:table-row>
        <table:table-row table:style-name="ro2">
          <table:table-cell office:value-type="string">
            <text:p><text:s text:c="8"/>82c4c72c 82 28 02 bc <text:s text:c="4"/>addr <text:s text:c="6"/>s_D:\dat\sprite\optrnk\spOptrnk.xp_822802bc <text:s text:c="5"/>= "D:\\dat\\sprite\\optrnk\\spOp</text:p>
          </table:table-cell>
          <table:table-cell office:value-type="string">
            <text:p><text:s text:c="8"/>82c4ad8c 09 00 00 23 <text:s text:c="4"/>ulong <text:s text:c="5"/>9000023h</text:p>
          </table:table-cell>
        </table:table-row>
        <table:table-row table:style-name="ro2">
          <table:table-cell office:value-type="string">
            <text:p><text:s text:c="8"/>82c4c730 82 28 02 98 <text:s text:c="4"/>addr <text:s text:c="6"/>s_D:\dat\sprite\optkey\spOptkey.xp_82280298 <text:s text:c="5"/>= "D:\\dat\\sprite\\optkey\\spOp</text:p>
          </table:table-cell>
          <table:table-cell office:value-type="string">
            <text:p><text:s text:c="8"/>82c4ad90 09 00 00 24 <text:s text:c="4"/>ulong <text:s text:c="5"/>9000024h</text:p>
          </table:table-cell>
        </table:table-row>
        <table:table-row table:style-name="ro2">
          <table:table-cell office:value-type="string">
            <text:p><text:s text:c="8"/>82c4c734 82 28 02 74 <text:s text:c="4"/>addr <text:s text:c="6"/>s_D:\dat\sprite\warning\spWarn.xpr_82280274 <text:s text:c="5"/>= "D:\\dat\\sprite\\warning\\spW</text:p>
          </table:table-cell>
          <table:table-cell office:value-type="string">
            <text:p><text:s text:c="8"/>82c4ad94 09 00 00 25 <text:s text:c="4"/>ulong <text:s text:c="5"/>9000025h</text:p>
          </table:table-cell>
        </table:table-row>
        <table:table-row table:style-name="ro2">
          <table:table-cell office:value-type="string">
            <text:p><text:s text:c="8"/>82c4c738 82 28 02 58 <text:s text:c="4"/>addr <text:s text:c="6"/>s_D:\dat\sprite\vs\spVsN.xpr_82280258 <text:s text:c="11"/>= "D:\\dat\\sprite\\vs\\spVsN.xpr"</text:p>
          </table:table-cell>
          <table:table-cell office:value-type="string">
            <text:p><text:s text:c="8"/>82c4ad98 09 00 00 26 <text:s text:c="4"/>ulong <text:s text:c="5"/>9000026h</text:p>
          </table:table-cell>
        </table:table-row>
        <table:table-row table:style-name="ro2">
          <table:table-cell office:value-type="string">
            <text:p><text:s text:c="8"/>82c4c73c 82 28 02 3c <text:s text:c="4"/>addr <text:s text:c="6"/>s_D:\dat\sprite\vs\spVsW.xpr_8228023c <text:s text:c="11"/>= "D:\\dat\\sprite\\vs\\spVsW.xpr"</text:p>
          </table:table-cell>
          <table:table-cell office:value-type="string">
            <text:p><text:s text:c="8"/>82c4ad9c 09 00 00 27 <text:s text:c="4"/>ulong <text:s text:c="5"/>9000027h</text:p>
          </table:table-cell>
        </table:table-row>
        <table:table-row table:style-name="ro2">
          <table:table-cell office:value-type="string">
            <text:p><text:s text:c="8"/>82c4c740 82 28 02 18 <text:s text:c="4"/>addr <text:s text:c="6"/>s_D:\dat\sprite\avatar\spAvatar.xp_82280218 <text:s text:c="5"/>= "D:\\dat\\sprite\\avatar\\spAv</text:p>
          </table:table-cell>
          <table:table-cell office:value-type="string">
            <text:p><text:s text:c="8"/>82c4ada0 09 00 00 28 <text:s text:c="4"/>ulong <text:s text:c="5"/>9000028h</text:p>
          </table:table-cell>
        </table:table-row>
        <table:table-row table:style-name="ro2">
          <table:table-cell office:value-type="string">
            <text:p><text:s text:c="8"/>82c4c744 82 28 01 f8 <text:s text:c="4"/>addr <text:s text:c="6"/>s_D:\dat\sprite\movie\spmovie.xpr_822801f8 <text:s text:c="6"/>= "D:\\dat\\sprite\\movie\\spmov</text:p>
          </table:table-cell>
          <table:table-cell office:value-type="string">
            <text:p><text:s text:c="8"/>82c4ada4 09 00 00 29 <text:s text:c="4"/>ulong <text:s text:c="5"/>9000029h</text:p>
          </table:table-cell>
        </table:table-row>
        <table:table-row table:style-name="ro2">
          <table:table-cell office:value-type="string">
            <text:p><text:s text:c="8"/>82c4c748 82 28 01 d4 <text:s text:c="4"/>addr <text:s text:c="6"/>s_D:\dat\sprite\cmdlst\spCmdlst.xp_822801d4 <text:s text:c="5"/>= "D:\\dat\\sprite\\cmdlst\\spCm</text:p>
          </table:table-cell>
          <table:table-cell office:value-type="string">
            <text:p><text:s text:c="8"/>82c4ada8 09 00 00 2a <text:s text:c="4"/>ulong <text:s text:c="5"/>900002Ah</text:p>
          </table:table-cell>
        </table:table-row>
        <table:table-row table:style-name="ro2">
          <table:table-cell office:value-type="string">
            <text:p><text:s text:c="8"/>82c4c74c 82 28 01 b4 <text:s text:c="4"/>addr <text:s text:c="6"/>s_D:\dat\sprite\zshop\spZshop.xpr_822801b4 <text:s text:c="6"/>= "D:\\dat\\sprite\\zshop\\spZsh</text:p>
          </table:table-cell>
          <table:table-cell office:value-type="string">
            <text:p><text:s text:c="8"/>82c4adac 09 00 00 2b <text:s text:c="4"/>ulong <text:s text:c="5"/>900002Bh</text:p>
          </table:table-cell>
        </table:table-row>
        <table:table-row table:style-name="ro2">
          <table:table-cell office:value-type="string">
            <text:p><text:s text:c="8"/>82c4c750 82 28 01 94 <text:s text:c="4"/>addr <text:s text:c="6"/>s_D:\dat\sprite\avtcm\spAvtcm.xpr_82280194 <text:s text:c="6"/>= "D:\\dat\\sprite\\avtcm\\spAvt</text:p>
          </table:table-cell>
          <table:table-cell office:value-type="string">
            <text:p><text:s text:c="8"/>82c4adb0 09 00 00 2c <text:s text:c="4"/>ulong <text:s text:c="5"/>900002Ch</text:p>
          </table:table-cell>
        </table:table-row>
        <table:table-row table:style-name="ro2">
          <table:table-cell office:value-type="string">
            <text:p><text:s text:c="8"/>82c4c754 82 28 01 70 <text:s text:c="4"/>addr <text:s text:c="6"/>s_D:\dat\sprite\zsicon\spZsicon.xp_82280170 <text:s text:c="5"/>= "D:\\dat\\sprite\\zsicon\\spZs</text:p>
          </table:table-cell>
          <table:table-cell office:value-type="string">
            <text:p><text:s text:c="8"/>82c4adb4 09 00 00 2d <text:s text:c="4"/>ulong <text:s text:c="5"/>900002Dh</text:p>
          </table:table-cell>
        </table:table-row>
        <table:table-row table:style-name="ro2">
          <table:table-cell office:value-type="string">
            <text:p><text:s text:c="8"/>82c4c758 82 28 01 4c <text:s text:c="4"/>addr <text:s text:c="6"/>s_D:\dat\sprite\livesurv\spLvsrvN._8228014c <text:s text:c="5"/>= "D:\\dat\\sprite\\livesurv\\sp</text:p>
          </table:table-cell>
          <table:table-cell office:value-type="string">
            <text:p><text:s text:c="8"/>82c4adb8 09 00 00 2e <text:s text:c="4"/>ulong <text:s text:c="5"/>900002Eh</text:p>
          </table:table-cell>
        </table:table-row>
        <table:table-row table:style-name="ro2">
          <table:table-cell office:value-type="string">
            <text:p><text:s text:c="8"/>82c4c75c 82 28 01 28 <text:s text:c="4"/>addr <text:s text:c="6"/>s_D:\dat\sprite\livesurv\spLvsrvW._82280128 <text:s text:c="5"/>= "D:\\dat\\sprite\\livesurv\\sp</text:p>
          </table:table-cell>
          <table:table-cell office:value-type="string">
            <text:p><text:s text:c="8"/>82c4adbc 09 00 00 2f <text:s text:c="4"/>ulong <text:s text:c="5"/>900002Fh</text:p>
          </table:table-cell>
        </table:table-row>
        <table:table-row table:style-name="ro2">
          <table:table-cell office:value-type="string">
            <text:p><text:s text:c="8"/>82c4c760 82 28 01 08 <text:s text:c="4"/>addr <text:s text:c="6"/>s_D:\dat\sprite\photo\spPhoto.xpr_82280108 <text:s text:c="6"/>= "D:\\dat\\sprite\\photo\\spPho</text:p>
          </table:table-cell>
          <table:table-cell office:value-type="string">
            <text:p><text:s text:c="8"/>82c4adc0 09 00 00 30 <text:s text:c="4"/>ulong <text:s text:c="5"/>9000030h</text:p>
          </table:table-cell>
        </table:table-row>
        <table:table-row table:style-name="ro2">
          <table:table-cell office:value-type="string">
            <text:p><text:s text:c="8"/>82c4c764 82 28 00 e4 <text:s text:c="4"/>addr <text:s text:c="6"/>s_D:\dat\sprite\btlrec\spBtRecN.xp_822800e4 <text:s text:c="5"/>= "D:\\dat\\sprite\\btlrec\\spBt</text:p>
          </table:table-cell>
          <table:table-cell office:value-type="string">
            <text:p><text:s text:c="8"/>82c4adc4 09 00 00 31 <text:s text:c="4"/>ulong <text:s text:c="5"/>9000031h</text:p>
          </table:table-cell>
        </table:table-row>
        <table:table-row table:style-name="ro2">
          <table:table-cell office:value-type="string">
            <text:p><text:s text:c="8"/>82c4c768 82 28 00 c0 <text:s text:c="4"/>addr <text:s text:c="6"/>s_D:\dat\sprite\btlrec\spBtRecW.xp_822800c0 <text:s text:c="5"/>= "D:\\dat\\sprite\\btlrec\\spBt</text:p>
          </table:table-cell>
          <table:table-cell office:value-type="string">
            <text:p><text:s text:c="8"/>82c4adc8 09 00 00 32 <text:s text:c="4"/>ulong <text:s text:c="5"/>9000032h</text:p>
          </table:table-cell>
        </table:table-row>
        <table:table-row table:style-name="ro2">
          <table:table-cell office:value-type="string">
            <text:p><text:s text:c="8"/>82c4c76c 82 28 00 9c <text:s text:c="4"/>addr <text:s text:c="6"/>s_D:\dat\sprite\plypnl\spPlypnl.xp_8228009c <text:s text:c="5"/>= "D:\\dat\\sprite\\plypnl\\spPl</text:p>
          </table:table-cell>
          <table:table-cell office:value-type="string">
            <text:p><text:s text:c="8"/>82c4adcc 09 00 00 33 <text:s text:c="4"/>ulong <text:s text:c="5"/>9000033h</text:p>
          </table:table-cell>
        </table:table-row>
        <table:table-row table:style-name="ro2">
          <table:table-cell office:value-type="string">
            <text:p><text:s text:c="8"/>82c4c770 82 28 00 7c <text:s text:c="4"/>addr <text:s text:c="6"/>s_D:\dat\sprite\test\spTest.xpr_8228007c <text:s text:c="8"/>= "D:\\dat\\sprite\\test\\spTest</text:p>
          </table:table-cell>
          <table:table-cell office:value-type="string">
            <text:p><text:s text:c="8"/>82c4add0 09 00 00 34 <text:s text:c="4"/>ulong <text:s text:c="5"/>9000034h</text:p>
          </table:table-cell>
        </table:table-row>
        <table:table-row table:style-name="ro2">
          <table:table-cell office:value-type="string">
            <text:p><text:s text:c="8"/>82c4c774 82 28 00 5c <text:s text:c="4"/>addr <text:s text:c="6"/>s_D:\dat\version\snd_version.bin_8228005c <text:s text:c="7"/>= "D:\\dat\\version\\snd_version</text:p>
          </table:table-cell>
          <table:table-cell office:value-type="string">
            <text:p><text:s text:c="8"/>82c4add4 08 00 00 00 <text:s text:c="4"/>ulong <text:s text:c="5"/>8000000h</text:p>
          </table:table-cell>
        </table:table-row>
        <table:table-row table:style-name="ro2">
          <table:table-cell office:value-type="string">
            <text:p><text:s text:c="8"/>82c4c778 82 28 00 44 <text:s text:c="4"/>addr <text:s text:c="6"/>s_D:\Sound\system_se.xwb_82280044 <text:s text:c="15"/>= "D:\\Sound\\system_se.xwb"</text:p>
          </table:table-cell>
          <table:table-cell office:value-type="string">
            <text:p><text:s text:c="8"/>82c4add8 08 00 00 01 <text:s text:c="4"/>ulong <text:s text:c="5"/>8000001h</text:p>
          </table:table-cell>
        </table:table-row>
        <table:table-row table:style-name="ro2">
          <table:table-cell office:value-type="string">
            <text:p><text:s text:c="8"/>82c4c77c 82 28 00 2c <text:s text:c="4"/>addr <text:s text:c="6"/>s_D:\Sound\system_se.xsb_8228002c <text:s text:c="15"/>= "D:\\Sound\\system_se.xsb"</text:p>
          </table:table-cell>
          <table:table-cell office:value-type="string">
            <text:p><text:s text:c="8"/>82c4addc 08 00 00 02 <text:s text:c="4"/>ulong <text:s text:c="5"/>8000002h</text:p>
          </table:table-cell>
        </table:table-row>
        <table:table-row table:style-name="ro2">
          <table:table-cell office:value-type="string">
            <text:p><text:s text:c="8"/>82c4c780 82 28 00 14 <text:s text:c="4"/>addr <text:s text:c="6"/>s_D:\Sound\bgm_stream.xsb_82280014 <text:s text:c="14"/>= "D:\\Sound\\bgm_stream.xsb"</text:p>
          </table:table-cell>
          <table:table-cell office:value-type="string">
            <text:p><text:s text:c="8"/>82c4ade0 08 00 00 03 <text:s text:c="4"/>ulong <text:s text:c="5"/>8000003h</text:p>
          </table:table-cell>
        </table:table-row>
        <table:table-row table:style-name="ro2">
          <table:table-cell office:value-type="string">
            <text:p><text:s text:c="8"/>82c4c784 82 27 ff fc <text:s text:c="4"/>addr <text:s text:c="6"/>s_D:\Sound\voice_sys.xsb_8227fffc <text:s text:c="15"/>= "D:\\Sound\\voice_sys.xsb"</text:p>
          </table:table-cell>
          <table:table-cell office:value-type="string">
            <text:p><text:s text:c="8"/>82c4ade4 08 00 00 04 <text:s text:c="4"/>ulong <text:s text:c="5"/>8000004h</text:p>
          </table:table-cell>
        </table:table-row>
        <table:table-row table:style-name="ro2">
          <table:table-cell office:value-type="string">
            <text:p><text:s text:c="8"/>82c4c788 82 27 ff dc <text:s text:c="4"/>addr <text:s text:c="6"/>s_D:\Sound\voice_stream_male.xsb_8227ffdc <text:s text:c="7"/>= "D:\\Sound\\voice_stream_male.</text:p>
          </table:table-cell>
          <table:table-cell office:value-type="string">
            <text:p><text:s text:c="8"/>82c4ade8 08 00 00 05 <text:s text:c="4"/>ulong <text:s text:c="5"/>8000005h</text:p>
          </table:table-cell>
        </table:table-row>
        <table:table-row table:style-name="ro2">
          <table:table-cell office:value-type="string">
            <text:p><text:s text:c="8"/>82c4c78c 82 27 ff b8 <text:s text:c="4"/>addr <text:s text:c="6"/>s_D:\Sound\voice_stream_female.xsb_8227ffb8 <text:s text:c="5"/>= "D:\\Sound\\voice_stream_femal</text:p>
          </table:table-cell>
          <table:table-cell office:value-type="string">
            <text:p><text:s text:c="8"/>82c4adec 08 00 00 06 <text:s text:c="4"/>ulong <text:s text:c="5"/>8000006h</text:p>
          </table:table-cell>
        </table:table-row>
        <table:table-row table:style-name="ro2">
          <table:table-cell office:value-type="string">
            <text:p><text:s text:c="8"/>82c4c790 82 27 ff a0 <text:s text:c="4"/>addr <text:s text:c="6"/>s_D:\Sound\voice_zac.xwb_8227ffa0 <text:s text:c="15"/>= "D:\\Sound\\voice_zac.xwb"</text:p>
          </table:table-cell>
          <table:table-cell office:value-type="string">
            <text:p><text:s text:c="8"/>82c4adf0 08 00 00 07 <text:s text:c="4"/>ulong <text:s text:c="5"/>8000007h</text:p>
          </table:table-cell>
        </table:table-row>
        <table:table-row table:style-name="ro2">
          <table:table-cell office:value-type="string">
            <text:p><text:s text:c="8"/>82c4c794 82 27 ff 88 <text:s text:c="4"/>addr <text:s text:c="6"/>s_D:\Sound\voice_zac.xsb_8227ff88 <text:s text:c="15"/>= "D:\\Sound\\voice_zac.xsb"</text:p>
          </table:table-cell>
          <table:table-cell office:value-type="string">
            <text:p><text:s text:c="8"/>82c4adf4 08 00 00 08 <text:s text:c="4"/>ulong <text:s text:c="5"/>8000008h</text:p>
          </table:table-cell>
        </table:table-row>
        <table:table-row table:style-name="ro2">
          <table:table-cell office:value-type="string">
            <text:p><text:s text:c="8"/>82c4c798 82 27 ff 70 <text:s text:c="4"/>addr <text:s text:c="6"/>s_D:\Sound\voice_tin.xwb_8227ff70 <text:s text:c="15"/>= "D:\\Sound\\voice_tin.xwb"</text:p>
          </table:table-cell>
          <table:table-cell office:value-type="string">
            <text:p><text:s text:c="8"/>82c4adf8 08 00 00 09 <text:s text:c="4"/>ulong <text:s text:c="5"/>8000009h</text:p>
          </table:table-cell>
        </table:table-row>
        <table:table-row table:style-name="ro2">
          <table:table-cell office:value-type="string">
            <text:p><text:s text:c="8"/>82c4c79c 82 27 ff 58 <text:s text:c="4"/>addr <text:s text:c="6"/>s_D:\Sound\voice_tin.xsb_8227ff58 <text:s text:c="15"/>= "D:\\Sound\\voice_tin.xsb"</text:p>
          </table:table-cell>
          <table:table-cell office:value-type="string">
            <text:p><text:s text:c="8"/>82c4adfc 08 00 00 0a <text:s text:c="4"/>ulong <text:s text:c="5"/>800000Ah</text:p>
          </table:table-cell>
        </table:table-row>
        <table:table-row table:style-name="ro2">
          <table:table-cell office:value-type="string">
            <text:p><text:s text:c="8"/>82c4c7a0 82 27 ff 40 <text:s text:c="4"/>addr <text:s text:c="6"/>s_D:\Sound\voice_jan.xwb_8227ff40 <text:s text:c="15"/>= "D:\\Sound\\voice_jan.xwb"</text:p>
          </table:table-cell>
          <table:table-cell office:value-type="string">
            <text:p><text:s text:c="8"/>82c4ae00 08 00 00 0b <text:s text:c="4"/>ulong <text:s text:c="5"/>800000Bh</text:p>
          </table:table-cell>
        </table:table-row>
        <table:table-row table:style-name="ro2">
          <table:table-cell office:value-type="string">
            <text:p><text:s text:c="8"/>82c4c7a4 82 27 ff 28 <text:s text:c="4"/>addr <text:s text:c="6"/>s_D:\Sound\voice_jan.xsb_8227ff28 <text:s text:c="15"/>= "D:\\Sound\\voice_jan.xsb"</text:p>
          </table:table-cell>
          <table:table-cell office:value-type="string">
            <text:p><text:s text:c="8"/>82c4ae04 08 00 00 0c <text:s text:c="4"/>ulong <text:s text:c="5"/>800000Ch</text:p>
          </table:table-cell>
        </table:table-row>
        <table:table-row table:style-name="ro2">
          <table:table-cell office:value-type="string">
            <text:p><text:s text:c="8"/>82c4c7a8 82 27 ff 10 <text:s text:c="4"/>addr <text:s text:c="6"/>s_D:\Sound\voice_ein.xwb_8227ff10 <text:s text:c="15"/>= "D:\\Sound\\voice_ein.xwb"</text:p>
          </table:table-cell>
          <table:table-cell office:value-type="string">
            <text:p><text:s text:c="8"/>82c4ae08 08 00 00 0d <text:s text:c="4"/>ulong <text:s text:c="5"/>800000Dh</text:p>
          </table:table-cell>
        </table:table-row>
        <table:table-row table:style-name="ro2">
          <table:table-cell office:value-type="string">
            <text:p><text:s text:c="8"/>82c4c7ac 82 27 fe f8 <text:s text:c="4"/>addr <text:s text:c="6"/>s_D:\Sound\voice_ein.xsb_8227fef8 <text:s text:c="15"/>= "D:\\Sound\\voice_ein.xsb"</text:p>
          </table:table-cell>
          <table:table-cell office:value-type="string">
            <text:p><text:s text:c="8"/>82c4ae0c 08 00 00 0e <text:s text:c="4"/>ulong <text:s text:c="5"/>800000Eh</text:p>
          </table:table-cell>
        </table:table-row>
        <table:table-row table:style-name="ro2">
          <table:table-cell office:value-type="string">
            <text:p><text:s text:c="8"/>82c4c7b0 82 27 fe e0 <text:s text:c="4"/>addr <text:s text:c="6"/>s_D:\Sound\voice_ryu.xwb_8227fee0 <text:s text:c="15"/>= "D:\\Sound\\voice_ryu.xwb"</text:p>
          </table:table-cell>
          <table:table-cell office:value-type="string">
            <text:p><text:s text:c="8"/>82c4ae10 08 00 00 0f <text:s text:c="4"/>ulong <text:s text:c="5"/>800000Fh</text:p>
          </table:table-cell>
        </table:table-row>
        <table:table-row table:style-name="ro2">
          <table:table-cell office:value-type="string">
            <text:p><text:s text:c="8"/>82c4c7b4 82 27 fe c8 <text:s text:c="4"/>addr <text:s text:c="6"/>s_D:\Sound\voice_ryu.xsb_8227fec8 <text:s text:c="15"/>= "D:\\Sound\\voice_ryu.xsb"</text:p>
          </table:table-cell>
          <table:table-cell office:value-type="string">
            <text:p><text:s text:c="8"/>82c4ae14 08 00 00 10 <text:s text:c="4"/>ulong <text:s text:c="5"/>8000010h</text:p>
          </table:table-cell>
        </table:table-row>
        <table:table-row table:style-name="ro2">
          <table:table-cell office:value-type="string">
            <text:p><text:s text:c="8"/>82c4c7b8 82 27 fe b0 <text:s text:c="4"/>addr <text:s text:c="6"/>s_D:\Sound\voice_kas.xwb_8227feb0 <text:s text:c="15"/>= "D:\\Sound\\voice_kas.xwb"</text:p>
          </table:table-cell>
          <table:table-cell office:value-type="string">
            <text:p><text:s text:c="8"/>82c4ae18 08 00 00 11 <text:s text:c="4"/>ulong <text:s text:c="5"/>8000011h</text:p>
          </table:table-cell>
        </table:table-row>
        <table:table-row table:style-name="ro2">
          <table:table-cell office:value-type="string">
            <text:p><text:s text:c="8"/>82c4c7bc 82 27 fe 98 <text:s text:c="4"/>addr <text:s text:c="6"/>s_D:\Sound\voice_kas.xsb_8227fe98 <text:s text:c="15"/>= "D:\\Sound\\voice_kas.xsb"</text:p>
          </table:table-cell>
          <table:table-cell office:value-type="string">
            <text:p><text:s text:c="8"/>82c4ae1c 08 00 00 12 <text:s text:c="4"/>ulong <text:s text:c="5"/>8000012h</text:p>
          </table:table-cell>
        </table:table-row>
        <table:table-row table:style-name="ro2">
          <table:table-cell office:value-type="string">
            <text:p><text:s text:c="8"/>82c4c7c0 82 27 fe 80 <text:s text:c="4"/>addr <text:s text:c="6"/>s_D:\Sound\voice_gen.xwb_8227fe80 <text:s text:c="15"/>= "D:\\Sound\\voice_gen.xwb"</text:p>
          </table:table-cell>
          <table:table-cell office:value-type="string">
            <text:p><text:s text:c="8"/>82c4ae20 08 00 00 13 <text:s text:c="4"/>ulong <text:s text:c="5"/>8000013h</text:p>
          </table:table-cell>
        </table:table-row>
        <table:table-row table:style-name="ro2">
          <table:table-cell office:value-type="string">
            <text:p><text:s text:c="8"/>82c4c7c4 82 27 fe 68 <text:s text:c="4"/>addr <text:s text:c="6"/>s_D:\Sound\voice_gen.xsb_8227fe68 <text:s text:c="15"/>= "D:\\Sound\\voice_gen.xsb"</text:p>
          </table:table-cell>
          <table:table-cell office:value-type="string">
            <text:p><text:s text:c="8"/>82c4ae24 08 00 00 14 <text:s text:c="4"/>ulong <text:s text:c="5"/>8000014h</text:p>
          </table:table-cell>
        </table:table-row>
        <table:table-row table:style-name="ro2">
          <table:table-cell office:value-type="string">
            <text:p><text:s text:c="8"/>82c4c7c8 82 27 fe 50 <text:s text:c="4"/>addr <text:s text:c="6"/>s_D:\Sound\voice_hel.xwb_8227fe50 <text:s text:c="15"/>= "D:\\Sound\\voice_hel.xwb"</text:p>
          </table:table-cell>
          <table:table-cell office:value-type="string">
            <text:p><text:s text:c="8"/>82c4ae28 08 00 00 15 <text:s text:c="4"/>ulong <text:s text:c="5"/>8000015h</text:p>
          </table:table-cell>
        </table:table-row>
        <table:table-row table:style-name="ro2">
          <table:table-cell office:value-type="string">
            <text:p><text:s text:c="8"/>82c4c7cc 82 27 fe 38 <text:s text:c="4"/>addr <text:s text:c="6"/>s_D:\Sound\voice_hel.xsb_8227fe38 <text:s text:c="15"/>= "D:\\Sound\\voice_hel.xsb"</text:p>
          </table:table-cell>
          <table:table-cell office:value-type="string">
            <text:p><text:s text:c="8"/>82c4ae2c 08 00 00 16 <text:s text:c="4"/>ulong <text:s text:c="5"/>8000016h</text:p>
          </table:table-cell>
        </table:table-row>
        <table:table-row table:style-name="ro2">
          <table:table-cell office:value-type="string">
            <text:p><text:s text:c="8"/>82c4c7d0 82 27 fe 20 <text:s text:c="4"/>addr <text:s text:c="6"/>s_D:\Sound\voice_leo.xwb_8227fe20 <text:s text:c="15"/>= "D:\\Sound\\voice_leo.xwb"</text:p>
          </table:table-cell>
          <table:table-cell office:value-type="string">
            <text:p><text:s text:c="8"/>82c4ae30 08 00 00 17 <text:s text:c="4"/>ulong <text:s text:c="5"/>8000017h</text:p>
          </table:table-cell>
        </table:table-row>
        <table:table-row table:style-name="ro2">
          <table:table-cell office:value-type="string">
            <text:p><text:s text:c="8"/>82c4c7d4 82 27 fe 08 <text:s text:c="4"/>addr <text:s text:c="6"/>s_D:\Sound\voice_leo.xsb_8227fe08 <text:s text:c="15"/>= "D:\\Sound\\voice_leo.xsb"</text:p>
          </table:table-cell>
          <table:table-cell office:value-type="string">
            <text:p><text:s text:c="8"/>82c4ae34 08 00 00 18 <text:s text:c="4"/>ulong <text:s text:c="5"/>8000018h</text:p>
          </table:table-cell>
        </table:table-row>
        <table:table-row table:style-name="ro2">
          <table:table-cell office:value-type="string">
            <text:p><text:s text:c="8"/>82c4c7d8 82 27 fd f0 <text:s text:c="4"/>addr <text:s text:c="6"/>s_D:\Sound\voice_bas.xwb_8227fdf0 <text:s text:c="15"/>= "D:\\Sound\\voice_bas.xwb"</text:p>
          </table:table-cell>
          <table:table-cell office:value-type="string">
            <text:p><text:s text:c="8"/>82c4ae38 08 00 00 19 <text:s text:c="4"/>ulong <text:s text:c="5"/>8000019h</text:p>
          </table:table-cell>
        </table:table-row>
        <table:table-row table:style-name="ro2">
          <table:table-cell office:value-type="string">
            <text:p><text:s text:c="8"/>82c4c7dc 82 27 fd d8 <text:s text:c="4"/>addr <text:s text:c="6"/>s_D:\Sound\voice_bas.xsb_8227fdd8 <text:s text:c="15"/>= "D:\\Sound\\voice_bas.xsb"</text:p>
          </table:table-cell>
          <table:table-cell office:value-type="string">
            <text:p><text:s text:c="8"/>82c4ae3c 08 00 00 1a <text:s text:c="4"/>ulong <text:s text:c="5"/>800001Ah</text:p>
          </table:table-cell>
        </table:table-row>
        <table:table-row table:style-name="ro2">
          <table:table-cell office:value-type="string">
            <text:p><text:s text:c="8"/>82c4c7e0 82 27 fd c0 <text:s text:c="4"/>addr <text:s text:c="6"/>s_D:\Sound\voice_lei.xwb_8227fdc0 <text:s text:c="15"/>= "D:\\Sound\\voice_lei.xwb"</text:p>
          </table:table-cell>
          <table:table-cell office:value-type="string">
            <text:p><text:s text:c="8"/>82c4ae40 08 00 00 1b <text:s text:c="4"/>ulong <text:s text:c="5"/>800001Bh</text:p>
          </table:table-cell>
        </table:table-row>
        <table:table-row table:style-name="ro2">
          <table:table-cell office:value-type="string">
            <text:p><text:s text:c="8"/>82c4c7e4 82 27 fd a8 <text:s text:c="4"/>addr <text:s text:c="6"/>s_D:\Sound\voice_lei.xsb_8227fda8 <text:s text:c="15"/>= "D:\\Sound\\voice_lei.xsb"</text:p>
          </table:table-cell>
          <table:table-cell office:value-type="string">
            <text:p><text:s text:c="8"/>82c4ae44 08 00 00 1c <text:s text:c="4"/>ulong <text:s text:c="5"/>800001Ch</text:p>
          </table:table-cell>
        </table:table-row>
        <table:table-row table:style-name="ro2">
          <table:table-cell office:value-type="string">
            <text:p><text:s text:c="8"/>82c4c7e8 82 27 fd 90 <text:s text:c="4"/>addr <text:s text:c="6"/>s_D:\Sound\voice_aya.xwb_8227fd90 <text:s text:c="15"/>= "D:\\Sound\\voice_aya.xwb"</text:p>
          </table:table-cell>
          <table:table-cell office:value-type="string">
            <text:p><text:s text:c="8"/>82c4ae48 08 00 00 1d <text:s text:c="4"/>ulong <text:s text:c="5"/>800001Dh</text:p>
          </table:table-cell>
        </table:table-row>
        <table:table-row table:style-name="ro2">
          <table:table-cell office:value-type="string">
            <text:p><text:s text:c="8"/>82c4c7ec 82 27 fd 78 <text:s text:c="4"/>addr <text:s text:c="6"/>s_D:\Sound\voice_aya.xsb_8227fd78 <text:s text:c="15"/>= "D:\\Sound\\voice_aya.xsb"</text:p>
          </table:table-cell>
          <table:table-cell office:value-type="string">
            <text:p><text:s text:c="8"/>82c4ae4c 08 00 00 1e <text:s text:c="4"/>ulong <text:s text:c="5"/>800001Eh</text:p>
          </table:table-cell>
        </table:table-row>
        <table:table-row table:style-name="ro2">
          <table:table-cell office:value-type="string">
            <text:p><text:s text:c="8"/>82c4c7f0 82 27 fd 60 <text:s text:c="4"/>addr <text:s text:c="6"/>s_D:\Sound\voice_tng.xwb_8227fd60 <text:s text:c="15"/>= "D:\\Sound\\voice_tng.xwb"</text:p>
          </table:table-cell>
          <table:table-cell office:value-type="string">
            <text:p><text:s text:c="8"/>82c4ae50 08 00 00 1f <text:s text:c="4"/>ulong <text:s text:c="5"/>800001Fh</text:p>
          </table:table-cell>
        </table:table-row>
        <table:table-row table:style-name="ro2">
          <table:table-cell office:value-type="string">
            <text:p><text:s text:c="8"/>82c4c7f4 82 27 fd 48 <text:s text:c="4"/>addr <text:s text:c="6"/>s_D:\Sound\voice_tng.xsb_8227fd48 <text:s text:c="15"/>= "D:\\Sound\\voice_tng.xsb"</text:p>
          </table:table-cell>
          <table:table-cell office:value-type="string">
            <text:p><text:s text:c="8"/>82c4ae54 08 00 00 20 <text:s text:c="4"/>ulong <text:s text:c="5"/>8000020h</text:p>
          </table:table-cell>
        </table:table-row>
        <table:table-row table:style-name="ro2">
          <table:table-cell office:value-type="string">
            <text:p><text:s text:c="8"/>82c4c7f8 82 27 fd 30 <text:s text:c="4"/>addr <text:s text:c="6"/>s_D:\Sound\voice_bay.xwb_8227fd30 <text:s text:c="15"/>= "D:\\Sound\\voice_bay.xwb"</text:p>
          </table:table-cell>
          <table:table-cell office:value-type="string">
            <text:p><text:s text:c="8"/>82c4ae58 08 00 00 21 <text:s text:c="4"/>ulong <text:s text:c="5"/>8000021h</text:p>
          </table:table-cell>
        </table:table-row>
        <table:table-row table:style-name="ro2">
          <table:table-cell office:value-type="string">
            <text:p><text:s text:c="8"/>82c4c7fc 82 27 fd 18 <text:s text:c="4"/>addr <text:s text:c="6"/>s_D:\Sound\voice_bay.xsb_8227fd18 <text:s text:c="15"/>= "D:\\Sound\\voice_bay.xsb"</text:p>
          </table:table-cell>
          <table:table-cell office:value-type="string">
            <text:p><text:s text:c="8"/>82c4ae5c 08 00 00 22 <text:s text:c="4"/>ulong <text:s text:c="5"/>8000022h</text:p>
          </table:table-cell>
        </table:table-row>
        <table:table-row table:style-name="ro2">
          <table:table-cell office:value-type="string">
            <text:p><text:s text:c="8"/>82c4c800 82 27 fd 00 <text:s text:c="4"/>addr <text:s text:c="6"/>s_D:\Sound\voice_kor.xwb_8227fd00 <text:s text:c="15"/>= "D:\\Sound\\voice_kor.xwb"</text:p>
          </table:table-cell>
          <table:table-cell office:value-type="string">
            <text:p><text:s text:c="8"/>82c4ae60 08 00 00 23 <text:s text:c="4"/>ulong <text:s text:c="5"/>8000023h</text:p>
          </table:table-cell>
        </table:table-row>
        <table:table-row table:style-name="ro2">
          <table:table-cell office:value-type="string">
            <text:p><text:s text:c="8"/>82c4c804 82 27 fc e8 <text:s text:c="4"/>addr <text:s text:c="6"/>s_D:\Sound\voice_kor.xsb_8227fce8 <text:s text:c="15"/>= "D:\\Sound\\voice_kor.xsb"</text:p>
          </table:table-cell>
          <table:table-cell office:value-type="string">
            <text:p><text:s text:c="8"/>82c4ae64 08 00 00 24 <text:s text:c="4"/>ulong <text:s text:c="5"/>8000024h</text:p>
          </table:table-cell>
        </table:table-row>
        <table:table-row table:style-name="ro2">
          <table:table-cell office:value-type="string">
            <text:p><text:s text:c="8"/>82c4c808 82 27 fc d0 <text:s text:c="4"/>addr <text:s text:c="6"/>s_D:\Sound\voice_hyt.xwb_8227fcd0 <text:s text:c="15"/>= "D:\\Sound\\voice_hyt.xwb"</text:p>
          </table:table-cell>
          <table:table-cell office:value-type="string">
            <text:p><text:s text:c="8"/>82c4ae68 08 00 00 25 <text:s text:c="4"/>ulong <text:s text:c="5"/>8000025h</text:p>
          </table:table-cell>
        </table:table-row>
        <table:table-row table:style-name="ro2">
          <table:table-cell office:value-type="string">
            <text:p><text:s text:c="8"/>82c4c80c 82 27 fc b8 <text:s text:c="4"/>addr <text:s text:c="6"/>s_D:\Sound\voice_hyt.xsb_8227fcb8 <text:s text:c="15"/>= "D:\\Sound\\voice_hyt.xsb"</text:p>
          </table:table-cell>
          <table:table-cell office:value-type="string">
            <text:p><text:s text:c="8"/>82c4ae6c 08 00 00 26 <text:s text:c="4"/>ulong <text:s text:c="5"/>8000026h</text:p>
          </table:table-cell>
        </table:table-row>
        <table:table-row table:style-name="ro2">
          <table:table-cell office:value-type="string">
            <text:p><text:s text:c="8"/>82c4c810 82 27 fc a0 <text:s text:c="4"/>addr <text:s text:c="6"/>s_D:\Sound\voice_bra.xwb_8227fca0 <text:s text:c="15"/>= "D:\\Sound\\voice_bra.xwb"</text:p>
          </table:table-cell>
          <table:table-cell office:value-type="string">
            <text:p><text:s text:c="8"/>82c4ae70 08 00 00 27 <text:s text:c="4"/>ulong <text:s text:c="5"/>8000027h</text:p>
          </table:table-cell>
        </table:table-row>
        <table:table-row table:style-name="ro2">
          <table:table-cell office:value-type="string">
            <text:p><text:s text:c="8"/>82c4c814 82 27 fc 88 <text:s text:c="4"/>addr <text:s text:c="6"/>s_D:\Sound\voice_bra.xsb_8227fc88 <text:s text:c="15"/>= "D:\\Sound\\voice_bra.xsb"</text:p>
          </table:table-cell>
          <table:table-cell office:value-type="string">
            <text:p><text:s text:c="8"/>82c4ae74 08 00 00 28 <text:s text:c="4"/>ulong <text:s text:c="5"/>8000028h</text:p>
          </table:table-cell>
        </table:table-row>
        <table:table-row table:style-name="ro2">
          <table:table-cell office:value-type="string">
            <text:p><text:s text:c="8"/>82c4c818 82 27 fc 70 <text:s text:c="4"/>addr <text:s text:c="6"/>s_D:\Sound\voice_cri.xwb_8227fc70 <text:s text:c="15"/>= "D:\\Sound\\voice_cri.xwb"</text:p>
          </table:table-cell>
          <table:table-cell office:value-type="string">
            <text:p><text:s text:c="8"/>82c4ae78 08 00 00 29 <text:s text:c="4"/>ulong <text:s text:c="5"/>8000029h</text:p>
          </table:table-cell>
        </table:table-row>
        <table:table-row table:style-name="ro2">
          <table:table-cell office:value-type="string">
            <text:p><text:s text:c="8"/>82c4c81c 82 27 fc 58 <text:s text:c="4"/>addr <text:s text:c="6"/>s_D:\Sound\voice_cri.xsb_8227fc58 <text:s text:c="15"/>= "D:\\Sound\\voice_cri.xsb"</text:p>
          </table:table-cell>
          <table:table-cell office:value-type="string">
            <text:p><text:s text:c="8"/>82c4ae7c 08 00 00 2a <text:s text:c="4"/>ulong <text:s text:c="5"/>800002Ah</text:p>
          </table:table-cell>
        </table:table-row>
        <table:table-row table:style-name="ro2">
          <table:table-cell office:value-type="string">
            <text:p><text:s text:c="8"/>82c4c820 82 27 fc 40 <text:s text:c="4"/>addr <text:s text:c="6"/>s_D:\Sound\voice_hak.xwb_8227fc40 <text:s text:c="15"/>= "D:\\Sound\\voice_hak.xwb"</text:p>
          </table:table-cell>
          <table:table-cell office:value-type="string">
            <text:p><text:s text:c="8"/>82c4ae80 08 00 00 2b <text:s text:c="4"/>ulong <text:s text:c="5"/>800002Bh</text:p>
          </table:table-cell>
        </table:table-row>
        <table:table-row table:style-name="ro2">
          <table:table-cell office:value-type="string">
            <text:p><text:s text:c="8"/>82c4c824 82 27 fc 28 <text:s text:c="4"/>addr <text:s text:c="6"/>s_D:\Sound\voice_hak.xsb_8227fc28 <text:s text:c="15"/>= "D:\\Sound\\voice_hak.xsb"</text:p>
          </table:table-cell>
          <table:table-cell office:value-type="string">
            <text:p><text:s text:c="8"/>82c4ae84 08 00 00 2c <text:s text:c="4"/>ulong <text:s text:c="5"/>800002Ch</text:p>
          </table:table-cell>
        </table:table-row>
        <table:table-row table:style-name="ro2">
          <table:table-cell office:value-type="string">
            <text:p><text:s text:c="8"/>82c4c828 82 27 fc 10 <text:s text:c="4"/>addr <text:s text:c="6"/>s_D:\Sound\voice_boy.xwb_8227fc10 <text:s text:c="15"/>= "D:\\Sound\\voice_boy.xwb"</text:p>
          </table:table-cell>
          <table:table-cell office:value-type="string">
            <text:p><text:s text:c="8"/>82c4ae88 08 00 00 2d <text:s text:c="4"/>ulong <text:s text:c="5"/>800002Dh</text:p>
          </table:table-cell>
        </table:table-row>
        <table:table-row table:style-name="ro2">
          <table:table-cell office:value-type="string">
            <text:p><text:s text:c="8"/>82c4c82c 82 27 fb f8 <text:s text:c="4"/>addr <text:s text:c="6"/>s_D:\Sound\voice_boy.xsb_8227fbf8 <text:s text:c="15"/>= "D:\\Sound\\voice_boy.xsb"</text:p>
          </table:table-cell>
          <table:table-cell office:value-type="string">
            <text:p><text:s text:c="8"/>82c4ae8c 08 00 00 2e <text:s text:c="4"/>ulong <text:s text:c="5"/>800002Eh</text:p>
          </table:table-cell>
        </table:table-row>
        <table:table-row table:style-name="ro2">
          <table:table-cell office:value-type="string">
            <text:p><text:s text:c="8"/>82c4c830 82 27 fb e0 <text:s text:c="4"/>addr <text:s text:c="6"/>s_D:\Sound\voice_lis.xwb_8227fbe0 <text:s text:c="15"/>= "D:\\Sound\\voice_lis.xwb"</text:p>
          </table:table-cell>
          <table:table-cell office:value-type="string">
            <text:p><text:s text:c="8"/>82c4ae90 08 00 00 2f <text:s text:c="4"/>ulong <text:s text:c="5"/>800002Fh</text:p>
          </table:table-cell>
        </table:table-row>
        <table:table-row table:style-name="ro2">
          <table:table-cell office:value-type="string">
            <text:p><text:s text:c="8"/>82c4c834 82 27 fb c8 <text:s text:c="4"/>addr <text:s text:c="6"/>s_D:\Sound\voice_lis.xsb_8227fbc8 <text:s text:c="15"/>= "D:\\Sound\\voice_lis.xsb"</text:p>
          </table:table-cell>
          <table:table-cell office:value-type="string">
            <text:p><text:s text:c="8"/>82c4ae94 08 00 00 30 <text:s text:c="4"/>ulong <text:s text:c="5"/>8000030h</text:p>
          </table:table-cell>
        </table:table-row>
        <table:table-row table:style-name="ro2">
          <table:table-cell office:value-type="string">
            <text:p><text:s text:c="8"/>82c4c838 82 27 fb b0 <text:s text:c="4"/>addr <text:s text:c="6"/>s_D:\Sound\voice_alp.xwb_8227fbb0 <text:s text:c="15"/>= "D:\\Sound\\voice_alp.xwb"</text:p>
          </table:table-cell>
          <table:table-cell office:value-type="string">
            <text:p><text:s text:c="8"/>82c4ae98 08 00 00 31 <text:s text:c="4"/>ulong <text:s text:c="5"/>8000031h</text:p>
          </table:table-cell>
        </table:table-row>
        <table:table-row table:style-name="ro2">
          <table:table-cell office:value-type="string">
            <text:p><text:s text:c="8"/>82c4c83c 82 27 fb 98 <text:s text:c="4"/>addr <text:s text:c="6"/>s_D:\Sound\voice_alp.xsb_8227fb98 <text:s text:c="15"/>= "D:\\Sound\\voice_alp.xsb"</text:p>
          </table:table-cell>
          <table:table-cell office:value-type="string">
            <text:p><text:s text:c="8"/>82c4ae9c 08 00 00 32 <text:s text:c="4"/>ulong <text:s text:c="5"/>8000032h</text:p>
          </table:table-cell>
        </table:table-row>
        <table:table-row table:style-name="ro2">
          <table:table-cell office:value-type="string">
            <text:p><text:s text:c="8"/>82c4c840 82 27 fb 80 <text:s text:c="4"/>addr <text:s text:c="6"/>s_D:\Sound\voice_spa.xwb_8227fb80 <text:s text:c="15"/>= "D:\\Sound\\voice_spa.xwb"</text:p>
          </table:table-cell>
          <table:table-cell office:value-type="string">
            <text:p><text:s text:c="8"/>82c4aea0 08 00 00 33 <text:s text:c="4"/>ulong <text:s text:c="5"/>8000033h</text:p>
          </table:table-cell>
        </table:table-row>
        <table:table-row table:style-name="ro2">
          <table:table-cell office:value-type="string">
            <text:p><text:s text:c="8"/>82c4c844 82 27 fb 68 <text:s text:c="4"/>addr <text:s text:c="6"/>s_D:\Sound\voice_spa.xsb_8227fb68 <text:s text:c="15"/>= "D:\\Sound\\voice_spa.xsb"</text:p>
          </table:table-cell>
          <table:table-cell office:value-type="string">
            <text:p><text:s text:c="8"/>82c4aea4 08 00 00 34 <text:s text:c="4"/>ulong <text:s text:c="5"/>8000034h</text:p>
          </table:table-cell>
        </table:table-row>
        <table:table-row table:style-name="ro2">
          <table:table-cell office:value-type="string">
            <text:p><text:s text:c="8"/>82c4c848 82 27 fb 50 <text:s text:c="4"/>addr <text:s text:c="6"/>s_D:\Sound\stage_test.xwb_8227fb50 <text:s text:c="14"/>= "D:\\Sound\\stage_test.xwb"</text:p>
          </table:table-cell>
          <table:table-cell office:value-type="string">
            <text:p><text:s text:c="8"/>82c4aea8 08 00 00 35 <text:s text:c="4"/>ulong <text:s text:c="5"/>8000035h</text:p>
          </table:table-cell>
        </table:table-row>
        <table:table-row table:style-name="ro2">
          <table:table-cell office:value-type="string">
            <text:p><text:s text:c="8"/>82c4c84c 82 27 fb 38 <text:s text:c="4"/>addr <text:s text:c="6"/>s_D:\Sound\stage_test.xsb_8227fb38 <text:s text:c="14"/>= "D:\\Sound\\stage_test.xsb"</text:p>
          </table:table-cell>
          <table:table-cell office:value-type="string">
            <text:p><text:s text:c="8"/>82c4aeac 08 00 00 36 <text:s text:c="4"/>ulong <text:s text:c="5"/>8000036h</text:p>
          </table:table-cell>
        </table:table-row>
        <table:table-row table:style-name="ro2">
          <table:table-cell office:value-type="string">
            <text:p><text:s text:c="8"/>82c4c850 82 27 fb 20 <text:s text:c="4"/>addr <text:s text:c="6"/>s_D:\Sound\stage_ds.xwb_8227fb20 <text:s text:c="16"/>= "D:\\Sound\\stage_ds.xwb"</text:p>
          </table:table-cell>
          <table:table-cell office:value-type="string">
            <text:p><text:s text:c="8"/>82c4aeb0 08 00 00 37 <text:s text:c="4"/>ulong <text:s text:c="5"/>8000037h</text:p>
          </table:table-cell>
        </table:table-row>
        <table:table-row table:style-name="ro2">
          <table:table-cell office:value-type="string">
            <text:p><text:s text:c="8"/>82c4c854 82 27 fb 08 <text:s text:c="4"/>addr <text:s text:c="6"/>s_D:\Sound\stage_ds.xsb_8227fb08 <text:s text:c="16"/>= "D:\\Sound\\stage_ds.xsb"</text:p>
          </table:table-cell>
          <table:table-cell office:value-type="string">
            <text:p><text:s text:c="8"/>82c4aeb4 08 00 00 38 <text:s text:c="4"/>ulong <text:s text:c="5"/>8000038h</text:p>
          </table:table-cell>
        </table:table-row>
        <table:table-row table:style-name="ro2">
          <table:table-cell office:value-type="string">
            <text:p><text:s text:c="8"/>82c4c858 82 27 fa f0 <text:s text:c="4"/>addr <text:s text:c="6"/>s_D:\Sound\stage_bo.xwb_8227faf0 <text:s text:c="16"/>= "D:\\Sound\\stage_bo.xwb"</text:p>
          </table:table-cell>
          <table:table-cell office:value-type="string">
            <text:p><text:s text:c="8"/>82c4aeb8 08 00 00 39 <text:s text:c="4"/>ulong <text:s text:c="5"/>8000039h</text:p>
          </table:table-cell>
        </table:table-row>
        <table:table-row table:style-name="ro2">
          <table:table-cell office:value-type="string">
            <text:p><text:s text:c="8"/>82c4c85c 82 27 fa d8 <text:s text:c="4"/>addr <text:s text:c="6"/>s_D:\Sound\stage_bo.xsb_8227fad8 <text:s text:c="16"/>= "D:\\Sound\\stage_bo.xsb"</text:p>
          </table:table-cell>
          <table:table-cell office:value-type="string">
            <text:p><text:s text:c="8"/>82c4aebc 08 00 00 3a <text:s text:c="4"/>ulong <text:s text:c="5"/>800003Ah</text:p>
          </table:table-cell>
        </table:table-row>
        <table:table-row table:style-name="ro2">
          <table:table-cell office:value-type="string">
            <text:p><text:s text:c="8"/>82c4c860 82 27 fa c0 <text:s text:c="4"/>addr <text:s text:c="6"/>s_D:\Sound\stage_tc.xwb_8227fac0 <text:s text:c="16"/>= "D:\\Sound\\stage_tc.xwb"</text:p>
          </table:table-cell>
          <table:table-cell office:value-type="string">
            <text:p><text:s text:c="8"/>82c4aec0 08 00 00 3b <text:s text:c="4"/>ulong <text:s text:c="5"/>800003Bh</text:p>
          </table:table-cell>
        </table:table-row>
        <table:table-row table:style-name="ro2">
          <table:table-cell office:value-type="string">
            <text:p><text:s text:c="8"/>82c4c864 82 27 fa a8 <text:s text:c="4"/>addr <text:s text:c="6"/>s_D:\Sound\stage_tc.xsb_8227faa8 <text:s text:c="16"/>= "D:\\Sound\\stage_tc.xsb"</text:p>
          </table:table-cell>
          <table:table-cell office:value-type="string">
            <text:p><text:s text:c="8"/>82c4aec4 08 00 00 3c <text:s text:c="4"/>ulong <text:s text:c="5"/>800003Ch</text:p>
          </table:table-cell>
        </table:table-row>
        <table:table-row table:style-name="ro2">
          <table:table-cell office:value-type="string">
            <text:p><text:s text:c="8"/>82c4c868 82 27 fa 90 <text:s text:c="4"/>addr <text:s text:c="6"/>s_D:\Sound\stage_mk.xwb_8227fa90 <text:s text:c="16"/>= "D:\\Sound\\stage_mk.xwb"</text:p>
          </table:table-cell>
          <table:table-cell office:value-type="string">
            <text:p><text:s text:c="8"/>82c4aec8 08 00 00 3d <text:s text:c="4"/>ulong <text:s text:c="5"/>800003Dh</text:p>
          </table:table-cell>
        </table:table-row>
        <table:table-row table:style-name="ro2">
          <table:table-cell office:value-type="string">
            <text:p><text:s text:c="8"/>82c4c86c 82 27 fa 78 <text:s text:c="4"/>addr <text:s text:c="6"/>s_D:\Sound\stage_mk.xsb_8227fa78 <text:s text:c="16"/>= "D:\\Sound\\stage_mk.xsb"</text:p>
          </table:table-cell>
          <table:table-cell office:value-type="string">
            <text:p><text:s text:c="8"/>82c4aecc 08 00 00 3e <text:s text:c="4"/>ulong <text:s text:c="5"/>800003Eh</text:p>
          </table:table-cell>
        </table:table-row>
        <table:table-row table:style-name="ro2">
          <table:table-cell office:value-type="string">
            <text:p><text:s text:c="8"/>82c4c870 82 27 fa 60 <text:s text:c="4"/>addr <text:s text:c="6"/>s_D:\Sound\stage_ny.xwb_8227fa60 <text:s text:c="16"/>= "D:\\Sound\\stage_ny.xwb"</text:p>
          </table:table-cell>
          <table:table-cell office:value-type="string">
            <text:p><text:s text:c="8"/>82c4aed0 08 00 00 3f <text:s text:c="4"/>ulong <text:s text:c="5"/>800003Fh</text:p>
          </table:table-cell>
        </table:table-row>
        <table:table-row table:style-name="ro2">
          <table:table-cell office:value-type="string">
            <text:p><text:s text:c="8"/>82c4c874 82 27 fa 48 <text:s text:c="4"/>addr <text:s text:c="6"/>s_D:\Sound\stage_ny.xsb_8227fa48 <text:s text:c="16"/>= "D:\\Sound\\stage_ny.xsb"</text:p>
          </table:table-cell>
          <table:table-cell office:value-type="string">
            <text:p><text:s text:c="8"/>82c4aed4 08 00 00 40 <text:s text:c="4"/>ulong <text:s text:c="5"/>8000040h</text:p>
          </table:table-cell>
        </table:table-row>
        <table:table-row table:style-name="ro2">
          <table:table-cell office:value-type="string">
            <text:p><text:s text:c="8"/>82c4c878 82 27 fa 30 <text:s text:c="4"/>addr <text:s text:c="6"/>s_D:\Sound\stage_ts.xwb_8227fa30 <text:s text:c="16"/>= "D:\\Sound\\stage_ts.xwb"</text:p>
          </table:table-cell>
          <table:table-cell office:value-type="string">
            <text:p><text:s text:c="8"/>82c4aed8 08 00 00 41 <text:s text:c="4"/>ulong <text:s text:c="5"/>8000041h</text:p>
          </table:table-cell>
        </table:table-row>
        <table:table-row table:style-name="ro2">
          <table:table-cell office:value-type="string">
            <text:p><text:s text:c="8"/>82c4c87c 82 27 fa 18 <text:s text:c="4"/>addr <text:s text:c="6"/>s_D:\Sound\stage_ts.xsb_8227fa18 <text:s text:c="16"/>= "D:\\Sound\\stage_ts.xsb"</text:p>
          </table:table-cell>
          <table:table-cell office:value-type="string">
            <text:p><text:s text:c="8"/>82c4aedc 08 00 00 42 <text:s text:c="4"/>ulong <text:s text:c="5"/>8000042h</text:p>
          </table:table-cell>
        </table:table-row>
        <table:table-row table:style-name="ro2">
          <table:table-cell office:value-type="string">
            <text:p><text:s text:c="8"/>82c4c880 82 27 fa 00 <text:s text:c="4"/>addr <text:s text:c="6"/>s_D:\Sound\stage_cp.xwb_8227fa00 <text:s text:c="16"/>= "D:\\Sound\\stage_cp.xwb"</text:p>
          </table:table-cell>
          <table:table-cell office:value-type="string">
            <text:p><text:s text:c="8"/>82c4aee0 08 00 00 43 <text:s text:c="4"/>ulong <text:s text:c="5"/>8000043h</text:p>
          </table:table-cell>
        </table:table-row>
        <table:table-row table:style-name="ro2">
          <table:table-cell office:value-type="string">
            <text:p><text:s text:c="8"/>82c4c884 82 27 f9 e8 <text:s text:c="4"/>addr <text:s text:c="6"/>s_D:\Sound\stage_cp.xsb_8227f9e8 <text:s text:c="16"/>= "D:\\Sound\\stage_cp.xsb"</text:p>
          </table:table-cell>
          <table:table-cell office:value-type="string">
            <text:p><text:s text:c="8"/>82c4aee4 08 00 00 44 <text:s text:c="4"/>ulong <text:s text:c="5"/>8000044h</text:p>
          </table:table-cell>
        </table:table-row>
        <table:table-row table:style-name="ro2">
          <table:table-cell office:value-type="string">
            <text:p><text:s text:c="8"/>82c4c888 82 27 f9 d0 <text:s text:c="4"/>addr <text:s text:c="6"/>s_D:\Sound\stage_rn.xwb_8227f9d0 <text:s text:c="16"/>= "D:\\Sound\\stage_rn.xwb"</text:p>
          </table:table-cell>
          <table:table-cell office:value-type="string">
            <text:p><text:s text:c="8"/>82c4aee8 08 00 00 45 <text:s text:c="4"/>ulong <text:s text:c="5"/>8000045h</text:p>
          </table:table-cell>
        </table:table-row>
        <table:table-row table:style-name="ro2">
          <table:table-cell office:value-type="string">
            <text:p><text:s text:c="8"/>82c4c88c 82 27 f9 b8 <text:s text:c="4"/>addr <text:s text:c="6"/>s_D:\Sound\stage_rn.xsb_8227f9b8 <text:s text:c="16"/>= "D:\\Sound\\stage_rn.xsb"</text:p>
          </table:table-cell>
          <table:table-cell office:value-type="string">
            <text:p><text:s text:c="8"/>82c4aeec 08 00 00 46 <text:s text:c="4"/>ulong <text:s text:c="5"/>8000046h</text:p>
          </table:table-cell>
        </table:table-row>
        <table:table-row table:style-name="ro2">
          <table:table-cell office:value-type="string">
            <text:p><text:s text:c="8"/>82c4c890 82 27 f9 a0 <text:s text:c="4"/>addr <text:s text:c="6"/>s_D:\Sound\stage_pro.xwb_8227f9a0 <text:s text:c="15"/>= "D:\\Sound\\stage_pro.xwb"</text:p>
          </table:table-cell>
          <table:table-cell office:value-type="string">
            <text:p><text:s text:c="8"/>82c4aef0 08 00 00 47 <text:s text:c="4"/>ulong <text:s text:c="5"/>8000047h</text:p>
          </table:table-cell>
        </table:table-row>
        <table:table-row table:style-name="ro2">
          <table:table-cell office:value-type="string">
            <text:p><text:s text:c="8"/>82c4c894 82 27 f9 88 <text:s text:c="4"/>addr <text:s text:c="6"/>s_D:\Sound\stage_pro.xsb_8227f988 <text:s text:c="15"/>= "D:\\Sound\\stage_pro.xsb"</text:p>
          </table:table-cell>
          <table:table-cell office:value-type="string">
            <text:p><text:s text:c="8"/>82c4aef4 08 00 00 48 <text:s text:c="4"/>ulong <text:s text:c="5"/>8000048h</text:p>
          </table:table-cell>
        </table:table-row>
        <table:table-row table:style-name="ro2">
          <table:table-cell office:value-type="string">
            <text:p><text:s text:c="8"/>82c4c898 82 27 f9 70 <text:s text:c="4"/>addr <text:s text:c="6"/>s_D:\Sound\stage_kyo.xwb_8227f970 <text:s text:c="15"/>= "D:\\Sound\\stage_kyo.xwb"</text:p>
          </table:table-cell>
          <table:table-cell office:value-type="string">
            <text:p><text:s text:c="8"/>82c4aef8 08 00 00 49 <text:s text:c="4"/>ulong <text:s text:c="5"/>8000049h</text:p>
          </table:table-cell>
        </table:table-row>
        <table:table-row table:style-name="ro2">
          <table:table-cell office:value-type="string">
            <text:p><text:s text:c="8"/>82c4c89c 82 27 f9 58 <text:s text:c="4"/>addr <text:s text:c="6"/>s_D:\Sound\stage_kyo.xsb_8227f958 <text:s text:c="15"/>= "D:\\Sound\\stage_kyo.xsb"</text:p>
          </table:table-cell>
          <table:table-cell office:value-type="string">
            <text:p><text:s text:c="8"/>82c4aefc 08 00 00 4a <text:s text:c="4"/>ulong <text:s text:c="5"/>800004Ah</text:p>
          </table:table-cell>
        </table:table-row>
        <table:table-row table:style-name="ro2">
          <table:table-cell office:value-type="string">
            <text:p><text:s text:c="8"/>82c4c8a0 82 27 f9 40 <text:s text:c="4"/>addr <text:s text:c="6"/>s_D:\Sound\stage_saf.xwb_8227f940 <text:s text:c="15"/>= "D:\\Sound\\stage_saf.xwb"</text:p>
          </table:table-cell>
          <table:table-cell office:value-type="string">
            <text:p><text:s text:c="8"/>82c4af00 08 00 00 4b <text:s text:c="4"/>ulong <text:s text:c="5"/>800004Bh</text:p>
          </table:table-cell>
        </table:table-row>
        <table:table-row table:style-name="ro2">
          <table:table-cell office:value-type="string">
            <text:p><text:s text:c="8"/>82c4c8a4 82 27 f9 28 <text:s text:c="4"/>addr <text:s text:c="6"/>s_D:\Sound\stage_saf.xsb_8227f928 <text:s text:c="15"/>= "D:\\Sound\\stage_saf.xsb"</text:p>
          </table:table-cell>
          <table:table-cell office:value-type="string">
            <text:p><text:s text:c="8"/>82c4af04 08 00 00 4c <text:s text:c="4"/>ulong <text:s text:c="5"/>800004Ch</text:p>
          </table:table-cell>
        </table:table-row>
        <table:table-row table:style-name="ro2">
          <table:table-cell office:value-type="string">
            <text:p><text:s text:c="8"/>82c4c8a8 82 27 f9 10 <text:s text:c="4"/>addr <text:s text:c="6"/>s_D:\Sound\stage_bri.xwb_8227f910 <text:s text:c="15"/>= "D:\\Sound\\stage_bri.xwb"</text:p>
          </table:table-cell>
          <table:table-cell office:value-type="string">
            <text:p><text:s text:c="8"/>82c4af08 08 00 00 4d <text:s text:c="4"/>ulong <text:s text:c="5"/>800004Dh</text:p>
          </table:table-cell>
        </table:table-row>
        <table:table-row table:style-name="ro2">
          <table:table-cell office:value-type="string">
            <text:p><text:s text:c="8"/>82c4c8ac 82 27 f8 f8 <text:s text:c="4"/>addr <text:s text:c="6"/>s_D:\Sound\stage_bri.xsb_8227f8f8 <text:s text:c="15"/>= "D:\\Sound\\stage_bri.xsb"</text:p>
          </table:table-cell>
          <table:table-cell office:value-type="string">
            <text:p><text:s text:c="8"/>82c4af0c 08 00 00 4e <text:s text:c="4"/>ulong <text:s text:c="5"/>800004Eh</text:p>
          </table:table-cell>
        </table:table-row>
        <table:table-row table:style-name="ro2">
          <table:table-cell office:value-type="string">
            <text:p><text:s text:c="8"/>82c4c8b0 82 27 f8 e0 <text:s text:c="4"/>addr <text:s text:c="6"/>s_D:\Sound\stage_kyn.xwb_8227f8e0 <text:s text:c="15"/>= "D:\\Sound\\stage_kyn.xwb"</text:p>
          </table:table-cell>
          <table:table-cell office:value-type="string">
            <text:p><text:s text:c="8"/>82c4af10 08 00 00 4f <text:s text:c="4"/>ulong <text:s text:c="5"/>800004Fh</text:p>
          </table:table-cell>
        </table:table-row>
        <table:table-row table:style-name="ro2">
          <table:table-cell office:value-type="string">
            <text:p><text:s text:c="8"/>82c4c8b4 82 27 f8 c8 <text:s text:c="4"/>addr <text:s text:c="6"/>s_D:\Sound\stage_kyn.xsb_8227f8c8 <text:s text:c="15"/>= "D:\\Sound\\stage_kyn.xsb"</text:p>
          </table:table-cell>
          <table:table-cell office:value-type="string">
            <text:p><text:s text:c="8"/>82c4af14 08 00 00 50 <text:s text:c="4"/>ulong <text:s text:c="5"/>8000050h</text:p>
          </table:table-cell>
        </table:table-row>
        <table:table-row table:style-name="ro2">
          <table:table-cell office:value-type="string">
            <text:p><text:s text:c="8"/>82c4c8b8 82 27 f8 b0 <text:s text:c="4"/>addr <text:s text:c="6"/>s_D:\Sound\stage_ray.xwb_8227f8b0 <text:s text:c="15"/>= "D:\\Sound\\stage_ray.xwb"</text:p>
          </table:table-cell>
          <table:table-cell office:value-type="string">
            <text:p><text:s text:c="8"/>82c4af18 08 00 00 51 <text:s text:c="4"/>ulong <text:s text:c="5"/>8000051h</text:p>
          </table:table-cell>
        </table:table-row>
        <table:table-row table:style-name="ro2">
          <table:table-cell office:value-type="string">
            <text:p><text:s text:c="8"/>82c4c8bc 82 27 f8 98 <text:s text:c="4"/>addr <text:s text:c="6"/>s_D:\Sound\stage_ray.xsb_8227f898 <text:s text:c="15"/>= "D:\\Sound\\stage_ray.xsb"</text:p>
          </table:table-cell>
          <table:table-cell office:value-type="string">
            <text:p><text:s text:c="8"/>82c4af1c 08 00 00 52 <text:s text:c="4"/>ulong <text:s text:c="5"/>8000052h</text:p>
          </table:table-cell>
        </table:table-row>
        <table:table-row table:style-name="ro2">
          <table:table-cell office:value-type="string">
            <text:p><text:s text:c="8"/>82c4c8c0 82 27 f8 80 <text:s text:c="4"/>addr <text:s text:c="6"/>s_D:\Sound\stage_hel.xwb_8227f880 <text:s text:c="15"/>= "D:\\Sound\\stage_hel.xwb"</text:p>
          </table:table-cell>
          <table:table-cell office:value-type="string">
            <text:p><text:s text:c="8"/>82c4af20 08 00 00 53 <text:s text:c="4"/>ulong <text:s text:c="5"/>8000053h</text:p>
          </table:table-cell>
        </table:table-row>
        <table:table-row table:style-name="ro2">
          <table:table-cell office:value-type="string">
            <text:p><text:s text:c="8"/>82c4c8c4 82 27 f8 68 <text:s text:c="4"/>addr <text:s text:c="6"/>s_D:\Sound\stage_hel.xsb_8227f868 <text:s text:c="15"/>= "D:\\Sound\\stage_hel.xsb"</text:p>
          </table:table-cell>
          <table:table-cell office:value-type="string">
            <text:p><text:s text:c="8"/>82c4af24 08 00 00 54 <text:s text:c="4"/>ulong <text:s text:c="5"/>8000054h</text:p>
          </table:table-cell>
        </table:table-row>
        <table:table-row table:style-name="ro2">
          <table:table-cell office:value-type="string">
            <text:p><text:s text:c="8"/>82c4c8c8 82 27 f8 50 <text:s text:c="4"/>addr <text:s text:c="6"/>s_D:\Sound\stage_tcr.xwb_8227f850 <text:s text:c="15"/>= "D:\\Sound\\stage_tcr.xwb"</text:p>
          </table:table-cell>
          <table:table-cell office:value-type="string">
            <text:p><text:s text:c="8"/>82c4af28 08 00 00 55 <text:s text:c="4"/>ulong <text:s text:c="5"/>8000055h</text:p>
          </table:table-cell>
        </table:table-row>
        <table:table-row table:style-name="ro2">
          <table:table-cell office:value-type="string">
            <text:p><text:s text:c="8"/>82c4c8cc 82 27 f8 38 <text:s text:c="4"/>addr <text:s text:c="6"/>s_D:\Sound\stage_tcr.xsb_8227f838 <text:s text:c="15"/>= "D:\\Sound\\stage_tcr.xsb"</text:p>
          </table:table-cell>
          <table:table-cell office:value-type="string">
            <text:p><text:s text:c="8"/>82c4af2c 08 00 00 56 <text:s text:c="4"/>ulong <text:s text:c="5"/>8000056h</text:p>
          </table:table-cell>
        </table:table-row>
        <table:table-row table:style-name="ro2">
          <table:table-cell office:value-type="string">
            <text:p><text:s text:c="8"/>82c4c8d0 82 27 f8 20 <text:s text:c="4"/>addr <text:s text:c="6"/>s_D:\Sound\stage_kyr.xwb_8227f820 <text:s text:c="15"/>= "D:\\Sound\\stage_kyr.xwb"</text:p>
          </table:table-cell>
          <table:table-cell office:value-type="string">
            <text:p><text:s text:c="8"/>82c4af30 08 00 00 57 <text:s text:c="4"/>ulong <text:s text:c="5"/>8000057h</text:p>
          </table:table-cell>
        </table:table-row>
        <table:table-row table:style-name="ro2">
          <table:table-cell office:value-type="string">
            <text:p><text:s text:c="8"/>82c4c8d4 82 27 f8 08 <text:s text:c="4"/>addr <text:s text:c="6"/>s_D:\Sound\stage_kyr.xsb_8227f808 <text:s text:c="15"/>= "D:\\Sound\\stage_kyr.xsb"</text:p>
          </table:table-cell>
          <table:table-cell office:value-type="string">
            <text:p><text:s text:c="8"/>82c4af34 08 00 00 58 <text:s text:c="4"/>ulong <text:s text:c="5"/>8000058h</text:p>
          </table:table-cell>
        </table:table-row>
        <table:table-row table:style-name="ro2">
          <table:table-cell office:value-type="string">
            <text:p><text:s text:c="8"/>82c4c8d8 82 27 f7 f0 <text:s text:c="4"/>addr <text:s text:c="6"/>s_D:\Sound\con_ks1.xwb_8227f7f0 <text:s text:c="17"/>= "D:\\Sound\\con_ks1.xwb"</text:p>
          </table:table-cell>
          <table:table-cell office:value-type="string">
            <text:p><text:s text:c="8"/>82c4af38 08 00 00 59 <text:s text:c="4"/>ulong <text:s text:c="5"/>8000059h</text:p>
          </table:table-cell>
        </table:table-row>
        <table:table-row table:style-name="ro2">
          <table:table-cell office:value-type="string">
            <text:p><text:s text:c="8"/>82c4c8dc 82 27 f7 f0 <text:s text:c="4"/>addr <text:s text:c="6"/>s_D:\Sound\con_ks1.xwb_8227f7f0 <text:s text:c="17"/>= "D:\\Sound\\con_ks1.xwb"</text:p>
          </table:table-cell>
          <table:table-cell office:value-type="string">
            <text:p><text:s text:c="8"/>82c4af3c 08 00 00 5a <text:s text:c="4"/>ulong <text:s text:c="5"/>800005Ah</text:p>
          </table:table-cell>
        </table:table-row>
        <table:table-row table:style-name="ro2">
          <table:table-cell office:value-type="string">
            <text:p><text:s text:c="8"/>82c4c8e0 82 27 f7 d8 <text:s text:c="4"/>addr <text:s text:c="6"/>s_D:\Sound\con_ks2.xwb_8227f7d8 <text:s text:c="17"/>= "D:\\Sound\\con_ks2.xwb"</text:p>
          </table:table-cell>
          <table:table-cell office:value-type="string">
            <text:p><text:s text:c="8"/>82c4af40 08 00 00 5b <text:s text:c="4"/>ulong <text:s text:c="5"/>800005Bh</text:p>
          </table:table-cell>
        </table:table-row>
        <table:table-row table:style-name="ro2">
          <table:table-cell office:value-type="string">
            <text:p><text:s text:c="8"/>82c4c8e4 82 27 f7 c0 <text:s text:c="4"/>addr <text:s text:c="6"/>s_D:\Sound\con_ks3.xwb_8227f7c0 <text:s text:c="17"/>= "D:\\Sound\\con_ks3.xwb"</text:p>
          </table:table-cell>
          <table:table-cell office:value-type="string">
            <text:p><text:s text:c="8"/>82c4af44 08 00 00 5c <text:s text:c="4"/>ulong <text:s text:c="5"/>800005Ch</text:p>
          </table:table-cell>
        </table:table-row>
        <table:table-row table:style-name="ro2">
          <table:table-cell office:value-type="string">
            <text:p><text:s text:c="8"/>82c4c8e8 82 27 f7 a8 <text:s text:c="4"/>addr <text:s text:c="6"/>s_D:\Sound\con_ay2.xwb_8227f7a8 <text:s text:c="17"/>= "D:\\Sound\\con_ay2.xwb"</text:p>
          </table:table-cell>
          <table:table-cell office:value-type="string">
            <text:p><text:s text:c="8"/>82c4af48 08 00 00 5d <text:s text:c="4"/>ulong <text:s text:c="5"/>800005Dh</text:p>
          </table:table-cell>
        </table:table-row>
        <table:table-row table:style-name="ro2">
          <table:table-cell office:value-type="string">
            <text:p><text:s text:c="8"/>82c4c8ec 82 27 f7 90 <text:s text:c="4"/>addr <text:s text:c="6"/>s_D:\Sound\con_ay3.xwb_8227f790 <text:s text:c="17"/>= "D:\\Sound\\con_ay3.xwb"</text:p>
          </table:table-cell>
          <table:table-cell office:value-type="string">
            <text:p><text:s text:c="8"/>82c4af4c 08 00 00 5e <text:s text:c="4"/>ulong <text:s text:c="5"/>800005Eh</text:p>
          </table:table-cell>
        </table:table-row>
        <table:table-row table:style-name="ro2">
          <table:table-cell office:value-type="string">
            <text:p><text:s text:c="8"/>82c4c8f0 82 27 f7 78 <text:s text:c="4"/>addr <text:s text:c="6"/>s_D:\Sound\con_ry1.xwb_8227f778 <text:s text:c="17"/>= "D:\\Sound\\con_ry1.xwb"</text:p>
          </table:table-cell>
          <table:table-cell office:value-type="string">
            <text:p><text:s text:c="8"/>82c4af50 08 00 00 5f <text:s text:c="4"/>ulong <text:s text:c="5"/>800005Fh</text:p>
          </table:table-cell>
        </table:table-row>
        <table:table-row table:style-name="ro2">
          <table:table-cell office:value-type="string">
            <text:p><text:s text:c="8"/>82c4c8f4 82 27 f7 60 <text:s text:c="4"/>addr <text:s text:c="6"/>s_D:\Sound\con_ry2.xwb_8227f760 <text:s text:c="17"/>= "D:\\Sound\\con_ry2.xwb"</text:p>
          </table:table-cell>
          <table:table-cell office:value-type="string">
            <text:p><text:s text:c="8"/>82c4af54 08 00 00 60 <text:s text:c="4"/>ulong <text:s text:c="5"/>8000060h</text:p>
          </table:table-cell>
        </table:table-row>
        <table:table-row table:style-name="ro2">
          <table:table-cell office:value-type="string">
            <text:p><text:s text:c="8"/>82c4c8f8 82 27 f7 48 <text:s text:c="4"/>addr <text:s text:c="6"/>s_D:\Sound\con_ry3.xwb_8227f748 <text:s text:c="17"/>= "D:\\Sound\\con_ry3.xwb"</text:p>
          </table:table-cell>
          <table:table-cell office:value-type="string">
            <text:p><text:s text:c="8"/>82c4af58 08 00 00 61 <text:s text:c="4"/>ulong <text:s text:c="5"/>8000061h</text:p>
          </table:table-cell>
        </table:table-row>
        <table:table-row table:style-name="ro2">
          <table:table-cell office:value-type="string">
            <text:p><text:s text:c="8"/>82c4c8fc 82 27 f7 30 <text:s text:c="4"/>addr <text:s text:c="6"/>s_D:\Sound\con_hy1.xwb_8227f730 <text:s text:c="17"/>= "D:\\Sound\\con_hy1.xwb"</text:p>
          </table:table-cell>
          <table:table-cell office:value-type="string">
            <text:p><text:s text:c="8"/>82c4af5c 08 00 00 62 <text:s text:c="4"/>ulong <text:s text:c="5"/>8000062h</text:p>
          </table:table-cell>
        </table:table-row>
        <table:table-row table:style-name="ro2">
          <table:table-cell office:value-type="string">
            <text:p><text:s text:c="8"/>82c4c900 82 27 f7 18 <text:s text:c="4"/>addr <text:s text:c="6"/>s_D:\Sound\con_hy2.xwb_8227f718 <text:s text:c="17"/>= "D:\\Sound\\con_hy2.xwb"</text:p>
          </table:table-cell>
          <table:table-cell office:value-type="string">
            <text:p><text:s text:c="8"/>82c4af60 08 00 00 63 <text:s text:c="4"/>ulong <text:s text:c="5"/>8000063h</text:p>
          </table:table-cell>
        </table:table-row>
        <table:table-row table:style-name="ro2">
          <table:table-cell office:value-type="string">
            <text:p><text:s text:c="8"/>82c4c904 82 27 f7 00 <text:s text:c="4"/>addr <text:s text:c="6"/>s_D:\Sound\con_hy3.xwb_8227f700 <text:s text:c="17"/>= "D:\\Sound\\con_hy3.xwb"</text:p>
          </table:table-cell>
          <table:table-cell office:value-type="string">
            <text:p><text:s text:c="8"/>82c4af64 08 00 00 64 <text:s text:c="4"/>ulong <text:s text:c="5"/>8000064h</text:p>
          </table:table-cell>
        </table:table-row>
        <table:table-row table:style-name="ro2">
          <table:table-cell office:value-type="string">
            <text:p><text:s text:c="8"/>82c4c908 82 27 f6 e8 <text:s text:c="4"/>addr <text:s text:c="6"/>s_D:\Sound\con_tn2.xwb_8227f6e8 <text:s text:c="17"/>= "D:\\Sound\\con_tn2.xwb"</text:p>
          </table:table-cell>
          <table:table-cell office:value-type="string">
            <text:p><text:s text:c="8"/>82c4af68 08 00 00 65 <text:s text:c="4"/>ulong <text:s text:c="5"/>8000065h</text:p>
          </table:table-cell>
        </table:table-row>
        <table:table-row table:style-name="ro2">
          <table:table-cell office:value-type="string">
            <text:p><text:s text:c="8"/>82c4c90c 82 27 f6 d0 <text:s text:c="4"/>addr <text:s text:c="6"/>s_D:\Sound\con_le2.xwb_8227f6d0 <text:s text:c="17"/>= "D:\\Sound\\con_le2.xwb"</text:p>
          </table:table-cell>
          <table:table-cell office:value-type="string">
            <text:p><text:s text:c="8"/>82c4af6c 08 00 00 66 <text:s text:c="4"/>ulong <text:s text:c="5"/>8000066h</text:p>
          </table:table-cell>
        </table:table-row>
        <table:table-row table:style-name="ro2">
          <table:table-cell office:value-type="string">
            <text:p><text:s text:c="8"/>82c4c910 82 27 f6 b8 <text:s text:c="4"/>addr <text:s text:c="6"/>s_D:\Sound\con_le3.xwb_8227f6b8 <text:s text:c="17"/>= "D:\\Sound\\con_le3.xwb"</text:p>
          </table:table-cell>
          <table:table-cell office:value-type="string">
            <text:p><text:s text:c="8"/>82c4af70 08 00 00 67 <text:s text:c="4"/>ulong <text:s text:c="5"/>8000067h</text:p>
          </table:table-cell>
        </table:table-row>
        <table:table-row table:style-name="ro2">
          <table:table-cell office:value-type="string">
            <text:p><text:s text:c="8"/>82c4c914 82 27 f6 a0 <text:s text:c="4"/>addr <text:s text:c="6"/>s_D:\Sound\con_ba1.xwb_8227f6a0 <text:s text:c="17"/>= "D:\\Sound\\con_ba1.xwb"</text:p>
          </table:table-cell>
          <table:table-cell office:value-type="string">
            <text:p><text:s text:c="8"/>82c4af74 08 00 00 68 <text:s text:c="4"/>ulong <text:s text:c="5"/>8000068h</text:p>
          </table:table-cell>
        </table:table-row>
        <table:table-row table:style-name="ro2">
          <table:table-cell office:value-type="string">
            <text:p><text:s text:c="8"/>82c4c918 82 27 f6 88 <text:s text:c="4"/>addr <text:s text:c="6"/>s_D:\Sound\con_ba1_tn.xwb_8227f688 <text:s text:c="14"/>= "D:\\Sound\\con_ba1_tn.xwb"</text:p>
          </table:table-cell>
          <table:table-cell office:value-type="string">
            <text:p><text:s text:c="8"/>82c4af78 08 00 00 69 <text:s text:c="4"/>ulong <text:s text:c="5"/>8000069h</text:p>
          </table:table-cell>
        </table:table-row>
        <table:table-row table:style-name="ro2">
          <table:table-cell office:value-type="string">
            <text:p><text:s text:c="8"/>82c4c91c 82 27 f6 70 <text:s text:c="4"/>addr <text:s text:c="6"/>s_D:\Sound\con_ba1_ba.xwb_8227f670 <text:s text:c="14"/>= "D:\\Sound\\con_ba1_ba.xwb"</text:p>
          </table:table-cell>
          <table:table-cell office:value-type="string">
            <text:p><text:s text:c="8"/>82c4af7c 08 00 00 6a <text:s text:c="4"/>ulong <text:s text:c="5"/>800006Ah</text:p>
          </table:table-cell>
        </table:table-row>
        <table:table-row table:style-name="ro2">
          <table:table-cell office:value-type="string">
            <text:p><text:s text:c="8"/>82c4c920 82 27 f6 58 <text:s text:c="4"/>addr <text:s text:c="6"/>s_D:\Sound\con_ba1_br.xwb_8227f658 <text:s text:c="14"/>= "D:\\Sound\\con_ba1_br.xwb"</text:p>
          </table:table-cell>
          <table:table-cell office:value-type="string">
            <text:p><text:s text:c="8"/>82c4af80 08 00 00 6b <text:s text:c="4"/>ulong <text:s text:c="5"/>800006Bh</text:p>
          </table:table-cell>
        </table:table-row>
        <table:table-row table:style-name="ro2">
          <table:table-cell office:value-type="string">
            <text:p><text:s text:c="8"/>82c4c924 82 27 f6 40 <text:s text:c="4"/>addr <text:s text:c="6"/>s_D:\Sound\con_ba2.xwb_8227f640 <text:s text:c="17"/>= "D:\\Sound\\con_ba2.xwb"</text:p>
          </table:table-cell>
          <table:table-cell office:value-type="string">
            <text:p><text:s text:c="8"/>82c4af84 08 00 00 6c <text:s text:c="4"/>ulong <text:s text:c="5"/>800006Ch</text:p>
          </table:table-cell>
        </table:table-row>
        <table:table-row table:style-name="ro2">
          <table:table-cell office:value-type="string">
            <text:p><text:s text:c="8"/>82c4c928 82 27 f6 28 <text:s text:c="4"/>addr <text:s text:c="6"/>s_D:\Sound\con_jn3.xwb_8227f628 <text:s text:c="17"/>= "D:\\Sound\\con_jn3.xwb"</text:p>
          </table:table-cell>
          <table:table-cell office:value-type="string">
            <text:p><text:s text:c="8"/>82c4af88 08 00 00 6d <text:s text:c="4"/>ulong <text:s text:c="5"/>800006Dh</text:p>
          </table:table-cell>
        </table:table-row>
        <table:table-row table:style-name="ro2">
          <table:table-cell office:value-type="string">
            <text:p><text:s text:c="8"/>82c4c92c 82 27 f6 10 <text:s text:c="4"/>addr <text:s text:c="6"/>s_D:\Sound\con_by2.xwb_8227f610 <text:s text:c="17"/>= "D:\\Sound\\con_by2.xwb"</text:p>
          </table:table-cell>
          <table:table-cell office:value-type="string">
            <text:p><text:s text:c="8"/>82c4af8c 08 00 00 6e <text:s text:c="4"/>ulong <text:s text:c="5"/>800006Eh</text:p>
          </table:table-cell>
        </table:table-row>
        <table:table-row table:style-name="ro2">
          <table:table-cell office:value-type="string">
            <text:p><text:s text:c="8"/>82c4c930 82 27 f5 f8 <text:s text:c="4"/>addr <text:s text:c="6"/>s_D:\Sound\con_by3.xwb_8227f5f8 <text:s text:c="17"/>= "D:\\Sound\\con_by3.xwb"</text:p>
          </table:table-cell>
          <table:table-cell office:value-type="string">
            <text:p><text:s text:c="8"/>82c4af90 08 00 00 6f <text:s text:c="4"/>ulong <text:s text:c="5"/>800006Fh</text:p>
          </table:table-cell>
        </table:table-row>
        <table:table-row table:style-name="ro2">
          <table:table-cell office:value-type="string">
            <text:p><text:s text:c="8"/>82c4c934 82 27 f5 e0 <text:s text:c="4"/>addr <text:s text:c="6"/>s_D:\Sound\con_zk1.xwb_8227f5e0 <text:s text:c="17"/>= "D:\\Sound\\con_zk1.xwb"</text:p>
          </table:table-cell>
          <table:table-cell office:value-type="string">
            <text:p><text:s text:c="8"/>82c4af94 08 00 00 70 <text:s text:c="4"/>ulong <text:s text:c="5"/>8000070h</text:p>
          </table:table-cell>
        </table:table-row>
        <table:table-row table:style-name="ro2">
          <table:table-cell office:value-type="string">
            <text:p><text:s text:c="8"/>82c4c938 82 27 f5 c8 <text:s text:c="4"/>addr <text:s text:c="6"/>s_D:\Sound\con_zk2.xwb_8227f5c8 <text:s text:c="17"/>= "D:\\Sound\\con_zk2.xwb"</text:p>
          </table:table-cell>
          <table:table-cell office:value-type="string">
            <text:p><text:s text:c="8"/>82c4af98 08 00 00 71 <text:s text:c="4"/>ulong <text:s text:c="5"/>8000071h</text:p>
          </table:table-cell>
        </table:table-row>
        <table:table-row table:style-name="ro2">
          <table:table-cell office:value-type="string">
            <text:p><text:s text:c="8"/>82c4c93c 82 27 f5 b0 <text:s text:c="4"/>addr <text:s text:c="6"/>s_D:\Sound\con_zk3.xwb_8227f5b0 <text:s text:c="17"/>= "D:\\Sound\\con_zk3.xwb"</text:p>
          </table:table-cell>
          <table:table-cell office:value-type="string">
            <text:p><text:s text:c="8"/>82c4af9c 08 00 00 72 <text:s text:c="4"/>ulong <text:s text:c="5"/>8000072h</text:p>
          </table:table-cell>
        </table:table-row>
        <table:table-row table:style-name="ro2">
          <table:table-cell office:value-type="string">
            <text:p><text:s text:c="8"/>82c4c940 82 27 f5 98 <text:s text:c="4"/>addr <text:s text:c="6"/>s_D:\Sound\con_zk4.xwb_8227f598 <text:s text:c="17"/>= "D:\\Sound\\con_zk4.xwb"</text:p>
          </table:table-cell>
          <table:table-cell office:value-type="string">
            <text:p><text:s text:c="8"/>82c4afa0 08 00 00 73 <text:s text:c="4"/>ulong <text:s text:c="5"/>8000073h</text:p>
          </table:table-cell>
        </table:table-row>
        <table:table-row table:style-name="ro2">
          <table:table-cell office:value-type="string">
            <text:p><text:s text:c="8"/>82c4c944 82 27 f5 80 <text:s text:c="4"/>addr <text:s text:c="6"/>s_D:\Sound\con_ko1.xwb_8227f580 <text:s text:c="17"/>= "D:\\Sound\\con_ko1.xwb"</text:p>
          </table:table-cell>
          <table:table-cell office:value-type="string">
            <text:p><text:s text:c="8"/>82c4afa4 08 00 00 74 <text:s text:c="4"/>ulong <text:s text:c="5"/>8000074h</text:p>
          </table:table-cell>
        </table:table-row>
        <table:table-row table:style-name="ro2">
          <table:table-cell office:value-type="string">
            <text:p><text:s text:c="8"/>82c4c948 82 27 f5 68 <text:s text:c="4"/>addr <text:s text:c="6"/>s_D:\Sound\con_ko2.xwb_8227f568 <text:s text:c="17"/>= "D:\\Sound\\con_ko2.xwb"</text:p>
          </table:table-cell>
          <table:table-cell office:value-type="string">
            <text:p><text:s text:c="8"/>82c4afa8 08 00 00 75 <text:s text:c="4"/>ulong <text:s text:c="5"/>8000075h</text:p>
          </table:table-cell>
        </table:table-row>
        <table:table-row table:style-name="ro2">
          <table:table-cell office:value-type="string">
            <text:p><text:s text:c="8"/>82c4c94c 82 27 f5 50 <text:s text:c="4"/>addr <text:s text:c="6"/>s_D:\Sound\con_ko3.xwb_8227f550 <text:s text:c="17"/>= "D:\\Sound\\con_ko3.xwb"</text:p>
          </table:table-cell>
          <table:table-cell office:value-type="string">
            <text:p><text:s text:c="8"/>82c4afac 08 00 00 76 <text:s text:c="4"/>ulong <text:s text:c="5"/>8000076h</text:p>
          </table:table-cell>
        </table:table-row>
        <table:table-row table:style-name="ro2">
          <table:table-cell office:value-type="string">
            <text:p><text:s text:c="8"/>82c4c950 82 27 f5 38 <text:s text:c="4"/>addr <text:s text:c="6"/>s_D:\Sound\con_bo1.xwb_8227f538 <text:s text:c="17"/>= "D:\\Sound\\con_bo1.xwb"</text:p>
          </table:table-cell>
          <table:table-cell office:value-type="string">
            <text:p><text:s text:c="8"/>82c4afb0 08 00 00 77 <text:s text:c="4"/>ulong <text:s text:c="5"/>8000077h</text:p>
          </table:table-cell>
        </table:table-row>
        <table:table-row table:style-name="ro2">
          <table:table-cell office:value-type="string">
            <text:p><text:s text:c="8"/>82c4c954 82 27 f5 20 <text:s text:c="4"/>addr <text:s text:c="6"/>s_D:\Sound\con_bo2.xwb_8227f520 <text:s text:c="17"/>= "D:\\Sound\\con_bo2.xwb"</text:p>
          </table:table-cell>
          <table:table-cell office:value-type="string">
            <text:p><text:s text:c="8"/>82c4afb4 08 00 00 78 <text:s text:c="4"/>ulong <text:s text:c="5"/>8000078h</text:p>
          </table:table-cell>
        </table:table-row>
        <table:table-row table:style-name="ro2">
          <table:table-cell office:value-type="string">
            <text:p><text:s text:c="8"/>82c4c958 82 27 f5 08 <text:s text:c="4"/>addr <text:s text:c="6"/>s_D:\Sound\con_bo3.xwb_8227f508 <text:s text:c="17"/>= "D:\\Sound\\con_bo3.xwb"</text:p>
          </table:table-cell>
          <table:table-cell office:value-type="string">
            <text:p><text:s text:c="8"/>82c4afb8 08 00 00 79 <text:s text:c="4"/>ulong <text:s text:c="5"/>8000079h</text:p>
          </table:table-cell>
        </table:table-row>
        <table:table-row table:style-name="ro2">
          <table:table-cell office:value-type="string">
            <text:p><text:s text:c="8"/>82c4c95c 82 27 f4 f0 <text:s text:c="4"/>addr <text:s text:c="6"/>s_D:\Sound\con_ha1.xwb_8227f4f0 <text:s text:c="17"/>= "D:\\Sound\\con_ha1.xwb"</text:p>
          </table:table-cell>
          <table:table-cell office:value-type="string">
            <text:p><text:s text:c="8"/>82c4afbc 08 00 00 7a <text:s text:c="4"/>ulong <text:s text:c="5"/>800007Ah</text:p>
          </table:table-cell>
        </table:table-row>
        <table:table-row table:style-name="ro2">
          <table:table-cell office:value-type="string">
            <text:p><text:s text:c="8"/>82c4c960 82 27 f4 d8 <text:s text:c="4"/>addr <text:s text:c="6"/>s_D:\Sound\con_ha2.xwb_8227f4d8 <text:s text:c="17"/>= "D:\\Sound\\con_ha2.xwb"</text:p>
          </table:table-cell>
          <table:table-cell office:value-type="string">
            <text:p><text:s text:c="8"/>82c4afc0 08 00 00 7b <text:s text:c="4"/>ulong <text:s text:c="5"/>800007Bh</text:p>
          </table:table-cell>
        </table:table-row>
        <table:table-row table:style-name="ro2">
          <table:table-cell office:value-type="string">
            <text:p><text:s text:c="8"/>82c4c964 82 27 f4 c0 <text:s text:c="4"/>addr <text:s text:c="6"/>s_D:\Sound\con_ha3.xwb_8227f4c0 <text:s text:c="17"/>= "D:\\Sound\\con_ha3.xwb"</text:p>
          </table:table-cell>
          <table:table-cell office:value-type="string">
            <text:p><text:s text:c="8"/>82c4afc4 08 00 00 7c <text:s text:c="4"/>ulong <text:s text:c="5"/>800007Ch</text:p>
          </table:table-cell>
        </table:table-row>
        <table:table-row table:style-name="ro2">
          <table:table-cell office:value-type="string">
            <text:p><text:s text:c="8"/>82c4c968 82 27 f4 a8 <text:s text:c="4"/>addr <text:s text:c="6"/>s_D:\Sound\con_li3.xwb_8227f4a8 <text:s text:c="17"/>= "D:\\Sound\\con_li3.xwb"</text:p>
          </table:table-cell>
          <table:table-cell office:value-type="string">
            <text:p><text:s text:c="8"/>82c4afc8 08 00 00 7d <text:s text:c="4"/>ulong <text:s text:c="5"/>800007Dh</text:p>
          </table:table-cell>
        </table:table-row>
        <table:table-row table:style-name="ro2">
          <table:table-cell office:value-type="string">
            <text:p><text:s text:c="8"/>82c4c96c 82 27 f4 90 <text:s text:c="4"/>addr <text:s text:c="6"/>s_D:\Sound\con_br3.xwb_8227f490 <text:s text:c="17"/>= "D:\\Sound\\con_br3.xwb"</text:p>
          </table:table-cell>
          <table:table-cell office:value-type="string">
            <text:p><text:s text:c="8"/>82c4afcc 08 00 00 7e <text:s text:c="4"/>ulong <text:s text:c="5"/>800007Eh</text:p>
          </table:table-cell>
        </table:table-row>
        <table:table-row table:style-name="ro2">
          <table:table-cell office:value-type="string">
            <text:p><text:s text:c="8"/>82c4c970 82 27 f4 78 <text:s text:c="4"/>addr <text:s text:c="6"/>s_D:\Sound\con_he1.xwb_8227f478 <text:s text:c="17"/>= "D:\\Sound\\con_he1.xwb"</text:p>
          </table:table-cell>
          <table:table-cell office:value-type="string">
            <text:p><text:s text:c="8"/>82c4afd0 08 00 00 7f <text:s text:c="4"/>ulong <text:s text:c="5"/>800007Fh</text:p>
          </table:table-cell>
        </table:table-row>
        <table:table-row table:style-name="ro2">
          <table:table-cell office:value-type="string">
            <text:p><text:s text:c="8"/>82c4c974 82 27 f4 60 <text:s text:c="4"/>addr <text:s text:c="6"/>s_D:\Sound\con_he2.xwb_8227f460 <text:s text:c="17"/>= "D:\\Sound\\con_he2.xwb"</text:p>
          </table:table-cell>
          <table:table-cell office:value-type="string">
            <text:p><text:s text:c="8"/>82c4afd4 08 00 00 80 <text:s text:c="4"/>ulong <text:s text:c="5"/>8000080h</text:p>
          </table:table-cell>
        </table:table-row>
        <table:table-row table:style-name="ro2">
          <table:table-cell office:value-type="string">
            <text:p><text:s text:c="8"/>82c4c978 82 27 f4 48 <text:s text:c="4"/>addr <text:s text:c="6"/>s_D:\Sound\con_he3.xwb_8227f448 <text:s text:c="17"/>= "D:\\Sound\\con_he3.xwb"</text:p>
          </table:table-cell>
          <table:table-cell office:value-type="string">
            <text:p><text:s text:c="8"/>82c4afd8 08 00 00 81 <text:s text:c="4"/>ulong <text:s text:c="5"/>8000081h</text:p>
          </table:table-cell>
        </table:table-row>
        <table:table-row table:style-name="ro2">
          <table:table-cell office:value-type="string">
            <text:p><text:s text:c="8"/>82c4c97c 82 27 f4 30 <text:s text:c="4"/>addr <text:s text:c="6"/>s_D:\Sound\con_etc1.xwb_8227f430 <text:s text:c="16"/>= "D:\\Sound\\con_etc1.xwb"</text:p>
          </table:table-cell>
          <table:table-cell office:value-type="string">
            <text:p><text:s text:c="8"/>82c4afdc 08 00 00 82 <text:s text:c="4"/>ulong <text:s text:c="5"/>8000082h</text:p>
          </table:table-cell>
        </table:table-row>
        <table:table-row table:style-name="ro2">
          <table:table-cell office:value-type="string">
            <text:p><text:s text:c="8"/>82c4c980 82 27 f4 14 <text:s text:c="4"/>addr <text:s text:c="6"/>s_D:\Sound\con_etc1_adv.xwb_8227f414 <text:s text:c="12"/>= "D:\\Sound\\con_etc1_adv.xwb"</text:p>
          </table:table-cell>
          <table:table-cell office:value-type="string">
            <text:p><text:s text:c="8"/>82c4afe0 08 00 00 83 <text:s text:c="4"/>ulong <text:s text:c="5"/>8000083h</text:p>
          </table:table-cell>
        </table:table-row>
        <table:table-row table:style-name="ro2">
          <table:table-cell office:value-type="string">
            <text:p><text:s text:c="8"/>82c4c984 82 27 f3 fc <text:s text:c="4"/>addr <text:s text:c="6"/>s_D:\Sound\con_sp1.xwb_8227f3fc <text:s text:c="17"/>= "D:\\Sound\\con_sp1.xwb"</text:p>
          </table:table-cell>
          <table:table-cell office:value-type="string">
            <text:p><text:s text:c="8"/>82c4afe4 08 00 00 84 <text:s text:c="4"/>ulong <text:s text:c="5"/>8000084h</text:p>
          </table:table-cell>
        </table:table-row>
        <table:table-row table:style-name="ro2">
          <table:table-cell office:value-type="string">
            <text:p><text:s text:c="8"/>82c4c988 82 27 f3 e0 <text:s text:c="4"/>addr <text:s text:c="6"/>s_D:\Sound\con_e3_152biod.xwb_8227f3e0 <text:s text:c="10"/>= "D:\\Sound\\con_e3_152biod.xwb"</text:p>
          </table:table-cell>
          <table:table-cell office:value-type="string">
            <text:p><text:s text:c="8"/>82c4afe8 08 00 00 85 <text:s text:c="4"/>ulong <text:s text:c="5"/>8000085h</text:p>
          </table:table-cell>
        </table:table-row>
        <table:table-row table:style-name="ro2">
          <table:table-cell office:value-type="string">
            <text:p><text:s text:c="8"/>82c4c98c 82 27 f3 c8 <text:s text:c="4"/>addr <text:s text:c="6"/>s_D:\Sound\con_ks1.xsb_8227f3c8 <text:s text:c="17"/>= "D:\\Sound\\con_ks1.xsb"</text:p>
          </table:table-cell>
          <table:table-cell office:value-type="string">
            <text:p><text:s text:c="8"/>82c4afec 08 00 00 86 <text:s text:c="4"/>ulong <text:s text:c="5"/>8000086h</text:p>
          </table:table-cell>
        </table:table-row>
        <table:table-row table:style-name="ro2">
          <table:table-cell office:value-type="string">
            <text:p><text:s text:c="8"/>82c4c990 82 27 f3 c8 <text:s text:c="4"/>addr <text:s text:c="6"/>s_D:\Sound\con_ks1.xsb_8227f3c8 <text:s text:c="17"/>= "D:\\Sound\\con_ks1.xsb"</text:p>
          </table:table-cell>
          <table:table-cell office:value-type="string">
            <text:p><text:s text:c="8"/>82c4aff0 08 00 00 87 <text:s text:c="4"/>ulong <text:s text:c="5"/>8000087h</text:p>
          </table:table-cell>
        </table:table-row>
        <table:table-row table:style-name="ro2">
          <table:table-cell office:value-type="string">
            <text:p><text:s text:c="8"/>82c4c994 82 27 f3 b0 <text:s text:c="4"/>addr <text:s text:c="6"/>s_D:\Sound\con_ks2.xsb_8227f3b0 <text:s text:c="17"/>= "D:\\Sound\\con_ks2.xsb"</text:p>
          </table:table-cell>
          <table:table-cell office:value-type="string">
            <text:p><text:s text:c="8"/>82c4aff4 08 00 00 88 <text:s text:c="4"/>ulong <text:s text:c="5"/>8000088h</text:p>
          </table:table-cell>
        </table:table-row>
        <table:table-row table:style-name="ro2">
          <table:table-cell office:value-type="string">
            <text:p><text:s text:c="8"/>82c4c998 82 27 f3 98 <text:s text:c="4"/>addr <text:s text:c="6"/>s_D:\Sound\con_ks3.xsb_8227f398 <text:s text:c="17"/>= "D:\\Sound\\con_ks3.xsb"</text:p>
          </table:table-cell>
          <table:table-cell office:value-type="string">
            <text:p><text:s text:c="8"/>82c4aff8 08 00 00 89 <text:s text:c="4"/>ulong <text:s text:c="5"/>8000089h</text:p>
          </table:table-cell>
        </table:table-row>
        <table:table-row table:style-name="ro2">
          <table:table-cell office:value-type="string">
            <text:p><text:s text:c="8"/>82c4c99c 82 27 f3 80 <text:s text:c="4"/>addr <text:s text:c="6"/>s_D:\Sound\con_ay2.xsb_8227f380 <text:s text:c="17"/>= "D:\\Sound\\con_ay2.xsb"</text:p>
          </table:table-cell>
          <table:table-cell office:value-type="string">
            <text:p><text:s text:c="8"/>82c4affc 08 00 00 8a <text:s text:c="4"/>ulong <text:s text:c="5"/>800008Ah</text:p>
          </table:table-cell>
        </table:table-row>
        <table:table-row table:style-name="ro2">
          <table:table-cell office:value-type="string">
            <text:p><text:s text:c="8"/>82c4c9a0 82 27 f3 68 <text:s text:c="4"/>addr <text:s text:c="6"/>s_D:\Sound\con_ay3.xsb_8227f368 <text:s text:c="17"/>= "D:\\Sound\\con_ay3.xsb"</text:p>
          </table:table-cell>
          <table:table-cell office:value-type="string">
            <text:p><text:s text:c="8"/>82c4b000 08 00 00 8b <text:s text:c="4"/>ulong <text:s text:c="5"/>800008Bh</text:p>
          </table:table-cell>
        </table:table-row>
        <table:table-row table:style-name="ro2">
          <table:table-cell office:value-type="string">
            <text:p><text:s text:c="8"/>82c4c9a4 82 27 f3 50 <text:s text:c="4"/>addr <text:s text:c="6"/>s_D:\Sound\con_ry1.xsb_8227f350 <text:s text:c="17"/>= "D:\\Sound\\con_ry1.xsb"</text:p>
          </table:table-cell>
          <table:table-cell office:value-type="string">
            <text:p><text:s text:c="8"/>82c4b004 08 00 00 8c <text:s text:c="4"/>ulong <text:s text:c="5"/>800008Ch</text:p>
          </table:table-cell>
        </table:table-row>
        <table:table-row table:style-name="ro2">
          <table:table-cell office:value-type="string">
            <text:p><text:s text:c="8"/>82c4c9a8 82 27 f3 38 <text:s text:c="4"/>addr <text:s text:c="6"/>s_D:\Sound\con_ry2.xsb_8227f338 <text:s text:c="17"/>= "D:\\Sound\\con_ry2.xsb"</text:p>
          </table:table-cell>
          <table:table-cell office:value-type="string">
            <text:p><text:s text:c="8"/>82c4b008 08 00 00 8d <text:s text:c="4"/>ulong <text:s text:c="5"/>800008Dh</text:p>
          </table:table-cell>
        </table:table-row>
        <table:table-row table:style-name="ro2">
          <table:table-cell office:value-type="string">
            <text:p><text:s text:c="8"/>82c4c9ac 82 27 f3 20 <text:s text:c="4"/>addr <text:s text:c="6"/>s_D:\Sound\con_ry3.xsb_8227f320 <text:s text:c="17"/>= "D:\\Sound\\con_ry3.xsb"</text:p>
          </table:table-cell>
          <table:table-cell office:value-type="string">
            <text:p><text:s text:c="8"/>82c4b00c 08 00 00 8e <text:s text:c="4"/>ulong <text:s text:c="5"/>800008Eh</text:p>
          </table:table-cell>
        </table:table-row>
        <table:table-row table:style-name="ro2">
          <table:table-cell office:value-type="string">
            <text:p><text:s text:c="8"/>82c4c9b0 82 27 f3 08 <text:s text:c="4"/>addr <text:s text:c="6"/>s_D:\Sound\con_hy1.xsb_8227f308 <text:s text:c="17"/>= "D:\\Sound\\con_hy1.xsb"</text:p>
          </table:table-cell>
          <table:table-cell office:value-type="string">
            <text:p><text:s text:c="8"/>82c4b010 08 00 00 8f <text:s text:c="4"/>ulong <text:s text:c="5"/>800008Fh</text:p>
          </table:table-cell>
        </table:table-row>
        <table:table-row table:style-name="ro2">
          <table:table-cell office:value-type="string">
            <text:p><text:s text:c="8"/>82c4c9b4 82 27 f2 f0 <text:s text:c="4"/>addr <text:s text:c="6"/>s_D:\Sound\con_hy2.xsb_8227f2f0 <text:s text:c="17"/>= "D:\\Sound\\con_hy2.xsb"</text:p>
          </table:table-cell>
          <table:table-cell office:value-type="string">
            <text:p><text:s text:c="8"/>82c4b014 08 00 00 90 <text:s text:c="4"/>ulong <text:s text:c="5"/>8000090h</text:p>
          </table:table-cell>
        </table:table-row>
        <table:table-row table:style-name="ro2">
          <table:table-cell office:value-type="string">
            <text:p><text:s text:c="8"/>82c4c9b8 82 27 f2 d8 <text:s text:c="4"/>addr <text:s text:c="6"/>s_D:\Sound\con_hy3.xsb_8227f2d8 <text:s text:c="17"/>= "D:\\Sound\\con_hy3.xsb"</text:p>
          </table:table-cell>
          <table:table-cell office:value-type="string">
            <text:p><text:s text:c="8"/>82c4b018 08 00 00 91 <text:s text:c="4"/>ulong <text:s text:c="5"/>8000091h</text:p>
          </table:table-cell>
        </table:table-row>
        <table:table-row table:style-name="ro2">
          <table:table-cell office:value-type="string">
            <text:p><text:s text:c="8"/>82c4c9bc 82 27 f2 c0 <text:s text:c="4"/>addr <text:s text:c="6"/>s_D:\Sound\con_tn2.xsb_8227f2c0 <text:s text:c="17"/>= "D:\\Sound\\con_tn2.xsb"</text:p>
          </table:table-cell>
          <table:table-cell office:value-type="string">
            <text:p><text:s text:c="8"/>82c4b01c 08 00 00 92 <text:s text:c="4"/>ulong <text:s text:c="5"/>8000092h</text:p>
          </table:table-cell>
        </table:table-row>
        <table:table-row table:style-name="ro2">
          <table:table-cell office:value-type="string">
            <text:p><text:s text:c="8"/>82c4c9c0 82 27 f2 a8 <text:s text:c="4"/>addr <text:s text:c="6"/>s_D:\Sound\con_le2.xsb_8227f2a8 <text:s text:c="17"/>= "D:\\Sound\\con_le2.xsb"</text:p>
          </table:table-cell>
          <table:table-cell office:value-type="string">
            <text:p><text:s text:c="8"/>82c4b020 08 00 00 93 <text:s text:c="4"/>ulong <text:s text:c="5"/>8000093h</text:p>
          </table:table-cell>
        </table:table-row>
        <table:table-row table:style-name="ro2">
          <table:table-cell office:value-type="string">
            <text:p><text:s text:c="8"/>82c4c9c4 82 27 f2 90 <text:s text:c="4"/>addr <text:s text:c="6"/>s_D:\Sound\con_le3.xsb_8227f290 <text:s text:c="17"/>= "D:\\Sound\\con_le3.xsb"</text:p>
          </table:table-cell>
          <table:table-cell office:value-type="string">
            <text:p><text:s text:c="8"/>82c4b024 08 00 00 94 <text:s text:c="4"/>ulong <text:s text:c="5"/>8000094h</text:p>
          </table:table-cell>
        </table:table-row>
        <table:table-row table:style-name="ro2">
          <table:table-cell office:value-type="string">
            <text:p><text:s text:c="8"/>82c4c9c8 82 27 f2 78 <text:s text:c="4"/>addr <text:s text:c="6"/>s_D:\Sound\con_ba1.xsb_8227f278 <text:s text:c="17"/>= "D:\\Sound\\con_ba1.xsb"</text:p>
          </table:table-cell>
          <table:table-cell office:value-type="string">
            <text:p><text:s text:c="8"/>82c4b028 08 00 00 95 <text:s text:c="4"/>ulong <text:s text:c="5"/>8000095h</text:p>
          </table:table-cell>
        </table:table-row>
        <table:table-row table:style-name="ro2">
          <table:table-cell office:value-type="string">
            <text:p><text:s text:c="8"/>82c4c9cc 82 27 f2 60 <text:s text:c="4"/>addr <text:s text:c="6"/>s_D:\Sound\con_ba1_tn.xsb_8227f260 <text:s text:c="14"/>= "D:\\Sound\\con_ba1_tn.xsb"</text:p>
          </table:table-cell>
          <table:table-cell office:value-type="string">
            <text:p><text:s text:c="8"/>82c4b02c 08 00 00 96 <text:s text:c="4"/>ulong <text:s text:c="5"/>8000096h</text:p>
          </table:table-cell>
        </table:table-row>
        <table:table-row table:style-name="ro2">
          <table:table-cell office:value-type="string">
            <text:p><text:s text:c="8"/>82c4c9d0 82 27 f2 48 <text:s text:c="4"/>addr <text:s text:c="6"/>s_D:\Sound\con_ba1_ba.xsb_8227f248 <text:s text:c="14"/>= "D:\\Sound\\con_ba1_ba.xsb"</text:p>
          </table:table-cell>
          <table:table-cell office:value-type="string">
            <text:p><text:s text:c="8"/>82c4b030 08 00 00 97 <text:s text:c="4"/>ulong <text:s text:c="5"/>8000097h</text:p>
          </table:table-cell>
        </table:table-row>
        <table:table-row table:style-name="ro2">
          <table:table-cell office:value-type="string">
            <text:p><text:s text:c="8"/>82c4c9d4 82 27 f2 30 <text:s text:c="4"/>addr <text:s text:c="6"/>s_D:\Sound\con_ba1_br.xsb_8227f230 <text:s text:c="14"/>= "D:\\Sound\\con_ba1_br.xsb"</text:p>
          </table:table-cell>
          <table:table-cell office:value-type="string">
            <text:p><text:s text:c="8"/>82c4b034 08 00 00 98 <text:s text:c="4"/>ulong <text:s text:c="5"/>8000098h</text:p>
          </table:table-cell>
        </table:table-row>
        <table:table-row table:style-name="ro2">
          <table:table-cell office:value-type="string">
            <text:p><text:s text:c="8"/>82c4c9d8 82 27 f2 18 <text:s text:c="4"/>addr <text:s text:c="6"/>s_D:\Sound\con_ba2.xsb_8227f218 <text:s text:c="17"/>= "D:\\Sound\\con_ba2.xsb"</text:p>
          </table:table-cell>
          <table:table-cell office:value-type="string">
            <text:p><text:s text:c="8"/>82c4b038 08 00 00 99 <text:s text:c="4"/>ulong <text:s text:c="5"/>8000099h</text:p>
          </table:table-cell>
        </table:table-row>
        <table:table-row table:style-name="ro2">
          <table:table-cell office:value-type="string">
            <text:p><text:s text:c="8"/>82c4c9dc 82 27 f2 00 <text:s text:c="4"/>addr <text:s text:c="6"/>s_D:\Sound\con_jn3.xsb_8227f200 <text:s text:c="17"/>= "D:\\Sound\\con_jn3.xsb"</text:p>
          </table:table-cell>
          <table:table-cell office:value-type="string">
            <text:p><text:s text:c="8"/>82c4b03c 08 00 00 9a <text:s text:c="4"/>ulong <text:s text:c="5"/>800009Ah</text:p>
          </table:table-cell>
        </table:table-row>
        <table:table-row table:style-name="ro2">
          <table:table-cell office:value-type="string">
            <text:p><text:s text:c="8"/>82c4c9e0 82 27 f1 e8 <text:s text:c="4"/>addr <text:s text:c="6"/>s_D:\Sound\con_by2.xsb_8227f1e8 <text:s text:c="17"/>= "D:\\Sound\\con_by2.xsb"</text:p>
          </table:table-cell>
          <table:table-cell office:value-type="string">
            <text:p><text:s text:c="8"/>82c4b040 08 00 00 9b <text:s text:c="4"/>ulong <text:s text:c="5"/>800009Bh</text:p>
          </table:table-cell>
        </table:table-row>
        <table:table-row table:style-name="ro2">
          <table:table-cell office:value-type="string">
            <text:p><text:s text:c="8"/>82c4c9e4 82 27 f1 d0 <text:s text:c="4"/>addr <text:s text:c="6"/>s_D:\Sound\con_by3.xsb_8227f1d0 <text:s text:c="17"/>= "D:\\Sound\\con_by3.xsb"</text:p>
          </table:table-cell>
          <table:table-cell office:value-type="string">
            <text:p><text:s text:c="8"/>82c4b044 08 00 00 9c <text:s text:c="4"/>ulong <text:s text:c="5"/>800009Ch</text:p>
          </table:table-cell>
        </table:table-row>
        <table:table-row table:style-name="ro2">
          <table:table-cell office:value-type="string">
            <text:p><text:s text:c="8"/>82c4c9e8 82 27 f1 b8 <text:s text:c="4"/>addr <text:s text:c="6"/>s_D:\Sound\con_zk1.xsb_8227f1b8 <text:s text:c="17"/>= "D:\\Sound\\con_zk1.xsb"</text:p>
          </table:table-cell>
          <table:table-cell office:value-type="string">
            <text:p><text:s text:c="8"/>82c4b048 08 00 00 9d <text:s text:c="4"/>ulong <text:s text:c="5"/>800009Dh</text:p>
          </table:table-cell>
        </table:table-row>
        <table:table-row table:style-name="ro2">
          <table:table-cell office:value-type="string">
            <text:p><text:s text:c="8"/>82c4c9ec 82 27 f1 a0 <text:s text:c="4"/>addr <text:s text:c="6"/>s_D:\Sound\con_zk2.xsb_8227f1a0 <text:s text:c="17"/>= "D:\\Sound\\con_zk2.xsb"</text:p>
          </table:table-cell>
          <table:table-cell office:value-type="string">
            <text:p><text:s text:c="8"/>82c4b04c 08 00 00 9e <text:s text:c="4"/>ulong <text:s text:c="5"/>800009Eh</text:p>
          </table:table-cell>
        </table:table-row>
        <table:table-row table:style-name="ro2">
          <table:table-cell office:value-type="string">
            <text:p><text:s text:c="8"/>82c4c9f0 82 27 f1 88 <text:s text:c="4"/>addr <text:s text:c="6"/>s_D:\Sound\con_zk3.xsb_8227f188 <text:s text:c="17"/>= "D:\\Sound\\con_zk3.xsb"</text:p>
          </table:table-cell>
          <table:table-cell office:value-type="string">
            <text:p><text:s text:c="8"/>82c4b050 08 00 00 9f <text:s text:c="4"/>ulong <text:s text:c="5"/>800009Fh</text:p>
          </table:table-cell>
        </table:table-row>
        <table:table-row table:style-name="ro2">
          <table:table-cell office:value-type="string">
            <text:p><text:s text:c="8"/>82c4c9f4 82 27 f1 70 <text:s text:c="4"/>addr <text:s text:c="6"/>s_D:\Sound\con_zk4.xsb_8227f170 <text:s text:c="17"/>= "D:\\Sound\\con_zk4.xsb"</text:p>
          </table:table-cell>
          <table:table-cell office:value-type="string">
            <text:p><text:s text:c="8"/>82c4b054 08 00 00 a0 <text:s text:c="4"/>ulong <text:s text:c="5"/>80000A0h</text:p>
          </table:table-cell>
        </table:table-row>
        <table:table-row table:style-name="ro2">
          <table:table-cell office:value-type="string">
            <text:p><text:s text:c="8"/>82c4c9f8 82 27 f1 58 <text:s text:c="4"/>addr <text:s text:c="6"/>s_D:\Sound\con_ko1.xsb_8227f158 <text:s text:c="17"/>= "D:\\Sound\\con_ko1.xsb"</text:p>
          </table:table-cell>
          <table:table-cell office:value-type="string">
            <text:p><text:s text:c="8"/>82c4b058 08 00 00 a1 <text:s text:c="4"/>ulong <text:s text:c="5"/>80000A1h</text:p>
          </table:table-cell>
        </table:table-row>
        <table:table-row table:style-name="ro2">
          <table:table-cell office:value-type="string">
            <text:p><text:s text:c="8"/>82c4c9fc 82 27 f1 40 <text:s text:c="4"/>addr <text:s text:c="6"/>s_D:\Sound\con_ko2.xsb_8227f140 <text:s text:c="17"/>= "D:\\Sound\\con_ko2.xsb"</text:p>
          </table:table-cell>
          <table:table-cell office:value-type="string">
            <text:p><text:s text:c="8"/>82c4b05c 08 00 00 a2 <text:s text:c="4"/>ulong <text:s text:c="5"/>80000A2h</text:p>
          </table:table-cell>
        </table:table-row>
        <table:table-row table:style-name="ro2">
          <table:table-cell office:value-type="string">
            <text:p><text:s text:c="8"/>82c4ca00 82 27 f1 28 <text:s text:c="4"/>addr <text:s text:c="6"/>s_D:\Sound\con_ko3.xsb_8227f128 <text:s text:c="17"/>= "D:\\Sound\\con_ko3.xsb"</text:p>
          </table:table-cell>
          <table:table-cell office:value-type="string">
            <text:p><text:s text:c="8"/>82c4b060 08 00 00 a3 <text:s text:c="4"/>ulong <text:s text:c="5"/>80000A3h</text:p>
          </table:table-cell>
        </table:table-row>
        <table:table-row table:style-name="ro2">
          <table:table-cell office:value-type="string">
            <text:p><text:s text:c="8"/>82c4ca04 82 27 f1 10 <text:s text:c="4"/>addr <text:s text:c="6"/>s_D:\Sound\con_bo1.xsb_8227f110 <text:s text:c="17"/>= "D:\\Sound\\con_bo1.xsb"</text:p>
          </table:table-cell>
          <table:table-cell office:value-type="string">
            <text:p><text:s text:c="8"/>82c4b064 08 00 00 a4 <text:s text:c="4"/>ulong <text:s text:c="5"/>80000A4h</text:p>
          </table:table-cell>
        </table:table-row>
        <table:table-row table:style-name="ro2">
          <table:table-cell office:value-type="string">
            <text:p><text:s text:c="8"/>82c4ca08 82 27 f0 f8 <text:s text:c="4"/>addr <text:s text:c="6"/>s_D:\Sound\con_bo2.xsb_8227f0f8 <text:s text:c="17"/>= "D:\\Sound\\con_bo2.xsb"</text:p>
          </table:table-cell>
          <table:table-cell office:value-type="string">
            <text:p><text:s text:c="8"/>82c4b068 08 00 00 a5 <text:s text:c="4"/>ulong <text:s text:c="5"/>80000A5h</text:p>
          </table:table-cell>
        </table:table-row>
        <table:table-row table:style-name="ro2">
          <table:table-cell office:value-type="string">
            <text:p><text:s text:c="8"/>82c4ca0c 82 27 f0 e0 <text:s text:c="4"/>addr <text:s text:c="6"/>s_D:\Sound\con_bo3.xsb_8227f0e0 <text:s text:c="17"/>= "D:\\Sound\\con_bo3.xsb"</text:p>
          </table:table-cell>
          <table:table-cell office:value-type="string">
            <text:p><text:s text:c="8"/>82c4b06c 08 00 00 a6 <text:s text:c="4"/>ulong <text:s text:c="5"/>80000A6h</text:p>
          </table:table-cell>
        </table:table-row>
        <table:table-row table:style-name="ro2">
          <table:table-cell office:value-type="string">
            <text:p><text:s text:c="8"/>82c4ca10 82 27 f0 c8 <text:s text:c="4"/>addr <text:s text:c="6"/>s_D:\Sound\con_ha1.xsb_8227f0c8 <text:s text:c="17"/>= "D:\\Sound\\con_ha1.xsb"</text:p>
          </table:table-cell>
          <table:table-cell office:value-type="string">
            <text:p><text:s text:c="8"/>82c4b070 08 00 00 a7 <text:s text:c="4"/>ulong <text:s text:c="5"/>80000A7h</text:p>
          </table:table-cell>
        </table:table-row>
        <table:table-row table:style-name="ro2">
          <table:table-cell office:value-type="string">
            <text:p><text:s text:c="8"/>82c4ca14 82 27 f0 b0 <text:s text:c="4"/>addr <text:s text:c="6"/>s_D:\Sound\con_ha2.xsb_8227f0b0 <text:s text:c="17"/>= "D:\\Sound\\con_ha2.xsb"</text:p>
          </table:table-cell>
          <table:table-cell office:value-type="string">
            <text:p><text:s text:c="8"/>82c4b074 08 00 00 a8 <text:s text:c="4"/>ulong <text:s text:c="5"/>80000A8h</text:p>
          </table:table-cell>
        </table:table-row>
        <table:table-row table:style-name="ro2">
          <table:table-cell office:value-type="string">
            <text:p><text:s text:c="8"/>82c4ca18 82 27 f0 98 <text:s text:c="4"/>addr <text:s text:c="6"/>s_D:\Sound\con_ha3.xsb_8227f098 <text:s text:c="17"/>= "D:\\Sound\\con_ha3.xsb"</text:p>
          </table:table-cell>
          <table:table-cell office:value-type="string">
            <text:p><text:s text:c="8"/>82c4b078 08 00 00 a9 <text:s text:c="4"/>ulong <text:s text:c="5"/>80000A9h</text:p>
          </table:table-cell>
        </table:table-row>
        <table:table-row table:style-name="ro2">
          <table:table-cell office:value-type="string">
            <text:p><text:s text:c="8"/>82c4ca1c 82 27 f0 80 <text:s text:c="4"/>addr <text:s text:c="6"/>s_D:\Sound\con_li3.xsb_8227f080 <text:s text:c="17"/>= "D:\\Sound\\con_li3.xsb"</text:p>
          </table:table-cell>
          <table:table-cell office:value-type="string">
            <text:p><text:s text:c="8"/>82c4b07c 08 00 00 aa <text:s text:c="4"/>ulong <text:s text:c="5"/>80000AAh</text:p>
          </table:table-cell>
        </table:table-row>
        <table:table-row table:style-name="ro2">
          <table:table-cell office:value-type="string">
            <text:p><text:s text:c="8"/>82c4ca20 82 27 f0 68 <text:s text:c="4"/>addr <text:s text:c="6"/>s_D:\Sound\con_br3.xsb_8227f068 <text:s text:c="17"/>= "D:\\Sound\\con_br3.xsb"</text:p>
          </table:table-cell>
          <table:table-cell office:value-type="string">
            <text:p><text:s text:c="8"/>82c4b080 08 00 00 ab <text:s text:c="4"/>ulong <text:s text:c="5"/>80000ABh</text:p>
          </table:table-cell>
        </table:table-row>
        <table:table-row table:style-name="ro2">
          <table:table-cell office:value-type="string">
            <text:p><text:s text:c="8"/>82c4ca24 82 27 f0 50 <text:s text:c="4"/>addr <text:s text:c="6"/>s_D:\Sound\con_he1.xsb_8227f050 <text:s text:c="17"/>= "D:\\Sound\\con_he1.xsb"</text:p>
          </table:table-cell>
          <table:table-cell office:value-type="string">
            <text:p><text:s text:c="8"/>82c4b084 08 00 00 ac <text:s text:c="4"/>ulong <text:s text:c="5"/>80000ACh</text:p>
          </table:table-cell>
        </table:table-row>
        <table:table-row table:style-name="ro2">
          <table:table-cell office:value-type="string">
            <text:p><text:s text:c="8"/>82c4ca28 82 27 f0 38 <text:s text:c="4"/>addr <text:s text:c="6"/>s_D:\Sound\con_he2.xsb_8227f038 <text:s text:c="17"/>= "D:\\Sound\\con_he2.xsb"</text:p>
          </table:table-cell>
          <table:table-cell office:value-type="string">
            <text:p><text:s text:c="8"/>82c4b088 08 00 00 ad <text:s text:c="4"/>ulong <text:s text:c="5"/>80000ADh</text:p>
          </table:table-cell>
        </table:table-row>
        <table:table-row table:style-name="ro2">
          <table:table-cell office:value-type="string">
            <text:p><text:s text:c="8"/>82c4ca2c 82 27 f0 20 <text:s text:c="4"/>addr <text:s text:c="6"/>s_D:\Sound\con_he3.xsb_8227f020 <text:s text:c="17"/>= "D:\\Sound\\con_he3.xsb"</text:p>
          </table:table-cell>
          <table:table-cell office:value-type="string">
            <text:p><text:s text:c="8"/>82c4b08c 08 00 00 ae <text:s text:c="4"/>ulong <text:s text:c="5"/>80000AEh</text:p>
          </table:table-cell>
        </table:table-row>
        <table:table-row table:style-name="ro2">
          <table:table-cell office:value-type="string">
            <text:p><text:s text:c="8"/>82c4ca30 82 27 f0 08 <text:s text:c="4"/>addr <text:s text:c="6"/>s_D:\Sound\con_etc1.xsb_8227f008 <text:s text:c="16"/>= "D:\\Sound\\con_etc1.xsb"</text:p>
          </table:table-cell>
          <table:table-cell office:value-type="string">
            <text:p><text:s text:c="8"/>82c4b090 08 00 00 af <text:s text:c="4"/>ulong <text:s text:c="5"/>80000AFh</text:p>
          </table:table-cell>
        </table:table-row>
        <table:table-row table:style-name="ro2">
          <table:table-cell office:value-type="string">
            <text:p><text:s text:c="8"/>82c4ca34 82 27 ef ec <text:s text:c="4"/>addr <text:s text:c="6"/>s_D:\Sound\con_etc1_adv.xsb_8227efec <text:s text:c="12"/>= "D:\\Sound\\con_etc1_adv.xsb"</text:p>
          </table:table-cell>
          <table:table-cell office:value-type="string">
            <text:p><text:s text:c="8"/>82c4b094 08 00 00 b0 <text:s text:c="4"/>ulong <text:s text:c="5"/>80000B0h</text:p>
          </table:table-cell>
        </table:table-row>
        <table:table-row table:style-name="ro2">
          <table:table-cell office:value-type="string">
            <text:p><text:s text:c="8"/>82c4ca38 82 27 ef d4 <text:s text:c="4"/>addr <text:s text:c="6"/>s_D:\Sound\con_sp1.xsb_8227efd4 <text:s text:c="17"/>= "D:\\Sound\\con_sp1.xsb"</text:p>
          </table:table-cell>
          <table:table-cell office:value-type="string">
            <text:p><text:s text:c="8"/>82c4b098 08 00 00 b1 <text:s text:c="4"/>ulong <text:s text:c="5"/>80000B1h</text:p>
          </table:table-cell>
        </table:table-row>
        <table:table-row table:style-name="ro2">
          <table:table-cell office:value-type="string">
            <text:p><text:s text:c="8"/>82c4ca3c 82 27 ef b8 <text:s text:c="4"/>addr <text:s text:c="6"/>s_D:\Sound\con_e3_152biod.xsb_8227efb8 <text:s text:c="10"/>= "D:\\Sound\\con_e3_152biod.xsb"</text:p>
          </table:table-cell>
          <table:table-cell office:value-type="string">
            <text:p><text:s text:c="8"/>82c4b09c 08 00 00 b2 <text:s text:c="4"/>ulong <text:s text:c="5"/>80000B2h</text:p>
          </table:table-cell>
        </table:table-row>
        <table:table-row table:style-name="ro2">
          <table:table-cell office:value-type="string">
            <text:p><text:s text:c="8"/>82c4ca40 82 27 ef 9c <text:s text:c="4"/>addr <text:s text:c="6"/>s_D:\Sound\hos_000_zak.xwb_8227ef9c <text:s text:c="13"/>= "D:\\Sound\\hos_000_zak.xwb"</text:p>
          </table:table-cell>
          <table:table-cell office:value-type="string">
            <text:p><text:s text:c="8"/>82c4b0a0 08 00 00 b3 <text:s text:c="4"/>ulong <text:s text:c="5"/>80000B3h</text:p>
          </table:table-cell>
        </table:table-row>
        <table:table-row table:style-name="ro2">
          <table:table-cell office:value-type="string">
            <text:p><text:s text:c="8"/>82c4ca44 82 27 ef 80 <text:s text:c="4"/>addr <text:s text:c="6"/>s_D:\Sound\hos_000_zak.xsb_8227ef80 <text:s text:c="13"/>= "D:\\Sound\\hos_000_zak.xsb"</text:p>
          </table:table-cell>
          <table:table-cell office:value-type="string">
            <text:p><text:s text:c="8"/>82c4b0a4 08 00 00 b4 <text:s text:c="4"/>ulong <text:s text:c="5"/>80000B4h</text:p>
          </table:table-cell>
        </table:table-row>
        <table:table-row table:style-name="ro2">
          <table:table-cell office:value-type="string">
            <text:p><text:s text:c="8"/>82c4ca48 82 27 ef 64 <text:s text:c="4"/>addr <text:s text:c="6"/>s_D:\Sound\hos_001_flo.xwb_8227ef64 <text:s text:c="13"/>= "D:\\Sound\\hos_001_flo.xwb"</text:p>
          </table:table-cell>
          <table:table-cell office:value-type="string">
            <text:p><text:s text:c="8"/>82c4b0a8 08 00 00 b5 <text:s text:c="4"/>ulong <text:s text:c="5"/>80000B5h</text:p>
          </table:table-cell>
        </table:table-row>
        <table:table-row table:style-name="ro2">
          <table:table-cell office:value-type="string">
            <text:p><text:s text:c="8"/>82c4ca4c 82 27 ef 48 <text:s text:c="4"/>addr <text:s text:c="6"/>s_D:\Sound\hos_001_flo.xsb_8227ef48 <text:s text:c="13"/>= "D:\\Sound\\hos_001_flo.xsb"</text:p>
          </table:table-cell>
          <table:table-cell office:value-type="string">
            <text:p><text:s text:c="8"/>82c4b0ac 08 00 00 b6 <text:s text:c="4"/>ulong <text:s text:c="5"/>80000B6h</text:p>
          </table:table-cell>
        </table:table-row>
        <table:table-row table:style-name="ro2">
          <table:table-cell office:value-type="string">
            <text:p><text:s text:c="8"/>82c4ca50 82 27 ef 2c <text:s text:c="4"/>addr <text:s text:c="6"/>s_D:\Sound\hos_002_wat.xwb_8227ef2c <text:s text:c="13"/>= "D:\\Sound\\hos_002_wat.xwb"</text:p>
          </table:table-cell>
          <table:table-cell office:value-type="string">
            <text:p><text:s text:c="8"/>82c4b0b0 08 00 00 b7 <text:s text:c="4"/>ulong <text:s text:c="5"/>80000B7h</text:p>
          </table:table-cell>
        </table:table-row>
        <table:table-row table:style-name="ro2">
          <table:table-cell office:value-type="string">
            <text:p><text:s text:c="8"/>82c4ca54 82 27 ef 10 <text:s text:c="4"/>addr <text:s text:c="6"/>s_D:\Sound\hos_002_wat.xsb_8227ef10 <text:s text:c="13"/>= "D:\\Sound\\hos_002_wat.xsb"</text:p>
          </table:table-cell>
          <table:table-cell office:value-type="string">
            <text:p><text:s text:c="8"/>82c4b0b4 08 00 00 b8 <text:s text:c="4"/>ulong <text:s text:c="5"/>80000B8h</text:p>
          </table:table-cell>
        </table:table-row>
        <table:table-row table:style-name="ro2">
          <table:table-cell office:value-type="string">
            <text:p><text:s text:c="8"/>82c4ca58 82 27 ee f4 <text:s text:c="4"/>addr <text:s text:c="6"/>s_D:\Sound\hos_003_oka.xwb_8227eef4 <text:s text:c="13"/>= "D:\\Sound\\hos_003_oka.xwb"</text:p>
          </table:table-cell>
          <table:table-cell office:value-type="string">
            <text:p><text:s text:c="8"/>82c4b0b8 08 00 00 b9 <text:s text:c="4"/>ulong <text:s text:c="5"/>80000B9h</text:p>
          </table:table-cell>
        </table:table-row>
        <table:table-row table:style-name="ro2">
          <table:table-cell office:value-type="string">
            <text:p><text:s text:c="8"/>82c4ca5c 82 27 ee d8 <text:s text:c="4"/>addr <text:s text:c="6"/>s_D:\Sound\hos_003_oka.xsb_8227eed8 <text:s text:c="13"/>= "D:\\Sound\\hos_003_oka.xsb"</text:p>
          </table:table-cell>
          <table:table-cell office:value-type="string">
            <text:p><text:s text:c="8"/>82c4b0bc 08 00 00 ba <text:s text:c="4"/>ulong <text:s text:c="5"/>80000BAh</text:p>
          </table:table-cell>
        </table:table-row>
        <table:table-row table:style-name="ro2">
          <table:table-cell office:value-type="string">
            <text:p><text:s text:c="8"/>82c4ca60 82 27 ee bc <text:s text:c="4"/>addr <text:s text:c="6"/>s_D:\Sound\hos_004_jun.xwb_8227eebc <text:s text:c="13"/>= "D:\\Sound\\hos_004_jun.xwb"</text:p>
          </table:table-cell>
          <table:table-cell office:value-type="string">
            <text:p><text:s text:c="8"/>82c4b0c0 08 00 00 bb <text:s text:c="4"/>ulong <text:s text:c="5"/>80000BBh</text:p>
          </table:table-cell>
        </table:table-row>
        <table:table-row table:style-name="ro2">
          <table:table-cell office:value-type="string">
            <text:p><text:s text:c="8"/>82c4ca64 82 27 ee a0 <text:s text:c="4"/>addr <text:s text:c="6"/>s_D:\Sound\hos_004_jun.xsb_8227eea0 <text:s text:c="13"/>= "D:\\Sound\\hos_004_jun.xsb"</text:p>
          </table:table-cell>
          <table:table-cell office:value-type="string">
            <text:p><text:s text:c="8"/>82c4b0c4 08 00 00 bc <text:s text:c="4"/>ulong <text:s text:c="5"/>80000BCh</text:p>
          </table:table-cell>
        </table:table-row>
        <table:table-row table:style-name="ro2">
          <table:table-cell office:value-type="string">
            <text:p><text:s text:c="8"/>82c4ca68 82 27 ee 84 <text:s text:c="4"/>addr <text:s text:c="6"/>s_D:\Sound\hos_005_bok.xwb_8227ee84 <text:s text:c="13"/>= "D:\\Sound\\hos_005_bok.xwb"</text:p>
          </table:table-cell>
          <table:table-cell office:value-type="string">
            <text:p><text:s text:c="8"/>82c4b0c8 08 00 00 bd <text:s text:c="4"/>ulong <text:s text:c="5"/>80000BDh</text:p>
          </table:table-cell>
        </table:table-row>
        <table:table-row table:style-name="ro2">
          <table:table-cell office:value-type="string">
            <text:p><text:s text:c="8"/>82c4ca6c 82 27 ee 68 <text:s text:c="4"/>addr <text:s text:c="6"/>s_D:\Sound\hos_005_bok.xsb_8227ee68 <text:s text:c="13"/>= "D:\\Sound\\hos_005_bok.xsb"</text:p>
          </table:table-cell>
          <table:table-cell office:value-type="string">
            <text:p><text:s text:c="8"/>82c4b0cc 08 00 00 be <text:s text:c="4"/>ulong <text:s text:c="5"/>80000BEh</text:p>
          </table:table-cell>
        </table:table-row>
        <table:table-row table:style-name="ro2">
          <table:table-cell office:value-type="string">
            <text:p><text:s text:c="8"/>82c4ca70 82 27 ee 4c <text:s text:c="4"/>addr <text:s text:c="6"/>s_D:\Sound\hos_006_gor.xwb_8227ee4c <text:s text:c="13"/>= "D:\\Sound\\hos_006_gor.xwb"</text:p>
          </table:table-cell>
          <table:table-cell office:value-type="string">
            <text:p><text:s text:c="8"/>82c4b0d0 08 00 00 bf <text:s text:c="4"/>ulong <text:s text:c="5"/>80000BFh</text:p>
          </table:table-cell>
        </table:table-row>
        <table:table-row table:style-name="ro2">
          <table:table-cell office:value-type="string">
            <text:p><text:s text:c="8"/>82c4ca74 82 27 ee 30 <text:s text:c="4"/>addr <text:s text:c="6"/>s_D:\Sound\hos_006_gor.xsb_8227ee30 <text:s text:c="13"/>= "D:\\Sound\\hos_006_gor.xsb"</text:p>
          </table:table-cell>
          <table:table-cell office:value-type="string">
            <text:p><text:s text:c="8"/>82c4b0d4 08 00 00 c0 <text:s text:c="4"/>ulong <text:s text:c="5"/>80000C0h</text:p>
          </table:table-cell>
        </table:table-row>
        <table:table-row table:style-name="ro2">
          <table:table-cell office:value-type="string">
            <text:p><text:s text:c="8"/>82c4ca78 82 27 ee 14 <text:s text:c="4"/>addr <text:s text:c="6"/>s_D:\Sound\hos_007_unv.xwb_8227ee14 <text:s text:c="13"/>= "D:\\Sound\\hos_007_unv.xwb"</text:p>
          </table:table-cell>
          <table:table-cell office:value-type="string">
            <text:p><text:s text:c="8"/>82c4b0d8 08 00 00 c1 <text:s text:c="4"/>ulong <text:s text:c="5"/>80000C1h</text:p>
          </table:table-cell>
        </table:table-row>
        <table:table-row table:style-name="ro2">
          <table:table-cell office:value-type="string">
            <text:p><text:s text:c="8"/>82c4ca7c 82 27 ed f8 <text:s text:c="4"/>addr <text:s text:c="6"/>s_D:\Sound\hos_007_unv.xsb_8227edf8 <text:s text:c="13"/>= "D:\\Sound\\hos_007_unv.xsb"</text:p>
          </table:table-cell>
          <table:table-cell office:value-type="string">
            <text:p><text:s text:c="8"/>82c4b0dc 08 00 00 c2 <text:s text:c="4"/>ulong <text:s text:c="5"/>80000C2h</text:p>
          </table:table-cell>
        </table:table-row>
        <table:table-row table:style-name="ro2">
          <table:table-cell office:value-type="string">
            <text:p><text:s text:c="8"/>82c4ca80 82 27 ed dc <text:s text:c="4"/>addr <text:s text:c="6"/>s_D:\Sound\hos_008_ice.xwb_8227eddc <text:s text:c="13"/>= "D:\\Sound\\hos_008_ice.xwb"</text:p>
          </table:table-cell>
          <table:table-cell office:value-type="string">
            <text:p><text:s text:c="8"/>82c4b0e0 08 00 00 c3 <text:s text:c="4"/>ulong <text:s text:c="5"/>80000C3h</text:p>
          </table:table-cell>
        </table:table-row>
        <table:table-row table:style-name="ro2">
          <table:table-cell office:value-type="string">
            <text:p><text:s text:c="8"/>82c4ca84 82 27 ed c0 <text:s text:c="4"/>addr <text:s text:c="6"/>s_D:\Sound\hos_008_ice.xsb_8227edc0 <text:s text:c="13"/>= "D:\\Sound\\hos_008_ice.xsb"</text:p>
          </table:table-cell>
          <table:table-cell office:value-type="string">
            <text:p><text:s text:c="8"/>82c4b0e4 08 00 00 c4 <text:s text:c="4"/>ulong <text:s text:c="5"/>80000C4h</text:p>
          </table:table-cell>
        </table:table-row>
        <table:table-row table:style-name="ro2">
          <table:table-cell office:value-type="string">
            <text:p><text:s text:c="8"/>82c4ca88 82 27 ed a4 <text:s text:c="4"/>addr <text:s text:c="6"/>s_D:\Sound\hos_009_hol.xwb_8227eda4 <text:s text:c="13"/>= "D:\\Sound\\hos_009_hol.xwb"</text:p>
          </table:table-cell>
          <table:table-cell office:value-type="string">
            <text:p><text:s text:c="8"/>82c4b0e8 08 00 00 c5 <text:s text:c="4"/>ulong <text:s text:c="5"/>80000C5h</text:p>
          </table:table-cell>
        </table:table-row>
        <table:table-row table:style-name="ro2">
          <table:table-cell office:value-type="string">
            <text:p><text:s text:c="8"/>82c4ca8c 82 27 ed 88 <text:s text:c="4"/>addr <text:s text:c="6"/>s_D:\Sound\hos_009_hol.xsb_8227ed88 <text:s text:c="13"/>= "D:\\Sound\\hos_009_hol.xsb"</text:p>
          </table:table-cell>
          <table:table-cell office:value-type="string">
            <text:p><text:s text:c="8"/>82c4b0ec 08 00 00 c6 <text:s text:c="4"/>ulong <text:s text:c="5"/>80000C6h</text:p>
          </table:table-cell>
        </table:table-row>
        <table:table-row table:style-name="ro2">
          <table:table-cell office:value-type="string">
            <text:p><text:s text:c="8"/>82c4ca90 82 27 ed 6c <text:s text:c="4"/>addr <text:s text:c="6"/>s_D:\Sound\hos_010_clo.xwb_8227ed6c <text:s text:c="13"/>= "D:\\Sound\\hos_010_clo.xwb"</text:p>
          </table:table-cell>
          <table:table-cell office:value-type="string">
            <text:p><text:s text:c="8"/>82c4b0f0 08 00 00 c7 <text:s text:c="4"/>ulong <text:s text:c="5"/>80000C7h</text:p>
          </table:table-cell>
        </table:table-row>
        <table:table-row table:style-name="ro2">
          <table:table-cell office:value-type="string">
            <text:p><text:s text:c="8"/>82c4ca94 82 27 ed 50 <text:s text:c="4"/>addr <text:s text:c="6"/>s_D:\Sound\hos_010_clo.xsb_8227ed50 <text:s text:c="13"/>= "D:\\Sound\\hos_010_clo.xsb"</text:p>
          </table:table-cell>
          <table:table-cell office:value-type="string">
            <text:p><text:s text:c="8"/>82c4b0f4 08 00 00 c8 <text:s text:c="4"/>ulong <text:s text:c="5"/>80000C8h</text:p>
          </table:table-cell>
        </table:table-row>
        <table:table-row table:style-name="ro2">
          <table:table-cell office:value-type="string">
            <text:p><text:s text:c="8"/>82c4ca98 82 27 ed 30 <text:s text:c="4"/>addr <text:s text:c="6"/>s_D:\dat\version\avt_version.bin_8227ed30 <text:s text:c="7"/>= "D:\\dat\\version\\avt_version</text:p>
          </table:table-cell>
          <table:table-cell office:value-type="string">
            <text:p><text:s text:c="8"/>82c4b0f8 00 00 00 00 <text:s text:c="4"/>ulong <text:s text:c="5"/>0h</text:p>
          </table:table-cell>
        </table:table-row>
        <table:table-row table:style-name="ro2">
          <table:table-cell office:value-type="string">
            <text:p><text:s text:c="8"/>82c4ca9c 82 27 ed 0c <text:s text:c="4"/>addr <text:s text:c="6"/>s_D:\dat\avtforfinal\goodsdata.bin_8227ed0c <text:s text:c="5"/>= "D:\\dat\\avtforfinal\\goodsda</text:p>
          </table:table-cell>
          <table:table-cell office:value-type="string">
            <text:p><text:s text:c="8"/>82c4b0fc 00 00 00 01 <text:s text:c="4"/>ulong <text:s text:c="5"/>1h</text:p>
          </table:table-cell>
        </table:table-row>
        <table:table-row table:style-name="ro2">
          <table:table-cell office:value-type="string">
            <text:p><text:s text:c="8"/>82c4caa0 82 27 ec e4 <text:s text:c="4"/>addr <text:s text:c="6"/>s_D:\dat\avtforfinal\goodsdata_chi_8227ece4 <text:s text:c="5"/>= "D:\\dat\\avtforfinal\\goodsda</text:p>
          </table:table-cell>
          <table:table-cell office:value-type="string">
            <text:p><text:s text:c="8"/>82c4b100 00 00 00 02 <text:s text:c="4"/>ulong <text:s text:c="5"/>2h</text:p>
          </table:table-cell>
        </table:table-row>
        <table:table-row table:style-name="ro2">
          <table:table-cell office:value-type="string">
            <text:p><text:s text:c="8"/>82c4caa4 82 27 ec bc <text:s text:c="4"/>addr <text:s text:c="6"/>s_D:\dat\avtforfinal\goodsdata_esp_8227ecbc <text:s text:c="5"/>= "D:\\dat\\avtforfinal\\goodsda</text:p>
          </table:table-cell>
          <table:table-cell office:value-type="string">
            <text:p><text:s text:c="8"/>82c4b104 00 00 00 03 <text:s text:c="4"/>ulong <text:s text:c="5"/>3h</text:p>
          </table:table-cell>
        </table:table-row>
        <table:table-row table:style-name="ro2">
          <table:table-cell office:value-type="string">
            <text:p><text:s text:c="8"/>82c4caa8 82 27 ec 94 <text:s text:c="4"/>addr <text:s text:c="6"/>s_D:\dat\avtforfinal\goodsdata_fra_8227ec94 <text:s text:c="5"/>= "D:\\dat\\avtforfinal\\goodsda</text:p>
          </table:table-cell>
          <table:table-cell office:value-type="string">
            <text:p><text:s text:c="8"/>82c4b108 00 00 00 04 <text:s text:c="4"/>ulong <text:s text:c="5"/>4h</text:p>
          </table:table-cell>
        </table:table-row>
        <table:table-row table:style-name="ro2">
          <table:table-cell office:value-type="string">
            <text:p><text:s text:c="8"/>82c4caac 82 27 ec 6c <text:s text:c="4"/>addr <text:s text:c="6"/>s_D:\dat\avtforfinal\goodsdata_ger_8227ec6c <text:s text:c="5"/>= "D:\\dat\\avtforfinal\\goodsda</text:p>
          </table:table-cell>
          <table:table-cell office:value-type="string">
            <text:p><text:s text:c="8"/>82c4b10c 00 00 00 05 <text:s text:c="4"/>ulong <text:s text:c="5"/>5h</text:p>
          </table:table-cell>
        </table:table-row>
        <table:table-row table:style-name="ro2">
          <table:table-cell office:value-type="string">
            <text:p><text:s text:c="8"/>82c4cab0 82 27 ec 44 <text:s text:c="4"/>addr <text:s text:c="6"/>s_D:\dat\avtforfinal\goodsdata_ita_8227ec44 <text:s text:c="5"/>= "D:\\dat\\avtforfinal\\goodsda</text:p>
          </table:table-cell>
          <table:table-cell office:value-type="string">
            <text:p><text:s text:c="8"/>82c4b110 00 00 00 06 <text:s text:c="4"/>ulong <text:s text:c="5"/>6h</text:p>
          </table:table-cell>
        </table:table-row>
        <table:table-row table:style-name="ro2">
          <table:table-cell office:value-type="string">
            <text:p><text:s text:c="8"/>82c4cab4 82 27 ec 1c <text:s text:c="4"/>addr <text:s text:c="6"/>s_D:\dat\avtforfinal\goodsdata_jpn_8227ec1c <text:s text:c="5"/>= "D:\\dat\\avtforfinal\\goodsda</text:p>
          </table:table-cell>
          <table:table-cell office:value-type="string">
            <text:p><text:s text:c="8"/>82c4b114 00 00 00 07 <text:s text:c="4"/>ulong <text:s text:c="5"/>7h</text:p>
          </table:table-cell>
        </table:table-row>
        <table:table-row table:style-name="ro2">
          <table:table-cell office:value-type="string">
            <text:p><text:s text:c="8"/>82c4cab8 82 27 eb f4 <text:s text:c="4"/>addr <text:s text:c="6"/>s_D:\dat\avtforfinal\goodsdata_kor_8227ebf4 <text:s text:c="5"/>= "D:\\dat\\avtforfinal\\goodsda</text:p>
          </table:table-cell>
          <table:table-cell office:value-type="string">
            <text:p><text:s text:c="8"/>82c4b118 00 00 00 08 <text:s text:c="4"/>ulong <text:s text:c="5"/>8h</text:p>
          </table:table-cell>
        </table:table-row>
        <table:table-row table:style-name="ro2">
          <table:table-cell office:value-type="string">
            <text:p><text:s text:c="8"/>82c4cabc 82 27 eb cc <text:s text:c="4"/>addr <text:s text:c="6"/>s_D:\dat\avtforfinal\goodsdata_usa_8227ebcc <text:s text:c="5"/>= "D:\\dat\\avtforfinal\\goodsda</text:p>
          </table:table-cell>
          <table:table-cell office:value-type="string">
            <text:p><text:s text:c="8"/>82c4b11c 00 00 00 09 <text:s text:c="4"/>ulong <text:s text:c="5"/>9h</text:p>
          </table:table-cell>
        </table:table-row>
        <table:table-row table:style-name="ro2">
          <table:table-cell office:value-type="string">
            <text:p><text:s text:c="8"/>82c4cac0 82 27 eb b4 <text:s text:c="4"/>addr <text:s text:c="6"/>s_D:\dat\house\xtra.tpr_8227ebb4 <text:s text:c="16"/>= "D:\\dat\\house\\xtra.tpr"</text:p>
          </table:table-cell>
          <table:table-cell office:value-type="string">
            <text:p><text:s text:c="8"/>82c4b120 00 00 00 0a <text:s text:c="4"/>ulong <text:s text:c="5"/>Ah</text:p>
          </table:table-cell>
        </table:table-row>
        <table:table-row table:style-name="ro2">
          <table:table-cell office:value-type="string">
            <text:p><text:s text:c="8"/>82c4cac4 82 27 eb 94 <text:s text:c="4"/>addr <text:s text:c="6"/>s_D:\dat\avtforfinal\avt_hny.tdp_8227eb94 <text:s text:c="7"/>= "D:\\dat\\avtforfinal\\avt_hny</text:p>
          </table:table-cell>
          <table:table-cell office:value-type="string">
            <text:p><text:s text:c="8"/>82c4b124 00 00 00 0b <text:s text:c="4"/>ulong <text:s text:c="5"/>Bh</text:p>
          </table:table-cell>
        </table:table-row>
        <table:table-row table:style-name="ro2">
          <table:table-cell office:value-type="string">
            <text:p><text:s text:c="8"/>82c4cac8 82 27 eb 74 <text:s text:c="4"/>addr <text:s text:c="6"/>s_D:\dat\avtforfinal\avt_nik.tdp_8227eb74 <text:s text:c="7"/>= "D:\\dat\\avtforfinal\\avt_nik</text:p>
          </table:table-cell>
          <table:table-cell office:value-type="string">
            <text:p><text:s text:c="8"/>82c4b128 00 00 00 0c <text:s text:c="4"/>ulong <text:s text:c="5"/>Ch</text:p>
          </table:table-cell>
        </table:table-row>
        <table:table-row table:style-name="ro2">
          <table:table-cell office:value-type="string">
            <text:p><text:s text:c="8"/>82c4cacc 82 27 eb 54 <text:s text:c="4"/>addr <text:s text:c="6"/>s_D:\dat\avtforfinal\avt_man.tdp_8227eb54 <text:s text:c="7"/>= "D:\\dat\\avtforfinal\\avt_man</text:p>
          </table:table-cell>
          <table:table-cell office:value-type="string">
            <text:p><text:s text:c="8"/>82c4b12c 00 00 00 0d <text:s text:c="4"/>ulong <text:s text:c="5"/>Dh</text:p>
          </table:table-cell>
        </table:table-row>
        <table:table-row table:style-name="ro2">
          <table:table-cell office:value-type="string">
            <text:p><text:s text:c="8"/>82c4cad0 82 27 eb 34 <text:s text:c="4"/>addr <text:s text:c="6"/>s_D:\dat\avtforfinal\avt_wom.tdp_8227eb34 <text:s text:c="7"/>= "D:\\dat\\avtforfinal\\avt_wom</text:p>
          </table:table-cell>
          <table:table-cell office:value-type="string">
            <text:p><text:s text:c="8"/>82c4b130 00 00 00 0e <text:s text:c="4"/>ulong <text:s text:c="5"/>Eh</text:p>
          </table:table-cell>
        </table:table-row>
        <table:table-row table:style-name="ro2">
          <table:table-cell office:value-type="string">
            <text:p><text:s text:c="8"/>82c4cad4 82 27 eb 14 <text:s text:c="4"/>addr <text:s text:c="6"/>s_D:\dat\avtforfinal\avt_boy.tdp_8227eb14 <text:s text:c="7"/>= "D:\\dat\\avtforfinal\\avt_boy</text:p>
          </table:table-cell>
          <table:table-cell office:value-type="string">
            <text:p><text:s text:c="8"/>82c4b134 00 00 00 0f <text:s text:c="4"/>ulong <text:s text:c="5"/>Fh</text:p>
          </table:table-cell>
        </table:table-row>
        <table:table-row table:style-name="ro2">
          <table:table-cell office:value-type="string">
            <text:p><text:s text:c="8"/>82c4cad8 82 27 ea f4 <text:s text:c="4"/>addr <text:s text:c="6"/>s_D:\dat\avtforfinal\avt_grl.tdp_8227eaf4 <text:s text:c="7"/>= "D:\\dat\\avtforfinal\\avt_grl</text:p>
          </table:table-cell>
          <table:table-cell office:value-type="string">
            <text:p><text:s text:c="8"/>82c4b138 00 00 00 10 <text:s text:c="4"/>ulong <text:s text:c="5"/>10h</text:p>
          </table:table-cell>
        </table:table-row>
        <table:table-row table:style-name="ro2">
          <table:table-cell office:value-type="string">
            <text:p><text:s text:c="8"/>82c4cadc 82 27 ea d4 <text:s text:c="4"/>addr <text:s text:c="6"/>s_D:\dat\avtforfinal\avt_wan.tdp_8227ead4 <text:s text:c="7"/>= "D:\\dat\\avtforfinal\\avt_wan</text:p>
          </table:table-cell>
          <table:table-cell office:value-type="string">
            <text:p><text:s text:c="8"/>82c4b13c 00 00 00 11 <text:s text:c="4"/>ulong <text:s text:c="5"/>11h</text:p>
          </table:table-cell>
        </table:table-row>
        <table:table-row table:style-name="ro2">
          <table:table-cell office:value-type="string">
            <text:p><text:s text:c="8"/>82c4cae0 82 27 ea b4 <text:s text:c="4"/>addr <text:s text:c="6"/>s_D:\dat\avtforfinal\avt_dog.tdp_8227eab4 <text:s text:c="7"/>= "D:\\dat\\avtforfinal\\avt_dog</text:p>
          </table:table-cell>
          <table:table-cell office:value-type="string">
            <text:p><text:s text:c="8"/>82c4b140 00 00 00 12 <text:s text:c="4"/>ulong <text:s text:c="5"/>12h</text:p>
          </table:table-cell>
        </table:table-row>
        <table:table-row table:style-name="ro2">
          <table:table-cell office:value-type="string">
            <text:p><text:s text:c="8"/>82c4cae4 82 27 ea 94 <text:s text:c="4"/>addr <text:s text:c="6"/>s_D:\dat\avtforfinal\avt_cat.tdp_8227ea94 <text:s text:c="7"/>= "D:\\dat\\avtforfinal\\avt_cat</text:p>
          </table:table-cell>
          <table:table-cell office:value-type="string">
            <text:p><text:s text:c="8"/>82c4b144 00 00 00 13 <text:s text:c="4"/>ulong <text:s text:c="5"/>13h</text:p>
          </table:table-cell>
        </table:table-row>
        <table:table-row table:style-name="ro2">
          <table:table-cell office:value-type="string">
            <text:p><text:s text:c="8"/>82c4cae8 82 27 ea 74 <text:s text:c="4"/>addr <text:s text:c="6"/>s_D:\dat\avtforfinal\avt_pig.tdp_8227ea74 <text:s text:c="7"/>= "D:\\dat\\avtforfinal\\avt_pig</text:p>
          </table:table-cell>
          <table:table-cell office:value-type="string">
            <text:p><text:s text:c="8"/>82c4b148 00 00 00 14 <text:s text:c="4"/>ulong <text:s text:c="5"/>14h</text:p>
          </table:table-cell>
        </table:table-row>
        <table:table-row table:style-name="ro2">
          <table:table-cell office:value-type="string">
            <text:p><text:s text:c="8"/>82c4caec 82 27 ea 54 <text:s text:c="4"/>addr <text:s text:c="6"/>s_D:\dat\avtforfinal\avt_hyk.tdp_8227ea54 <text:s text:c="7"/>= "D:\\dat\\avtforfinal\\avt_hyk</text:p>
          </table:table-cell>
          <table:table-cell office:value-type="string">
            <text:p><text:s text:c="8"/>82c4b14c 00 00 00 15 <text:s text:c="4"/>ulong <text:s text:c="5"/>15h</text:p>
          </table:table-cell>
        </table:table-row>
        <table:table-row table:style-name="ro2">
          <table:table-cell office:value-type="string">
            <text:p><text:s text:c="8"/>82c4caf0 82 27 ea 34 <text:s text:c="4"/>addr <text:s text:c="6"/>s_D:\dat\avtforfinal\avt_png.tdp_8227ea34 <text:s text:c="7"/>= "D:\\dat\\avtforfinal\\avt_png</text:p>
          </table:table-cell>
          <table:table-cell office:value-type="string">
            <text:p><text:s text:c="8"/>82c4b150 00 00 00 16 <text:s text:c="4"/>ulong <text:s text:c="5"/>16h</text:p>
          </table:table-cell>
        </table:table-row>
        <table:table-row table:style-name="ro2">
          <table:table-cell office:value-type="string">
            <text:p><text:s text:c="8"/>82c4caf4 82 27 ea 14 <text:s text:c="4"/>addr <text:s text:c="6"/>s_D:\dat\avtforfinal\avt_pnd.tdp_8227ea14 <text:s text:c="7"/>= "D:\\dat\\avtforfinal\\avt_pnd</text:p>
          </table:table-cell>
          <table:table-cell office:value-type="string">
            <text:p><text:s text:c="8"/>82c4b154 00 00 00 17 <text:s text:c="4"/>ulong <text:s text:c="5"/>17h</text:p>
          </table:table-cell>
        </table:table-row>
        <table:table-row table:style-name="ro2">
          <table:table-cell office:value-type="string">
            <text:p><text:s text:c="8"/>82c4caf8 82 27 e9 f4 <text:s text:c="4"/>addr <text:s text:c="6"/>s_D:\dat\avtforfinal\avt_ckn.tdp_8227e9f4 <text:s text:c="7"/>= "D:\\dat\\avtforfinal\\avt_ckn</text:p>
          </table:table-cell>
          <table:table-cell office:value-type="string">
            <text:p><text:s text:c="8"/>82c4b158 00 00 00 18 <text:s text:c="4"/>ulong <text:s text:c="5"/>18h</text:p>
          </table:table-cell>
        </table:table-row>
        <table:table-row table:style-name="ro2">
          <table:table-cell office:value-type="string">
            <text:p><text:s text:c="8"/>82c4cafc 82 27 e9 d4 <text:s text:c="4"/>addr <text:s text:c="6"/>s_D:\dat\avtforfinal\avt_bon.tdp_8227e9d4 <text:s text:c="7"/>= "D:\\dat\\avtforfinal\\avt_bon</text:p>
          </table:table-cell>
          <table:table-cell office:value-type="string">
            <text:p><text:s text:c="8"/>82c4b15c 00 00 00 19 <text:s text:c="4"/>ulong <text:s text:c="5"/>19h</text:p>
          </table:table-cell>
        </table:table-row>
        <table:table-row table:style-name="ro2">
          <table:table-cell office:value-type="string">
            <text:p><text:s text:c="8"/>82c4cb00 82 27 e9 b4 <text:s text:c="4"/>addr <text:s text:c="6"/>s_D:\dat\avtforfinal\avt_uch.tdp_8227e9b4 <text:s text:c="7"/>= "D:\\dat\\avtforfinal\\avt_uch</text:p>
          </table:table-cell>
          <table:table-cell office:value-type="string">
            <text:p><text:s text:c="8"/>82c4b160 00 00 00 1a <text:s text:c="4"/>ulong <text:s text:c="5"/>1Ah</text:p>
          </table:table-cell>
        </table:table-row>
        <table:table-row table:style-name="ro2">
          <table:table-cell office:value-type="string">
            <text:p><text:s text:c="8"/>82c4cb04 82 27 e9 94 <text:s text:c="4"/>addr <text:s text:c="6"/>s_D:\dat\avtforfinal\avt_gst.tdp_8227e994 <text:s text:c="7"/>= "D:\\dat\\avtforfinal\\avt_gst</text:p>
          </table:table-cell>
          <table:table-cell office:value-type="string">
            <text:p><text:s text:c="8"/>82c4b164 00 00 00 1b <text:s text:c="4"/>ulong <text:s text:c="5"/>1Bh</text:p>
          </table:table-cell>
        </table:table-row>
        <table:table-row table:style-name="ro2">
          <table:table-cell office:value-type="string">
            <text:p><text:s text:c="8"/>82c4cb08 82 27 e9 74 <text:s text:c="4"/>addr <text:s text:c="6"/>s_D:\dat\avtforfinal\avt_pgs.tdp_8227e974 <text:s text:c="7"/>= "D:\\dat\\avtforfinal\\avt_pgs</text:p>
          </table:table-cell>
          <table:table-cell office:value-type="string">
            <text:p><text:s text:c="8"/>82c4b168 00 00 00 1c <text:s text:c="4"/>ulong <text:s text:c="5"/>1Ch</text:p>
          </table:table-cell>
        </table:table-row>
        <table:table-row table:style-name="ro2">
          <table:table-cell office:value-type="string">
            <text:p><text:s text:c="8"/>82c4cb0c 82 27 e9 54 <text:s text:c="4"/>addr <text:s text:c="6"/>s_D:\dat\avtforfinal\avt_tre.tdp_8227e954 <text:s text:c="7"/>= "D:\\dat\\avtforfinal\\avt_tre</text:p>
          </table:table-cell>
          <table:table-cell office:value-type="string">
            <text:p><text:s text:c="8"/>82c4b16c 00 00 00 1d <text:s text:c="4"/>ulong <text:s text:c="5"/>1Dh</text:p>
          </table:table-cell>
        </table:table-row>
        <table:table-row table:style-name="ro2">
          <table:table-cell office:value-type="string">
            <text:p><text:s text:c="8"/>82c4cb10 82 27 e9 34 <text:s text:c="4"/>addr <text:s text:c="6"/>s_D:\dat\avtforfinal\avt_fai.tdp_8227e934 <text:s text:c="7"/>= "D:\\dat\\avtforfinal\\avt_fai</text:p>
          </table:table-cell>
          <table:table-cell office:value-type="string">
            <text:p><text:s text:c="8"/>82c4b170 00 00 00 1e <text:s text:c="4"/>ulong <text:s text:c="5"/>1Eh</text:p>
          </table:table-cell>
        </table:table-row>
        <table:table-row table:style-name="ro2">
          <table:table-cell office:value-type="string">
            <text:p><text:s text:c="8"/>82c4cb14 82 27 e9 14 <text:s text:c="4"/>addr <text:s text:c="6"/>s_D:\dat\avtforfinal\avt_fis.tdp_8227e914 <text:s text:c="7"/>= "D:\\dat\\avtforfinal\\avt_fis</text:p>
          </table:table-cell>
          <table:table-cell office:value-type="string">
            <text:p><text:s text:c="8"/>82c4b174 00 00 00 1f <text:s text:c="4"/>ulong <text:s text:c="5"/>1Fh</text:p>
          </table:table-cell>
        </table:table-row>
        <table:table-row table:style-name="ro2">
          <table:table-cell office:value-type="string">
            <text:p><text:s text:c="8"/>82c4cb18 82 27 e8 f4 <text:s text:c="4"/>addr <text:s text:c="6"/>s_D:\dat\avtforfinal\avt_kan.tdp_8227e8f4 <text:s text:c="7"/>= "D:\\dat\\avtforfinal\\avt_kan</text:p>
          </table:table-cell>
          <table:table-cell office:value-type="string">
            <text:p><text:s text:c="8"/>82c4b178 00 00 00 20 <text:s text:c="4"/>ulong <text:s text:c="5"/>20h</text:p>
          </table:table-cell>
        </table:table-row>
        <table:table-row table:style-name="ro2">
          <table:table-cell office:value-type="string">
            <text:p><text:s text:c="8"/>82c4cb1c 82 27 e8 d4 <text:s text:c="4"/>addr <text:s text:c="6"/>s_D:\dat\avtforfinal\avt_tak.tdp_8227e8d4 <text:s text:c="7"/>= "D:\\dat\\avtforfinal\\avt_tak</text:p>
          </table:table-cell>
          <table:table-cell office:value-type="string">
            <text:p><text:s text:c="8"/>82c4b17c 00 00 00 21 <text:s text:c="4"/>ulong <text:s text:c="5"/>21h</text:p>
          </table:table-cell>
        </table:table-row>
        <table:table-row table:style-name="ro2">
          <table:table-cell office:value-type="string">
            <text:p><text:s text:c="8"/>82c4cb20 82 27 e8 b4 <text:s text:c="4"/>addr <text:s text:c="6"/>s_D:\dat\avtforfinal\avt_ton.tdp_8227e8b4 <text:s text:c="7"/>= "D:\\dat\\avtforfinal\\avt_ton</text:p>
          </table:table-cell>
          <table:table-cell office:value-type="string">
            <text:p><text:s text:c="8"/>82c4b180 00 00 00 22 <text:s text:c="4"/>ulong <text:s text:c="5"/>22h</text:p>
          </table:table-cell>
        </table:table-row>
        <table:table-row table:style-name="ro2">
          <table:table-cell office:value-type="string">
            <text:p><text:s text:c="8"/>82c4cb24 82 27 e8 94 <text:s text:c="4"/>addr <text:s text:c="6"/>s_D:\dat\avtforfinal\avt_cho.tdp_8227e894 <text:s text:c="7"/>= "D:\\dat\\avtforfinal\\avt_cho</text:p>
          </table:table-cell>
          <table:table-cell office:value-type="string">
            <text:p><text:s text:c="8"/>82c4b184 00 00 00 23 <text:s text:c="4"/>ulong <text:s text:c="5"/>23h</text:p>
          </table:table-cell>
        </table:table-row>
        <table:table-row table:style-name="ro2">
          <table:table-cell office:value-type="string">
            <text:p><text:s text:c="8"/>82c4cb28 82 27 e8 74 <text:s text:c="4"/>addr <text:s text:c="6"/>s_D:\dat\avtforfinal\avt_rob.tdp_8227e874 <text:s text:c="7"/>= "D:\\dat\\avtforfinal\\avt_rob</text:p>
          </table:table-cell>
          <table:table-cell office:value-type="string">
            <text:p><text:s text:c="8"/>82c4b188 00 00 00 24 <text:s text:c="4"/>ulong <text:s text:c="5"/>24h</text:p>
          </table:table-cell>
        </table:table-row>
        <table:table-row table:style-name="ro2">
          <table:table-cell office:value-type="string">
            <text:p><text:s text:c="8"/>82c4cb2c 82 27 e8 54 <text:s text:c="4"/>addr <text:s text:c="6"/>s_D:\dat\avtforfinal\avt_nim.tdp_8227e854 <text:s text:c="7"/>= "D:\\dat\\avtforfinal\\avt_nim</text:p>
          </table:table-cell>
          <table:table-cell office:value-type="string">
            <text:p><text:s text:c="8"/>82c4b18c 00 00 00 25 <text:s text:c="4"/>ulong <text:s text:c="5"/>25h</text:p>
          </table:table-cell>
        </table:table-row>
        <table:table-row table:style-name="ro2">
          <table:table-cell office:value-type="string">
            <text:p><text:s text:c="8"/>82c4cb30 82 27 e8 34 <text:s text:c="4"/>addr <text:s text:c="6"/>s_D:\dat\avtforfinal\avt_niw.tdp_8227e834 <text:s text:c="7"/>= "D:\\dat\\avtforfinal\\avt_niw</text:p>
          </table:table-cell>
          <table:table-cell office:value-type="string">
            <text:p><text:s text:c="8"/>82c4b190 00 00 00 26 <text:s text:c="4"/>ulong <text:s text:c="5"/>26h</text:p>
          </table:table-cell>
        </table:table-row>
        <table:table-row table:style-name="ro2">
          <table:table-cell office:value-type="string">
            <text:p><text:s text:c="8"/>82c4cb34 82 27 e8 14 <text:s text:c="4"/>addr <text:s text:c="6"/>s_D:\dat\avtforfinal\avt_nib.tdp_8227e814 <text:s text:c="7"/>= "D:\\dat\\avtforfinal\\avt_nib</text:p>
          </table:table-cell>
          <table:table-cell office:value-type="string">
            <text:p><text:s text:c="8"/>82c4b194 00 00 00 27 <text:s text:c="4"/>ulong <text:s text:c="5"/>27h</text:p>
          </table:table-cell>
        </table:table-row>
        <table:table-row table:style-name="ro2">
          <table:table-cell office:value-type="string">
            <text:p><text:s text:c="8"/>82c4cb38 82 27 e7 f4 <text:s text:c="4"/>addr <text:s text:c="6"/>s_D:\dat\avtforfinal\avt_nig.tdp_8227e7f4 <text:s text:c="7"/>= "D:\\dat\\avtforfinal\\avt_nig</text:p>
          </table:table-cell>
          <table:table-cell office:value-type="string">
            <text:p><text:s text:c="8"/>82c4b198 00 00 00 28 <text:s text:c="4"/>ulong <text:s text:c="5"/>28h</text:p>
          </table:table-cell>
        </table:table-row>
        <table:table-row table:style-name="ro2">
          <table:table-cell office:value-type="string">
            <text:p><text:s text:c="8"/>82c4cb3c 82 27 e7 d0 <text:s text:c="4"/>addr <text:s text:c="6"/>s_D:\dat\avatar\partsobj\hai000.tp_8227e7d0 <text:s text:c="5"/>= "D:\\dat\\avatar\\partsobj\\ha</text:p>
          </table:table-cell>
          <table:table-cell office:value-type="string">
            <text:p><text:s text:c="8"/>82c4b19c 00 00 00 29 <text:s text:c="4"/>ulong <text:s text:c="5"/>29h</text:p>
          </table:table-cell>
        </table:table-row>
        <table:table-row table:style-name="ro2">
          <table:table-cell office:value-type="string">
            <text:p><text:s text:c="8"/>82c4cb40 82 27 e7 ac <text:s text:c="4"/>addr <text:s text:c="6"/>s_D:\dat\avatar\partsobj\hai001.tp_8227e7ac <text:s text:c="5"/>= "D:\\dat\\avatar\\partsobj\\ha</text:p>
          </table:table-cell>
          <table:table-cell office:value-type="string">
            <text:p><text:s text:c="8"/>82c4b1a0 00 00 00 2a <text:s text:c="4"/>ulong <text:s text:c="5"/>2Ah</text:p>
          </table:table-cell>
        </table:table-row>
        <table:table-row table:style-name="ro2">
          <table:table-cell office:value-type="string">
            <text:p><text:s text:c="8"/>82c4cb44 82 27 e7 88 <text:s text:c="4"/>addr <text:s text:c="6"/>s_D:\dat\avatar\partsobj\hai002.tp_8227e788 <text:s text:c="5"/>= "D:\\dat\\avatar\\partsobj\\ha</text:p>
          </table:table-cell>
          <table:table-cell office:value-type="string">
            <text:p><text:s text:c="8"/>82c4b1a4 00 00 00 2b <text:s text:c="4"/>ulong <text:s text:c="5"/>2Bh</text:p>
          </table:table-cell>
        </table:table-row>
        <table:table-row table:style-name="ro2">
          <table:table-cell office:value-type="string">
            <text:p><text:s text:c="8"/>82c4cb48 82 27 e7 64 <text:s text:c="4"/>addr <text:s text:c="6"/>s_D:\dat\avatar\partsobj\hai003.tp_8227e764 <text:s text:c="5"/>= "D:\\dat\\avatar\\partsobj\\ha</text:p>
          </table:table-cell>
          <table:table-cell office:value-type="string">
            <text:p><text:s text:c="8"/>82c4b1a8 00 00 00 2c <text:s text:c="4"/>ulong <text:s text:c="5"/>2Ch</text:p>
          </table:table-cell>
        </table:table-row>
        <table:table-row table:style-name="ro2">
          <table:table-cell office:value-type="string">
            <text:p><text:s text:c="8"/>82c4cb4c 82 27 e7 40 <text:s text:c="4"/>addr <text:s text:c="6"/>s_D:\dat\avatar\partsobj\hai004.tp_8227e740 <text:s text:c="5"/>= "D:\\dat\\avatar\\partsobj\\ha</text:p>
          </table:table-cell>
          <table:table-cell office:value-type="string">
            <text:p><text:s text:c="8"/>82c4b1ac 00 00 00 2d <text:s text:c="4"/>ulong <text:s text:c="5"/>2Dh</text:p>
          </table:table-cell>
        </table:table-row>
        <table:table-row table:style-name="ro2">
          <table:table-cell office:value-type="string">
            <text:p><text:s text:c="8"/>82c4cb50 82 27 e7 1c <text:s text:c="4"/>addr <text:s text:c="6"/>s_D:\dat\avatar\partsobj\hai005.tp_8227e71c <text:s text:c="5"/>= "D:\\dat\\avatar\\partsobj\\ha</text:p>
          </table:table-cell>
          <table:table-cell office:value-type="string">
            <text:p><text:s text:c="8"/>82c4b1b0 00 00 00 2e <text:s text:c="4"/>ulong <text:s text:c="5"/>2Eh</text:p>
          </table:table-cell>
        </table:table-row>
        <table:table-row table:style-name="ro2">
          <table:table-cell office:value-type="string">
            <text:p><text:s text:c="8"/>82c4cb54 82 27 e6 f8 <text:s text:c="4"/>addr <text:s text:c="6"/>s_D:\dat\avatar\partsobj\hai006.tp_8227e6f8 <text:s text:c="5"/>= "D:\\dat\\avatar\\partsobj\\ha</text:p>
          </table:table-cell>
          <table:table-cell office:value-type="string">
            <text:p><text:s text:c="8"/>82c4b1b4 00 00 00 2f <text:s text:c="4"/>ulong <text:s text:c="5"/>2Fh</text:p>
          </table:table-cell>
        </table:table-row>
        <table:table-row table:style-name="ro2">
          <table:table-cell office:value-type="string">
            <text:p><text:s text:c="8"/>82c4cb58 82 27 e6 d4 <text:s text:c="4"/>addr <text:s text:c="6"/>s_D:\dat\avatar\partsobj\hai007.tp_8227e6d4 <text:s text:c="5"/>= "D:\\dat\\avatar\\partsobj\\ha</text:p>
          </table:table-cell>
          <table:table-cell office:value-type="string">
            <text:p><text:s text:c="8"/>82c4b1b8 00 00 00 30 <text:s text:c="4"/>ulong <text:s text:c="5"/>30h</text:p>
          </table:table-cell>
        </table:table-row>
        <table:table-row table:style-name="ro2">
          <table:table-cell office:value-type="string">
            <text:p><text:s text:c="8"/>82c4cb5c 82 27 e6 b0 <text:s text:c="4"/>addr <text:s text:c="6"/>s_D:\dat\avatar\partsobj\hai008.tp_8227e6b0 <text:s text:c="5"/>= "D:\\dat\\avatar\\partsobj\\ha</text:p>
          </table:table-cell>
          <table:table-cell office:value-type="string">
            <text:p><text:s text:c="8"/>82c4b1bc 00 00 00 31 <text:s text:c="4"/>ulong <text:s text:c="5"/>31h</text:p>
          </table:table-cell>
        </table:table-row>
        <table:table-row table:style-name="ro2">
          <table:table-cell office:value-type="string">
            <text:p><text:s text:c="8"/>82c4cb60 82 27 e6 8c <text:s text:c="4"/>addr <text:s text:c="6"/>s_D:\dat\avatar\partsobj\hai009.tp_8227e68c <text:s text:c="5"/>= "D:\\dat\\avatar\\partsobj\\ha</text:p>
          </table:table-cell>
          <table:table-cell office:value-type="string">
            <text:p><text:s text:c="8"/>82c4b1c0 00 00 00 32 <text:s text:c="4"/>ulong <text:s text:c="5"/>32h</text:p>
          </table:table-cell>
        </table:table-row>
        <table:table-row table:style-name="ro2">
          <table:table-cell office:value-type="string">
            <text:p><text:s text:c="8"/>82c4cb64 82 27 e6 68 <text:s text:c="4"/>addr <text:s text:c="6"/>s_D:\dat\avatar\partsobj\hai010.tp_8227e668 <text:s text:c="5"/>= "D:\\dat\\avatar\\partsobj\\ha</text:p>
          </table:table-cell>
          <table:table-cell office:value-type="string">
            <text:p><text:s text:c="8"/>82c4b1c4 00 00 00 33 <text:s text:c="4"/>ulong <text:s text:c="5"/>33h</text:p>
          </table:table-cell>
        </table:table-row>
        <table:table-row table:style-name="ro2">
          <table:table-cell office:value-type="string">
            <text:p><text:s text:c="8"/>82c4cb68 82 27 e6 44 <text:s text:c="4"/>addr <text:s text:c="6"/>s_D:\dat\avatar\partsobj\hai011.tp_8227e644 <text:s text:c="5"/>= "D:\\dat\\avatar\\partsobj\\ha</text:p>
          </table:table-cell>
          <table:table-cell office:value-type="string">
            <text:p><text:s text:c="8"/>82c4b1c8 00 00 00 34 <text:s text:c="4"/>ulong <text:s text:c="5"/>34h</text:p>
          </table:table-cell>
        </table:table-row>
        <table:table-row table:style-name="ro2">
          <table:table-cell office:value-type="string">
            <text:p><text:s text:c="8"/>82c4cb6c 82 27 e6 20 <text:s text:c="4"/>addr <text:s text:c="6"/>s_D:\dat\avatar\partsobj\hai012.tp_8227e620 <text:s text:c="5"/>= "D:\\dat\\avatar\\partsobj\\ha</text:p>
          </table:table-cell>
          <table:table-cell office:value-type="string">
            <text:p><text:s text:c="8"/>82c4b1cc 00 00 00 35 <text:s text:c="4"/>ulong <text:s text:c="5"/>35h</text:p>
          </table:table-cell>
        </table:table-row>
        <table:table-row table:style-name="ro2">
          <table:table-cell office:value-type="string">
            <text:p><text:s text:c="8"/>82c4cb70 82 27 e5 fc <text:s text:c="4"/>addr <text:s text:c="6"/>s_D:\dat\avatar\partsobj\hai013.tp_8227e5fc <text:s text:c="5"/>= "D:\\dat\\avatar\\partsobj\\ha</text:p>
          </table:table-cell>
          <table:table-cell office:value-type="string">
            <text:p><text:s text:c="8"/>82c4b1d0 00 00 00 36 <text:s text:c="4"/>ulong <text:s text:c="5"/>36h</text:p>
          </table:table-cell>
        </table:table-row>
        <table:table-row table:style-name="ro2">
          <table:table-cell office:value-type="string">
            <text:p><text:s text:c="8"/>82c4cb74 82 27 e5 d8 <text:s text:c="4"/>addr <text:s text:c="6"/>s_D:\dat\avatar\partsobj\hai014.tp_8227e5d8 <text:s text:c="5"/>= "D:\\dat\\avatar\\partsobj\\ha</text:p>
          </table:table-cell>
          <table:table-cell office:value-type="string">
            <text:p><text:s text:c="8"/>82c4b1d4 00 00 00 37 <text:s text:c="4"/>ulong <text:s text:c="5"/>37h</text:p>
          </table:table-cell>
        </table:table-row>
        <table:table-row table:style-name="ro2">
          <table:table-cell office:value-type="string">
            <text:p><text:s text:c="8"/>82c4cb78 82 27 e5 b4 <text:s text:c="4"/>addr <text:s text:c="6"/>s_D:\dat\avatar\partsobj\hai015.tp_8227e5b4 <text:s text:c="5"/>= "D:\\dat\\avatar\\partsobj\\ha</text:p>
          </table:table-cell>
          <table:table-cell office:value-type="string">
            <text:p><text:s text:c="8"/>82c4b1d8 00 00 00 38 <text:s text:c="4"/>ulong <text:s text:c="5"/>38h</text:p>
          </table:table-cell>
        </table:table-row>
        <table:table-row table:style-name="ro2">
          <table:table-cell office:value-type="string">
            <text:p><text:s text:c="8"/>82c4cb7c 82 27 e5 90 <text:s text:c="4"/>addr <text:s text:c="6"/>s_D:\dat\avatar\partsobj\hai016.tp_8227e590 <text:s text:c="5"/>= "D:\\dat\\avatar\\partsobj\\ha</text:p>
          </table:table-cell>
          <table:table-cell office:value-type="string">
            <text:p><text:s text:c="8"/>82c4b1dc 00 00 00 39 <text:s text:c="4"/>ulong <text:s text:c="5"/>39h</text:p>
          </table:table-cell>
        </table:table-row>
        <table:table-row table:style-name="ro2">
          <table:table-cell office:value-type="string">
            <text:p><text:s text:c="8"/>82c4cb80 82 27 e5 6c <text:s text:c="4"/>addr <text:s text:c="6"/>s_D:\dat\avatar\partsobj\hai017.tp_8227e56c <text:s text:c="5"/>= "D:\\dat\\avatar\\partsobj\\ha</text:p>
          </table:table-cell>
          <table:table-cell office:value-type="string">
            <text:p><text:s text:c="8"/>82c4b1e0 00 00 00 3a <text:s text:c="4"/>ulong <text:s text:c="5"/>3Ah</text:p>
          </table:table-cell>
        </table:table-row>
        <table:table-row table:style-name="ro2">
          <table:table-cell office:value-type="string">
            <text:p><text:s text:c="8"/>82c4cb84 82 27 e5 48 <text:s text:c="4"/>addr <text:s text:c="6"/>s_D:\dat\avatar\partsobj\hai018.tp_8227e548 <text:s text:c="5"/>= "D:\\dat\\avatar\\partsobj\\ha</text:p>
          </table:table-cell>
          <table:table-cell office:value-type="string">
            <text:p><text:s text:c="8"/>82c4b1e4 00 00 00 3b <text:s text:c="4"/>ulong <text:s text:c="5"/>3Bh</text:p>
          </table:table-cell>
        </table:table-row>
        <table:table-row table:style-name="ro2">
          <table:table-cell office:value-type="string">
            <text:p><text:s text:c="8"/>82c4cb88 82 27 e5 24 <text:s text:c="4"/>addr <text:s text:c="6"/>s_D:\dat\avatar\partsobj\hai019.tp_8227e524 <text:s text:c="5"/>= "D:\\dat\\avatar\\partsobj\\ha</text:p>
          </table:table-cell>
          <table:table-cell office:value-type="string">
            <text:p><text:s text:c="8"/>82c4b1e8 00 00 00 3c <text:s text:c="4"/>ulong <text:s text:c="5"/>3Ch</text:p>
          </table:table-cell>
        </table:table-row>
        <table:table-row table:style-name="ro2">
          <table:table-cell office:value-type="string">
            <text:p><text:s text:c="8"/>82c4cb8c 82 27 e5 00 <text:s text:c="4"/>addr <text:s text:c="6"/>s_D:\dat\avatar\partsobj\hai020.tp_8227e500 <text:s text:c="5"/>= "D:\\dat\\avatar\\partsobj\\ha</text:p>
          </table:table-cell>
          <table:table-cell office:value-type="string">
            <text:p><text:s text:c="8"/>82c4b1ec 00 00 00 3d <text:s text:c="4"/>ulong <text:s text:c="5"/>3Dh</text:p>
          </table:table-cell>
        </table:table-row>
        <table:table-row table:style-name="ro2">
          <table:table-cell office:value-type="string">
            <text:p><text:s text:c="8"/>82c4cb90 82 27 e4 dc <text:s text:c="4"/>addr <text:s text:c="6"/>s_D:\dat\avatar\partsobj\hai021.tp_8227e4dc <text:s text:c="5"/>= "D:\\dat\\avatar\\partsobj\\ha</text:p>
          </table:table-cell>
          <table:table-cell office:value-type="string">
            <text:p><text:s text:c="8"/>82c4b1f0 00 00 00 3e <text:s text:c="4"/>ulong <text:s text:c="5"/>3Eh</text:p>
          </table:table-cell>
        </table:table-row>
        <table:table-row table:style-name="ro2">
          <table:table-cell office:value-type="string">
            <text:p><text:s text:c="8"/>82c4cb94 82 27 e4 b8 <text:s text:c="4"/>addr <text:s text:c="6"/>s_D:\dat\avatar\partsobj\hai022.tp_8227e4b8 <text:s text:c="5"/>= "D:\\dat\\avatar\\partsobj\\ha</text:p>
          </table:table-cell>
          <table:table-cell office:value-type="string">
            <text:p><text:s text:c="8"/>82c4b1f4 00 00 00 3f <text:s text:c="4"/>ulong <text:s text:c="5"/>3Fh</text:p>
          </table:table-cell>
        </table:table-row>
        <table:table-row table:style-name="ro2">
          <table:table-cell office:value-type="string">
            <text:p><text:s text:c="8"/>82c4cb98 82 27 e4 94 <text:s text:c="4"/>addr <text:s text:c="6"/>s_D:\dat\avatar\partsobj\hai023.tp_8227e494 <text:s text:c="5"/>= "D:\\dat\\avatar\\partsobj\\ha</text:p>
          </table:table-cell>
          <table:table-cell office:value-type="string">
            <text:p><text:s text:c="8"/>82c4b1f8 00 00 00 40 <text:s text:c="4"/>ulong <text:s text:c="5"/>40h</text:p>
          </table:table-cell>
        </table:table-row>
        <table:table-row table:style-name="ro2">
          <table:table-cell office:value-type="string">
            <text:p><text:s text:c="8"/>82c4cb9c 82 27 e4 70 <text:s text:c="4"/>addr <text:s text:c="6"/>s_D:\dat\avatar\partsobj\hai024.tp_8227e470 <text:s text:c="5"/>= "D:\\dat\\avatar\\partsobj\\ha</text:p>
          </table:table-cell>
          <table:table-cell office:value-type="string">
            <text:p><text:s text:c="8"/>82c4b1fc 00 00 00 41 <text:s text:c="4"/>ulong <text:s text:c="5"/>41h</text:p>
          </table:table-cell>
        </table:table-row>
        <table:table-row table:style-name="ro2">
          <table:table-cell office:value-type="string">
            <text:p><text:s text:c="8"/>82c4cba0 82 27 e4 4c <text:s text:c="4"/>addr <text:s text:c="6"/>s_D:\dat\avatar\partsobj\hai025.tp_8227e44c <text:s text:c="5"/>= "D:\\dat\\avatar\\partsobj\\ha</text:p>
          </table:table-cell>
          <table:table-cell office:value-type="string">
            <text:p><text:s text:c="8"/>82c4b200 00 00 00 42 <text:s text:c="4"/>ulong <text:s text:c="5"/>42h</text:p>
          </table:table-cell>
        </table:table-row>
        <table:table-row table:style-name="ro2">
          <table:table-cell office:value-type="string">
            <text:p><text:s text:c="8"/>82c4cba4 82 27 e4 28 <text:s text:c="4"/>addr <text:s text:c="6"/>s_D:\dat\avatar\partsobj\hai026.tp_8227e428 <text:s text:c="5"/>= "D:\\dat\\avatar\\partsobj\\ha</text:p>
          </table:table-cell>
          <table:table-cell office:value-type="string">
            <text:p><text:s text:c="8"/>82c4b204 00 00 00 43 <text:s text:c="4"/>ulong <text:s text:c="5"/>43h</text:p>
          </table:table-cell>
        </table:table-row>
        <table:table-row table:style-name="ro2">
          <table:table-cell office:value-type="string">
            <text:p><text:s text:c="8"/>82c4cba8 82 27 e4 04 <text:s text:c="4"/>addr <text:s text:c="6"/>s_D:\dat\avatar\partsobj\hai027.tp_8227e404 <text:s text:c="5"/>= "D:\\dat\\avatar\\partsobj\\ha</text:p>
          </table:table-cell>
          <table:table-cell office:value-type="string">
            <text:p><text:s text:c="8"/>82c4b208 00 00 00 44 <text:s text:c="4"/>ulong <text:s text:c="5"/>44h</text:p>
          </table:table-cell>
        </table:table-row>
        <table:table-row table:style-name="ro2">
          <table:table-cell office:value-type="string">
            <text:p><text:s text:c="8"/>82c4cbac 82 27 e3 e0 <text:s text:c="4"/>addr <text:s text:c="6"/>s_D:\dat\avatar\partsobj\hai028.tp_8227e3e0 <text:s text:c="5"/>= "D:\\dat\\avatar\\partsobj\\ha</text:p>
          </table:table-cell>
          <table:table-cell office:value-type="string">
            <text:p><text:s text:c="8"/>82c4b20c 00 00 00 45 <text:s text:c="4"/>ulong <text:s text:c="5"/>45h</text:p>
          </table:table-cell>
        </table:table-row>
        <table:table-row table:style-name="ro2">
          <table:table-cell office:value-type="string">
            <text:p><text:s text:c="8"/>82c4cbb0 82 27 e3 bc <text:s text:c="4"/>addr <text:s text:c="6"/>s_D:\dat\avatar\partsobj\hai029.tp_8227e3bc <text:s text:c="5"/>= "D:\\dat\\avatar\\partsobj\\ha</text:p>
          </table:table-cell>
          <table:table-cell office:value-type="string">
            <text:p><text:s text:c="8"/>82c4b210 00 00 00 46 <text:s text:c="4"/>ulong <text:s text:c="5"/>46h</text:p>
          </table:table-cell>
        </table:table-row>
        <table:table-row table:style-name="ro2">
          <table:table-cell office:value-type="string">
            <text:p><text:s text:c="8"/>82c4cbb4 82 27 e3 98 <text:s text:c="4"/>addr <text:s text:c="6"/>s_D:\dat\avatar\partsobj\hai030.tp_8227e398 <text:s text:c="5"/>= "D:\\dat\\avatar\\partsobj\\ha</text:p>
          </table:table-cell>
          <table:table-cell office:value-type="string">
            <text:p><text:s text:c="8"/>82c4b214 00 00 00 47 <text:s text:c="4"/>ulong <text:s text:c="5"/>47h</text:p>
          </table:table-cell>
        </table:table-row>
        <table:table-row table:style-name="ro2">
          <table:table-cell office:value-type="string">
            <text:p><text:s text:c="8"/>82c4cbb8 82 27 e3 74 <text:s text:c="4"/>addr <text:s text:c="6"/>s_D:\dat\avatar\partsobj\hai031.tp_8227e374 <text:s text:c="5"/>= "D:\\dat\\avatar\\partsobj\\ha</text:p>
          </table:table-cell>
          <table:table-cell office:value-type="string">
            <text:p><text:s text:c="8"/>82c4b218 00 00 00 48 <text:s text:c="4"/>ulong <text:s text:c="5"/>48h</text:p>
          </table:table-cell>
        </table:table-row>
        <table:table-row table:style-name="ro2">
          <table:table-cell office:value-type="string">
            <text:p><text:s text:c="8"/>82c4cbbc 82 27 e3 50 <text:s text:c="4"/>addr <text:s text:c="6"/>s_D:\dat\avatar\partsobj\hai032.tp_8227e350 <text:s text:c="5"/>= "D:\\dat\\avatar\\partsobj\\ha</text:p>
          </table:table-cell>
          <table:table-cell office:value-type="string">
            <text:p><text:s text:c="8"/>82c4b21c 00 00 00 49 <text:s text:c="4"/>ulong <text:s text:c="5"/>49h</text:p>
          </table:table-cell>
        </table:table-row>
        <table:table-row table:style-name="ro2">
          <table:table-cell office:value-type="string">
            <text:p><text:s text:c="8"/>82c4cbc0 82 27 e3 2c <text:s text:c="4"/>addr <text:s text:c="6"/>s_D:\dat\avatar\partsobj\hai033.tp_8227e32c <text:s text:c="5"/>= "D:\\dat\\avatar\\partsobj\\ha</text:p>
          </table:table-cell>
          <table:table-cell office:value-type="string">
            <text:p><text:s text:c="8"/>82c4b220 00 00 00 4a <text:s text:c="4"/>ulong <text:s text:c="5"/>4Ah</text:p>
          </table:table-cell>
        </table:table-row>
        <table:table-row table:style-name="ro2">
          <table:table-cell office:value-type="string">
            <text:p><text:s text:c="8"/>82c4cbc4 82 27 e3 08 <text:s text:c="4"/>addr <text:s text:c="6"/>s_D:\dat\avatar\partsobj\hai034.tp_8227e308 <text:s text:c="5"/>= "D:\\dat\\avatar\\partsobj\\ha</text:p>
          </table:table-cell>
          <table:table-cell office:value-type="string">
            <text:p><text:s text:c="8"/>82c4b224 00 00 00 4b <text:s text:c="4"/>ulong <text:s text:c="5"/>4Bh</text:p>
          </table:table-cell>
        </table:table-row>
        <table:table-row table:style-name="ro2">
          <table:table-cell office:value-type="string">
            <text:p><text:s text:c="8"/>82c4cbc8 82 27 e2 e4 <text:s text:c="4"/>addr <text:s text:c="6"/>s_D:\dat\avatar\partsobj\hai035.tp_8227e2e4 <text:s text:c="5"/>= "D:\\dat\\avatar\\partsobj\\ha</text:p>
          </table:table-cell>
          <table:table-cell office:value-type="string">
            <text:p><text:s text:c="8"/>82c4b228 00 00 00 4c <text:s text:c="4"/>ulong <text:s text:c="5"/>4Ch</text:p>
          </table:table-cell>
        </table:table-row>
        <table:table-row table:style-name="ro2">
          <table:table-cell office:value-type="string">
            <text:p><text:s text:c="8"/>82c4cbcc 82 27 e2 c0 <text:s text:c="4"/>addr <text:s text:c="6"/>s_D:\dat\avatar\partsobj\hai036.tp_8227e2c0 <text:s text:c="5"/>= "D:\\dat\\avatar\\partsobj\\ha</text:p>
          </table:table-cell>
          <table:table-cell office:value-type="string">
            <text:p><text:s text:c="8"/>82c4b22c 00 00 00 4d <text:s text:c="4"/>ulong <text:s text:c="5"/>4Dh</text:p>
          </table:table-cell>
        </table:table-row>
        <table:table-row table:style-name="ro2">
          <table:table-cell office:value-type="string">
            <text:p><text:s text:c="8"/>82c4cbd0 82 27 e2 9c <text:s text:c="4"/>addr <text:s text:c="6"/>s_D:\dat\avatar\partsobj\hai037.tp_8227e29c <text:s text:c="5"/>= "D:\\dat\\avatar\\partsobj\\ha</text:p>
          </table:table-cell>
          <table:table-cell office:value-type="string">
            <text:p><text:s text:c="8"/>82c4b230 00 00 00 4e <text:s text:c="4"/>ulong <text:s text:c="5"/>4Eh</text:p>
          </table:table-cell>
        </table:table-row>
        <table:table-row table:style-name="ro2">
          <table:table-cell office:value-type="string">
            <text:p><text:s text:c="8"/>82c4cbd4 82 27 e2 78 <text:s text:c="4"/>addr <text:s text:c="6"/>s_D:\dat\avatar\partsobj\hai038.tp_8227e278 <text:s text:c="5"/>= "D:\\dat\\avatar\\partsobj\\ha</text:p>
          </table:table-cell>
          <table:table-cell office:value-type="string">
            <text:p><text:s text:c="8"/>82c4b234 00 00 00 4f <text:s text:c="4"/>ulong <text:s text:c="5"/>4Fh</text:p>
          </table:table-cell>
        </table:table-row>
        <table:table-row table:style-name="ro2">
          <table:table-cell office:value-type="string">
            <text:p><text:s text:c="8"/>82c4cbd8 82 27 e2 54 <text:s text:c="4"/>addr <text:s text:c="6"/>s_D:\dat\avatar\partsobj\hai039.tp_8227e254 <text:s text:c="5"/>= "D:\\dat\\avatar\\partsobj\\ha</text:p>
          </table:table-cell>
          <table:table-cell office:value-type="string">
            <text:p><text:s text:c="8"/>82c4b238 00 00 00 50 <text:s text:c="4"/>ulong <text:s text:c="5"/>50h</text:p>
          </table:table-cell>
        </table:table-row>
        <table:table-row table:style-name="ro2">
          <table:table-cell office:value-type="string">
            <text:p><text:s text:c="8"/>82c4cbdc 82 27 e2 30 <text:s text:c="4"/>addr <text:s text:c="6"/>s_D:\dat\avatar\partsobj\hai040.tp_8227e230 <text:s text:c="5"/>= "D:\\dat\\avatar\\partsobj\\ha</text:p>
          </table:table-cell>
          <table:table-cell office:value-type="string">
            <text:p><text:s text:c="8"/>82c4b23c 00 00 00 51 <text:s text:c="4"/>ulong <text:s text:c="5"/>51h</text:p>
          </table:table-cell>
        </table:table-row>
        <table:table-row table:style-name="ro2">
          <table:table-cell office:value-type="string">
            <text:p><text:s text:c="8"/>82c4cbe0 82 27 e2 0c <text:s text:c="4"/>addr <text:s text:c="6"/>s_D:\dat\avatar\partsobj\hai041.tp_8227e20c <text:s text:c="5"/>= "D:\\dat\\avatar\\partsobj\\ha</text:p>
          </table:table-cell>
          <table:table-cell office:value-type="string">
            <text:p><text:s text:c="8"/>82c4b240 00 00 00 52 <text:s text:c="4"/>ulong <text:s text:c="5"/>52h</text:p>
          </table:table-cell>
        </table:table-row>
        <table:table-row table:style-name="ro2">
          <table:table-cell office:value-type="string">
            <text:p><text:s text:c="8"/>82c4cbe4 82 27 e1 e8 <text:s text:c="4"/>addr <text:s text:c="6"/>s_D:\dat\avatar\partsobj\hai042.tp_8227e1e8 <text:s text:c="5"/>= "D:\\dat\\avatar\\partsobj\\ha</text:p>
          </table:table-cell>
          <table:table-cell office:value-type="string">
            <text:p><text:s text:c="8"/>82c4b244 00 00 00 53 <text:s text:c="4"/>ulong <text:s text:c="5"/>53h</text:p>
          </table:table-cell>
        </table:table-row>
        <table:table-row table:style-name="ro2">
          <table:table-cell office:value-type="string">
            <text:p><text:s text:c="8"/>82c4cbe8 82 27 e1 c4 <text:s text:c="4"/>addr <text:s text:c="6"/>s_D:\dat\avatar\partsobj\hai043.tp_8227e1c4 <text:s text:c="5"/>= "D:\\dat\\avatar\\partsobj\\ha</text:p>
          </table:table-cell>
          <table:table-cell office:value-type="string">
            <text:p><text:s text:c="8"/>82c4b248 00 00 00 54 <text:s text:c="4"/>ulong <text:s text:c="5"/>54h</text:p>
          </table:table-cell>
        </table:table-row>
        <table:table-row table:style-name="ro2">
          <table:table-cell office:value-type="string">
            <text:p><text:s text:c="8"/>82c4cbec 82 27 e1 a0 <text:s text:c="4"/>addr <text:s text:c="6"/>s_D:\dat\avatar\partsobj\hai044.tp_8227e1a0 <text:s text:c="5"/>= "D:\\dat\\avatar\\partsobj\\ha</text:p>
          </table:table-cell>
          <table:table-cell office:value-type="string">
            <text:p><text:s text:c="8"/>82c4b24c 00 00 00 55 <text:s text:c="4"/>ulong <text:s text:c="5"/>55h</text:p>
          </table:table-cell>
        </table:table-row>
        <table:table-row table:style-name="ro2">
          <table:table-cell office:value-type="string">
            <text:p><text:s text:c="8"/>82c4cbf0 82 27 e1 7c <text:s text:c="4"/>addr <text:s text:c="6"/>s_D:\dat\avatar\partsobj\hai045.tp_8227e17c <text:s text:c="5"/>= "D:\\dat\\avatar\\partsobj\\ha</text:p>
          </table:table-cell>
          <table:table-cell office:value-type="string">
            <text:p><text:s text:c="8"/>82c4b250 00 00 00 56 <text:s text:c="4"/>ulong <text:s text:c="5"/>56h</text:p>
          </table:table-cell>
        </table:table-row>
        <table:table-row table:style-name="ro2">
          <table:table-cell office:value-type="string">
            <text:p><text:s text:c="8"/>82c4cbf4 82 27 e1 58 <text:s text:c="4"/>addr <text:s text:c="6"/>s_D:\dat\avatar\partsobj\hai046.tp_8227e158 <text:s text:c="5"/>= "D:\\dat\\avatar\\partsobj\\ha</text:p>
          </table:table-cell>
          <table:table-cell office:value-type="string">
            <text:p><text:s text:c="8"/>82c4b254 00 00 00 57 <text:s text:c="4"/>ulong <text:s text:c="5"/>57h</text:p>
          </table:table-cell>
        </table:table-row>
        <table:table-row table:style-name="ro2">
          <table:table-cell office:value-type="string">
            <text:p><text:s text:c="8"/>82c4cbf8 82 27 e1 34 <text:s text:c="4"/>addr <text:s text:c="6"/>s_D:\dat\avatar\partsobj\hai047.tp_8227e134 <text:s text:c="5"/>= "D:\\dat\\avatar\\partsobj\\ha</text:p>
          </table:table-cell>
          <table:table-cell office:value-type="string">
            <text:p><text:s text:c="8"/>82c4b258 00 00 00 58 <text:s text:c="4"/>ulong <text:s text:c="5"/>58h</text:p>
          </table:table-cell>
        </table:table-row>
        <table:table-row table:style-name="ro2">
          <table:table-cell office:value-type="string">
            <text:p><text:s text:c="8"/>82c4cbfc 82 27 e1 10 <text:s text:c="4"/>addr <text:s text:c="6"/>s_D:\dat\avatar\partsobj\hai048.tp_8227e110 <text:s text:c="5"/>= "D:\\dat\\avatar\\partsobj\\ha</text:p>
          </table:table-cell>
          <table:table-cell office:value-type="string">
            <text:p><text:s text:c="8"/>82c4b25c 00 00 00 59 <text:s text:c="4"/>ulong <text:s text:c="5"/>59h</text:p>
          </table:table-cell>
        </table:table-row>
        <table:table-row table:style-name="ro2">
          <table:table-cell office:value-type="string">
            <text:p><text:s text:c="8"/>82c4cc00 82 27 e0 ec <text:s text:c="4"/>addr <text:s text:c="6"/>s_D:\dat\avatar\partsobj\hai049.tp_8227e0ec <text:s text:c="5"/>= "D:\\dat\\avatar\\partsobj\\ha</text:p>
          </table:table-cell>
          <table:table-cell office:value-type="string">
            <text:p><text:s text:c="8"/>82c4b260 00 00 00 5a <text:s text:c="4"/>ulong <text:s text:c="5"/>5Ah</text:p>
          </table:table-cell>
        </table:table-row>
        <table:table-row table:style-name="ro2">
          <table:table-cell office:value-type="string">
            <text:p><text:s text:c="8"/>82c4cc04 82 27 e0 c8 <text:s text:c="4"/>addr <text:s text:c="6"/>s_D:\dat\avatar\partsobj\hai050.tp_8227e0c8 <text:s text:c="5"/>= "D:\\dat\\avatar\\partsobj\\ha</text:p>
          </table:table-cell>
          <table:table-cell office:value-type="string">
            <text:p><text:s text:c="8"/>82c4b264 00 00 00 5b <text:s text:c="4"/>ulong <text:s text:c="5"/>5Bh</text:p>
          </table:table-cell>
        </table:table-row>
        <table:table-row table:style-name="ro2">
          <table:table-cell office:value-type="string">
            <text:p><text:s text:c="8"/>82c4cc08 82 27 e0 a4 <text:s text:c="4"/>addr <text:s text:c="6"/>s_D:\dat\avatar\partsobj\hai051.tp_8227e0a4 <text:s text:c="5"/>= "D:\\dat\\avatar\\partsobj\\ha</text:p>
          </table:table-cell>
          <table:table-cell office:value-type="string">
            <text:p><text:s text:c="8"/>82c4b268 00 00 00 5c <text:s text:c="4"/>ulong <text:s text:c="5"/>5Ch</text:p>
          </table:table-cell>
        </table:table-row>
        <table:table-row table:style-name="ro2">
          <table:table-cell office:value-type="string">
            <text:p><text:s text:c="8"/>82c4cc0c 82 27 e0 80 <text:s text:c="4"/>addr <text:s text:c="6"/>s_D:\dat\avatar\partsobj\hai052.tp_8227e080 <text:s text:c="5"/>= "D:\\dat\\avatar\\partsobj\\ha</text:p>
          </table:table-cell>
          <table:table-cell office:value-type="string">
            <text:p><text:s text:c="8"/>82c4b26c 00 00 00 5d <text:s text:c="4"/>ulong <text:s text:c="5"/>5Dh</text:p>
          </table:table-cell>
        </table:table-row>
        <table:table-row table:style-name="ro2">
          <table:table-cell office:value-type="string">
            <text:p><text:s text:c="8"/>82c4cc10 82 27 e0 5c <text:s text:c="4"/>addr <text:s text:c="6"/>s_D:\dat\avatar\partsobj\hai053.tp_8227e05c <text:s text:c="5"/>= "D:\\dat\\avatar\\partsobj\\ha</text:p>
          </table:table-cell>
          <table:table-cell office:value-type="string">
            <text:p><text:s text:c="8"/>82c4b270 00 00 00 5e <text:s text:c="4"/>ulong <text:s text:c="5"/>5Eh</text:p>
          </table:table-cell>
        </table:table-row>
        <table:table-row table:style-name="ro2">
          <table:table-cell office:value-type="string">
            <text:p><text:s text:c="8"/>82c4cc14 82 27 e0 38 <text:s text:c="4"/>addr <text:s text:c="6"/>s_D:\dat\avatar\partsobj\hai054.tp_8227e038 <text:s text:c="5"/>= "D:\\dat\\avatar\\partsobj\\ha</text:p>
          </table:table-cell>
          <table:table-cell office:value-type="string">
            <text:p><text:s text:c="8"/>82c4b274 00 00 00 5f <text:s text:c="4"/>ulong <text:s text:c="5"/>5Fh</text:p>
          </table:table-cell>
        </table:table-row>
        <table:table-row table:style-name="ro2">
          <table:table-cell office:value-type="string">
            <text:p><text:s text:c="8"/>82c4cc18 82 27 e0 14 <text:s text:c="4"/>addr <text:s text:c="6"/>s_D:\dat\avatar\partsobj\hai055.tp_8227e014 <text:s text:c="5"/>= "D:\\dat\\avatar\\partsobj\\ha</text:p>
          </table:table-cell>
          <table:table-cell office:value-type="string">
            <text:p><text:s text:c="8"/>82c4b278 00 00 00 60 <text:s text:c="4"/>ulong <text:s text:c="5"/>60h</text:p>
          </table:table-cell>
        </table:table-row>
        <table:table-row table:style-name="ro2">
          <table:table-cell office:value-type="string">
            <text:p><text:s text:c="8"/>82c4cc1c 82 27 df f0 <text:s text:c="4"/>addr <text:s text:c="6"/>s_D:\dat\avatar\partsobj\hai056.tp_8227dff0 <text:s text:c="5"/>= "D:\\dat\\avatar\\partsobj\\ha</text:p>
          </table:table-cell>
          <table:table-cell office:value-type="string">
            <text:p><text:s text:c="8"/>82c4b27c 00 00 00 61 <text:s text:c="4"/>ulong <text:s text:c="5"/>61h</text:p>
          </table:table-cell>
        </table:table-row>
        <table:table-row table:style-name="ro2">
          <table:table-cell office:value-type="string">
            <text:p><text:s text:c="8"/>82c4cc20 82 27 df cc <text:s text:c="4"/>addr <text:s text:c="6"/>s_D:\dat\avatar\partsobj\hai057.tp_8227dfcc <text:s text:c="5"/>= "D:\\dat\\avatar\\partsobj\\ha</text:p>
          </table:table-cell>
          <table:table-cell office:value-type="string">
            <text:p><text:s text:c="8"/>82c4b280 00 00 00 62 <text:s text:c="4"/>ulong <text:s text:c="5"/>62h</text:p>
          </table:table-cell>
        </table:table-row>
        <table:table-row table:style-name="ro2">
          <table:table-cell office:value-type="string">
            <text:p><text:s text:c="8"/>82c4cc24 82 27 df a8 <text:s text:c="4"/>addr <text:s text:c="6"/>s_D:\dat\avatar\partsobj\hai058.tp_8227dfa8 <text:s text:c="5"/>= "D:\\dat\\avatar\\partsobj\\ha</text:p>
          </table:table-cell>
          <table:table-cell office:value-type="string">
            <text:p><text:s text:c="8"/>82c4b284 00 00 00 63 <text:s text:c="4"/>ulong <text:s text:c="5"/>63h</text:p>
          </table:table-cell>
        </table:table-row>
        <table:table-row table:style-name="ro2">
          <table:table-cell office:value-type="string">
            <text:p><text:s text:c="8"/>82c4cc28 82 27 df 84 <text:s text:c="4"/>addr <text:s text:c="6"/>s_D:\dat\avatar\partsobj\hai059.tp_8227df84 <text:s text:c="5"/>= "D:\\dat\\avatar\\partsobj\\ha</text:p>
          </table:table-cell>
          <table:table-cell office:value-type="string">
            <text:p><text:s text:c="8"/>82c4b288 00 00 00 64 <text:s text:c="4"/>ulong <text:s text:c="5"/>64h</text:p>
          </table:table-cell>
        </table:table-row>
        <table:table-row table:style-name="ro2">
          <table:table-cell office:value-type="string">
            <text:p><text:s text:c="8"/>82c4cc2c 82 27 df 60 <text:s text:c="4"/>addr <text:s text:c="6"/>s_D:\dat\avatar\partsobj\hai060.tp_8227df60 <text:s text:c="5"/>= "D:\\dat\\avatar\\partsobj\\ha</text:p>
          </table:table-cell>
          <table:table-cell office:value-type="string">
            <text:p><text:s text:c="8"/>82c4b28c 00 00 00 65 <text:s text:c="4"/>ulong <text:s text:c="5"/>65h</text:p>
          </table:table-cell>
        </table:table-row>
        <table:table-row table:style-name="ro2">
          <table:table-cell office:value-type="string">
            <text:p><text:s text:c="8"/>82c4cc30 82 27 df 3c <text:s text:c="4"/>addr <text:s text:c="6"/>s_D:\dat\avatar\partsobj\hai061.tp_8227df3c <text:s text:c="5"/>= "D:\\dat\\avatar\\partsobj\\ha</text:p>
          </table:table-cell>
          <table:table-cell office:value-type="string">
            <text:p><text:s text:c="8"/>82c4b290 00 00 00 66 <text:s text:c="4"/>ulong <text:s text:c="5"/>66h</text:p>
          </table:table-cell>
        </table:table-row>
        <table:table-row table:style-name="ro2">
          <table:table-cell office:value-type="string">
            <text:p><text:s text:c="8"/>82c4cc34 82 27 df 18 <text:s text:c="4"/>addr <text:s text:c="6"/>s_D:\dat\avatar\partsobj\hai062.tp_8227df18 <text:s text:c="5"/>= "D:\\dat\\avatar\\partsobj\\ha</text:p>
          </table:table-cell>
          <table:table-cell office:value-type="string">
            <text:p><text:s text:c="8"/>82c4b294 00 00 00 67 <text:s text:c="4"/>ulong <text:s text:c="5"/>67h</text:p>
          </table:table-cell>
        </table:table-row>
        <table:table-row table:style-name="ro2">
          <table:table-cell office:value-type="string">
            <text:p><text:s text:c="8"/>82c4cc38 82 27 de f4 <text:s text:c="4"/>addr <text:s text:c="6"/>s_D:\dat\avatar\partsobj\hai063.tp_8227def4 <text:s text:c="5"/>= "D:\\dat\\avatar\\partsobj\\ha</text:p>
          </table:table-cell>
          <table:table-cell office:value-type="string">
            <text:p><text:s text:c="8"/>82c4b298 00 00 00 68 <text:s text:c="4"/>ulong <text:s text:c="5"/>68h</text:p>
          </table:table-cell>
        </table:table-row>
        <table:table-row table:style-name="ro2">
          <table:table-cell office:value-type="string">
            <text:p><text:s text:c="8"/>82c4cc3c 82 27 de d0 <text:s text:c="4"/>addr <text:s text:c="6"/>s_D:\dat\avatar\partsobj\hai064.tp_8227ded0 <text:s text:c="5"/>= "D:\\dat\\avatar\\partsobj\\ha</text:p>
          </table:table-cell>
          <table:table-cell office:value-type="string">
            <text:p><text:s text:c="8"/>82c4b29c 00 00 00 69 <text:s text:c="4"/>ulong <text:s text:c="5"/>69h</text:p>
          </table:table-cell>
        </table:table-row>
        <table:table-row table:style-name="ro2">
          <table:table-cell office:value-type="string">
            <text:p><text:s text:c="8"/>82c4cc40 82 27 de ac <text:s text:c="4"/>addr <text:s text:c="6"/>s_D:\dat\avatar\partsobj\hai065.tp_8227deac <text:s text:c="5"/>= "D:\\dat\\avatar\\partsobj\\ha</text:p>
          </table:table-cell>
          <table:table-cell office:value-type="string">
            <text:p><text:s text:c="8"/>82c4b2a0 00 00 00 6a <text:s text:c="4"/>ulong <text:s text:c="5"/>6Ah</text:p>
          </table:table-cell>
        </table:table-row>
        <table:table-row table:style-name="ro2">
          <table:table-cell office:value-type="string">
            <text:p><text:s text:c="8"/>82c4cc44 82 27 de 88 <text:s text:c="4"/>addr <text:s text:c="6"/>s_D:\dat\avatar\partsobj\hai066.tp_8227de88 <text:s text:c="5"/>= "D:\\dat\\avatar\\partsobj\\ha</text:p>
          </table:table-cell>
          <table:table-cell office:value-type="string">
            <text:p><text:s text:c="8"/>82c4b2a4 00 00 00 6b <text:s text:c="4"/>ulong <text:s text:c="5"/>6Bh</text:p>
          </table:table-cell>
        </table:table-row>
        <table:table-row table:style-name="ro2">
          <table:table-cell office:value-type="string">
            <text:p><text:s text:c="8"/>82c4cc48 82 27 de 64 <text:s text:c="4"/>addr <text:s text:c="6"/>s_D:\dat\avatar\partsobj\hai067.tp_8227de64 <text:s text:c="5"/>= "D:\\dat\\avatar\\partsobj\\ha</text:p>
          </table:table-cell>
          <table:table-cell office:value-type="string">
            <text:p><text:s text:c="8"/>82c4b2a8 00 00 00 6c <text:s text:c="4"/>ulong <text:s text:c="5"/>6Ch</text:p>
          </table:table-cell>
        </table:table-row>
        <table:table-row table:style-name="ro2">
          <table:table-cell office:value-type="string">
            <text:p><text:s text:c="8"/>82c4cc4c 82 27 de 40 <text:s text:c="4"/>addr <text:s text:c="6"/>s_D:\dat\avatar\partsobj\hai068.tp_8227de40 <text:s text:c="5"/>= "D:\\dat\\avatar\\partsobj\\ha</text:p>
          </table:table-cell>
          <table:table-cell office:value-type="string">
            <text:p><text:s text:c="8"/>82c4b2ac 00 00 00 6d <text:s text:c="4"/>ulong <text:s text:c="5"/>6Dh</text:p>
          </table:table-cell>
        </table:table-row>
        <table:table-row table:style-name="ro2">
          <table:table-cell office:value-type="string">
            <text:p><text:s text:c="8"/>82c4cc50 82 27 de 1c <text:s text:c="4"/>addr <text:s text:c="6"/>s_D:\dat\avatar\partsobj\hai069.tp_8227de1c <text:s text:c="5"/>= "D:\\dat\\avatar\\partsobj\\ha</text:p>
          </table:table-cell>
          <table:table-cell office:value-type="string">
            <text:p><text:s text:c="8"/>82c4b2b0 00 00 00 6e <text:s text:c="4"/>ulong <text:s text:c="5"/>6Eh</text:p>
          </table:table-cell>
        </table:table-row>
        <table:table-row table:style-name="ro2">
          <table:table-cell office:value-type="string">
            <text:p><text:s text:c="8"/>82c4cc54 82 27 dd f8 <text:s text:c="4"/>addr <text:s text:c="6"/>s_D:\dat\avatar\partsobj\hai070.tp_8227ddf8 <text:s text:c="5"/>= "D:\\dat\\avatar\\partsobj\\ha</text:p>
          </table:table-cell>
          <table:table-cell office:value-type="string">
            <text:p><text:s text:c="8"/>82c4b2b4 00 00 00 6f <text:s text:c="4"/>ulong <text:s text:c="5"/>6Fh</text:p>
          </table:table-cell>
        </table:table-row>
        <table:table-row table:style-name="ro2">
          <table:table-cell office:value-type="string">
            <text:p><text:s text:c="8"/>82c4cc58 82 27 dd d4 <text:s text:c="4"/>addr <text:s text:c="6"/>s_D:\dat\avatar\partsobj\hai071.tp_8227ddd4 <text:s text:c="5"/>= "D:\\dat\\avatar\\partsobj\\ha</text:p>
          </table:table-cell>
          <table:table-cell office:value-type="string">
            <text:p><text:s text:c="8"/>82c4b2b8 00 00 00 70 <text:s text:c="4"/>ulong <text:s text:c="5"/>70h</text:p>
          </table:table-cell>
        </table:table-row>
        <table:table-row table:style-name="ro2">
          <table:table-cell office:value-type="string">
            <text:p><text:s text:c="8"/>82c4cc5c 82 27 dd b0 <text:s text:c="4"/>addr <text:s text:c="6"/>s_D:\dat\avatar\partsobj\hai072.tp_8227ddb0 <text:s text:c="5"/>= "D:\\dat\\avatar\\partsobj\\ha</text:p>
          </table:table-cell>
          <table:table-cell office:value-type="string">
            <text:p><text:s text:c="8"/>82c4b2bc 00 00 00 71 <text:s text:c="4"/>ulong <text:s text:c="5"/>71h</text:p>
          </table:table-cell>
        </table:table-row>
        <table:table-row table:style-name="ro2">
          <table:table-cell office:value-type="string">
            <text:p><text:s text:c="8"/>82c4cc60 82 27 dd 8c <text:s text:c="4"/>addr <text:s text:c="6"/>s_D:\dat\avatar\partsobj\hai073.tp_8227dd8c <text:s text:c="5"/>= "D:\\dat\\avatar\\partsobj\\ha</text:p>
          </table:table-cell>
          <table:table-cell office:value-type="string">
            <text:p><text:s text:c="8"/>82c4b2c0 00 00 00 72 <text:s text:c="4"/>ulong <text:s text:c="5"/>72h</text:p>
          </table:table-cell>
        </table:table-row>
        <table:table-row table:style-name="ro2">
          <table:table-cell office:value-type="string">
            <text:p><text:s text:c="8"/>82c4cc64 82 27 dd 68 <text:s text:c="4"/>addr <text:s text:c="6"/>s_D:\dat\avatar\partsobj\hai074.tp_8227dd68 <text:s text:c="5"/>= "D:\\dat\\avatar\\partsobj\\ha</text:p>
          </table:table-cell>
          <table:table-cell office:value-type="string">
            <text:p><text:s text:c="8"/>82c4b2c4 00 00 00 73 <text:s text:c="4"/>ulong <text:s text:c="5"/>73h</text:p>
          </table:table-cell>
        </table:table-row>
        <table:table-row table:style-name="ro2">
          <table:table-cell office:value-type="string">
            <text:p><text:s text:c="8"/>82c4cc68 82 27 dd 44 <text:s text:c="4"/>addr <text:s text:c="6"/>s_D:\dat\avatar\partsobj\hai075.tp_8227dd44 <text:s text:c="5"/>= "D:\\dat\\avatar\\partsobj\\ha</text:p>
          </table:table-cell>
          <table:table-cell office:value-type="string">
            <text:p><text:s text:c="8"/>82c4b2c8 00 00 00 74 <text:s text:c="4"/>ulong <text:s text:c="5"/>74h</text:p>
          </table:table-cell>
        </table:table-row>
        <table:table-row table:style-name="ro2">
          <table:table-cell office:value-type="string">
            <text:p><text:s text:c="8"/>82c4cc6c 82 27 dd 20 <text:s text:c="4"/>addr <text:s text:c="6"/>s_D:\dat\avatar\partsobj\hai076.tp_8227dd20 <text:s text:c="5"/>= "D:\\dat\\avatar\\partsobj\\ha</text:p>
          </table:table-cell>
          <table:table-cell office:value-type="string">
            <text:p><text:s text:c="8"/>82c4b2cc 00 00 00 75 <text:s text:c="4"/>ulong <text:s text:c="5"/>75h</text:p>
          </table:table-cell>
        </table:table-row>
        <table:table-row table:style-name="ro2">
          <table:table-cell office:value-type="string">
            <text:p><text:s text:c="8"/>82c4cc70 82 27 dc fc <text:s text:c="4"/>addr <text:s text:c="6"/>s_D:\dat\avatar\partsobj\hai077.tp_8227dcfc <text:s text:c="5"/>= "D:\\dat\\avatar\\partsobj\\ha</text:p>
          </table:table-cell>
          <table:table-cell office:value-type="string">
            <text:p><text:s text:c="8"/>82c4b2d0 00 00 00 76 <text:s text:c="4"/>ulong <text:s text:c="5"/>76h</text:p>
          </table:table-cell>
        </table:table-row>
        <table:table-row table:style-name="ro2">
          <table:table-cell office:value-type="string">
            <text:p><text:s text:c="8"/>82c4cc74 82 27 dc d8 <text:s text:c="4"/>addr <text:s text:c="6"/>s_D:\dat\avatar\partsobj\hai078.tp_8227dcd8 <text:s text:c="5"/>= "D:\\dat\\avatar\\partsobj\\ha</text:p>
          </table:table-cell>
          <table:table-cell office:value-type="string">
            <text:p><text:s text:c="8"/>82c4b2d4 00 00 00 77 <text:s text:c="4"/>ulong <text:s text:c="5"/>77h</text:p>
          </table:table-cell>
        </table:table-row>
        <table:table-row table:style-name="ro2">
          <table:table-cell office:value-type="string">
            <text:p><text:s text:c="8"/>82c4cc78 82 27 dc b4 <text:s text:c="4"/>addr <text:s text:c="6"/>s_D:\dat\avatar\partsobj\hai079.tp_8227dcb4 <text:s text:c="5"/>= "D:\\dat\\avatar\\partsobj\\ha</text:p>
          </table:table-cell>
          <table:table-cell office:value-type="string">
            <text:p><text:s text:c="8"/>82c4b2d8 00 00 00 78 <text:s text:c="4"/>ulong <text:s text:c="5"/>78h</text:p>
          </table:table-cell>
        </table:table-row>
        <table:table-row table:style-name="ro2">
          <table:table-cell office:value-type="string">
            <text:p><text:s text:c="8"/>82c4cc7c 82 27 dc 90 <text:s text:c="4"/>addr <text:s text:c="6"/>s_D:\dat\avatar\partsobj\hai080.tp_8227dc90 <text:s text:c="5"/>= "D:\\dat\\avatar\\partsobj\\ha</text:p>
          </table:table-cell>
          <table:table-cell office:value-type="string">
            <text:p><text:s text:c="8"/>82c4b2dc 00 00 00 79 <text:s text:c="4"/>ulong <text:s text:c="5"/>79h</text:p>
          </table:table-cell>
        </table:table-row>
        <table:table-row table:style-name="ro2">
          <table:table-cell office:value-type="string">
            <text:p><text:s text:c="8"/>82c4cc80 82 27 dc 6c <text:s text:c="4"/>addr <text:s text:c="6"/>s_D:\dat\avatar\partsobj\hai081.tp_8227dc6c <text:s text:c="5"/>= "D:\\dat\\avatar\\partsobj\\ha</text:p>
          </table:table-cell>
          <table:table-cell office:value-type="string">
            <text:p><text:s text:c="8"/>82c4b2e0 00 00 00 7a <text:s text:c="4"/>ulong <text:s text:c="5"/>7Ah</text:p>
          </table:table-cell>
        </table:table-row>
        <table:table-row table:style-name="ro2">
          <table:table-cell office:value-type="string">
            <text:p><text:s text:c="8"/>82c4cc84 82 27 dc 48 <text:s text:c="4"/>addr <text:s text:c="6"/>s_D:\dat\avatar\partsobj\hai082.tp_8227dc48 <text:s text:c="5"/>= "D:\\dat\\avatar\\partsobj\\ha</text:p>
          </table:table-cell>
          <table:table-cell office:value-type="string">
            <text:p><text:s text:c="8"/>82c4b2e4 00 00 00 7b <text:s text:c="4"/>ulong <text:s text:c="5"/>7Bh</text:p>
          </table:table-cell>
        </table:table-row>
        <table:table-row table:style-name="ro2">
          <table:table-cell office:value-type="string">
            <text:p><text:s text:c="8"/>82c4cc88 82 27 dc 24 <text:s text:c="4"/>addr <text:s text:c="6"/>s_D:\dat\avatar\partsobj\hai083.tp_8227dc24 <text:s text:c="5"/>= "D:\\dat\\avatar\\partsobj\\ha</text:p>
          </table:table-cell>
          <table:table-cell office:value-type="string">
            <text:p><text:s text:c="8"/>82c4b2e8 00 00 00 7c <text:s text:c="4"/>ulong <text:s text:c="5"/>7Ch</text:p>
          </table:table-cell>
        </table:table-row>
        <table:table-row table:style-name="ro2">
          <table:table-cell office:value-type="string">
            <text:p><text:s text:c="8"/>82c4cc8c 82 27 dc 00 <text:s text:c="4"/>addr <text:s text:c="6"/>s_D:\dat\avatar\partsobj\hai084.tp_8227dc00 <text:s text:c="5"/>= "D:\\dat\\avatar\\partsobj\\ha</text:p>
          </table:table-cell>
          <table:table-cell office:value-type="string">
            <text:p><text:s text:c="8"/>82c4b2ec 00 00 00 7d <text:s text:c="4"/>ulong <text:s text:c="5"/>7Dh</text:p>
          </table:table-cell>
        </table:table-row>
        <table:table-row table:style-name="ro2">
          <table:table-cell office:value-type="string">
            <text:p><text:s text:c="8"/>82c4cc90 82 27 db dc <text:s text:c="4"/>addr <text:s text:c="6"/>s_D:\dat\avatar\partsobj\hai085.tp_8227dbdc <text:s text:c="5"/>= "D:\\dat\\avatar\\partsobj\\ha</text:p>
          </table:table-cell>
          <table:table-cell office:value-type="string">
            <text:p><text:s text:c="8"/>82c4b2f0 00 00 00 7e <text:s text:c="4"/>ulong <text:s text:c="5"/>7Eh</text:p>
          </table:table-cell>
        </table:table-row>
        <table:table-row table:style-name="ro2">
          <table:table-cell office:value-type="string">
            <text:p><text:s text:c="8"/>82c4cc94 82 27 db b8 <text:s text:c="4"/>addr <text:s text:c="6"/>s_D:\dat\avatar\partsobj\hai086.tp_8227dbb8 <text:s text:c="5"/>= "D:\\dat\\avatar\\partsobj\\ha</text:p>
          </table:table-cell>
          <table:table-cell office:value-type="string">
            <text:p><text:s text:c="8"/>82c4b2f4 00 00 00 7f <text:s text:c="4"/>ulong <text:s text:c="5"/>7Fh</text:p>
          </table:table-cell>
        </table:table-row>
        <table:table-row table:style-name="ro2">
          <table:table-cell office:value-type="string">
            <text:p><text:s text:c="8"/>82c4cc98 82 27 db 94 <text:s text:c="4"/>addr <text:s text:c="6"/>s_D:\dat\avatar\partsobj\hai087.tp_8227db94 <text:s text:c="5"/>= "D:\\dat\\avatar\\partsobj\\ha</text:p>
          </table:table-cell>
          <table:table-cell office:value-type="string">
            <text:p><text:s text:c="8"/>82c4b2f8 00 00 00 80 <text:s text:c="4"/>ulong <text:s text:c="5"/>80h</text:p>
          </table:table-cell>
        </table:table-row>
        <table:table-row table:style-name="ro2">
          <table:table-cell office:value-type="string">
            <text:p><text:s text:c="8"/>82c4cc9c 82 27 db 70 <text:s text:c="4"/>addr <text:s text:c="6"/>s_D:\dat\avatar\partsobj\hai088.tp_8227db70 <text:s text:c="5"/>= "D:\\dat\\avatar\\partsobj\\ha</text:p>
          </table:table-cell>
          <table:table-cell office:value-type="string">
            <text:p><text:s text:c="8"/>82c4b2fc 00 00 00 81 <text:s text:c="4"/>ulong <text:s text:c="5"/>81h</text:p>
          </table:table-cell>
        </table:table-row>
        <table:table-row table:style-name="ro2">
          <table:table-cell office:value-type="string">
            <text:p><text:s text:c="8"/>82c4cca0 82 27 db 4c <text:s text:c="4"/>addr <text:s text:c="6"/>s_D:\dat\avatar\partsobj\hai089.tp_8227db4c <text:s text:c="5"/>= "D:\\dat\\avatar\\partsobj\\ha</text:p>
          </table:table-cell>
          <table:table-cell office:value-type="string">
            <text:p><text:s text:c="8"/>82c4b300 00 00 00 82 <text:s text:c="4"/>ulong <text:s text:c="5"/>82h</text:p>
          </table:table-cell>
        </table:table-row>
        <table:table-row table:style-name="ro2">
          <table:table-cell office:value-type="string">
            <text:p><text:s text:c="8"/>82c4cca4 82 27 db 28 <text:s text:c="4"/>addr <text:s text:c="6"/>s_D:\dat\avatar\partsobj\hai090.tp_8227db28 <text:s text:c="5"/>= "D:\\dat\\avatar\\partsobj\\ha</text:p>
          </table:table-cell>
          <table:table-cell office:value-type="string">
            <text:p><text:s text:c="8"/>82c4b304 00 00 00 83 <text:s text:c="4"/>ulong <text:s text:c="5"/>83h</text:p>
          </table:table-cell>
        </table:table-row>
        <table:table-row table:style-name="ro2">
          <table:table-cell office:value-type="string">
            <text:p><text:s text:c="8"/>82c4cca8 82 27 db 04 <text:s text:c="4"/>addr <text:s text:c="6"/>s_D:\dat\avatar\partsobj\hai091.tp_8227db04 <text:s text:c="5"/>= "D:\\dat\\avatar\\partsobj\\ha</text:p>
          </table:table-cell>
          <table:table-cell office:value-type="string">
            <text:p><text:s text:c="8"/>82c4b308 00 00 00 84 <text:s text:c="4"/>ulong <text:s text:c="5"/>84h</text:p>
          </table:table-cell>
        </table:table-row>
        <table:table-row table:style-name="ro2">
          <table:table-cell office:value-type="string">
            <text:p><text:s text:c="8"/>82c4ccac 82 27 da e0 <text:s text:c="4"/>addr <text:s text:c="6"/>s_D:\dat\avatar\partsobj\hai092.tp_8227dae0 <text:s text:c="5"/>= "D:\\dat\\avatar\\partsobj\\ha</text:p>
          </table:table-cell>
          <table:table-cell office:value-type="string">
            <text:p><text:s text:c="8"/>82c4b30c 00 00 00 85 <text:s text:c="4"/>ulong <text:s text:c="5"/>85h</text:p>
          </table:table-cell>
        </table:table-row>
        <table:table-row table:style-name="ro2">
          <table:table-cell office:value-type="string">
            <text:p><text:s text:c="8"/>82c4ccb0 82 27 da bc <text:s text:c="4"/>addr <text:s text:c="6"/>s_D:\dat\avatar\partsobj\hai093.tp_8227dabc <text:s text:c="5"/>= "D:\\dat\\avatar\\partsobj\\ha</text:p>
          </table:table-cell>
          <table:table-cell office:value-type="string">
            <text:p><text:s text:c="8"/>82c4b310 00 00 00 86 <text:s text:c="4"/>ulong <text:s text:c="5"/>86h</text:p>
          </table:table-cell>
        </table:table-row>
        <table:table-row table:style-name="ro2">
          <table:table-cell office:value-type="string">
            <text:p><text:s text:c="8"/>82c4ccb4 82 27 da 98 <text:s text:c="4"/>addr <text:s text:c="6"/>s_D:\dat\avatar\partsobj\hai094.tp_8227da98 <text:s text:c="5"/>= "D:\\dat\\avatar\\partsobj\\ha</text:p>
          </table:table-cell>
          <table:table-cell office:value-type="string">
            <text:p><text:s text:c="8"/>82c4b314 00 00 00 87 <text:s text:c="4"/>ulong <text:s text:c="5"/>87h</text:p>
          </table:table-cell>
        </table:table-row>
        <table:table-row table:style-name="ro2">
          <table:table-cell office:value-type="string">
            <text:p><text:s text:c="8"/>82c4ccb8 82 27 da 74 <text:s text:c="4"/>addr <text:s text:c="6"/>s_D:\dat\avatar\partsobj\hai095.tp_8227da74 <text:s text:c="5"/>= "D:\\dat\\avatar\\partsobj\\ha</text:p>
          </table:table-cell>
          <table:table-cell office:value-type="string">
            <text:p><text:s text:c="8"/>82c4b318 00 00 00 88 <text:s text:c="4"/>ulong <text:s text:c="5"/>88h</text:p>
          </table:table-cell>
        </table:table-row>
        <table:table-row table:style-name="ro2">
          <table:table-cell office:value-type="string">
            <text:p><text:s text:c="8"/>82c4ccbc 82 27 da 50 <text:s text:c="4"/>addr <text:s text:c="6"/>s_D:\dat\avatar\partsobj\hai096.tp_8227da50 <text:s text:c="5"/>= "D:\\dat\\avatar\\partsobj\\ha</text:p>
          </table:table-cell>
          <table:table-cell office:value-type="string">
            <text:p><text:s text:c="8"/>82c4b31c 00 00 00 89 <text:s text:c="4"/>ulong <text:s text:c="5"/>89h</text:p>
          </table:table-cell>
        </table:table-row>
        <table:table-row table:style-name="ro2">
          <table:table-cell office:value-type="string">
            <text:p><text:s text:c="8"/>82c4ccc0 82 27 da 2c <text:s text:c="4"/>addr <text:s text:c="6"/>s_D:\dat\avatar\partsobj\hai097.tp_8227da2c <text:s text:c="5"/>= "D:\\dat\\avatar\\partsobj\\ha</text:p>
          </table:table-cell>
          <table:table-cell office:value-type="string">
            <text:p><text:s text:c="8"/>82c4b320 00 00 00 8a <text:s text:c="4"/>ulong <text:s text:c="5"/>8Ah</text:p>
          </table:table-cell>
        </table:table-row>
        <table:table-row table:style-name="ro2">
          <table:table-cell office:value-type="string">
            <text:p><text:s text:c="8"/>82c4ccc4 82 27 da 08 <text:s text:c="4"/>addr <text:s text:c="6"/>s_D:\dat\avatar\partsobj\hai098.tp_8227da08 <text:s text:c="5"/>= "D:\\dat\\avatar\\partsobj\\ha</text:p>
          </table:table-cell>
          <table:table-cell office:value-type="string">
            <text:p><text:s text:c="8"/>82c4b324 00 00 00 8b <text:s text:c="4"/>ulong <text:s text:c="5"/>8Bh</text:p>
          </table:table-cell>
        </table:table-row>
        <table:table-row table:style-name="ro2">
          <table:table-cell office:value-type="string">
            <text:p><text:s text:c="8"/>82c4ccc8 82 27 d9 e4 <text:s text:c="4"/>addr <text:s text:c="6"/>s_D:\dat\avatar\partsobj\hai099.tp_8227d9e4 <text:s text:c="5"/>= "D:\\dat\\avatar\\partsobj\\ha</text:p>
          </table:table-cell>
          <table:table-cell office:value-type="string">
            <text:p><text:s text:c="8"/>82c4b328 00 00 00 8c <text:s text:c="4"/>ulong <text:s text:c="5"/>8Ch</text:p>
          </table:table-cell>
        </table:table-row>
        <table:table-row table:style-name="ro2">
          <table:table-cell office:value-type="string">
            <text:p><text:s text:c="8"/>82c4cccc 82 27 d9 c0 <text:s text:c="4"/>addr <text:s text:c="6"/>s_D:\dat\avatar\partsobj\hai100.tp_8227d9c0 <text:s text:c="5"/>= "D:\\dat\\avatar\\partsobj\\ha</text:p>
          </table:table-cell>
          <table:table-cell office:value-type="string">
            <text:p><text:s text:c="8"/>82c4b32c 00 00 00 8d <text:s text:c="4"/>ulong <text:s text:c="5"/>8Dh</text:p>
          </table:table-cell>
        </table:table-row>
        <table:table-row table:style-name="ro2">
          <table:table-cell office:value-type="string">
            <text:p><text:s text:c="8"/>82c4ccd0 82 27 d9 9c <text:s text:c="4"/>addr <text:s text:c="6"/>s_D:\dat\avatar\partsobj\hai101.tp_8227d99c <text:s text:c="5"/>= "D:\\dat\\avatar\\partsobj\\ha</text:p>
          </table:table-cell>
          <table:table-cell office:value-type="string">
            <text:p><text:s text:c="8"/>82c4b330 00 00 00 8e <text:s text:c="4"/>ulong <text:s text:c="5"/>8Eh</text:p>
          </table:table-cell>
        </table:table-row>
        <table:table-row table:style-name="ro2">
          <table:table-cell office:value-type="string">
            <text:p><text:s text:c="8"/>82c4ccd4 82 27 d9 78 <text:s text:c="4"/>addr <text:s text:c="6"/>s_D:\dat\avatar\partsobj\hai102.tp_8227d978 <text:s text:c="5"/>= "D:\\dat\\avatar\\partsobj\\ha</text:p>
          </table:table-cell>
          <table:table-cell office:value-type="string">
            <text:p><text:s text:c="8"/>82c4b334 00 00 00 8f <text:s text:c="4"/>ulong <text:s text:c="5"/>8Fh</text:p>
          </table:table-cell>
        </table:table-row>
        <table:table-row table:style-name="ro2">
          <table:table-cell office:value-type="string">
            <text:p><text:s text:c="8"/>82c4ccd8 82 27 d9 54 <text:s text:c="4"/>addr <text:s text:c="6"/>s_D:\dat\avatar\partsobj\hai103.tp_8227d954 <text:s text:c="5"/>= "D:\\dat\\avatar\\partsobj\\ha</text:p>
          </table:table-cell>
          <table:table-cell office:value-type="string">
            <text:p><text:s text:c="8"/>82c4b338 00 00 00 90 <text:s text:c="4"/>ulong <text:s text:c="5"/>90h</text:p>
          </table:table-cell>
        </table:table-row>
        <table:table-row table:style-name="ro2">
          <table:table-cell office:value-type="string">
            <text:p><text:s text:c="8"/>82c4ccdc 82 27 d9 30 <text:s text:c="4"/>addr <text:s text:c="6"/>s_D:\dat\avatar\partsobj\hai104.tp_8227d930 <text:s text:c="5"/>= "D:\\dat\\avatar\\partsobj\\ha</text:p>
          </table:table-cell>
          <table:table-cell office:value-type="string">
            <text:p><text:s text:c="8"/>82c4b33c 00 00 00 91 <text:s text:c="4"/>ulong <text:s text:c="5"/>91h</text:p>
          </table:table-cell>
        </table:table-row>
        <table:table-row table:style-name="ro2">
          <table:table-cell office:value-type="string">
            <text:p><text:s text:c="8"/>82c4cce0 82 27 d9 0c <text:s text:c="4"/>addr <text:s text:c="6"/>s_D:\dat\avatar\partsobj\hai105.tp_8227d90c <text:s text:c="5"/>= "D:\\dat\\avatar\\partsobj\\ha</text:p>
          </table:table-cell>
          <table:table-cell office:value-type="string">
            <text:p><text:s text:c="8"/>82c4b340 00 00 00 92 <text:s text:c="4"/>ulong <text:s text:c="5"/>92h</text:p>
          </table:table-cell>
        </table:table-row>
        <table:table-row table:style-name="ro2">
          <table:table-cell office:value-type="string">
            <text:p><text:s text:c="8"/>82c4cce4 82 27 d8 e8 <text:s text:c="4"/>addr <text:s text:c="6"/>s_D:\dat\avatar\partsobj\hai106.tp_8227d8e8 <text:s text:c="5"/>= "D:\\dat\\avatar\\partsobj\\ha</text:p>
          </table:table-cell>
          <table:table-cell office:value-type="string">
            <text:p><text:s text:c="8"/>82c4b344 00 00 00 93 <text:s text:c="4"/>ulong <text:s text:c="5"/>93h</text:p>
          </table:table-cell>
        </table:table-row>
        <table:table-row table:style-name="ro2">
          <table:table-cell office:value-type="string">
            <text:p><text:s text:c="8"/>82c4cce8 82 27 d8 c4 <text:s text:c="4"/>addr <text:s text:c="6"/>s_D:\dat\avatar\partsobj\hai107.tp_8227d8c4 <text:s text:c="5"/>= "D:\\dat\\avatar\\partsobj\\ha</text:p>
          </table:table-cell>
          <table:table-cell office:value-type="string">
            <text:p><text:s text:c="8"/>82c4b348 00 00 00 94 <text:s text:c="4"/>ulong <text:s text:c="5"/>94h</text:p>
          </table:table-cell>
        </table:table-row>
        <table:table-row table:style-name="ro2">
          <table:table-cell office:value-type="string">
            <text:p><text:s text:c="8"/>82c4ccec 82 27 d8 a0 <text:s text:c="4"/>addr <text:s text:c="6"/>s_D:\dat\avatar\partsobj\hai108.tp_8227d8a0 <text:s text:c="5"/>= "D:\\dat\\avatar\\partsobj\\ha</text:p>
          </table:table-cell>
          <table:table-cell office:value-type="string">
            <text:p><text:s text:c="8"/>82c4b34c 00 00 00 95 <text:s text:c="4"/>ulong <text:s text:c="5"/>95h</text:p>
          </table:table-cell>
        </table:table-row>
        <table:table-row table:style-name="ro2">
          <table:table-cell office:value-type="string">
            <text:p><text:s text:c="8"/>82c4ccf0 82 27 d8 7c <text:s text:c="4"/>addr <text:s text:c="6"/>s_D:\dat\avatar\partsobj\hai109.tp_8227d87c <text:s text:c="5"/>= "D:\\dat\\avatar\\partsobj\\ha</text:p>
          </table:table-cell>
          <table:table-cell office:value-type="string">
            <text:p><text:s text:c="8"/>82c4b350 00 00 00 96 <text:s text:c="4"/>ulong <text:s text:c="5"/>96h</text:p>
          </table:table-cell>
        </table:table-row>
        <table:table-row table:style-name="ro2">
          <table:table-cell office:value-type="string">
            <text:p><text:s text:c="8"/>82c4ccf4 82 27 d8 58 <text:s text:c="4"/>addr <text:s text:c="6"/>s_D:\dat\avatar\partsobj\hai110.tp_8227d858 <text:s text:c="5"/>= "D:\\dat\\avatar\\partsobj\\ha</text:p>
          </table:table-cell>
          <table:table-cell office:value-type="string">
            <text:p><text:s text:c="8"/>82c4b354 00 00 00 97 <text:s text:c="4"/>ulong <text:s text:c="5"/>97h</text:p>
          </table:table-cell>
        </table:table-row>
        <table:table-row table:style-name="ro2">
          <table:table-cell office:value-type="string">
            <text:p><text:s text:c="8"/>82c4ccf8 82 27 d8 34 <text:s text:c="4"/>addr <text:s text:c="6"/>s_D:\dat\avatar\partsobj\hai111.tp_8227d834 <text:s text:c="5"/>= "D:\\dat\\avatar\\partsobj\\ha</text:p>
          </table:table-cell>
          <table:table-cell office:value-type="string">
            <text:p><text:s text:c="8"/>82c4b358 00 00 00 98 <text:s text:c="4"/>ulong <text:s text:c="5"/>98h</text:p>
          </table:table-cell>
        </table:table-row>
        <table:table-row table:style-name="ro2">
          <table:table-cell office:value-type="string">
            <text:p><text:s text:c="8"/>82c4ccfc 82 27 d8 10 <text:s text:c="4"/>addr <text:s text:c="6"/>s_D:\dat\avatar\partsobj\hai112.tp_8227d810 <text:s text:c="5"/>= "D:\\dat\\avatar\\partsobj\\ha</text:p>
          </table:table-cell>
          <table:table-cell office:value-type="string">
            <text:p><text:s text:c="8"/>82c4b35c 00 00 00 99 <text:s text:c="4"/>ulong <text:s text:c="5"/>99h</text:p>
          </table:table-cell>
        </table:table-row>
        <table:table-row table:style-name="ro2">
          <table:table-cell office:value-type="string">
            <text:p><text:s text:c="8"/>82c4cd00 82 27 d7 ec <text:s text:c="4"/>addr <text:s text:c="6"/>s_D:\dat\avatar\partsobj\hai113.tp_8227d7ec <text:s text:c="5"/>= "D:\\dat\\avatar\\partsobj\\ha</text:p>
          </table:table-cell>
          <table:table-cell office:value-type="string">
            <text:p><text:s text:c="8"/>82c4b360 00 00 00 9a <text:s text:c="4"/>ulong <text:s text:c="5"/>9Ah</text:p>
          </table:table-cell>
        </table:table-row>
        <table:table-row table:style-name="ro2">
          <table:table-cell office:value-type="string">
            <text:p><text:s text:c="8"/>82c4cd04 82 27 d7 c8 <text:s text:c="4"/>addr <text:s text:c="6"/>s_D:\dat\avatar\partsobj\hai114.tp_8227d7c8 <text:s text:c="5"/>= "D:\\dat\\avatar\\partsobj\\ha</text:p>
          </table:table-cell>
          <table:table-cell office:value-type="string">
            <text:p><text:s text:c="8"/>82c4b364 00 00 00 9b <text:s text:c="4"/>ulong <text:s text:c="5"/>9Bh</text:p>
          </table:table-cell>
        </table:table-row>
        <table:table-row table:style-name="ro2">
          <table:table-cell office:value-type="string">
            <text:p><text:s text:c="8"/>82c4cd08 82 27 d7 a4 <text:s text:c="4"/>addr <text:s text:c="6"/>s_D:\dat\avatar\partsobj\hai115.tp_8227d7a4 <text:s text:c="5"/>= "D:\\dat\\avatar\\partsobj\\ha</text:p>
          </table:table-cell>
          <table:table-cell office:value-type="string">
            <text:p><text:s text:c="8"/>82c4b368 00 00 00 9c <text:s text:c="4"/>ulong <text:s text:c="5"/>9Ch</text:p>
          </table:table-cell>
        </table:table-row>
        <table:table-row table:style-name="ro2">
          <table:table-cell office:value-type="string">
            <text:p><text:s text:c="8"/>82c4cd0c 82 27 d7 80 <text:s text:c="4"/>addr <text:s text:c="6"/>s_D:\dat\avatar\partsobj\hai116.tp_8227d780 <text:s text:c="5"/>= "D:\\dat\\avatar\\partsobj\\ha</text:p>
          </table:table-cell>
          <table:table-cell office:value-type="string">
            <text:p><text:s text:c="8"/>82c4b36c 00 00 00 9d <text:s text:c="4"/>ulong <text:s text:c="5"/>9Dh</text:p>
          </table:table-cell>
        </table:table-row>
        <table:table-row table:style-name="ro2">
          <table:table-cell office:value-type="string">
            <text:p><text:s text:c="8"/>82c4cd10 82 27 d7 5c <text:s text:c="4"/>addr <text:s text:c="6"/>s_D:\dat\avatar\partsobj\hai117.tp_8227d75c <text:s text:c="5"/>= "D:\\dat\\avatar\\partsobj\\ha</text:p>
          </table:table-cell>
          <table:table-cell office:value-type="string">
            <text:p><text:s text:c="8"/>82c4b370 00 00 00 9e <text:s text:c="4"/>ulong <text:s text:c="5"/>9Eh</text:p>
          </table:table-cell>
        </table:table-row>
        <table:table-row table:style-name="ro2">
          <table:table-cell office:value-type="string">
            <text:p><text:s text:c="8"/>82c4cd14 82 27 d7 38 <text:s text:c="4"/>addr <text:s text:c="6"/>s_D:\dat\avatar\partsobj\hai118.tp_8227d738 <text:s text:c="5"/>= "D:\\dat\\avatar\\partsobj\\ha</text:p>
          </table:table-cell>
          <table:table-cell office:value-type="string">
            <text:p><text:s text:c="8"/>82c4b374 00 00 00 9f <text:s text:c="4"/>ulong <text:s text:c="5"/>9Fh</text:p>
          </table:table-cell>
        </table:table-row>
        <table:table-row table:style-name="ro2">
          <table:table-cell office:value-type="string">
            <text:p><text:s text:c="8"/>82c4cd18 82 27 d7 14 <text:s text:c="4"/>addr <text:s text:c="6"/>s_D:\dat\avatar\partsobj\hai119.tp_8227d714 <text:s text:c="5"/>= "D:\\dat\\avatar\\partsobj\\ha</text:p>
          </table:table-cell>
          <table:table-cell office:value-type="string">
            <text:p><text:s text:c="8"/>82c4b378 00 00 00 a0 <text:s text:c="4"/>ulong <text:s text:c="5"/>A0h</text:p>
          </table:table-cell>
        </table:table-row>
        <table:table-row table:style-name="ro2">
          <table:table-cell office:value-type="string">
            <text:p><text:s text:c="8"/>82c4cd1c 82 27 d6 f0 <text:s text:c="4"/>addr <text:s text:c="6"/>s_D:\dat\avatar\partsobj\hai120.tp_8227d6f0 <text:s text:c="5"/>= "D:\\dat\\avatar\\partsobj\\ha</text:p>
          </table:table-cell>
          <table:table-cell office:value-type="string">
            <text:p><text:s text:c="8"/>82c4b37c 00 00 00 a1 <text:s text:c="4"/>ulong <text:s text:c="5"/>A1h</text:p>
          </table:table-cell>
        </table:table-row>
        <table:table-row table:style-name="ro2">
          <table:table-cell office:value-type="string">
            <text:p><text:s text:c="8"/>82c4cd20 82 27 d6 cc <text:s text:c="4"/>addr <text:s text:c="6"/>s_D:\dat\avatar\partsobj\hai121.tp_8227d6cc <text:s text:c="5"/>= "D:\\dat\\avatar\\partsobj\\ha</text:p>
          </table:table-cell>
          <table:table-cell office:value-type="string">
            <text:p><text:s text:c="8"/>82c4b380 00 00 00 a2 <text:s text:c="4"/>ulong <text:s text:c="5"/>A2h</text:p>
          </table:table-cell>
        </table:table-row>
        <table:table-row table:style-name="ro2">
          <table:table-cell office:value-type="string">
            <text:p><text:s text:c="8"/>82c4cd24 82 27 d6 a8 <text:s text:c="4"/>addr <text:s text:c="6"/>s_D:\dat\avatar\partsobj\hai122.tp_8227d6a8 <text:s text:c="5"/>= "D:\\dat\\avatar\\partsobj\\ha</text:p>
          </table:table-cell>
          <table:table-cell office:value-type="string">
            <text:p><text:s text:c="8"/>82c4b384 00 00 00 a3 <text:s text:c="4"/>ulong <text:s text:c="5"/>A3h</text:p>
          </table:table-cell>
        </table:table-row>
        <table:table-row table:style-name="ro2">
          <table:table-cell office:value-type="string">
            <text:p><text:s text:c="8"/>82c4cd28 82 27 d6 84 <text:s text:c="4"/>addr <text:s text:c="6"/>s_D:\dat\avatar\partsobj\hai123.tp_8227d684 <text:s text:c="5"/>= "D:\\dat\\avatar\\partsobj\\ha</text:p>
          </table:table-cell>
          <table:table-cell office:value-type="string">
            <text:p><text:s text:c="8"/>82c4b388 00 00 00 a4 <text:s text:c="4"/>ulong <text:s text:c="5"/>A4h</text:p>
          </table:table-cell>
        </table:table-row>
        <table:table-row table:style-name="ro2">
          <table:table-cell office:value-type="string">
            <text:p><text:s text:c="8"/>82c4cd2c 82 27 d6 60 <text:s text:c="4"/>addr <text:s text:c="6"/>s_D:\dat\avatar\partsobj\hai124.tp_8227d660 <text:s text:c="5"/>= "D:\\dat\\avatar\\partsobj\\ha</text:p>
          </table:table-cell>
          <table:table-cell office:value-type="string">
            <text:p><text:s text:c="8"/>82c4b38c 00 00 00 a5 <text:s text:c="4"/>ulong <text:s text:c="5"/>A5h</text:p>
          </table:table-cell>
        </table:table-row>
        <table:table-row table:style-name="ro2">
          <table:table-cell office:value-type="string">
            <text:p><text:s text:c="8"/>82c4cd30 82 27 d6 3c <text:s text:c="4"/>addr <text:s text:c="6"/>s_D:\dat\avatar\partsobj\hai125.tp_8227d63c <text:s text:c="5"/>= "D:\\dat\\avatar\\partsobj\\ha</text:p>
          </table:table-cell>
          <table:table-cell office:value-type="string">
            <text:p><text:s text:c="8"/>82c4b390 00 00 00 a6 <text:s text:c="4"/>ulong <text:s text:c="5"/>A6h</text:p>
          </table:table-cell>
        </table:table-row>
        <table:table-row table:style-name="ro2">
          <table:table-cell office:value-type="string">
            <text:p><text:s text:c="8"/>82c4cd34 82 27 d6 18 <text:s text:c="4"/>addr <text:s text:c="6"/>s_D:\dat\avatar\partsobj\hai126.tp_8227d618 <text:s text:c="5"/>= "D:\\dat\\avatar\\partsobj\\ha</text:p>
          </table:table-cell>
          <table:table-cell office:value-type="string">
            <text:p><text:s text:c="8"/>82c4b394 00 00 00 a7 <text:s text:c="4"/>ulong <text:s text:c="5"/>A7h</text:p>
          </table:table-cell>
        </table:table-row>
        <table:table-row table:style-name="ro2">
          <table:table-cell office:value-type="string">
            <text:p><text:s text:c="8"/>82c4cd38 82 27 d5 f4 <text:s text:c="4"/>addr <text:s text:c="6"/>s_D:\dat\avatar\partsobj\hai127.tp_8227d5f4 <text:s text:c="5"/>= "D:\\dat\\avatar\\partsobj\\ha</text:p>
          </table:table-cell>
          <table:table-cell office:value-type="string">
            <text:p><text:s text:c="8"/>82c4b398 00 00 00 a8 <text:s text:c="4"/>ulong <text:s text:c="5"/>A8h</text:p>
          </table:table-cell>
        </table:table-row>
        <table:table-row table:style-name="ro2">
          <table:table-cell office:value-type="string">
            <text:p><text:s text:c="8"/>82c4cd3c 82 27 d5 d0 <text:s text:c="4"/>addr <text:s text:c="6"/>s_D:\dat\avatar\partsobj\hai128.tp_8227d5d0 <text:s text:c="5"/>= "D:\\dat\\avatar\\partsobj\\ha</text:p>
          </table:table-cell>
          <table:table-cell office:value-type="string">
            <text:p><text:s text:c="8"/>82c4b39c 00 00 00 a9 <text:s text:c="4"/>ulong <text:s text:c="5"/>A9h</text:p>
          </table:table-cell>
        </table:table-row>
        <table:table-row table:style-name="ro2">
          <table:table-cell office:value-type="string">
            <text:p><text:s text:c="8"/>82c4cd40 82 27 d5 ac <text:s text:c="4"/>addr <text:s text:c="6"/>s_D:\dat\avatar\partsobj\hai129.tp_8227d5ac <text:s text:c="5"/>= "D:\\dat\\avatar\\partsobj\\ha</text:p>
          </table:table-cell>
          <table:table-cell office:value-type="string">
            <text:p><text:s text:c="8"/>82c4b3a0 00 00 00 aa <text:s text:c="4"/>ulong <text:s text:c="5"/>AAh</text:p>
          </table:table-cell>
        </table:table-row>
        <table:table-row table:style-name="ro2">
          <table:table-cell office:value-type="string">
            <text:p><text:s text:c="8"/>82c4cd44 82 27 d5 88 <text:s text:c="4"/>addr <text:s text:c="6"/>s_D:\dat\avatar\partsobj\hai130.tp_8227d588 <text:s text:c="5"/>= "D:\\dat\\avatar\\partsobj\\ha</text:p>
          </table:table-cell>
          <table:table-cell office:value-type="string">
            <text:p><text:s text:c="8"/>82c4b3a4 00 00 00 ab <text:s text:c="4"/>ulong <text:s text:c="5"/>ABh</text:p>
          </table:table-cell>
        </table:table-row>
        <table:table-row table:style-name="ro2">
          <table:table-cell office:value-type="string">
            <text:p><text:s text:c="8"/>82c4cd48 82 27 d5 64 <text:s text:c="4"/>addr <text:s text:c="6"/>s_D:\dat\avatar\partsobj\hai131.tp_8227d564 <text:s text:c="5"/>= "D:\\dat\\avatar\\partsobj\\ha</text:p>
          </table:table-cell>
          <table:table-cell office:value-type="string">
            <text:p><text:s text:c="8"/>82c4b3a8 00 00 00 ac <text:s text:c="4"/>ulong <text:s text:c="5"/>ACh</text:p>
          </table:table-cell>
        </table:table-row>
        <table:table-row table:style-name="ro2">
          <table:table-cell office:value-type="string">
            <text:p><text:s text:c="8"/>82c4cd4c 82 27 d5 40 <text:s text:c="4"/>addr <text:s text:c="6"/>s_D:\dat\avatar\partsobj\hai132.tp_8227d540 <text:s text:c="5"/>= "D:\\dat\\avatar\\partsobj\\ha</text:p>
          </table:table-cell>
          <table:table-cell office:value-type="string">
            <text:p><text:s text:c="8"/>82c4b3ac 00 00 00 ad <text:s text:c="4"/>ulong <text:s text:c="5"/>ADh</text:p>
          </table:table-cell>
        </table:table-row>
        <table:table-row table:style-name="ro2">
          <table:table-cell office:value-type="string">
            <text:p><text:s text:c="8"/>82c4cd50 82 27 d5 1c <text:s text:c="4"/>addr <text:s text:c="6"/>s_D:\dat\avatar\partsobj\hai133.tp_8227d51c <text:s text:c="5"/>= "D:\\dat\\avatar\\partsobj\\ha</text:p>
          </table:table-cell>
          <table:table-cell office:value-type="string">
            <text:p><text:s text:c="8"/>82c4b3b0 00 00 00 ae <text:s text:c="4"/>ulong <text:s text:c="5"/>AEh</text:p>
          </table:table-cell>
        </table:table-row>
        <table:table-row table:style-name="ro2">
          <table:table-cell office:value-type="string">
            <text:p><text:s text:c="8"/>82c4cd54 82 27 d4 f8 <text:s text:c="4"/>addr <text:s text:c="6"/>s_D:\dat\avatar\partsobj\hai134.tp_8227d4f8 <text:s text:c="5"/>= "D:\\dat\\avatar\\partsobj\\ha</text:p>
          </table:table-cell>
          <table:table-cell office:value-type="string">
            <text:p><text:s text:c="8"/>82c4b3b4 00 00 00 af <text:s text:c="4"/>ulong <text:s text:c="5"/>AFh</text:p>
          </table:table-cell>
        </table:table-row>
        <table:table-row table:style-name="ro2">
          <table:table-cell office:value-type="string">
            <text:p><text:s text:c="8"/>82c4cd58 82 27 d4 d4 <text:s text:c="4"/>addr <text:s text:c="6"/>s_D:\dat\avatar\partsobj\hai135.tp_8227d4d4 <text:s text:c="5"/>= "D:\\dat\\avatar\\partsobj\\ha</text:p>
          </table:table-cell>
          <table:table-cell office:value-type="string">
            <text:p><text:s text:c="8"/>82c4b3b8 00 00 00 b0 <text:s text:c="4"/>ulong <text:s text:c="5"/>B0h</text:p>
          </table:table-cell>
        </table:table-row>
        <table:table-row table:style-name="ro2">
          <table:table-cell office:value-type="string">
            <text:p><text:s text:c="8"/>82c4cd5c 82 27 d4 b0 <text:s text:c="4"/>addr <text:s text:c="6"/>s_D:\dat\avatar\partsobj\hai136.tp_8227d4b0 <text:s text:c="5"/>= "D:\\dat\\avatar\\partsobj\\ha</text:p>
          </table:table-cell>
          <table:table-cell office:value-type="string">
            <text:p><text:s text:c="8"/>82c4b3bc 00 00 00 b1 <text:s text:c="4"/>ulong <text:s text:c="5"/>B1h</text:p>
          </table:table-cell>
        </table:table-row>
        <table:table-row table:style-name="ro2">
          <table:table-cell office:value-type="string">
            <text:p><text:s text:c="8"/>82c4cd60 82 27 d4 8c <text:s text:c="4"/>addr <text:s text:c="6"/>s_D:\dat\avatar\partsobj\hai137.tp_8227d48c <text:s text:c="5"/>= "D:\\dat\\avatar\\partsobj\\ha</text:p>
          </table:table-cell>
          <table:table-cell office:value-type="string">
            <text:p><text:s text:c="8"/>82c4b3c0 00 00 00 b2 <text:s text:c="4"/>ulong <text:s text:c="5"/>B2h</text:p>
          </table:table-cell>
        </table:table-row>
        <table:table-row table:style-name="ro2">
          <table:table-cell office:value-type="string">
            <text:p><text:s text:c="8"/>82c4cd64 82 27 d4 68 <text:s text:c="4"/>addr <text:s text:c="6"/>s_D:\dat\avatar\partsobj\hai138.tp_8227d468 <text:s text:c="5"/>= "D:\\dat\\avatar\\partsobj\\ha</text:p>
          </table:table-cell>
          <table:table-cell office:value-type="string">
            <text:p><text:s text:c="8"/>82c4b3c4 00 00 00 b3 <text:s text:c="4"/>ulong <text:s text:c="5"/>B3h</text:p>
          </table:table-cell>
        </table:table-row>
        <table:table-row table:style-name="ro2">
          <table:table-cell office:value-type="string">
            <text:p><text:s text:c="8"/>82c4cd68 82 27 d4 44 <text:s text:c="4"/>addr <text:s text:c="6"/>s_D:\dat\avatar\partsobj\hai139.tp_8227d444 <text:s text:c="5"/>= "D:\\dat\\avatar\\partsobj\\ha</text:p>
          </table:table-cell>
          <table:table-cell office:value-type="string">
            <text:p><text:s text:c="8"/>82c4b3c8 00 00 00 b4 <text:s text:c="4"/>ulong <text:s text:c="5"/>B4h</text:p>
          </table:table-cell>
        </table:table-row>
        <table:table-row table:style-name="ro2">
          <table:table-cell office:value-type="string">
            <text:p><text:s text:c="8"/>82c4cd6c 82 27 d4 20 <text:s text:c="4"/>addr <text:s text:c="6"/>s_D:\dat\avatar\partsobj\hai140.tp_8227d420 <text:s text:c="5"/>= "D:\\dat\\avatar\\partsobj\\ha</text:p>
          </table:table-cell>
          <table:table-cell office:value-type="string">
            <text:p><text:s text:c="8"/>82c4b3cc 00 00 00 b5 <text:s text:c="4"/>ulong <text:s text:c="5"/>B5h</text:p>
          </table:table-cell>
        </table:table-row>
        <table:table-row table:style-name="ro2">
          <table:table-cell office:value-type="string">
            <text:p><text:s text:c="8"/>82c4cd70 82 27 d3 fc <text:s text:c="4"/>addr <text:s text:c="6"/>s_D:\dat\avatar\partsobj\hai141.tp_8227d3fc <text:s text:c="5"/>= "D:\\dat\\avatar\\partsobj\\ha</text:p>
          </table:table-cell>
          <table:table-cell office:value-type="string">
            <text:p><text:s text:c="8"/>82c4b3d0 00 00 00 b6 <text:s text:c="4"/>ulong <text:s text:c="5"/>B6h</text:p>
          </table:table-cell>
        </table:table-row>
        <table:table-row table:style-name="ro2">
          <table:table-cell office:value-type="string">
            <text:p><text:s text:c="8"/>82c4cd74 82 27 d3 d8 <text:s text:c="4"/>addr <text:s text:c="6"/>s_D:\dat\avatar\partsobj\hai142.tp_8227d3d8 <text:s text:c="5"/>= "D:\\dat\\avatar\\partsobj\\ha</text:p>
          </table:table-cell>
          <table:table-cell office:value-type="string">
            <text:p><text:s text:c="8"/>82c4b3d4 00 00 00 b7 <text:s text:c="4"/>ulong <text:s text:c="5"/>B7h</text:p>
          </table:table-cell>
        </table:table-row>
        <table:table-row table:style-name="ro2">
          <table:table-cell office:value-type="string">
            <text:p><text:s text:c="8"/>82c4cd78 82 27 d3 b4 <text:s text:c="4"/>addr <text:s text:c="6"/>s_D:\dat\avatar\partsobj\hai143.tp_8227d3b4 <text:s text:c="5"/>= "D:\\dat\\avatar\\partsobj\\ha</text:p>
          </table:table-cell>
          <table:table-cell office:value-type="string">
            <text:p><text:s text:c="8"/>82c4b3d8 00 00 00 b8 <text:s text:c="4"/>ulong <text:s text:c="5"/>B8h</text:p>
          </table:table-cell>
        </table:table-row>
        <table:table-row table:style-name="ro2">
          <table:table-cell office:value-type="string">
            <text:p><text:s text:c="8"/>82c4cd7c 82 27 d3 90 <text:s text:c="4"/>addr <text:s text:c="6"/>s_D:\dat\avatar\partsobj\hai144.tp_8227d390 <text:s text:c="5"/>= "D:\\dat\\avatar\\partsobj\\ha</text:p>
          </table:table-cell>
          <table:table-cell office:value-type="string">
            <text:p><text:s text:c="8"/>82c4b3dc 00 00 00 b9 <text:s text:c="4"/>ulong <text:s text:c="5"/>B9h</text:p>
          </table:table-cell>
        </table:table-row>
        <table:table-row table:style-name="ro2">
          <table:table-cell office:value-type="string">
            <text:p><text:s text:c="8"/>82c4cd80 82 27 d3 6c <text:s text:c="4"/>addr <text:s text:c="6"/>s_D:\dat\avatar\partsobj\hai145.tp_8227d36c <text:s text:c="5"/>= "D:\\dat\\avatar\\partsobj\\ha</text:p>
          </table:table-cell>
          <table:table-cell office:value-type="string">
            <text:p><text:s text:c="8"/>82c4b3e0 00 00 00 ba <text:s text:c="4"/>ulong <text:s text:c="5"/>BAh</text:p>
          </table:table-cell>
        </table:table-row>
        <table:table-row table:style-name="ro2">
          <table:table-cell office:value-type="string">
            <text:p><text:s text:c="8"/>82c4cd84 82 27 d3 48 <text:s text:c="4"/>addr <text:s text:c="6"/>s_D:\dat\avatar\partsobj\hai146.tp_8227d348 <text:s text:c="5"/>= "D:\\dat\\avatar\\partsobj\\ha</text:p>
          </table:table-cell>
          <table:table-cell office:value-type="string">
            <text:p><text:s text:c="8"/>82c4b3e4 00 00 00 bb <text:s text:c="4"/>ulong <text:s text:c="5"/>BBh</text:p>
          </table:table-cell>
        </table:table-row>
        <table:table-row table:style-name="ro2">
          <table:table-cell office:value-type="string">
            <text:p><text:s text:c="8"/>82c4cd88 82 27 d3 24 <text:s text:c="4"/>addr <text:s text:c="6"/>s_D:\dat\avatar\partsobj\hai147.tp_8227d324 <text:s text:c="5"/>= "D:\\dat\\avatar\\partsobj\\ha</text:p>
          </table:table-cell>
          <table:table-cell office:value-type="string">
            <text:p><text:s text:c="8"/>82c4b3e8 00 00 00 bc <text:s text:c="4"/>ulong <text:s text:c="5"/>BCh</text:p>
          </table:table-cell>
        </table:table-row>
        <table:table-row table:style-name="ro2">
          <table:table-cell office:value-type="string">
            <text:p><text:s text:c="8"/>82c4cd8c 82 27 d3 00 <text:s text:c="4"/>addr <text:s text:c="6"/>s_D:\dat\avatar\partsobj\hai148.tp_8227d300 <text:s text:c="5"/>= "D:\\dat\\avatar\\partsobj\\ha</text:p>
          </table:table-cell>
          <table:table-cell office:value-type="string">
            <text:p><text:s text:c="8"/>82c4b3ec 00 00 00 bd <text:s text:c="4"/>ulong <text:s text:c="5"/>BDh</text:p>
          </table:table-cell>
        </table:table-row>
        <table:table-row table:style-name="ro2">
          <table:table-cell office:value-type="string">
            <text:p><text:s text:c="8"/>82c4cd90 82 27 d2 dc <text:s text:c="4"/>addr <text:s text:c="6"/>s_D:\dat\avatar\partsobj\hai149.tp_8227d2dc <text:s text:c="5"/>= "D:\\dat\\avatar\\partsobj\\ha</text:p>
          </table:table-cell>
          <table:table-cell office:value-type="string">
            <text:p><text:s text:c="8"/>82c4b3f0 00 00 00 be <text:s text:c="4"/>ulong <text:s text:c="5"/>BEh</text:p>
          </table:table-cell>
        </table:table-row>
        <table:table-row table:style-name="ro2">
          <table:table-cell office:value-type="string">
            <text:p><text:s text:c="8"/>82c4cd94 82 27 d2 b8 <text:s text:c="4"/>addr <text:s text:c="6"/>s_D:\dat\avatar\partsobj\hai150.tp_8227d2b8 <text:s text:c="5"/>= "D:\\dat\\avatar\\partsobj\\ha</text:p>
          </table:table-cell>
          <table:table-cell office:value-type="string">
            <text:p><text:s text:c="8"/>82c4b3f4 00 00 00 bf <text:s text:c="4"/>ulong <text:s text:c="5"/>BFh</text:p>
          </table:table-cell>
        </table:table-row>
        <table:table-row table:style-name="ro2">
          <table:table-cell office:value-type="string">
            <text:p><text:s text:c="8"/>82c4cd98 82 27 d2 94 <text:s text:c="4"/>addr <text:s text:c="6"/>s_D:\dat\avatar\partsobj\hai151.tp_8227d294 <text:s text:c="5"/>= "D:\\dat\\avatar\\partsobj\\ha</text:p>
          </table:table-cell>
          <table:table-cell office:value-type="string">
            <text:p><text:s text:c="8"/>82c4b3f8 00 00 00 c0 <text:s text:c="4"/>ulong <text:s text:c="5"/>C0h</text:p>
          </table:table-cell>
        </table:table-row>
        <table:table-row table:style-name="ro2">
          <table:table-cell office:value-type="string">
            <text:p><text:s text:c="8"/>82c4cd9c 82 27 d2 70 <text:s text:c="4"/>addr <text:s text:c="6"/>s_D:\dat\avatar\partsobj\hai152.tp_8227d270 <text:s text:c="5"/>= "D:\\dat\\avatar\\partsobj\\ha</text:p>
          </table:table-cell>
          <table:table-cell office:value-type="string">
            <text:p><text:s text:c="8"/>82c4b3fc 00 00 00 c1 <text:s text:c="4"/>ulong <text:s text:c="5"/>C1h</text:p>
          </table:table-cell>
        </table:table-row>
        <table:table-row table:style-name="ro2">
          <table:table-cell office:value-type="string">
            <text:p><text:s text:c="8"/>82c4cda0 82 27 d2 4c <text:s text:c="4"/>addr <text:s text:c="6"/>s_D:\dat\avatar\partsobj\hai153.tp_8227d24c <text:s text:c="5"/>= "D:\\dat\\avatar\\partsobj\\ha</text:p>
          </table:table-cell>
          <table:table-cell office:value-type="string">
            <text:p><text:s text:c="8"/>82c4b400 00 00 00 c2 <text:s text:c="4"/>ulong <text:s text:c="5"/>C2h</text:p>
          </table:table-cell>
        </table:table-row>
        <table:table-row table:style-name="ro2">
          <table:table-cell office:value-type="string">
            <text:p><text:s text:c="8"/>82c4cda4 82 27 d2 28 <text:s text:c="4"/>addr <text:s text:c="6"/>s_D:\dat\avatar\partsobj\hai154.tp_8227d228 <text:s text:c="5"/>= "D:\\dat\\avatar\\partsobj\\ha</text:p>
          </table:table-cell>
          <table:table-cell office:value-type="string">
            <text:p><text:s text:c="8"/>82c4b404 00 00 00 c3 <text:s text:c="4"/>ulong <text:s text:c="5"/>C3h</text:p>
          </table:table-cell>
        </table:table-row>
        <table:table-row table:style-name="ro2">
          <table:table-cell office:value-type="string">
            <text:p><text:s text:c="8"/>82c4cda8 82 27 d2 04 <text:s text:c="4"/>addr <text:s text:c="6"/>s_D:\dat\avatar\partsobj\hai155.tp_8227d204 <text:s text:c="5"/>= "D:\\dat\\avatar\\partsobj\\ha</text:p>
          </table:table-cell>
          <table:table-cell office:value-type="string">
            <text:p><text:s text:c="8"/>82c4b408 00 00 00 c4 <text:s text:c="4"/>ulong <text:s text:c="5"/>C4h</text:p>
          </table:table-cell>
        </table:table-row>
        <table:table-row table:style-name="ro2">
          <table:table-cell office:value-type="string">
            <text:p><text:s text:c="8"/>82c4cdac 82 27 d1 e0 <text:s text:c="4"/>addr <text:s text:c="6"/>s_D:\dat\avatar\partsobj\hai156.tp_8227d1e0 <text:s text:c="5"/>= "D:\\dat\\avatar\\partsobj\\ha</text:p>
          </table:table-cell>
          <table:table-cell office:value-type="string">
            <text:p><text:s text:c="8"/>82c4b40c 00 00 00 c5 <text:s text:c="4"/>ulong <text:s text:c="5"/>C5h</text:p>
          </table:table-cell>
        </table:table-row>
        <table:table-row table:style-name="ro2">
          <table:table-cell office:value-type="string">
            <text:p><text:s text:c="8"/>82c4cdb0 82 27 d1 bc <text:s text:c="4"/>addr <text:s text:c="6"/>s_D:\dat\avatar\partsobj\hai157.tp_8227d1bc <text:s text:c="5"/>= "D:\\dat\\avatar\\partsobj\\ha</text:p>
          </table:table-cell>
          <table:table-cell office:value-type="string">
            <text:p><text:s text:c="8"/>82c4b410 00 00 00 c6 <text:s text:c="4"/>ulong <text:s text:c="5"/>C6h</text:p>
          </table:table-cell>
        </table:table-row>
        <table:table-row table:style-name="ro2">
          <table:table-cell office:value-type="string">
            <text:p><text:s text:c="8"/>82c4cdb4 82 27 d1 98 <text:s text:c="4"/>addr <text:s text:c="6"/>s_D:\dat\avatar\partsobj\hai158.tp_8227d198 <text:s text:c="5"/>= "D:\\dat\\avatar\\partsobj\\ha</text:p>
          </table:table-cell>
          <table:table-cell office:value-type="string">
            <text:p><text:s text:c="8"/>82c4b414 00 00 00 c7 <text:s text:c="4"/>ulong <text:s text:c="5"/>C7h</text:p>
          </table:table-cell>
        </table:table-row>
        <table:table-row table:style-name="ro2">
          <table:table-cell office:value-type="string">
            <text:p><text:s text:c="8"/>82c4cdb8 82 27 d1 74 <text:s text:c="4"/>addr <text:s text:c="6"/>s_D:\dat\avatar\partsobj\hai159.tp_8227d174 <text:s text:c="5"/>= "D:\\dat\\avatar\\partsobj\\ha</text:p>
          </table:table-cell>
          <table:table-cell office:value-type="string">
            <text:p><text:s text:c="8"/>82c4b418 00 00 00 c8 <text:s text:c="4"/>ulong <text:s text:c="5"/>C8h</text:p>
          </table:table-cell>
        </table:table-row>
        <table:table-row table:style-name="ro2">
          <table:table-cell office:value-type="string">
            <text:p><text:s text:c="8"/>82c4cdbc 82 27 d1 50 <text:s text:c="4"/>addr <text:s text:c="6"/>s_D:\dat\avatar\partsobj\cos000.tp_8227d150 <text:s text:c="5"/>= "D:\\dat\\avatar\\partsobj\\co</text:p>
          </table:table-cell>
          <table:table-cell office:value-type="string">
            <text:p><text:s text:c="8"/>82c4b41c 00 00 00 c9 <text:s text:c="4"/>ulong <text:s text:c="5"/>C9h</text:p>
          </table:table-cell>
        </table:table-row>
        <table:table-row table:style-name="ro2">
          <table:table-cell office:value-type="string">
            <text:p><text:s text:c="8"/>82c4cdc0 82 27 d1 2c <text:s text:c="4"/>addr <text:s text:c="6"/>s_D:\dat\avatar\partsobj\cos001.tp_8227d12c <text:s text:c="5"/>= "D:\\dat\\avatar\\partsobj\\co</text:p>
          </table:table-cell>
          <table:table-cell office:value-type="string">
            <text:p><text:s text:c="8"/>82c4b420 00 00 00 ca <text:s text:c="4"/>ulong <text:s text:c="5"/>CAh</text:p>
          </table:table-cell>
        </table:table-row>
        <table:table-row table:style-name="ro2">
          <table:table-cell office:value-type="string">
            <text:p><text:s text:c="8"/>82c4cdc4 82 27 d1 08 <text:s text:c="4"/>addr <text:s text:c="6"/>s_D:\dat\avatar\partsobj\cos002.tp_8227d108 <text:s text:c="5"/>= "D:\\dat\\avatar\\partsobj\\co</text:p>
          </table:table-cell>
          <table:table-cell office:value-type="string">
            <text:p><text:s text:c="8"/>82c4b424 00 00 00 cb <text:s text:c="4"/>ulong <text:s text:c="5"/>CBh</text:p>
          </table:table-cell>
        </table:table-row>
        <table:table-row table:style-name="ro2">
          <table:table-cell office:value-type="string">
            <text:p><text:s text:c="8"/>82c4cdc8 82 27 d0 e4 <text:s text:c="4"/>addr <text:s text:c="6"/>s_D:\dat\avatar\partsobj\cos003.tp_8227d0e4 <text:s text:c="5"/>= "D:\\dat\\avatar\\partsobj\\co</text:p>
          </table:table-cell>
          <table:table-cell office:value-type="string">
            <text:p><text:s text:c="8"/>82c4b428 00 00 00 cc <text:s text:c="4"/>ulong <text:s text:c="5"/>CCh</text:p>
          </table:table-cell>
        </table:table-row>
        <table:table-row table:style-name="ro2">
          <table:table-cell office:value-type="string">
            <text:p><text:s text:c="8"/>82c4cdcc 82 27 d0 c0 <text:s text:c="4"/>addr <text:s text:c="6"/>s_D:\dat\avatar\partsobj\cos004.tp_8227d0c0 <text:s text:c="5"/>= "D:\\dat\\avatar\\partsobj\\co</text:p>
          </table:table-cell>
          <table:table-cell office:value-type="string">
            <text:p><text:s text:c="8"/>82c4b42c 00 00 00 cd <text:s text:c="4"/>ulong <text:s text:c="5"/>CDh</text:p>
          </table:table-cell>
        </table:table-row>
        <table:table-row table:style-name="ro2">
          <table:table-cell office:value-type="string">
            <text:p><text:s text:c="8"/>82c4cdd0 82 27 d0 9c <text:s text:c="4"/>addr <text:s text:c="6"/>s_D:\dat\avatar\partsobj\cos005.tp_8227d09c <text:s text:c="5"/>= "D:\\dat\\avatar\\partsobj\\co</text:p>
          </table:table-cell>
          <table:table-cell office:value-type="string">
            <text:p><text:s text:c="8"/>82c4b430 00 00 00 ce <text:s text:c="4"/>ulong <text:s text:c="5"/>CEh</text:p>
          </table:table-cell>
        </table:table-row>
        <table:table-row table:style-name="ro2">
          <table:table-cell office:value-type="string">
            <text:p><text:s text:c="8"/>82c4cdd4 82 27 d0 78 <text:s text:c="4"/>addr <text:s text:c="6"/>s_D:\dat\avatar\partsobj\cos006.tp_8227d078 <text:s text:c="5"/>= "D:\\dat\\avatar\\partsobj\\co</text:p>
          </table:table-cell>
          <table:table-cell office:value-type="string">
            <text:p><text:s text:c="8"/>82c4b434 00 00 00 cf <text:s text:c="4"/>ulong <text:s text:c="5"/>CFh</text:p>
          </table:table-cell>
        </table:table-row>
        <table:table-row table:style-name="ro2">
          <table:table-cell office:value-type="string">
            <text:p><text:s text:c="8"/>82c4cdd8 82 27 d0 54 <text:s text:c="4"/>addr <text:s text:c="6"/>s_D:\dat\avatar\partsobj\cos007.tp_8227d054 <text:s text:c="5"/>= "D:\\dat\\avatar\\partsobj\\co</text:p>
          </table:table-cell>
          <table:table-cell office:value-type="string">
            <text:p><text:s text:c="8"/>82c4b438 00 00 00 d0 <text:s text:c="4"/>ulong <text:s text:c="5"/>D0h</text:p>
          </table:table-cell>
        </table:table-row>
        <table:table-row table:style-name="ro2">
          <table:table-cell office:value-type="string">
            <text:p><text:s text:c="8"/>82c4cddc 82 27 d0 30 <text:s text:c="4"/>addr <text:s text:c="6"/>s_D:\dat\avatar\partsobj\cos008.tp_8227d030 <text:s text:c="5"/>= "D:\\dat\\avatar\\partsobj\\co</text:p>
          </table:table-cell>
          <table:table-cell office:value-type="string">
            <text:p><text:s text:c="8"/>82c4b43c 00 00 00 d1 <text:s text:c="4"/>ulong <text:s text:c="5"/>D1h</text:p>
          </table:table-cell>
        </table:table-row>
        <table:table-row table:style-name="ro2">
          <table:table-cell office:value-type="string">
            <text:p><text:s text:c="8"/>82c4cde0 82 27 d0 0c <text:s text:c="4"/>addr <text:s text:c="6"/>s_D:\dat\avatar\partsobj\cos009.tp_8227d00c <text:s text:c="5"/>= "D:\\dat\\avatar\\partsobj\\co</text:p>
          </table:table-cell>
          <table:table-cell office:value-type="string">
            <text:p><text:s text:c="8"/>82c4b440 00 00 00 d2 <text:s text:c="4"/>ulong <text:s text:c="5"/>D2h</text:p>
          </table:table-cell>
        </table:table-row>
        <table:table-row table:style-name="ro2">
          <table:table-cell office:value-type="string">
            <text:p><text:s text:c="8"/>82c4cde4 82 27 cf e8 <text:s text:c="4"/>addr <text:s text:c="6"/>s_D:\dat\avatar\partsobj\cos010.tp_8227cfe8 <text:s text:c="5"/>= "D:\\dat\\avatar\\partsobj\\co</text:p>
          </table:table-cell>
          <table:table-cell office:value-type="string">
            <text:p><text:s text:c="8"/>82c4b444 00 00 00 d3 <text:s text:c="4"/>ulong <text:s text:c="5"/>D3h</text:p>
          </table:table-cell>
        </table:table-row>
        <table:table-row table:style-name="ro2">
          <table:table-cell office:value-type="string">
            <text:p><text:s text:c="8"/>82c4cde8 82 27 cf c4 <text:s text:c="4"/>addr <text:s text:c="6"/>s_D:\dat\avatar\partsobj\cos011.tp_8227cfc4 <text:s text:c="5"/>= "D:\\dat\\avatar\\partsobj\\co</text:p>
          </table:table-cell>
          <table:table-cell office:value-type="string">
            <text:p><text:s text:c="8"/>82c4b448 00 00 00 d4 <text:s text:c="4"/>ulong <text:s text:c="5"/>D4h</text:p>
          </table:table-cell>
        </table:table-row>
        <table:table-row table:style-name="ro2">
          <table:table-cell office:value-type="string">
            <text:p><text:s text:c="8"/>82c4cdec 82 27 cf a0 <text:s text:c="4"/>addr <text:s text:c="6"/>s_D:\dat\avatar\partsobj\cos012.tp_8227cfa0 <text:s text:c="5"/>= "D:\\dat\\avatar\\partsobj\\co</text:p>
          </table:table-cell>
          <table:table-cell office:value-type="string">
            <text:p><text:s text:c="8"/>82c4b44c 00 00 00 d5 <text:s text:c="4"/>ulong <text:s text:c="5"/>D5h</text:p>
          </table:table-cell>
        </table:table-row>
        <table:table-row table:style-name="ro2">
          <table:table-cell office:value-type="string">
            <text:p><text:s text:c="8"/>82c4cdf0 82 27 cf 7c <text:s text:c="4"/>addr <text:s text:c="6"/>s_D:\dat\avatar\partsobj\cos013.tp_8227cf7c <text:s text:c="5"/>= "D:\\dat\\avatar\\partsobj\\co</text:p>
          </table:table-cell>
          <table:table-cell office:value-type="string">
            <text:p><text:s text:c="8"/>82c4b450 00 00 00 d6 <text:s text:c="4"/>ulong <text:s text:c="5"/>D6h</text:p>
          </table:table-cell>
        </table:table-row>
        <table:table-row table:style-name="ro2">
          <table:table-cell office:value-type="string">
            <text:p><text:s text:c="8"/>82c4cdf4 82 27 cf 58 <text:s text:c="4"/>addr <text:s text:c="6"/>s_D:\dat\avatar\partsobj\cos014.tp_8227cf58 <text:s text:c="5"/>= "D:\\dat\\avatar\\partsobj\\co</text:p>
          </table:table-cell>
          <table:table-cell office:value-type="string">
            <text:p><text:s text:c="8"/>82c4b454 00 00 00 d7 <text:s text:c="4"/>ulong <text:s text:c="5"/>D7h</text:p>
          </table:table-cell>
        </table:table-row>
        <table:table-row table:style-name="ro2">
          <table:table-cell office:value-type="string">
            <text:p><text:s text:c="8"/>82c4cdf8 82 27 cf 34 <text:s text:c="4"/>addr <text:s text:c="6"/>s_D:\dat\avatar\partsobj\cos015.tp_8227cf34 <text:s text:c="5"/>= "D:\\dat\\avatar\\partsobj\\co</text:p>
          </table:table-cell>
          <table:table-cell office:value-type="string">
            <text:p><text:s text:c="8"/>82c4b458 00 00 00 d8 <text:s text:c="4"/>ulong <text:s text:c="5"/>D8h</text:p>
          </table:table-cell>
        </table:table-row>
        <table:table-row table:style-name="ro2">
          <table:table-cell office:value-type="string">
            <text:p><text:s text:c="8"/>82c4cdfc 82 27 cf 10 <text:s text:c="4"/>addr <text:s text:c="6"/>s_D:\dat\avatar\partsobj\cos016.tp_8227cf10 <text:s text:c="5"/>= "D:\\dat\\avatar\\partsobj\\co</text:p>
          </table:table-cell>
          <table:table-cell office:value-type="string">
            <text:p><text:s text:c="8"/>82c4b45c 00 00 00 d9 <text:s text:c="4"/>ulong <text:s text:c="5"/>D9h</text:p>
          </table:table-cell>
        </table:table-row>
        <table:table-row table:style-name="ro2">
          <table:table-cell office:value-type="string">
            <text:p><text:s text:c="8"/>82c4ce00 82 27 ce ec <text:s text:c="4"/>addr <text:s text:c="6"/>s_D:\dat\avatar\partsobj\cos017.tp_8227ceec <text:s text:c="5"/>= "D:\\dat\\avatar\\partsobj\\co</text:p>
          </table:table-cell>
          <table:table-cell office:value-type="string">
            <text:p><text:s text:c="8"/>82c4b460 00 00 00 da <text:s text:c="4"/>ulong <text:s text:c="5"/>DAh</text:p>
          </table:table-cell>
        </table:table-row>
        <table:table-row table:style-name="ro2">
          <table:table-cell office:value-type="string">
            <text:p><text:s text:c="8"/>82c4ce04 82 27 ce c8 <text:s text:c="4"/>addr <text:s text:c="6"/>s_D:\dat\avatar\partsobj\cos018.tp_8227cec8 <text:s text:c="5"/>= "D:\\dat\\avatar\\partsobj\\co</text:p>
          </table:table-cell>
          <table:table-cell office:value-type="string">
            <text:p><text:s text:c="8"/>82c4b464 00 00 00 db <text:s text:c="4"/>ulong <text:s text:c="5"/>DBh</text:p>
          </table:table-cell>
        </table:table-row>
        <table:table-row table:style-name="ro2">
          <table:table-cell office:value-type="string">
            <text:p><text:s text:c="8"/>82c4ce08 82 27 ce a4 <text:s text:c="4"/>addr <text:s text:c="6"/>s_D:\dat\avatar\partsobj\cos019.tp_8227cea4 <text:s text:c="5"/>= "D:\\dat\\avatar\\partsobj\\co</text:p>
          </table:table-cell>
          <table:table-cell office:value-type="string">
            <text:p><text:s text:c="8"/>82c4b468 00 00 00 dc <text:s text:c="4"/>ulong <text:s text:c="5"/>DCh</text:p>
          </table:table-cell>
        </table:table-row>
        <table:table-row table:style-name="ro2">
          <table:table-cell office:value-type="string">
            <text:p><text:s text:c="8"/>82c4ce0c 82 27 ce 80 <text:s text:c="4"/>addr <text:s text:c="6"/>s_D:\dat\avatar\partsobj\cos020.tp_8227ce80 <text:s text:c="5"/>= "D:\\dat\\avatar\\partsobj\\co</text:p>
          </table:table-cell>
          <table:table-cell office:value-type="string">
            <text:p><text:s text:c="8"/>82c4b46c 00 00 00 dd <text:s text:c="4"/>ulong <text:s text:c="5"/>DDh</text:p>
          </table:table-cell>
        </table:table-row>
        <table:table-row table:style-name="ro2">
          <table:table-cell office:value-type="string">
            <text:p><text:s text:c="8"/>82c4ce10 82 27 ce 5c <text:s text:c="4"/>addr <text:s text:c="6"/>s_D:\dat\avatar\partsobj\cos021.tp_8227ce5c <text:s text:c="5"/>= "D:\\dat\\avatar\\partsobj\\co</text:p>
          </table:table-cell>
          <table:table-cell office:value-type="string">
            <text:p><text:s text:c="8"/>82c4b470 00 00 00 de <text:s text:c="4"/>ulong <text:s text:c="5"/>DEh</text:p>
          </table:table-cell>
        </table:table-row>
        <table:table-row table:style-name="ro2">
          <table:table-cell office:value-type="string">
            <text:p><text:s text:c="8"/>82c4ce14 82 27 ce 38 <text:s text:c="4"/>addr <text:s text:c="6"/>s_D:\dat\avatar\partsobj\cos022.tp_8227ce38 <text:s text:c="5"/>= "D:\\dat\\avatar\\partsobj\\co</text:p>
          </table:table-cell>
          <table:table-cell office:value-type="string">
            <text:p><text:s text:c="8"/>82c4b474 00 00 00 df <text:s text:c="4"/>ulong <text:s text:c="5"/>DFh</text:p>
          </table:table-cell>
        </table:table-row>
        <table:table-row table:style-name="ro2">
          <table:table-cell office:value-type="string">
            <text:p><text:s text:c="8"/>82c4ce18 82 27 ce 14 <text:s text:c="4"/>addr <text:s text:c="6"/>s_D:\dat\avatar\partsobj\cos023.tp_8227ce14 <text:s text:c="5"/>= "D:\\dat\\avatar\\partsobj\\co</text:p>
          </table:table-cell>
          <table:table-cell office:value-type="string">
            <text:p><text:s text:c="8"/>82c4b478 00 00 00 e0 <text:s text:c="4"/>ulong <text:s text:c="5"/>E0h</text:p>
          </table:table-cell>
        </table:table-row>
        <table:table-row table:style-name="ro2">
          <table:table-cell office:value-type="string">
            <text:p><text:s text:c="8"/>82c4ce1c 82 27 cd f0 <text:s text:c="4"/>addr <text:s text:c="6"/>s_D:\dat\avatar\partsobj\cos024.tp_8227cdf0 <text:s text:c="5"/>= "D:\\dat\\avatar\\partsobj\\co</text:p>
          </table:table-cell>
          <table:table-cell office:value-type="string">
            <text:p><text:s text:c="8"/>82c4b47c 00 00 00 e1 <text:s text:c="4"/>ulong <text:s text:c="5"/>E1h</text:p>
          </table:table-cell>
        </table:table-row>
        <table:table-row table:style-name="ro2">
          <table:table-cell office:value-type="string">
            <text:p><text:s text:c="8"/>82c4ce20 82 27 cd cc <text:s text:c="4"/>addr <text:s text:c="6"/>s_D:\dat\avatar\partsobj\cos025.tp_8227cdcc <text:s text:c="5"/>= "D:\\dat\\avatar\\partsobj\\co</text:p>
          </table:table-cell>
          <table:table-cell office:value-type="string">
            <text:p><text:s text:c="8"/>82c4b480 00 00 00 e2 <text:s text:c="4"/>ulong <text:s text:c="5"/>E2h</text:p>
          </table:table-cell>
        </table:table-row>
        <table:table-row table:style-name="ro2">
          <table:table-cell office:value-type="string">
            <text:p><text:s text:c="8"/>82c4ce24 82 27 cd a8 <text:s text:c="4"/>addr <text:s text:c="6"/>s_D:\dat\avatar\partsobj\cos026.tp_8227cda8 <text:s text:c="5"/>= "D:\\dat\\avatar\\partsobj\\co</text:p>
          </table:table-cell>
          <table:table-cell office:value-type="string">
            <text:p><text:s text:c="8"/>82c4b484 00 00 00 e3 <text:s text:c="4"/>ulong <text:s text:c="5"/>E3h</text:p>
          </table:table-cell>
        </table:table-row>
        <table:table-row table:style-name="ro2">
          <table:table-cell office:value-type="string">
            <text:p><text:s text:c="8"/>82c4ce28 82 27 cd 84 <text:s text:c="4"/>addr <text:s text:c="6"/>s_D:\dat\avatar\partsobj\cos027.tp_8227cd84 <text:s text:c="5"/>= "D:\\dat\\avatar\\partsobj\\co</text:p>
          </table:table-cell>
          <table:table-cell office:value-type="string">
            <text:p><text:s text:c="8"/>82c4b488 00 00 00 e4 <text:s text:c="4"/>ulong <text:s text:c="5"/>E4h</text:p>
          </table:table-cell>
        </table:table-row>
        <table:table-row table:style-name="ro2">
          <table:table-cell office:value-type="string">
            <text:p><text:s text:c="8"/>82c4ce2c 82 27 cd 60 <text:s text:c="4"/>addr <text:s text:c="6"/>s_D:\dat\avatar\partsobj\cos028.tp_8227cd60 <text:s text:c="5"/>= "D:\\dat\\avatar\\partsobj\\co</text:p>
          </table:table-cell>
          <table:table-cell office:value-type="string">
            <text:p><text:s text:c="8"/>82c4b48c 00 00 00 e5 <text:s text:c="4"/>ulong <text:s text:c="5"/>E5h</text:p>
          </table:table-cell>
        </table:table-row>
        <table:table-row table:style-name="ro2">
          <table:table-cell office:value-type="string">
            <text:p><text:s text:c="8"/>82c4ce30 82 27 cd 3c <text:s text:c="4"/>addr <text:s text:c="6"/>s_D:\dat\avatar\partsobj\cos029.tp_8227cd3c <text:s text:c="5"/>= "D:\\dat\\avatar\\partsobj\\co</text:p>
          </table:table-cell>
          <table:table-cell office:value-type="string">
            <text:p><text:s text:c="8"/>82c4b490 00 00 00 e6 <text:s text:c="4"/>ulong <text:s text:c="5"/>E6h</text:p>
          </table:table-cell>
        </table:table-row>
        <table:table-row table:style-name="ro2">
          <table:table-cell office:value-type="string">
            <text:p><text:s text:c="8"/>82c4ce34 82 27 cd 18 <text:s text:c="4"/>addr <text:s text:c="6"/>s_D:\dat\avatar\partsobj\cos030.tp_8227cd18 <text:s text:c="5"/>= "D:\\dat\\avatar\\partsobj\\co</text:p>
          </table:table-cell>
          <table:table-cell office:value-type="string">
            <text:p><text:s text:c="8"/>82c4b494 00 00 00 e7 <text:s text:c="4"/>ulong <text:s text:c="5"/>E7h</text:p>
          </table:table-cell>
        </table:table-row>
        <table:table-row table:style-name="ro2">
          <table:table-cell office:value-type="string">
            <text:p><text:s text:c="8"/>82c4ce38 82 27 cc f4 <text:s text:c="4"/>addr <text:s text:c="6"/>s_D:\dat\avatar\partsobj\cos031.tp_8227ccf4 <text:s text:c="5"/>= "D:\\dat\\avatar\\partsobj\\co</text:p>
          </table:table-cell>
          <table:table-cell office:value-type="string">
            <text:p><text:s text:c="8"/>82c4b498 00 00 00 e8 <text:s text:c="4"/>ulong <text:s text:c="5"/>E8h</text:p>
          </table:table-cell>
        </table:table-row>
        <table:table-row table:style-name="ro2">
          <table:table-cell office:value-type="string">
            <text:p><text:s text:c="8"/>82c4ce3c 82 27 cc d0 <text:s text:c="4"/>addr <text:s text:c="6"/>s_D:\dat\avatar\partsobj\cos032.tp_8227ccd0 <text:s text:c="5"/>= "D:\\dat\\avatar\\partsobj\\co</text:p>
          </table:table-cell>
          <table:table-cell office:value-type="string">
            <text:p><text:s text:c="8"/>82c4b49c 00 00 00 e9 <text:s text:c="4"/>ulong <text:s text:c="5"/>E9h</text:p>
          </table:table-cell>
        </table:table-row>
        <table:table-row table:style-name="ro2">
          <table:table-cell office:value-type="string">
            <text:p><text:s text:c="8"/>82c4ce40 82 27 cc ac <text:s text:c="4"/>addr <text:s text:c="6"/>s_D:\dat\avatar\partsobj\cos033.tp_8227ccac <text:s text:c="5"/>= "D:\\dat\\avatar\\partsobj\\co</text:p>
          </table:table-cell>
          <table:table-cell office:value-type="string">
            <text:p><text:s text:c="8"/>82c4b4a0 00 00 00 ea <text:s text:c="4"/>ulong <text:s text:c="5"/>EAh</text:p>
          </table:table-cell>
        </table:table-row>
        <table:table-row table:style-name="ro2">
          <table:table-cell office:value-type="string">
            <text:p><text:s text:c="8"/>82c4ce44 82 27 cc 88 <text:s text:c="4"/>addr <text:s text:c="6"/>s_D:\dat\avatar\partsobj\cos034.tp_8227cc88 <text:s text:c="5"/>= "D:\\dat\\avatar\\partsobj\\co</text:p>
          </table:table-cell>
          <table:table-cell office:value-type="string">
            <text:p><text:s text:c="8"/>82c4b4a4 00 00 00 eb <text:s text:c="4"/>ulong <text:s text:c="5"/>EBh</text:p>
          </table:table-cell>
        </table:table-row>
        <table:table-row table:style-name="ro2">
          <table:table-cell office:value-type="string">
            <text:p><text:s text:c="8"/>82c4ce48 82 27 cc 64 <text:s text:c="4"/>addr <text:s text:c="6"/>s_D:\dat\avatar\partsobj\cos035.tp_8227cc64 <text:s text:c="5"/>= "D:\\dat\\avatar\\partsobj\\co</text:p>
          </table:table-cell>
          <table:table-cell office:value-type="string">
            <text:p><text:s text:c="8"/>82c4b4a8 00 00 00 ec <text:s text:c="4"/>ulong <text:s text:c="5"/>ECh</text:p>
          </table:table-cell>
        </table:table-row>
        <table:table-row table:style-name="ro2">
          <table:table-cell office:value-type="string">
            <text:p><text:s text:c="8"/>82c4ce4c 82 27 cc 40 <text:s text:c="4"/>addr <text:s text:c="6"/>s_D:\dat\avatar\partsobj\cos036.tp_8227cc40 <text:s text:c="5"/>= "D:\\dat\\avatar\\partsobj\\co</text:p>
          </table:table-cell>
          <table:table-cell office:value-type="string">
            <text:p><text:s text:c="8"/>82c4b4ac 00 00 00 ed <text:s text:c="4"/>ulong <text:s text:c="5"/>EDh</text:p>
          </table:table-cell>
        </table:table-row>
        <table:table-row table:style-name="ro2">
          <table:table-cell office:value-type="string">
            <text:p><text:s text:c="8"/>82c4ce50 82 27 cc 1c <text:s text:c="4"/>addr <text:s text:c="6"/>s_D:\dat\avatar\partsobj\cos037.tp_8227cc1c <text:s text:c="5"/>= "D:\\dat\\avatar\\partsobj\\co</text:p>
          </table:table-cell>
          <table:table-cell office:value-type="string">
            <text:p><text:s text:c="8"/>82c4b4b0 00 00 00 ee <text:s text:c="4"/>ulong <text:s text:c="5"/>EEh</text:p>
          </table:table-cell>
        </table:table-row>
        <table:table-row table:style-name="ro2">
          <table:table-cell office:value-type="string">
            <text:p><text:s text:c="8"/>82c4ce54 82 27 cb f8 <text:s text:c="4"/>addr <text:s text:c="6"/>s_D:\dat\avatar\partsobj\cos038.tp_8227cbf8 <text:s text:c="5"/>= "D:\\dat\\avatar\\partsobj\\co</text:p>
          </table:table-cell>
          <table:table-cell office:value-type="string">
            <text:p><text:s text:c="8"/>82c4b4b4 00 00 00 ef <text:s text:c="4"/>ulong <text:s text:c="5"/>EFh</text:p>
          </table:table-cell>
        </table:table-row>
        <table:table-row table:style-name="ro2">
          <table:table-cell office:value-type="string">
            <text:p><text:s text:c="8"/>82c4ce58 82 27 cb d4 <text:s text:c="4"/>addr <text:s text:c="6"/>s_D:\dat\avatar\partsobj\cos039.tp_8227cbd4 <text:s text:c="5"/>= "D:\\dat\\avatar\\partsobj\\co</text:p>
          </table:table-cell>
          <table:table-cell office:value-type="string">
            <text:p><text:s text:c="8"/>82c4b4b8 00 00 00 f0 <text:s text:c="4"/>ulong <text:s text:c="5"/>F0h</text:p>
          </table:table-cell>
        </table:table-row>
        <table:table-row table:style-name="ro2">
          <table:table-cell office:value-type="string">
            <text:p><text:s text:c="8"/>82c4ce5c 82 27 cb b0 <text:s text:c="4"/>addr <text:s text:c="6"/>s_D:\dat\avatar\partsobj\cos040.tp_8227cbb0 <text:s text:c="5"/>= "D:\\dat\\avatar\\partsobj\\co</text:p>
          </table:table-cell>
          <table:table-cell office:value-type="string">
            <text:p><text:s text:c="8"/>82c4b4bc 00 00 00 f1 <text:s text:c="4"/>ulong <text:s text:c="5"/>F1h</text:p>
          </table:table-cell>
        </table:table-row>
        <table:table-row table:style-name="ro2">
          <table:table-cell office:value-type="string">
            <text:p><text:s text:c="8"/>82c4ce60 82 27 cb 8c <text:s text:c="4"/>addr <text:s text:c="6"/>s_D:\dat\avatar\partsobj\cos041.tp_8227cb8c <text:s text:c="5"/>= "D:\\dat\\avatar\\partsobj\\co</text:p>
          </table:table-cell>
          <table:table-cell office:value-type="string">
            <text:p><text:s text:c="8"/>82c4b4c0 00 00 00 f2 <text:s text:c="4"/>ulong <text:s text:c="5"/>F2h</text:p>
          </table:table-cell>
        </table:table-row>
        <table:table-row table:style-name="ro2">
          <table:table-cell office:value-type="string">
            <text:p><text:s text:c="8"/>82c4ce64 82 27 cb 68 <text:s text:c="4"/>addr <text:s text:c="6"/>s_D:\dat\avatar\partsobj\cos042.tp_8227cb68 <text:s text:c="5"/>= "D:\\dat\\avatar\\partsobj\\co</text:p>
          </table:table-cell>
          <table:table-cell office:value-type="string">
            <text:p><text:s text:c="8"/>82c4b4c4 00 00 00 f3 <text:s text:c="4"/>ulong <text:s text:c="5"/>F3h</text:p>
          </table:table-cell>
        </table:table-row>
        <table:table-row table:style-name="ro2">
          <table:table-cell office:value-type="string">
            <text:p><text:s text:c="8"/>82c4ce68 82 27 cb 44 <text:s text:c="4"/>addr <text:s text:c="6"/>s_D:\dat\avatar\partsobj\cos043.tp_8227cb44 <text:s text:c="5"/>= "D:\\dat\\avatar\\partsobj\\co</text:p>
          </table:table-cell>
          <table:table-cell office:value-type="string">
            <text:p><text:s text:c="8"/>82c4b4c8 00 00 00 f4 <text:s text:c="4"/>ulong <text:s text:c="5"/>F4h</text:p>
          </table:table-cell>
        </table:table-row>
        <table:table-row table:style-name="ro2">
          <table:table-cell office:value-type="string">
            <text:p><text:s text:c="8"/>82c4ce6c 82 27 cb 20 <text:s text:c="4"/>addr <text:s text:c="6"/>s_D:\dat\avatar\partsobj\cos044.tp_8227cb20 <text:s text:c="5"/>= "D:\\dat\\avatar\\partsobj\\co</text:p>
          </table:table-cell>
          <table:table-cell office:value-type="string">
            <text:p><text:s text:c="8"/>82c4b4cc 00 00 00 f5 <text:s text:c="4"/>ulong <text:s text:c="5"/>F5h</text:p>
          </table:table-cell>
        </table:table-row>
        <table:table-row table:style-name="ro2">
          <table:table-cell office:value-type="string">
            <text:p><text:s text:c="8"/>82c4ce70 82 27 ca fc <text:s text:c="4"/>addr <text:s text:c="6"/>s_D:\dat\avatar\partsobj\cos045.tp_8227cafc <text:s text:c="5"/>= "D:\\dat\\avatar\\partsobj\\co</text:p>
          </table:table-cell>
          <table:table-cell office:value-type="string">
            <text:p><text:s text:c="8"/>82c4b4d0 00 00 00 f6 <text:s text:c="4"/>ulong <text:s text:c="5"/>F6h</text:p>
          </table:table-cell>
        </table:table-row>
        <table:table-row table:style-name="ro2">
          <table:table-cell office:value-type="string">
            <text:p><text:s text:c="8"/>82c4ce74 82 27 ca d8 <text:s text:c="4"/>addr <text:s text:c="6"/>s_D:\dat\avatar\partsobj\cos046.tp_8227cad8 <text:s text:c="5"/>= "D:\\dat\\avatar\\partsobj\\co</text:p>
          </table:table-cell>
          <table:table-cell office:value-type="string">
            <text:p><text:s text:c="8"/>82c4b4d4 00 00 00 f7 <text:s text:c="4"/>ulong <text:s text:c="5"/>F7h</text:p>
          </table:table-cell>
        </table:table-row>
        <table:table-row table:style-name="ro2">
          <table:table-cell office:value-type="string">
            <text:p><text:s text:c="8"/>82c4ce78 82 27 ca b4 <text:s text:c="4"/>addr <text:s text:c="6"/>s_D:\dat\avatar\partsobj\cos047.tp_8227cab4 <text:s text:c="5"/>= "D:\\dat\\avatar\\partsobj\\co</text:p>
          </table:table-cell>
          <table:table-cell office:value-type="string">
            <text:p><text:s text:c="8"/>82c4b4d8 00 00 00 f8 <text:s text:c="4"/>ulong <text:s text:c="5"/>F8h</text:p>
          </table:table-cell>
        </table:table-row>
        <table:table-row table:style-name="ro2">
          <table:table-cell office:value-type="string">
            <text:p><text:s text:c="8"/>82c4ce7c 82 27 ca 90 <text:s text:c="4"/>addr <text:s text:c="6"/>s_D:\dat\avatar\partsobj\cos048.tp_8227ca90 <text:s text:c="5"/>= "D:\\dat\\avatar\\partsobj\\co</text:p>
          </table:table-cell>
          <table:table-cell office:value-type="string">
            <text:p><text:s text:c="8"/>82c4b4dc 00 00 00 f9 <text:s text:c="4"/>ulong <text:s text:c="5"/>F9h</text:p>
          </table:table-cell>
        </table:table-row>
        <table:table-row table:style-name="ro2">
          <table:table-cell office:value-type="string">
            <text:p><text:s text:c="8"/>82c4ce80 82 27 ca 6c <text:s text:c="4"/>addr <text:s text:c="6"/>s_D:\dat\avatar\partsobj\cos049.tp_8227ca6c <text:s text:c="5"/>= "D:\\dat\\avatar\\partsobj\\co</text:p>
          </table:table-cell>
          <table:table-cell office:value-type="string">
            <text:p><text:s text:c="8"/>82c4b4e0 00 00 00 fa <text:s text:c="4"/>ulong <text:s text:c="5"/>FAh</text:p>
          </table:table-cell>
        </table:table-row>
        <table:table-row table:style-name="ro2">
          <table:table-cell office:value-type="string">
            <text:p><text:s text:c="8"/>82c4ce84 82 27 ca 48 <text:s text:c="4"/>addr <text:s text:c="6"/>s_D:\dat\avatar\partsobj\cos050.tp_8227ca48 <text:s text:c="5"/>= "D:\\dat\\avatar\\partsobj\\co</text:p>
          </table:table-cell>
          <table:table-cell office:value-type="string">
            <text:p><text:s text:c="8"/>82c4b4e4 00 00 00 fb <text:s text:c="4"/>ulong <text:s text:c="5"/>FBh</text:p>
          </table:table-cell>
        </table:table-row>
        <table:table-row table:style-name="ro2">
          <table:table-cell office:value-type="string">
            <text:p><text:s text:c="8"/>82c4ce88 82 27 ca 24 <text:s text:c="4"/>addr <text:s text:c="6"/>s_D:\dat\avatar\partsobj\cos051.tp_8227ca24 <text:s text:c="5"/>= "D:\\dat\\avatar\\partsobj\\co</text:p>
          </table:table-cell>
          <table:table-cell office:value-type="string">
            <text:p><text:s text:c="8"/>82c4b4e8 00 00 00 fc <text:s text:c="4"/>ulong <text:s text:c="5"/>FCh</text:p>
          </table:table-cell>
        </table:table-row>
        <table:table-row table:style-name="ro2">
          <table:table-cell office:value-type="string">
            <text:p><text:s text:c="8"/>82c4ce8c 82 27 ca 00 <text:s text:c="4"/>addr <text:s text:c="6"/>s_D:\dat\avatar\partsobj\cos052.tp_8227ca00 <text:s text:c="5"/>= "D:\\dat\\avatar\\partsobj\\co</text:p>
          </table:table-cell>
          <table:table-cell office:value-type="string">
            <text:p><text:s text:c="8"/>82c4b4ec 00 00 00 fd <text:s text:c="4"/>ulong <text:s text:c="5"/>FDh</text:p>
          </table:table-cell>
        </table:table-row>
        <table:table-row table:style-name="ro2">
          <table:table-cell office:value-type="string">
            <text:p><text:s text:c="8"/>82c4ce90 82 27 c9 dc <text:s text:c="4"/>addr <text:s text:c="6"/>s_D:\dat\avatar\partsobj\cos053.tp_8227c9dc <text:s text:c="5"/>= "D:\\dat\\avatar\\partsobj\\co</text:p>
          </table:table-cell>
          <table:table-cell office:value-type="string">
            <text:p><text:s text:c="8"/>82c4b4f0 00 00 00 fe <text:s text:c="4"/>ulong <text:s text:c="5"/>FEh</text:p>
          </table:table-cell>
        </table:table-row>
        <table:table-row table:style-name="ro2">
          <table:table-cell office:value-type="string">
            <text:p><text:s text:c="8"/>82c4ce94 82 27 c9 b8 <text:s text:c="4"/>addr <text:s text:c="6"/>s_D:\dat\avatar\partsobj\cos054.tp_8227c9b8 <text:s text:c="5"/>= "D:\\dat\\avatar\\partsobj\\co</text:p>
          </table:table-cell>
          <table:table-cell office:value-type="string">
            <text:p><text:s text:c="8"/>82c4b4f4 00 00 00 ff <text:s text:c="4"/>ulong <text:s text:c="5"/>FFh</text:p>
          </table:table-cell>
        </table:table-row>
        <table:table-row table:style-name="ro2">
          <table:table-cell office:value-type="string">
            <text:p><text:s text:c="8"/>82c4ce98 82 27 c9 94 <text:s text:c="4"/>addr <text:s text:c="6"/>s_D:\dat\avatar\partsobj\cos055.tp_8227c994 <text:s text:c="5"/>= "D:\\dat\\avatar\\partsobj\\co</text:p>
          </table:table-cell>
          <table:table-cell office:value-type="string">
            <text:p><text:s text:c="8"/>82c4b4f8 00 00 01 00 <text:s text:c="4"/>ulong <text:s text:c="5"/>100h</text:p>
          </table:table-cell>
        </table:table-row>
        <table:table-row table:style-name="ro2">
          <table:table-cell office:value-type="string">
            <text:p><text:s text:c="8"/>82c4ce9c 82 27 c9 70 <text:s text:c="4"/>addr <text:s text:c="6"/>s_D:\dat\avatar\partsobj\cos056.tp_8227c970 <text:s text:c="5"/>= "D:\\dat\\avatar\\partsobj\\co</text:p>
          </table:table-cell>
          <table:table-cell office:value-type="string">
            <text:p><text:s text:c="8"/>82c4b4fc 00 00 01 01 <text:s text:c="4"/>ulong <text:s text:c="5"/>101h</text:p>
          </table:table-cell>
        </table:table-row>
        <table:table-row table:style-name="ro2">
          <table:table-cell office:value-type="string">
            <text:p><text:s text:c="8"/>82c4cea0 82 27 c9 4c <text:s text:c="4"/>addr <text:s text:c="6"/>s_D:\dat\avatar\partsobj\cos057.tp_8227c94c <text:s text:c="5"/>= "D:\\dat\\avatar\\partsobj\\co</text:p>
          </table:table-cell>
          <table:table-cell office:value-type="string">
            <text:p><text:s text:c="8"/>82c4b500 00 00 01 02 <text:s text:c="4"/>ulong <text:s text:c="5"/>102h</text:p>
          </table:table-cell>
        </table:table-row>
        <table:table-row table:style-name="ro2">
          <table:table-cell office:value-type="string">
            <text:p><text:s text:c="8"/>82c4cea4 82 27 c9 28 <text:s text:c="4"/>addr <text:s text:c="6"/>s_D:\dat\avatar\partsobj\cos058.tp_8227c928 <text:s text:c="5"/>= "D:\\dat\\avatar\\partsobj\\co</text:p>
          </table:table-cell>
          <table:table-cell office:value-type="string">
            <text:p><text:s text:c="8"/>82c4b504 00 00 01 03 <text:s text:c="4"/>ulong <text:s text:c="5"/>103h</text:p>
          </table:table-cell>
        </table:table-row>
        <table:table-row table:style-name="ro2">
          <table:table-cell office:value-type="string">
            <text:p><text:s text:c="8"/>82c4cea8 82 27 c9 04 <text:s text:c="4"/>addr <text:s text:c="6"/>s_D:\dat\avatar\partsobj\cos059.tp_8227c904 <text:s text:c="5"/>= "D:\\dat\\avatar\\partsobj\\co</text:p>
          </table:table-cell>
          <table:table-cell office:value-type="string">
            <text:p><text:s text:c="8"/>82c4b508 00 00 01 04 <text:s text:c="4"/>ulong <text:s text:c="5"/>104h</text:p>
          </table:table-cell>
        </table:table-row>
        <table:table-row table:style-name="ro2">
          <table:table-cell office:value-type="string">
            <text:p><text:s text:c="8"/>82c4ceac 82 27 c8 e0 <text:s text:c="4"/>addr <text:s text:c="6"/>s_D:\dat\avatar\partsobj\cos060.tp_8227c8e0 <text:s text:c="5"/>= "D:\\dat\\avatar\\partsobj\\co</text:p>
          </table:table-cell>
          <table:table-cell office:value-type="string">
            <text:p><text:s text:c="8"/>82c4b50c 00 00 01 05 <text:s text:c="4"/>ulong <text:s text:c="5"/>105h</text:p>
          </table:table-cell>
        </table:table-row>
        <table:table-row table:style-name="ro2">
          <table:table-cell office:value-type="string">
            <text:p><text:s text:c="8"/>82c4ceb0 82 27 c8 bc <text:s text:c="4"/>addr <text:s text:c="6"/>s_D:\dat\avatar\partsobj\cos061.tp_8227c8bc <text:s text:c="5"/>= "D:\\dat\\avatar\\partsobj\\co</text:p>
          </table:table-cell>
          <table:table-cell office:value-type="string">
            <text:p><text:s text:c="8"/>82c4b510 00 00 01 06 <text:s text:c="4"/>ulong <text:s text:c="5"/>106h</text:p>
          </table:table-cell>
        </table:table-row>
        <table:table-row table:style-name="ro2">
          <table:table-cell office:value-type="string">
            <text:p><text:s text:c="8"/>82c4ceb4 82 27 c8 98 <text:s text:c="4"/>addr <text:s text:c="6"/>s_D:\dat\avatar\partsobj\cos062.tp_8227c898 <text:s text:c="5"/>= "D:\\dat\\avatar\\partsobj\\co</text:p>
          </table:table-cell>
          <table:table-cell office:value-type="string">
            <text:p><text:s text:c="8"/>82c4b514 00 00 01 07 <text:s text:c="4"/>ulong <text:s text:c="5"/>107h</text:p>
          </table:table-cell>
        </table:table-row>
        <table:table-row table:style-name="ro2">
          <table:table-cell office:value-type="string">
            <text:p><text:s text:c="8"/>82c4ceb8 82 27 c8 74 <text:s text:c="4"/>addr <text:s text:c="6"/>s_D:\dat\avatar\partsobj\cos063.tp_8227c874 <text:s text:c="5"/>= "D:\\dat\\avatar\\partsobj\\co</text:p>
          </table:table-cell>
          <table:table-cell office:value-type="string">
            <text:p><text:s text:c="8"/>82c4b518 00 00 01 08 <text:s text:c="4"/>ulong <text:s text:c="5"/>108h</text:p>
          </table:table-cell>
        </table:table-row>
        <table:table-row table:style-name="ro2">
          <table:table-cell office:value-type="string">
            <text:p><text:s text:c="8"/>82c4cebc 82 27 c8 50 <text:s text:c="4"/>addr <text:s text:c="6"/>s_D:\dat\avatar\partsobj\cos064.tp_8227c850 <text:s text:c="5"/>= "D:\\dat\\avatar\\partsobj\\co</text:p>
          </table:table-cell>
          <table:table-cell office:value-type="string">
            <text:p><text:s text:c="8"/>82c4b51c 00 00 01 09 <text:s text:c="4"/>ulong <text:s text:c="5"/>109h</text:p>
          </table:table-cell>
        </table:table-row>
        <table:table-row table:style-name="ro2">
          <table:table-cell office:value-type="string">
            <text:p><text:s text:c="8"/>82c4cec0 82 27 c8 2c <text:s text:c="4"/>addr <text:s text:c="6"/>s_D:\dat\avatar\partsobj\cos065.tp_8227c82c <text:s text:c="5"/>= "D:\\dat\\avatar\\partsobj\\co</text:p>
          </table:table-cell>
          <table:table-cell office:value-type="string">
            <text:p><text:s text:c="8"/>82c4b520 00 00 01 0a <text:s text:c="4"/>ulong <text:s text:c="5"/>10Ah</text:p>
          </table:table-cell>
        </table:table-row>
        <table:table-row table:style-name="ro2">
          <table:table-cell office:value-type="string">
            <text:p><text:s text:c="8"/>82c4cec4 82 27 c8 08 <text:s text:c="4"/>addr <text:s text:c="6"/>s_D:\dat\avatar\partsobj\cos066.tp_8227c808 <text:s text:c="5"/>= "D:\\dat\\avatar\\partsobj\\co</text:p>
          </table:table-cell>
          <table:table-cell office:value-type="string">
            <text:p><text:s text:c="8"/>82c4b524 00 00 01 0b <text:s text:c="4"/>ulong <text:s text:c="5"/>10Bh</text:p>
          </table:table-cell>
        </table:table-row>
        <table:table-row table:style-name="ro2">
          <table:table-cell office:value-type="string">
            <text:p><text:s text:c="8"/>82c4cec8 82 27 c7 e4 <text:s text:c="4"/>addr <text:s text:c="6"/>s_D:\dat\avatar\partsobj\cos067.tp_8227c7e4 <text:s text:c="5"/>= "D:\\dat\\avatar\\partsobj\\co</text:p>
          </table:table-cell>
          <table:table-cell office:value-type="string">
            <text:p><text:s text:c="8"/>82c4b528 00 00 01 0c <text:s text:c="4"/>ulong <text:s text:c="5"/>10Ch</text:p>
          </table:table-cell>
        </table:table-row>
        <table:table-row table:style-name="ro2">
          <table:table-cell office:value-type="string">
            <text:p><text:s text:c="8"/>82c4cecc 82 27 c7 c0 <text:s text:c="4"/>addr <text:s text:c="6"/>s_D:\dat\avatar\partsobj\cos068.tp_8227c7c0 <text:s text:c="5"/>= "D:\\dat\\avatar\\partsobj\\co</text:p>
          </table:table-cell>
          <table:table-cell office:value-type="string">
            <text:p><text:s text:c="8"/>82c4b52c 00 00 01 0d <text:s text:c="4"/>ulong <text:s text:c="5"/>10Dh</text:p>
          </table:table-cell>
        </table:table-row>
        <table:table-row table:style-name="ro2">
          <table:table-cell office:value-type="string">
            <text:p><text:s text:c="8"/>82c4ced0 82 27 c7 9c <text:s text:c="4"/>addr <text:s text:c="6"/>s_D:\dat\avatar\partsobj\cos069.tp_8227c79c <text:s text:c="5"/>= "D:\\dat\\avatar\\partsobj\\co</text:p>
          </table:table-cell>
          <table:table-cell office:value-type="string">
            <text:p><text:s text:c="8"/>82c4b530 00 00 01 0e <text:s text:c="4"/>ulong <text:s text:c="5"/>10Eh</text:p>
          </table:table-cell>
        </table:table-row>
        <table:table-row table:style-name="ro2">
          <table:table-cell office:value-type="string">
            <text:p><text:s text:c="8"/>82c4ced4 82 27 c7 78 <text:s text:c="4"/>addr <text:s text:c="6"/>s_D:\dat\avatar\partsobj\cos070.tp_8227c778 <text:s text:c="5"/>= "D:\\dat\\avatar\\partsobj\\co</text:p>
          </table:table-cell>
          <table:table-cell office:value-type="string">
            <text:p><text:s text:c="8"/>82c4b534 00 00 01 0f <text:s text:c="4"/>ulong <text:s text:c="5"/>10Fh</text:p>
          </table:table-cell>
        </table:table-row>
        <table:table-row table:style-name="ro2">
          <table:table-cell office:value-type="string">
            <text:p><text:s text:c="8"/>82c4ced8 82 27 c7 54 <text:s text:c="4"/>addr <text:s text:c="6"/>s_D:\dat\avatar\partsobj\cos071.tp_8227c754 <text:s text:c="5"/>= "D:\\dat\\avatar\\partsobj\\co</text:p>
          </table:table-cell>
          <table:table-cell office:value-type="string">
            <text:p><text:s text:c="8"/>82c4b538 00 00 01 10 <text:s text:c="4"/>ulong <text:s text:c="5"/>110h</text:p>
          </table:table-cell>
        </table:table-row>
        <table:table-row table:style-name="ro2">
          <table:table-cell office:value-type="string">
            <text:p><text:s text:c="8"/>82c4cedc 82 27 c7 30 <text:s text:c="4"/>addr <text:s text:c="6"/>s_D:\dat\avatar\partsobj\cos072.tp_8227c730 <text:s text:c="5"/>= "D:\\dat\\avatar\\partsobj\\co</text:p>
          </table:table-cell>
          <table:table-cell office:value-type="string">
            <text:p><text:s text:c="8"/>82c4b53c 00 00 01 11 <text:s text:c="4"/>ulong <text:s text:c="5"/>111h</text:p>
          </table:table-cell>
        </table:table-row>
        <table:table-row table:style-name="ro2">
          <table:table-cell office:value-type="string">
            <text:p><text:s text:c="8"/>82c4cee0 82 27 c7 0c <text:s text:c="4"/>addr <text:s text:c="6"/>s_D:\dat\avatar\partsobj\cos073.tp_8227c70c <text:s text:c="5"/>= "D:\\dat\\avatar\\partsobj\\co</text:p>
          </table:table-cell>
          <table:table-cell office:value-type="string">
            <text:p><text:s text:c="8"/>82c4b540 00 00 01 12 <text:s text:c="4"/>ulong <text:s text:c="5"/>112h</text:p>
          </table:table-cell>
        </table:table-row>
        <table:table-row table:style-name="ro2">
          <table:table-cell office:value-type="string">
            <text:p><text:s text:c="8"/>82c4cee4 82 27 c6 e8 <text:s text:c="4"/>addr <text:s text:c="6"/>s_D:\dat\avatar\partsobj\cos074.tp_8227c6e8 <text:s text:c="5"/>= "D:\\dat\\avatar\\partsobj\\co</text:p>
          </table:table-cell>
          <table:table-cell office:value-type="string">
            <text:p><text:s text:c="8"/>82c4b544 00 00 01 13 <text:s text:c="4"/>ulong <text:s text:c="5"/>113h</text:p>
          </table:table-cell>
        </table:table-row>
        <table:table-row table:style-name="ro2">
          <table:table-cell office:value-type="string">
            <text:p><text:s text:c="8"/>82c4cee8 82 27 c6 c4 <text:s text:c="4"/>addr <text:s text:c="6"/>s_D:\dat\avatar\partsobj\cos075.tp_8227c6c4 <text:s text:c="5"/>= "D:\\dat\\avatar\\partsobj\\co</text:p>
          </table:table-cell>
          <table:table-cell office:value-type="string">
            <text:p><text:s text:c="8"/>82c4b548 00 00 01 14 <text:s text:c="4"/>ulong <text:s text:c="5"/>114h</text:p>
          </table:table-cell>
        </table:table-row>
        <table:table-row table:style-name="ro2">
          <table:table-cell office:value-type="string">
            <text:p><text:s text:c="8"/>82c4ceec 82 27 c6 a0 <text:s text:c="4"/>addr <text:s text:c="6"/>s_D:\dat\avatar\partsobj\cos076.tp_8227c6a0 <text:s text:c="5"/>= "D:\\dat\\avatar\\partsobj\\co</text:p>
          </table:table-cell>
          <table:table-cell office:value-type="string">
            <text:p><text:s text:c="8"/>82c4b54c 00 00 01 15 <text:s text:c="4"/>ulong <text:s text:c="5"/>115h</text:p>
          </table:table-cell>
        </table:table-row>
        <table:table-row table:style-name="ro2">
          <table:table-cell office:value-type="string">
            <text:p><text:s text:c="8"/>82c4cef0 82 27 c6 7c <text:s text:c="4"/>addr <text:s text:c="6"/>s_D:\dat\avatar\partsobj\cos077.tp_8227c67c <text:s text:c="5"/>= "D:\\dat\\avatar\\partsobj\\co</text:p>
          </table:table-cell>
          <table:table-cell office:value-type="string">
            <text:p><text:s text:c="8"/>82c4b550 00 00 01 16 <text:s text:c="4"/>ulong <text:s text:c="5"/>116h</text:p>
          </table:table-cell>
        </table:table-row>
        <table:table-row table:style-name="ro2">
          <table:table-cell office:value-type="string">
            <text:p><text:s text:c="8"/>82c4cef4 82 27 c6 58 <text:s text:c="4"/>addr <text:s text:c="6"/>s_D:\dat\avatar\partsobj\cos078.tp_8227c658 <text:s text:c="5"/>= "D:\\dat\\avatar\\partsobj\\co</text:p>
          </table:table-cell>
          <table:table-cell office:value-type="string">
            <text:p><text:s text:c="8"/>82c4b554 00 00 01 17 <text:s text:c="4"/>ulong <text:s text:c="5"/>117h</text:p>
          </table:table-cell>
        </table:table-row>
        <table:table-row table:style-name="ro2">
          <table:table-cell office:value-type="string">
            <text:p><text:s text:c="8"/>82c4cef8 82 27 c6 34 <text:s text:c="4"/>addr <text:s text:c="6"/>s_D:\dat\avatar\partsobj\cos079.tp_8227c634 <text:s text:c="5"/>= "D:\\dat\\avatar\\partsobj\\co</text:p>
          </table:table-cell>
          <table:table-cell office:value-type="string">
            <text:p><text:s text:c="8"/>82c4b558 00 00 01 18 <text:s text:c="4"/>ulong <text:s text:c="5"/>118h</text:p>
          </table:table-cell>
        </table:table-row>
        <table:table-row table:style-name="ro2">
          <table:table-cell office:value-type="string">
            <text:p><text:s text:c="8"/>82c4cefc 82 27 c6 10 <text:s text:c="4"/>addr <text:s text:c="6"/>s_D:\dat\avatar\partsobj\cos080.tp_8227c610 <text:s text:c="5"/>= "D:\\dat\\avatar\\partsobj\\co</text:p>
          </table:table-cell>
          <table:table-cell office:value-type="string">
            <text:p><text:s text:c="8"/>82c4b55c 00 00 01 19 <text:s text:c="4"/>ulong <text:s text:c="5"/>119h</text:p>
          </table:table-cell>
        </table:table-row>
        <table:table-row table:style-name="ro2">
          <table:table-cell office:value-type="string">
            <text:p><text:s text:c="8"/>82c4cf00 82 27 c5 ec <text:s text:c="4"/>addr <text:s text:c="6"/>s_D:\dat\avatar\partsobj\cos081.tp_8227c5ec <text:s text:c="5"/>= "D:\\dat\\avatar\\partsobj\\co</text:p>
          </table:table-cell>
          <table:table-cell office:value-type="string">
            <text:p><text:s text:c="8"/>82c4b560 00 00 01 1a <text:s text:c="4"/>ulong <text:s text:c="5"/>11Ah</text:p>
          </table:table-cell>
        </table:table-row>
        <table:table-row table:style-name="ro2">
          <table:table-cell office:value-type="string">
            <text:p><text:s text:c="8"/>82c4cf04 82 27 c5 c8 <text:s text:c="4"/>addr <text:s text:c="6"/>s_D:\dat\avatar\partsobj\cos082.tp_8227c5c8 <text:s text:c="5"/>= "D:\\dat\\avatar\\partsobj\\co</text:p>
          </table:table-cell>
          <table:table-cell office:value-type="string">
            <text:p><text:s text:c="8"/>82c4b564 00 00 01 1b <text:s text:c="4"/>ulong <text:s text:c="5"/>11Bh</text:p>
          </table:table-cell>
        </table:table-row>
        <table:table-row table:style-name="ro2">
          <table:table-cell office:value-type="string">
            <text:p><text:s text:c="8"/>82c4cf08 82 27 c5 a4 <text:s text:c="4"/>addr <text:s text:c="6"/>s_D:\dat\avatar\partsobj\cos083.tp_8227c5a4 <text:s text:c="5"/>= "D:\\dat\\avatar\\partsobj\\co</text:p>
          </table:table-cell>
          <table:table-cell office:value-type="string">
            <text:p><text:s text:c="8"/>82c4b568 00 00 01 1c <text:s text:c="4"/>ulong <text:s text:c="5"/>11Ch</text:p>
          </table:table-cell>
        </table:table-row>
        <table:table-row table:style-name="ro2">
          <table:table-cell office:value-type="string">
            <text:p><text:s text:c="8"/>82c4cf0c 82 27 c5 80 <text:s text:c="4"/>addr <text:s text:c="6"/>s_D:\dat\avatar\partsobj\cos084.tp_8227c580 <text:s text:c="5"/>= "D:\\dat\\avatar\\partsobj\\co</text:p>
          </table:table-cell>
          <table:table-cell office:value-type="string">
            <text:p><text:s text:c="8"/>82c4b56c 00 00 01 1d <text:s text:c="4"/>ulong <text:s text:c="5"/>11Dh</text:p>
          </table:table-cell>
        </table:table-row>
        <table:table-row table:style-name="ro2">
          <table:table-cell office:value-type="string">
            <text:p><text:s text:c="8"/>82c4cf10 82 27 c5 5c <text:s text:c="4"/>addr <text:s text:c="6"/>s_D:\dat\avatar\partsobj\cos085.tp_8227c55c <text:s text:c="5"/>= "D:\\dat\\avatar\\partsobj\\co</text:p>
          </table:table-cell>
          <table:table-cell office:value-type="string">
            <text:p><text:s text:c="8"/>82c4b570 00 00 01 1e <text:s text:c="4"/>ulong <text:s text:c="5"/>11Eh</text:p>
          </table:table-cell>
        </table:table-row>
        <table:table-row table:style-name="ro2">
          <table:table-cell office:value-type="string">
            <text:p><text:s text:c="8"/>82c4cf14 82 27 c5 38 <text:s text:c="4"/>addr <text:s text:c="6"/>s_D:\dat\avatar\partsobj\cos086.tp_8227c538 <text:s text:c="5"/>= "D:\\dat\\avatar\\partsobj\\co</text:p>
          </table:table-cell>
          <table:table-cell office:value-type="string">
            <text:p><text:s text:c="8"/>82c4b574 00 00 01 1f <text:s text:c="4"/>ulong <text:s text:c="5"/>11Fh</text:p>
          </table:table-cell>
        </table:table-row>
        <table:table-row table:style-name="ro2">
          <table:table-cell office:value-type="string">
            <text:p><text:s text:c="8"/>82c4cf18 82 27 c5 14 <text:s text:c="4"/>addr <text:s text:c="6"/>s_D:\dat\avatar\partsobj\cos087.tp_8227c514 <text:s text:c="5"/>= "D:\\dat\\avatar\\partsobj\\co</text:p>
          </table:table-cell>
          <table:table-cell office:value-type="string">
            <text:p><text:s text:c="8"/>82c4b578 00 00 01 20 <text:s text:c="4"/>ulong <text:s text:c="5"/>120h</text:p>
          </table:table-cell>
        </table:table-row>
        <table:table-row table:style-name="ro2">
          <table:table-cell office:value-type="string">
            <text:p><text:s text:c="8"/>82c4cf1c 82 27 c4 f0 <text:s text:c="4"/>addr <text:s text:c="6"/>s_D:\dat\avatar\partsobj\cos088.tp_8227c4f0 <text:s text:c="5"/>= "D:\\dat\\avatar\\partsobj\\co</text:p>
          </table:table-cell>
          <table:table-cell office:value-type="string">
            <text:p><text:s text:c="8"/>82c4b57c 00 00 01 21 <text:s text:c="4"/>ulong <text:s text:c="5"/>121h</text:p>
          </table:table-cell>
        </table:table-row>
        <table:table-row table:style-name="ro2">
          <table:table-cell office:value-type="string">
            <text:p><text:s text:c="8"/>82c4cf20 82 27 c4 cc <text:s text:c="4"/>addr <text:s text:c="6"/>s_D:\dat\avatar\partsobj\cos089.tp_8227c4cc <text:s text:c="5"/>= "D:\\dat\\avatar\\partsobj\\co</text:p>
          </table:table-cell>
          <table:table-cell office:value-type="string">
            <text:p><text:s text:c="8"/>82c4b580 00 00 01 22 <text:s text:c="4"/>ulong <text:s text:c="5"/>122h</text:p>
          </table:table-cell>
        </table:table-row>
        <table:table-row table:style-name="ro2">
          <table:table-cell office:value-type="string">
            <text:p><text:s text:c="8"/>82c4cf24 82 27 c4 a8 <text:s text:c="4"/>addr <text:s text:c="6"/>s_D:\dat\avatar\partsobj\cos090.tp_8227c4a8 <text:s text:c="5"/>= "D:\\dat\\avatar\\partsobj\\co</text:p>
          </table:table-cell>
          <table:table-cell office:value-type="string">
            <text:p><text:s text:c="8"/>82c4b584 00 00 01 23 <text:s text:c="4"/>ulong <text:s text:c="5"/>123h</text:p>
          </table:table-cell>
        </table:table-row>
        <table:table-row table:style-name="ro2">
          <table:table-cell office:value-type="string">
            <text:p><text:s text:c="8"/>82c4cf28 82 27 c4 84 <text:s text:c="4"/>addr <text:s text:c="6"/>s_D:\dat\avatar\partsobj\cos091.tp_8227c484 <text:s text:c="5"/>= "D:\\dat\\avatar\\partsobj\\co</text:p>
          </table:table-cell>
          <table:table-cell office:value-type="string">
            <text:p><text:s text:c="8"/>82c4b588 00 00 01 24 <text:s text:c="4"/>ulong <text:s text:c="5"/>124h</text:p>
          </table:table-cell>
        </table:table-row>
        <table:table-row table:style-name="ro2">
          <table:table-cell office:value-type="string">
            <text:p><text:s text:c="8"/>82c4cf2c 82 27 c4 60 <text:s text:c="4"/>addr <text:s text:c="6"/>s_D:\dat\avatar\partsobj\cos092.tp_8227c460 <text:s text:c="5"/>= "D:\\dat\\avatar\\partsobj\\co</text:p>
          </table:table-cell>
          <table:table-cell office:value-type="string">
            <text:p><text:s text:c="8"/>82c4b58c 00 00 01 25 <text:s text:c="4"/>ulong <text:s text:c="5"/>125h</text:p>
          </table:table-cell>
        </table:table-row>
        <table:table-row table:style-name="ro2">
          <table:table-cell office:value-type="string">
            <text:p><text:s text:c="8"/>82c4cf30 82 27 c4 3c <text:s text:c="4"/>addr <text:s text:c="6"/>s_D:\dat\avatar\partsobj\cos093.tp_8227c43c <text:s text:c="5"/>= "D:\\dat\\avatar\\partsobj\\co</text:p>
          </table:table-cell>
          <table:table-cell office:value-type="string">
            <text:p><text:s text:c="8"/>82c4b590 00 00 01 26 <text:s text:c="4"/>ulong <text:s text:c="5"/>126h</text:p>
          </table:table-cell>
        </table:table-row>
        <table:table-row table:style-name="ro2">
          <table:table-cell office:value-type="string">
            <text:p><text:s text:c="8"/>82c4cf34 82 27 c4 18 <text:s text:c="4"/>addr <text:s text:c="6"/>s_D:\dat\avatar\partsobj\cos094.tp_8227c418 <text:s text:c="5"/>= "D:\\dat\\avatar\\partsobj\\co</text:p>
          </table:table-cell>
          <table:table-cell office:value-type="string">
            <text:p><text:s text:c="8"/>82c4b594 00 00 01 27 <text:s text:c="4"/>ulong <text:s text:c="5"/>127h</text:p>
          </table:table-cell>
        </table:table-row>
        <table:table-row table:style-name="ro2">
          <table:table-cell office:value-type="string">
            <text:p><text:s text:c="8"/>82c4cf38 82 27 c3 f4 <text:s text:c="4"/>addr <text:s text:c="6"/>s_D:\dat\avatar\partsobj\cos095.tp_8227c3f4 <text:s text:c="5"/>= "D:\\dat\\avatar\\partsobj\\co</text:p>
          </table:table-cell>
          <table:table-cell office:value-type="string">
            <text:p><text:s text:c="8"/>82c4b598 00 00 01 28 <text:s text:c="4"/>ulong <text:s text:c="5"/>128h</text:p>
          </table:table-cell>
        </table:table-row>
        <table:table-row table:style-name="ro2">
          <table:table-cell office:value-type="string">
            <text:p><text:s text:c="8"/>82c4cf3c 82 27 c3 d0 <text:s text:c="4"/>addr <text:s text:c="6"/>s_D:\dat\avatar\partsobj\cos096.tp_8227c3d0 <text:s text:c="5"/>= "D:\\dat\\avatar\\partsobj\\co</text:p>
          </table:table-cell>
          <table:table-cell office:value-type="string">
            <text:p><text:s text:c="8"/>82c4b59c 00 00 01 29 <text:s text:c="4"/>ulong <text:s text:c="5"/>129h</text:p>
          </table:table-cell>
        </table:table-row>
        <table:table-row table:style-name="ro2">
          <table:table-cell office:value-type="string">
            <text:p><text:s text:c="8"/>82c4cf40 82 27 c3 ac <text:s text:c="4"/>addr <text:s text:c="6"/>s_D:\dat\avatar\partsobj\cos097.tp_8227c3ac <text:s text:c="5"/>= "D:\\dat\\avatar\\partsobj\\co</text:p>
          </table:table-cell>
          <table:table-cell office:value-type="string">
            <text:p><text:s text:c="8"/>82c4b5a0 00 00 01 2a <text:s text:c="4"/>ulong <text:s text:c="5"/>12Ah</text:p>
          </table:table-cell>
        </table:table-row>
        <table:table-row table:style-name="ro2">
          <table:table-cell office:value-type="string">
            <text:p><text:s text:c="8"/>82c4cf44 82 27 c3 88 <text:s text:c="4"/>addr <text:s text:c="6"/>s_D:\dat\avatar\partsobj\cos098.tp_8227c388 <text:s text:c="5"/>= "D:\\dat\\avatar\\partsobj\\co</text:p>
          </table:table-cell>
          <table:table-cell office:value-type="string">
            <text:p><text:s text:c="8"/>82c4b5a4 00 00 01 2b <text:s text:c="4"/>ulong <text:s text:c="5"/>12Bh</text:p>
          </table:table-cell>
        </table:table-row>
        <table:table-row table:style-name="ro2">
          <table:table-cell office:value-type="string">
            <text:p><text:s text:c="8"/>82c4cf48 82 27 c3 64 <text:s text:c="4"/>addr <text:s text:c="6"/>s_D:\dat\avatar\partsobj\cos099.tp_8227c364 <text:s text:c="5"/>= "D:\\dat\\avatar\\partsobj\\co</text:p>
          </table:table-cell>
          <table:table-cell office:value-type="string">
            <text:p><text:s text:c="8"/>82c4b5a8 00 00 01 2c <text:s text:c="4"/>ulong <text:s text:c="5"/>12Ch</text:p>
          </table:table-cell>
        </table:table-row>
        <table:table-row table:style-name="ro2">
          <table:table-cell office:value-type="string">
            <text:p><text:s text:c="8"/>82c4cf4c 82 27 c3 40 <text:s text:c="4"/>addr <text:s text:c="6"/>s_D:\dat\avatar\partsobj\cos100.tp_8227c340 <text:s text:c="5"/>= "D:\\dat\\avatar\\partsobj\\co</text:p>
          </table:table-cell>
          <table:table-cell office:value-type="string">
            <text:p><text:s text:c="8"/>82c4b5ac 00 00 01 2d <text:s text:c="4"/>ulong <text:s text:c="5"/>12Dh</text:p>
          </table:table-cell>
        </table:table-row>
        <table:table-row table:style-name="ro2">
          <table:table-cell office:value-type="string">
            <text:p><text:s text:c="8"/>82c4cf50 82 27 c3 1c <text:s text:c="4"/>addr <text:s text:c="6"/>s_D:\dat\avatar\partsobj\cos101.tp_8227c31c <text:s text:c="5"/>= "D:\\dat\\avatar\\partsobj\\co</text:p>
          </table:table-cell>
          <table:table-cell office:value-type="string">
            <text:p><text:s text:c="8"/>82c4b5b0 00 00 01 2e <text:s text:c="4"/>ulong <text:s text:c="5"/>12Eh</text:p>
          </table:table-cell>
        </table:table-row>
        <table:table-row table:style-name="ro2">
          <table:table-cell office:value-type="string">
            <text:p><text:s text:c="8"/>82c4cf54 82 27 c2 f8 <text:s text:c="4"/>addr <text:s text:c="6"/>s_D:\dat\avatar\partsobj\cos102.tp_8227c2f8 <text:s text:c="5"/>= "D:\\dat\\avatar\\partsobj\\co</text:p>
          </table:table-cell>
          <table:table-cell office:value-type="string">
            <text:p><text:s text:c="8"/>82c4b5b4 00 00 01 2f <text:s text:c="4"/>ulong <text:s text:c="5"/>12Fh</text:p>
          </table:table-cell>
        </table:table-row>
        <table:table-row table:style-name="ro2">
          <table:table-cell office:value-type="string">
            <text:p><text:s text:c="8"/>82c4cf58 82 27 c2 d4 <text:s text:c="4"/>addr <text:s text:c="6"/>s_D:\dat\avatar\partsobj\cos103.tp_8227c2d4 <text:s text:c="5"/>= "D:\\dat\\avatar\\partsobj\\co</text:p>
          </table:table-cell>
          <table:table-cell office:value-type="string">
            <text:p><text:s text:c="8"/>82c4b5b8 00 00 01 30 <text:s text:c="4"/>ulong <text:s text:c="5"/>130h</text:p>
          </table:table-cell>
        </table:table-row>
        <table:table-row table:style-name="ro2">
          <table:table-cell office:value-type="string">
            <text:p><text:s text:c="8"/>82c4cf5c 82 27 c2 b0 <text:s text:c="4"/>addr <text:s text:c="6"/>s_D:\dat\avatar\partsobj\cos104.tp_8227c2b0 <text:s text:c="5"/>= "D:\\dat\\avatar\\partsobj\\co</text:p>
          </table:table-cell>
          <table:table-cell office:value-type="string">
            <text:p><text:s text:c="8"/>82c4b5bc 00 00 01 31 <text:s text:c="4"/>ulong <text:s text:c="5"/>131h</text:p>
          </table:table-cell>
        </table:table-row>
        <table:table-row table:style-name="ro2">
          <table:table-cell office:value-type="string">
            <text:p><text:s text:c="8"/>82c4cf60 82 27 c2 8c <text:s text:c="4"/>addr <text:s text:c="6"/>s_D:\dat\avatar\partsobj\cos105.tp_8227c28c <text:s text:c="5"/>= "D:\\dat\\avatar\\partsobj\\co</text:p>
          </table:table-cell>
          <table:table-cell office:value-type="string">
            <text:p><text:s text:c="8"/>82c4b5c0 00 00 01 32 <text:s text:c="4"/>ulong <text:s text:c="5"/>132h</text:p>
          </table:table-cell>
        </table:table-row>
        <table:table-row table:style-name="ro2">
          <table:table-cell office:value-type="string">
            <text:p><text:s text:c="8"/>82c4cf64 82 27 c2 68 <text:s text:c="4"/>addr <text:s text:c="6"/>s_D:\dat\avatar\partsobj\cos106.tp_8227c268 <text:s text:c="5"/>= "D:\\dat\\avatar\\partsobj\\co</text:p>
          </table:table-cell>
          <table:table-cell office:value-type="string">
            <text:p><text:s text:c="8"/>82c4b5c4 00 00 01 33 <text:s text:c="4"/>ulong <text:s text:c="5"/>133h</text:p>
          </table:table-cell>
        </table:table-row>
        <table:table-row table:style-name="ro2">
          <table:table-cell office:value-type="string">
            <text:p><text:s text:c="8"/>82c4cf68 82 27 c2 44 <text:s text:c="4"/>addr <text:s text:c="6"/>s_D:\dat\avatar\partsobj\cos107.tp_8227c244 <text:s text:c="5"/>= "D:\\dat\\avatar\\partsobj\\co</text:p>
          </table:table-cell>
          <table:table-cell office:value-type="string">
            <text:p><text:s text:c="8"/>82c4b5c8 00 00 01 34 <text:s text:c="4"/>ulong <text:s text:c="5"/>134h</text:p>
          </table:table-cell>
        </table:table-row>
        <table:table-row table:style-name="ro2">
          <table:table-cell office:value-type="string">
            <text:p><text:s text:c="8"/>82c4cf6c 82 27 c2 20 <text:s text:c="4"/>addr <text:s text:c="6"/>s_D:\dat\avatar\partsobj\cos108.tp_8227c220 <text:s text:c="5"/>= "D:\\dat\\avatar\\partsobj\\co</text:p>
          </table:table-cell>
          <table:table-cell office:value-type="string">
            <text:p><text:s text:c="8"/>82c4b5cc 00 00 01 35 <text:s text:c="4"/>ulong <text:s text:c="5"/>135h</text:p>
          </table:table-cell>
        </table:table-row>
        <table:table-row table:style-name="ro2">
          <table:table-cell office:value-type="string">
            <text:p><text:s text:c="8"/>82c4cf70 82 27 c1 fc <text:s text:c="4"/>addr <text:s text:c="6"/>s_D:\dat\avatar\partsobj\cos109.tp_8227c1fc <text:s text:c="5"/>= "D:\\dat\\avatar\\partsobj\\co</text:p>
          </table:table-cell>
          <table:table-cell office:value-type="string">
            <text:p><text:s text:c="8"/>82c4b5d0 00 00 01 36 <text:s text:c="4"/>ulong <text:s text:c="5"/>136h</text:p>
          </table:table-cell>
        </table:table-row>
        <table:table-row table:style-name="ro2">
          <table:table-cell office:value-type="string">
            <text:p><text:s text:c="8"/>82c4cf74 82 27 c1 d8 <text:s text:c="4"/>addr <text:s text:c="6"/>s_D:\dat\avatar\partsobj\cos110.tp_8227c1d8 <text:s text:c="5"/>= "D:\\dat\\avatar\\partsobj\\co</text:p>
          </table:table-cell>
          <table:table-cell office:value-type="string">
            <text:p><text:s text:c="8"/>82c4b5d4 00 00 01 37 <text:s text:c="4"/>ulong <text:s text:c="5"/>137h</text:p>
          </table:table-cell>
        </table:table-row>
        <table:table-row table:style-name="ro2">
          <table:table-cell office:value-type="string">
            <text:p><text:s text:c="8"/>82c4cf78 82 27 c1 b4 <text:s text:c="4"/>addr <text:s text:c="6"/>s_D:\dat\avatar\partsobj\acs000.tp_8227c1b4 <text:s text:c="5"/>= "D:\\dat\\avatar\\partsobj\\ac</text:p>
          </table:table-cell>
          <table:table-cell office:value-type="string">
            <text:p><text:s text:c="8"/>82c4b5d8 00 00 01 38 <text:s text:c="4"/>ulong <text:s text:c="5"/>138h</text:p>
          </table:table-cell>
        </table:table-row>
        <table:table-row table:style-name="ro2">
          <table:table-cell office:value-type="string">
            <text:p><text:s text:c="8"/>82c4cf7c 82 27 c1 90 <text:s text:c="4"/>addr <text:s text:c="6"/>s_D:\dat\avatar\partsobj\acs001.tp_8227c190 <text:s text:c="5"/>= "D:\\dat\\avatar\\partsobj\\ac</text:p>
          </table:table-cell>
          <table:table-cell office:value-type="string">
            <text:p><text:s text:c="8"/>82c4b5dc 00 00 01 39 <text:s text:c="4"/>ulong <text:s text:c="5"/>139h</text:p>
          </table:table-cell>
        </table:table-row>
        <table:table-row table:style-name="ro2">
          <table:table-cell office:value-type="string">
            <text:p><text:s text:c="8"/>82c4cf80 82 27 c1 6c <text:s text:c="4"/>addr <text:s text:c="6"/>s_D:\dat\avatar\partsobj\acs002.tp_8227c16c <text:s text:c="5"/>= "D:\\dat\\avatar\\partsobj\\ac</text:p>
          </table:table-cell>
          <table:table-cell office:value-type="string">
            <text:p><text:s text:c="8"/>82c4b5e0 00 00 01 3a <text:s text:c="4"/>ulong <text:s text:c="5"/>13Ah</text:p>
          </table:table-cell>
        </table:table-row>
        <table:table-row table:style-name="ro2">
          <table:table-cell office:value-type="string">
            <text:p><text:s text:c="8"/>82c4cf84 82 27 c1 48 <text:s text:c="4"/>addr <text:s text:c="6"/>s_D:\dat\avatar\partsobj\acs003.tp_8227c148 <text:s text:c="5"/>= "D:\\dat\\avatar\\partsobj\\ac</text:p>
          </table:table-cell>
          <table:table-cell office:value-type="string">
            <text:p><text:s text:c="8"/>82c4b5e4 00 00 01 3b <text:s text:c="4"/>ulong <text:s text:c="5"/>13Bh</text:p>
          </table:table-cell>
        </table:table-row>
        <table:table-row table:style-name="ro2">
          <table:table-cell office:value-type="string">
            <text:p><text:s text:c="8"/>82c4cf88 82 27 c1 24 <text:s text:c="4"/>addr <text:s text:c="6"/>s_D:\dat\avatar\partsobj\acs004.tp_8227c124 <text:s text:c="5"/>= "D:\\dat\\avatar\\partsobj\\ac</text:p>
          </table:table-cell>
          <table:table-cell office:value-type="string">
            <text:p><text:s text:c="8"/>82c4b5e8 00 00 01 3c <text:s text:c="4"/>ulong <text:s text:c="5"/>13Ch</text:p>
          </table:table-cell>
        </table:table-row>
        <table:table-row table:style-name="ro2">
          <table:table-cell office:value-type="string">
            <text:p><text:s text:c="8"/>82c4cf8c 82 27 c1 00 <text:s text:c="4"/>addr <text:s text:c="6"/>s_D:\dat\avatar\partsobj\acs005.tp_8227c100 <text:s text:c="5"/>= "D:\\dat\\avatar\\partsobj\\ac</text:p>
          </table:table-cell>
          <table:table-cell office:value-type="string">
            <text:p><text:s text:c="8"/>82c4b5ec 00 00 01 3d <text:s text:c="4"/>ulong <text:s text:c="5"/>13Dh</text:p>
          </table:table-cell>
        </table:table-row>
        <table:table-row table:style-name="ro2">
          <table:table-cell office:value-type="string">
            <text:p><text:s text:c="8"/>82c4cf90 82 27 c0 dc <text:s text:c="4"/>addr <text:s text:c="6"/>s_D:\dat\avatar\partsobj\acs006.tp_8227c0dc <text:s text:c="5"/>= "D:\\dat\\avatar\\partsobj\\ac</text:p>
          </table:table-cell>
          <table:table-cell office:value-type="string">
            <text:p><text:s text:c="8"/>82c4b5f0 00 00 01 3e <text:s text:c="4"/>ulong <text:s text:c="5"/>13Eh</text:p>
          </table:table-cell>
        </table:table-row>
        <table:table-row table:style-name="ro2">
          <table:table-cell office:value-type="string">
            <text:p><text:s text:c="8"/>82c4cf94 82 27 c0 b8 <text:s text:c="4"/>addr <text:s text:c="6"/>s_D:\dat\avatar\partsobj\acs007.tp_8227c0b8 <text:s text:c="5"/>= "D:\\dat\\avatar\\partsobj\\ac</text:p>
          </table:table-cell>
          <table:table-cell office:value-type="string">
            <text:p><text:s text:c="8"/>82c4b5f4 00 00 01 3f <text:s text:c="4"/>ulong <text:s text:c="5"/>13Fh</text:p>
          </table:table-cell>
        </table:table-row>
        <table:table-row table:style-name="ro2">
          <table:table-cell office:value-type="string">
            <text:p><text:s text:c="8"/>82c4cf98 82 27 c0 94 <text:s text:c="4"/>addr <text:s text:c="6"/>s_D:\dat\avatar\partsobj\acs008.tp_8227c094 <text:s text:c="5"/>= "D:\\dat\\avatar\\partsobj\\ac</text:p>
          </table:table-cell>
          <table:table-cell office:value-type="string">
            <text:p><text:s text:c="8"/>82c4b5f8 00 00 01 40 <text:s text:c="4"/>ulong <text:s text:c="5"/>140h</text:p>
          </table:table-cell>
        </table:table-row>
        <table:table-row table:style-name="ro2">
          <table:table-cell office:value-type="string">
            <text:p><text:s text:c="8"/>82c4cf9c 82 27 c0 70 <text:s text:c="4"/>addr <text:s text:c="6"/>s_D:\dat\avatar\partsobj\acs009.tp_8227c070 <text:s text:c="5"/>= "D:\\dat\\avatar\\partsobj\\ac</text:p>
          </table:table-cell>
          <table:table-cell office:value-type="string">
            <text:p><text:s text:c="8"/>82c4b5fc 00 00 01 41 <text:s text:c="4"/>ulong <text:s text:c="5"/>141h</text:p>
          </table:table-cell>
        </table:table-row>
        <table:table-row table:style-name="ro2">
          <table:table-cell office:value-type="string">
            <text:p><text:s text:c="8"/>82c4cfa0 82 27 c0 4c <text:s text:c="4"/>addr <text:s text:c="6"/>s_D:\dat\avatar\partsobj\acs010.tp_8227c04c <text:s text:c="5"/>= "D:\\dat\\avatar\\partsobj\\ac</text:p>
          </table:table-cell>
          <table:table-cell office:value-type="string">
            <text:p><text:s text:c="8"/>82c4b600 00 00 01 42 <text:s text:c="4"/>ulong <text:s text:c="5"/>142h</text:p>
          </table:table-cell>
        </table:table-row>
        <table:table-row table:style-name="ro2">
          <table:table-cell office:value-type="string">
            <text:p><text:s text:c="8"/>82c4cfa4 82 27 c0 28 <text:s text:c="4"/>addr <text:s text:c="6"/>s_D:\dat\avatar\partsobj\acs011.tp_8227c028 <text:s text:c="5"/>= "D:\\dat\\avatar\\partsobj\\ac</text:p>
          </table:table-cell>
          <table:table-cell office:value-type="string">
            <text:p><text:s text:c="8"/>82c4b604 00 00 01 43 <text:s text:c="4"/>ulong <text:s text:c="5"/>143h</text:p>
          </table:table-cell>
        </table:table-row>
        <table:table-row table:style-name="ro2">
          <table:table-cell office:value-type="string">
            <text:p><text:s text:c="8"/>82c4cfa8 82 27 c0 04 <text:s text:c="4"/>addr <text:s text:c="6"/>s_D:\dat\avatar\partsobj\acs012.tp_8227c004 <text:s text:c="5"/>= "D:\\dat\\avatar\\partsobj\\ac</text:p>
          </table:table-cell>
          <table:table-cell office:value-type="string">
            <text:p><text:s text:c="8"/>82c4b608 00 00 01 44 <text:s text:c="4"/>ulong <text:s text:c="5"/>144h</text:p>
          </table:table-cell>
        </table:table-row>
        <table:table-row table:style-name="ro2">
          <table:table-cell office:value-type="string">
            <text:p><text:s text:c="8"/>82c4cfac 82 27 bf e0 <text:s text:c="4"/>addr <text:s text:c="6"/>s_D:\dat\avatar\partsobj\acs013.tp_8227bfe0 <text:s text:c="5"/>= "D:\\dat\\avatar\\partsobj\\ac</text:p>
          </table:table-cell>
          <table:table-cell office:value-type="string">
            <text:p><text:s text:c="8"/>82c4b60c 00 00 01 45 <text:s text:c="4"/>ulong <text:s text:c="5"/>145h</text:p>
          </table:table-cell>
        </table:table-row>
        <table:table-row table:style-name="ro2">
          <table:table-cell office:value-type="string">
            <text:p><text:s text:c="8"/>82c4cfb0 82 27 bf bc <text:s text:c="4"/>addr <text:s text:c="6"/>s_D:\dat\avatar\partsobj\acs014.tp_8227bfbc <text:s text:c="5"/>= "D:\\dat\\avatar\\partsobj\\ac</text:p>
          </table:table-cell>
          <table:table-cell office:value-type="string">
            <text:p><text:s text:c="8"/>82c4b610 00 00 01 46 <text:s text:c="4"/>ulong <text:s text:c="5"/>146h</text:p>
          </table:table-cell>
        </table:table-row>
        <table:table-row table:style-name="ro2">
          <table:table-cell office:value-type="string">
            <text:p><text:s text:c="8"/>82c4cfb4 82 27 bf 98 <text:s text:c="4"/>addr <text:s text:c="6"/>s_D:\dat\avatar\partsobj\acs015.tp_8227bf98 <text:s text:c="5"/>= "D:\\dat\\avatar\\partsobj\\ac</text:p>
          </table:table-cell>
          <table:table-cell office:value-type="string">
            <text:p><text:s text:c="8"/>82c4b614 00 00 01 47 <text:s text:c="4"/>ulong <text:s text:c="5"/>147h</text:p>
          </table:table-cell>
        </table:table-row>
        <table:table-row table:style-name="ro2">
          <table:table-cell office:value-type="string">
            <text:p><text:s text:c="8"/>82c4cfb8 82 27 bf 74 <text:s text:c="4"/>addr <text:s text:c="6"/>s_D:\dat\avatar\partsobj\acs016.tp_8227bf74 <text:s text:c="5"/>= "D:\\dat\\avatar\\partsobj\\ac</text:p>
          </table:table-cell>
          <table:table-cell office:value-type="string">
            <text:p><text:s text:c="8"/>82c4b618 00 00 01 48 <text:s text:c="4"/>ulong <text:s text:c="5"/>148h</text:p>
          </table:table-cell>
        </table:table-row>
        <table:table-row table:style-name="ro2">
          <table:table-cell office:value-type="string">
            <text:p><text:s text:c="8"/>82c4cfbc 82 27 bf 50 <text:s text:c="4"/>addr <text:s text:c="6"/>s_D:\dat\avatar\partsobj\acs017.tp_8227bf50 <text:s text:c="5"/>= "D:\\dat\\avatar\\partsobj\\ac</text:p>
          </table:table-cell>
          <table:table-cell office:value-type="string">
            <text:p><text:s text:c="8"/>82c4b61c 00 00 01 49 <text:s text:c="4"/>ulong <text:s text:c="5"/>149h</text:p>
          </table:table-cell>
        </table:table-row>
        <table:table-row table:style-name="ro2">
          <table:table-cell office:value-type="string">
            <text:p><text:s text:c="8"/>82c4cfc0 82 27 bf 2c <text:s text:c="4"/>addr <text:s text:c="6"/>s_D:\dat\avatar\partsobj\acs018.tp_8227bf2c <text:s text:c="5"/>= "D:\\dat\\avatar\\partsobj\\ac</text:p>
          </table:table-cell>
          <table:table-cell office:value-type="string">
            <text:p><text:s text:c="8"/>82c4b620 00 00 01 4a <text:s text:c="4"/>ulong <text:s text:c="5"/>14Ah</text:p>
          </table:table-cell>
        </table:table-row>
        <table:table-row table:style-name="ro2">
          <table:table-cell office:value-type="string">
            <text:p><text:s text:c="8"/>82c4cfc4 82 27 bf 08 <text:s text:c="4"/>addr <text:s text:c="6"/>s_D:\dat\avatar\partsobj\acs019.tp_8227bf08 <text:s text:c="5"/>= "D:\\dat\\avatar\\partsobj\\ac</text:p>
          </table:table-cell>
          <table:table-cell office:value-type="string">
            <text:p><text:s text:c="8"/>82c4b624 00 00 01 4b <text:s text:c="4"/>ulong <text:s text:c="5"/>14Bh</text:p>
          </table:table-cell>
        </table:table-row>
        <table:table-row table:style-name="ro2">
          <table:table-cell office:value-type="string">
            <text:p><text:s text:c="8"/>82c4cfc8 82 27 be e4 <text:s text:c="4"/>addr <text:s text:c="6"/>s_D:\dat\avatar\partsobj\acs020.tp_8227bee4 <text:s text:c="5"/>= "D:\\dat\\avatar\\partsobj\\ac</text:p>
          </table:table-cell>
          <table:table-cell office:value-type="string">
            <text:p><text:s text:c="8"/>82c4b628 00 00 01 4c <text:s text:c="4"/>ulong <text:s text:c="5"/>14Ch</text:p>
          </table:table-cell>
        </table:table-row>
        <table:table-row table:style-name="ro2">
          <table:table-cell office:value-type="string">
            <text:p><text:s text:c="8"/>82c4cfcc 82 27 be c0 <text:s text:c="4"/>addr <text:s text:c="6"/>s_D:\dat\avatar\partsobj\acs021.tp_8227bec0 <text:s text:c="5"/>= "D:\\dat\\avatar\\partsobj\\ac</text:p>
          </table:table-cell>
          <table:table-cell office:value-type="string">
            <text:p><text:s text:c="8"/>82c4b62c 00 00 01 4d <text:s text:c="4"/>ulong <text:s text:c="5"/>14Dh</text:p>
          </table:table-cell>
        </table:table-row>
        <table:table-row table:style-name="ro2">
          <table:table-cell office:value-type="string">
            <text:p><text:s text:c="8"/>82c4cfd0 82 27 be 9c <text:s text:c="4"/>addr <text:s text:c="6"/>s_D:\dat\avatar\partsobj\acs022.tp_8227be9c <text:s text:c="5"/>= "D:\\dat\\avatar\\partsobj\\ac</text:p>
          </table:table-cell>
          <table:table-cell office:value-type="string">
            <text:p><text:s text:c="8"/>82c4b630 00 00 01 4e <text:s text:c="4"/>ulong <text:s text:c="5"/>14Eh</text:p>
          </table:table-cell>
        </table:table-row>
        <table:table-row table:style-name="ro2">
          <table:table-cell office:value-type="string">
            <text:p><text:s text:c="8"/>82c4cfd4 82 27 be 78 <text:s text:c="4"/>addr <text:s text:c="6"/>s_D:\dat\avatar\partsobj\acs023.tp_8227be78 <text:s text:c="5"/>= "D:\\dat\\avatar\\partsobj\\ac</text:p>
          </table:table-cell>
          <table:table-cell office:value-type="string">
            <text:p><text:s text:c="8"/>82c4b634 00 00 01 4f <text:s text:c="4"/>ulong <text:s text:c="5"/>14Fh</text:p>
          </table:table-cell>
        </table:table-row>
        <table:table-row table:style-name="ro2">
          <table:table-cell office:value-type="string">
            <text:p><text:s text:c="8"/>82c4cfd8 82 27 be 54 <text:s text:c="4"/>addr <text:s text:c="6"/>s_D:\dat\avatar\partsobj\acs024.tp_8227be54 <text:s text:c="5"/>= "D:\\dat\\avatar\\partsobj\\ac</text:p>
          </table:table-cell>
          <table:table-cell office:value-type="string">
            <text:p><text:s text:c="8"/>82c4b638 00 00 01 50 <text:s text:c="4"/>ulong <text:s text:c="5"/>150h</text:p>
          </table:table-cell>
        </table:table-row>
        <table:table-row table:style-name="ro2">
          <table:table-cell office:value-type="string">
            <text:p><text:s text:c="8"/>82c4cfdc 82 27 be 30 <text:s text:c="4"/>addr <text:s text:c="6"/>s_D:\dat\avatar\partsobj\acs025.tp_8227be30 <text:s text:c="5"/>= "D:\\dat\\avatar\\partsobj\\ac</text:p>
          </table:table-cell>
          <table:table-cell office:value-type="string">
            <text:p><text:s text:c="8"/>82c4b63c 00 00 01 51 <text:s text:c="4"/>ulong <text:s text:c="5"/>151h</text:p>
          </table:table-cell>
        </table:table-row>
        <table:table-row table:style-name="ro2">
          <table:table-cell office:value-type="string">
            <text:p><text:s text:c="8"/>82c4cfe0 82 27 be 0c <text:s text:c="4"/>addr <text:s text:c="6"/>s_D:\dat\avatar\partsobj\acs026.tp_8227be0c <text:s text:c="5"/>= "D:\\dat\\avatar\\partsobj\\ac</text:p>
          </table:table-cell>
          <table:table-cell office:value-type="string">
            <text:p><text:s text:c="8"/>82c4b640 00 00 01 52 <text:s text:c="4"/>ulong <text:s text:c="5"/>152h</text:p>
          </table:table-cell>
        </table:table-row>
        <table:table-row table:style-name="ro2">
          <table:table-cell office:value-type="string">
            <text:p><text:s text:c="8"/>82c4cfe4 82 27 bd e8 <text:s text:c="4"/>addr <text:s text:c="6"/>s_D:\dat\avatar\partsobj\acs027.tp_8227bde8 <text:s text:c="5"/>= "D:\\dat\\avatar\\partsobj\\ac</text:p>
          </table:table-cell>
          <table:table-cell office:value-type="string">
            <text:p><text:s text:c="8"/>82c4b644 00 00 01 53 <text:s text:c="4"/>ulong <text:s text:c="5"/>153h</text:p>
          </table:table-cell>
        </table:table-row>
        <table:table-row table:style-name="ro2">
          <table:table-cell office:value-type="string">
            <text:p><text:s text:c="8"/>82c4cfe8 82 27 bd c4 <text:s text:c="4"/>addr <text:s text:c="6"/>s_D:\dat\avatar\partsobj\acs028.tp_8227bdc4 <text:s text:c="5"/>= "D:\\dat\\avatar\\partsobj\\ac</text:p>
          </table:table-cell>
          <table:table-cell office:value-type="string">
            <text:p><text:s text:c="8"/>82c4b648 00 00 01 54 <text:s text:c="4"/>ulong <text:s text:c="5"/>154h</text:p>
          </table:table-cell>
        </table:table-row>
        <table:table-row table:style-name="ro2">
          <table:table-cell office:value-type="string">
            <text:p><text:s text:c="8"/>82c4cfec 82 27 bd a0 <text:s text:c="4"/>addr <text:s text:c="6"/>s_D:\dat\avatar\partsobj\acs029.tp_8227bda0 <text:s text:c="5"/>= "D:\\dat\\avatar\\partsobj\\ac</text:p>
          </table:table-cell>
          <table:table-cell office:value-type="string">
            <text:p><text:s text:c="8"/>82c4b64c 00 00 01 55 <text:s text:c="4"/>ulong <text:s text:c="5"/>155h</text:p>
          </table:table-cell>
        </table:table-row>
        <table:table-row table:style-name="ro2">
          <table:table-cell office:value-type="string">
            <text:p><text:s text:c="8"/>82c4cff0 82 27 bd 7c <text:s text:c="4"/>addr <text:s text:c="6"/>s_D:\dat\avatar\partsobj\acs030.tp_8227bd7c <text:s text:c="5"/>= "D:\\dat\\avatar\\partsobj\\ac</text:p>
          </table:table-cell>
          <table:table-cell office:value-type="string">
            <text:p><text:s text:c="8"/>82c4b650 00 00 01 56 <text:s text:c="4"/>ulong <text:s text:c="5"/>156h</text:p>
          </table:table-cell>
        </table:table-row>
        <table:table-row table:style-name="ro2">
          <table:table-cell office:value-type="string">
            <text:p><text:s text:c="8"/>82c4cff4 82 27 bd 58 <text:s text:c="4"/>addr <text:s text:c="6"/>s_D:\dat\avatar\partsobj\acs031.tp_8227bd58 <text:s text:c="5"/>= "D:\\dat\\avatar\\partsobj\\ac</text:p>
          </table:table-cell>
          <table:table-cell office:value-type="string">
            <text:p><text:s text:c="8"/>82c4b654 00 00 01 57 <text:s text:c="4"/>ulong <text:s text:c="5"/>157h</text:p>
          </table:table-cell>
        </table:table-row>
        <table:table-row table:style-name="ro2">
          <table:table-cell office:value-type="string">
            <text:p><text:s text:c="8"/>82c4cff8 82 27 bd 34 <text:s text:c="4"/>addr <text:s text:c="6"/>s_D:\dat\avatar\partsobj\acs032.tp_8227bd34 <text:s text:c="5"/>= "D:\\dat\\avatar\\partsobj\\ac</text:p>
          </table:table-cell>
          <table:table-cell office:value-type="string">
            <text:p><text:s text:c="8"/>82c4b658 00 00 01 58 <text:s text:c="4"/>ulong <text:s text:c="5"/>158h</text:p>
          </table:table-cell>
        </table:table-row>
        <table:table-row table:style-name="ro2">
          <table:table-cell office:value-type="string">
            <text:p><text:s text:c="8"/>82c4cffc 82 27 bd 10 <text:s text:c="4"/>addr <text:s text:c="6"/>s_D:\dat\avatar\partsobj\acs033.tp_8227bd10 <text:s text:c="5"/>= "D:\\dat\\avatar\\partsobj\\ac</text:p>
          </table:table-cell>
          <table:table-cell office:value-type="string">
            <text:p><text:s text:c="8"/>82c4b65c 00 00 01 59 <text:s text:c="4"/>ulong <text:s text:c="5"/>159h</text:p>
          </table:table-cell>
        </table:table-row>
        <table:table-row table:style-name="ro2">
          <table:table-cell office:value-type="string">
            <text:p><text:s text:c="8"/>82c4d000 82 27 bc ec <text:s text:c="4"/>addr <text:s text:c="6"/>s_D:\dat\avatar\partsobj\acs034.tp_8227bcec <text:s text:c="5"/>= "D:\\dat\\avatar\\partsobj\\ac</text:p>
          </table:table-cell>
          <table:table-cell office:value-type="string">
            <text:p><text:s text:c="8"/>82c4b660 00 00 01 5a <text:s text:c="4"/>ulong <text:s text:c="5"/>15Ah</text:p>
          </table:table-cell>
        </table:table-row>
        <table:table-row table:style-name="ro2">
          <table:table-cell office:value-type="string">
            <text:p><text:s text:c="8"/>82c4d004 82 27 bc c8 <text:s text:c="4"/>addr <text:s text:c="6"/>s_D:\dat\avatar\partsobj\acs035.tp_8227bcc8 <text:s text:c="5"/>= "D:\\dat\\avatar\\partsobj\\ac</text:p>
          </table:table-cell>
          <table:table-cell office:value-type="string">
            <text:p><text:s text:c="8"/>82c4b664 00 00 01 5b <text:s text:c="4"/>ulong <text:s text:c="5"/>15Bh</text:p>
          </table:table-cell>
        </table:table-row>
        <table:table-row table:style-name="ro2">
          <table:table-cell office:value-type="string">
            <text:p><text:s text:c="8"/>82c4d008 82 27 bc a4 <text:s text:c="4"/>addr <text:s text:c="6"/>s_D:\dat\avatar\partsobj\acs036.tp_8227bca4 <text:s text:c="5"/>= "D:\\dat\\avatar\\partsobj\\ac</text:p>
          </table:table-cell>
          <table:table-cell office:value-type="string">
            <text:p><text:s text:c="8"/>82c4b668 00 00 01 5c <text:s text:c="4"/>ulong <text:s text:c="5"/>15Ch</text:p>
          </table:table-cell>
        </table:table-row>
        <table:table-row table:style-name="ro2">
          <table:table-cell office:value-type="string">
            <text:p><text:s text:c="8"/>82c4d00c 82 27 bc 80 <text:s text:c="4"/>addr <text:s text:c="6"/>s_D:\dat\avatar\partsobj\acs037.tp_8227bc80 <text:s text:c="5"/>= "D:\\dat\\avatar\\partsobj\\ac</text:p>
          </table:table-cell>
          <table:table-cell office:value-type="string">
            <text:p><text:s text:c="8"/>82c4b66c 00 00 01 5d <text:s text:c="4"/>ulong <text:s text:c="5"/>15Dh</text:p>
          </table:table-cell>
        </table:table-row>
        <table:table-row table:style-name="ro2">
          <table:table-cell office:value-type="string">
            <text:p><text:s text:c="8"/>82c4d010 82 27 bc 5c <text:s text:c="4"/>addr <text:s text:c="6"/>s_D:\dat\avatar\partsobj\acs038.tp_8227bc5c <text:s text:c="5"/>= "D:\\dat\\avatar\\partsobj\\ac</text:p>
          </table:table-cell>
          <table:table-cell office:value-type="string">
            <text:p><text:s text:c="8"/>82c4b670 00 00 01 5e <text:s text:c="4"/>ulong <text:s text:c="5"/>15Eh</text:p>
          </table:table-cell>
        </table:table-row>
        <table:table-row table:style-name="ro2">
          <table:table-cell office:value-type="string">
            <text:p><text:s text:c="8"/>82c4d014 82 27 bc 38 <text:s text:c="4"/>addr <text:s text:c="6"/>s_D:\dat\avatar\partsobj\acs039.tp_8227bc38 <text:s text:c="5"/>= "D:\\dat\\avatar\\partsobj\\ac</text:p>
          </table:table-cell>
          <table:table-cell office:value-type="string">
            <text:p><text:s text:c="8"/>82c4b674 00 00 01 5f <text:s text:c="4"/>ulong <text:s text:c="5"/>15Fh</text:p>
          </table:table-cell>
        </table:table-row>
        <table:table-row table:style-name="ro2">
          <table:table-cell office:value-type="string">
            <text:p><text:s text:c="8"/>82c4d018 82 27 bc 14 <text:s text:c="4"/>addr <text:s text:c="6"/>s_D:\dat\avatar\partsobj\acs040.tp_8227bc14 <text:s text:c="5"/>= "D:\\dat\\avatar\\partsobj\\ac</text:p>
          </table:table-cell>
          <table:table-cell office:value-type="string">
            <text:p><text:s text:c="8"/>82c4b678 00 00 01 60 <text:s text:c="4"/>ulong <text:s text:c="5"/>160h</text:p>
          </table:table-cell>
        </table:table-row>
        <table:table-row table:style-name="ro2">
          <table:table-cell office:value-type="string">
            <text:p><text:s text:c="8"/>82c4d01c 82 27 bb f0 <text:s text:c="4"/>addr <text:s text:c="6"/>s_D:\dat\avatar\partsobj\acs041.tp_8227bbf0 <text:s text:c="5"/>= "D:\\dat\\avatar\\partsobj\\ac</text:p>
          </table:table-cell>
          <table:table-cell office:value-type="string">
            <text:p><text:s text:c="8"/>82c4b67c 00 00 01 61 <text:s text:c="4"/>ulong <text:s text:c="5"/>161h</text:p>
          </table:table-cell>
        </table:table-row>
        <table:table-row table:style-name="ro2">
          <table:table-cell office:value-type="string">
            <text:p><text:s text:c="8"/>82c4d020 82 27 bb cc <text:s text:c="4"/>addr <text:s text:c="6"/>s_D:\dat\avatar\partsobj\acs042.tp_8227bbcc <text:s text:c="5"/>= "D:\\dat\\avatar\\partsobj\\ac</text:p>
          </table:table-cell>
          <table:table-cell office:value-type="string">
            <text:p><text:s text:c="8"/>82c4b680 00 00 01 62 <text:s text:c="4"/>ulong <text:s text:c="5"/>162h</text:p>
          </table:table-cell>
        </table:table-row>
        <table:table-row table:style-name="ro2">
          <table:table-cell office:value-type="string">
            <text:p><text:s text:c="8"/>82c4d024 82 27 bb a8 <text:s text:c="4"/>addr <text:s text:c="6"/>s_D:\dat\avatar\partsobj\acs043.tp_8227bba8 <text:s text:c="5"/>= "D:\\dat\\avatar\\partsobj\\ac</text:p>
          </table:table-cell>
          <table:table-cell office:value-type="string">
            <text:p><text:s text:c="8"/>82c4b684 00 00 01 63 <text:s text:c="4"/>ulong <text:s text:c="5"/>163h</text:p>
          </table:table-cell>
        </table:table-row>
        <table:table-row table:style-name="ro2">
          <table:table-cell office:value-type="string">
            <text:p><text:s text:c="8"/>82c4d028 82 27 bb 84 <text:s text:c="4"/>addr <text:s text:c="6"/>s_D:\dat\avatar\partsobj\acs044.tp_8227bb84 <text:s text:c="5"/>= "D:\\dat\\avatar\\partsobj\\ac</text:p>
          </table:table-cell>
          <table:table-cell office:value-type="string">
            <text:p><text:s text:c="8"/>82c4b688 00 00 01 64 <text:s text:c="4"/>ulong <text:s text:c="5"/>164h</text:p>
          </table:table-cell>
        </table:table-row>
        <table:table-row table:style-name="ro2">
          <table:table-cell office:value-type="string">
            <text:p><text:s text:c="8"/>82c4d02c 82 27 bb 60 <text:s text:c="4"/>addr <text:s text:c="6"/>s_D:\dat\avatar\partsobj\acs045.tp_8227bb60 <text:s text:c="5"/>= "D:\\dat\\avatar\\partsobj\\ac</text:p>
          </table:table-cell>
          <table:table-cell office:value-type="string">
            <text:p><text:s text:c="8"/>82c4b68c 00 00 01 65 <text:s text:c="4"/>ulong <text:s text:c="5"/>165h</text:p>
          </table:table-cell>
        </table:table-row>
        <table:table-row table:style-name="ro2">
          <table:table-cell office:value-type="string">
            <text:p><text:s text:c="8"/>82c4d030 82 27 bb 3c <text:s text:c="4"/>addr <text:s text:c="6"/>s_D:\dat\avatar\partsobj\acs046.tp_8227bb3c <text:s text:c="5"/>= "D:\\dat\\avatar\\partsobj\\ac</text:p>
          </table:table-cell>
          <table:table-cell office:value-type="string">
            <text:p><text:s text:c="8"/>82c4b690 00 00 01 66 <text:s text:c="4"/>ulong <text:s text:c="5"/>166h</text:p>
          </table:table-cell>
        </table:table-row>
        <table:table-row table:style-name="ro2">
          <table:table-cell office:value-type="string">
            <text:p><text:s text:c="8"/>82c4d034 82 27 bb 18 <text:s text:c="4"/>addr <text:s text:c="6"/>s_D:\dat\avatar\partsobj\acs047.tp_8227bb18 <text:s text:c="5"/>= "D:\\dat\\avatar\\partsobj\\ac</text:p>
          </table:table-cell>
          <table:table-cell office:value-type="string">
            <text:p><text:s text:c="8"/>82c4b694 00 00 01 67 <text:s text:c="4"/>ulong <text:s text:c="5"/>167h</text:p>
          </table:table-cell>
        </table:table-row>
        <table:table-row table:style-name="ro2">
          <table:table-cell office:value-type="string">
            <text:p><text:s text:c="8"/>82c4d038 82 27 ba f4 <text:s text:c="4"/>addr <text:s text:c="6"/>s_D:\dat\avatar\partsobj\acs048.tp_8227baf4 <text:s text:c="5"/>= "D:\\dat\\avatar\\partsobj\\ac</text:p>
          </table:table-cell>
          <table:table-cell office:value-type="string">
            <text:p><text:s text:c="8"/>82c4b698 00 00 01 68 <text:s text:c="4"/>ulong <text:s text:c="5"/>168h</text:p>
          </table:table-cell>
        </table:table-row>
        <table:table-row table:style-name="ro2">
          <table:table-cell office:value-type="string">
            <text:p><text:s text:c="8"/>82c4d03c 82 27 ba d0 <text:s text:c="4"/>addr <text:s text:c="6"/>s_D:\dat\avatar\partsobj\acs049.tp_8227bad0 <text:s text:c="5"/>= "D:\\dat\\avatar\\partsobj\\ac</text:p>
          </table:table-cell>
          <table:table-cell office:value-type="string">
            <text:p><text:s text:c="8"/>82c4b69c 00 00 01 69 <text:s text:c="4"/>ulong <text:s text:c="5"/>169h</text:p>
          </table:table-cell>
        </table:table-row>
        <table:table-row table:style-name="ro2">
          <table:table-cell office:value-type="string">
            <text:p><text:s text:c="8"/>82c4d040 82 27 ba ac <text:s text:c="4"/>addr <text:s text:c="6"/>s_D:\dat\avatar\partsobj\acs050.tp_8227baac <text:s text:c="5"/>= "D:\\dat\\avatar\\partsobj\\ac</text:p>
          </table:table-cell>
          <table:table-cell office:value-type="string">
            <text:p><text:s text:c="8"/>82c4b6a0 00 00 01 6a <text:s text:c="4"/>ulong <text:s text:c="5"/>16Ah</text:p>
          </table:table-cell>
        </table:table-row>
        <table:table-row table:style-name="ro2">
          <table:table-cell office:value-type="string">
            <text:p><text:s text:c="8"/>82c4d044 82 27 ba 88 <text:s text:c="4"/>addr <text:s text:c="6"/>s_D:\dat\avatar\partsobj\acs051.tp_8227ba88 <text:s text:c="5"/>= "D:\\dat\\avatar\\partsobj\\ac</text:p>
          </table:table-cell>
          <table:table-cell office:value-type="string">
            <text:p><text:s text:c="8"/>82c4b6a4 00 00 01 6b <text:s text:c="4"/>ulong <text:s text:c="5"/>16Bh</text:p>
          </table:table-cell>
        </table:table-row>
        <table:table-row table:style-name="ro2">
          <table:table-cell office:value-type="string">
            <text:p><text:s text:c="8"/>82c4d048 82 27 ba 64 <text:s text:c="4"/>addr <text:s text:c="6"/>s_D:\dat\avatar\partsobj\acs052.tp_8227ba64 <text:s text:c="5"/>= "D:\\dat\\avatar\\partsobj\\ac</text:p>
          </table:table-cell>
          <table:table-cell office:value-type="string">
            <text:p><text:s text:c="8"/>82c4b6a8 00 00 01 6c <text:s text:c="4"/>ulong <text:s text:c="5"/>16Ch</text:p>
          </table:table-cell>
        </table:table-row>
        <table:table-row table:style-name="ro2">
          <table:table-cell office:value-type="string">
            <text:p><text:s text:c="8"/>82c4d04c 82 27 ba 40 <text:s text:c="4"/>addr <text:s text:c="6"/>s_D:\dat\avatar\partsobj\acs053.tp_8227ba40 <text:s text:c="5"/>= "D:\\dat\\avatar\\partsobj\\ac</text:p>
          </table:table-cell>
          <table:table-cell office:value-type="string">
            <text:p><text:s text:c="8"/>82c4b6ac 00 00 01 6d <text:s text:c="4"/>ulong <text:s text:c="5"/>16Dh</text:p>
          </table:table-cell>
        </table:table-row>
        <table:table-row table:style-name="ro2">
          <table:table-cell office:value-type="string">
            <text:p><text:s text:c="8"/>82c4d050 82 27 ba 1c <text:s text:c="4"/>addr <text:s text:c="6"/>s_D:\dat\avatar\partsobj\acs054.tp_8227ba1c <text:s text:c="5"/>= "D:\\dat\\avatar\\partsobj\\ac</text:p>
          </table:table-cell>
          <table:table-cell office:value-type="string">
            <text:p><text:s text:c="8"/>82c4b6b0 00 00 01 6e <text:s text:c="4"/>ulong <text:s text:c="5"/>16Eh</text:p>
          </table:table-cell>
        </table:table-row>
        <table:table-row table:style-name="ro2">
          <table:table-cell office:value-type="string">
            <text:p><text:s text:c="8"/>82c4d054 82 27 b9 f8 <text:s text:c="4"/>addr <text:s text:c="6"/>s_D:\dat\avatar\partsobj\acs055.tp_8227b9f8 <text:s text:c="5"/>= "D:\\dat\\avatar\\partsobj\\ac</text:p>
          </table:table-cell>
          <table:table-cell office:value-type="string">
            <text:p><text:s text:c="8"/>82c4b6b4 00 00 01 6f <text:s text:c="4"/>ulong <text:s text:c="5"/>16Fh</text:p>
          </table:table-cell>
        </table:table-row>
        <table:table-row table:style-name="ro2">
          <table:table-cell office:value-type="string">
            <text:p><text:s text:c="8"/>82c4d058 82 27 b9 d4 <text:s text:c="4"/>addr <text:s text:c="6"/>s_D:\dat\avatar\partsobj\acs056.tp_8227b9d4 <text:s text:c="5"/>= "D:\\dat\\avatar\\partsobj\\ac</text:p>
          </table:table-cell>
          <table:table-cell office:value-type="string">
            <text:p><text:s text:c="8"/>82c4b6b8 00 00 01 70 <text:s text:c="4"/>ulong <text:s text:c="5"/>170h</text:p>
          </table:table-cell>
        </table:table-row>
        <table:table-row table:style-name="ro2">
          <table:table-cell office:value-type="string">
            <text:p><text:s text:c="8"/>82c4d05c 82 27 b9 b0 <text:s text:c="4"/>addr <text:s text:c="6"/>s_D:\dat\avatar\partsobj\acs057.tp_8227b9b0 <text:s text:c="5"/>= "D:\\dat\\avatar\\partsobj\\ac</text:p>
          </table:table-cell>
          <table:table-cell office:value-type="string">
            <text:p><text:s text:c="8"/>82c4b6bc 00 00 01 71 <text:s text:c="4"/>ulong <text:s text:c="5"/>171h</text:p>
          </table:table-cell>
        </table:table-row>
        <table:table-row table:style-name="ro2">
          <table:table-cell office:value-type="string">
            <text:p><text:s text:c="8"/>82c4d060 82 27 b9 8c <text:s text:c="4"/>addr <text:s text:c="6"/>s_D:\dat\avatar\partsobj\acs058.tp_8227b98c <text:s text:c="5"/>= "D:\\dat\\avatar\\partsobj\\ac</text:p>
          </table:table-cell>
          <table:table-cell office:value-type="string">
            <text:p><text:s text:c="8"/>82c4b6c0 00 00 01 72 <text:s text:c="4"/>ulong <text:s text:c="5"/>172h</text:p>
          </table:table-cell>
        </table:table-row>
        <table:table-row table:style-name="ro2">
          <table:table-cell office:value-type="string">
            <text:p><text:s text:c="8"/>82c4d064 82 27 b9 68 <text:s text:c="4"/>addr <text:s text:c="6"/>s_D:\dat\avatar\partsobj\acs059.tp_8227b968 <text:s text:c="5"/>= "D:\\dat\\avatar\\partsobj\\ac</text:p>
          </table:table-cell>
          <table:table-cell office:value-type="string">
            <text:p><text:s text:c="8"/>82c4b6c4 00 00 01 73 <text:s text:c="4"/>ulong <text:s text:c="5"/>173h</text:p>
          </table:table-cell>
        </table:table-row>
        <table:table-row table:style-name="ro2">
          <table:table-cell office:value-type="string">
            <text:p><text:s text:c="8"/>82c4d068 82 27 b9 44 <text:s text:c="4"/>addr <text:s text:c="6"/>s_D:\dat\avatar\partsobj\acs060.tp_8227b944 <text:s text:c="5"/>= "D:\\dat\\avatar\\partsobj\\ac</text:p>
          </table:table-cell>
          <table:table-cell office:value-type="string">
            <text:p><text:s text:c="8"/>82c4b6c8 00 00 01 74 <text:s text:c="4"/>ulong <text:s text:c="5"/>174h</text:p>
          </table:table-cell>
        </table:table-row>
        <table:table-row table:style-name="ro2">
          <table:table-cell office:value-type="string">
            <text:p><text:s text:c="8"/>82c4d06c 82 27 b9 20 <text:s text:c="4"/>addr <text:s text:c="6"/>s_D:\dat\avatar\partsobj\acs061.tp_8227b920 <text:s text:c="5"/>= "D:\\dat\\avatar\\partsobj\\ac</text:p>
          </table:table-cell>
          <table:table-cell office:value-type="string">
            <text:p><text:s text:c="8"/>82c4b6cc 00 00 01 75 <text:s text:c="4"/>ulong <text:s text:c="5"/>175h</text:p>
          </table:table-cell>
        </table:table-row>
        <table:table-row table:style-name="ro2">
          <table:table-cell office:value-type="string">
            <text:p><text:s text:c="8"/>82c4d070 82 27 b8 fc <text:s text:c="4"/>addr <text:s text:c="6"/>s_D:\dat\avatar\partsobj\acs062.tp_8227b8fc <text:s text:c="5"/>= "D:\\dat\\avatar\\partsobj\\ac</text:p>
          </table:table-cell>
          <table:table-cell office:value-type="string">
            <text:p><text:s text:c="8"/>82c4b6d0 00 00 01 76 <text:s text:c="4"/>ulong <text:s text:c="5"/>176h</text:p>
          </table:table-cell>
        </table:table-row>
        <table:table-row table:style-name="ro2">
          <table:table-cell office:value-type="string">
            <text:p><text:s text:c="8"/>82c4d074 82 27 b8 d8 <text:s text:c="4"/>addr <text:s text:c="6"/>s_D:\dat\avatar\partsobj\acs063.tp_8227b8d8 <text:s text:c="5"/>= "D:\\dat\\avatar\\partsobj\\ac</text:p>
          </table:table-cell>
          <table:table-cell office:value-type="string">
            <text:p><text:s text:c="8"/>82c4b6d4 00 00 01 77 <text:s text:c="4"/>ulong <text:s text:c="5"/>177h</text:p>
          </table:table-cell>
        </table:table-row>
        <table:table-row table:style-name="ro2">
          <table:table-cell office:value-type="string">
            <text:p><text:s text:c="8"/>82c4d078 82 27 b8 b4 <text:s text:c="4"/>addr <text:s text:c="6"/>s_D:\dat\avatar\partsobj\acs064.tp_8227b8b4 <text:s text:c="5"/>= "D:\\dat\\avatar\\partsobj\\ac</text:p>
          </table:table-cell>
          <table:table-cell office:value-type="string">
            <text:p><text:s text:c="8"/>82c4b6d8 00 00 01 78 <text:s text:c="4"/>ulong <text:s text:c="5"/>178h</text:p>
          </table:table-cell>
        </table:table-row>
        <table:table-row table:style-name="ro2">
          <table:table-cell office:value-type="string">
            <text:p><text:s text:c="8"/>82c4d07c 82 27 b8 90 <text:s text:c="4"/>addr <text:s text:c="6"/>s_D:\dat\avatar\partsobj\acs065.tp_8227b890 <text:s text:c="5"/>= "D:\\dat\\avatar\\partsobj\\ac</text:p>
          </table:table-cell>
          <table:table-cell office:value-type="string">
            <text:p><text:s text:c="8"/>82c4b6dc 00 00 01 79 <text:s text:c="4"/>ulong <text:s text:c="5"/>179h</text:p>
          </table:table-cell>
        </table:table-row>
        <table:table-row table:style-name="ro2">
          <table:table-cell office:value-type="string">
            <text:p><text:s text:c="8"/>82c4d080 82 27 b8 6c <text:s text:c="4"/>addr <text:s text:c="6"/>s_D:\dat\avatar\partsobj\acs066.tp_8227b86c <text:s text:c="5"/>= "D:\\dat\\avatar\\partsobj\\ac</text:p>
          </table:table-cell>
          <table:table-cell office:value-type="string">
            <text:p><text:s text:c="8"/>82c4b6e0 00 00 01 7a <text:s text:c="4"/>ulong <text:s text:c="5"/>17Ah</text:p>
          </table:table-cell>
        </table:table-row>
        <table:table-row table:style-name="ro2">
          <table:table-cell office:value-type="string">
            <text:p><text:s text:c="8"/>82c4d084 82 27 b8 48 <text:s text:c="4"/>addr <text:s text:c="6"/>s_D:\dat\avatar\partsobj\acs067.tp_8227b848 <text:s text:c="5"/>= "D:\\dat\\avatar\\partsobj\\ac</text:p>
          </table:table-cell>
          <table:table-cell office:value-type="string">
            <text:p><text:s text:c="8"/>82c4b6e4 00 00 01 7b <text:s text:c="4"/>ulong <text:s text:c="5"/>17Bh</text:p>
          </table:table-cell>
        </table:table-row>
        <table:table-row table:style-name="ro2">
          <table:table-cell office:value-type="string">
            <text:p><text:s text:c="8"/>82c4d088 82 27 b8 24 <text:s text:c="4"/>addr <text:s text:c="6"/>s_D:\dat\avatar\partsobj\acs068.tp_8227b824 <text:s text:c="5"/>= "D:\\dat\\avatar\\partsobj\\ac</text:p>
          </table:table-cell>
          <table:table-cell office:value-type="string">
            <text:p><text:s text:c="8"/>82c4b6e8 00 00 01 7c <text:s text:c="4"/>ulong <text:s text:c="5"/>17Ch</text:p>
          </table:table-cell>
        </table:table-row>
        <table:table-row table:style-name="ro2">
          <table:table-cell office:value-type="string">
            <text:p><text:s text:c="8"/>82c4d08c 82 27 b8 00 <text:s text:c="4"/>addr <text:s text:c="6"/>s_D:\dat\avatar\partsobj\acs069.tp_8227b800 <text:s text:c="5"/>= "D:\\dat\\avatar\\partsobj\\ac</text:p>
          </table:table-cell>
          <table:table-cell office:value-type="string">
            <text:p><text:s text:c="8"/>82c4b6ec 00 00 01 7d <text:s text:c="4"/>ulong <text:s text:c="5"/>17Dh</text:p>
          </table:table-cell>
        </table:table-row>
        <table:table-row table:style-name="ro2">
          <table:table-cell office:value-type="string">
            <text:p><text:s text:c="8"/>82c4d090 82 27 b7 dc <text:s text:c="4"/>addr <text:s text:c="6"/>s_D:\dat\avatar\partsobj\acs070.tp_8227b7dc <text:s text:c="5"/>= "D:\\dat\\avatar\\partsobj\\ac</text:p>
          </table:table-cell>
          <table:table-cell office:value-type="string">
            <text:p><text:s text:c="8"/>82c4b6f0 00 00 01 7e <text:s text:c="4"/>ulong <text:s text:c="5"/>17Eh</text:p>
          </table:table-cell>
        </table:table-row>
        <table:table-row table:style-name="ro2">
          <table:table-cell office:value-type="string">
            <text:p><text:s text:c="8"/>82c4d094 82 27 b7 b8 <text:s text:c="4"/>addr <text:s text:c="6"/>s_D:\dat\avatar\partsobj\acs071.tp_8227b7b8 <text:s text:c="5"/>= "D:\\dat\\avatar\\partsobj\\ac</text:p>
          </table:table-cell>
          <table:table-cell office:value-type="string">
            <text:p><text:s text:c="8"/>82c4b6f4 00 00 01 7f <text:s text:c="4"/>ulong <text:s text:c="5"/>17Fh</text:p>
          </table:table-cell>
        </table:table-row>
        <table:table-row table:style-name="ro2">
          <table:table-cell office:value-type="string">
            <text:p><text:s text:c="8"/>82c4d098 82 27 b7 94 <text:s text:c="4"/>addr <text:s text:c="6"/>s_D:\dat\avatar\partsobj\acs072.tp_8227b794 <text:s text:c="5"/>= "D:\\dat\\avatar\\partsobj\\ac</text:p>
          </table:table-cell>
          <table:table-cell office:value-type="string">
            <text:p><text:s text:c="8"/>82c4b6f8 00 00 01 80 <text:s text:c="4"/>ulong <text:s text:c="5"/>180h</text:p>
          </table:table-cell>
        </table:table-row>
        <table:table-row table:style-name="ro2">
          <table:table-cell office:value-type="string">
            <text:p><text:s text:c="8"/>82c4d09c 82 27 b7 70 <text:s text:c="4"/>addr <text:s text:c="6"/>s_D:\dat\avatar\partsobj\acs073.tp_8227b770 <text:s text:c="5"/>= "D:\\dat\\avatar\\partsobj\\ac</text:p>
          </table:table-cell>
          <table:table-cell office:value-type="string">
            <text:p><text:s text:c="8"/>82c4b6fc 00 00 01 81 <text:s text:c="4"/>ulong <text:s text:c="5"/>181h</text:p>
          </table:table-cell>
        </table:table-row>
        <table:table-row table:style-name="ro2">
          <table:table-cell office:value-type="string">
            <text:p><text:s text:c="8"/>82c4d0a0 82 27 b7 4c <text:s text:c="4"/>addr <text:s text:c="6"/>s_D:\dat\avatar\partsobj\acs074.tp_8227b74c <text:s text:c="5"/>= "D:\\dat\\avatar\\partsobj\\ac</text:p>
          </table:table-cell>
          <table:table-cell office:value-type="string">
            <text:p><text:s text:c="8"/>82c4b700 00 00 01 82 <text:s text:c="4"/>ulong <text:s text:c="5"/>182h</text:p>
          </table:table-cell>
        </table:table-row>
        <table:table-row table:style-name="ro2">
          <table:table-cell office:value-type="string">
            <text:p><text:s text:c="8"/>82c4d0a4 82 27 b7 28 <text:s text:c="4"/>addr <text:s text:c="6"/>s_D:\dat\avatar\partsobj\acs075.tp_8227b728 <text:s text:c="5"/>= "D:\\dat\\avatar\\partsobj\\ac</text:p>
          </table:table-cell>
          <table:table-cell office:value-type="string">
            <text:p><text:s text:c="8"/>82c4b704 00 00 01 83 <text:s text:c="4"/>ulong <text:s text:c="5"/>183h</text:p>
          </table:table-cell>
        </table:table-row>
        <table:table-row table:style-name="ro2">
          <table:table-cell office:value-type="string">
            <text:p><text:s text:c="8"/>82c4d0a8 82 27 b7 04 <text:s text:c="4"/>addr <text:s text:c="6"/>s_D:\dat\avatar\partsobj\acs076.tp_8227b704 <text:s text:c="5"/>= "D:\\dat\\avatar\\partsobj\\ac</text:p>
          </table:table-cell>
          <table:table-cell office:value-type="string">
            <text:p><text:s text:c="8"/>82c4b708 00 00 01 84 <text:s text:c="4"/>ulong <text:s text:c="5"/>184h</text:p>
          </table:table-cell>
        </table:table-row>
        <table:table-row table:style-name="ro2">
          <table:table-cell office:value-type="string">
            <text:p><text:s text:c="8"/>82c4d0ac 82 27 b6 e0 <text:s text:c="4"/>addr <text:s text:c="6"/>s_D:\dat\avatar\partsobj\acs077.tp_8227b6e0 <text:s text:c="5"/>= "D:\\dat\\avatar\\partsobj\\ac</text:p>
          </table:table-cell>
          <table:table-cell office:value-type="string">
            <text:p><text:s text:c="8"/>82c4b70c 00 00 01 85 <text:s text:c="4"/>ulong <text:s text:c="5"/>185h</text:p>
          </table:table-cell>
        </table:table-row>
        <table:table-row table:style-name="ro2">
          <table:table-cell office:value-type="string">
            <text:p><text:s text:c="8"/>82c4d0b0 82 27 b6 bc <text:s text:c="4"/>addr <text:s text:c="6"/>s_D:\dat\avatar\partsobj\acs078.tp_8227b6bc <text:s text:c="5"/>= "D:\\dat\\avatar\\partsobj\\ac</text:p>
          </table:table-cell>
          <table:table-cell office:value-type="string">
            <text:p><text:s text:c="8"/>82c4b710 00 00 01 86 <text:s text:c="4"/>ulong <text:s text:c="5"/>186h</text:p>
          </table:table-cell>
        </table:table-row>
        <table:table-row table:style-name="ro2">
          <table:table-cell office:value-type="string">
            <text:p><text:s text:c="8"/>82c4d0b4 82 27 b6 98 <text:s text:c="4"/>addr <text:s text:c="6"/>s_D:\dat\avatar\partsobj\acs079.tp_8227b698 <text:s text:c="5"/>= "D:\\dat\\avatar\\partsobj\\ac</text:p>
          </table:table-cell>
          <table:table-cell office:value-type="string">
            <text:p><text:s text:c="8"/>82c4b714 00 00 01 87 <text:s text:c="4"/>ulong <text:s text:c="5"/>187h</text:p>
          </table:table-cell>
        </table:table-row>
        <table:table-row table:style-name="ro2">
          <table:table-cell office:value-type="string">
            <text:p><text:s text:c="8"/>82c4d0b8 82 27 b6 74 <text:s text:c="4"/>addr <text:s text:c="6"/>s_D:\dat\avatar\partsobj\acs080.tp_8227b674 <text:s text:c="5"/>= "D:\\dat\\avatar\\partsobj\\ac</text:p>
          </table:table-cell>
          <table:table-cell office:value-type="string">
            <text:p><text:s text:c="8"/>82c4b718 00 00 01 88 <text:s text:c="4"/>ulong <text:s text:c="5"/>188h</text:p>
          </table:table-cell>
        </table:table-row>
        <table:table-row table:style-name="ro2">
          <table:table-cell office:value-type="string">
            <text:p><text:s text:c="8"/>82c4d0bc 82 27 b6 50 <text:s text:c="4"/>addr <text:s text:c="6"/>s_D:\dat\avatar\partsobj\acs081.tp_8227b650 <text:s text:c="5"/>= "D:\\dat\\avatar\\partsobj\\ac</text:p>
          </table:table-cell>
          <table:table-cell office:value-type="string">
            <text:p><text:s text:c="8"/>82c4b71c 00 00 01 89 <text:s text:c="4"/>ulong <text:s text:c="5"/>189h</text:p>
          </table:table-cell>
        </table:table-row>
        <table:table-row table:style-name="ro2">
          <table:table-cell office:value-type="string">
            <text:p><text:s text:c="8"/>82c4d0c0 82 27 b6 2c <text:s text:c="4"/>addr <text:s text:c="6"/>s_D:\dat\avatar\partsobj\acs082.tp_8227b62c <text:s text:c="5"/>= "D:\\dat\\avatar\\partsobj\\ac</text:p>
          </table:table-cell>
          <table:table-cell office:value-type="string">
            <text:p><text:s text:c="8"/>82c4b720 00 00 01 8a <text:s text:c="4"/>ulong <text:s text:c="5"/>18Ah</text:p>
          </table:table-cell>
        </table:table-row>
        <table:table-row table:style-name="ro2">
          <table:table-cell office:value-type="string">
            <text:p><text:s text:c="8"/>82c4d0c4 82 27 b6 08 <text:s text:c="4"/>addr <text:s text:c="6"/>s_D:\dat\avatar\partsobj\acs083.tp_8227b608 <text:s text:c="5"/>= "D:\\dat\\avatar\\partsobj\\ac</text:p>
          </table:table-cell>
          <table:table-cell office:value-type="string">
            <text:p><text:s text:c="8"/>82c4b724 00 00 01 8b <text:s text:c="4"/>ulong <text:s text:c="5"/>18Bh</text:p>
          </table:table-cell>
        </table:table-row>
        <table:table-row table:style-name="ro2">
          <table:table-cell office:value-type="string">
            <text:p><text:s text:c="8"/>82c4d0c8 82 27 b5 e0 <text:s text:c="4"/>addr <text:s text:c="6"/>s_D:\dat\avatar\partstex\bon00_bod_8227b5e0 <text:s text:c="5"/>= "D:\\dat\\avatar\\partstex\\bo</text:p>
          </table:table-cell>
          <table:table-cell office:value-type="string">
            <text:p><text:s text:c="8"/>82c4b728 00 00 01 8c <text:s text:c="4"/>ulong <text:s text:c="5"/>18Ch</text:p>
          </table:table-cell>
        </table:table-row>
        <table:table-row table:style-name="ro2">
          <table:table-cell office:value-type="string">
            <text:p><text:s text:c="8"/>82c4d0cc 82 27 b5 b8 <text:s text:c="4"/>addr <text:s text:c="6"/>s_D:\dat\avatar\partstex\bon00_fac_8227b5b8 <text:s text:c="5"/>= "D:\\dat\\avatar\\partstex\\bo</text:p>
          </table:table-cell>
          <table:table-cell office:value-type="string">
            <text:p><text:s text:c="8"/>82c4b72c 00 00 01 8d <text:s text:c="4"/>ulong <text:s text:c="5"/>18Dh</text:p>
          </table:table-cell>
        </table:table-row>
        <table:table-row table:style-name="ro2">
          <table:table-cell office:value-type="string">
            <text:p><text:s text:c="8"/>82c4d0d0 82 27 b5 90 <text:s text:c="4"/>addr <text:s text:c="6"/>s_D:\dat\avatar\partstex\bon01_bod_8227b590 <text:s text:c="5"/>= "D:\\dat\\avatar\\partstex\\bo</text:p>
          </table:table-cell>
          <table:table-cell office:value-type="string">
            <text:p><text:s text:c="8"/>82c4b730 00 00 01 8e <text:s text:c="4"/>ulong <text:s text:c="5"/>18Eh</text:p>
          </table:table-cell>
        </table:table-row>
        <table:table-row table:style-name="ro2">
          <table:table-cell office:value-type="string">
            <text:p><text:s text:c="8"/>82c4d0d4 82 27 b5 68 <text:s text:c="4"/>addr <text:s text:c="6"/>s_D:\dat\avatar\partstex\bon01_fac_8227b568 <text:s text:c="5"/>= "D:\\dat\\avatar\\partstex\\bo</text:p>
          </table:table-cell>
          <table:table-cell office:value-type="string">
            <text:p><text:s text:c="8"/>82c4b734 00 00 01 8f <text:s text:c="4"/>ulong <text:s text:c="5"/>18Fh</text:p>
          </table:table-cell>
        </table:table-row>
        <table:table-row table:style-name="ro2">
          <table:table-cell office:value-type="string">
            <text:p><text:s text:c="8"/>82c4d0d8 82 27 b5 40 <text:s text:c="4"/>addr <text:s text:c="6"/>s_D:\dat\avatar\partstex\bon02_bod_8227b540 <text:s text:c="5"/>= "D:\\dat\\avatar\\partstex\\bo</text:p>
          </table:table-cell>
          <table:table-cell office:value-type="string">
            <text:p><text:s text:c="8"/>82c4b738 00 00 01 90 <text:s text:c="4"/>ulong <text:s text:c="5"/>190h</text:p>
          </table:table-cell>
        </table:table-row>
        <table:table-row table:style-name="ro2">
          <table:table-cell office:value-type="string">
            <text:p><text:s text:c="8"/>82c4d0dc 82 27 b5 18 <text:s text:c="4"/>addr <text:s text:c="6"/>s_D:\dat\avatar\partstex\bon02_fac_8227b518 <text:s text:c="5"/>= "D:\\dat\\avatar\\partstex\\bo</text:p>
          </table:table-cell>
          <table:table-cell office:value-type="string">
            <text:p><text:s text:c="8"/>82c4b73c 00 00 01 91 <text:s text:c="4"/>ulong <text:s text:c="5"/>191h</text:p>
          </table:table-cell>
        </table:table-row>
        <table:table-row table:style-name="ro2">
          <table:table-cell office:value-type="string">
            <text:p><text:s text:c="8"/>82c4d0e0 82 27 b4 f0 <text:s text:c="4"/>addr <text:s text:c="6"/>s_D:\dat\avatar\partstex\bon03_bod_8227b4f0 <text:s text:c="5"/>= "D:\\dat\\avatar\\partstex\\bo</text:p>
          </table:table-cell>
          <table:table-cell office:value-type="string">
            <text:p><text:s text:c="8"/>82c4b740 00 00 01 92 <text:s text:c="4"/>ulong <text:s text:c="5"/>192h</text:p>
          </table:table-cell>
        </table:table-row>
        <table:table-row table:style-name="ro2">
          <table:table-cell office:value-type="string">
            <text:p><text:s text:c="8"/>82c4d0e4 82 27 b4 c8 <text:s text:c="4"/>addr <text:s text:c="6"/>s_D:\dat\avatar\partstex\bon03_fac_8227b4c8 <text:s text:c="5"/>= "D:\\dat\\avatar\\partstex\\bo</text:p>
          </table:table-cell>
          <table:table-cell office:value-type="string">
            <text:p><text:s text:c="8"/>82c4b744 00 00 01 93 <text:s text:c="4"/>ulong <text:s text:c="5"/>193h</text:p>
          </table:table-cell>
        </table:table-row>
        <table:table-row table:style-name="ro2">
          <table:table-cell office:value-type="string">
            <text:p><text:s text:c="8"/>82c4d0e8 82 27 b4 a0 <text:s text:c="4"/>addr <text:s text:c="6"/>s_D:\dat\avatar\partstex\bon04_bod_8227b4a0 <text:s text:c="5"/>= "D:\\dat\\avatar\\partstex\\bo</text:p>
          </table:table-cell>
          <table:table-cell office:value-type="string">
            <text:p><text:s text:c="8"/>82c4b748 00 00 01 94 <text:s text:c="4"/>ulong <text:s text:c="5"/>194h</text:p>
          </table:table-cell>
        </table:table-row>
        <table:table-row table:style-name="ro2">
          <table:table-cell office:value-type="string">
            <text:p><text:s text:c="8"/>82c4d0ec 82 27 b4 78 <text:s text:c="4"/>addr <text:s text:c="6"/>s_D:\dat\avatar\partstex\bon04_fac_8227b478 <text:s text:c="5"/>= "D:\\dat\\avatar\\partstex\\bo</text:p>
          </table:table-cell>
          <table:table-cell office:value-type="string">
            <text:p><text:s text:c="8"/>82c4b74c 00 00 01 95 <text:s text:c="4"/>ulong <text:s text:c="5"/>195h</text:p>
          </table:table-cell>
        </table:table-row>
        <table:table-row table:style-name="ro2">
          <table:table-cell office:value-type="string">
            <text:p><text:s text:c="8"/>82c4d0f0 82 27 b4 50 <text:s text:c="4"/>addr <text:s text:c="6"/>s_D:\dat\avatar\partstex\bon05_bod_8227b450 <text:s text:c="5"/>= "D:\\dat\\avatar\\partstex\\bo</text:p>
          </table:table-cell>
          <table:table-cell office:value-type="string">
            <text:p><text:s text:c="8"/>82c4b750 00 00 01 96 <text:s text:c="4"/>ulong <text:s text:c="5"/>196h</text:p>
          </table:table-cell>
        </table:table-row>
        <table:table-row table:style-name="ro2">
          <table:table-cell office:value-type="string">
            <text:p><text:s text:c="8"/>82c4d0f4 82 27 b4 28 <text:s text:c="4"/>addr <text:s text:c="6"/>s_D:\dat\avatar\partstex\bon05_fac_8227b428 <text:s text:c="5"/>= "D:\\dat\\avatar\\partstex\\bo</text:p>
          </table:table-cell>
          <table:table-cell office:value-type="string">
            <text:p><text:s text:c="8"/>82c4b754 00 00 01 97 <text:s text:c="4"/>ulong <text:s text:c="5"/>197h</text:p>
          </table:table-cell>
        </table:table-row>
        <table:table-row table:style-name="ro2">
          <table:table-cell office:value-type="string">
            <text:p><text:s text:c="8"/>82c4d0f8 82 27 b4 00 <text:s text:c="4"/>addr <text:s text:c="6"/>s_D:\dat\avatar\partstex\bon06_bod_8227b400 <text:s text:c="5"/>= "D:\\dat\\avatar\\partstex\\bo</text:p>
          </table:table-cell>
          <table:table-cell office:value-type="string">
            <text:p><text:s text:c="8"/>82c4b758 00 00 01 98 <text:s text:c="4"/>ulong <text:s text:c="5"/>198h</text:p>
          </table:table-cell>
        </table:table-row>
        <table:table-row table:style-name="ro2">
          <table:table-cell office:value-type="string">
            <text:p><text:s text:c="8"/>82c4d0fc 82 27 b3 d8 <text:s text:c="4"/>addr <text:s text:c="6"/>s_D:\dat\avatar\partstex\bon06_fac_8227b3d8 <text:s text:c="5"/>= "D:\\dat\\avatar\\partstex\\bo</text:p>
          </table:table-cell>
          <table:table-cell office:value-type="string">
            <text:p><text:s text:c="8"/>82c4b75c 00 00 01 99 <text:s text:c="4"/>ulong <text:s text:c="5"/>199h</text:p>
          </table:table-cell>
        </table:table-row>
        <table:table-row table:style-name="ro2">
          <table:table-cell office:value-type="string">
            <text:p><text:s text:c="8"/>82c4d100 82 27 b3 b0 <text:s text:c="4"/>addr <text:s text:c="6"/>s_D:\dat\avatar\partstex\bon07_bod_8227b3b0 <text:s text:c="5"/>= "D:\\dat\\avatar\\partstex\\bo</text:p>
          </table:table-cell>
          <table:table-cell office:value-type="string">
            <text:p><text:s text:c="8"/>82c4b760 00 00 01 9a <text:s text:c="4"/>ulong <text:s text:c="5"/>19Ah</text:p>
          </table:table-cell>
        </table:table-row>
        <table:table-row table:style-name="ro2">
          <table:table-cell office:value-type="string">
            <text:p><text:s text:c="8"/>82c4d104 82 27 b3 88 <text:s text:c="4"/>addr <text:s text:c="6"/>s_D:\dat\avatar\partstex\bon07_fac_8227b388 <text:s text:c="5"/>= "D:\\dat\\avatar\\partstex\\bo</text:p>
          </table:table-cell>
          <table:table-cell office:value-type="string">
            <text:p><text:s text:c="8"/>82c4b764 00 00 01 9b <text:s text:c="4"/>ulong <text:s text:c="5"/>19Bh</text:p>
          </table:table-cell>
        </table:table-row>
        <table:table-row table:style-name="ro2">
          <table:table-cell office:value-type="string">
            <text:p><text:s text:c="8"/>82c4d108 82 27 b3 60 <text:s text:c="4"/>addr <text:s text:c="6"/>s_D:\dat\avatar\partstex\cat00_bod_8227b360 <text:s text:c="5"/>= "D:\\dat\\avatar\\partstex\\ca</text:p>
          </table:table-cell>
          <table:table-cell office:value-type="string">
            <text:p><text:s text:c="8"/>82c4b768 00 00 01 9c <text:s text:c="4"/>ulong <text:s text:c="5"/>19Ch</text:p>
          </table:table-cell>
        </table:table-row>
        <table:table-row table:style-name="ro2">
          <table:table-cell office:value-type="string">
            <text:p><text:s text:c="8"/>82c4d10c 82 27 b3 38 <text:s text:c="4"/>addr <text:s text:c="6"/>s_D:\dat\avatar\partstex\cat01_bod_8227b338 <text:s text:c="5"/>= "D:\\dat\\avatar\\partstex\\ca</text:p>
          </table:table-cell>
          <table:table-cell office:value-type="string">
            <text:p><text:s text:c="8"/>82c4b76c 00 00 01 9d <text:s text:c="4"/>ulong <text:s text:c="5"/>19Dh</text:p>
          </table:table-cell>
        </table:table-row>
        <table:table-row table:style-name="ro2">
          <table:table-cell office:value-type="string">
            <text:p><text:s text:c="8"/>82c4d110 82 27 b3 10 <text:s text:c="4"/>addr <text:s text:c="6"/>s_D:\dat\avatar\partstex\cat02_bod_8227b310 <text:s text:c="5"/>= "D:\\dat\\avatar\\partstex\\ca</text:p>
          </table:table-cell>
          <table:table-cell office:value-type="string">
            <text:p><text:s text:c="8"/>82c4b770 00 00 01 9e <text:s text:c="4"/>ulong <text:s text:c="5"/>19Eh</text:p>
          </table:table-cell>
        </table:table-row>
        <table:table-row table:style-name="ro2">
          <table:table-cell office:value-type="string">
            <text:p><text:s text:c="8"/>82c4d114 82 27 b2 e8 <text:s text:c="4"/>addr <text:s text:c="6"/>s_D:\dat\avatar\partstex\cat03_bod_8227b2e8 <text:s text:c="5"/>= "D:\\dat\\avatar\\partstex\\ca</text:p>
          </table:table-cell>
          <table:table-cell office:value-type="string">
            <text:p><text:s text:c="8"/>82c4b774 00 00 01 9f <text:s text:c="4"/>ulong <text:s text:c="5"/>19Fh</text:p>
          </table:table-cell>
        </table:table-row>
        <table:table-row table:style-name="ro2">
          <table:table-cell office:value-type="string">
            <text:p><text:s text:c="8"/>82c4d118 82 27 b2 c0 <text:s text:c="4"/>addr <text:s text:c="6"/>s_D:\dat\avatar\partstex\cat04_bod_8227b2c0 <text:s text:c="5"/>= "D:\\dat\\avatar\\partstex\\ca</text:p>
          </table:table-cell>
          <table:table-cell office:value-type="string">
            <text:p><text:s text:c="8"/>82c4b778 00 00 01 a0 <text:s text:c="4"/>ulong <text:s text:c="5"/>1A0h</text:p>
          </table:table-cell>
        </table:table-row>
        <table:table-row table:style-name="ro2">
          <table:table-cell office:value-type="string">
            <text:p><text:s text:c="8"/>82c4d11c 82 27 b2 98 <text:s text:c="4"/>addr <text:s text:c="6"/>s_D:\dat\avatar\partstex\cat05_bod_8227b298 <text:s text:c="5"/>= "D:\\dat\\avatar\\partstex\\ca</text:p>
          </table:table-cell>
          <table:table-cell office:value-type="string">
            <text:p><text:s text:c="8"/>82c4b77c 00 00 01 a1 <text:s text:c="4"/>ulong <text:s text:c="5"/>1A1h</text:p>
          </table:table-cell>
        </table:table-row>
        <table:table-row table:style-name="ro2">
          <table:table-cell office:value-type="string">
            <text:p><text:s text:c="8"/>82c4d120 82 27 b2 70 <text:s text:c="4"/>addr <text:s text:c="6"/>s_D:\dat\avatar\partstex\cat06_bod_8227b270 <text:s text:c="5"/>= "D:\\dat\\avatar\\partstex\\ca</text:p>
          </table:table-cell>
          <table:table-cell office:value-type="string">
            <text:p><text:s text:c="8"/>82c4b780 00 00 01 a2 <text:s text:c="4"/>ulong <text:s text:c="5"/>1A2h</text:p>
          </table:table-cell>
        </table:table-row>
        <table:table-row table:style-name="ro2">
          <table:table-cell office:value-type="string">
            <text:p><text:s text:c="8"/>82c4d124 82 27 b2 48 <text:s text:c="4"/>addr <text:s text:c="6"/>s_D:\dat\avatar\partstex\cat07_bod_8227b248 <text:s text:c="5"/>= "D:\\dat\\avatar\\partstex\\ca</text:p>
          </table:table-cell>
          <table:table-cell office:value-type="string">
            <text:p><text:s text:c="8"/>82c4b784 00 00 01 a3 <text:s text:c="4"/>ulong <text:s text:c="5"/>1A3h</text:p>
          </table:table-cell>
        </table:table-row>
        <table:table-row table:style-name="ro2">
          <table:table-cell office:value-type="string">
            <text:p><text:s text:c="8"/>82c4d128 82 27 b2 20 <text:s text:c="4"/>addr <text:s text:c="6"/>s_D:\dat\avatar\partstex\cho00_bod_8227b220 <text:s text:c="5"/>= "D:\\dat\\avatar\\partstex\\ch</text:p>
          </table:table-cell>
          <table:table-cell office:value-type="string">
            <text:p><text:s text:c="8"/>82c4b788 00 00 01 a4 <text:s text:c="4"/>ulong <text:s text:c="5"/>1A4h</text:p>
          </table:table-cell>
        </table:table-row>
        <table:table-row table:style-name="ro2">
          <table:table-cell office:value-type="string">
            <text:p><text:s text:c="8"/>82c4d12c 82 27 b1 f8 <text:s text:c="4"/>addr <text:s text:c="6"/>s_D:\dat\avatar\partstex\cho01_bod_8227b1f8 <text:s text:c="5"/>= "D:\\dat\\avatar\\partstex\\ch</text:p>
          </table:table-cell>
          <table:table-cell office:value-type="string">
            <text:p><text:s text:c="8"/>82c4b78c 00 00 01 a5 <text:s text:c="4"/>ulong <text:s text:c="5"/>1A5h</text:p>
          </table:table-cell>
        </table:table-row>
        <table:table-row table:style-name="ro2">
          <table:table-cell office:value-type="string">
            <text:p><text:s text:c="8"/>82c4d130 82 27 b1 d0 <text:s text:c="4"/>addr <text:s text:c="6"/>s_D:\dat\avatar\partstex\cho02_bod_8227b1d0 <text:s text:c="5"/>= "D:\\dat\\avatar\\partstex\\ch</text:p>
          </table:table-cell>
          <table:table-cell office:value-type="string">
            <text:p><text:s text:c="8"/>82c4b790 00 00 01 a6 <text:s text:c="4"/>ulong <text:s text:c="5"/>1A6h</text:p>
          </table:table-cell>
        </table:table-row>
        <table:table-row table:style-name="ro2">
          <table:table-cell office:value-type="string">
            <text:p><text:s text:c="8"/>82c4d134 82 27 b1 a8 <text:s text:c="4"/>addr <text:s text:c="6"/>s_D:\dat\avatar\partstex\cho03_bod_8227b1a8 <text:s text:c="5"/>= "D:\\dat\\avatar\\partstex\\ch</text:p>
          </table:table-cell>
          <table:table-cell office:value-type="string">
            <text:p><text:s text:c="8"/>82c4b794 00 00 01 a7 <text:s text:c="4"/>ulong <text:s text:c="5"/>1A7h</text:p>
          </table:table-cell>
        </table:table-row>
        <table:table-row table:style-name="ro2">
          <table:table-cell office:value-type="string">
            <text:p><text:s text:c="8"/>82c4d138 82 27 b1 80 <text:s text:c="4"/>addr <text:s text:c="6"/>s_D:\dat\avatar\partstex\cho04_bod_8227b180 <text:s text:c="5"/>= "D:\\dat\\avatar\\partstex\\ch</text:p>
          </table:table-cell>
          <table:table-cell office:value-type="string">
            <text:p><text:s text:c="8"/>82c4b798 00 00 01 a8 <text:s text:c="4"/>ulong <text:s text:c="5"/>1A8h</text:p>
          </table:table-cell>
        </table:table-row>
        <table:table-row table:style-name="ro2">
          <table:table-cell office:value-type="string">
            <text:p><text:s text:c="8"/>82c4d13c 82 27 b1 58 <text:s text:c="4"/>addr <text:s text:c="6"/>s_D:\dat\avatar\partstex\cho05_bod_8227b158 <text:s text:c="5"/>= "D:\\dat\\avatar\\partstex\\ch</text:p>
          </table:table-cell>
          <table:table-cell office:value-type="string">
            <text:p><text:s text:c="8"/>82c4b79c 00 00 01 a9 <text:s text:c="4"/>ulong <text:s text:c="5"/>1A9h</text:p>
          </table:table-cell>
        </table:table-row>
        <table:table-row table:style-name="ro2">
          <table:table-cell office:value-type="string">
            <text:p><text:s text:c="8"/>82c4d140 82 27 b1 30 <text:s text:c="4"/>addr <text:s text:c="6"/>s_D:\dat\avatar\partstex\cho06_bod_8227b130 <text:s text:c="5"/>= "D:\\dat\\avatar\\partstex\\ch</text:p>
          </table:table-cell>
          <table:table-cell office:value-type="string">
            <text:p><text:s text:c="8"/>82c4b7a0 00 00 01 aa <text:s text:c="4"/>ulong <text:s text:c="5"/>1AAh</text:p>
          </table:table-cell>
        </table:table-row>
        <table:table-row table:style-name="ro2">
          <table:table-cell office:value-type="string">
            <text:p><text:s text:c="8"/>82c4d144 82 27 b1 08 <text:s text:c="4"/>addr <text:s text:c="6"/>s_D:\dat\avatar\partstex\cho07_bod_8227b108 <text:s text:c="5"/>= "D:\\dat\\avatar\\partstex\\ch</text:p>
          </table:table-cell>
          <table:table-cell office:value-type="string">
            <text:p><text:s text:c="8"/>82c4b7a4 00 00 01 ab <text:s text:c="4"/>ulong <text:s text:c="5"/>1ABh</text:p>
          </table:table-cell>
        </table:table-row>
        <table:table-row table:style-name="ro2">
          <table:table-cell office:value-type="string">
            <text:p><text:s text:c="8"/>82c4d148 82 27 b0 e0 <text:s text:c="4"/>addr <text:s text:c="6"/>s_D:\dat\avatar\partstex\ckn00_bod_8227b0e0 <text:s text:c="5"/>= "D:\\dat\\avatar\\partstex\\ck</text:p>
          </table:table-cell>
          <table:table-cell office:value-type="string">
            <text:p><text:s text:c="8"/>82c4b7a8 00 00 01 ac <text:s text:c="4"/>ulong <text:s text:c="5"/>1ACh</text:p>
          </table:table-cell>
        </table:table-row>
        <table:table-row table:style-name="ro2">
          <table:table-cell office:value-type="string">
            <text:p><text:s text:c="8"/>82c4d14c 82 27 b0 b8 <text:s text:c="4"/>addr <text:s text:c="6"/>s_D:\dat\avatar\partstex\ckn01_bod_8227b0b8 <text:s text:c="5"/>= "D:\\dat\\avatar\\partstex\\ck</text:p>
          </table:table-cell>
          <table:table-cell office:value-type="string">
            <text:p><text:s text:c="8"/>82c4b7ac 00 00 01 ad <text:s text:c="4"/>ulong <text:s text:c="5"/>1ADh</text:p>
          </table:table-cell>
        </table:table-row>
        <table:table-row table:style-name="ro2">
          <table:table-cell office:value-type="string">
            <text:p><text:s text:c="8"/>82c4d150 82 27 b0 90 <text:s text:c="4"/>addr <text:s text:c="6"/>s_D:\dat\avatar\partstex\ckn02_bod_8227b090 <text:s text:c="5"/>= "D:\\dat\\avatar\\partstex\\ck</text:p>
          </table:table-cell>
          <table:table-cell office:value-type="string">
            <text:p><text:s text:c="8"/>82c4b7b0 00 00 01 ae <text:s text:c="4"/>ulong <text:s text:c="5"/>1AEh</text:p>
          </table:table-cell>
        </table:table-row>
        <table:table-row table:style-name="ro2">
          <table:table-cell office:value-type="string">
            <text:p><text:s text:c="8"/>82c4d154 82 27 b0 68 <text:s text:c="4"/>addr <text:s text:c="6"/>s_D:\dat\avatar\partstex\ckn03_bod_8227b068 <text:s text:c="5"/>= "D:\\dat\\avatar\\partstex\\ck</text:p>
          </table:table-cell>
          <table:table-cell office:value-type="string">
            <text:p><text:s text:c="8"/>82c4b7b4 00 00 01 af <text:s text:c="4"/>ulong <text:s text:c="5"/>1AFh</text:p>
          </table:table-cell>
        </table:table-row>
        <table:table-row table:style-name="ro2">
          <table:table-cell office:value-type="string">
            <text:p><text:s text:c="8"/>82c4d158 82 27 b0 40 <text:s text:c="4"/>addr <text:s text:c="6"/>s_D:\dat\avatar\partstex\ckn04_bod_8227b040 <text:s text:c="5"/>= "D:\\dat\\avatar\\partstex\\ck</text:p>
          </table:table-cell>
          <table:table-cell office:value-type="string">
            <text:p><text:s text:c="8"/>82c4b7b8 00 00 01 b0 <text:s text:c="4"/>ulong <text:s text:c="5"/>1B0h</text:p>
          </table:table-cell>
        </table:table-row>
        <table:table-row table:style-name="ro2">
          <table:table-cell office:value-type="string">
            <text:p><text:s text:c="8"/>82c4d15c 82 27 b0 18 <text:s text:c="4"/>addr <text:s text:c="6"/>s_D:\dat\avatar\partstex\ckn05_bod_8227b018 <text:s text:c="5"/>= "D:\\dat\\avatar\\partstex\\ck</text:p>
          </table:table-cell>
          <table:table-cell office:value-type="string">
            <text:p><text:s text:c="8"/>82c4b7bc 00 00 01 b1 <text:s text:c="4"/>ulong <text:s text:c="5"/>1B1h</text:p>
          </table:table-cell>
        </table:table-row>
        <table:table-row table:style-name="ro2">
          <table:table-cell office:value-type="string">
            <text:p><text:s text:c="8"/>82c4d160 82 27 af f0 <text:s text:c="4"/>addr <text:s text:c="6"/>s_D:\dat\avatar\partstex\ckn06_bod_8227aff0 <text:s text:c="5"/>= "D:\\dat\\avatar\\partstex\\ck</text:p>
          </table:table-cell>
          <table:table-cell office:value-type="string">
            <text:p><text:s text:c="8"/>82c4b7c0 00 00 01 b2 <text:s text:c="4"/>ulong <text:s text:c="5"/>1B2h</text:p>
          </table:table-cell>
        </table:table-row>
        <table:table-row table:style-name="ro2">
          <table:table-cell office:value-type="string">
            <text:p><text:s text:c="8"/>82c4d164 82 27 af c8 <text:s text:c="4"/>addr <text:s text:c="6"/>s_D:\dat\avatar\partstex\ckn07_bod_8227afc8 <text:s text:c="5"/>= "D:\\dat\\avatar\\partstex\\ck</text:p>
          </table:table-cell>
          <table:table-cell office:value-type="string">
            <text:p><text:s text:c="8"/>82c4b7c4 00 00 01 b3 <text:s text:c="4"/>ulong <text:s text:c="5"/>1B3h</text:p>
          </table:table-cell>
        </table:table-row>
        <table:table-row table:style-name="ro2">
          <table:table-cell office:value-type="string">
            <text:p><text:s text:c="8"/>82c4d168 82 27 af a0 <text:s text:c="4"/>addr <text:s text:c="6"/>s_D:\dat\avatar\partstex\dog00_bod_8227afa0 <text:s text:c="5"/>= "D:\\dat\\avatar\\partstex\\do</text:p>
          </table:table-cell>
          <table:table-cell office:value-type="string">
            <text:p><text:s text:c="8"/>82c4b7c8 00 00 01 b4 <text:s text:c="4"/>ulong <text:s text:c="5"/>1B4h</text:p>
          </table:table-cell>
        </table:table-row>
        <table:table-row table:style-name="ro2">
          <table:table-cell office:value-type="string">
            <text:p><text:s text:c="8"/>82c4d16c 82 27 af 78 <text:s text:c="4"/>addr <text:s text:c="6"/>s_D:\dat\avatar\partstex\dog01_bod_8227af78 <text:s text:c="5"/>= "D:\\dat\\avatar\\partstex\\do</text:p>
          </table:table-cell>
          <table:table-cell office:value-type="string">
            <text:p><text:s text:c="8"/>82c4b7cc 00 00 01 b5 <text:s text:c="4"/>ulong <text:s text:c="5"/>1B5h</text:p>
          </table:table-cell>
        </table:table-row>
        <table:table-row table:style-name="ro2">
          <table:table-cell office:value-type="string">
            <text:p><text:s text:c="8"/>82c4d170 82 27 af 50 <text:s text:c="4"/>addr <text:s text:c="6"/>s_D:\dat\avatar\partstex\dog02_bod_8227af50 <text:s text:c="5"/>= "D:\\dat\\avatar\\partstex\\do</text:p>
          </table:table-cell>
          <table:table-cell office:value-type="string">
            <text:p><text:s text:c="8"/>82c4b7d0 00 00 01 b6 <text:s text:c="4"/>ulong <text:s text:c="5"/>1B6h</text:p>
          </table:table-cell>
        </table:table-row>
        <table:table-row table:style-name="ro2">
          <table:table-cell office:value-type="string">
            <text:p><text:s text:c="8"/>82c4d174 82 27 af 28 <text:s text:c="4"/>addr <text:s text:c="6"/>s_D:\dat\avatar\partstex\dog03_bod_8227af28 <text:s text:c="5"/>= "D:\\dat\\avatar\\partstex\\do</text:p>
          </table:table-cell>
          <table:table-cell office:value-type="string">
            <text:p><text:s text:c="8"/>82c4b7d4 00 00 01 b7 <text:s text:c="4"/>ulong <text:s text:c="5"/>1B7h</text:p>
          </table:table-cell>
        </table:table-row>
        <table:table-row table:style-name="ro2">
          <table:table-cell office:value-type="string">
            <text:p><text:s text:c="8"/>82c4d178 82 27 af 00 <text:s text:c="4"/>addr <text:s text:c="6"/>s_D:\dat\avatar\partstex\dog04_bod_8227af00 <text:s text:c="5"/>= "D:\\dat\\avatar\\partstex\\do</text:p>
          </table:table-cell>
          <table:table-cell office:value-type="string">
            <text:p><text:s text:c="8"/>82c4b7d8 00 00 01 b8 <text:s text:c="4"/>ulong <text:s text:c="5"/>1B8h</text:p>
          </table:table-cell>
        </table:table-row>
        <table:table-row table:style-name="ro2">
          <table:table-cell office:value-type="string">
            <text:p><text:s text:c="8"/>82c4d17c 82 27 ae d8 <text:s text:c="4"/>addr <text:s text:c="6"/>s_D:\dat\avatar\partstex\dog05_bod_8227aed8 <text:s text:c="5"/>= "D:\\dat\\avatar\\partstex\\do</text:p>
          </table:table-cell>
          <table:table-cell office:value-type="string">
            <text:p><text:s text:c="8"/>82c4b7dc 00 00 01 b9 <text:s text:c="4"/>ulong <text:s text:c="5"/>1B9h</text:p>
          </table:table-cell>
        </table:table-row>
        <table:table-row table:style-name="ro2">
          <table:table-cell office:value-type="string">
            <text:p><text:s text:c="8"/>82c4d180 82 27 ae b0 <text:s text:c="4"/>addr <text:s text:c="6"/>s_D:\dat\avatar\partstex\dog06_bod_8227aeb0 <text:s text:c="5"/>= "D:\\dat\\avatar\\partstex\\do</text:p>
          </table:table-cell>
          <table:table-cell office:value-type="string">
            <text:p><text:s text:c="8"/>82c4b7e0 00 00 01 ba <text:s text:c="4"/>ulong <text:s text:c="5"/>1BAh</text:p>
          </table:table-cell>
        </table:table-row>
        <table:table-row table:style-name="ro2">
          <table:table-cell office:value-type="string">
            <text:p><text:s text:c="8"/>82c4d184 82 27 ae 88 <text:s text:c="4"/>addr <text:s text:c="6"/>s_D:\dat\avatar\partstex\dog07_bod_8227ae88 <text:s text:c="5"/>= "D:\\dat\\avatar\\partstex\\do</text:p>
          </table:table-cell>
          <table:table-cell office:value-type="string">
            <text:p><text:s text:c="8"/>82c4b7e4 00 00 01 bb <text:s text:c="4"/>ulong <text:s text:c="5"/>1BBh</text:p>
          </table:table-cell>
        </table:table-row>
        <table:table-row table:style-name="ro2">
          <table:table-cell office:value-type="string">
            <text:p><text:s text:c="8"/>82c4d188 82 27 ae 60 <text:s text:c="4"/>addr <text:s text:c="6"/>s_D:\dat\avatar\partstex\fai00_bod_8227ae60 <text:s text:c="5"/>= "D:\\dat\\avatar\\partstex\\fa</text:p>
          </table:table-cell>
          <table:table-cell office:value-type="string">
            <text:p><text:s text:c="8"/>82c4b7e8 00 00 01 bc <text:s text:c="4"/>ulong <text:s text:c="5"/>1BCh</text:p>
          </table:table-cell>
        </table:table-row>
        <table:table-row table:style-name="ro2">
          <table:table-cell office:value-type="string">
            <text:p><text:s text:c="8"/>82c4d18c 82 27 ae 38 <text:s text:c="4"/>addr <text:s text:c="6"/>s_D:\dat\avatar\partstex\fai00_fac_8227ae38 <text:s text:c="5"/>= "D:\\dat\\avatar\\partstex\\fa</text:p>
          </table:table-cell>
          <table:table-cell office:value-type="string">
            <text:p><text:s text:c="8"/>82c4b7ec 00 00 01 bd <text:s text:c="4"/>ulong <text:s text:c="5"/>1BDh</text:p>
          </table:table-cell>
        </table:table-row>
        <table:table-row table:style-name="ro2">
          <table:table-cell office:value-type="string">
            <text:p><text:s text:c="8"/>82c4d190 82 27 ae 10 <text:s text:c="4"/>addr <text:s text:c="6"/>s_D:\dat\avatar\partstex\fai01_bod_8227ae10 <text:s text:c="5"/>= "D:\\dat\\avatar\\partstex\\fa</text:p>
          </table:table-cell>
          <table:table-cell office:value-type="string">
            <text:p><text:s text:c="8"/>82c4b7f0 00 00 01 be <text:s text:c="4"/>ulong <text:s text:c="5"/>1BEh</text:p>
          </table:table-cell>
        </table:table-row>
        <table:table-row table:style-name="ro2">
          <table:table-cell office:value-type="string">
            <text:p><text:s text:c="8"/>82c4d194 82 27 ad e8 <text:s text:c="4"/>addr <text:s text:c="6"/>s_D:\dat\avatar\partstex\fai01_fac_8227ade8 <text:s text:c="5"/>= "D:\\dat\\avatar\\partstex\\fa</text:p>
          </table:table-cell>
          <table:table-cell office:value-type="string">
            <text:p><text:s text:c="8"/>82c4b7f4 00 00 01 bf <text:s text:c="4"/>ulong <text:s text:c="5"/>1BFh</text:p>
          </table:table-cell>
        </table:table-row>
        <table:table-row table:style-name="ro2">
          <table:table-cell office:value-type="string">
            <text:p><text:s text:c="8"/>82c4d198 82 27 ad c0 <text:s text:c="4"/>addr <text:s text:c="6"/>s_D:\dat\avatar\partstex\fai02_bod_8227adc0 <text:s text:c="5"/>= "D:\\dat\\avatar\\partstex\\fa</text:p>
          </table:table-cell>
          <table:table-cell office:value-type="string">
            <text:p><text:s text:c="8"/>82c4b7f8 00 00 01 c0 <text:s text:c="4"/>ulong <text:s text:c="5"/>1C0h</text:p>
          </table:table-cell>
        </table:table-row>
        <table:table-row table:style-name="ro2">
          <table:table-cell office:value-type="string">
            <text:p><text:s text:c="8"/>82c4d19c 82 27 ad 98 <text:s text:c="4"/>addr <text:s text:c="6"/>s_D:\dat\avatar\partstex\fai02_fac_8227ad98 <text:s text:c="5"/>= "D:\\dat\\avatar\\partstex\\fa</text:p>
          </table:table-cell>
          <table:table-cell office:value-type="string">
            <text:p><text:s text:c="8"/>82c4b7fc 00 00 01 c1 <text:s text:c="4"/>ulong <text:s text:c="5"/>1C1h</text:p>
          </table:table-cell>
        </table:table-row>
        <table:table-row table:style-name="ro2">
          <table:table-cell office:value-type="string">
            <text:p><text:s text:c="8"/>82c4d1a0 82 27 ad 70 <text:s text:c="4"/>addr <text:s text:c="6"/>s_D:\dat\avatar\partstex\fai03_bod_8227ad70 <text:s text:c="5"/>= "D:\\dat\\avatar\\partstex\\fa</text:p>
          </table:table-cell>
          <table:table-cell office:value-type="string">
            <text:p><text:s text:c="8"/>82c4b800 00 00 01 c2 <text:s text:c="4"/>ulong <text:s text:c="5"/>1C2h</text:p>
          </table:table-cell>
        </table:table-row>
        <table:table-row table:style-name="ro2">
          <table:table-cell office:value-type="string">
            <text:p><text:s text:c="8"/>82c4d1a4 82 27 ad 48 <text:s text:c="4"/>addr <text:s text:c="6"/>s_D:\dat\avatar\partstex\fai03_fac_8227ad48 <text:s text:c="5"/>= "D:\\dat\\avatar\\partstex\\fa</text:p>
          </table:table-cell>
          <table:table-cell office:value-type="string">
            <text:p><text:s text:c="8"/>82c4b804 00 00 01 c3 <text:s text:c="4"/>ulong <text:s text:c="5"/>1C3h</text:p>
          </table:table-cell>
        </table:table-row>
        <table:table-row table:style-name="ro2">
          <table:table-cell office:value-type="string">
            <text:p><text:s text:c="8"/>82c4d1a8 82 27 ad 20 <text:s text:c="4"/>addr <text:s text:c="6"/>s_D:\dat\avatar\partstex\fai04_bod_8227ad20 <text:s text:c="5"/>= "D:\\dat\\avatar\\partstex\\fa</text:p>
          </table:table-cell>
          <table:table-cell office:value-type="string">
            <text:p><text:s text:c="8"/>82c4b808 00 00 01 c4 <text:s text:c="4"/>ulong <text:s text:c="5"/>1C4h</text:p>
          </table:table-cell>
        </table:table-row>
        <table:table-row table:style-name="ro2">
          <table:table-cell office:value-type="string">
            <text:p><text:s text:c="8"/>82c4d1ac 82 27 ac f8 <text:s text:c="4"/>addr <text:s text:c="6"/>s_D:\dat\avatar\partstex\fai04_fac_8227acf8 <text:s text:c="5"/>= "D:\\dat\\avatar\\partstex\\fa</text:p>
          </table:table-cell>
          <table:table-cell office:value-type="string">
            <text:p><text:s text:c="8"/>82c4b80c 00 00 01 c5 <text:s text:c="4"/>ulong <text:s text:c="5"/>1C5h</text:p>
          </table:table-cell>
        </table:table-row>
        <table:table-row table:style-name="ro2">
          <table:table-cell office:value-type="string">
            <text:p><text:s text:c="8"/>82c4d1b0 82 27 ac d0 <text:s text:c="4"/>addr <text:s text:c="6"/>s_D:\dat\avatar\partstex\fai05_bod_8227acd0 <text:s text:c="5"/>= "D:\\dat\\avatar\\partstex\\fa</text:p>
          </table:table-cell>
          <table:table-cell office:value-type="string">
            <text:p><text:s text:c="8"/>82c4b810 00 00 01 c6 <text:s text:c="4"/>ulong <text:s text:c="5"/>1C6h</text:p>
          </table:table-cell>
        </table:table-row>
        <table:table-row table:style-name="ro2">
          <table:table-cell office:value-type="string">
            <text:p><text:s text:c="8"/>82c4d1b4 82 27 ac a8 <text:s text:c="4"/>addr <text:s text:c="6"/>s_D:\dat\avatar\partstex\fai05_fac_8227aca8 <text:s text:c="5"/>= "D:\\dat\\avatar\\partstex\\fa</text:p>
          </table:table-cell>
          <table:table-cell office:value-type="string">
            <text:p><text:s text:c="8"/>82c4b814 00 00 01 c7 <text:s text:c="4"/>ulong <text:s text:c="5"/>1C7h</text:p>
          </table:table-cell>
        </table:table-row>
        <table:table-row table:style-name="ro2">
          <table:table-cell office:value-type="string">
            <text:p><text:s text:c="8"/>82c4d1b8 82 27 ac 80 <text:s text:c="4"/>addr <text:s text:c="6"/>s_D:\dat\avatar\partstex\fai06_bod_8227ac80 <text:s text:c="5"/>= "D:\\dat\\avatar\\partstex\\fa</text:p>
          </table:table-cell>
          <table:table-cell office:value-type="string">
            <text:p><text:s text:c="8"/>82c4b818 00 00 01 c8 <text:s text:c="4"/>ulong <text:s text:c="5"/>1C8h</text:p>
          </table:table-cell>
        </table:table-row>
        <table:table-row table:style-name="ro2">
          <table:table-cell office:value-type="string">
            <text:p><text:s text:c="8"/>82c4d1bc 82 27 ac 58 <text:s text:c="4"/>addr <text:s text:c="6"/>s_D:\dat\avatar\partstex\fai06_fac_8227ac58 <text:s text:c="5"/>= "D:\\dat\\avatar\\partstex\\fa</text:p>
          </table:table-cell>
          <table:table-cell office:value-type="string">
            <text:p><text:s text:c="8"/>82c4b81c 00 00 01 c9 <text:s text:c="4"/>ulong <text:s text:c="5"/>1C9h</text:p>
          </table:table-cell>
        </table:table-row>
        <table:table-row table:style-name="ro2">
          <table:table-cell office:value-type="string">
            <text:p><text:s text:c="8"/>82c4d1c0 82 27 ac 30 <text:s text:c="4"/>addr <text:s text:c="6"/>s_D:\dat\avatar\partstex\fai07_bod_8227ac30 <text:s text:c="5"/>= "D:\\dat\\avatar\\partstex\\fa</text:p>
          </table:table-cell>
          <table:table-cell office:value-type="string">
            <text:p><text:s text:c="8"/>82c4b820 00 00 01 ca <text:s text:c="4"/>ulong <text:s text:c="5"/>1CAh</text:p>
          </table:table-cell>
        </table:table-row>
        <table:table-row table:style-name="ro2">
          <table:table-cell office:value-type="string">
            <text:p><text:s text:c="8"/>82c4d1c4 82 27 ac 08 <text:s text:c="4"/>addr <text:s text:c="6"/>s_D:\dat\avatar\partstex\fai07_fac_8227ac08 <text:s text:c="5"/>= "D:\\dat\\avatar\\partstex\\fa</text:p>
          </table:table-cell>
          <table:table-cell office:value-type="string">
            <text:p><text:s text:c="8"/>82c4b824 00 00 01 cb <text:s text:c="4"/>ulong <text:s text:c="5"/>1CBh</text:p>
          </table:table-cell>
        </table:table-row>
        <table:table-row table:style-name="ro2">
          <table:table-cell office:value-type="string">
            <text:p><text:s text:c="8"/>82c4d1c8 82 27 ab e0 <text:s text:c="4"/>addr <text:s text:c="6"/>s_D:\dat\avatar\partstex\fis00_bod_8227abe0 <text:s text:c="5"/>= "D:\\dat\\avatar\\partstex\\fi</text:p>
          </table:table-cell>
          <table:table-cell office:value-type="string">
            <text:p><text:s text:c="8"/>82c4b828 00 00 01 cc <text:s text:c="4"/>ulong <text:s text:c="5"/>1CCh</text:p>
          </table:table-cell>
        </table:table-row>
        <table:table-row table:style-name="ro2">
          <table:table-cell office:value-type="string">
            <text:p><text:s text:c="8"/>82c4d1cc 82 27 ab b8 <text:s text:c="4"/>addr <text:s text:c="6"/>s_D:\dat\avatar\partstex\fis01_bod_8227abb8 <text:s text:c="5"/>= "D:\\dat\\avatar\\partstex\\fi</text:p>
          </table:table-cell>
          <table:table-cell office:value-type="string">
            <text:p><text:s text:c="8"/>82c4b82c 00 00 01 cd <text:s text:c="4"/>ulong <text:s text:c="5"/>1CDh</text:p>
          </table:table-cell>
        </table:table-row>
        <table:table-row table:style-name="ro2">
          <table:table-cell office:value-type="string">
            <text:p><text:s text:c="8"/>82c4d1d0 82 27 ab 90 <text:s text:c="4"/>addr <text:s text:c="6"/>s_D:\dat\avatar\partstex\fis02_bod_8227ab90 <text:s text:c="5"/>= "D:\\dat\\avatar\\partstex\\fi</text:p>
          </table:table-cell>
          <table:table-cell office:value-type="string">
            <text:p><text:s text:c="8"/>82c4b830 00 00 01 ce <text:s text:c="4"/>ulong <text:s text:c="5"/>1CEh</text:p>
          </table:table-cell>
        </table:table-row>
        <table:table-row table:style-name="ro2">
          <table:table-cell office:value-type="string">
            <text:p><text:s text:c="8"/>82c4d1d4 82 27 ab 68 <text:s text:c="4"/>addr <text:s text:c="6"/>s_D:\dat\avatar\partstex\fis03_bod_8227ab68 <text:s text:c="5"/>= "D:\\dat\\avatar\\partstex\\fi</text:p>
          </table:table-cell>
          <table:table-cell office:value-type="string">
            <text:p><text:s text:c="8"/>82c4b834 00 00 01 cf <text:s text:c="4"/>ulong <text:s text:c="5"/>1CFh</text:p>
          </table:table-cell>
        </table:table-row>
        <table:table-row table:style-name="ro2">
          <table:table-cell office:value-type="string">
            <text:p><text:s text:c="8"/>82c4d1d8 82 27 ab 40 <text:s text:c="4"/>addr <text:s text:c="6"/>s_D:\dat\avatar\partstex\fis04_bod_8227ab40 <text:s text:c="5"/>= "D:\\dat\\avatar\\partstex\\fi</text:p>
          </table:table-cell>
          <table:table-cell office:value-type="string">
            <text:p><text:s text:c="8"/>82c4b838 00 00 01 d0 <text:s text:c="4"/>ulong <text:s text:c="5"/>1D0h</text:p>
          </table:table-cell>
        </table:table-row>
        <table:table-row table:style-name="ro2">
          <table:table-cell office:value-type="string">
            <text:p><text:s text:c="8"/>82c4d1dc 82 27 ab 18 <text:s text:c="4"/>addr <text:s text:c="6"/>s_D:\dat\avatar\partstex\fis05_bod_8227ab18 <text:s text:c="5"/>= "D:\\dat\\avatar\\partstex\\fi</text:p>
          </table:table-cell>
          <table:table-cell office:value-type="string">
            <text:p><text:s text:c="8"/>82c4b83c 00 00 01 d1 <text:s text:c="4"/>ulong <text:s text:c="5"/>1D1h</text:p>
          </table:table-cell>
        </table:table-row>
        <table:table-row table:style-name="ro2">
          <table:table-cell office:value-type="string">
            <text:p><text:s text:c="8"/>82c4d1e0 82 27 aa f0 <text:s text:c="4"/>addr <text:s text:c="6"/>s_D:\dat\avatar\partstex\fis06_bod_8227aaf0 <text:s text:c="5"/>= "D:\\dat\\avatar\\partstex\\fi</text:p>
          </table:table-cell>
          <table:table-cell office:value-type="string">
            <text:p><text:s text:c="8"/>82c4b840 00 00 01 d2 <text:s text:c="4"/>ulong <text:s text:c="5"/>1D2h</text:p>
          </table:table-cell>
        </table:table-row>
        <table:table-row table:style-name="ro2">
          <table:table-cell office:value-type="string">
            <text:p><text:s text:c="8"/>82c4d1e4 82 27 aa c8 <text:s text:c="4"/>addr <text:s text:c="6"/>s_D:\dat\avatar\partstex\fis07_bod_8227aac8 <text:s text:c="5"/>= "D:\\dat\\avatar\\partstex\\fi</text:p>
          </table:table-cell>
          <table:table-cell office:value-type="string">
            <text:p><text:s text:c="8"/>82c4b844 00 00 01 d3 <text:s text:c="4"/>ulong <text:s text:c="5"/>1D3h</text:p>
          </table:table-cell>
        </table:table-row>
        <table:table-row table:style-name="ro2">
          <table:table-cell office:value-type="string">
            <text:p><text:s text:c="8"/>82c4d1e8 82 27 aa a0 <text:s text:c="4"/>addr <text:s text:c="6"/>s_D:\dat\avatar\partstex\gst00_bod_8227aaa0 <text:s text:c="5"/>= "D:\\dat\\avatar\\partstex\\gs</text:p>
          </table:table-cell>
          <table:table-cell office:value-type="string">
            <text:p><text:s text:c="8"/>82c4b848 00 00 01 d4 <text:s text:c="4"/>ulong <text:s text:c="5"/>1D4h</text:p>
          </table:table-cell>
        </table:table-row>
        <table:table-row table:style-name="ro2">
          <table:table-cell office:value-type="string">
            <text:p><text:s text:c="8"/>82c4d1ec 82 27 aa 78 <text:s text:c="4"/>addr <text:s text:c="6"/>s_D:\dat\avatar\partstex\gst01_bod_8227aa78 <text:s text:c="5"/>= "D:\\dat\\avatar\\partstex\\gs</text:p>
          </table:table-cell>
          <table:table-cell office:value-type="string">
            <text:p><text:s text:c="8"/>82c4b84c 00 00 01 d5 <text:s text:c="4"/>ulong <text:s text:c="5"/>1D5h</text:p>
          </table:table-cell>
        </table:table-row>
        <table:table-row table:style-name="ro2">
          <table:table-cell office:value-type="string">
            <text:p><text:s text:c="8"/>82c4d1f0 82 27 aa 50 <text:s text:c="4"/>addr <text:s text:c="6"/>s_D:\dat\avatar\partstex\gst02_bod_8227aa50 <text:s text:c="5"/>= "D:\\dat\\avatar\\partstex\\gs</text:p>
          </table:table-cell>
          <table:table-cell office:value-type="string">
            <text:p><text:s text:c="8"/>82c4b850 00 00 01 d6 <text:s text:c="4"/>ulong <text:s text:c="5"/>1D6h</text:p>
          </table:table-cell>
        </table:table-row>
        <table:table-row table:style-name="ro2">
          <table:table-cell office:value-type="string">
            <text:p><text:s text:c="8"/>82c4d1f4 82 27 aa 28 <text:s text:c="4"/>addr <text:s text:c="6"/>s_D:\dat\avatar\partstex\gst03_bod_8227aa28 <text:s text:c="5"/>= "D:\\dat\\avatar\\partstex\\gs</text:p>
          </table:table-cell>
          <table:table-cell office:value-type="string">
            <text:p><text:s text:c="8"/>82c4b854 00 00 01 d7 <text:s text:c="4"/>ulong <text:s text:c="5"/>1D7h</text:p>
          </table:table-cell>
        </table:table-row>
        <table:table-row table:style-name="ro2">
          <table:table-cell office:value-type="string">
            <text:p><text:s text:c="8"/>82c4d1f8 82 27 aa 00 <text:s text:c="4"/>addr <text:s text:c="6"/>s_D:\dat\avatar\partstex\gst04_bod_8227aa00 <text:s text:c="5"/>= "D:\\dat\\avatar\\partstex\\gs</text:p>
          </table:table-cell>
          <table:table-cell office:value-type="string">
            <text:p><text:s text:c="8"/>82c4b858 00 00 01 d8 <text:s text:c="4"/>ulong <text:s text:c="5"/>1D8h</text:p>
          </table:table-cell>
        </table:table-row>
        <table:table-row table:style-name="ro2">
          <table:table-cell office:value-type="string">
            <text:p><text:s text:c="8"/>82c4d1fc 82 27 a9 d8 <text:s text:c="4"/>addr <text:s text:c="6"/>s_D:\dat\avatar\partstex\gst05_bod_8227a9d8 <text:s text:c="5"/>= "D:\\dat\\avatar\\partstex\\gs</text:p>
          </table:table-cell>
          <table:table-cell office:value-type="string">
            <text:p><text:s text:c="8"/>82c4b85c 00 00 01 d9 <text:s text:c="4"/>ulong <text:s text:c="5"/>1D9h</text:p>
          </table:table-cell>
        </table:table-row>
        <table:table-row table:style-name="ro2">
          <table:table-cell office:value-type="string">
            <text:p><text:s text:c="8"/>82c4d200 82 27 a9 b0 <text:s text:c="4"/>addr <text:s text:c="6"/>s_D:\dat\avatar\partstex\gst06_bod_8227a9b0 <text:s text:c="5"/>= "D:\\dat\\avatar\\partstex\\gs</text:p>
          </table:table-cell>
          <table:table-cell office:value-type="string">
            <text:p><text:s text:c="8"/>82c4b860 00 00 01 da <text:s text:c="4"/>ulong <text:s text:c="5"/>1DAh</text:p>
          </table:table-cell>
        </table:table-row>
        <table:table-row table:style-name="ro2">
          <table:table-cell office:value-type="string">
            <text:p><text:s text:c="8"/>82c4d204 82 27 a9 88 <text:s text:c="4"/>addr <text:s text:c="6"/>s_D:\dat\avatar\partstex\gst07_bod_8227a988 <text:s text:c="5"/>= "D:\\dat\\avatar\\partstex\\gs</text:p>
          </table:table-cell>
          <table:table-cell office:value-type="string">
            <text:p><text:s text:c="8"/>82c4b864 00 00 01 db <text:s text:c="4"/>ulong <text:s text:c="5"/>1DBh</text:p>
          </table:table-cell>
        </table:table-row>
        <table:table-row table:style-name="ro2">
          <table:table-cell office:value-type="string">
            <text:p><text:s text:c="8"/>82c4d208 82 27 a9 5c <text:s text:c="4"/>addr <text:s text:c="6"/>s_D:\dat\avatar\partstex\hum00_eye_8227a95c <text:s text:c="5"/>= "D:\\dat\\avatar\\partstex\\hu</text:p>
          </table:table-cell>
          <table:table-cell office:value-type="string">
            <text:p><text:s text:c="8"/>82c4b868 00 00 01 dc <text:s text:c="4"/>ulong <text:s text:c="5"/>1DCh</text:p>
          </table:table-cell>
        </table:table-row>
        <table:table-row table:style-name="ro2">
          <table:table-cell office:value-type="string">
            <text:p><text:s text:c="8"/>82c4d20c 82 27 a9 30 <text:s text:c="4"/>addr <text:s text:c="6"/>s_D:\dat\avatar\partstex\hum01_eye_8227a930 <text:s text:c="5"/>= "D:\\dat\\avatar\\partstex\\hu</text:p>
          </table:table-cell>
          <table:table-cell office:value-type="string">
            <text:p><text:s text:c="8"/>82c4b86c 00 00 01 dd <text:s text:c="4"/>ulong <text:s text:c="5"/>1DDh</text:p>
          </table:table-cell>
        </table:table-row>
        <table:table-row table:style-name="ro2">
          <table:table-cell office:value-type="string">
            <text:p><text:s text:c="8"/>82c4d210 82 27 a9 04 <text:s text:c="4"/>addr <text:s text:c="6"/>s_D:\dat\avatar\partstex\hum02_eye_8227a904 <text:s text:c="5"/>= "D:\\dat\\avatar\\partstex\\hu</text:p>
          </table:table-cell>
          <table:table-cell office:value-type="string">
            <text:p><text:s text:c="8"/>82c4b870 00 00 01 de <text:s text:c="4"/>ulong <text:s text:c="5"/>1DEh</text:p>
          </table:table-cell>
        </table:table-row>
        <table:table-row table:style-name="ro2">
          <table:table-cell office:value-type="string">
            <text:p><text:s text:c="8"/>82c4d214 82 27 a8 d8 <text:s text:c="4"/>addr <text:s text:c="6"/>s_D:\dat\avatar\partstex\hum03_eye_8227a8d8 <text:s text:c="5"/>= "D:\\dat\\avatar\\partstex\\hu</text:p>
          </table:table-cell>
          <table:table-cell office:value-type="string">
            <text:p><text:s text:c="8"/>82c4b874 00 00 01 df <text:s text:c="4"/>ulong <text:s text:c="5"/>1DFh</text:p>
          </table:table-cell>
        </table:table-row>
        <table:table-row table:style-name="ro2">
          <table:table-cell office:value-type="string">
            <text:p><text:s text:c="8"/>82c4d218 82 27 a8 ac <text:s text:c="4"/>addr <text:s text:c="6"/>s_D:\dat\avatar\partstex\hum04_eye_8227a8ac <text:s text:c="5"/>= "D:\\dat\\avatar\\partstex\\hu</text:p>
          </table:table-cell>
          <table:table-cell office:value-type="string">
            <text:p><text:s text:c="8"/>82c4b878 00 00 01 e0 <text:s text:c="4"/>ulong <text:s text:c="5"/>1E0h</text:p>
          </table:table-cell>
        </table:table-row>
        <table:table-row table:style-name="ro2">
          <table:table-cell office:value-type="string">
            <text:p><text:s text:c="8"/>82c4d21c 82 27 a8 80 <text:s text:c="4"/>addr <text:s text:c="6"/>s_D:\dat\avatar\partstex\hum05_eye_8227a880 <text:s text:c="5"/>= "D:\\dat\\avatar\\partstex\\hu</text:p>
          </table:table-cell>
          <table:table-cell office:value-type="string">
            <text:p><text:s text:c="8"/>82c4b87c 00 00 01 e1 <text:s text:c="4"/>ulong <text:s text:c="5"/>1E1h</text:p>
          </table:table-cell>
        </table:table-row>
        <table:table-row table:style-name="ro2">
          <table:table-cell office:value-type="string">
            <text:p><text:s text:c="8"/>82c4d220 82 27 a8 54 <text:s text:c="4"/>addr <text:s text:c="6"/>s_D:\dat\avatar\partstex\hum00_eye_8227a854 <text:s text:c="5"/>= "D:\\dat\\avatar\\partstex\\hu</text:p>
          </table:table-cell>
          <table:table-cell office:value-type="string">
            <text:p><text:s text:c="8"/>82c4b880 00 00 01 e2 <text:s text:c="4"/>ulong <text:s text:c="5"/>1E2h</text:p>
          </table:table-cell>
        </table:table-row>
        <table:table-row table:style-name="ro2">
          <table:table-cell office:value-type="string">
            <text:p><text:s text:c="8"/>82c4d224 82 27 a8 28 <text:s text:c="4"/>addr <text:s text:c="6"/>s_D:\dat\avatar\partstex\hum01_eye_8227a828 <text:s text:c="5"/>= "D:\\dat\\avatar\\partstex\\hu</text:p>
          </table:table-cell>
          <table:table-cell office:value-type="string">
            <text:p><text:s text:c="8"/>82c4b884 00 00 01 e3 <text:s text:c="4"/>ulong <text:s text:c="5"/>1E3h</text:p>
          </table:table-cell>
        </table:table-row>
        <table:table-row table:style-name="ro2">
          <table:table-cell office:value-type="string">
            <text:p><text:s text:c="8"/>82c4d228 82 27 a7 fc <text:s text:c="4"/>addr <text:s text:c="6"/>s_D:\dat\avatar\partstex\hum02_eye_8227a7fc <text:s text:c="5"/>= "D:\\dat\\avatar\\partstex\\hu</text:p>
          </table:table-cell>
          <table:table-cell office:value-type="string">
            <text:p><text:s text:c="8"/>82c4b888 00 00 01 e4 <text:s text:c="4"/>ulong <text:s text:c="5"/>1E4h</text:p>
          </table:table-cell>
        </table:table-row>
        <table:table-row table:style-name="ro2">
          <table:table-cell office:value-type="string">
            <text:p><text:s text:c="8"/>82c4d22c 82 27 a7 d0 <text:s text:c="4"/>addr <text:s text:c="6"/>s_D:\dat\avatar\partstex\hum03_eye_8227a7d0 <text:s text:c="5"/>= "D:\\dat\\avatar\\partstex\\hu</text:p>
          </table:table-cell>
          <table:table-cell office:value-type="string">
            <text:p><text:s text:c="8"/>82c4b88c 00 00 01 e5 <text:s text:c="4"/>ulong <text:s text:c="5"/>1E5h</text:p>
          </table:table-cell>
        </table:table-row>
        <table:table-row table:style-name="ro2">
          <table:table-cell office:value-type="string">
            <text:p><text:s text:c="8"/>82c4d230 82 27 a7 a4 <text:s text:c="4"/>addr <text:s text:c="6"/>s_D:\dat\avatar\partstex\hum04_eye_8227a7a4 <text:s text:c="5"/>= "D:\\dat\\avatar\\partstex\\hu</text:p>
          </table:table-cell>
          <table:table-cell office:value-type="string">
            <text:p><text:s text:c="8"/>82c4b890 00 00 01 e6 <text:s text:c="4"/>ulong <text:s text:c="5"/>1E6h</text:p>
          </table:table-cell>
        </table:table-row>
        <table:table-row table:style-name="ro2">
          <table:table-cell office:value-type="string">
            <text:p><text:s text:c="8"/>82c4d234 82 27 a7 78 <text:s text:c="4"/>addr <text:s text:c="6"/>s_D:\dat\avatar\partstex\hum05_eye_8227a778 <text:s text:c="5"/>= "D:\\dat\\avatar\\partstex\\hu</text:p>
          </table:table-cell>
          <table:table-cell office:value-type="string">
            <text:p><text:s text:c="8"/>82c4b894 00 00 01 e7 <text:s text:c="4"/>ulong <text:s text:c="5"/>1E7h</text:p>
          </table:table-cell>
        </table:table-row>
        <table:table-row table:style-name="ro2">
          <table:table-cell office:value-type="string">
            <text:p><text:s text:c="8"/>82c4d238 82 27 a7 4c <text:s text:c="4"/>addr <text:s text:c="6"/>s_D:\dat\avatar\partstex\hum00_eye_8227a74c <text:s text:c="5"/>= "D:\\dat\\avatar\\partstex\\hu</text:p>
          </table:table-cell>
          <table:table-cell office:value-type="string">
            <text:p><text:s text:c="8"/>82c4b898 00 00 01 e8 <text:s text:c="4"/>ulong <text:s text:c="5"/>1E8h</text:p>
          </table:table-cell>
        </table:table-row>
        <table:table-row table:style-name="ro2">
          <table:table-cell office:value-type="string">
            <text:p><text:s text:c="8"/>82c4d23c 82 27 a7 20 <text:s text:c="4"/>addr <text:s text:c="6"/>s_D:\dat\avatar\partstex\hum01_eye_8227a720 <text:s text:c="5"/>= "D:\\dat\\avatar\\partstex\\hu</text:p>
          </table:table-cell>
          <table:table-cell office:value-type="string">
            <text:p><text:s text:c="8"/>82c4b89c 00 00 01 e9 <text:s text:c="4"/>ulong <text:s text:c="5"/>1E9h</text:p>
          </table:table-cell>
        </table:table-row>
        <table:table-row table:style-name="ro2">
          <table:table-cell office:value-type="string">
            <text:p><text:s text:c="8"/>82c4d240 82 27 a6 f4 <text:s text:c="4"/>addr <text:s text:c="6"/>s_D:\dat\avatar\partstex\hum02_eye_8227a6f4 <text:s text:c="5"/>= "D:\\dat\\avatar\\partstex\\hu</text:p>
          </table:table-cell>
          <table:table-cell office:value-type="string">
            <text:p><text:s text:c="8"/>82c4b8a0 00 00 01 ea <text:s text:c="4"/>ulong <text:s text:c="5"/>1EAh</text:p>
          </table:table-cell>
        </table:table-row>
        <table:table-row table:style-name="ro2">
          <table:table-cell office:value-type="string">
            <text:p><text:s text:c="8"/>82c4d244 82 27 a6 c8 <text:s text:c="4"/>addr <text:s text:c="6"/>s_D:\dat\avatar\partstex\hum03_eye_8227a6c8 <text:s text:c="5"/>= "D:\\dat\\avatar\\partstex\\hu</text:p>
          </table:table-cell>
          <table:table-cell office:value-type="string">
            <text:p><text:s text:c="8"/>82c4b8a4 00 00 01 eb <text:s text:c="4"/>ulong <text:s text:c="5"/>1EBh</text:p>
          </table:table-cell>
        </table:table-row>
        <table:table-row table:style-name="ro2">
          <table:table-cell office:value-type="string">
            <text:p><text:s text:c="8"/>82c4d248 82 27 a6 9c <text:s text:c="4"/>addr <text:s text:c="6"/>s_D:\dat\avatar\partstex\hum04_eye_8227a69c <text:s text:c="5"/>= "D:\\dat\\avatar\\partstex\\hu</text:p>
          </table:table-cell>
          <table:table-cell office:value-type="string">
            <text:p><text:s text:c="8"/>82c4b8a8 00 00 01 ec <text:s text:c="4"/>ulong <text:s text:c="5"/>1ECh</text:p>
          </table:table-cell>
        </table:table-row>
        <table:table-row table:style-name="ro2">
          <table:table-cell office:value-type="string">
            <text:p><text:s text:c="8"/>82c4d24c 82 27 a6 70 <text:s text:c="4"/>addr <text:s text:c="6"/>s_D:\dat\avatar\partstex\hum05_eye_8227a670 <text:s text:c="5"/>= "D:\\dat\\avatar\\partstex\\hu</text:p>
          </table:table-cell>
          <table:table-cell office:value-type="string">
            <text:p><text:s text:c="8"/>82c4b8ac 00 00 01 ed <text:s text:c="4"/>ulong <text:s text:c="5"/>1EDh</text:p>
          </table:table-cell>
        </table:table-row>
        <table:table-row table:style-name="ro2">
          <table:table-cell office:value-type="string">
            <text:p><text:s text:c="8"/>82c4d250 82 27 a6 44 <text:s text:c="4"/>addr <text:s text:c="6"/>s_D:\dat\avatar\partstex\hum00_eye_8227a644 <text:s text:c="5"/>= "D:\\dat\\avatar\\partstex\\hu</text:p>
          </table:table-cell>
          <table:table-cell office:value-type="string">
            <text:p><text:s text:c="8"/>82c4b8b0 00 00 01 ee <text:s text:c="4"/>ulong <text:s text:c="5"/>1EEh</text:p>
          </table:table-cell>
        </table:table-row>
        <table:table-row table:style-name="ro2">
          <table:table-cell office:value-type="string">
            <text:p><text:s text:c="8"/>82c4d254 82 27 a6 18 <text:s text:c="4"/>addr <text:s text:c="6"/>s_D:\dat\avatar\partstex\hum01_eye_8227a618 <text:s text:c="5"/>= "D:\\dat\\avatar\\partstex\\hu</text:p>
          </table:table-cell>
          <table:table-cell office:value-type="string">
            <text:p><text:s text:c="8"/>82c4b8b4 00 00 01 ef <text:s text:c="4"/>ulong <text:s text:c="5"/>1EFh</text:p>
          </table:table-cell>
        </table:table-row>
        <table:table-row table:style-name="ro2">
          <table:table-cell office:value-type="string">
            <text:p><text:s text:c="8"/>82c4d258 82 27 a5 ec <text:s text:c="4"/>addr <text:s text:c="6"/>s_D:\dat\avatar\partstex\hum02_eye_8227a5ec <text:s text:c="5"/>= "D:\\dat\\avatar\\partstex\\hu</text:p>
          </table:table-cell>
          <table:table-cell office:value-type="string">
            <text:p><text:s text:c="8"/>82c4b8b8 00 00 01 f0 <text:s text:c="4"/>ulong <text:s text:c="5"/>1F0h</text:p>
          </table:table-cell>
        </table:table-row>
        <table:table-row table:style-name="ro2">
          <table:table-cell office:value-type="string">
            <text:p><text:s text:c="8"/>82c4d25c 82 27 a5 c0 <text:s text:c="4"/>addr <text:s text:c="6"/>s_D:\dat\avatar\partstex\hum03_eye_8227a5c0 <text:s text:c="5"/>= "D:\\dat\\avatar\\partstex\\hu</text:p>
          </table:table-cell>
          <table:table-cell office:value-type="string">
            <text:p><text:s text:c="8"/>82c4b8bc 00 00 01 f1 <text:s text:c="4"/>ulong <text:s text:c="5"/>1F1h</text:p>
          </table:table-cell>
        </table:table-row>
        <table:table-row table:style-name="ro2">
          <table:table-cell office:value-type="string">
            <text:p><text:s text:c="8"/>82c4d260 82 27 a5 94 <text:s text:c="4"/>addr <text:s text:c="6"/>s_D:\dat\avatar\partstex\hum04_eye_8227a594 <text:s text:c="5"/>= "D:\\dat\\avatar\\partstex\\hu</text:p>
          </table:table-cell>
          <table:table-cell office:value-type="string">
            <text:p><text:s text:c="8"/>82c4b8c0 00 00 01 f2 <text:s text:c="4"/>ulong <text:s text:c="5"/>1F2h</text:p>
          </table:table-cell>
        </table:table-row>
        <table:table-row table:style-name="ro2">
          <table:table-cell office:value-type="string">
            <text:p><text:s text:c="8"/>82c4d264 82 27 a5 68 <text:s text:c="4"/>addr <text:s text:c="6"/>s_D:\dat\avatar\partstex\hum05_eye_8227a568 <text:s text:c="5"/>= "D:\\dat\\avatar\\partstex\\hu</text:p>
          </table:table-cell>
          <table:table-cell office:value-type="string">
            <text:p><text:s text:c="8"/>82c4b8c4 00 00 01 f3 <text:s text:c="4"/>ulong <text:s text:c="5"/>1F3h</text:p>
          </table:table-cell>
        </table:table-row>
        <table:table-row table:style-name="ro2">
          <table:table-cell office:value-type="string">
            <text:p><text:s text:c="8"/>82c4d268 82 27 a5 3c <text:s text:c="4"/>addr <text:s text:c="6"/>s_D:\dat\avatar\partstex\hum00_brw_8227a53c <text:s text:c="5"/>= "D:\\dat\\avatar\\partstex\\hu</text:p>
          </table:table-cell>
          <table:table-cell office:value-type="string">
            <text:p><text:s text:c="8"/>82c4b8c8 00 00 01 f4 <text:s text:c="4"/>ulong <text:s text:c="5"/>1F4h</text:p>
          </table:table-cell>
        </table:table-row>
        <table:table-row table:style-name="ro2">
          <table:table-cell office:value-type="string">
            <text:p><text:s text:c="8"/>82c4d26c 82 27 a5 10 <text:s text:c="4"/>addr <text:s text:c="6"/>s_D:\dat\avatar\partstex\hum01_brw_8227a510 <text:s text:c="5"/>= "D:\\dat\\avatar\\partstex\\hu</text:p>
          </table:table-cell>
          <table:table-cell office:value-type="string">
            <text:p><text:s text:c="8"/>82c4b8cc 00 00 01 f5 <text:s text:c="4"/>ulong <text:s text:c="5"/>1F5h</text:p>
          </table:table-cell>
        </table:table-row>
        <table:table-row table:style-name="ro2">
          <table:table-cell office:value-type="string">
            <text:p><text:s text:c="8"/>82c4d270 82 27 a4 e4 <text:s text:c="4"/>addr <text:s text:c="6"/>s_D:\dat\avatar\partstex\hum02_brw_8227a4e4 <text:s text:c="5"/>= "D:\\dat\\avatar\\partstex\\hu</text:p>
          </table:table-cell>
          <table:table-cell office:value-type="string">
            <text:p><text:s text:c="8"/>82c4b8d0 00 00 01 f6 <text:s text:c="4"/>ulong <text:s text:c="5"/>1F6h</text:p>
          </table:table-cell>
        </table:table-row>
        <table:table-row table:style-name="ro2">
          <table:table-cell office:value-type="string">
            <text:p><text:s text:c="8"/>82c4d274 82 27 a4 b8 <text:s text:c="4"/>addr <text:s text:c="6"/>s_D:\dat\avatar\partstex\hum03_brw_8227a4b8 <text:s text:c="5"/>= "D:\\dat\\avatar\\partstex\\hu</text:p>
          </table:table-cell>
          <table:table-cell office:value-type="string">
            <text:p><text:s text:c="8"/>82c4b8d4 00 00 01 f7 <text:s text:c="4"/>ulong <text:s text:c="5"/>1F7h</text:p>
          </table:table-cell>
        </table:table-row>
        <table:table-row table:style-name="ro2">
          <table:table-cell office:value-type="string">
            <text:p><text:s text:c="8"/>82c4d278 82 27 a4 8c <text:s text:c="4"/>addr <text:s text:c="6"/>s_D:\dat\avatar\partstex\hum04_brw_8227a48c <text:s text:c="5"/>= "D:\\dat\\avatar\\partstex\\hu</text:p>
          </table:table-cell>
          <table:table-cell office:value-type="string">
            <text:p><text:s text:c="8"/>82c4b8d8 00 00 01 f8 <text:s text:c="4"/>ulong <text:s text:c="5"/>1F8h</text:p>
          </table:table-cell>
        </table:table-row>
        <table:table-row table:style-name="ro2">
          <table:table-cell office:value-type="string">
            <text:p><text:s text:c="8"/>82c4d27c 82 27 a4 60 <text:s text:c="4"/>addr <text:s text:c="6"/>s_D:\dat\avatar\partstex\hum05_brw_8227a460 <text:s text:c="5"/>= "D:\\dat\\avatar\\partstex\\hu</text:p>
          </table:table-cell>
          <table:table-cell office:value-type="string">
            <text:p><text:s text:c="8"/>82c4b8dc 00 00 01 f9 <text:s text:c="4"/>ulong <text:s text:c="5"/>1F9h</text:p>
          </table:table-cell>
        </table:table-row>
        <table:table-row table:style-name="ro2">
          <table:table-cell office:value-type="string">
            <text:p><text:s text:c="8"/>82c4d280 82 27 a4 34 <text:s text:c="4"/>addr <text:s text:c="6"/>s_D:\dat\avatar\partstex\hum00_brw_8227a434 <text:s text:c="5"/>= "D:\\dat\\avatar\\partstex\\hu</text:p>
          </table:table-cell>
          <table:table-cell office:value-type="string">
            <text:p><text:s text:c="8"/>82c4b8e0 00 00 01 fa <text:s text:c="4"/>ulong <text:s text:c="5"/>1FAh</text:p>
          </table:table-cell>
        </table:table-row>
        <table:table-row table:style-name="ro2">
          <table:table-cell office:value-type="string">
            <text:p><text:s text:c="8"/>82c4d284 82 27 a4 08 <text:s text:c="4"/>addr <text:s text:c="6"/>s_D:\dat\avatar\partstex\hum01_brw_8227a408 <text:s text:c="5"/>= "D:\\dat\\avatar\\partstex\\hu</text:p>
          </table:table-cell>
          <table:table-cell office:value-type="string">
            <text:p><text:s text:c="8"/>82c4b8e4 00 00 01 fb <text:s text:c="4"/>ulong <text:s text:c="5"/>1FBh</text:p>
          </table:table-cell>
        </table:table-row>
        <table:table-row table:style-name="ro2">
          <table:table-cell office:value-type="string">
            <text:p><text:s text:c="8"/>82c4d288 82 27 a3 dc <text:s text:c="4"/>addr <text:s text:c="6"/>s_D:\dat\avatar\partstex\hum02_brw_8227a3dc <text:s text:c="5"/>= "D:\\dat\\avatar\\partstex\\hu</text:p>
          </table:table-cell>
          <table:table-cell office:value-type="string">
            <text:p><text:s text:c="8"/>82c4b8e8 00 00 01 fc <text:s text:c="4"/>ulong <text:s text:c="5"/>1FCh</text:p>
          </table:table-cell>
        </table:table-row>
        <table:table-row table:style-name="ro2">
          <table:table-cell office:value-type="string">
            <text:p><text:s text:c="8"/>82c4d28c 82 27 a3 b0 <text:s text:c="4"/>addr <text:s text:c="6"/>s_D:\dat\avatar\partstex\hum03_brw_8227a3b0 <text:s text:c="5"/>= "D:\\dat\\avatar\\partstex\\hu</text:p>
          </table:table-cell>
          <table:table-cell office:value-type="string">
            <text:p><text:s text:c="8"/>82c4b8ec 00 00 01 fd <text:s text:c="4"/>ulong <text:s text:c="5"/>1FDh</text:p>
          </table:table-cell>
        </table:table-row>
        <table:table-row table:style-name="ro2">
          <table:table-cell office:value-type="string">
            <text:p><text:s text:c="8"/>82c4d290 82 27 a3 84 <text:s text:c="4"/>addr <text:s text:c="6"/>s_D:\dat\avatar\partstex\hum04_brw_8227a384 <text:s text:c="5"/>= "D:\\dat\\avatar\\partstex\\hu</text:p>
          </table:table-cell>
          <table:table-cell office:value-type="string">
            <text:p><text:s text:c="8"/>82c4b8f0 00 00 01 fe <text:s text:c="4"/>ulong <text:s text:c="5"/>1FEh</text:p>
          </table:table-cell>
        </table:table-row>
        <table:table-row table:style-name="ro2">
          <table:table-cell office:value-type="string">
            <text:p><text:s text:c="8"/>82c4d294 82 27 a3 58 <text:s text:c="4"/>addr <text:s text:c="6"/>s_D:\dat\avatar\partstex\hum05_brw_8227a358 <text:s text:c="5"/>= "D:\\dat\\avatar\\partstex\\hu</text:p>
          </table:table-cell>
          <table:table-cell office:value-type="string">
            <text:p><text:s text:c="8"/>82c4b8f4 00 00 01 ff <text:s text:c="4"/>ulong <text:s text:c="5"/>1FFh</text:p>
          </table:table-cell>
        </table:table-row>
        <table:table-row table:style-name="ro2">
          <table:table-cell office:value-type="string">
            <text:p><text:s text:c="8"/>82c4d298 82 27 a3 30 <text:s text:c="4"/>addr <text:s text:c="6"/>s_D:\dat\avatar\partstex\hyk00_bod_8227a330 <text:s text:c="5"/>= "D:\\dat\\avatar\\partstex\\hy</text:p>
          </table:table-cell>
          <table:table-cell office:value-type="string">
            <text:p><text:s text:c="8"/>82c4b8f8 00 00 02 00 <text:s text:c="4"/>ulong <text:s text:c="5"/>200h</text:p>
          </table:table-cell>
        </table:table-row>
        <table:table-row table:style-name="ro2">
          <table:table-cell office:value-type="string">
            <text:p><text:s text:c="8"/>82c4d29c 82 27 a3 08 <text:s text:c="4"/>addr <text:s text:c="6"/>s_D:\dat\avatar\partstex\hyk01_bod_8227a308 <text:s text:c="5"/>= "D:\\dat\\avatar\\partstex\\hy</text:p>
          </table:table-cell>
          <table:table-cell office:value-type="string">
            <text:p><text:s text:c="8"/>82c4b8fc 00 00 02 01 <text:s text:c="4"/>ulong <text:s text:c="5"/>201h</text:p>
          </table:table-cell>
        </table:table-row>
        <table:table-row table:style-name="ro2">
          <table:table-cell office:value-type="string">
            <text:p><text:s text:c="8"/>82c4d2a0 82 27 a2 e0 <text:s text:c="4"/>addr <text:s text:c="6"/>s_D:\dat\avatar\partstex\hyk02_bod_8227a2e0 <text:s text:c="5"/>= "D:\\dat\\avatar\\partstex\\hy</text:p>
          </table:table-cell>
          <table:table-cell office:value-type="string">
            <text:p><text:s text:c="8"/>82c4b900 00 00 02 02 <text:s text:c="4"/>ulong <text:s text:c="5"/>202h</text:p>
          </table:table-cell>
        </table:table-row>
        <table:table-row table:style-name="ro2">
          <table:table-cell office:value-type="string">
            <text:p><text:s text:c="8"/>82c4d2a4 82 27 a2 b8 <text:s text:c="4"/>addr <text:s text:c="6"/>s_D:\dat\avatar\partstex\hyk03_bod_8227a2b8 <text:s text:c="5"/>= "D:\\dat\\avatar\\partstex\\hy</text:p>
          </table:table-cell>
          <table:table-cell office:value-type="string">
            <text:p><text:s text:c="8"/>82c4b904 00 00 02 03 <text:s text:c="4"/>ulong <text:s text:c="5"/>203h</text:p>
          </table:table-cell>
        </table:table-row>
        <table:table-row table:style-name="ro2">
          <table:table-cell office:value-type="string">
            <text:p><text:s text:c="8"/>82c4d2a8 82 27 a2 90 <text:s text:c="4"/>addr <text:s text:c="6"/>s_D:\dat\avatar\partstex\hyk04_bod_8227a290 <text:s text:c="5"/>= "D:\\dat\\avatar\\partstex\\hy</text:p>
          </table:table-cell>
          <table:table-cell office:value-type="string">
            <text:p><text:s text:c="8"/>82c4b908 00 00 02 04 <text:s text:c="4"/>ulong <text:s text:c="5"/>204h</text:p>
          </table:table-cell>
        </table:table-row>
        <table:table-row table:style-name="ro2">
          <table:table-cell office:value-type="string">
            <text:p><text:s text:c="8"/>82c4d2ac 82 27 a2 68 <text:s text:c="4"/>addr <text:s text:c="6"/>s_D:\dat\avatar\partstex\hyk05_bod_8227a268 <text:s text:c="5"/>= "D:\\dat\\avatar\\partstex\\hy</text:p>
          </table:table-cell>
          <table:table-cell office:value-type="string">
            <text:p><text:s text:c="8"/>82c4b90c 00 00 02 05 <text:s text:c="4"/>ulong <text:s text:c="5"/>205h</text:p>
          </table:table-cell>
        </table:table-row>
        <table:table-row table:style-name="ro2">
          <table:table-cell office:value-type="string">
            <text:p><text:s text:c="8"/>82c4d2b0 82 27 a2 40 <text:s text:c="4"/>addr <text:s text:c="6"/>s_D:\dat\avatar\partstex\hyk06_bod_8227a240 <text:s text:c="5"/>= "D:\\dat\\avatar\\partstex\\hy</text:p>
          </table:table-cell>
          <table:table-cell office:value-type="string">
            <text:p><text:s text:c="8"/>82c4b910 00 00 02 06 <text:s text:c="4"/>ulong <text:s text:c="5"/>206h</text:p>
          </table:table-cell>
        </table:table-row>
        <table:table-row table:style-name="ro2">
          <table:table-cell office:value-type="string">
            <text:p><text:s text:c="8"/>82c4d2b4 82 27 a2 18 <text:s text:c="4"/>addr <text:s text:c="6"/>s_D:\dat\avatar\partstex\hyk07_bod_8227a218 <text:s text:c="5"/>= "D:\\dat\\avatar\\partstex\\hy</text:p>
          </table:table-cell>
          <table:table-cell office:value-type="string">
            <text:p><text:s text:c="8"/>82c4b914 00 00 02 07 <text:s text:c="4"/>ulong <text:s text:c="5"/>207h</text:p>
          </table:table-cell>
        </table:table-row>
        <table:table-row table:style-name="ro2">
          <table:table-cell office:value-type="string">
            <text:p><text:s text:c="8"/>82c4d2b8 82 27 a1 f0 <text:s text:c="4"/>addr <text:s text:c="6"/>s_D:\dat\avatar\partstex\kan00_bod_8227a1f0 <text:s text:c="5"/>= "D:\\dat\\avatar\\partstex\\ka</text:p>
          </table:table-cell>
          <table:table-cell office:value-type="string">
            <text:p><text:s text:c="8"/>82c4b918 00 00 02 08 <text:s text:c="4"/>ulong <text:s text:c="5"/>208h</text:p>
          </table:table-cell>
        </table:table-row>
        <table:table-row table:style-name="ro2">
          <table:table-cell office:value-type="string">
            <text:p><text:s text:c="8"/>82c4d2bc 82 27 a1 c8 <text:s text:c="4"/>addr <text:s text:c="6"/>s_D:\dat\avatar\partstex\kan01_bod_8227a1c8 <text:s text:c="5"/>= "D:\\dat\\avatar\\partstex\\ka</text:p>
          </table:table-cell>
          <table:table-cell office:value-type="string">
            <text:p><text:s text:c="8"/>82c4b91c 00 00 02 09 <text:s text:c="4"/>ulong <text:s text:c="5"/>209h</text:p>
          </table:table-cell>
        </table:table-row>
        <table:table-row table:style-name="ro2">
          <table:table-cell office:value-type="string">
            <text:p><text:s text:c="8"/>82c4d2c0 82 27 a1 a0 <text:s text:c="4"/>addr <text:s text:c="6"/>s_D:\dat\avatar\partstex\kan02_bod_8227a1a0 <text:s text:c="5"/>= "D:\\dat\\avatar\\partstex\\ka</text:p>
          </table:table-cell>
          <table:table-cell office:value-type="string">
            <text:p><text:s text:c="8"/>82c4b920 00 00 02 0a <text:s text:c="4"/>ulong <text:s text:c="5"/>20Ah</text:p>
          </table:table-cell>
        </table:table-row>
        <table:table-row table:style-name="ro2">
          <table:table-cell office:value-type="string">
            <text:p><text:s text:c="8"/>82c4d2c4 82 27 a1 78 <text:s text:c="4"/>addr <text:s text:c="6"/>s_D:\dat\avatar\partstex\kan03_bod_8227a178 <text:s text:c="5"/>= "D:\\dat\\avatar\\partstex\\ka</text:p>
          </table:table-cell>
          <table:table-cell office:value-type="string">
            <text:p><text:s text:c="8"/>82c4b924 00 00 02 0b <text:s text:c="4"/>ulong <text:s text:c="5"/>20Bh</text:p>
          </table:table-cell>
        </table:table-row>
        <table:table-row table:style-name="ro2">
          <table:table-cell office:value-type="string">
            <text:p><text:s text:c="8"/>82c4d2c8 82 27 a1 50 <text:s text:c="4"/>addr <text:s text:c="6"/>s_D:\dat\avatar\partstex\kan04_bod_8227a150 <text:s text:c="5"/>= "D:\\dat\\avatar\\partstex\\ka</text:p>
          </table:table-cell>
          <table:table-cell office:value-type="string">
            <text:p><text:s text:c="8"/>82c4b928 00 00 02 0c <text:s text:c="4"/>ulong <text:s text:c="5"/>20Ch</text:p>
          </table:table-cell>
        </table:table-row>
        <table:table-row table:style-name="ro2">
          <table:table-cell office:value-type="string">
            <text:p><text:s text:c="8"/>82c4d2cc 82 27 a1 28 <text:s text:c="4"/>addr <text:s text:c="6"/>s_D:\dat\avatar\partstex\kan05_bod_8227a128 <text:s text:c="5"/>= "D:\\dat\\avatar\\partstex\\ka</text:p>
          </table:table-cell>
          <table:table-cell office:value-type="string">
            <text:p><text:s text:c="8"/>82c4b92c 00 00 02 0d <text:s text:c="4"/>ulong <text:s text:c="5"/>20Dh</text:p>
          </table:table-cell>
        </table:table-row>
        <table:table-row table:style-name="ro2">
          <table:table-cell office:value-type="string">
            <text:p><text:s text:c="8"/>82c4d2d0 82 27 a1 00 <text:s text:c="4"/>addr <text:s text:c="6"/>s_D:\dat\avatar\partstex\kan06_bod_8227a100 <text:s text:c="5"/>= "D:\\dat\\avatar\\partstex\\ka</text:p>
          </table:table-cell>
          <table:table-cell office:value-type="string">
            <text:p><text:s text:c="8"/>82c4b930 00 00 02 0e <text:s text:c="4"/>ulong <text:s text:c="5"/>20Eh</text:p>
          </table:table-cell>
        </table:table-row>
        <table:table-row table:style-name="ro2">
          <table:table-cell office:value-type="string">
            <text:p><text:s text:c="8"/>82c4d2d4 82 27 a0 d8 <text:s text:c="4"/>addr <text:s text:c="6"/>s_D:\dat\avatar\partstex\kan07_bod_8227a0d8 <text:s text:c="5"/>= "D:\\dat\\avatar\\partstex\\ka</text:p>
          </table:table-cell>
          <table:table-cell office:value-type="string">
            <text:p><text:s text:c="8"/>82c4b934 00 00 02 0f <text:s text:c="4"/>ulong <text:s text:c="5"/>20Fh</text:p>
          </table:table-cell>
        </table:table-row>
        <table:table-row table:style-name="ro2">
          <table:table-cell office:value-type="string">
            <text:p><text:s text:c="8"/>82c4d2d8 82 27 a0 ac <text:s text:c="4"/>addr <text:s text:c="6"/>s_D:\dat\avatar\partstex\man00_fac_8227a0ac <text:s text:c="5"/>= "D:\\dat\\avatar\\partstex\\ma</text:p>
          </table:table-cell>
          <table:table-cell office:value-type="string">
            <text:p><text:s text:c="8"/>82c4b938 00 00 02 10 <text:s text:c="4"/>ulong <text:s text:c="5"/>210h</text:p>
          </table:table-cell>
        </table:table-row>
        <table:table-row table:style-name="ro2">
          <table:table-cell office:value-type="string">
            <text:p><text:s text:c="8"/>82c4d2dc 82 27 a0 80 <text:s text:c="4"/>addr <text:s text:c="6"/>s_D:\dat\avatar\partstex\man00_ski_8227a080 <text:s text:c="5"/>= "D:\\dat\\avatar\\partstex\\ma</text:p>
          </table:table-cell>
          <table:table-cell office:value-type="string">
            <text:p><text:s text:c="8"/>82c4b93c 00 00 02 11 <text:s text:c="4"/>ulong <text:s text:c="5"/>211h</text:p>
          </table:table-cell>
        </table:table-row>
        <table:table-row table:style-name="ro2">
          <table:table-cell office:value-type="string">
            <text:p><text:s text:c="8"/>82c4d2e0 82 27 a0 54 <text:s text:c="4"/>addr <text:s text:c="6"/>s_D:\dat\avatar\partstex\man01_fac_8227a054 <text:s text:c="5"/>= "D:\\dat\\avatar\\partstex\\ma</text:p>
          </table:table-cell>
          <table:table-cell office:value-type="string">
            <text:p><text:s text:c="8"/>82c4b940 00 00 02 12 <text:s text:c="4"/>ulong <text:s text:c="5"/>212h</text:p>
          </table:table-cell>
        </table:table-row>
        <table:table-row table:style-name="ro2">
          <table:table-cell office:value-type="string">
            <text:p><text:s text:c="8"/>82c4d2e4 82 27 a0 28 <text:s text:c="4"/>addr <text:s text:c="6"/>s_D:\dat\avatar\partstex\man01_ski_8227a028 <text:s text:c="5"/>= "D:\\dat\\avatar\\partstex\\ma</text:p>
          </table:table-cell>
          <table:table-cell office:value-type="string">
            <text:p><text:s text:c="8"/>82c4b944 00 00 02 13 <text:s text:c="4"/>ulong <text:s text:c="5"/>213h</text:p>
          </table:table-cell>
        </table:table-row>
        <table:table-row table:style-name="ro2">
          <table:table-cell office:value-type="string">
            <text:p><text:s text:c="8"/>82c4d2e8 82 27 9f fc <text:s text:c="4"/>addr <text:s text:c="6"/>s_D:\dat\avatar\partstex\man02_fac_82279ffc <text:s text:c="5"/>= "D:\\dat\\avatar\\partstex\\ma</text:p>
          </table:table-cell>
          <table:table-cell office:value-type="string">
            <text:p><text:s text:c="8"/>82c4b948 00 00 02 14 <text:s text:c="4"/>ulong <text:s text:c="5"/>214h</text:p>
          </table:table-cell>
        </table:table-row>
        <table:table-row table:style-name="ro2">
          <table:table-cell office:value-type="string">
            <text:p><text:s text:c="8"/>82c4d2ec 82 27 9f d0 <text:s text:c="4"/>addr <text:s text:c="6"/>s_D:\dat\avatar\partstex\man02_ski_82279fd0 <text:s text:c="5"/>= "D:\\dat\\avatar\\partstex\\ma</text:p>
          </table:table-cell>
          <table:table-cell office:value-type="string">
            <text:p><text:s text:c="8"/>82c4b94c 00 00 02 15 <text:s text:c="4"/>ulong <text:s text:c="5"/>215h</text:p>
          </table:table-cell>
        </table:table-row>
        <table:table-row table:style-name="ro2">
          <table:table-cell office:value-type="string">
            <text:p><text:s text:c="8"/>82c4d2f0 82 27 9f a4 <text:s text:c="4"/>addr <text:s text:c="6"/>s_D:\dat\avatar\partstex\man03_fac_82279fa4 <text:s text:c="5"/>= "D:\\dat\\avatar\\partstex\\ma</text:p>
          </table:table-cell>
          <table:table-cell office:value-type="string">
            <text:p><text:s text:c="8"/>82c4b950 00 00 02 16 <text:s text:c="4"/>ulong <text:s text:c="5"/>216h</text:p>
          </table:table-cell>
        </table:table-row>
        <table:table-row table:style-name="ro2">
          <table:table-cell office:value-type="string">
            <text:p><text:s text:c="8"/>82c4d2f4 82 27 9f 78 <text:s text:c="4"/>addr <text:s text:c="6"/>s_D:\dat\avatar\partstex\man03_ski_82279f78 <text:s text:c="5"/>= "D:\\dat\\avatar\\partstex\\ma</text:p>
          </table:table-cell>
          <table:table-cell office:value-type="string">
            <text:p><text:s text:c="8"/>82c4b954 00 00 02 17 <text:s text:c="4"/>ulong <text:s text:c="5"/>217h</text:p>
          </table:table-cell>
        </table:table-row>
        <table:table-row table:style-name="ro2">
          <table:table-cell office:value-type="string">
            <text:p><text:s text:c="8"/>82c4d2f8 82 27 9f 4c <text:s text:c="4"/>addr <text:s text:c="6"/>s_D:\dat\avatar\partstex\man04_fac_82279f4c <text:s text:c="5"/>= "D:\\dat\\avatar\\partstex\\ma</text:p>
          </table:table-cell>
          <table:table-cell office:value-type="string">
            <text:p><text:s text:c="8"/>82c4b958 00 00 02 18 <text:s text:c="4"/>ulong <text:s text:c="5"/>218h</text:p>
          </table:table-cell>
        </table:table-row>
        <table:table-row table:style-name="ro2">
          <table:table-cell office:value-type="string">
            <text:p><text:s text:c="8"/>82c4d2fc 82 27 9f 20 <text:s text:c="4"/>addr <text:s text:c="6"/>s_D:\dat\avatar\partstex\man04_ski_82279f20 <text:s text:c="5"/>= "D:\\dat\\avatar\\partstex\\ma</text:p>
          </table:table-cell>
          <table:table-cell office:value-type="string">
            <text:p><text:s text:c="8"/>82c4b95c 00 00 02 19 <text:s text:c="4"/>ulong <text:s text:c="5"/>219h</text:p>
          </table:table-cell>
        </table:table-row>
        <table:table-row table:style-name="ro2">
          <table:table-cell office:value-type="string">
            <text:p><text:s text:c="8"/>82c4d300 82 27 9e f4 <text:s text:c="4"/>addr <text:s text:c="6"/>s_D:\dat\avatar\partstex\man05_fac_82279ef4 <text:s text:c="5"/>= "D:\\dat\\avatar\\partstex\\ma</text:p>
          </table:table-cell>
          <table:table-cell office:value-type="string">
            <text:p><text:s text:c="8"/>82c4b960 00 00 02 1a <text:s text:c="4"/>ulong <text:s text:c="5"/>21Ah</text:p>
          </table:table-cell>
        </table:table-row>
        <table:table-row table:style-name="ro2">
          <table:table-cell office:value-type="string">
            <text:p><text:s text:c="8"/>82c4d304 82 27 9e c8 <text:s text:c="4"/>addr <text:s text:c="6"/>s_D:\dat\avatar\partstex\man05_ski_82279ec8 <text:s text:c="5"/>= "D:\\dat\\avatar\\partstex\\ma</text:p>
          </table:table-cell>
          <table:table-cell office:value-type="string">
            <text:p><text:s text:c="8"/>82c4b964 00 00 02 1b <text:s text:c="4"/>ulong <text:s text:c="5"/>21Bh</text:p>
          </table:table-cell>
        </table:table-row>
        <table:table-row table:style-name="ro2">
          <table:table-cell office:value-type="string">
            <text:p><text:s text:c="8"/>82c4d308 82 27 9e 9c <text:s text:c="4"/>addr <text:s text:c="6"/>s_D:\dat\avatar\partstex\man06_fac_82279e9c <text:s text:c="5"/>= "D:\\dat\\avatar\\partstex\\ma</text:p>
          </table:table-cell>
          <table:table-cell office:value-type="string">
            <text:p><text:s text:c="8"/>82c4b968 00 00 02 1c <text:s text:c="4"/>ulong <text:s text:c="5"/>21Ch</text:p>
          </table:table-cell>
        </table:table-row>
        <table:table-row table:style-name="ro2">
          <table:table-cell office:value-type="string">
            <text:p><text:s text:c="8"/>82c4d30c 82 27 9e 70 <text:s text:c="4"/>addr <text:s text:c="6"/>s_D:\dat\avatar\partstex\man06_ski_82279e70 <text:s text:c="5"/>= "D:\\dat\\avatar\\partstex\\ma</text:p>
          </table:table-cell>
          <table:table-cell office:value-type="string">
            <text:p><text:s text:c="8"/>82c4b96c 00 00 02 1d <text:s text:c="4"/>ulong <text:s text:c="5"/>21Dh</text:p>
          </table:table-cell>
        </table:table-row>
        <table:table-row table:style-name="ro2">
          <table:table-cell office:value-type="string">
            <text:p><text:s text:c="8"/>82c4d310 82 27 9e 44 <text:s text:c="4"/>addr <text:s text:c="6"/>s_D:\dat\avatar\partstex\man07_fac_82279e44 <text:s text:c="5"/>= "D:\\dat\\avatar\\partstex\\ma</text:p>
          </table:table-cell>
          <table:table-cell office:value-type="string">
            <text:p><text:s text:c="8"/>82c4b970 00 00 02 1e <text:s text:c="4"/>ulong <text:s text:c="5"/>21Eh</text:p>
          </table:table-cell>
        </table:table-row>
        <table:table-row table:style-name="ro2">
          <table:table-cell office:value-type="string">
            <text:p><text:s text:c="8"/>82c4d314 82 27 9e 18 <text:s text:c="4"/>addr <text:s text:c="6"/>s_D:\dat\avatar\partstex\man07_ski_82279e18 <text:s text:c="5"/>= "D:\\dat\\avatar\\partstex\\ma</text:p>
          </table:table-cell>
          <table:table-cell office:value-type="string">
            <text:p><text:s text:c="8"/>82c4b974 00 00 02 1f <text:s text:c="4"/>ulong <text:s text:c="5"/>21Fh</text:p>
          </table:table-cell>
        </table:table-row>
        <table:table-row table:style-name="ro2">
          <table:table-cell office:value-type="string">
            <text:p><text:s text:c="8"/>82c4d318 82 27 9d ec <text:s text:c="4"/>addr <text:s text:c="6"/>s_D:\dat\avatar\partstex\man00_bea_82279dec <text:s text:c="5"/>= "D:\\dat\\avatar\\partstex\\ma</text:p>
          </table:table-cell>
          <table:table-cell office:value-type="string">
            <text:p><text:s text:c="8"/>82c4b978 00 00 02 20 <text:s text:c="4"/>ulong <text:s text:c="5"/>220h</text:p>
          </table:table-cell>
        </table:table-row>
        <table:table-row table:style-name="ro2">
          <table:table-cell office:value-type="string">
            <text:p><text:s text:c="8"/>82c4d31c 82 27 9d c0 <text:s text:c="4"/>addr <text:s text:c="6"/>s_D:\dat\avatar\partstex\man00_bea_82279dc0 <text:s text:c="5"/>= "D:\\dat\\avatar\\partstex\\ma</text:p>
          </table:table-cell>
          <table:table-cell office:value-type="string">
            <text:p><text:s text:c="8"/>82c4b97c 00 00 02 21 <text:s text:c="4"/>ulong <text:s text:c="5"/>221h</text:p>
          </table:table-cell>
        </table:table-row>
        <table:table-row table:style-name="ro2">
          <table:table-cell office:value-type="string">
            <text:p><text:s text:c="8"/>82c4d320 82 27 9d 94 <text:s text:c="4"/>addr <text:s text:c="6"/>s_D:\dat\avatar\partstex\man00_bea_82279d94 <text:s text:c="5"/>= "D:\\dat\\avatar\\partstex\\ma</text:p>
          </table:table-cell>
          <table:table-cell office:value-type="string">
            <text:p><text:s text:c="8"/>82c4b980 00 00 02 22 <text:s text:c="4"/>ulong <text:s text:c="5"/>222h</text:p>
          </table:table-cell>
        </table:table-row>
        <table:table-row table:style-name="ro2">
          <table:table-cell office:value-type="string">
            <text:p><text:s text:c="8"/>82c4d324 82 27 9d 68 <text:s text:c="4"/>addr <text:s text:c="6"/>s_D:\dat\avatar\partstex\man00_bea_82279d68 <text:s text:c="5"/>= "D:\\dat\\avatar\\partstex\\ma</text:p>
          </table:table-cell>
          <table:table-cell office:value-type="string">
            <text:p><text:s text:c="8"/>82c4b984 00 00 02 23 <text:s text:c="4"/>ulong <text:s text:c="5"/>223h</text:p>
          </table:table-cell>
        </table:table-row>
        <table:table-row table:style-name="ro2">
          <table:table-cell office:value-type="string">
            <text:p><text:s text:c="8"/>82c4d328 82 27 9d 3c <text:s text:c="4"/>addr <text:s text:c="6"/>s_D:\dat\avatar\partstex\man01_bea_82279d3c <text:s text:c="5"/>= "D:\\dat\\avatar\\partstex\\ma</text:p>
          </table:table-cell>
          <table:table-cell office:value-type="string">
            <text:p><text:s text:c="8"/>82c4b988 00 00 02 24 <text:s text:c="4"/>ulong <text:s text:c="5"/>224h</text:p>
          </table:table-cell>
        </table:table-row>
        <table:table-row table:style-name="ro2">
          <table:table-cell office:value-type="string">
            <text:p><text:s text:c="8"/>82c4d32c 82 27 9d 10 <text:s text:c="4"/>addr <text:s text:c="6"/>s_D:\dat\avatar\partstex\man01_bea_82279d10 <text:s text:c="5"/>= "D:\\dat\\avatar\\partstex\\ma</text:p>
          </table:table-cell>
          <table:table-cell office:value-type="string">
            <text:p><text:s text:c="8"/>82c4b98c 00 00 02 25 <text:s text:c="4"/>ulong <text:s text:c="5"/>225h</text:p>
          </table:table-cell>
        </table:table-row>
        <table:table-row table:style-name="ro2">
          <table:table-cell office:value-type="string">
            <text:p><text:s text:c="8"/>82c4d330 82 27 9c e4 <text:s text:c="4"/>addr <text:s text:c="6"/>s_D:\dat\avatar\partstex\man01_bea_82279ce4 <text:s text:c="5"/>= "D:\\dat\\avatar\\partstex\\ma</text:p>
          </table:table-cell>
          <table:table-cell office:value-type="string">
            <text:p><text:s text:c="8"/>82c4b990 00 00 02 26 <text:s text:c="4"/>ulong <text:s text:c="5"/>226h</text:p>
          </table:table-cell>
        </table:table-row>
        <table:table-row table:style-name="ro2">
          <table:table-cell office:value-type="string">
            <text:p><text:s text:c="8"/>82c4d334 82 27 9c b8 <text:s text:c="4"/>addr <text:s text:c="6"/>s_D:\dat\avatar\partstex\man02_bea_82279cb8 <text:s text:c="5"/>= "D:\\dat\\avatar\\partstex\\ma</text:p>
          </table:table-cell>
          <table:table-cell office:value-type="string">
            <text:p><text:s text:c="8"/>82c4b994 00 00 02 27 <text:s text:c="4"/>ulong <text:s text:c="5"/>227h</text:p>
          </table:table-cell>
        </table:table-row>
        <table:table-row table:style-name="ro2">
          <table:table-cell office:value-type="string">
            <text:p><text:s text:c="8"/>82c4d338 82 27 9c 8c <text:s text:c="4"/>addr <text:s text:c="6"/>s_D:\dat\avatar\partstex\man02_bea_82279c8c <text:s text:c="5"/>= "D:\\dat\\avatar\\partstex\\ma</text:p>
          </table:table-cell>
          <table:table-cell office:value-type="string">
            <text:p><text:s text:c="8"/>82c4b998 00 00 02 28 <text:s text:c="4"/>ulong <text:s text:c="5"/>228h</text:p>
          </table:table-cell>
        </table:table-row>
        <table:table-row table:style-name="ro2">
          <table:table-cell office:value-type="string">
            <text:p><text:s text:c="8"/>82c4d33c 82 27 9c 60 <text:s text:c="4"/>addr <text:s text:c="6"/>s_D:\dat\avatar\partstex\man02_bea_82279c60 <text:s text:c="5"/>= "D:\\dat\\avatar\\partstex\\ma</text:p>
          </table:table-cell>
          <table:table-cell office:value-type="string">
            <text:p><text:s text:c="8"/>82c4b99c 00 00 02 29 <text:s text:c="4"/>ulong <text:s text:c="5"/>229h</text:p>
          </table:table-cell>
        </table:table-row>
        <table:table-row table:style-name="ro2">
          <table:table-cell office:value-type="string">
            <text:p><text:s text:c="8"/>82c4d340 82 27 9c 34 <text:s text:c="4"/>addr <text:s text:c="6"/>s_D:\dat\avatar\partstex\man03_bea_82279c34 <text:s text:c="5"/>= "D:\\dat\\avatar\\partstex\\ma</text:p>
          </table:table-cell>
          <table:table-cell office:value-type="string">
            <text:p><text:s text:c="8"/>82c4b9a0 00 00 02 2a <text:s text:c="4"/>ulong <text:s text:c="5"/>22Ah</text:p>
          </table:table-cell>
        </table:table-row>
        <table:table-row table:style-name="ro2">
          <table:table-cell office:value-type="string">
            <text:p><text:s text:c="8"/>82c4d344 82 27 9c 08 <text:s text:c="4"/>addr <text:s text:c="6"/>s_D:\dat\avatar\partstex\man03_bea_82279c08 <text:s text:c="5"/>= "D:\\dat\\avatar\\partstex\\ma</text:p>
          </table:table-cell>
          <table:table-cell office:value-type="string">
            <text:p><text:s text:c="8"/>82c4b9a4 00 00 02 2b <text:s text:c="4"/>ulong <text:s text:c="5"/>22Bh</text:p>
          </table:table-cell>
        </table:table-row>
        <table:table-row table:style-name="ro2">
          <table:table-cell office:value-type="string">
            <text:p><text:s text:c="8"/>82c4d348 82 27 9b dc <text:s text:c="4"/>addr <text:s text:c="6"/>s_D:\dat\avatar\partstex\man03_bea_82279bdc <text:s text:c="5"/>= "D:\\dat\\avatar\\partstex\\ma</text:p>
          </table:table-cell>
          <table:table-cell office:value-type="string">
            <text:p><text:s text:c="8"/>82c4b9a8 00 00 02 2c <text:s text:c="4"/>ulong <text:s text:c="5"/>22Ch</text:p>
          </table:table-cell>
        </table:table-row>
        <table:table-row table:style-name="ro2">
          <table:table-cell office:value-type="string">
            <text:p><text:s text:c="8"/>82c4d34c 82 27 9b b0 <text:s text:c="4"/>addr <text:s text:c="6"/>s_D:\dat\avatar\partstex\man04_bea_82279bb0 <text:s text:c="5"/>= "D:\\dat\\avatar\\partstex\\ma</text:p>
          </table:table-cell>
          <table:table-cell office:value-type="string">
            <text:p><text:s text:c="8"/>82c4b9ac 00 00 02 2d <text:s text:c="4"/>ulong <text:s text:c="5"/>22Dh</text:p>
          </table:table-cell>
        </table:table-row>
        <table:table-row table:style-name="ro2">
          <table:table-cell office:value-type="string">
            <text:p><text:s text:c="8"/>82c4d350 82 27 9b 84 <text:s text:c="4"/>addr <text:s text:c="6"/>s_D:\dat\avatar\partstex\man04_bea_82279b84 <text:s text:c="5"/>= "D:\\dat\\avatar\\partstex\\ma</text:p>
          </table:table-cell>
          <table:table-cell office:value-type="string">
            <text:p><text:s text:c="8"/>82c4b9b0 00 00 02 2e <text:s text:c="4"/>ulong <text:s text:c="5"/>22Eh</text:p>
          </table:table-cell>
        </table:table-row>
        <table:table-row table:style-name="ro2">
          <table:table-cell office:value-type="string">
            <text:p><text:s text:c="8"/>82c4d354 82 27 9b 58 <text:s text:c="4"/>addr <text:s text:c="6"/>s_D:\dat\avatar\partstex\man04_bea_82279b58 <text:s text:c="5"/>= "D:\\dat\\avatar\\partstex\\ma</text:p>
          </table:table-cell>
          <table:table-cell office:value-type="string">
            <text:p><text:s text:c="8"/>82c4b9b4 00 00 02 2f <text:s text:c="4"/>ulong <text:s text:c="5"/>22Fh</text:p>
          </table:table-cell>
        </table:table-row>
        <table:table-row table:style-name="ro2">
          <table:table-cell office:value-type="string">
            <text:p><text:s text:c="8"/>82c4d358 82 27 9b 2c <text:s text:c="4"/>addr <text:s text:c="6"/>s_D:\dat\avatar\partstex\man05_bea_82279b2c <text:s text:c="5"/>= "D:\\dat\\avatar\\partstex\\ma</text:p>
          </table:table-cell>
          <table:table-cell office:value-type="string">
            <text:p><text:s text:c="8"/>82c4b9b8 00 00 02 30 <text:s text:c="4"/>ulong <text:s text:c="5"/>230h</text:p>
          </table:table-cell>
        </table:table-row>
        <table:table-row table:style-name="ro2">
          <table:table-cell office:value-type="string">
            <text:p><text:s text:c="8"/>82c4d35c 82 27 9b 00 <text:s text:c="4"/>addr <text:s text:c="6"/>s_D:\dat\avatar\partstex\man05_bea_82279b00 <text:s text:c="5"/>= "D:\\dat\\avatar\\partstex\\ma</text:p>
          </table:table-cell>
          <table:table-cell office:value-type="string">
            <text:p><text:s text:c="8"/>82c4b9bc 00 00 02 31 <text:s text:c="4"/>ulong <text:s text:c="5"/>231h</text:p>
          </table:table-cell>
        </table:table-row>
        <table:table-row table:style-name="ro2">
          <table:table-cell office:value-type="string">
            <text:p><text:s text:c="8"/>82c4d360 82 27 9a d4 <text:s text:c="4"/>addr <text:s text:c="6"/>s_D:\dat\avatar\partstex\man05_bea_82279ad4 <text:s text:c="5"/>= "D:\\dat\\avatar\\partstex\\ma</text:p>
          </table:table-cell>
          <table:table-cell office:value-type="string">
            <text:p><text:s text:c="8"/>82c4b9c0 00 00 02 32 <text:s text:c="4"/>ulong <text:s text:c="5"/>232h</text:p>
          </table:table-cell>
        </table:table-row>
        <table:table-row table:style-name="ro2">
          <table:table-cell office:value-type="string">
            <text:p><text:s text:c="8"/>82c4d364 82 27 9a ac <text:s text:c="4"/>addr <text:s text:c="6"/>s_D:\dat\avatar\partstex\pgs00_bod_82279aac <text:s text:c="5"/>= "D:\\dat\\avatar\\partstex\\pg</text:p>
          </table:table-cell>
          <table:table-cell office:value-type="string">
            <text:p><text:s text:c="8"/>82c4b9c4 00 00 02 33 <text:s text:c="4"/>ulong <text:s text:c="5"/>233h</text:p>
          </table:table-cell>
        </table:table-row>
        <table:table-row table:style-name="ro2">
          <table:table-cell office:value-type="string">
            <text:p><text:s text:c="8"/>82c4d368 82 27 9a 84 <text:s text:c="4"/>addr <text:s text:c="6"/>s_D:\dat\avatar\partstex\pgs01_bod_82279a84 <text:s text:c="5"/>= "D:\\dat\\avatar\\partstex\\pg</text:p>
          </table:table-cell>
          <table:table-cell office:value-type="string">
            <text:p><text:s text:c="8"/>82c4b9c8 00 00 02 34 <text:s text:c="4"/>ulong <text:s text:c="5"/>234h</text:p>
          </table:table-cell>
        </table:table-row>
        <table:table-row table:style-name="ro2">
          <table:table-cell office:value-type="string">
            <text:p><text:s text:c="8"/>82c4d36c 82 27 9a 5c <text:s text:c="4"/>addr <text:s text:c="6"/>s_D:\dat\avatar\partstex\pgs02_bod_82279a5c <text:s text:c="5"/>= "D:\\dat\\avatar\\partstex\\pg</text:p>
          </table:table-cell>
          <table:table-cell office:value-type="string">
            <text:p><text:s text:c="8"/>82c4b9cc 00 00 02 35 <text:s text:c="4"/>ulong <text:s text:c="5"/>235h</text:p>
          </table:table-cell>
        </table:table-row>
        <table:table-row table:style-name="ro2">
          <table:table-cell office:value-type="string">
            <text:p><text:s text:c="8"/>82c4d370 82 27 9a 34 <text:s text:c="4"/>addr <text:s text:c="6"/>s_D:\dat\avatar\partstex\pgs03_bod_82279a34 <text:s text:c="5"/>= "D:\\dat\\avatar\\partstex\\pg</text:p>
          </table:table-cell>
          <table:table-cell office:value-type="string">
            <text:p><text:s text:c="8"/>82c4b9d0 00 00 02 36 <text:s text:c="4"/>ulong <text:s text:c="5"/>236h</text:p>
          </table:table-cell>
        </table:table-row>
        <table:table-row table:style-name="ro2">
          <table:table-cell office:value-type="string">
            <text:p><text:s text:c="8"/>82c4d374 82 27 9a 0c <text:s text:c="4"/>addr <text:s text:c="6"/>s_D:\dat\avatar\partstex\pgs04_bod_82279a0c <text:s text:c="5"/>= "D:\\dat\\avatar\\partstex\\pg</text:p>
          </table:table-cell>
          <table:table-cell office:value-type="string">
            <text:p><text:s text:c="8"/>82c4b9d4 00 00 02 37 <text:s text:c="4"/>ulong <text:s text:c="5"/>237h</text:p>
          </table:table-cell>
        </table:table-row>
        <table:table-row table:style-name="ro2">
          <table:table-cell office:value-type="string">
            <text:p><text:s text:c="8"/>82c4d378 82 27 99 e4 <text:s text:c="4"/>addr <text:s text:c="6"/>s_D:\dat\avatar\partstex\pgs05_bod_822799e4 <text:s text:c="5"/>= "D:\\dat\\avatar\\partstex\\pg</text:p>
          </table:table-cell>
          <table:table-cell office:value-type="string">
            <text:p><text:s text:c="8"/>82c4b9d8 00 00 02 38 <text:s text:c="4"/>ulong <text:s text:c="5"/>238h</text:p>
          </table:table-cell>
        </table:table-row>
        <table:table-row table:style-name="ro2">
          <table:table-cell office:value-type="string">
            <text:p><text:s text:c="8"/>82c4d37c 82 27 99 bc <text:s text:c="4"/>addr <text:s text:c="6"/>s_D:\dat\avatar\partstex\pgs06_bod_822799bc <text:s text:c="5"/>= "D:\\dat\\avatar\\partstex\\pg</text:p>
          </table:table-cell>
          <table:table-cell office:value-type="string">
            <text:p><text:s text:c="8"/>82c4b9dc 00 00 02 39 <text:s text:c="4"/>ulong <text:s text:c="5"/>239h</text:p>
          </table:table-cell>
        </table:table-row>
        <table:table-row table:style-name="ro2">
          <table:table-cell office:value-type="string">
            <text:p><text:s text:c="8"/>82c4d380 82 27 99 94 <text:s text:c="4"/>addr <text:s text:c="6"/>s_D:\dat\avatar\partstex\pgs07_bod_82279994 <text:s text:c="5"/>= "D:\\dat\\avatar\\partstex\\pg</text:p>
          </table:table-cell>
          <table:table-cell office:value-type="string">
            <text:p><text:s text:c="8"/>82c4b9e0 00 00 02 3a <text:s text:c="4"/>ulong <text:s text:c="5"/>23Ah</text:p>
          </table:table-cell>
        </table:table-row>
        <table:table-row table:style-name="ro2">
          <table:table-cell office:value-type="string">
            <text:p><text:s text:c="8"/>82c4d384 82 27 99 6c <text:s text:c="4"/>addr <text:s text:c="6"/>s_D:\dat\avatar\partstex\pig00_bod_8227996c <text:s text:c="5"/>= "D:\\dat\\avatar\\partstex\\pi</text:p>
          </table:table-cell>
          <table:table-cell office:value-type="string">
            <text:p><text:s text:c="8"/>82c4b9e4 00 00 02 3b <text:s text:c="4"/>ulong <text:s text:c="5"/>23Bh</text:p>
          </table:table-cell>
        </table:table-row>
        <table:table-row table:style-name="ro2">
          <table:table-cell office:value-type="string">
            <text:p><text:s text:c="8"/>82c4d388 82 27 99 44 <text:s text:c="4"/>addr <text:s text:c="6"/>s_D:\dat\avatar\partstex\pig01_bod_82279944 <text:s text:c="5"/>= "D:\\dat\\avatar\\partstex\\pi</text:p>
          </table:table-cell>
          <table:table-cell office:value-type="string">
            <text:p><text:s text:c="8"/>82c4b9e8 00 00 02 3c <text:s text:c="4"/>ulong <text:s text:c="5"/>23Ch</text:p>
          </table:table-cell>
        </table:table-row>
        <table:table-row table:style-name="ro2">
          <table:table-cell office:value-type="string">
            <text:p><text:s text:c="8"/>82c4d38c 82 27 99 1c <text:s text:c="4"/>addr <text:s text:c="6"/>s_D:\dat\avatar\partstex\pig02_bod_8227991c <text:s text:c="5"/>= "D:\\dat\\avatar\\partstex\\pi</text:p>
          </table:table-cell>
          <table:table-cell office:value-type="string">
            <text:p><text:s text:c="8"/>82c4b9ec 00 00 02 3d <text:s text:c="4"/>ulong <text:s text:c="5"/>23Dh</text:p>
          </table:table-cell>
        </table:table-row>
        <table:table-row table:style-name="ro2">
          <table:table-cell office:value-type="string">
            <text:p><text:s text:c="8"/>82c4d390 82 27 98 f4 <text:s text:c="4"/>addr <text:s text:c="6"/>s_D:\dat\avatar\partstex\pig03_bod_822798f4 <text:s text:c="5"/>= "D:\\dat\\avatar\\partstex\\pi</text:p>
          </table:table-cell>
          <table:table-cell office:value-type="string">
            <text:p><text:s text:c="8"/>82c4b9f0 00 00 02 3e <text:s text:c="4"/>ulong <text:s text:c="5"/>23Eh</text:p>
          </table:table-cell>
        </table:table-row>
        <table:table-row table:style-name="ro2">
          <table:table-cell office:value-type="string">
            <text:p><text:s text:c="8"/>82c4d394 82 27 98 cc <text:s text:c="4"/>addr <text:s text:c="6"/>s_D:\dat\avatar\partstex\pig04_bod_822798cc <text:s text:c="5"/>= "D:\\dat\\avatar\\partstex\\pi</text:p>
          </table:table-cell>
          <table:table-cell office:value-type="string">
            <text:p><text:s text:c="8"/>82c4b9f4 00 00 02 3f <text:s text:c="4"/>ulong <text:s text:c="5"/>23Fh</text:p>
          </table:table-cell>
        </table:table-row>
        <table:table-row table:style-name="ro2">
          <table:table-cell office:value-type="string">
            <text:p><text:s text:c="8"/>82c4d398 82 27 98 a4 <text:s text:c="4"/>addr <text:s text:c="6"/>s_D:\dat\avatar\partstex\pig05_bod_822798a4 <text:s text:c="5"/>= "D:\\dat\\avatar\\partstex\\pi</text:p>
          </table:table-cell>
          <table:table-cell office:value-type="string">
            <text:p><text:s text:c="8"/>82c4b9f8 00 00 02 40 <text:s text:c="4"/>ulong <text:s text:c="5"/>240h</text:p>
          </table:table-cell>
        </table:table-row>
        <table:table-row table:style-name="ro2">
          <table:table-cell office:value-type="string">
            <text:p><text:s text:c="8"/>82c4d39c 82 27 98 7c <text:s text:c="4"/>addr <text:s text:c="6"/>s_D:\dat\avatar\partstex\pig06_bod_8227987c <text:s text:c="5"/>= "D:\\dat\\avatar\\partstex\\pi</text:p>
          </table:table-cell>
          <table:table-cell office:value-type="string">
            <text:p><text:s text:c="8"/>82c4b9fc 00 00 02 41 <text:s text:c="4"/>ulong <text:s text:c="5"/>241h</text:p>
          </table:table-cell>
        </table:table-row>
        <table:table-row table:style-name="ro2">
          <table:table-cell office:value-type="string">
            <text:p><text:s text:c="8"/>82c4d3a0 82 27 98 54 <text:s text:c="4"/>addr <text:s text:c="6"/>s_D:\dat\avatar\partstex\pig07_bod_82279854 <text:s text:c="5"/>= "D:\\dat\\avatar\\partstex\\pi</text:p>
          </table:table-cell>
          <table:table-cell office:value-type="string">
            <text:p><text:s text:c="8"/>82c4ba00 00 00 02 42 <text:s text:c="4"/>ulong <text:s text:c="5"/>242h</text:p>
          </table:table-cell>
        </table:table-row>
        <table:table-row table:style-name="ro2">
          <table:table-cell office:value-type="string">
            <text:p><text:s text:c="8"/>82c4d3a4 82 27 98 2c <text:s text:c="4"/>addr <text:s text:c="6"/>s_D:\dat\avatar\partstex\pnd00_bod_8227982c <text:s text:c="5"/>= "D:\\dat\\avatar\\partstex\\pn</text:p>
          </table:table-cell>
          <table:table-cell office:value-type="string">
            <text:p><text:s text:c="8"/>82c4ba04 00 00 02 43 <text:s text:c="4"/>ulong <text:s text:c="5"/>243h</text:p>
          </table:table-cell>
        </table:table-row>
        <table:table-row table:style-name="ro2">
          <table:table-cell office:value-type="string">
            <text:p><text:s text:c="8"/>82c4d3a8 82 27 98 04 <text:s text:c="4"/>addr <text:s text:c="6"/>s_D:\dat\avatar\partstex\pnd01_bod_82279804 <text:s text:c="5"/>= "D:\\dat\\avatar\\partstex\\pn</text:p>
          </table:table-cell>
          <table:table-cell office:value-type="string">
            <text:p><text:s text:c="8"/>82c4ba08 00 00 02 44 <text:s text:c="4"/>ulong <text:s text:c="5"/>244h</text:p>
          </table:table-cell>
        </table:table-row>
        <table:table-row table:style-name="ro2">
          <table:table-cell office:value-type="string">
            <text:p><text:s text:c="8"/>82c4d3ac 82 27 97 dc <text:s text:c="4"/>addr <text:s text:c="6"/>s_D:\dat\avatar\partstex\pnd02_bod_822797dc <text:s text:c="5"/>= "D:\\dat\\avatar\\partstex\\pn</text:p>
          </table:table-cell>
          <table:table-cell office:value-type="string">
            <text:p><text:s text:c="8"/>82c4ba0c 00 00 02 45 <text:s text:c="4"/>ulong <text:s text:c="5"/>245h</text:p>
          </table:table-cell>
        </table:table-row>
        <table:table-row table:style-name="ro2">
          <table:table-cell office:value-type="string">
            <text:p><text:s text:c="8"/>82c4d3b0 82 27 97 b4 <text:s text:c="4"/>addr <text:s text:c="6"/>s_D:\dat\avatar\partstex\pnd03_bod_822797b4 <text:s text:c="5"/>= "D:\\dat\\avatar\\partstex\\pn</text:p>
          </table:table-cell>
          <table:table-cell office:value-type="string">
            <text:p><text:s text:c="8"/>82c4ba10 00 00 02 46 <text:s text:c="4"/>ulong <text:s text:c="5"/>246h</text:p>
          </table:table-cell>
        </table:table-row>
        <table:table-row table:style-name="ro2">
          <table:table-cell office:value-type="string">
            <text:p><text:s text:c="8"/>82c4d3b4 82 27 97 8c <text:s text:c="4"/>addr <text:s text:c="6"/>s_D:\dat\avatar\partstex\pnd04_bod_8227978c <text:s text:c="5"/>= "D:\\dat\\avatar\\partstex\\pn</text:p>
          </table:table-cell>
          <table:table-cell office:value-type="string">
            <text:p><text:s text:c="8"/>82c4ba14 00 00 02 47 <text:s text:c="4"/>ulong <text:s text:c="5"/>247h</text:p>
          </table:table-cell>
        </table:table-row>
        <table:table-row table:style-name="ro2">
          <table:table-cell office:value-type="string">
            <text:p><text:s text:c="8"/>82c4d3b8 82 27 97 64 <text:s text:c="4"/>addr <text:s text:c="6"/>s_D:\dat\avatar\partstex\pnd05_bod_82279764 <text:s text:c="5"/>= "D:\\dat\\avatar\\partstex\\pn</text:p>
          </table:table-cell>
          <table:table-cell office:value-type="string">
            <text:p><text:s text:c="8"/>82c4ba18 00 00 02 48 <text:s text:c="4"/>ulong <text:s text:c="5"/>248h</text:p>
          </table:table-cell>
        </table:table-row>
        <table:table-row table:style-name="ro2">
          <table:table-cell office:value-type="string">
            <text:p><text:s text:c="8"/>82c4d3bc 82 27 97 3c <text:s text:c="4"/>addr <text:s text:c="6"/>s_D:\dat\avatar\partstex\pnd06_bod_8227973c <text:s text:c="5"/>= "D:\\dat\\avatar\\partstex\\pn</text:p>
          </table:table-cell>
          <table:table-cell office:value-type="string">
            <text:p><text:s text:c="8"/>82c4ba1c 00 00 02 49 <text:s text:c="4"/>ulong <text:s text:c="5"/>249h</text:p>
          </table:table-cell>
        </table:table-row>
        <table:table-row table:style-name="ro2">
          <table:table-cell office:value-type="string">
            <text:p><text:s text:c="8"/>82c4d3c0 82 27 97 14 <text:s text:c="4"/>addr <text:s text:c="6"/>s_D:\dat\avatar\partstex\pnd07_bod_82279714 <text:s text:c="5"/>= "D:\\dat\\avatar\\partstex\\pn</text:p>
          </table:table-cell>
          <table:table-cell office:value-type="string">
            <text:p><text:s text:c="8"/>82c4ba20 00 00 02 4a <text:s text:c="4"/>ulong <text:s text:c="5"/>24Ah</text:p>
          </table:table-cell>
        </table:table-row>
        <table:table-row table:style-name="ro2">
          <table:table-cell office:value-type="string">
            <text:p><text:s text:c="8"/>82c4d3c4 82 27 96 ec <text:s text:c="4"/>addr <text:s text:c="6"/>s_D:\dat\avatar\partstex\png00_bod_822796ec <text:s text:c="5"/>= "D:\\dat\\avatar\\partstex\\pn</text:p>
          </table:table-cell>
          <table:table-cell office:value-type="string">
            <text:p><text:s text:c="8"/>82c4ba24 00 00 02 4b <text:s text:c="4"/>ulong <text:s text:c="5"/>24Bh</text:p>
          </table:table-cell>
        </table:table-row>
        <table:table-row table:style-name="ro2">
          <table:table-cell office:value-type="string">
            <text:p><text:s text:c="8"/>82c4d3c8 82 27 96 c4 <text:s text:c="4"/>addr <text:s text:c="6"/>s_D:\dat\avatar\partstex\png01_bod_822796c4 <text:s text:c="5"/>= "D:\\dat\\avatar\\partstex\\pn</text:p>
          </table:table-cell>
          <table:table-cell office:value-type="string">
            <text:p><text:s text:c="8"/>82c4ba28 00 00 02 4c <text:s text:c="4"/>ulong <text:s text:c="5"/>24Ch</text:p>
          </table:table-cell>
        </table:table-row>
        <table:table-row table:style-name="ro2">
          <table:table-cell office:value-type="string">
            <text:p><text:s text:c="8"/>82c4d3cc 82 27 96 9c <text:s text:c="4"/>addr <text:s text:c="6"/>s_D:\dat\avatar\partstex\png02_bod_8227969c <text:s text:c="5"/>= "D:\\dat\\avatar\\partstex\\pn</text:p>
          </table:table-cell>
          <table:table-cell office:value-type="string">
            <text:p><text:s text:c="8"/>82c4ba2c 00 00 02 4d <text:s text:c="4"/>ulong <text:s text:c="5"/>24Dh</text:p>
          </table:table-cell>
        </table:table-row>
        <table:table-row table:style-name="ro2">
          <table:table-cell office:value-type="string">
            <text:p><text:s text:c="8"/>82c4d3d0 82 27 96 74 <text:s text:c="4"/>addr <text:s text:c="6"/>s_D:\dat\avatar\partstex\png03_bod_82279674 <text:s text:c="5"/>= "D:\\dat\\avatar\\partstex\\pn</text:p>
          </table:table-cell>
          <table:table-cell office:value-type="string">
            <text:p><text:s text:c="8"/>82c4ba30 00 00 02 4e <text:s text:c="4"/>ulong <text:s text:c="5"/>24Eh</text:p>
          </table:table-cell>
        </table:table-row>
        <table:table-row table:style-name="ro2">
          <table:table-cell office:value-type="string">
            <text:p><text:s text:c="8"/>82c4d3d4 82 27 96 4c <text:s text:c="4"/>addr <text:s text:c="6"/>s_D:\dat\avatar\partstex\png04_bod_8227964c <text:s text:c="5"/>= "D:\\dat\\avatar\\partstex\\pn</text:p>
          </table:table-cell>
          <table:table-cell office:value-type="string">
            <text:p><text:s text:c="8"/>82c4ba34 00 00 02 4f <text:s text:c="4"/>ulong <text:s text:c="5"/>24Fh</text:p>
          </table:table-cell>
        </table:table-row>
        <table:table-row table:style-name="ro2">
          <table:table-cell office:value-type="string">
            <text:p><text:s text:c="8"/>82c4d3d8 82 27 96 24 <text:s text:c="4"/>addr <text:s text:c="6"/>s_D:\dat\avatar\partstex\png05_bod_82279624 <text:s text:c="5"/>= "D:\\dat\\avatar\\partstex\\pn</text:p>
          </table:table-cell>
          <table:table-cell office:value-type="string">
            <text:p><text:s text:c="8"/>82c4ba38 00 00 02 50 <text:s text:c="4"/>ulong <text:s text:c="5"/>250h</text:p>
          </table:table-cell>
        </table:table-row>
        <table:table-row table:style-name="ro2">
          <table:table-cell office:value-type="string">
            <text:p><text:s text:c="8"/>82c4d3dc 82 27 95 fc <text:s text:c="4"/>addr <text:s text:c="6"/>s_D:\dat\avatar\partstex\png06_bod_822795fc <text:s text:c="5"/>= "D:\\dat\\avatar\\partstex\\pn</text:p>
          </table:table-cell>
          <table:table-cell office:value-type="string">
            <text:p><text:s text:c="8"/>82c4ba3c 00 00 02 51 <text:s text:c="4"/>ulong <text:s text:c="5"/>251h</text:p>
          </table:table-cell>
        </table:table-row>
        <table:table-row table:style-name="ro2">
          <table:table-cell office:value-type="string">
            <text:p><text:s text:c="8"/>82c4d3e0 82 27 95 d4 <text:s text:c="4"/>addr <text:s text:c="6"/>s_D:\dat\avatar\partstex\png07_bod_822795d4 <text:s text:c="5"/>= "D:\\dat\\avatar\\partstex\\pn</text:p>
          </table:table-cell>
          <table:table-cell office:value-type="string">
            <text:p><text:s text:c="8"/>82c4ba40 00 00 02 52 <text:s text:c="4"/>ulong <text:s text:c="5"/>252h</text:p>
          </table:table-cell>
        </table:table-row>
        <table:table-row table:style-name="ro2">
          <table:table-cell office:value-type="string">
            <text:p><text:s text:c="8"/>82c4d3e4 82 27 95 ac <text:s text:c="4"/>addr <text:s text:c="6"/>s_D:\dat\avatar\partstex\rob00_bod_822795ac <text:s text:c="5"/>= "D:\\dat\\avatar\\partstex\\ro</text:p>
          </table:table-cell>
          <table:table-cell office:value-type="string">
            <text:p><text:s text:c="8"/>82c4ba44 00 00 02 53 <text:s text:c="4"/>ulong <text:s text:c="5"/>253h</text:p>
          </table:table-cell>
        </table:table-row>
        <table:table-row table:style-name="ro2">
          <table:table-cell office:value-type="string">
            <text:p><text:s text:c="8"/>82c4d3e8 82 27 95 84 <text:s text:c="4"/>addr <text:s text:c="6"/>s_D:\dat\avatar\partstex\rob01_bod_82279584 <text:s text:c="5"/>= "D:\\dat\\avatar\\partstex\\ro</text:p>
          </table:table-cell>
          <table:table-cell office:value-type="string">
            <text:p><text:s text:c="8"/>82c4ba48 00 00 02 54 <text:s text:c="4"/>ulong <text:s text:c="5"/>254h</text:p>
          </table:table-cell>
        </table:table-row>
        <table:table-row table:style-name="ro2">
          <table:table-cell office:value-type="string">
            <text:p><text:s text:c="8"/>82c4d3ec 82 27 95 5c <text:s text:c="4"/>addr <text:s text:c="6"/>s_D:\dat\avatar\partstex\rob02_bod_8227955c <text:s text:c="5"/>= "D:\\dat\\avatar\\partstex\\ro</text:p>
          </table:table-cell>
          <table:table-cell office:value-type="string">
            <text:p><text:s text:c="8"/>82c4ba4c 00 00 02 55 <text:s text:c="4"/>ulong <text:s text:c="5"/>255h</text:p>
          </table:table-cell>
        </table:table-row>
        <table:table-row table:style-name="ro2">
          <table:table-cell office:value-type="string">
            <text:p><text:s text:c="8"/>82c4d3f0 82 27 95 34 <text:s text:c="4"/>addr <text:s text:c="6"/>s_D:\dat\avatar\partstex\rob03_bod_82279534 <text:s text:c="5"/>= "D:\\dat\\avatar\\partstex\\ro</text:p>
          </table:table-cell>
          <table:table-cell office:value-type="string">
            <text:p><text:s text:c="8"/>82c4ba50 00 00 02 56 <text:s text:c="4"/>ulong <text:s text:c="5"/>256h</text:p>
          </table:table-cell>
        </table:table-row>
        <table:table-row table:style-name="ro2">
          <table:table-cell office:value-type="string">
            <text:p><text:s text:c="8"/>82c4d3f4 82 27 95 0c <text:s text:c="4"/>addr <text:s text:c="6"/>s_D:\dat\avatar\partstex\rob04_bod_8227950c <text:s text:c="5"/>= "D:\\dat\\avatar\\partstex\\ro</text:p>
          </table:table-cell>
          <table:table-cell office:value-type="string">
            <text:p><text:s text:c="8"/>82c4ba54 00 00 02 57 <text:s text:c="4"/>ulong <text:s text:c="5"/>257h</text:p>
          </table:table-cell>
        </table:table-row>
        <table:table-row table:style-name="ro2">
          <table:table-cell office:value-type="string">
            <text:p><text:s text:c="8"/>82c4d3f8 82 27 94 e4 <text:s text:c="4"/>addr <text:s text:c="6"/>s_D:\dat\avatar\partstex\rob05_bod_822794e4 <text:s text:c="5"/>= "D:\\dat\\avatar\\partstex\\ro</text:p>
          </table:table-cell>
          <table:table-cell office:value-type="string">
            <text:p><text:s text:c="8"/>82c4ba58 00 00 02 58 <text:s text:c="4"/>ulong <text:s text:c="5"/>258h</text:p>
          </table:table-cell>
        </table:table-row>
        <table:table-row table:style-name="ro2">
          <table:table-cell office:value-type="string">
            <text:p><text:s text:c="8"/>82c4d3fc 82 27 94 bc <text:s text:c="4"/>addr <text:s text:c="6"/>s_D:\dat\avatar\partstex\rob06_bod_822794bc <text:s text:c="5"/>= "D:\\dat\\avatar\\partstex\\ro</text:p>
          </table:table-cell>
          <table:table-cell office:value-type="string">
            <text:p><text:s text:c="8"/>82c4ba5c 00 00 02 59 <text:s text:c="4"/>ulong <text:s text:c="5"/>259h</text:p>
          </table:table-cell>
        </table:table-row>
        <table:table-row table:style-name="ro2">
          <table:table-cell office:value-type="string">
            <text:p><text:s text:c="8"/>82c4d400 82 27 94 94 <text:s text:c="4"/>addr <text:s text:c="6"/>s_D:\dat\avatar\partstex\rob07_bod_82279494 <text:s text:c="5"/>= "D:\\dat\\avatar\\partstex\\ro</text:p>
          </table:table-cell>
          <table:table-cell office:value-type="string">
            <text:p><text:s text:c="8"/>82c4ba60 00 00 02 5a <text:s text:c="4"/>ulong <text:s text:c="5"/>25Ah</text:p>
          </table:table-cell>
        </table:table-row>
        <table:table-row table:style-name="ro2">
          <table:table-cell office:value-type="string">
            <text:p><text:s text:c="8"/>82c4d404 82 27 94 6c <text:s text:c="4"/>addr <text:s text:c="6"/>s_D:\dat\avatar\partstex\tak00_bod_8227946c <text:s text:c="5"/>= "D:\\dat\\avatar\\partstex\\ta</text:p>
          </table:table-cell>
          <table:table-cell office:value-type="string">
            <text:p><text:s text:c="8"/>82c4ba64 00 00 02 5b <text:s text:c="4"/>ulong <text:s text:c="5"/>25Bh</text:p>
          </table:table-cell>
        </table:table-row>
        <table:table-row table:style-name="ro2">
          <table:table-cell office:value-type="string">
            <text:p><text:s text:c="8"/>82c4d408 82 27 94 44 <text:s text:c="4"/>addr <text:s text:c="6"/>s_D:\dat\avatar\partstex\tak01_bod_82279444 <text:s text:c="5"/>= "D:\\dat\\avatar\\partstex\\ta</text:p>
          </table:table-cell>
          <table:table-cell office:value-type="string">
            <text:p><text:s text:c="8"/>82c4ba68 00 00 02 5c <text:s text:c="4"/>ulong <text:s text:c="5"/>25Ch</text:p>
          </table:table-cell>
        </table:table-row>
        <table:table-row table:style-name="ro2">
          <table:table-cell office:value-type="string">
            <text:p><text:s text:c="8"/>82c4d40c 82 27 94 1c <text:s text:c="4"/>addr <text:s text:c="6"/>s_D:\dat\avatar\partstex\tak02_bod_8227941c <text:s text:c="5"/>= "D:\\dat\\avatar\\partstex\\ta</text:p>
          </table:table-cell>
          <table:table-cell office:value-type="string">
            <text:p><text:s text:c="8"/>82c4ba6c 00 00 02 5d <text:s text:c="4"/>ulong <text:s text:c="5"/>25Dh</text:p>
          </table:table-cell>
        </table:table-row>
        <table:table-row table:style-name="ro2">
          <table:table-cell office:value-type="string">
            <text:p><text:s text:c="8"/>82c4d410 82 27 93 f4 <text:s text:c="4"/>addr <text:s text:c="6"/>s_D:\dat\avatar\partstex\tak03_bod_822793f4 <text:s text:c="5"/>= "D:\\dat\\avatar\\partstex\\ta</text:p>
          </table:table-cell>
          <table:table-cell office:value-type="string">
            <text:p><text:s text:c="8"/>82c4ba70 00 00 02 5e <text:s text:c="4"/>ulong <text:s text:c="5"/>25Eh</text:p>
          </table:table-cell>
        </table:table-row>
        <table:table-row table:style-name="ro2">
          <table:table-cell office:value-type="string">
            <text:p><text:s text:c="8"/>82c4d414 82 27 93 cc <text:s text:c="4"/>addr <text:s text:c="6"/>s_D:\dat\avatar\partstex\tak04_bod_822793cc <text:s text:c="5"/>= "D:\\dat\\avatar\\partstex\\ta</text:p>
          </table:table-cell>
          <table:table-cell office:value-type="string">
            <text:p><text:s text:c="8"/>82c4ba74 00 00 02 5f <text:s text:c="4"/>ulong <text:s text:c="5"/>25Fh</text:p>
          </table:table-cell>
        </table:table-row>
        <table:table-row table:style-name="ro2">
          <table:table-cell office:value-type="string">
            <text:p><text:s text:c="8"/>82c4d418 82 27 93 a4 <text:s text:c="4"/>addr <text:s text:c="6"/>s_D:\dat\avatar\partstex\tak05_bod_822793a4 <text:s text:c="5"/>= "D:\\dat\\avatar\\partstex\\ta</text:p>
          </table:table-cell>
          <table:table-cell office:value-type="string">
            <text:p><text:s text:c="8"/>82c4ba78 00 00 02 60 <text:s text:c="4"/>ulong <text:s text:c="5"/>260h</text:p>
          </table:table-cell>
        </table:table-row>
        <table:table-row table:style-name="ro2">
          <table:table-cell office:value-type="string">
            <text:p><text:s text:c="8"/>82c4d41c 82 27 93 7c <text:s text:c="4"/>addr <text:s text:c="6"/>s_D:\dat\avatar\partstex\tak06_bod_8227937c <text:s text:c="5"/>= "D:\\dat\\avatar\\partstex\\ta</text:p>
          </table:table-cell>
          <table:table-cell office:value-type="string">
            <text:p><text:s text:c="8"/>82c4ba7c 00 00 02 61 <text:s text:c="4"/>ulong <text:s text:c="5"/>261h</text:p>
          </table:table-cell>
        </table:table-row>
        <table:table-row table:style-name="ro2">
          <table:table-cell office:value-type="string">
            <text:p><text:s text:c="8"/>82c4d420 82 27 93 54 <text:s text:c="4"/>addr <text:s text:c="6"/>s_D:\dat\avatar\partstex\tak07_bod_82279354 <text:s text:c="5"/>= "D:\\dat\\avatar\\partstex\\ta</text:p>
          </table:table-cell>
          <table:table-cell office:value-type="string">
            <text:p><text:s text:c="8"/>82c4ba80 00 00 02 62 <text:s text:c="4"/>ulong <text:s text:c="5"/>262h</text:p>
          </table:table-cell>
        </table:table-row>
        <table:table-row table:style-name="ro2">
          <table:table-cell office:value-type="string">
            <text:p><text:s text:c="8"/>82c4d424 82 27 93 2c <text:s text:c="4"/>addr <text:s text:c="6"/>s_D:\dat\avatar\partstex\ton00_bod_8227932c <text:s text:c="5"/>= "D:\\dat\\avatar\\partstex\\to</text:p>
          </table:table-cell>
          <table:table-cell office:value-type="string">
            <text:p><text:s text:c="8"/>82c4ba84 00 00 02 63 <text:s text:c="4"/>ulong <text:s text:c="5"/>263h</text:p>
          </table:table-cell>
        </table:table-row>
        <table:table-row table:style-name="ro2">
          <table:table-cell office:value-type="string">
            <text:p><text:s text:c="8"/>82c4d428 82 27 93 04 <text:s text:c="4"/>addr <text:s text:c="6"/>s_D:\dat\avatar\partstex\ton01_bod_82279304 <text:s text:c="5"/>= "D:\\dat\\avatar\\partstex\\to</text:p>
          </table:table-cell>
          <table:table-cell office:value-type="string">
            <text:p><text:s text:c="8"/>82c4ba88 00 00 02 64 <text:s text:c="4"/>ulong <text:s text:c="5"/>264h</text:p>
          </table:table-cell>
        </table:table-row>
        <table:table-row table:style-name="ro2">
          <table:table-cell office:value-type="string">
            <text:p><text:s text:c="8"/>82c4d42c 82 27 92 dc <text:s text:c="4"/>addr <text:s text:c="6"/>s_D:\dat\avatar\partstex\ton02_bod_822792dc <text:s text:c="5"/>= "D:\\dat\\avatar\\partstex\\to</text:p>
          </table:table-cell>
          <table:table-cell office:value-type="string">
            <text:p><text:s text:c="8"/>82c4ba8c 00 00 02 65 <text:s text:c="4"/>ulong <text:s text:c="5"/>265h</text:p>
          </table:table-cell>
        </table:table-row>
        <table:table-row table:style-name="ro2">
          <table:table-cell office:value-type="string">
            <text:p><text:s text:c="8"/>82c4d430 82 27 92 b4 <text:s text:c="4"/>addr <text:s text:c="6"/>s_D:\dat\avatar\partstex\ton03_bod_822792b4 <text:s text:c="5"/>= "D:\\dat\\avatar\\partstex\\to</text:p>
          </table:table-cell>
          <table:table-cell office:value-type="string">
            <text:p><text:s text:c="8"/>82c4ba90 00 00 02 66 <text:s text:c="4"/>ulong <text:s text:c="5"/>266h</text:p>
          </table:table-cell>
        </table:table-row>
        <table:table-row table:style-name="ro2">
          <table:table-cell office:value-type="string">
            <text:p><text:s text:c="8"/>82c4d434 82 27 92 8c <text:s text:c="4"/>addr <text:s text:c="6"/>s_D:\dat\avatar\partstex\ton04_bod_8227928c <text:s text:c="5"/>= "D:\\dat\\avatar\\partstex\\to</text:p>
          </table:table-cell>
          <table:table-cell office:value-type="string">
            <text:p><text:s text:c="8"/>82c4ba94 00 00 02 67 <text:s text:c="4"/>ulong <text:s text:c="5"/>267h</text:p>
          </table:table-cell>
        </table:table-row>
        <table:table-row table:style-name="ro2">
          <table:table-cell office:value-type="string">
            <text:p><text:s text:c="8"/>82c4d438 82 27 92 64 <text:s text:c="4"/>addr <text:s text:c="6"/>s_D:\dat\avatar\partstex\ton05_bod_82279264 <text:s text:c="5"/>= "D:\\dat\\avatar\\partstex\\to</text:p>
          </table:table-cell>
          <table:table-cell office:value-type="string">
            <text:p><text:s text:c="8"/>82c4ba98 00 00 02 68 <text:s text:c="4"/>ulong <text:s text:c="5"/>268h</text:p>
          </table:table-cell>
        </table:table-row>
        <table:table-row table:style-name="ro2">
          <table:table-cell office:value-type="string">
            <text:p><text:s text:c="8"/>82c4d43c 82 27 92 3c <text:s text:c="4"/>addr <text:s text:c="6"/>s_D:\dat\avatar\partstex\ton06_bod_8227923c <text:s text:c="5"/>= "D:\\dat\\avatar\\partstex\\to</text:p>
          </table:table-cell>
          <table:table-cell office:value-type="string">
            <text:p><text:s text:c="8"/>82c4ba9c 00 00 02 69 <text:s text:c="4"/>ulong <text:s text:c="5"/>269h</text:p>
          </table:table-cell>
        </table:table-row>
        <table:table-row table:style-name="ro2">
          <table:table-cell office:value-type="string">
            <text:p><text:s text:c="8"/>82c4d440 82 27 92 14 <text:s text:c="4"/>addr <text:s text:c="6"/>s_D:\dat\avatar\partstex\ton07_bod_82279214 <text:s text:c="5"/>= "D:\\dat\\avatar\\partstex\\to</text:p>
          </table:table-cell>
          <table:table-cell office:value-type="string">
            <text:p><text:s text:c="8"/>82c4baa0 00 00 02 6a <text:s text:c="4"/>ulong <text:s text:c="5"/>26Ah</text:p>
          </table:table-cell>
        </table:table-row>
        <table:table-row table:style-name="ro2">
          <table:table-cell office:value-type="string">
            <text:p><text:s text:c="8"/>82c4d444 82 27 91 ec <text:s text:c="4"/>addr <text:s text:c="6"/>s_D:\dat\avatar\partstex\tre00_bod_822791ec <text:s text:c="5"/>= "D:\\dat\\avatar\\partstex\\tr</text:p>
          </table:table-cell>
          <table:table-cell office:value-type="string">
            <text:p><text:s text:c="8"/>82c4baa4 00 00 02 6b <text:s text:c="4"/>ulong <text:s text:c="5"/>26Bh</text:p>
          </table:table-cell>
        </table:table-row>
        <table:table-row table:style-name="ro2">
          <table:table-cell office:value-type="string">
            <text:p><text:s text:c="8"/>82c4d448 82 27 91 c4 <text:s text:c="4"/>addr <text:s text:c="6"/>s_D:\dat\avatar\partstex\tre01_bod_822791c4 <text:s text:c="5"/>= "D:\\dat\\avatar\\partstex\\tr</text:p>
          </table:table-cell>
          <table:table-cell office:value-type="string">
            <text:p><text:s text:c="8"/>82c4baa8 00 00 02 6c <text:s text:c="4"/>ulong <text:s text:c="5"/>26Ch</text:p>
          </table:table-cell>
        </table:table-row>
        <table:table-row table:style-name="ro2">
          <table:table-cell office:value-type="string">
            <text:p><text:s text:c="8"/>82c4d44c 82 27 91 9c <text:s text:c="4"/>addr <text:s text:c="6"/>s_D:\dat\avatar\partstex\tre02_bod_8227919c <text:s text:c="5"/>= "D:\\dat\\avatar\\partstex\\tr</text:p>
          </table:table-cell>
          <table:table-cell office:value-type="string">
            <text:p><text:s text:c="8"/>82c4baac 00 00 02 6d <text:s text:c="4"/>ulong <text:s text:c="5"/>26Dh</text:p>
          </table:table-cell>
        </table:table-row>
        <table:table-row table:style-name="ro2">
          <table:table-cell office:value-type="string">
            <text:p><text:s text:c="8"/>82c4d450 82 27 91 74 <text:s text:c="4"/>addr <text:s text:c="6"/>s_D:\dat\avatar\partstex\tre03_bod_82279174 <text:s text:c="5"/>= "D:\\dat\\avatar\\partstex\\tr</text:p>
          </table:table-cell>
          <table:table-cell office:value-type="string">
            <text:p><text:s text:c="8"/>82c4bab0 00 00 02 6e <text:s text:c="4"/>ulong <text:s text:c="5"/>26Eh</text:p>
          </table:table-cell>
        </table:table-row>
        <table:table-row table:style-name="ro2">
          <table:table-cell office:value-type="string">
            <text:p><text:s text:c="8"/>82c4d454 82 27 91 4c <text:s text:c="4"/>addr <text:s text:c="6"/>s_D:\dat\avatar\partstex\tre04_bod_8227914c <text:s text:c="5"/>= "D:\\dat\\avatar\\partstex\\tr</text:p>
          </table:table-cell>
          <table:table-cell office:value-type="string">
            <text:p><text:s text:c="8"/>82c4bab4 00 00 02 6f <text:s text:c="4"/>ulong <text:s text:c="5"/>26Fh</text:p>
          </table:table-cell>
        </table:table-row>
        <table:table-row table:style-name="ro2">
          <table:table-cell office:value-type="string">
            <text:p><text:s text:c="8"/>82c4d458 82 27 91 24 <text:s text:c="4"/>addr <text:s text:c="6"/>s_D:\dat\avatar\partstex\tre05_bod_82279124 <text:s text:c="5"/>= "D:\\dat\\avatar\\partstex\\tr</text:p>
          </table:table-cell>
          <table:table-cell office:value-type="string">
            <text:p><text:s text:c="8"/>82c4bab8 00 00 02 70 <text:s text:c="4"/>ulong <text:s text:c="5"/>270h</text:p>
          </table:table-cell>
        </table:table-row>
        <table:table-row table:style-name="ro2">
          <table:table-cell office:value-type="string">
            <text:p><text:s text:c="8"/>82c4d45c 82 27 90 fc <text:s text:c="4"/>addr <text:s text:c="6"/>s_D:\dat\avatar\partstex\tre06_bod_822790fc <text:s text:c="5"/>= "D:\\dat\\avatar\\partstex\\tr</text:p>
          </table:table-cell>
          <table:table-cell office:value-type="string">
            <text:p><text:s text:c="8"/>82c4babc 00 00 02 71 <text:s text:c="4"/>ulong <text:s text:c="5"/>271h</text:p>
          </table:table-cell>
        </table:table-row>
        <table:table-row table:style-name="ro2">
          <table:table-cell office:value-type="string">
            <text:p><text:s text:c="8"/>82c4d460 82 27 90 d4 <text:s text:c="4"/>addr <text:s text:c="6"/>s_D:\dat\avatar\partstex\tre07_bod_822790d4 <text:s text:c="5"/>= "D:\\dat\\avatar\\partstex\\tr</text:p>
          </table:table-cell>
          <table:table-cell office:value-type="string">
            <text:p><text:s text:c="8"/>82c4bac0 00 00 02 72 <text:s text:c="4"/>ulong <text:s text:c="5"/>272h</text:p>
          </table:table-cell>
        </table:table-row>
        <table:table-row table:style-name="ro2">
          <table:table-cell office:value-type="string">
            <text:p><text:s text:c="8"/>82c4d464 82 27 90 ac <text:s text:c="4"/>addr <text:s text:c="6"/>s_D:\dat\avatar\partstex\uch00_bod_822790ac <text:s text:c="5"/>= "D:\\dat\\avatar\\partstex\\uc</text:p>
          </table:table-cell>
          <table:table-cell office:value-type="string">
            <text:p><text:s text:c="8"/>82c4bac4 00 00 02 73 <text:s text:c="4"/>ulong <text:s text:c="5"/>273h</text:p>
          </table:table-cell>
        </table:table-row>
        <table:table-row table:style-name="ro2">
          <table:table-cell office:value-type="string">
            <text:p><text:s text:c="8"/>82c4d468 82 27 90 84 <text:s text:c="4"/>addr <text:s text:c="6"/>s_D:\dat\avatar\partstex\uch01_bod_82279084 <text:s text:c="5"/>= "D:\\dat\\avatar\\partstex\\uc</text:p>
          </table:table-cell>
          <table:table-cell office:value-type="string">
            <text:p><text:s text:c="8"/>82c4bac8 00 00 02 74 <text:s text:c="4"/>ulong <text:s text:c="5"/>274h</text:p>
          </table:table-cell>
        </table:table-row>
        <table:table-row table:style-name="ro2">
          <table:table-cell office:value-type="string">
            <text:p><text:s text:c="8"/>82c4d46c 82 27 90 5c <text:s text:c="4"/>addr <text:s text:c="6"/>s_D:\dat\avatar\partstex\uch02_bod_8227905c <text:s text:c="5"/>= "D:\\dat\\avatar\\partstex\\uc</text:p>
          </table:table-cell>
          <table:table-cell office:value-type="string">
            <text:p><text:s text:c="8"/>82c4bacc 00 00 02 75 <text:s text:c="4"/>ulong <text:s text:c="5"/>275h</text:p>
          </table:table-cell>
        </table:table-row>
        <table:table-row table:style-name="ro2">
          <table:table-cell office:value-type="string">
            <text:p><text:s text:c="8"/>82c4d470 82 27 90 34 <text:s text:c="4"/>addr <text:s text:c="6"/>s_D:\dat\avatar\partstex\uch03_bod_82279034 <text:s text:c="5"/>= "D:\\dat\\avatar\\partstex\\uc</text:p>
          </table:table-cell>
          <table:table-cell office:value-type="string">
            <text:p><text:s text:c="8"/>82c4bad0 00 00 02 76 <text:s text:c="4"/>ulong <text:s text:c="5"/>276h</text:p>
          </table:table-cell>
        </table:table-row>
        <table:table-row table:style-name="ro2">
          <table:table-cell office:value-type="string">
            <text:p><text:s text:c="8"/>82c4d474 82 27 90 0c <text:s text:c="4"/>addr <text:s text:c="6"/>s_D:\dat\avatar\partstex\uch04_bod_8227900c <text:s text:c="5"/>= "D:\\dat\\avatar\\partstex\\uc</text:p>
          </table:table-cell>
          <table:table-cell office:value-type="string">
            <text:p><text:s text:c="8"/>82c4bad4 00 00 02 77 <text:s text:c="4"/>ulong <text:s text:c="5"/>277h</text:p>
          </table:table-cell>
        </table:table-row>
        <table:table-row table:style-name="ro2">
          <table:table-cell office:value-type="string">
            <text:p><text:s text:c="8"/>82c4d478 82 27 8f e4 <text:s text:c="4"/>addr <text:s text:c="6"/>s_D:\dat\avatar\partstex\uch05_bod_82278fe4 <text:s text:c="5"/>= "D:\\dat\\avatar\\partstex\\uc</text:p>
          </table:table-cell>
          <table:table-cell office:value-type="string">
            <text:p><text:s text:c="8"/>82c4bad8 00 00 02 78 <text:s text:c="4"/>ulong <text:s text:c="5"/>278h</text:p>
          </table:table-cell>
        </table:table-row>
        <table:table-row table:style-name="ro2">
          <table:table-cell office:value-type="string">
            <text:p><text:s text:c="8"/>82c4d47c 82 27 8f bc <text:s text:c="4"/>addr <text:s text:c="6"/>s_D:\dat\avatar\partstex\uch06_bod_82278fbc <text:s text:c="5"/>= "D:\\dat\\avatar\\partstex\\uc</text:p>
          </table:table-cell>
          <table:table-cell office:value-type="string">
            <text:p><text:s text:c="8"/>82c4badc 00 00 02 79 <text:s text:c="4"/>ulong <text:s text:c="5"/>279h</text:p>
          </table:table-cell>
        </table:table-row>
        <table:table-row table:style-name="ro2">
          <table:table-cell office:value-type="string">
            <text:p><text:s text:c="8"/>82c4d480 82 27 8f 94 <text:s text:c="4"/>addr <text:s text:c="6"/>s_D:\dat\avatar\partstex\uch07_bod_82278f94 <text:s text:c="5"/>= "D:\\dat\\avatar\\partstex\\uc</text:p>
          </table:table-cell>
          <table:table-cell office:value-type="string">
            <text:p><text:s text:c="8"/>82c4bae0 00 00 02 7a <text:s text:c="4"/>ulong <text:s text:c="5"/>27Ah</text:p>
          </table:table-cell>
        </table:table-row>
        <table:table-row table:style-name="ro2">
          <table:table-cell office:value-type="string">
            <text:p><text:s text:c="8"/>82c4d484 82 27 8f 6c <text:s text:c="4"/>addr <text:s text:c="6"/>s_D:\dat\avatar\partstex\wan00_bod_82278f6c <text:s text:c="5"/>= "D:\\dat\\avatar\\partstex\\wa</text:p>
          </table:table-cell>
          <table:table-cell office:value-type="string">
            <text:p><text:s text:c="8"/>82c4bae4 00 00 02 7b <text:s text:c="4"/>ulong <text:s text:c="5"/>27Bh</text:p>
          </table:table-cell>
        </table:table-row>
        <table:table-row table:style-name="ro2">
          <table:table-cell office:value-type="string">
            <text:p><text:s text:c="8"/>82c4d488 82 27 8f 44 <text:s text:c="4"/>addr <text:s text:c="6"/>s_D:\dat\avatar\partstex\wan01_bod_82278f44 <text:s text:c="5"/>= "D:\\dat\\avatar\\partstex\\wa</text:p>
          </table:table-cell>
          <table:table-cell office:value-type="string">
            <text:p><text:s text:c="8"/>82c4bae8 00 00 02 7c <text:s text:c="4"/>ulong <text:s text:c="5"/>27Ch</text:p>
          </table:table-cell>
        </table:table-row>
        <table:table-row table:style-name="ro2">
          <table:table-cell office:value-type="string">
            <text:p><text:s text:c="8"/>82c4d48c 82 27 8f 1c <text:s text:c="4"/>addr <text:s text:c="6"/>s_D:\dat\avatar\partstex\wan02_bod_82278f1c <text:s text:c="5"/>= "D:\\dat\\avatar\\partstex\\wa</text:p>
          </table:table-cell>
          <table:table-cell office:value-type="string">
            <text:p><text:s text:c="8"/>82c4baec 00 00 02 7d <text:s text:c="4"/>ulong <text:s text:c="5"/>27Dh</text:p>
          </table:table-cell>
        </table:table-row>
        <table:table-row table:style-name="ro2">
          <table:table-cell office:value-type="string">
            <text:p><text:s text:c="8"/>82c4d490 82 27 8e f4 <text:s text:c="4"/>addr <text:s text:c="6"/>s_D:\dat\avatar\partstex\wan03_bod_82278ef4 <text:s text:c="5"/>= "D:\\dat\\avatar\\partstex\\wa</text:p>
          </table:table-cell>
          <table:table-cell office:value-type="string">
            <text:p><text:s text:c="8"/>82c4baf0 00 00 02 7e <text:s text:c="4"/>ulong <text:s text:c="5"/>27Eh</text:p>
          </table:table-cell>
        </table:table-row>
        <table:table-row table:style-name="ro2">
          <table:table-cell office:value-type="string">
            <text:p><text:s text:c="8"/>82c4d494 82 27 8e cc <text:s text:c="4"/>addr <text:s text:c="6"/>s_D:\dat\avatar\partstex\wan04_bod_82278ecc <text:s text:c="5"/>= "D:\\dat\\avatar\\partstex\\wa</text:p>
          </table:table-cell>
          <table:table-cell office:value-type="string">
            <text:p><text:s text:c="8"/>82c4baf4 00 00 02 7f <text:s text:c="4"/>ulong <text:s text:c="5"/>27Fh</text:p>
          </table:table-cell>
        </table:table-row>
        <table:table-row table:style-name="ro2">
          <table:table-cell office:value-type="string">
            <text:p><text:s text:c="8"/>82c4d498 82 27 8e a4 <text:s text:c="4"/>addr <text:s text:c="6"/>s_D:\dat\avatar\partstex\wan05_bod_82278ea4 <text:s text:c="5"/>= "D:\\dat\\avatar\\partstex\\wa</text:p>
          </table:table-cell>
          <table:table-cell office:value-type="string">
            <text:p><text:s text:c="8"/>82c4baf8 00 00 02 80 <text:s text:c="4"/>ulong <text:s text:c="5"/>280h</text:p>
          </table:table-cell>
        </table:table-row>
        <table:table-row table:style-name="ro2">
          <table:table-cell office:value-type="string">
            <text:p><text:s text:c="8"/>82c4d49c 82 27 8e 7c <text:s text:c="4"/>addr <text:s text:c="6"/>s_D:\dat\avatar\partstex\wan06_bod_82278e7c <text:s text:c="5"/>= "D:\\dat\\avatar\\partstex\\wa</text:p>
          </table:table-cell>
          <table:table-cell office:value-type="string">
            <text:p><text:s text:c="8"/>82c4bafc 00 00 02 81 <text:s text:c="4"/>ulong <text:s text:c="5"/>281h</text:p>
          </table:table-cell>
        </table:table-row>
        <table:table-row table:style-name="ro2">
          <table:table-cell office:value-type="string">
            <text:p><text:s text:c="8"/>82c4d4a0 82 27 8e 54 <text:s text:c="4"/>addr <text:s text:c="6"/>s_D:\dat\avatar\partstex\wan07_bod_82278e54 <text:s text:c="5"/>= "D:\\dat\\avatar\\partstex\\wa</text:p>
          </table:table-cell>
          <table:table-cell office:value-type="string">
            <text:p><text:s text:c="8"/>82c4bb00 00 00 02 82 <text:s text:c="4"/>ulong <text:s text:c="5"/>282h</text:p>
          </table:table-cell>
        </table:table-row>
        <table:table-row table:style-name="ro2">
          <table:table-cell office:value-type="string">
            <text:p><text:s text:c="8"/>82c4d4a4 82 27 8e 28 <text:s text:c="4"/>addr <text:s text:c="6"/>s_D:\dat\avatar\partstex\wom00_fac_82278e28 <text:s text:c="5"/>= "D:\\dat\\avatar\\partstex\\wo</text:p>
          </table:table-cell>
          <table:table-cell office:value-type="string">
            <text:p><text:s text:c="8"/>82c4bb04 00 00 02 83 <text:s text:c="4"/>ulong <text:s text:c="5"/>283h</text:p>
          </table:table-cell>
        </table:table-row>
        <table:table-row table:style-name="ro2">
          <table:table-cell office:value-type="string">
            <text:p><text:s text:c="8"/>82c4d4a8 82 27 8d fc <text:s text:c="4"/>addr <text:s text:c="6"/>s_D:\dat\avatar\partstex\wom00_ski_82278dfc <text:s text:c="5"/>= "D:\\dat\\avatar\\partstex\\wo</text:p>
          </table:table-cell>
          <table:table-cell office:value-type="string">
            <text:p><text:s text:c="8"/>82c4bb08 00 00 02 84 <text:s text:c="4"/>ulong <text:s text:c="5"/>284h</text:p>
          </table:table-cell>
        </table:table-row>
        <table:table-row table:style-name="ro2">
          <table:table-cell office:value-type="string">
            <text:p><text:s text:c="8"/>82c4d4ac 82 27 8d d0 <text:s text:c="4"/>addr <text:s text:c="6"/>s_D:\dat\avatar\partstex\wom01_fac_82278dd0 <text:s text:c="5"/>= "D:\\dat\\avatar\\partstex\\wo</text:p>
          </table:table-cell>
          <table:table-cell office:value-type="string">
            <text:p><text:s text:c="8"/>82c4bb0c 00 00 02 85 <text:s text:c="4"/>ulong <text:s text:c="5"/>285h</text:p>
          </table:table-cell>
        </table:table-row>
        <table:table-row table:style-name="ro2">
          <table:table-cell office:value-type="string">
            <text:p><text:s text:c="8"/>82c4d4b0 82 27 8d a4 <text:s text:c="4"/>addr <text:s text:c="6"/>s_D:\dat\avatar\partstex\wom01_ski_82278da4 <text:s text:c="5"/>= "D:\\dat\\avatar\\partstex\\wo</text:p>
          </table:table-cell>
          <table:table-cell office:value-type="string">
            <text:p><text:s text:c="8"/>82c4bb10 00 00 02 86 <text:s text:c="4"/>ulong <text:s text:c="5"/>286h</text:p>
          </table:table-cell>
        </table:table-row>
        <table:table-row table:style-name="ro2">
          <table:table-cell office:value-type="string">
            <text:p><text:s text:c="8"/>82c4d4b4 82 27 8d 78 <text:s text:c="4"/>addr <text:s text:c="6"/>s_D:\dat\avatar\partstex\wom02_fac_82278d78 <text:s text:c="5"/>= "D:\\dat\\avatar\\partstex\\wo</text:p>
          </table:table-cell>
          <table:table-cell office:value-type="string">
            <text:p><text:s text:c="8"/>82c4bb14 00 00 02 87 <text:s text:c="4"/>ulong <text:s text:c="5"/>287h</text:p>
          </table:table-cell>
        </table:table-row>
        <table:table-row table:style-name="ro2">
          <table:table-cell office:value-type="string">
            <text:p><text:s text:c="8"/>82c4d4b8 82 27 8d 4c <text:s text:c="4"/>addr <text:s text:c="6"/>s_D:\dat\avatar\partstex\wom02_ski_82278d4c <text:s text:c="5"/>= "D:\\dat\\avatar\\partstex\\wo</text:p>
          </table:table-cell>
          <table:table-cell office:value-type="string">
            <text:p><text:s text:c="8"/>82c4bb18 00 00 02 88 <text:s text:c="4"/>ulong <text:s text:c="5"/>288h</text:p>
          </table:table-cell>
        </table:table-row>
        <table:table-row table:style-name="ro2">
          <table:table-cell office:value-type="string">
            <text:p><text:s text:c="8"/>82c4d4bc 82 27 8d 20 <text:s text:c="4"/>addr <text:s text:c="6"/>s_D:\dat\avatar\partstex\wom03_fac_82278d20 <text:s text:c="5"/>= "D:\\dat\\avatar\\partstex\\wo</text:p>
          </table:table-cell>
          <table:table-cell office:value-type="string">
            <text:p><text:s text:c="8"/>82c4bb1c 00 00 02 89 <text:s text:c="4"/>ulong <text:s text:c="5"/>289h</text:p>
          </table:table-cell>
        </table:table-row>
        <table:table-row table:style-name="ro2">
          <table:table-cell office:value-type="string">
            <text:p><text:s text:c="8"/>82c4d4c0 82 27 8c f4 <text:s text:c="4"/>addr <text:s text:c="6"/>s_D:\dat\avatar\partstex\wom03_ski_82278cf4 <text:s text:c="5"/>= "D:\\dat\\avatar\\partstex\\wo</text:p>
          </table:table-cell>
          <table:table-cell office:value-type="string">
            <text:p><text:s text:c="8"/>82c4bb20 00 00 02 8a <text:s text:c="4"/>ulong <text:s text:c="5"/>28Ah</text:p>
          </table:table-cell>
        </table:table-row>
        <table:table-row table:style-name="ro2">
          <table:table-cell office:value-type="string">
            <text:p><text:s text:c="8"/>82c4d4c4 82 27 8c c8 <text:s text:c="4"/>addr <text:s text:c="6"/>s_D:\dat\avatar\partstex\wom04_fac_82278cc8 <text:s text:c="5"/>= "D:\\dat\\avatar\\partstex\\wo</text:p>
          </table:table-cell>
          <table:table-cell office:value-type="string">
            <text:p><text:s text:c="8"/>82c4bb24 00 00 02 8b <text:s text:c="4"/>ulong <text:s text:c="5"/>28Bh</text:p>
          </table:table-cell>
        </table:table-row>
        <table:table-row table:style-name="ro2">
          <table:table-cell office:value-type="string">
            <text:p><text:s text:c="8"/>82c4d4c8 82 27 8c 9c <text:s text:c="4"/>addr <text:s text:c="6"/>s_D:\dat\avatar\partstex\wom04_ski_82278c9c <text:s text:c="5"/>= "D:\\dat\\avatar\\partstex\\wo</text:p>
          </table:table-cell>
          <table:table-cell office:value-type="string">
            <text:p><text:s text:c="8"/>82c4bb28 00 00 02 8c <text:s text:c="4"/>ulong <text:s text:c="5"/>28Ch</text:p>
          </table:table-cell>
        </table:table-row>
        <table:table-row table:style-name="ro2">
          <table:table-cell office:value-type="string">
            <text:p><text:s text:c="8"/>82c4d4cc 82 27 8c 70 <text:s text:c="4"/>addr <text:s text:c="6"/>s_D:\dat\avatar\partstex\wom05_fac_82278c70 <text:s text:c="5"/>= "D:\\dat\\avatar\\partstex\\wo</text:p>
          </table:table-cell>
          <table:table-cell office:value-type="string">
            <text:p><text:s text:c="8"/>82c4bb2c 00 00 02 8d <text:s text:c="4"/>ulong <text:s text:c="5"/>28Dh</text:p>
          </table:table-cell>
        </table:table-row>
        <table:table-row table:style-name="ro2">
          <table:table-cell office:value-type="string">
            <text:p><text:s text:c="8"/>82c4d4d0 82 27 8c 44 <text:s text:c="4"/>addr <text:s text:c="6"/>s_D:\dat\avatar\partstex\wom05_ski_82278c44 <text:s text:c="5"/>= "D:\\dat\\avatar\\partstex\\wo</text:p>
          </table:table-cell>
          <table:table-cell office:value-type="string">
            <text:p><text:s text:c="8"/>82c4bb30 00 00 02 8e <text:s text:c="4"/>ulong <text:s text:c="5"/>28Eh</text:p>
          </table:table-cell>
        </table:table-row>
        <table:table-row table:style-name="ro2">
          <table:table-cell office:value-type="string">
            <text:p><text:s text:c="8"/>82c4d4d4 82 27 8c 18 <text:s text:c="4"/>addr <text:s text:c="6"/>s_D:\dat\avatar\partstex\wom06_fac_82278c18 <text:s text:c="5"/>= "D:\\dat\\avatar\\partstex\\wo</text:p>
          </table:table-cell>
          <table:table-cell office:value-type="string">
            <text:p><text:s text:c="8"/>82c4bb34 00 00 02 8f <text:s text:c="4"/>ulong <text:s text:c="5"/>28Fh</text:p>
          </table:table-cell>
        </table:table-row>
        <table:table-row table:style-name="ro2">
          <table:table-cell office:value-type="string">
            <text:p><text:s text:c="8"/>82c4d4d8 82 27 8b ec <text:s text:c="4"/>addr <text:s text:c="6"/>s_D:\dat\avatar\partstex\wom06_ski_82278bec <text:s text:c="5"/>= "D:\\dat\\avatar\\partstex\\wo</text:p>
          </table:table-cell>
          <table:table-cell office:value-type="string">
            <text:p><text:s text:c="8"/>82c4bb38 00 00 02 90 <text:s text:c="4"/>ulong <text:s text:c="5"/>290h</text:p>
          </table:table-cell>
        </table:table-row>
        <table:table-row table:style-name="ro2">
          <table:table-cell office:value-type="string">
            <text:p><text:s text:c="8"/>82c4d4dc 82 27 8b c0 <text:s text:c="4"/>addr <text:s text:c="6"/>s_D:\dat\avatar\partstex\wom07_fac_82278bc0 <text:s text:c="5"/>= "D:\\dat\\avatar\\partstex\\wo</text:p>
          </table:table-cell>
          <table:table-cell office:value-type="string">
            <text:p><text:s text:c="8"/>82c4bb3c 00 00 02 91 <text:s text:c="4"/>ulong <text:s text:c="5"/>291h</text:p>
          </table:table-cell>
        </table:table-row>
        <table:table-row table:style-name="ro2">
          <table:table-cell office:value-type="string">
            <text:p><text:s text:c="8"/>82c4d4e0 82 27 8b 94 <text:s text:c="4"/>addr <text:s text:c="6"/>s_D:\dat\avatar\partstex\wom07_ski_82278b94 <text:s text:c="5"/>= "D:\\dat\\avatar\\partstex\\wo</text:p>
          </table:table-cell>
          <table:table-cell office:value-type="string">
            <text:p><text:s text:c="8"/>82c4bb40 00 00 02 92 <text:s text:c="4"/>ulong <text:s text:c="5"/>292h</text:p>
          </table:table-cell>
        </table:table-row>
        <table:table-row table:style-name="ro2">
          <table:table-cell office:value-type="string">
            <text:p><text:s text:c="8"/>82c4d4e4 82 27 8b 6c <text:s text:c="4"/>addr <text:s text:c="6"/>s_D:\dat\avatar\partstex\nim00_bod_82278b6c <text:s text:c="5"/>= "D:\\dat\\avatar\\partstex\\ni</text:p>
          </table:table-cell>
          <table:table-cell office:value-type="string">
            <text:p><text:s text:c="8"/>82c4bb44 00 00 02 93 <text:s text:c="4"/>ulong <text:s text:c="5"/>293h</text:p>
          </table:table-cell>
        </table:table-row>
        <table:table-row table:style-name="ro2">
          <table:table-cell office:value-type="string">
            <text:p><text:s text:c="8"/>82c4d4e8 82 27 8b 44 <text:s text:c="4"/>addr <text:s text:c="6"/>s_D:\dat\avatar\partstex\nim01_bod_82278b44 <text:s text:c="5"/>= "D:\\dat\\avatar\\partstex\\ni</text:p>
          </table:table-cell>
          <table:table-cell office:value-type="string">
            <text:p><text:s text:c="8"/>82c4bb48 00 00 02 94 <text:s text:c="4"/>ulong <text:s text:c="5"/>294h</text:p>
          </table:table-cell>
        </table:table-row>
        <table:table-row table:style-name="ro2">
          <table:table-cell office:value-type="string">
            <text:p><text:s text:c="8"/>82c4d4ec 82 27 8b 1c <text:s text:c="4"/>addr <text:s text:c="6"/>s_D:\dat\avatar\partstex\nim02_bod_82278b1c <text:s text:c="5"/>= "D:\\dat\\avatar\\partstex\\ni</text:p>
          </table:table-cell>
          <table:table-cell office:value-type="string">
            <text:p><text:s text:c="8"/>82c4bb4c 00 00 02 95 <text:s text:c="4"/>ulong <text:s text:c="5"/>295h</text:p>
          </table:table-cell>
        </table:table-row>
        <table:table-row table:style-name="ro2">
          <table:table-cell office:value-type="string">
            <text:p><text:s text:c="8"/>82c4d4f0 82 27 8a f4 <text:s text:c="4"/>addr <text:s text:c="6"/>s_D:\dat\avatar\partstex\nim03_bod_82278af4 <text:s text:c="5"/>= "D:\\dat\\avatar\\partstex\\ni</text:p>
          </table:table-cell>
          <table:table-cell office:value-type="string">
            <text:p><text:s text:c="8"/>82c4bb50 00 00 02 96 <text:s text:c="4"/>ulong <text:s text:c="5"/>296h</text:p>
          </table:table-cell>
        </table:table-row>
        <table:table-row table:style-name="ro2">
          <table:table-cell office:value-type="string">
            <text:p><text:s text:c="8"/>82c4d4f4 82 27 8a cc <text:s text:c="4"/>addr <text:s text:c="6"/>s_D:\dat\avatar\partstex\nim04_bod_82278acc <text:s text:c="5"/>= "D:\\dat\\avatar\\partstex\\ni</text:p>
          </table:table-cell>
          <table:table-cell office:value-type="string">
            <text:p><text:s text:c="8"/>82c4bb54 00 00 02 97 <text:s text:c="4"/>ulong <text:s text:c="5"/>297h</text:p>
          </table:table-cell>
        </table:table-row>
        <table:table-row table:style-name="ro2">
          <table:table-cell office:value-type="string">
            <text:p><text:s text:c="8"/>82c4d4f8 82 27 8a a4 <text:s text:c="4"/>addr <text:s text:c="6"/>s_D:\dat\avatar\partstex\nim05_bod_82278aa4 <text:s text:c="5"/>= "D:\\dat\\avatar\\partstex\\ni</text:p>
          </table:table-cell>
          <table:table-cell office:value-type="string">
            <text:p><text:s text:c="8"/>82c4bb58 00 00 02 98 <text:s text:c="4"/>ulong <text:s text:c="5"/>298h</text:p>
          </table:table-cell>
        </table:table-row>
        <table:table-row table:style-name="ro2">
          <table:table-cell office:value-type="string">
            <text:p><text:s text:c="8"/>82c4d4fc 82 27 8a 7c <text:s text:c="4"/>addr <text:s text:c="6"/>s_D:\dat\avatar\partstex\nim06_bod_82278a7c <text:s text:c="5"/>= "D:\\dat\\avatar\\partstex\\ni</text:p>
          </table:table-cell>
          <table:table-cell office:value-type="string">
            <text:p><text:s text:c="8"/>82c4bb5c 00 00 02 99 <text:s text:c="4"/>ulong <text:s text:c="5"/>299h</text:p>
          </table:table-cell>
        </table:table-row>
        <table:table-row table:style-name="ro2">
          <table:table-cell office:value-type="string">
            <text:p><text:s text:c="8"/>82c4d500 82 27 8a 54 <text:s text:c="4"/>addr <text:s text:c="6"/>s_D:\dat\avatar\partstex\nim07_bod_82278a54 <text:s text:c="5"/>= "D:\\dat\\avatar\\partstex\\ni</text:p>
          </table:table-cell>
          <table:table-cell office:value-type="string">
            <text:p><text:s text:c="8"/>82c4bb60 00 00 02 9a <text:s text:c="4"/>ulong <text:s text:c="5"/>29Ah</text:p>
          </table:table-cell>
        </table:table-row>
        <table:table-row table:style-name="ro2">
          <table:table-cell office:value-type="string">
            <text:p><text:s text:c="8"/>82c4d504 82 27 8a 2c <text:s text:c="4"/>addr <text:s text:c="6"/>s_D:\dat\avatar\partstex\fis00_bod_82278a2c <text:s text:c="5"/>= "D:\\dat\\avatar\\partstex\\fi</text:p>
          </table:table-cell>
          <table:table-cell office:value-type="string">
            <text:p><text:s text:c="8"/>82c4bb64 00 00 02 9b <text:s text:c="4"/>ulong <text:s text:c="5"/>29Bh</text:p>
          </table:table-cell>
        </table:table-row>
        <table:table-row table:style-name="ro2">
          <table:table-cell office:value-type="string">
            <text:p><text:s text:c="8"/>82c4d508 82 27 8a 04 <text:s text:c="4"/>addr <text:s text:c="6"/>s_D:\dat\avatar\partstex\fis01_bod_82278a04 <text:s text:c="5"/>= "D:\\dat\\avatar\\partstex\\fi</text:p>
          </table:table-cell>
          <table:table-cell office:value-type="string">
            <text:p><text:s text:c="8"/>82c4bb68 00 00 02 9c <text:s text:c="4"/>ulong <text:s text:c="5"/>29Ch</text:p>
          </table:table-cell>
        </table:table-row>
        <table:table-row table:style-name="ro2">
          <table:table-cell office:value-type="string">
            <text:p><text:s text:c="8"/>82c4d50c 82 27 89 dc <text:s text:c="4"/>addr <text:s text:c="6"/>s_D:\dat\avatar\partstex\fis02_bod_822789dc <text:s text:c="5"/>= "D:\\dat\\avatar\\partstex\\fi</text:p>
          </table:table-cell>
          <table:table-cell office:value-type="string">
            <text:p><text:s text:c="8"/>82c4bb6c 00 00 02 9d <text:s text:c="4"/>ulong <text:s text:c="5"/>29Dh</text:p>
          </table:table-cell>
        </table:table-row>
        <table:table-row table:style-name="ro2">
          <table:table-cell office:value-type="string">
            <text:p><text:s text:c="8"/>82c4d510 82 27 89 b4 <text:s text:c="4"/>addr <text:s text:c="6"/>s_D:\dat\avatar\partstex\fis03_bod_822789b4 <text:s text:c="5"/>= "D:\\dat\\avatar\\partstex\\fi</text:p>
          </table:table-cell>
          <table:table-cell office:value-type="string">
            <text:p><text:s text:c="8"/>82c4bb70 00 00 02 9e <text:s text:c="4"/>ulong <text:s text:c="5"/>29Eh</text:p>
          </table:table-cell>
        </table:table-row>
        <table:table-row table:style-name="ro2">
          <table:table-cell office:value-type="string">
            <text:p><text:s text:c="8"/>82c4d514 82 27 89 8c <text:s text:c="4"/>addr <text:s text:c="6"/>s_D:\dat\avatar\partstex\fis04_bod_8227898c <text:s text:c="5"/>= "D:\\dat\\avatar\\partstex\\fi</text:p>
          </table:table-cell>
          <table:table-cell office:value-type="string">
            <text:p><text:s text:c="8"/>82c4bb74 00 00 02 9f <text:s text:c="4"/>ulong <text:s text:c="5"/>29Fh</text:p>
          </table:table-cell>
        </table:table-row>
        <table:table-row table:style-name="ro2">
          <table:table-cell office:value-type="string">
            <text:p><text:s text:c="8"/>82c4d518 82 27 89 64 <text:s text:c="4"/>addr <text:s text:c="6"/>s_D:\dat\avatar\partstex\fis05_bod_82278964 <text:s text:c="5"/>= "D:\\dat\\avatar\\partstex\\fi</text:p>
          </table:table-cell>
          <table:table-cell office:value-type="string">
            <text:p><text:s text:c="8"/>82c4bb78 00 00 02 a0 <text:s text:c="4"/>ulong <text:s text:c="5"/>2A0h</text:p>
          </table:table-cell>
        </table:table-row>
        <table:table-row table:style-name="ro2">
          <table:table-cell office:value-type="string">
            <text:p><text:s text:c="8"/>82c4d51c 82 27 89 3c <text:s text:c="4"/>addr <text:s text:c="6"/>s_D:\dat\avatar\partstex\fis06_bod_8227893c <text:s text:c="5"/>= "D:\\dat\\avatar\\partstex\\fi</text:p>
          </table:table-cell>
          <table:table-cell office:value-type="string">
            <text:p><text:s text:c="8"/>82c4bb7c 00 00 02 a1 <text:s text:c="4"/>ulong <text:s text:c="5"/>2A1h</text:p>
          </table:table-cell>
        </table:table-row>
        <table:table-row table:style-name="ro2">
          <table:table-cell office:value-type="string">
            <text:p><text:s text:c="8"/>82c4d520 82 27 89 14 <text:s text:c="4"/>addr <text:s text:c="6"/>s_D:\dat\avatar\partstex\fis07_bod_82278914 <text:s text:c="5"/>= "D:\\dat\\avatar\\partstex\\fi</text:p>
          </table:table-cell>
          <table:table-cell office:value-type="string">
            <text:p><text:s text:c="8"/>82c4bb80 00 00 02 a2 <text:s text:c="4"/>ulong <text:s text:c="5"/>2A2h</text:p>
          </table:table-cell>
        </table:table-row>
        <table:table-row table:style-name="ro2">
          <table:table-cell office:value-type="string">
            <text:p><text:s text:c="8"/>82c4d524 82 27 88 fc <text:s text:c="4"/>addr <text:s text:c="6"/>s_D:\dat\frn\fn000tvc.tpr_822788fc <text:s text:c="14"/>= "D:\\dat\\frn\\fn000tvc.tpr"</text:p>
          </table:table-cell>
          <table:table-cell office:value-type="string">
            <text:p><text:s text:c="8"/>82c4bb84 00 00 02 a3 <text:s text:c="4"/>ulong <text:s text:c="5"/>2A3h</text:p>
          </table:table-cell>
        </table:table-row>
        <table:table-row table:style-name="ro2">
          <table:table-cell office:value-type="string">
            <text:p><text:s text:c="8"/>82c4d528 82 27 88 e4 <text:s text:c="4"/>addr <text:s text:c="6"/>s_D:\dat\frn\fn001tvo.tpr_822788e4 <text:s text:c="14"/>= "D:\\dat\\frn\\fn001tvo.tpr"</text:p>
          </table:table-cell>
          <table:table-cell office:value-type="string">
            <text:p><text:s text:c="8"/>82c4bb88 00 00 02 a4 <text:s text:c="4"/>ulong <text:s text:c="5"/>2A4h</text:p>
          </table:table-cell>
        </table:table-row>
        <table:table-row table:style-name="ro2">
          <table:table-cell office:value-type="string">
            <text:p><text:s text:c="8"/>82c4d52c 82 27 88 cc <text:s text:c="4"/>addr <text:s text:c="6"/>s_D:\dat\frn\fn002tvm.tpr_822788cc <text:s text:c="14"/>= "D:\\dat\\frn\\fn002tvm.tpr"</text:p>
          </table:table-cell>
          <table:table-cell office:value-type="string">
            <text:p><text:s text:c="8"/>82c4bb8c 00 00 02 a5 <text:s text:c="4"/>ulong <text:s text:c="5"/>2A5h</text:p>
          </table:table-cell>
        </table:table-row>
        <table:table-row table:style-name="ro2">
          <table:table-cell office:value-type="string">
            <text:p><text:s text:c="8"/>82c4d530 82 27 88 b4 <text:s text:c="4"/>addr <text:s text:c="6"/>s_D:\dat\frn\fn003csw.tpr_822788b4 <text:s text:c="14"/>= "D:\\dat\\frn\\fn003csw.tpr"</text:p>
          </table:table-cell>
          <table:table-cell office:value-type="string">
            <text:p><text:s text:c="8"/>82c4bb90 00 00 02 a6 <text:s text:c="4"/>ulong <text:s text:c="5"/>2A6h</text:p>
          </table:table-cell>
        </table:table-row>
        <table:table-row table:style-name="ro2">
          <table:table-cell office:value-type="string">
            <text:p><text:s text:c="8"/>82c4d534 82 27 88 9c <text:s text:c="4"/>addr <text:s text:c="6"/>s_D:\dat\frn\fn004tva.tpr_8227889c <text:s text:c="14"/>= "D:\\dat\\frn\\fn004tva.tpr"</text:p>
          </table:table-cell>
          <table:table-cell office:value-type="string">
            <text:p><text:s text:c="8"/>82c4bb94 00 00 02 a7 <text:s text:c="4"/>ulong <text:s text:c="5"/>2A7h</text:p>
          </table:table-cell>
        </table:table-row>
        <table:table-row table:style-name="ro2">
          <table:table-cell office:value-type="string">
            <text:p><text:s text:c="8"/>82c4d538 82 27 88 84 <text:s text:c="4"/>addr <text:s text:c="6"/>s_D:\dat\frn\fn005mbo.tpr_82278884 <text:s text:c="14"/>= "D:\\dat\\frn\\fn005mbo.tpr"</text:p>
          </table:table-cell>
          <table:table-cell office:value-type="string">
            <text:p><text:s text:c="8"/>82c4bb98 00 00 02 a8 <text:s text:c="4"/>ulong <text:s text:c="5"/>2A8h</text:p>
          </table:table-cell>
        </table:table-row>
        <table:table-row table:style-name="ro2">
          <table:table-cell office:value-type="string">
            <text:p><text:s text:c="8"/>82c4d53c 82 27 88 6c <text:s text:c="4"/>addr <text:s text:c="6"/>s_D:\dat\frn\fn006rdw.tpr_8227886c <text:s text:c="14"/>= "D:\\dat\\frn\\fn006rdw.tpr"</text:p>
          </table:table-cell>
          <table:table-cell office:value-type="string">
            <text:p><text:s text:c="8"/>82c4bb9c 00 00 02 a9 <text:s text:c="4"/>ulong <text:s text:c="5"/>2A9h</text:p>
          </table:table-cell>
        </table:table-row>
        <table:table-row table:style-name="ro2">
          <table:table-cell office:value-type="string">
            <text:p><text:s text:c="8"/>82c4d540 82 27 88 54 <text:s text:c="4"/>addr <text:s text:c="6"/>s_D:\dat\frn\fn007sft.tpr_82278854 <text:s text:c="14"/>= "D:\\dat\\frn\\fn007sft.tpr"</text:p>
          </table:table-cell>
          <table:table-cell office:value-type="string">
            <text:p><text:s text:c="8"/>82c4bba0 00 00 02 aa <text:s text:c="4"/>ulong <text:s text:c="5"/>2AAh</text:p>
          </table:table-cell>
        </table:table-row>
        <table:table-row table:style-name="ro2">
          <table:table-cell office:value-type="string">
            <text:p><text:s text:c="8"/>82c4d544 82 27 88 3c <text:s text:c="4"/>addr <text:s text:c="6"/>s_D:\dat\frn\fn008bbk.tpr_8227883c <text:s text:c="14"/>= "D:\\dat\\frn\\fn008bbk.tpr"</text:p>
          </table:table-cell>
          <table:table-cell office:value-type="string">
            <text:p><text:s text:c="8"/>82c4bba4 00 00 02 ab <text:s text:c="4"/>ulong <text:s text:c="5"/>2ABh</text:p>
          </table:table-cell>
        </table:table-row>
        <table:table-row table:style-name="ro2">
          <table:table-cell office:value-type="string">
            <text:p><text:s text:c="8"/>82c4d548 82 27 88 24 <text:s text:c="4"/>addr <text:s text:c="6"/>s_D:\dat\frn\fn009chc.tpr_82278824 <text:s text:c="14"/>= "D:\\dat\\frn\\fn009chc.tpr"</text:p>
          </table:table-cell>
          <table:table-cell office:value-type="string">
            <text:p><text:s text:c="8"/>82c4bba8 00 00 02 ac <text:s text:c="4"/>ulong <text:s text:c="5"/>2ACh</text:p>
          </table:table-cell>
        </table:table-row>
        <table:table-row table:style-name="ro2">
          <table:table-cell office:value-type="string">
            <text:p><text:s text:c="8"/>82c4d54c 82 27 88 0c <text:s text:c="4"/>addr <text:s text:c="6"/>s_D:\dat\frn\fn010rds.tpr_8227880c <text:s text:c="14"/>= "D:\\dat\\frn\\fn010rds.tpr"</text:p>
          </table:table-cell>
          <table:table-cell office:value-type="string">
            <text:p><text:s text:c="8"/>82c4bbac 00 00 02 ad <text:s text:c="4"/>ulong <text:s text:c="5"/>2ADh</text:p>
          </table:table-cell>
        </table:table-row>
        <table:table-row table:style-name="ro2">
          <table:table-cell office:value-type="string">
            <text:p><text:s text:c="8"/>82c4d550 82 27 87 f4 <text:s text:c="4"/>addr <text:s text:c="6"/>s_D:\dat\frn\fn011rdp.tpr_822787f4 <text:s text:c="14"/>= "D:\\dat\\frn\\fn011rdp.tpr"</text:p>
          </table:table-cell>
          <table:table-cell office:value-type="string">
            <text:p><text:s text:c="8"/>82c4bbb0 00 00 02 ae <text:s text:c="4"/>ulong <text:s text:c="5"/>2AEh</text:p>
          </table:table-cell>
        </table:table-row>
        <table:table-row table:style-name="ro2">
          <table:table-cell office:value-type="string">
            <text:p><text:s text:c="8"/>82c4d554 82 27 87 dc <text:s text:c="4"/>addr <text:s text:c="6"/>s_D:\dat\frn\fn012clm.tpr_822787dc <text:s text:c="14"/>= "D:\\dat\\frn\\fn012clm.tpr"</text:p>
          </table:table-cell>
          <table:table-cell office:value-type="string">
            <text:p><text:s text:c="8"/>82c4bbb4 00 00 02 af <text:s text:c="4"/>ulong <text:s text:c="5"/>2AFh</text:p>
          </table:table-cell>
        </table:table-row>
        <table:table-row table:style-name="ro2">
          <table:table-cell office:value-type="string">
            <text:p><text:s text:c="8"/>82c4d558 82 27 87 c4 <text:s text:c="4"/>addr <text:s text:c="6"/>s_D:\dat\frn\fn013vsk.tpr_822787c4 <text:s text:c="14"/>= "D:\\dat\\frn\\fn013vsk.tpr"</text:p>
          </table:table-cell>
          <table:table-cell office:value-type="string">
            <text:p><text:s text:c="8"/>82c4bbb8 00 00 02 b0 <text:s text:c="4"/>ulong <text:s text:c="5"/>2B0h</text:p>
          </table:table-cell>
        </table:table-row>
        <table:table-row table:style-name="ro2">
          <table:table-cell office:value-type="string">
            <text:p><text:s text:c="8"/>82c4d55c 82 27 87 a8 <text:s text:c="4"/>addr <text:s text:c="6"/>s_D:\dat\house\hos_zak.tdp_822787a8 <text:s text:c="13"/>= "D:\\dat\\house\\hos_zak.tdp"</text:p>
          </table:table-cell>
          <table:table-cell office:value-type="string">
            <text:p><text:s text:c="8"/>82c4bbbc 00 00 02 b1 <text:s text:c="4"/>ulong <text:s text:c="5"/>2B1h</text:p>
          </table:table-cell>
        </table:table-row>
        <table:table-row table:style-name="ro2">
          <table:table-cell office:value-type="string">
            <text:p><text:s text:c="8"/>82c4d560 82 27 87 8c <text:s text:c="4"/>addr <text:s text:c="6"/>s_D:\dat\house\hos_flo.tdp_8227878c <text:s text:c="13"/>= "D:\\dat\\house\\hos_flo.tdp"</text:p>
          </table:table-cell>
          <table:table-cell office:value-type="string">
            <text:p><text:s text:c="8"/>82c4bbc0 00 00 02 b2 <text:s text:c="4"/>ulong <text:s text:c="5"/>2B2h</text:p>
          </table:table-cell>
        </table:table-row>
        <table:table-row table:style-name="ro2">
          <table:table-cell office:value-type="string">
            <text:p><text:s text:c="8"/>82c4d564 82 27 87 70 <text:s text:c="4"/>addr <text:s text:c="6"/>s_D:\dat\house\hos_wat.tdp_82278770 <text:s text:c="13"/>= "D:\\dat\\house\\hos_wat.tdp"</text:p>
          </table:table-cell>
          <table:table-cell office:value-type="string">
            <text:p><text:s text:c="8"/>82c4bbc4 00 00 02 b3 <text:s text:c="4"/>ulong <text:s text:c="5"/>2B3h</text:p>
          </table:table-cell>
        </table:table-row>
        <table:table-row table:style-name="ro2">
          <table:table-cell office:value-type="string">
            <text:p><text:s text:c="8"/>82c4d568 82 27 87 54 <text:s text:c="4"/>addr <text:s text:c="6"/>s_D:\dat\house\hos_oka.tdp_82278754 <text:s text:c="13"/>= "D:\\dat\\house\\hos_oka.tdp"</text:p>
          </table:table-cell>
          <table:table-cell office:value-type="string">
            <text:p><text:s text:c="8"/>82c4bbc8 00 00 02 b4 <text:s text:c="4"/>ulong <text:s text:c="5"/>2B4h</text:p>
          </table:table-cell>
        </table:table-row>
        <table:table-row table:style-name="ro2">
          <table:table-cell office:value-type="string">
            <text:p><text:s text:c="8"/>82c4d56c 82 27 87 38 <text:s text:c="4"/>addr <text:s text:c="6"/>s_D:\dat\house\hos_jun.tdp_82278738 <text:s text:c="13"/>= "D:\\dat\\house\\hos_jun.tdp"</text:p>
          </table:table-cell>
          <table:table-cell office:value-type="string">
            <text:p><text:s text:c="8"/>82c4bbcc 00 00 02 b5 <text:s text:c="4"/>ulong <text:s text:c="5"/>2B5h</text:p>
          </table:table-cell>
        </table:table-row>
        <table:table-row table:style-name="ro2">
          <table:table-cell office:value-type="string">
            <text:p><text:s text:c="8"/>82c4d570 82 27 87 1c <text:s text:c="4"/>addr <text:s text:c="6"/>s_D:\dat\house\hos_bok.tdp_8227871c <text:s text:c="13"/>= "D:\\dat\\house\\hos_bok.tdp"</text:p>
          </table:table-cell>
          <table:table-cell office:value-type="string">
            <text:p><text:s text:c="8"/>82c4bbd0 00 00 02 b6 <text:s text:c="4"/>ulong <text:s text:c="5"/>2B6h</text:p>
          </table:table-cell>
        </table:table-row>
        <table:table-row table:style-name="ro2">
          <table:table-cell office:value-type="string">
            <text:p><text:s text:c="8"/>82c4d574 82 27 87 00 <text:s text:c="4"/>addr <text:s text:c="6"/>s_D:\dat\house\hos_gor.tdp_82278700 <text:s text:c="13"/>= "D:\\dat\\house\\hos_gor.tdp"</text:p>
          </table:table-cell>
          <table:table-cell office:value-type="string">
            <text:p><text:s text:c="8"/>82c4bbd4 00 00 02 b7 <text:s text:c="4"/>ulong <text:s text:c="5"/>2B7h</text:p>
          </table:table-cell>
        </table:table-row>
        <table:table-row table:style-name="ro2">
          <table:table-cell office:value-type="string">
            <text:p><text:s text:c="8"/>82c4d578 82 27 86 e4 <text:s text:c="4"/>addr <text:s text:c="6"/>s_D:\dat\house\hos_unv.tdp_822786e4 <text:s text:c="13"/>= "D:\\dat\\house\\hos_unv.tdp"</text:p>
          </table:table-cell>
          <table:table-cell office:value-type="string">
            <text:p><text:s text:c="8"/>82c4bbd8 00 00 02 b8 <text:s text:c="4"/>ulong <text:s text:c="5"/>2B8h</text:p>
          </table:table-cell>
        </table:table-row>
        <table:table-row table:style-name="ro2">
          <table:table-cell office:value-type="string">
            <text:p><text:s text:c="8"/>82c4d57c 82 27 86 c8 <text:s text:c="4"/>addr <text:s text:c="6"/>s_D:\dat\house\hos_ice.tdp_822786c8 <text:s text:c="13"/>= "D:\\dat\\house\\hos_ice.tdp"</text:p>
          </table:table-cell>
          <table:table-cell office:value-type="string">
            <text:p><text:s text:c="8"/>82c4bbdc 00 00 02 b9 <text:s text:c="4"/>ulong <text:s text:c="5"/>2B9h</text:p>
          </table:table-cell>
        </table:table-row>
        <table:table-row table:style-name="ro2">
          <table:table-cell office:value-type="string">
            <text:p><text:s text:c="8"/>82c4d580 82 27 86 ac <text:s text:c="4"/>addr <text:s text:c="6"/>s_D:\dat\house\hos_hol.tdp_822786ac <text:s text:c="13"/>= "D:\\dat\\house\\hos_hol.tdp"</text:p>
          </table:table-cell>
          <table:table-cell office:value-type="string">
            <text:p><text:s text:c="8"/>82c4bbe0 00 00 02 ba <text:s text:c="4"/>ulong <text:s text:c="5"/>2BAh</text:p>
          </table:table-cell>
        </table:table-row>
        <table:table-row table:style-name="ro2">
          <table:table-cell office:value-type="string">
            <text:p><text:s text:c="8"/>82c4d584 82 27 86 90 <text:s text:c="4"/>addr <text:s text:c="6"/>s_D:\dat\house\hos_clo.tdp_82278690 <text:s text:c="13"/>= "D:\\dat\\house\\hos_clo.tdp"</text:p>
          </table:table-cell>
          <table:table-cell office:value-type="string">
            <text:p><text:s text:c="8"/>82c4bbe4 00 00 02 bb <text:s text:c="4"/>ulong <text:s text:c="5"/>2BBh</text:p>
          </table:table-cell>
        </table:table-row>
        <table:table-row table:style-name="ro2">
          <table:table-cell office:value-type="string">
            <text:p><text:s text:c="8"/>82c4d588 82 27 86 70 <text:s text:c="4"/>addr <text:s text:c="6"/>s_D:\dat\version\anm_version.bin_82278670 <text:s text:c="7"/>= "D:\\dat\\version\\anm_version</text:p>
          </table:table-cell>
          <table:table-cell office:value-type="string">
            <text:p><text:s text:c="8"/>82c4bbe8 02 00 00 00 <text:s text:c="4"/>ulong <text:s text:c="5"/>2000000h</text:p>
          </table:table-cell>
        </table:table-row>
        <table:table-row table:style-name="ro2">
          <table:table-cell office:value-type="string">
            <text:p><text:s text:c="8"/>82c4d58c 82 27 86 60 <text:s text:c="4"/>addr <text:s text:c="6"/>s_D:\bin\zack.bin_82278660 <text:s text:c="22"/>= "D:\\bin\\zack.bin"</text:p>
          </table:table-cell>
          <table:table-cell office:value-type="string">
            <text:p><text:s text:c="8"/>82c4bbec 02 00 00 01 <text:s text:c="4"/>ulong <text:s text:c="5"/>2000001h</text:p>
          </table:table-cell>
        </table:table-row>
        <table:table-row table:style-name="ro2">
          <table:table-cell office:value-type="string">
            <text:p><text:s text:c="8"/>82c4d590 82 27 86 50 <text:s text:c="4"/>addr <text:s text:c="6"/>s_D:\bin\tina.bin_82278650 <text:s text:c="22"/>= "D:\\bin\\tina.bin"</text:p>
          </table:table-cell>
          <table:table-cell office:value-type="string">
            <text:p><text:s text:c="8"/>82c4bbf0 02 00 00 02 <text:s text:c="4"/>ulong <text:s text:c="5"/>2000002h</text:p>
          </table:table-cell>
        </table:table-row>
        <table:table-row table:style-name="ro2">
          <table:table-cell office:value-type="string">
            <text:p><text:s text:c="8"/>82c4d594 82 27 86 3c <text:s text:c="4"/>addr <text:s text:c="6"/>s_D:\bin\janlee.bin_8227863c <text:s text:c="20"/>= "D:\\bin\\janlee.bin"</text:p>
          </table:table-cell>
          <table:table-cell office:value-type="string">
            <text:p><text:s text:c="8"/>82c4bbf4 02 00 00 03 <text:s text:c="4"/>ulong <text:s text:c="5"/>2000003h</text:p>
          </table:table-cell>
        </table:table-row>
        <table:table-row table:style-name="ro2">
          <table:table-cell office:value-type="string">
            <text:p><text:s text:c="8"/>82c4d598 82 27 86 28 <text:s text:c="4"/>addr <text:s text:c="6"/>s_D:\bin\karate.bin_82278628 <text:s text:c="20"/>= "D:\\bin\\karate.bin"</text:p>
          </table:table-cell>
          <table:table-cell office:value-type="string">
            <text:p><text:s text:c="8"/>82c4bbf8 02 00 00 04 <text:s text:c="4"/>ulong <text:s text:c="5"/>2000004h</text:p>
          </table:table-cell>
        </table:table-row>
        <table:table-row table:style-name="ro2">
          <table:table-cell office:value-type="string">
            <text:p><text:s text:c="8"/>82c4d59c 82 27 86 18 <text:s text:c="4"/>addr <text:s text:c="6"/>s_D:\bin\ryu.bin_82278618 <text:s text:c="23"/>= "D:\\bin\\ryu.bin"</text:p>
          </table:table-cell>
          <table:table-cell office:value-type="string">
            <text:p><text:s text:c="8"/>82c4bbfc 02 00 00 05 <text:s text:c="4"/>ulong <text:s text:c="5"/>2000005h</text:p>
          </table:table-cell>
        </table:table-row>
        <table:table-row table:style-name="ro2">
          <table:table-cell office:value-type="string">
            <text:p><text:s text:c="8"/>82c4d5a0 82 27 86 04 <text:s text:c="4"/>addr <text:s text:c="6"/>s_D:\bin\kasumi.bin_82278604 <text:s text:c="20"/>= "D:\\bin\\kasumi.bin"</text:p>
          </table:table-cell>
          <table:table-cell office:value-type="string">
            <text:p><text:s text:c="8"/>82c4bc00 02 00 00 06 <text:s text:c="4"/>ulong <text:s text:c="5"/>2000006h</text:p>
          </table:table-cell>
        </table:table-row>
        <table:table-row table:style-name="ro2">
          <table:table-cell office:value-type="string">
            <text:p><text:s text:c="8"/>82c4d5a4 82 27 85 f0 <text:s text:c="4"/>addr <text:s text:c="6"/>s_D:\bin\genfu.bin_822785f0 <text:s text:c="21"/>= "D:\\bin\\genfu.bin"</text:p>
          </table:table-cell>
          <table:table-cell office:value-type="string">
            <text:p><text:s text:c="8"/>82c4bc04 02 00 00 07 <text:s text:c="4"/>ulong <text:s text:c="5"/>2000007h</text:p>
          </table:table-cell>
        </table:table-row>
        <table:table-row table:style-name="ro2">
          <table:table-cell office:value-type="string">
            <text:p><text:s text:c="8"/>82c4d5a8 82 27 85 e0 <text:s text:c="4"/>addr <text:s text:c="6"/>s_D:\bin\hika.bin_822785e0 <text:s text:c="22"/>= "D:\\bin\\hika.bin"</text:p>
          </table:table-cell>
          <table:table-cell office:value-type="string">
            <text:p><text:s text:c="8"/>82c4bc08 02 00 00 08 <text:s text:c="4"/>ulong <text:s text:c="5"/>2000008h</text:p>
          </table:table-cell>
        </table:table-row>
        <table:table-row table:style-name="ro2">
          <table:table-cell office:value-type="string">
            <text:p><text:s text:c="8"/>82c4d5ac 82 27 85 cc <text:s text:c="4"/>addr <text:s text:c="6"/>s_D:\bin\bayman.bin_822785cc <text:s text:c="20"/>= "D:\\bin\\bayman.bin"</text:p>
          </table:table-cell>
          <table:table-cell office:value-type="string">
            <text:p><text:s text:c="8"/>82c4bc0c 02 00 00 09 <text:s text:c="4"/>ulong <text:s text:c="5"/>2000009h</text:p>
          </table:table-cell>
        </table:table-row>
        <table:table-row table:style-name="ro2">
          <table:table-cell office:value-type="string">
            <text:p><text:s text:c="8"/>82c4d5b0 82 27 85 bc <text:s text:c="4"/>addr <text:s text:c="6"/>s_D:\bin\bass.bin_822785bc <text:s text:c="22"/>= "D:\\bin\\bass.bin"</text:p>
          </table:table-cell>
          <table:table-cell office:value-type="string">
            <text:p><text:s text:c="8"/>82c4bc10 02 00 00 0a <text:s text:c="4"/>ulong <text:s text:c="5"/>200000Ah</text:p>
          </table:table-cell>
        </table:table-row>
        <table:table-row table:style-name="ro2">
          <table:table-cell office:value-type="string">
            <text:p><text:s text:c="8"/>82c4d5b4 82 27 85 a8 <text:s text:c="4"/>addr <text:s text:c="6"/>s_D:\bin\hakyo.bin_822785a8 <text:s text:c="21"/>= "D:\\bin\\hakyo.bin"</text:p>
          </table:table-cell>
          <table:table-cell office:value-type="string">
            <text:p><text:s text:c="8"/>82c4bc14 02 00 00 0b <text:s text:c="4"/>ulong <text:s text:c="5"/>200000Bh</text:p>
          </table:table-cell>
        </table:table-row>
        <table:table-row table:style-name="ro2">
          <table:table-cell office:value-type="string">
            <text:p><text:s text:c="8"/>82c4d5b8 82 27 85 94 <text:s text:c="4"/>addr <text:s text:c="6"/>s_D:\bin\ninja.bin_82278594 <text:s text:c="21"/>= "D:\\bin\\ninja.bin"</text:p>
          </table:table-cell>
          <table:table-cell office:value-type="string">
            <text:p><text:s text:c="8"/>82c4bc18 02 00 00 0c <text:s text:c="4"/>ulong <text:s text:c="5"/>200000Ch</text:p>
          </table:table-cell>
        </table:table-row>
        <table:table-row table:style-name="ro2">
          <table:table-cell office:value-type="string">
            <text:p><text:s text:c="8"/>82c4d5bc 82 27 85 80 <text:s text:c="4"/>addr <text:s text:c="6"/>s_D:\bin\leifang.bin_82278580 <text:s text:c="19"/>= "D:\\bin\\leifang.bin"</text:p>
          </table:table-cell>
          <table:table-cell office:value-type="string">
            <text:p><text:s text:c="8"/>82c4bc1c 02 00 00 0d <text:s text:c="4"/>ulong <text:s text:c="5"/>200000Dh</text:p>
          </table:table-cell>
        </table:table-row>
        <table:table-row table:style-name="ro2">
          <table:table-cell office:value-type="string">
            <text:p><text:s text:c="8"/>82c4d5c0 82 27 85 6c <text:s text:c="4"/>addr <text:s text:c="6"/>s_D:\bin\ayane.bin_8227856c <text:s text:c="21"/>= "D:\\bin\\ayane.bin"</text:p>
          </table:table-cell>
          <table:table-cell office:value-type="string">
            <text:p><text:s text:c="8"/>82c4bc20 02 00 00 0e <text:s text:c="4"/>ulong <text:s text:c="5"/>200000Eh</text:p>
          </table:table-cell>
        </table:table-row>
        <table:table-row table:style-name="ro2">
          <table:table-cell office:value-type="string">
            <text:p><text:s text:c="8"/>82c4d5c4 82 27 85 5c <text:s text:c="4"/>addr <text:s text:c="6"/>s_D:\bin\boy.bin_8227855c <text:s text:c="23"/>= "D:\\bin\\boy.bin"</text:p>
          </table:table-cell>
          <table:table-cell office:value-type="string">
            <text:p><text:s text:c="8"/>82c4bc24 02 00 00 0f <text:s text:c="4"/>ulong <text:s text:c="5"/>200000Fh</text:p>
          </table:table-cell>
        </table:table-row>
        <table:table-row table:style-name="ro2">
          <table:table-cell office:value-type="string">
            <text:p><text:s text:c="8"/>82c4d5c8 82 27 85 4c <text:s text:c="4"/>addr <text:s text:c="6"/>s_D:\bin\lisa.bin_8227854c <text:s text:c="22"/>= "D:\\bin\\lisa.bin"</text:p>
          </table:table-cell>
          <table:table-cell office:value-type="string">
            <text:p><text:s text:c="8"/>82c4bc28 02 00 00 10 <text:s text:c="4"/>ulong <text:s text:c="5"/>2000010h</text:p>
          </table:table-cell>
        </table:table-row>
        <table:table-row table:style-name="ro2">
          <table:table-cell office:value-type="string">
            <text:p><text:s text:c="8"/>82c4d5cc 82 27 85 38 <text:s text:c="4"/>addr <text:s text:c="6"/>s_D:\bin\alpha.bin_82278538 <text:s text:c="21"/>= "D:\\bin\\alpha.bin"</text:p>
          </table:table-cell>
          <table:table-cell office:value-type="string">
            <text:p><text:s text:c="8"/>82c4bc2c 02 00 00 11 <text:s text:c="4"/>ulong <text:s text:c="5"/>2000011h</text:p>
          </table:table-cell>
        </table:table-row>
        <table:table-row table:style-name="ro2">
          <table:table-cell office:value-type="string">
            <text:p><text:s text:c="8"/>82c4d5d0 82 27 85 24 <text:s text:c="4"/>addr <text:s text:c="6"/>s_D:\bin\tengu.bin_82278524 <text:s text:c="21"/>= "D:\\bin\\tengu.bin"</text:p>
          </table:table-cell>
          <table:table-cell office:value-type="string">
            <text:p><text:s text:c="8"/>82c4bc30 02 00 00 12 <text:s text:c="4"/>ulong <text:s text:c="5"/>2000012h</text:p>
          </table:table-cell>
        </table:table-row>
        <table:table-row table:style-name="ro2">
          <table:table-cell office:value-type="string">
            <text:p><text:s text:c="8"/>82c4d5d4 82 27 85 10 <text:s text:c="4"/>addr <text:s text:c="6"/>s_D:\bin\spartan.bin_82278510 <text:s text:c="19"/>= "D:\\bin\\spartan.bin"</text:p>
          </table:table-cell>
          <table:table-cell office:value-type="string">
            <text:p><text:s text:c="8"/>82c4bc34 02 00 00 13 <text:s text:c="4"/>ulong <text:s text:c="5"/>2000013h</text:p>
          </table:table-cell>
        </table:table-row>
        <table:table-row table:style-name="ro2">
          <table:table-cell office:value-type="string">
            <text:p><text:s text:c="8"/>82c4d5d8 82 27 84 fc <text:s text:c="4"/>addr <text:s text:c="6"/>s_D:\bin\suiken.bin_822784fc <text:s text:c="20"/>= "D:\\bin\\suiken.bin"</text:p>
          </table:table-cell>
          <table:table-cell office:value-type="string">
            <text:p><text:s text:c="8"/>82c4bc38 02 00 00 14 <text:s text:c="4"/>ulong <text:s text:c="5"/>2000014h</text:p>
          </table:table-cell>
        </table:table-row>
        <table:table-row table:style-name="ro2">
          <table:table-cell office:value-type="string">
            <text:p><text:s text:c="8"/>82c4d5dc 82 27 84 e8 <text:s text:c="4"/>addr <text:s text:c="6"/>s_D:\bin\gokei.bin_822784e8 <text:s text:c="21"/>= "D:\\bin\\gokei.bin"</text:p>
          </table:table-cell>
          <table:table-cell office:value-type="string">
            <text:p><text:s text:c="8"/>82c4bc3c 02 00 00 15 <text:s text:c="4"/>ulong <text:s text:c="5"/>2000015h</text:p>
          </table:table-cell>
        </table:table-row>
        <table:table-row table:style-name="ro2">
          <table:table-cell office:value-type="string">
            <text:p><text:s text:c="8"/>82c4d5e0 82 27 84 d4 <text:s text:c="4"/>addr <text:s text:c="6"/>s_D:\bin\koryu.bin_822784d4 <text:s text:c="21"/>= "D:\\bin\\koryu.bin"</text:p>
          </table:table-cell>
          <table:table-cell office:value-type="string">
            <text:p><text:s text:c="8"/>82c4bc40 02 00 00 16 <text:s text:c="4"/>ulong <text:s text:c="5"/>2000016h</text:p>
          </table:table-cell>
        </table:table-row>
        <table:table-row table:style-name="ro2">
          <table:table-cell office:value-type="string">
            <text:p><text:s text:c="8"/>82c4d5e4 82 27 84 c4 <text:s text:c="4"/>addr <text:s text:c="6"/>s_D:\bin\rtm.bin_822784c4 <text:s text:c="23"/>= "D:\\bin\\rtm.bin"</text:p>
          </table:table-cell>
          <table:table-cell office:value-type="string">
            <text:p><text:s text:c="8"/>82c4bc44 02 00 00 17 <text:s text:c="4"/>ulong <text:s text:c="5"/>2000017h</text:p>
          </table:table-cell>
        </table:table-row>
        <table:table-row table:style-name="ro2">
          <table:table-cell office:value-type="string">
            <text:p><text:s text:c="8"/>82c4d5e8 82 27 84 b0 <text:s text:c="4"/>addr <text:s text:c="6"/>s_D:\bin\sambo.bin_822784b0 <text:s text:c="21"/>= "D:\\bin\\sambo.bin"</text:p>
          </table:table-cell>
          <table:table-cell office:value-type="string">
            <text:p><text:s text:c="8"/>82c4bc48 02 00 00 18 <text:s text:c="4"/>ulong <text:s text:c="5"/>2000018h</text:p>
          </table:table-cell>
        </table:table-row>
        <table:table-row table:style-name="ro2">
          <table:table-cell office:value-type="string">
            <text:p><text:s text:c="8"/>82c4d5ec 82 27 84 9c <text:s text:c="4"/>addr <text:s text:c="6"/>s_D:\bin\anime_cm.bin_8227849c <text:s text:c="18"/>= "D:\\bin\\anime_cm.bin"</text:p>
          </table:table-cell>
          <table:table-cell office:value-type="string">
            <text:p><text:s text:c="8"/>82c4bc4c 02 00 00 19 <text:s text:c="4"/>ulong <text:s text:c="5"/>2000019h</text:p>
          </table:table-cell>
        </table:table-row>
      </table:table>
      <table:table table:name="COMMON ACTCODE" table:style-name="ta1" table:print="false">
        <table:table-column table:style-name="co5" table:default-cell-style-name="ce2"/>
        <table:table-column table:style-name="co11" table:default-cell-style-name="ce2"/>
        <table:table-column table:style-name="co11" table:default-cell-style-name="ce3"/>
        <table:table-column table:style-name="co5" table:default-cell-style-name="ce4"/>
        <table:table-column table:style-name="co5" table:number-columns-repeated="1020" table:default-cell-style-name="ce3"/>
        <table:table-row table:style-name="ro1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1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1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1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1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1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1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1">
          <table:table-cell office:value-type="float" office:value="15">
            <text:p>0015</text:p>
          </table:table-cell>
          <table:table-cell table:number-columns-repeated="1023"/>
        </table:table-row>
        <table:table-row table:style-name="ro1">
          <table:table-cell office:value-type="float" office:value="16">
            <text:p>0016</text:p>
          </table:table-cell>
          <table:table-cell table:number-columns-repeated="1023"/>
        </table:table-row>
        <table:table-row table:style-name="ro1">
          <table:table-cell office:value-type="float" office:value="17">
            <text:p>0017</text:p>
          </table:table-cell>
          <table:table-cell table:number-columns-repeated="1023"/>
        </table:table-row>
        <table:table-row table:style-name="ro1">
          <table:table-cell office:value-type="float" office:value="18">
            <text:p>0018</text:p>
          </table:table-cell>
          <table:table-cell table:number-columns-repeated="1023"/>
        </table:table-row>
        <table:table-row table:style-name="ro1">
          <table:table-cell office:value-type="float" office:value="19">
            <text:p>0019</text:p>
          </table:table-cell>
          <table:table-cell table:number-columns-repeated="1023"/>
        </table:table-row>
        <table:table-row table:style-name="ro1">
          <table:table-cell office:value-type="float" office:value="20">
            <text:p>0020</text:p>
          </table:table-cell>
          <table:table-cell table:number-columns-repeated="1023"/>
        </table:table-row>
        <table:table-row table:style-name="ro1">
          <table:table-cell office:value-type="float" office:value="21">
            <text:p>0021</text:p>
          </table:table-cell>
          <table:table-cell table:number-columns-repeated="1023"/>
        </table:table-row>
        <table:table-row table:style-name="ro1">
          <table:table-cell office:value-type="float" office:value="22">
            <text:p>0022</text:p>
          </table:table-cell>
          <table:table-cell table:number-columns-repeated="1023"/>
        </table:table-row>
        <table:table-row table:style-name="ro1">
          <table:table-cell office:value-type="float" office:value="23">
            <text:p>0023</text:p>
          </table:table-cell>
          <table:table-cell table:number-columns-repeated="1023"/>
        </table:table-row>
        <table:table-row table:style-name="ro1">
          <table:table-cell office:value-type="float" office:value="24">
            <text:p>0024</text:p>
          </table:table-cell>
          <table:table-cell table:number-columns-repeated="1023"/>
        </table:table-row>
        <table:table-row table:style-name="ro1">
          <table:table-cell office:value-type="float" office:value="25">
            <text:p>0025</text:p>
          </table:table-cell>
          <table:table-cell table:number-columns-repeated="1023"/>
        </table:table-row>
        <table:table-row table:style-name="ro1">
          <table:table-cell office:value-type="float" office:value="26">
            <text:p>0026</text:p>
          </table:table-cell>
          <table:table-cell table:number-columns-repeated="1023"/>
        </table:table-row>
        <table:table-row table:style-name="ro1">
          <table:table-cell office:value-type="float" office:value="27">
            <text:p>0027</text:p>
          </table:table-cell>
          <table:table-cell table:number-columns-repeated="1023"/>
        </table:table-row>
        <table:table-row table:style-name="ro1">
          <table:table-cell office:value-type="float" office:value="28">
            <text:p>0028</text:p>
          </table:table-cell>
          <table:table-cell table:number-columns-repeated="1023"/>
        </table:table-row>
        <table:table-row table:style-name="ro1">
          <table:table-cell office:value-type="float" office:value="29">
            <text:p>0029</text:p>
          </table:table-cell>
          <table:table-cell table:number-columns-repeated="1023"/>
        </table:table-row>
        <table:table-row table:style-name="ro1">
          <table:table-cell office:value-type="string">
            <text:p>002A</text:p>
          </table:table-cell>
          <table:table-cell table:number-columns-repeated="1023"/>
        </table:table-row>
        <table:table-row table:style-name="ro1">
          <table:table-cell office:value-type="string">
            <text:p>002B</text:p>
          </table:table-cell>
          <table:table-cell table:number-columns-repeated="1023"/>
        </table:table-row>
        <table:table-row table:style-name="ro1">
          <table:table-cell office:value-type="string">
            <text:p>002C</text:p>
          </table:table-cell>
          <table:table-cell table:number-columns-repeated="1023"/>
        </table:table-row>
        <table:table-row table:style-name="ro1">
          <table:table-cell office:value-type="string">
            <text:p>002D</text:p>
          </table:table-cell>
          <table:table-cell table:number-columns-repeated="1023"/>
        </table:table-row>
        <table:table-row table:style-name="ro1">
          <table:table-cell office:value-type="string">
            <text:p>002E</text:p>
          </table:table-cell>
          <table:table-cell table:number-columns-repeated="1023"/>
        </table:table-row>
        <table:table-row table:style-name="ro1">
          <table:table-cell office:value-type="string">
            <text:p>002F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umes_unlocked_default_values" table:style-name="ta1" table:print="false"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5"/>
        <table:table-row table:style-name="ro1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6"/>
        </table:table-row>
        <table:table-row table:style-name="ro1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lockables" table:style-name="ta1" table:print="false">
        <table:table-column table:style-name="co5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1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nlocked_Characters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1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 table:print="false">
        <table:table-column table:style-name="co5" table:number-columns-repeated="1024" table:default-cell-style-name="ce1"/>
        <table:table-row table:style-name="ro1">
          <table:table-cell table:formula="of:=HEX2DEC([.C1])" office:value-type="float" office:value="0">
            <text:p>0</text:p>
          </table:table-cell>
          <table:table-cell office:value-type="string">
            <text:p>82c23a8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 table:number-columns-repeated="1017"/>
        </table:table-row>
        <table:table-row table:style-name="ro1">
          <table:table-cell table:formula="of:=HEX2DEC([.C2])" office:value-type="float" office:value="1">
            <text:p>1</text:p>
          </table:table-cell>
          <table:table-cell office:value-type="string">
            <text:p>82c23a85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1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 table:number-columns-repeated="1017"/>
        </table:table-row>
        <table:table-row table:style-name="ro1">
          <table:table-cell table:formula="of:=HEX2DEC([.C3])" office:value-type="float" office:value="2">
            <text:p>2</text:p>
          </table:table-cell>
          <table:table-cell office:value-type="string">
            <text:p>82c23a86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table:number-columns-repeated="1016"/>
        </table:table-row>
        <table:table-row table:style-name="ro1">
          <table:table-cell table:formula="of:=HEX2DEC([.C4])" office:value-type="float" office:value="3">
            <text:p>3</text:p>
          </table:table-cell>
          <table:table-cell office:value-type="string">
            <text:p>82c23a87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office:value-type="string">
            <text:p>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 table:number-columns-repeated="1017"/>
        </table:table-row>
        <table:table-row table:style-name="ro1">
          <table:table-cell table:formula="of:=HEX2DEC([.C5])" office:value-type="float" office:value="4">
            <text:p>4</text:p>
          </table:table-cell>
          <table:table-cell office:value-type="string">
            <text:p>82c23a88</text:p>
          </table:table-cell>
          <table:table-cell office:value-type="float" office:value="4">
            <text:p>4</text:p>
          </table:table-cell>
          <table:table-cell office:value-type="string">
            <text:p>db</text:p>
          </table:table-cell>
          <table:table-cell office:value-type="string">
            <text:p>4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 table:number-columns-repeated="1017"/>
        </table:table-row>
        <table:table-row table:style-name="ro1">
          <table:table-cell table:formula="of:=HEX2DEC([.C6])" office:value-type="float" office:value="5">
            <text:p>5</text:p>
          </table:table-cell>
          <table:table-cell office:value-type="string">
            <text:p>82c23a89</text:p>
          </table:table-cell>
          <table:table-cell office:value-type="float" office:value="5">
            <text:p>5</text:p>
          </table:table-cell>
          <table:table-cell office:value-type="string">
            <text:p>db</text:p>
          </table:table-cell>
          <table:table-cell office:value-type="string">
            <text:p>5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 table:number-columns-repeated="1017"/>
        </table:table-row>
        <table:table-row table:style-name="ro1">
          <table:table-cell table:formula="of:=HEX2DEC([.C7])" office:value-type="float" office:value="6">
            <text:p>6</text:p>
          </table:table-cell>
          <table:table-cell office:value-type="string">
            <text:p>82c23a8a</text:p>
          </table:table-cell>
          <table:table-cell office:value-type="float" office:value="6">
            <text:p>6</text:p>
          </table:table-cell>
          <table:table-cell office:value-type="string">
            <text:p>db</text:p>
          </table:table-cell>
          <table:table-cell office:value-type="string">
            <text:p>6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table:number-columns-repeated="1016"/>
        </table:table-row>
        <table:table-row table:style-name="ro1">
          <table:table-cell table:formula="of:=HEX2DEC([.C8])" office:value-type="float" office:value="7">
            <text:p>7</text:p>
          </table:table-cell>
          <table:table-cell office:value-type="string">
            <text:p>82c23a8b</text:p>
          </table:table-cell>
          <table:table-cell office:value-type="float" office:value="7">
            <text:p>7</text:p>
          </table:table-cell>
          <table:table-cell office:value-type="string">
            <text:p>db</text:p>
          </table:table-cell>
          <table:table-cell office:value-type="string">
            <text:p>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 table:number-columns-repeated="1017"/>
        </table:table-row>
        <table:table-row table:style-name="ro1">
          <table:table-cell table:formula="of:=HEX2DEC([.C9])" office:value-type="float" office:value="8">
            <text:p>8</text:p>
          </table:table-cell>
          <table:table-cell office:value-type="string">
            <text:p>82c23a8c</text:p>
          </table:table-cell>
          <table:table-cell office:value-type="float" office:value="8">
            <text:p>8</text:p>
          </table:table-cell>
          <table:table-cell office:value-type="string">
            <text:p>db</text:p>
          </table:table-cell>
          <table:table-cell office:value-type="string">
            <text:p>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 table:number-columns-repeated="1017"/>
        </table:table-row>
        <table:table-row table:style-name="ro1">
          <table:table-cell table:formula="of:=HEX2DEC([.C10])" office:value-type="float" office:value="9">
            <text:p>9</text:p>
          </table:table-cell>
          <table:table-cell office:value-type="string">
            <text:p>82c23a8d</text:p>
          </table:table-cell>
          <table:table-cell office:value-type="float" office:value="9">
            <text:p>9</text:p>
          </table:table-cell>
          <table:table-cell office:value-type="string">
            <text:p>db</text:p>
          </table:table-cell>
          <table:table-cell office:value-type="string">
            <text:p>9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 table:number-columns-repeated="1017"/>
        </table:table-row>
        <table:table-row table:style-name="ro1">
          <table:table-cell table:formula="of:=HEX2DEC([.C11])" office:value-type="float" office:value="10">
            <text:p>10</text:p>
          </table:table-cell>
          <table:table-cell office:value-type="string">
            <text:p>82c23a96</text:p>
          </table:table-cell>
          <table:table-cell office:value-type="string">
            <text:p>0a</text:p>
          </table:table-cell>
          <table:table-cell office:value-type="string">
            <text:p>db</text:p>
          </table:table-cell>
          <table:table-cell office:value-type="string">
            <text:p>A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 table:number-columns-repeated="1017"/>
        </table:table-row>
        <table:table-row table:style-name="ro1">
          <table:table-cell table:formula="of:=HEX2DEC([.C12])" office:value-type="float" office:value="11">
            <text:p>11</text:p>
          </table:table-cell>
          <table:table-cell office:value-type="string">
            <text:p>82c23a93</text:p>
          </table:table-cell>
          <table:table-cell office:value-type="string">
            <text:p>0b</text:p>
          </table:table-cell>
          <table:table-cell office:value-type="string">
            <text:p>db</text:p>
          </table:table-cell>
          <table:table-cell office:value-type="string">
            <text:p>B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 table:number-columns-repeated="1017"/>
        </table:table-row>
        <table:table-row table:style-name="ro1">
          <table:table-cell table:formula="of:=HEX2DEC([.C13])" office:value-type="float" office:value="12">
            <text:p>12</text:p>
          </table:table-cell>
          <table:table-cell office:value-type="string">
            <text:p>82c23a8e</text:p>
          </table:table-cell>
          <table:table-cell office:value-type="string">
            <text:p>0c</text:p>
          </table:table-cell>
          <table:table-cell office:value-type="string">
            <text:p>db</text:p>
          </table:table-cell>
          <table:table-cell office:value-type="string">
            <text:p>C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 table:number-columns-repeated="1017"/>
        </table:table-row>
        <table:table-row table:style-name="ro1">
          <table:table-cell table:formula="of:=HEX2DEC([.C14])" office:value-type="float" office:value="13">
            <text:p>13</text:p>
          </table:table-cell>
          <table:table-cell office:value-type="string">
            <text:p>82c23a8f</text:p>
          </table:table-cell>
          <table:table-cell office:value-type="string">
            <text:p>0d</text:p>
          </table:table-cell>
          <table:table-cell office:value-type="string">
            <text:p>db</text:p>
          </table:table-cell>
          <table:table-cell office:value-type="string">
            <text:p>D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 table:number-columns-repeated="1017"/>
        </table:table-row>
        <table:table-row table:style-name="ro1">
          <table:table-cell table:formula="of:=HEX2DEC([.C15])" office:value-type="float" office:value="14">
            <text:p>14</text:p>
          </table:table-cell>
          <table:table-cell office:value-type="string">
            <text:p>82c23a97</text:p>
          </table:table-cell>
          <table:table-cell office:value-type="string">
            <text:p>0e</text:p>
          </table:table-cell>
          <table:table-cell office:value-type="string">
            <text:p>db</text:p>
          </table:table-cell>
          <table:table-cell office:value-type="string">
            <text:p>E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 table:number-columns-repeated="1017"/>
        </table:table-row>
        <table:table-row table:style-name="ro1">
          <table:table-cell table:formula="of:=HEX2DEC([.C16])" office:value-type="float" office:value="15">
            <text:p>15</text:p>
          </table:table-cell>
          <table:table-cell office:value-type="string">
            <text:p>82c23a98</text:p>
          </table:table-cell>
          <table:table-cell office:value-type="string">
            <text:p>0f</text:p>
          </table:table-cell>
          <table:table-cell office:value-type="string">
            <text:p>db</text:p>
          </table:table-cell>
          <table:table-cell office:value-type="string">
            <text:p>F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table:number-columns-repeated="1016"/>
        </table:table-row>
        <table:table-row table:style-name="ro1">
          <table:table-cell table:formula="of:=HEX2DEC([.C17])" office:value-type="float" office:value="16">
            <text:p>16</text:p>
          </table:table-cell>
          <table:table-cell office:value-type="string">
            <text:p>82c23a99</text:p>
          </table:table-cell>
          <table:table-cell office:value-type="float" office:value="10">
            <text:p>10</text:p>
          </table:table-cell>
          <table:table-cell office:value-type="string">
            <text:p>db</text:p>
          </table:table-cell>
          <table:table-cell office:value-type="string">
            <text:p>1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table:number-columns-repeated="1017"/>
        </table:table-row>
        <table:table-row table:style-name="ro1">
          <table:table-cell table:formula="of:=HEX2DEC([.C18])" office:value-type="float" office:value="17">
            <text:p>17</text:p>
          </table:table-cell>
          <table:table-cell office:value-type="string">
            <text:p>82c23a90</text:p>
          </table:table-cell>
          <table:table-cell office:value-type="float" office:value="11">
            <text:p>11</text:p>
          </table:table-cell>
          <table:table-cell office:value-type="string">
            <text:p>db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table:number-columns-repeated="1017"/>
        </table:table-row>
        <table:table-row table:style-name="ro1">
          <table:table-cell table:formula="of:=HEX2DEC([.C19])" office:value-type="float" office:value="18">
            <text:p>18</text:p>
          </table:table-cell>
          <table:table-cell office:value-type="string">
            <text:p>82c23a9a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table:number-columns-repeated="1017"/>
        </table:table-row>
        <table:table-row table:style-name="ro1">
          <table:table-cell table:formula="of:=HEX2DEC([.C20])" office:value-type="float" office:value="19">
            <text:p>19</text:p>
          </table:table-cell>
          <table:table-cell office:value-type="string">
            <text:p>82c23a94</text:p>
          </table:table-cell>
          <table:table-cell office:value-type="float" office:value="13">
            <text:p>13</text:p>
          </table:table-cell>
          <table:table-cell office:value-type="string">
            <text:p>db</text:p>
          </table:table-cell>
          <table:table-cell office:value-type="string">
            <text:p>13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table:number-columns-repeated="1016"/>
        </table:table-row>
        <table:table-row table:style-name="ro1">
          <table:table-cell table:formula="of:=HEX2DEC([.C21])" office:value-type="float" office:value="20">
            <text:p>20</text:p>
          </table:table-cell>
          <table:table-cell office:value-type="string">
            <text:p>82c23a95</text:p>
          </table:table-cell>
          <table:table-cell office:value-type="float" office:value="14">
            <text:p>14</text:p>
          </table:table-cell>
          <table:table-cell office:value-type="string">
            <text:p>db</text:p>
          </table:table-cell>
          <table:table-cell office:value-type="string">
            <text:p>14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table:number-columns-repeated="1017"/>
        </table:table-row>
        <table:table-row table:style-name="ro1">
          <table:table-cell table:formula="of:=HEX2DEC([.C22])" office:value-type="float" office:value="21">
            <text:p>21</text:p>
          </table:table-cell>
          <table:table-cell office:value-type="string">
            <text:p>82c23a92</text:p>
          </table:table-cell>
          <table:table-cell office:value-type="float" office:value="15">
            <text:p>15</text:p>
          </table:table-cell>
          <table:table-cell office:value-type="string">
            <text:p>db</text:p>
          </table:table-cell>
          <table:table-cell office:value-type="string">
            <text:p>15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table:number-columns-repeated="1017"/>
        </table:table-row>
        <table:table-row table:style-name="ro1">
          <table:table-cell table:formula="of:=HEX2DEC([.C23])" office:value-type="float" office:value="24">
            <text:p>24</text:p>
          </table:table-cell>
          <table:table-cell office:value-type="string">
            <text:p>82c23a91</text:p>
          </table:table-cell>
          <table:table-cell office:value-type="float" office:value="18">
            <text:p>18</text:p>
          </table:table-cell>
          <table:table-cell office:value-type="string">
            <text:p>db</text:p>
          </table:table-cell>
          <table:table-cell office:value-type="string">
            <text:p>18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 vs final achievements " table:style-name="ta1" table:print="false"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i&gt; 00001B20 Title name: DEAD OR ALIVE 4</text:p>
          </table:table-cell>
          <table:table-cell office:value-type="string">
            <text:p>i&gt; 0000238C Title name: DEAD OR ALIVE 4</text:p>
          </table:table-cell>
        </table:table-row>
        <table:table-row table:style-name="ro1">
          <table:table-cell office:value-type="string">
            <text:p>i&gt; 00001B20 -------------------- ACHIEVEMENTS --------------------</text:p>
          </table:table-cell>
          <table:table-cell office:value-type="string">
            <text:p>i&gt; 0000238C -------------------- ACHIEVEMENTS --------------------</text:p>
          </table:table-cell>
        </table:table-row>
        <table:table-row table:style-name="ro1">
          <table:table-cell office:value-type="string">
            <text:p>i&gt; 00001B20 6 - Completed Story Mode - Completed Story Mode once. - 5</text:p>
          </table:table-cell>
          <table:table-cell office:value-type="string">
            <text:p>i&gt; 0000238C 6 - Completed Story Mode - Completed Story Mode once. - 10</text:p>
          </table:table-cell>
        </table:table-row>
        <table:table-row table:style-name="ro1">
          <table:table-cell office:value-type="string">
            <text:p>i&gt; 00001B20 7 - Completed All Characters' Story - Completed Story Mode with all characters. - 20</text:p>
          </table:table-cell>
          <table:table-cell office:value-type="string">
            <text:p>i&gt; 0000238C 7 - Completed All Story Modes - Completed Story Mode with all characters. - 30</text:p>
          </table:table-cell>
        </table:table-row>
        <table:table-row table:style-name="ro1">
          <table:table-cell office:value-type="string">
            <text:p>i&gt; 00001B20 8 - Unlocked All Costumes - Unlocked all of the costumes for every character. - 50</text:p>
          </table:table-cell>
          <table:table-cell office:value-type="string">
            <text:p>i&gt; 0000238C 8 - Unlocked All Costumes - Unlocked all of the costumes for every character. - 50</text:p>
          </table:table-cell>
        </table:table-row>
        <table:table-row table:style-name="ro1">
          <table:table-cell office:value-type="string">
            <text:p>i&gt; 00001B20 9 - Bronze in Time Attack (Single) - Completed all of the Time Attack Mode single battles within 6 minutes. - 10</text:p>
          </table:table-cell>
          <table:table-cell office:value-type="string">
            <text:p>i&gt; 0000238C 9 - Bronze in Time Attack (Single) - Completed all of the Time Attack Mode single battles within 6 minutes. - 10</text:p>
          </table:table-cell>
        </table:table-row>
        <table:table-row table:style-name="ro1">
          <table:table-cell office:value-type="string">
            <text:p>i&gt; 00001B20 10 - Silver in Time Attack (Single) - Completed all of the Time Attack Mode single battles within 5 minutes. - 20</text:p>
          </table:table-cell>
          <table:table-cell office:value-type="string">
            <text:p>i&gt; 0000238C 10 - Silver in Time Attack (Single) - Completed all of the Time Attack Mode single battles within 5 minutes. - 20</text:p>
          </table:table-cell>
        </table:table-row>
        <table:table-row table:style-name="ro1">
          <table:table-cell office:value-type="string">
            <text:p>i&gt; 00001B20 11 - Gold in Time Attack (Single) - Completed all of the Time Attack Mode single battles within 4 minutes 30 seconds. - 40</text:p>
          </table:table-cell>
          <table:table-cell office:value-type="string">
            <text:p>i&gt; 0000238C 11 - Gold in Time Attack (Single) - Completed all of the Time Attack Mode single battles within 4 minutes 30 seconds. - 40</text:p>
          </table:table-cell>
        </table:table-row>
        <table:table-row table:style-name="ro1">
          <table:table-cell office:value-type="string">
            <text:p>i&gt; 00001B20 12 - Bronze in Time Attack (Tag) - Completed all of the Time Attack Mode tag battles within 7 minutes. - 10</text:p>
          </table:table-cell>
          <table:table-cell office:value-type="string">
            <text:p>i&gt; 0000238C 12 - Bronze in Time Attack (Tag) - Completed all of the Time Attack Mode tag battles within 3 minutes 30 seconds. - 10</text:p>
          </table:table-cell>
        </table:table-row>
        <table:table-row table:style-name="ro1">
          <table:table-cell office:value-type="string">
            <text:p>i&gt; 00001B20 13 - Silver in Time Attack (Tag) - Completed all of the Time Attack Mode tag battles within 6 minutes. - 20</text:p>
          </table:table-cell>
          <table:table-cell office:value-type="string">
            <text:p>i&gt; 0000238C 13 - Silver in Time Attack (Tag) - Completed all of the Time Attack Mode tag battles within 3 minutes. - 20</text:p>
          </table:table-cell>
        </table:table-row>
        <table:table-row table:style-name="ro1">
          <table:table-cell office:value-type="string">
            <text:p>i&gt; 00001B20 14 - Gold in Time Attack (Tag) - Completed all of the Time Attack Mode tag battles within 5 minutes. - 40</text:p>
          </table:table-cell>
          <table:table-cell office:value-type="string">
            <text:p>i&gt; 0000238C 14 - Gold in Time Attack (Tag) - Completed all of the Time Attack Mode tag battles within 2 minutes 30 seconds. - 40</text:p>
          </table:table-cell>
        </table:table-row>
        <table:table-row table:style-name="ro1">
          <table:table-cell office:value-type="string">
            <text:p>i&gt; 00001B20 15 - Bronze in Survival (Single) - Won 20 single battles in Survival Mode. - 10</text:p>
          </table:table-cell>
          <table:table-cell office:value-type="string">
            <text:p>i&gt; 0000238C 15 - Bronze in Survival (Single) - Won 20 single battles in Survival Mode. - 10</text:p>
          </table:table-cell>
        </table:table-row>
        <table:table-row table:style-name="ro1">
          <table:table-cell office:value-type="string">
            <text:p>i&gt; 00001B20 16 - Silver in Survival (Single) - Won 50 single battles in Survival Mode. - 25</text:p>
          </table:table-cell>
          <table:table-cell office:value-type="string">
            <text:p>i&gt; 0000238C 16 - Silver in Survival (Single) - Won 50 single battles in Survival Mode. - 25</text:p>
          </table:table-cell>
        </table:table-row>
        <table:table-row table:style-name="ro1">
          <table:table-cell office:value-type="string">
            <text:p>i&gt; 00001B20 17 - Gold in Survival (Single) - Won 80 single battles in Survival Mode. - 40</text:p>
          </table:table-cell>
          <table:table-cell office:value-type="string">
            <text:p>i&gt; 0000238C 17 - Gold in Survival (Single) - Won 80 single battles in Survival Mode. - 40</text:p>
          </table:table-cell>
        </table:table-row>
        <table:table-row table:style-name="ro1">
          <table:table-cell office:value-type="string">
            <text:p>i&gt; 00001B20 18 - 100 Wins in Survival (Single) - Won 100 single battles in Survival Mode. - 50</text:p>
          </table:table-cell>
          <table:table-cell office:value-type="string">
            <text:p>i&gt; 0000238C 18 - 100 Wins in Survival (Single) - Won 100 single battles in Survival Mode. - 50</text:p>
          </table:table-cell>
        </table:table-row>
        <table:table-row table:style-name="ro1">
          <table:table-cell office:value-type="string">
            <text:p>i&gt; 00001B20 19 - Bronze in Survival (Tag) - Won 20 tag battles in Survival Mode. - 10</text:p>
          </table:table-cell>
          <table:table-cell office:value-type="string">
            <text:p>i&gt; 0000238C 19 - Bronze in Survival (Tag) - Won 20 tag battles in Survival Mode. - 10</text:p>
          </table:table-cell>
        </table:table-row>
        <table:table-row table:style-name="ro1">
          <table:table-cell office:value-type="string">
            <text:p>i&gt; 00001B20 20 - Silver in Survival (Tag) - Won 50 tag battles in Survival Mode. - 25</text:p>
          </table:table-cell>
          <table:table-cell office:value-type="string">
            <text:p>i&gt; 0000238C 20 - Silver in Survival (Tag) - Won 50 tag battles in Survival Mode. - 25</text:p>
          </table:table-cell>
        </table:table-row>
        <table:table-row table:style-name="ro1">
          <table:table-cell office:value-type="string">
            <text:p>i&gt; 00001B20 21 - Gold in Survival (Tag) - Won 80 tag battles in Survival Mode. - 40</text:p>
          </table:table-cell>
          <table:table-cell office:value-type="string">
            <text:p>i&gt; 0000238C 21 - Gold in Survival (Tag) - Won 80 tag battles in Survival Mode. - 40</text:p>
          </table:table-cell>
        </table:table-row>
        <table:table-row table:style-name="ro1">
          <table:table-cell office:value-type="string">
            <text:p>i&gt; 00001B20 22 - 100 Wins in Survival (Tag) - Won 100 tag battles in Survival Mode. - 50</text:p>
          </table:table-cell>
          <table:table-cell office:value-type="string">
            <text:p>i&gt; 0000238C 22 - 100 Wins in Survival (Tag) - Won 100 tag battles in Survival Mode. - 50</text:p>
          </table:table-cell>
        </table:table-row>
        <table:table-row table:style-name="ro1">
          <table:table-cell office:value-type="string">
            <text:p>i&gt; 00001B20 23 - Collected All Items - Collected all of the items in Survival Mode. - 25</text:p>
          </table:table-cell>
          <table:table-cell office:value-type="string">
            <text:p>i&gt; 0000238C 23 - Collected All Items - Collected all of the items in Survival Mode. - 25</text:p>
          </table:table-cell>
        </table:table-row>
        <table:table-row table:style-name="ro1">
          <table:table-cell office:value-type="string">
            <text:p>i&gt; 00001B20 24 - Completed All Missions - Completed all of the missions in Mission Mode. - 50</text:p>
          </table:table-cell>
          <table:table-cell/>
        </table:table-row>
        <table:table-row table:style-name="ro1">
          <table:table-cell office:value-type="string">
            <text:p>i&gt; 00001B20 25 - Unlocked "Alpha152" - Unlocked the hidden character "Alpha152." - 10</text:p>
          </table:table-cell>
          <table:table-cell/>
        </table:table-row>
        <table:table-row table:style-name="ro2">
          <table:table-cell office:value-type="string">
            <text:p>i&gt; 00001B20 26 - Unlocked "Gen Fu" - Unlocked the hidden character "Gen Fu." - 10</text:p>
          </table:table-cell>
          <table:table-cell office:value-type="string">
            <text:p>i&gt; 0000238C 26 - Unlocked "Gen Fu" - Unlocked the hidden character "Gen Fu." - 10</text:p>
          </table:table-cell>
        </table:table-row>
        <table:table-row table:style-name="ro1">
          <table:table-cell office:value-type="string">
            <text:p>i&gt; 00001B20 27 - Unlocked "Leon" - Unlocked the hidden character "Leon." - 10</text:p>
          </table:table-cell>
          <table:table-cell office:value-type="string">
            <text:p>i&gt; 0000238C 27 - Unlocked "Leon" - Unlocked the hidden character "Leon." - 10</text:p>
          </table:table-cell>
        </table:table-row>
        <table:table-row table:style-name="ro2">
          <table:table-cell office:value-type="string">
            <text:p>i&gt; 00001B20 28 - Unlocked "Ein" - Unlocked the hidden character "Ein." - 10</text:p>
          </table:table-cell>
          <table:table-cell office:value-type="string">
            <text:p>i&gt; 0000238C 28 - Unlocked "Ein" - Unlocked the hidden character "Ein." - 10</text:p>
          </table:table-cell>
        </table:table-row>
        <table:table-row table:style-name="ro2">
          <table:table-cell office:value-type="string">
            <text:p>i&gt; 00001B20 29 - Unlocked "Tengu" - Unlocked the hidden character "Tengu." - 10</text:p>
          </table:table-cell>
          <table:table-cell office:value-type="string">
            <text:p>i&gt; 0000238C 29 - Unlocked "Tengu" - Unlocked the hidden character "Tengu." - 20</text:p>
          </table:table-cell>
        </table:table-row>
        <table:table-row table:style-name="ro1">
          <table:table-cell office:value-type="string">
            <text:p>i&gt; 00001B20 30 - Unlocked "SPARTAN-458" - Unlocked the hidden character "SPARTAN-458." - 20</text:p>
          </table:table-cell>
          <table:table-cell office:value-type="string">
            <text:p>i&gt; 0000238C 30 - Unlocked "SPARTAN-458" - Unlocked the hidden character "SPARTAN-458." - 20</text:p>
          </table:table-cell>
        </table:table-row>
        <table:table-row table:style-name="ro1">
          <table:table-cell office:value-type="string">
            <text:p>i&gt; 00001B20 31 - Unlocked "Helena" - Unlocked the hidden character "Helena." - 10</text:p>
          </table:table-cell>
          <table:table-cell office:value-type="string">
            <text:p>i&gt; 0000238C 31 - Unlocked "Helena" - Unlocked the hidden character "Helena." - 20</text:p>
          </table:table-cell>
        </table:table-row>
        <table:table-row table:style-name="ro1">
          <table:table-cell office:value-type="string">
            <text:p>i&gt; 00001B20 32 - Total Play Time 5 Hrs. - The total play time reached the 5 hour mark. - 10</text:p>
          </table:table-cell>
          <table:table-cell office:value-type="string">
            <text:p>i&gt; 0000238C 32 - Total Play Time 5 Hrs. - The total play time reached the 5 hour mark. - 10</text:p>
          </table:table-cell>
        </table:table-row>
        <table:table-row table:style-name="ro1">
          <table:table-cell office:value-type="string">
            <text:p>i&gt; 00001B20 33 - Total Play Time 10 Hrs. - The total play time reached the 10 hour mark. - 20</text:p>
          </table:table-cell>
          <table:table-cell office:value-type="string">
            <text:p>i&gt; 0000238C 33 - Total Play Time 10 Hrs. - The total play time reached the 10 hour mark. - 20</text:p>
          </table:table-cell>
        </table:table-row>
        <table:table-row table:style-name="ro1">
          <table:table-cell office:value-type="string">
            <text:p>i&gt; 00001B20 34 - Total Play Time 100 Hrs. - The total play time reached the 100 hour mark. - 30</text:p>
          </table:table-cell>
          <table:table-cell office:value-type="string">
            <text:p>i&gt; 0000238C 34 - Total Play Time 100 Hrs. - The total play time reached the 100 hour mark. - 40</text:p>
          </table:table-cell>
        </table:table-row>
        <table:table-row table:style-name="ro1">
          <table:table-cell office:value-type="string">
            <text:p>i&gt; 00001B20 35 - 10 Wins in DOA Online - Won 10 times in DOA Online Mode. - 10</text:p>
          </table:table-cell>
          <table:table-cell office:value-type="string">
            <text:p>i&gt; 0000238C 35 - 10 Wins in DOA Online - Won 10 times in DOA Online Mode. - 10</text:p>
          </table:table-cell>
        </table:table-row>
        <table:table-row table:style-name="ro1">
          <table:table-cell office:value-type="string">
            <text:p>i&gt; 00001B20 36 - 50 Wins in DOA Online - Won 50 times in DOA Online Mode. - 20</text:p>
          </table:table-cell>
          <table:table-cell office:value-type="string">
            <text:p>i&gt; 0000238C 36 - 50 Wins in DOA Online - Won 50 times in DOA Online Mode. - 20</text:p>
          </table:table-cell>
        </table:table-row>
        <table:table-row table:style-name="ro1">
          <table:table-cell office:value-type="string">
            <text:p>i&gt; 00001B20 37 - 100 Wins in DOA Online - Won 100 times in DOA Online Mode. - 30</text:p>
          </table:table-cell>
          <table:table-cell office:value-type="string">
            <text:p>i&gt; 0000238C 37 - 100 Wins in DOA Online - Won 100 times in DOA Online Mode. - 30</text:p>
          </table:table-cell>
        </table:table-row>
        <table:table-row table:style-name="ro1">
          <table:table-cell office:value-type="string">
            <text:p>i&gt; 00001B20 38 - 5 Consecutive Wins - Won 5 times consecutively in DOA Online Mode. - 10</text:p>
          </table:table-cell>
          <table:table-cell office:value-type="string">
            <text:p>i&gt; 0000238C 38 - 5 Straight Wins in DOA Online - Won 5 times consecutively in DOA Online Mode. - 10</text:p>
          </table:table-cell>
        </table:table-row>
        <table:table-row table:style-name="ro1">
          <table:table-cell office:value-type="string">
            <text:p>i&gt; 00001B20 39 - 10 Consecutive Wins - Won 10 times consecutively in DOA Online Mode. - 25</text:p>
          </table:table-cell>
          <table:table-cell office:value-type="string">
            <text:p>i&gt; 0000238C 39 - 10 Straight Wins in DOA Online - Won 10 times consecutively in DOA Online Mode. - 25</text:p>
          </table:table-cell>
        </table:table-row>
        <table:table-row table:style-name="ro1">
          <table:table-cell office:value-type="string">
            <text:p>i&gt; 00001B20 40 - 20 Consecutive Wins - Won 20 times consecutively in DOA Online Mode. - 40</text:p>
          </table:table-cell>
          <table:table-cell office:value-type="string">
            <text:p>i&gt; 0000238C 40 - 20 Straight Wins in DOA Online - Won 20 times consecutively in DOA Online Mode. - 40</text:p>
          </table:table-cell>
        </table:table-row>
        <table:table-row table:style-name="ro1">
          <table:table-cell office:value-type="string">
            <text:p>i&gt; 00001B20 41 - 5 Consecutive Losses - Lost 5 times consecutively in DOA Online Mode. - 0</text:p>
          </table:table-cell>
          <table:table-cell office:value-type="string">
            <text:p>i&gt; 0000238C 41 - 5 Straight Losses in DOA Online - Lost 5 times consecutively in DOA Online Mode. - 0</text:p>
          </table:table-cell>
        </table:table-row>
        <table:table-row table:style-name="ro1">
          <table:table-cell office:value-type="string">
            <text:p>i&gt; 00001B20 42 - 10 Consecutive Losses - Lost 10 times consecutively in DOA Online Mode. - 0</text:p>
          </table:table-cell>
          <table:table-cell office:value-type="string">
            <text:p>i&gt; 0000238C 42 - 10 Straight Losses in DOA Online - Lost 10 times consecutively in DOA Online Mode. - 0</text:p>
          </table:table-cell>
        </table:table-row>
        <table:table-row table:style-name="ro1">
          <table:table-cell office:value-type="string">
            <text:p>i&gt; 00001B20 43 - 20 Consecutive Losses - Lost 20 times consecutively in DOA Online Mode. - 0</text:p>
          </table:table-cell>
          <table:table-cell office:value-type="string">
            <text:p>i&gt; 0000238C 43 - 20 Straight Losses in DOA Online - Lost 20 times consecutively in DOA Online Mode. - 0</text:p>
          </table:table-cell>
        </table:table-row>
        <table:table-row table:style-name="ro1">
          <table:table-cell office:value-type="string">
            <text:p>i&gt; 00001B20 44 - Achieved Grade "E" - Received the grade of "E" in DOA Online Mode. - 0</text:p>
          </table:table-cell>
          <table:table-cell office:value-type="string">
            <text:p>i&gt; 0000238C 44 - Achieved Grade "E" - Received the grade of "E" in DOA Online Mode. - 0</text:p>
          </table:table-cell>
        </table:table-row>
        <table:table-row table:style-name="ro1">
          <table:table-cell office:value-type="string">
            <text:p>i&gt; 00001B20 45 - Achieved Grade "D" - Received the grade of "D" in DOA Online Mode. - 0</text:p>
          </table:table-cell>
          <table:table-cell office:value-type="string">
            <text:p>i&gt; 0000238C 45 - Achieved Grade "D" - Received the grade of "D" in DOA Online Mode. - 0</text:p>
          </table:table-cell>
        </table:table-row>
        <table:table-row table:style-name="ro1">
          <table:table-cell office:value-type="string">
            <text:p>i&gt; 00001B20 46 - Achieved Grade "B" - Received the grade of "B" in DOA Online Mode. - 20</text:p>
          </table:table-cell>
          <table:table-cell office:value-type="string">
            <text:p>i&gt; 0000238C 46 - Achieved Grade "B" - Received the grade of "B" in DOA Online Mode. - 20</text:p>
          </table:table-cell>
        </table:table-row>
        <table:table-row table:style-name="ro1">
          <table:table-cell office:value-type="string">
            <text:p>i&gt; 00001B20 47 - Achieved Grade "A" - Received the grade of "A" in DOA Online Mode. - 30</text:p>
          </table:table-cell>
          <table:table-cell office:value-type="string">
            <text:p>i&gt; 0000238C 47 - Achieved Grade "A" - Received the grade of "A" in DOA Online Mode. - 30</text:p>
          </table:table-cell>
        </table:table-row>
        <table:table-row table:style-name="ro1">
          <table:table-cell office:value-type="string">
            <text:p>i&gt; 00001B20 48 - Achieved Grade "S" - Received the grade of "S" in DOA Online Mode. - 40</text:p>
          </table:table-cell>
          <table:table-cell office:value-type="string">
            <text:p>i&gt; 0000238C 48 - Achieved Grade "S" - Received the grade of "S" in DOA Online Mode. - 40</text:p>
          </table:table-cell>
        </table:table-row>
        <table:table-row table:style-name="ro1">
          <table:table-cell office:value-type="string">
            <text:p>i&gt; 00001B20 49 - Achieved Grade "SS" - Received the grade of "SS" in DOA Online Mode. - 50</text:p>
          </table:table-cell>
          <table:table-cell office:value-type="string">
            <text:p>i&gt; 0000238C 49 - Achieved Grade "SS" - Received the grade of "SS" in DOA Online Mode. - 50</text:p>
          </table:table-cell>
        </table:table-row>
        <table:table-row table:style-name="ro1">
          <table:table-cell office:value-type="string">
            <text:p>i&gt; 00001B20 50 - Won a Bronze Star - Defeated a player in the middle a 10 to 14 win streak in DOA Online Mode. - 10</text:p>
          </table:table-cell>
          <table:table-cell office:value-type="string">
            <text:p>i&gt; 0000238C 50 - Won a Bronze Star - Defeated a player in the middle a 10 to 14 win streak in DOA Online Mode. - 10</text:p>
          </table:table-cell>
        </table:table-row>
        <table:table-row table:style-name="ro1">
          <table:table-cell office:value-type="string">
            <text:p>i&gt; 00001B20 51 - Won a Silver Star - Defeated a player in the middle a 15 to 19 win streak in DOA Online Mode. - 15</text:p>
          </table:table-cell>
          <table:table-cell office:value-type="string">
            <text:p>i&gt; 0000238C 51 - Won a Silver Star - Defeated a player in the middle a 15 to 19 win streak in DOA Online Mode. - 20</text:p>
          </table:table-cell>
        </table:table-row>
        <table:table-row table:style-name="ro1">
          <table:table-cell office:value-type="string">
            <text:p>i&gt; 00001B20 52 - Won a Gold Star - Defeated a player in the middle a 20 or more win streak in DOA Online Mode. - 20</text:p>
          </table:table-cell>
          <table:table-cell office:value-type="string">
            <text:p>i&gt; 0000238C 52 - Won a Gold Star - Defeated a player in the middle a 20 or more win streak in DOA Online Mode. - 30</text:p>
          </table:table-cell>
        </table:table-row>
        <table:table-row table:style-name="ro1">
          <table:table-cell office:value-type="string">
            <text:p>i&gt; 00001B20 ----------------- END OF ACHIEVEMENTS ----------------</text:p>
          </table:table-cell>
          <table:table-cell office:value-type="string">
            <text:p>i&gt; 0000238C ----------------- END OF ACHIEVEMENTS ----------------</text:p>
          </table:table-cell>
        </table:table-row>
      </table:table>
      <table:table table:name="achievements 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<text:s/>Achievement # </text:p>
          </table:table-cell>
          <table:table-cell office:value-type="string">
            <text:p>2005.09.30 Beta Achievements</text:p>
          </table:table-cell>
          <table:table-cell office:value-type="string">
            <text:p>Final Achievements</text:p>
          </table:table-cell>
        </table:table-row>
        <table:table-row table:style-name="ro1">
          <table:table-cell office:value-type="string">
            <text:p>---------------</text:p>
          </table:table-cell>
          <table:table-cell table:number-columns-repeated="2" office:value-type="string">
            <text:p>-------------------------------------------</text:p>
          </table:table-cell>
        </table:table-row>
        <table:table-row table:style-name="ro1">
          <table:table-cell office:value-type="string">
            <text:p><text:s/>6 <text:s text:c="12"/></text:p>
          </table:table-cell>
          <table:table-cell office:value-type="string">
            <text:p><text:s/>Completed Story Mode - 5 points <text:s text:c="10"/></text:p>
          </table:table-cell>
          <table:table-cell office:value-type="string">
            <text:p><text:s/>Completed Story Mode - 10 points <text:s text:c="9"/></text:p>
          </table:table-cell>
        </table:table-row>
        <table:table-row table:style-name="ro1">
          <table:table-cell office:value-type="string">
            <text:p><text:s/>7 <text:s text:c="12"/></text:p>
          </table:table-cell>
          <table:table-cell office:value-type="string">
            <text:p><text:s/>Completed All Characters' Story - 20 points </text:p>
          </table:table-cell>
          <table:table-cell office:value-type="string">
            <text:p><text:s/>Completed All Story Modes - 30 points <text:s text:c="2"/></text:p>
          </table:table-cell>
        </table:table-row>
        <table:table-row table:style-name="ro1">
          <table:table-cell office:value-type="string">
            <text:p><text:s/>8 <text:s text:c="12"/></text:p>
          </table:table-cell>
          <table:table-cell office:value-type="string">
            <text:p><text:s/>Unlocked All Costumes - 50 points <text:s text:c="7"/></text:p>
          </table:table-cell>
          <table:table-cell office:value-type="string">
            <text:p><text:s/>Unlocked All Costumes - 50 points <text:s text:c="8"/></text:p>
          </table:table-cell>
        </table:table-row>
        <table:table-row table:style-name="ro1">
          <table:table-cell office:value-type="string">
            <text:p><text:s/>9 <text:s text:c="12"/></text:p>
          </table:table-cell>
          <table:table-cell table:number-columns-repeated="2" office:value-type="string">
            <text:p><text:s/>Bronze in Time Attack (Single) - 10 points </text:p>
          </table:table-cell>
        </table:table-row>
        <table:table-row table:style-name="ro1">
          <table:table-cell office:value-type="string">
            <text:p><text:s/>10 <text:s text:c="11"/></text:p>
          </table:table-cell>
          <table:table-cell table:number-columns-repeated="2" office:value-type="string">
            <text:p><text:s/>Silver in Time Attack (Single) - 20 points </text:p>
          </table:table-cell>
        </table:table-row>
        <table:table-row table:style-name="ro1">
          <table:table-cell office:value-type="string">
            <text:p><text:s/>11 <text:s text:c="11"/></text:p>
          </table:table-cell>
          <table:table-cell table:number-columns-repeated="2" office:value-type="string">
            <text:p><text:s/>Gold in Time Attack (Single) - 40 points </text:p>
          </table:table-cell>
        </table:table-row>
        <table:table-row table:style-name="ro1">
          <table:table-cell office:value-type="string">
            <text:p><text:s/>12 <text:s text:c="11"/></text:p>
          </table:table-cell>
          <table:table-cell table:number-columns-repeated="2" office:value-type="string">
            <text:p><text:s/>Bronze in Time Attack (Tag) - 10 points </text:p>
          </table:table-cell>
        </table:table-row>
        <table:table-row table:style-name="ro1">
          <table:table-cell office:value-type="string">
            <text:p><text:s/>13 <text:s text:c="11"/></text:p>
          </table:table-cell>
          <table:table-cell table:number-columns-repeated="2" office:value-type="string">
            <text:p><text:s/>Silver in Time Attack (Tag) - 20 points </text:p>
          </table:table-cell>
        </table:table-row>
        <table:table-row table:style-name="ro1">
          <table:table-cell office:value-type="string">
            <text:p><text:s/>14 <text:s text:c="11"/></text:p>
          </table:table-cell>
          <table:table-cell table:number-columns-repeated="2" office:value-type="string">
            <text:p><text:s/>Gold in Time Attack (Tag) - 40 points <text:s text:c="2"/></text:p>
          </table:table-cell>
        </table:table-row>
        <table:table-row table:style-name="ro1">
          <table:table-cell office:value-type="string">
            <text:p><text:s/>15 <text:s text:c="11"/></text:p>
          </table:table-cell>
          <table:table-cell table:number-columns-repeated="2" office:value-type="string">
            <text:p><text:s/>Bronze in Survival (Single) - 10 points </text:p>
          </table:table-cell>
        </table:table-row>
        <table:table-row table:style-name="ro1">
          <table:table-cell office:value-type="string">
            <text:p><text:s/>16 <text:s text:c="11"/></text:p>
          </table:table-cell>
          <table:table-cell table:number-columns-repeated="2" office:value-type="string">
            <text:p><text:s/>Silver in Survival (Single) - 25 points </text:p>
          </table:table-cell>
        </table:table-row>
        <table:table-row table:style-name="ro1">
          <table:table-cell office:value-type="string">
            <text:p><text:s/>17 <text:s text:c="11"/></text:p>
          </table:table-cell>
          <table:table-cell table:number-columns-repeated="2" office:value-type="string">
            <text:p><text:s/>Gold in Survival (Single) - 40 points <text:s text:c="2"/></text:p>
          </table:table-cell>
        </table:table-row>
        <table:table-row table:style-name="ro1">
          <table:table-cell office:value-type="string">
            <text:p><text:s/>18 <text:s text:c="11"/></text:p>
          </table:table-cell>
          <table:table-cell table:number-columns-repeated="2" office:value-type="string">
            <text:p><text:s/>100 Wins in Survival (Single) - 50 points </text:p>
          </table:table-cell>
        </table:table-row>
        <table:table-row table:style-name="ro1">
          <table:table-cell office:value-type="string">
            <text:p><text:s/>19 <text:s text:c="11"/></text:p>
          </table:table-cell>
          <table:table-cell table:number-columns-repeated="2" office:value-type="string">
            <text:p><text:s/>Bronze in Survival (Tag) - 10 points <text:s text:c="3"/></text:p>
          </table:table-cell>
        </table:table-row>
        <table:table-row table:style-name="ro1">
          <table:table-cell office:value-type="string">
            <text:p><text:s/>20 <text:s text:c="11"/></text:p>
          </table:table-cell>
          <table:table-cell table:number-columns-repeated="2" office:value-type="string">
            <text:p><text:s/>Silver in Survival (Tag) - 25 points <text:s text:c="3"/></text:p>
          </table:table-cell>
        </table:table-row>
        <table:table-row table:style-name="ro1">
          <table:table-cell office:value-type="string">
            <text:p><text:s/>21 <text:s text:c="11"/></text:p>
          </table:table-cell>
          <table:table-cell table:number-columns-repeated="2" office:value-type="string">
            <text:p><text:s/>Gold in Survival (Tag) - 40 points <text:s text:c="5"/></text:p>
          </table:table-cell>
        </table:table-row>
        <table:table-row table:style-name="ro1">
          <table:table-cell office:value-type="string">
            <text:p><text:s/>22 <text:s text:c="11"/></text:p>
          </table:table-cell>
          <table:table-cell table:number-columns-repeated="2" office:value-type="string">
            <text:p><text:s/>100 Wins in Survival (Tag) - 50 points <text:s/></text:p>
          </table:table-cell>
        </table:table-row>
        <table:table-row table:style-name="ro1">
          <table:table-cell office:value-type="string">
            <text:p><text:s/>23 <text:s text:c="11"/></text:p>
          </table:table-cell>
          <table:table-cell office:value-type="string">
            <text:p><text:s/>Collected All Items - 25 points <text:s text:c="8"/></text:p>
          </table:table-cell>
          <table:table-cell office:value-type="string">
            <text:p><text:s/>Collected All Items - 25 points <text:s text:c="9"/></text:p>
          </table:table-cell>
        </table:table-row>
        <table:table-row table:style-name="ro1">
          <table:table-cell office:value-type="string">
            <text:p><text:s/>24 <text:s text:c="11"/></text:p>
          </table:table-cell>
          <table:table-cell office:value-type="string">
            <text:p><text:s/>Completed All Missions - 50 points <text:s text:c="5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5 <text:s text:c="11"/></text:p>
          </table:table-cell>
          <table:table-cell office:value-type="string">
            <text:p><text:s/>Unlocked "Alpha152" - 10 points <text:s text:c="8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6 <text:s text:c="11"/></text:p>
          </table:table-cell>
          <table:table-cell office:value-type="string">
            <text:p><text:s/>Unlocked "Gen Fu" - 10 points <text:s text:c="10"/></text:p>
          </table:table-cell>
          <table:table-cell office:value-type="string">
            <text:p><text:s/>Unlocked "Gen Fu" - 10 points <text:s text:c="11"/></text:p>
          </table:table-cell>
        </table:table-row>
        <table:table-row table:style-name="ro1">
          <table:table-cell office:value-type="string">
            <text:p><text:s/>27 <text:s text:c="11"/></text:p>
          </table:table-cell>
          <table:table-cell office:value-type="string">
            <text:p><text:s/>Unlocked "Leon" - 10 points <text:s text:c="12"/></text:p>
          </table:table-cell>
          <table:table-cell office:value-type="string">
            <text:p><text:s/>Unlocked "Leon" - 10 points <text:s text:c="13"/></text:p>
          </table:table-cell>
        </table:table-row>
        <table:table-row table:style-name="ro1">
          <table:table-cell office:value-type="string">
            <text:p><text:s/>28 <text:s text:c="11"/></text:p>
          </table:table-cell>
          <table:table-cell office:value-type="string">
            <text:p><text:s/>Unlocked "Ein" - 10 points <text:s text:c="13"/></text:p>
          </table:table-cell>
          <table:table-cell office:value-type="string">
            <text:p><text:s/>Unlocked "Ein" - 10 points <text:s text:c="14"/></text:p>
          </table:table-cell>
        </table:table-row>
        <table:table-row table:style-name="ro1">
          <table:table-cell office:value-type="string">
            <text:p><text:s/>29 <text:s text:c="11"/></text:p>
          </table:table-cell>
          <table:table-cell office:value-type="string">
            <text:p><text:s/>Unlocked "Tengu" - 10 points <text:s text:c="11"/></text:p>
          </table:table-cell>
          <table:table-cell office:value-type="string">
            <text:p><text:s/>Unlocked "Tengu" - 20 points <text:s text:c="12"/></text:p>
          </table:table-cell>
        </table:table-row>
        <table:table-row table:style-name="ro1">
          <table:table-cell office:value-type="string">
            <text:p><text:s/>30 <text:s text:c="11"/></text:p>
          </table:table-cell>
          <table:table-cell office:value-type="string">
            <text:p><text:s/>Unlocked "SPARTAN-458" - 20 points <text:s text:c="5"/></text:p>
          </table:table-cell>
          <table:table-cell office:value-type="string">
            <text:p><text:s/>Unlocked "SPARTAN-458" - 20 points <text:s text:c="6"/></text:p>
          </table:table-cell>
        </table:table-row>
        <table:table-row table:style-name="ro1">
          <table:table-cell office:value-type="string">
            <text:p><text:s/>31 <text:s text:c="11"/></text:p>
          </table:table-cell>
          <table:table-cell office:value-type="string">
            <text:p><text:s/>Unlocked "Helena" - 10 points <text:s text:c="10"/></text:p>
          </table:table-cell>
          <table:table-cell office:value-type="string">
            <text:p><text:s/>Unlocked "Helena" - 20 points <text:s text:c="11"/></text:p>
          </table:table-cell>
        </table:table-row>
        <table:table-row table:style-name="ro1">
          <table:table-cell office:value-type="string">
            <text:p><text:s/>32 <text:s text:c="11"/></text:p>
          </table:table-cell>
          <table:table-cell office:value-type="string">
            <text:p><text:s/>Total Play Time 5 Hrs. - 10 points <text:s text:c="5"/></text:p>
          </table:table-cell>
          <table:table-cell office:value-type="string">
            <text:p><text:s/>Total Play Time 5 Hrs. - 10 points <text:s text:c="6"/></text:p>
          </table:table-cell>
        </table:table-row>
        <table:table-row table:style-name="ro1">
          <table:table-cell office:value-type="string">
            <text:p><text:s/>33 <text:s text:c="11"/></text:p>
          </table:table-cell>
          <table:table-cell office:value-type="string">
            <text:p><text:s/>Total Play Time 10 Hrs. - 20 points <text:s text:c="4"/></text:p>
          </table:table-cell>
          <table:table-cell office:value-type="string">
            <text:p><text:s/>Total Play Time 10 Hrs. - 20 points <text:s text:c="5"/></text:p>
          </table:table-cell>
        </table:table-row>
        <table:table-row table:style-name="ro1">
          <table:table-cell office:value-type="string">
            <text:p><text:s/>34 <text:s text:c="11"/></text:p>
          </table:table-cell>
          <table:table-cell office:value-type="string">
            <text:p><text:s/>Total Play Time 100 Hrs. - 30 points <text:s text:c="2"/></text:p>
          </table:table-cell>
          <table:table-cell office:value-type="string">
            <text:p><text:s/>Total Play Time 100 Hrs. - 40 points <text:s text:c="3"/></text:p>
          </table:table-cell>
        </table:table-row>
        <table:table-row table:style-name="ro1">
          <table:table-cell office:value-type="string">
            <text:p><text:s/>35 <text:s text:c="11"/></text:p>
          </table:table-cell>
          <table:table-cell office:value-type="string">
            <text:p><text:s/>10 Wins in DOA Online - 10 points <text:s text:c="5"/></text:p>
          </table:table-cell>
          <table:table-cell office:value-type="string">
            <text:p><text:s/>10 Wins in DOA Online - 10 points <text:s text:c="6"/></text:p>
          </table:table-cell>
        </table:table-row>
        <table:table-row table:style-name="ro1">
          <table:table-cell office:value-type="string">
            <text:p><text:s/>36 <text:s text:c="11"/></text:p>
          </table:table-cell>
          <table:table-cell office:value-type="string">
            <text:p><text:s/>50 Wins in DOA Online - 20 points <text:s text:c="5"/></text:p>
          </table:table-cell>
          <table:table-cell office:value-type="string">
            <text:p><text:s/>50 Wins in DOA Online - 20 points <text:s text:c="6"/></text:p>
          </table:table-cell>
        </table:table-row>
        <table:table-row table:style-name="ro1">
          <table:table-cell office:value-type="string">
            <text:p><text:s/>37 <text:s text:c="11"/></text:p>
          </table:table-cell>
          <table:table-cell office:value-type="string">
            <text:p><text:s/>100 Wins in DOA Online - 30 points <text:s text:c="4"/></text:p>
          </table:table-cell>
          <table:table-cell office:value-type="string">
            <text:p><text:s/>100 Wins in DOA Online - 30 points <text:s text:c="5"/></text:p>
          </table:table-cell>
        </table:table-row>
        <table:table-row table:style-name="ro1">
          <table:table-cell office:value-type="string">
            <text:p><text:s/>38 <text:s text:c="11"/></text:p>
          </table:table-cell>
          <table:table-cell office:value-type="string">
            <text:p><text:s/>5 Consecutive Wins - 10 points <text:s text:c="8"/></text:p>
          </table:table-cell>
          <table:table-cell office:value-type="string">
            <text:p><text:s/>5 Straight Wins in DOA Online - 10 points </text:p>
          </table:table-cell>
        </table:table-row>
        <table:table-row table:style-name="ro1">
          <table:table-cell office:value-type="string">
            <text:p><text:s/>39 <text:s text:c="11"/></text:p>
          </table:table-cell>
          <table:table-cell office:value-type="string">
            <text:p><text:s/>10 Consecutive Wins - 25 points <text:s text:c="7"/></text:p>
          </table:table-cell>
          <table:table-cell office:value-type="string">
            <text:p><text:s/>10 Straight Wins in DOA Online - 25 points </text:p>
          </table:table-cell>
        </table:table-row>
        <table:table-row table:style-name="ro1">
          <table:table-cell office:value-type="string">
            <text:p><text:s/>40 <text:s text:c="11"/></text:p>
          </table:table-cell>
          <table:table-cell office:value-type="string">
            <text:p><text:s/>20 Consecutive Wins - 40 points <text:s text:c="7"/></text:p>
          </table:table-cell>
          <table:table-cell office:value-type="string">
            <text:p><text:s/>20 Straight Wins in DOA Online - 40 points </text:p>
          </table:table-cell>
        </table:table-row>
        <table:table-row table:style-name="ro1">
          <table:table-cell office:value-type="string">
            <text:p><text:s/>41 <text:s text:c="11"/></text:p>
          </table:table-cell>
          <table:table-cell office:value-type="string">
            <text:p><text:s/>5 Consecutive Losses - 0 points <text:s text:c="7"/></text:p>
          </table:table-cell>
          <table:table-cell office:value-type="string">
            <text:p><text:s/>5 Straight Losses in DOA Online - 0 points </text:p>
          </table:table-cell>
        </table:table-row>
        <table:table-row table:style-name="ro1">
          <table:table-cell office:value-type="string">
            <text:p><text:s/>42 <text:s text:c="11"/></text:p>
          </table:table-cell>
          <table:table-cell office:value-type="string">
            <text:p><text:s/>10 Consecutive Losses - 0 points <text:s text:c="6"/></text:p>
          </table:table-cell>
          <table:table-cell office:value-type="string">
            <text:p><text:s/>10 Straight Losses in DOA Online - 0 points </text:p>
          </table:table-cell>
        </table:table-row>
        <table:table-row table:style-name="ro1">
          <table:table-cell office:value-type="string">
            <text:p><text:s/>43 <text:s text:c="11"/></text:p>
          </table:table-cell>
          <table:table-cell office:value-type="string">
            <text:p><text:s/>20 Consecutive Losses - 0 points <text:s text:c="6"/></text:p>
          </table:table-cell>
          <table:table-cell office:value-type="string">
            <text:p><text:s/>20 Straight Losses in DOA Online - 0 points </text:p>
          </table:table-cell>
        </table:table-row>
        <table:table-row table:style-name="ro1">
          <table:table-cell office:value-type="string">
            <text:p><text:s/>44 <text:s text:c="11"/></text:p>
          </table:table-cell>
          <table:table-cell office:value-type="string">
            <text:p><text:s/>Achieved Grade "E" - 0 points <text:s text:c="9"/></text:p>
          </table:table-cell>
          <table:table-cell office:value-type="string">
            <text:p><text:s/>Achieved Grade "E" - 0 points <text:s text:c="10"/></text:p>
          </table:table-cell>
        </table:table-row>
        <table:table-row table:style-name="ro1">
          <table:table-cell office:value-type="string">
            <text:p><text:s/>45 <text:s text:c="11"/></text:p>
          </table:table-cell>
          <table:table-cell office:value-type="string">
            <text:p><text:s/>Achieved Grade "D" - 0 points <text:s text:c="9"/></text:p>
          </table:table-cell>
          <table:table-cell office:value-type="string">
            <text:p><text:s/>Achieved Grade "D" - 0 points <text:s text:c="10"/></text:p>
          </table:table-cell>
        </table:table-row>
        <table:table-row table:style-name="ro1">
          <table:table-cell office:value-type="string">
            <text:p><text:s/>46 <text:s text:c="11"/></text:p>
          </table:table-cell>
          <table:table-cell office:value-type="string">
            <text:p><text:s/>Achieved Grade "B" - 20 points <text:s text:c="8"/></text:p>
          </table:table-cell>
          <table:table-cell office:value-type="string">
            <text:p><text:s/>Achieved Grade "B" - 20 points <text:s text:c="9"/></text:p>
          </table:table-cell>
        </table:table-row>
        <table:table-row table:style-name="ro1">
          <table:table-cell office:value-type="string">
            <text:p><text:s/>47 <text:s text:c="11"/></text:p>
          </table:table-cell>
          <table:table-cell office:value-type="string">
            <text:p><text:s/>Achieved Grade "A" - 30 points <text:s text:c="8"/></text:p>
          </table:table-cell>
          <table:table-cell office:value-type="string">
            <text:p><text:s/>Achieved Grade "A" - 30 points <text:s text:c="9"/></text:p>
          </table:table-cell>
        </table:table-row>
        <table:table-row table:style-name="ro1">
          <table:table-cell office:value-type="string">
            <text:p><text:s/>48 <text:s text:c="11"/></text:p>
          </table:table-cell>
          <table:table-cell office:value-type="string">
            <text:p><text:s/>Achieved Grade "S" - 40 points <text:s text:c="8"/></text:p>
          </table:table-cell>
          <table:table-cell office:value-type="string">
            <text:p><text:s/>Achieved Grade "S" - 40 points <text:s text:c="9"/></text:p>
          </table:table-cell>
        </table:table-row>
        <table:table-row table:style-name="ro1">
          <table:table-cell office:value-type="string">
            <text:p><text:s/>49 <text:s text:c="11"/></text:p>
          </table:table-cell>
          <table:table-cell office:value-type="string">
            <text:p><text:s/>Achieved Grade "SS" - 50 points <text:s text:c="7"/></text:p>
          </table:table-cell>
          <table:table-cell office:value-type="string">
            <text:p><text:s/>Achieved Grade "SS" - 50 points <text:s text:c="8"/></text:p>
          </table:table-cell>
        </table:table-row>
        <table:table-row table:style-name="ro1">
          <table:table-cell office:value-type="string">
            <text:p><text:s/>50 <text:s text:c="11"/></text:p>
          </table:table-cell>
          <table:table-cell office:value-type="string">
            <text:p><text:s/>Won a Bronze Star - 10 points <text:s text:c="9"/></text:p>
          </table:table-cell>
          <table:table-cell office:value-type="string">
            <text:p><text:s/>Won a Bronze Star - 10 points <text:s text:c="10"/></text:p>
          </table:table-cell>
        </table:table-row>
        <table:table-row table:style-name="ro1">
          <table:table-cell office:value-type="string">
            <text:p><text:s/>51 <text:s text:c="11"/></text:p>
          </table:table-cell>
          <table:table-cell office:value-type="string">
            <text:p><text:s/>Won a Silver Star - 15 points <text:s text:c="9"/></text:p>
          </table:table-cell>
          <table:table-cell office:value-type="string">
            <text:p><text:s/>Won a Silver Star - 20 points <text:s text:c="10"/></text:p>
          </table:table-cell>
        </table:table-row>
        <table:table-row table:style-name="ro1">
          <table:table-cell office:value-type="string">
            <text:p><text:s/>52 <text:s text:c="11"/></text:p>
          </table:table-cell>
          <table:table-cell office:value-type="string">
            <text:p><text:s/>Won a Gold Star - 20 points <text:s text:c="11"/></text:p>
          </table:table-cell>
          <table:table-cell office:value-type="string">
            <text:p><text:s/>Won a Gold Star - 30 points <text:s text:c="12"/></text:p>
          </table:table-cell>
        </table:table-row>
      </table:table>
      <table:database-ranges>
        <table:database-range table:target-range-address="Sheet8.A1:Sheet8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3">03/23/2024</text:date>, <text:time>14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23T14:35:28.75</dc:date>
    <meta:editing-duration>P9DT13H21M57S</meta:editing-duration>
    <meta:editing-cycles>17</meta:editing-cycles>
    <meta:generator>OpenOffice/4.1.6$Win32 OpenOffice.org_project/416m1$Build-9790</meta:generator>
    <meta:document-statistic meta:table-count="12" meta:cell-count="4452" meta:object-count="0"/>
  </office:meta>
</office:document-meta>
</file>